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rsid="007e329e" officeooo:paragraph-rsid="0165934a"/>
    </style:style>
    <style:style style:name="P13" style:family="paragraph" style:parent-style-name="Text_20_body">
      <style:text-properties style:font-name="Liberation Sans" officeooo:paragraph-rsid="00db8a22"/>
    </style:style>
    <style:style style:name="P14" style:family="paragraph" style:parent-style-name="Text_20_body">
      <style:text-properties style:font-name="Liberation Sans" officeooo:paragraph-rsid="00db9483"/>
    </style:style>
    <style:style style:name="P15" style:family="paragraph" style:parent-style-name="Text_20_body">
      <style:text-properties style:font-name="Liberation Sans" officeooo:paragraph-rsid="00dd807a"/>
    </style:style>
    <style:style style:name="P16" style:family="paragraph" style:parent-style-name="Text_20_body">
      <style:text-properties style:font-name="Liberation Sans" officeooo:paragraph-rsid="00de40e6"/>
    </style:style>
    <style:style style:name="P17" style:family="paragraph" style:parent-style-name="Text_20_body">
      <style:text-properties style:font-name="Liberation Sans" officeooo:rsid="00e3bfcd" officeooo:paragraph-rsid="00e3bfcd"/>
    </style:style>
    <style:style style:name="P18" style:family="paragraph" style:parent-style-name="Text_20_body">
      <style:text-properties style:font-name="Liberation Sans" officeooo:rsid="00efee72"/>
    </style:style>
    <style:style style:name="P19" style:family="paragraph" style:parent-style-name="Text_20_body">
      <style:text-properties style:font-name="Liberation Sans" officeooo:paragraph-rsid="0123aead"/>
    </style:style>
    <style:style style:name="P20" style:family="paragraph" style:parent-style-name="Text_20_body">
      <style:text-properties style:font-name="Liberation Sans" officeooo:paragraph-rsid="0124e8fb"/>
    </style:style>
    <style:style style:name="P21" style:family="paragraph" style:parent-style-name="Text_20_body">
      <style:text-properties style:font-name="Liberation Sans" officeooo:rsid="01367fbf" officeooo:paragraph-rsid="01206481"/>
    </style:style>
    <style:style style:name="P22" style:family="paragraph" style:parent-style-name="Text_20_body">
      <style:text-properties style:font-name="Liberation Sans" officeooo:rsid="00e4ebdf" officeooo:paragraph-rsid="0153b621"/>
    </style:style>
    <style:style style:name="P23" style:family="paragraph" style:parent-style-name="Text_20_body">
      <style:text-properties style:font-name="Liberation Sans" officeooo:rsid="0018f1cd" officeooo:paragraph-rsid="0153b621"/>
    </style:style>
    <style:style style:name="P24" style:family="paragraph" style:parent-style-name="Text_20_body">
      <style:text-properties style:font-name="Liberation Sans" officeooo:rsid="006f06bb" officeooo:paragraph-rsid="0155b41d"/>
    </style:style>
    <style:style style:name="P25" style:family="paragraph" style:parent-style-name="Text_20_body">
      <style:text-properties style:font-name="Liberation Sans" officeooo:paragraph-rsid="014a78a2"/>
    </style:style>
    <style:style style:name="P26" style:family="paragraph" style:parent-style-name="Text_20_body">
      <style:text-properties style:font-name="Liberation Sans" officeooo:rsid="0151cc39" officeooo:paragraph-rsid="0151cc39"/>
    </style:style>
    <style:style style:name="P27" style:family="paragraph" style:parent-style-name="Text_20_body">
      <style:text-properties style:font-name="Liberation Sans" officeooo:rsid="014a78a2" officeooo:paragraph-rsid="04207178"/>
    </style:style>
    <style:style style:name="P28" style:family="paragraph" style:parent-style-name="Text_20_body">
      <style:text-properties style:font-name="Liberation Sans" officeooo:rsid="014a78a2" officeooo:paragraph-rsid="047649e7"/>
    </style:style>
    <style:style style:name="P29" style:family="paragraph" style:parent-style-name="Text_20_body">
      <style:text-properties style:font-name="Liberation Sans" officeooo:rsid="014a78a2" officeooo:paragraph-rsid="0477138a"/>
    </style:style>
    <style:style style:name="P30" style:family="paragraph" style:parent-style-name="Text_20_body">
      <style:text-properties style:font-name="Liberation Sans" officeooo:rsid="0153b621" officeooo:paragraph-rsid="0155b41d"/>
    </style:style>
    <style:style style:name="P31" style:family="paragraph" style:parent-style-name="Text_20_body">
      <style:text-properties style:font-name="Liberation Sans" officeooo:rsid="0153b621" officeooo:paragraph-rsid="016ccbf4"/>
    </style:style>
    <style:style style:name="P32" style:family="paragraph" style:parent-style-name="Text_20_body">
      <style:text-properties style:font-name="Liberation Sans" officeooo:rsid="0153b621" officeooo:paragraph-rsid="03d0a94f"/>
    </style:style>
    <style:style style:name="P33" style:family="paragraph" style:parent-style-name="Text_20_body">
      <style:text-properties style:font-name="Liberation Sans" officeooo:rsid="0153b621" officeooo:paragraph-rsid="015c3dfb"/>
    </style:style>
    <style:style style:name="P34" style:family="paragraph" style:parent-style-name="Text_20_body">
      <style:text-properties style:font-name="Liberation Sans" officeooo:rsid="0153b621" officeooo:paragraph-rsid="04545664"/>
    </style:style>
    <style:style style:name="P35" style:family="paragraph" style:parent-style-name="Text_20_body">
      <style:text-properties style:font-name="Liberation Sans" officeooo:rsid="00831fd3" officeooo:paragraph-rsid="0165934a"/>
    </style:style>
    <style:style style:name="P36" style:family="paragraph" style:parent-style-name="Text_20_body">
      <style:text-properties style:font-name="Liberation Sans" officeooo:rsid="00857266" officeooo:paragraph-rsid="0165934a"/>
    </style:style>
    <style:style style:name="P37" style:family="paragraph" style:parent-style-name="Text_20_body">
      <style:text-properties style:font-name="Liberation Sans" officeooo:rsid="0086ad92" officeooo:paragraph-rsid="0165934a"/>
    </style:style>
    <style:style style:name="P38" style:family="paragraph" style:parent-style-name="Text_20_body">
      <style:text-properties style:font-name="Liberation Sans" officeooo:paragraph-rsid="01606989"/>
    </style:style>
    <style:style style:name="P39" style:family="paragraph" style:parent-style-name="Text_20_body">
      <style:text-properties style:font-name="Liberation Sans" officeooo:paragraph-rsid="01639537"/>
    </style:style>
    <style:style style:name="P40" style:family="paragraph" style:parent-style-name="Text_20_body">
      <style:text-properties style:font-name="Liberation Sans" officeooo:rsid="015c3dfb" officeooo:paragraph-rsid="015c3dfb"/>
    </style:style>
    <style:style style:name="P41" style:family="paragraph" style:parent-style-name="Text_20_body">
      <style:text-properties style:font-name="Liberation Sans" officeooo:rsid="015fd410" officeooo:paragraph-rsid="015fd410"/>
    </style:style>
    <style:style style:name="P42" style:family="paragraph" style:parent-style-name="Text_20_body">
      <style:text-properties style:font-name="Liberation Sans" officeooo:rsid="015fd410" officeooo:paragraph-rsid="03556690"/>
    </style:style>
    <style:style style:name="P43" style:family="paragraph" style:parent-style-name="Text_20_body">
      <style:text-properties style:font-name="Liberation Sans" officeooo:rsid="015fd410" officeooo:paragraph-rsid="016ccbf4"/>
    </style:style>
    <style:style style:name="P44" style:family="paragraph" style:parent-style-name="Text_20_body">
      <style:text-properties style:font-name="Liberation Sans" officeooo:rsid="016181b0" officeooo:paragraph-rsid="016181b0"/>
    </style:style>
    <style:style style:name="P45" style:family="paragraph" style:parent-style-name="Text_20_body">
      <style:text-properties style:font-name="Liberation Sans" officeooo:rsid="00e9e3fc" officeooo:paragraph-rsid="01926b65"/>
    </style:style>
    <style:style style:name="P46" style:family="paragraph" style:parent-style-name="Text_20_body">
      <style:text-properties style:font-name="Liberation Sans" officeooo:rsid="00e9e3fc" officeooo:paragraph-rsid="01963bef"/>
    </style:style>
    <style:style style:name="P47" style:family="paragraph" style:parent-style-name="Text_20_body">
      <style:text-properties style:font-name="Liberation Sans" officeooo:rsid="00f815bd" officeooo:paragraph-rsid="01873e70"/>
    </style:style>
    <style:style style:name="P48" style:family="paragraph" style:parent-style-name="Text_20_body">
      <style:text-properties style:font-name="Liberation Sans" officeooo:rsid="00f815bd" officeooo:paragraph-rsid="01a31c1b"/>
    </style:style>
    <style:style style:name="P49" style:family="paragraph" style:parent-style-name="Text_20_body">
      <style:text-properties style:font-name="Liberation Sans" officeooo:paragraph-rsid="01734f22"/>
    </style:style>
    <style:style style:name="P50" style:family="paragraph" style:parent-style-name="Text_20_body">
      <style:text-properties style:font-name="Liberation Sans" officeooo:paragraph-rsid="01a56526"/>
    </style:style>
    <style:style style:name="P51" style:family="paragraph" style:parent-style-name="Text_20_body">
      <style:text-properties style:font-name="Liberation Sans" officeooo:rsid="01c0d7ff" officeooo:paragraph-rsid="01c0d7ff"/>
    </style:style>
    <style:style style:name="P52" style:family="paragraph" style:parent-style-name="Text_20_body">
      <style:text-properties style:font-name="Liberation Sans" officeooo:rsid="01c0d7ff" officeooo:paragraph-rsid="01c6f047"/>
    </style:style>
    <style:style style:name="P53" style:family="paragraph" style:parent-style-name="Text_20_body">
      <style:text-properties style:font-name="Liberation Sans" officeooo:rsid="01c0d7ff" officeooo:paragraph-rsid="0375b241"/>
    </style:style>
    <style:style style:name="P54" style:family="paragraph" style:parent-style-name="Text_20_body">
      <style:text-properties style:font-name="Liberation Sans" officeooo:paragraph-rsid="01c3342c"/>
    </style:style>
    <style:style style:name="P55" style:family="paragraph" style:parent-style-name="Text_20_body">
      <style:text-properties style:font-name="Liberation Sans" officeooo:paragraph-rsid="01c7fb3b"/>
    </style:style>
    <style:style style:name="P56" style:family="paragraph" style:parent-style-name="Text_20_body">
      <style:text-properties style:font-name="Liberation Sans" officeooo:paragraph-rsid="01c92ca1"/>
    </style:style>
    <style:style style:name="P57" style:family="paragraph" style:parent-style-name="Text_20_body">
      <style:text-properties style:font-name="Liberation Sans" officeooo:paragraph-rsid="01d06155"/>
    </style:style>
    <style:style style:name="P58" style:family="paragraph" style:parent-style-name="Text_20_body">
      <style:text-properties style:font-name="Liberation Sans" officeooo:paragraph-rsid="01dbaf8b"/>
    </style:style>
    <style:style style:name="P59" style:family="paragraph" style:parent-style-name="Text_20_body">
      <style:text-properties style:font-name="Liberation Sans" officeooo:paragraph-rsid="01dd67db"/>
    </style:style>
    <style:style style:name="P60" style:family="paragraph" style:parent-style-name="Text_20_body">
      <style:text-properties style:font-name="Liberation Sans" officeooo:paragraph-rsid="01df3279"/>
    </style:style>
    <style:style style:name="P61" style:family="paragraph" style:parent-style-name="Text_20_body">
      <style:text-properties style:font-name="Liberation Sans" officeooo:rsid="01dd67db" officeooo:paragraph-rsid="01dd67db"/>
    </style:style>
    <style:style style:name="P62" style:family="paragraph" style:parent-style-name="Text_20_body">
      <style:text-properties style:font-name="Liberation Sans" officeooo:paragraph-rsid="01e5511d"/>
    </style:style>
    <style:style style:name="P63" style:family="paragraph" style:parent-style-name="Text_20_body">
      <style:text-properties style:font-name="Liberation Sans" officeooo:paragraph-rsid="01e59d1f"/>
    </style:style>
    <style:style style:name="P64" style:family="paragraph" style:parent-style-name="Text_20_body">
      <style:text-properties style:font-name="Liberation Sans" officeooo:paragraph-rsid="01fd7b5a"/>
    </style:style>
    <style:style style:name="P65" style:family="paragraph" style:parent-style-name="Text_20_body">
      <style:text-properties style:font-name="Liberation Sans" officeooo:paragraph-rsid="01fea8ae"/>
    </style:style>
    <style:style style:name="P66" style:family="paragraph" style:parent-style-name="Text_20_body">
      <style:text-properties style:font-name="Liberation Sans" officeooo:rsid="01edaa1c" officeooo:paragraph-rsid="04cae5f7"/>
    </style:style>
    <style:style style:name="P67" style:family="paragraph" style:parent-style-name="Text_20_body">
      <style:text-properties style:font-name="Liberation Sans" officeooo:rsid="020dbd4f"/>
    </style:style>
    <style:style style:name="P68" style:family="paragraph" style:parent-style-name="Text_20_body">
      <style:text-properties style:font-name="Liberation Sans" officeooo:rsid="020dbd4f" officeooo:paragraph-rsid="02344582"/>
    </style:style>
    <style:style style:name="P69" style:family="paragraph" style:parent-style-name="Text_20_body">
      <style:text-properties style:font-name="Liberation Sans" officeooo:rsid="02123d87" officeooo:paragraph-rsid="02198334"/>
    </style:style>
    <style:style style:name="P70" style:family="paragraph" style:parent-style-name="Text_20_body">
      <style:text-properties style:font-name="Liberation Sans" officeooo:rsid="02123d87" officeooo:paragraph-rsid="02123d87"/>
    </style:style>
    <style:style style:name="P71" style:family="paragraph" style:parent-style-name="Text_20_body">
      <style:text-properties style:font-name="Liberation Sans" officeooo:rsid="021ea7d2" officeooo:paragraph-rsid="022711d6"/>
    </style:style>
    <style:style style:name="P72" style:family="paragraph" style:parent-style-name="Text_20_body">
      <style:text-properties style:font-name="Liberation Sans" officeooo:rsid="021ea7d2" officeooo:paragraph-rsid="0228da61"/>
    </style:style>
    <style:style style:name="P73" style:family="paragraph" style:parent-style-name="Text_20_body">
      <style:text-properties style:font-name="Liberation Sans" officeooo:rsid="02172b70" officeooo:paragraph-rsid="02198334"/>
    </style:style>
    <style:style style:name="P74" style:family="paragraph" style:parent-style-name="Text_20_body">
      <style:text-properties style:font-name="Liberation Sans" fo:font-weight="bold" officeooo:rsid="02442935" officeooo:paragraph-rsid="02442935" style:font-weight-asian="bold" style:font-weight-complex="bold"/>
    </style:style>
    <style:style style:name="P75" style:family="paragraph" style:parent-style-name="Text_20_body">
      <style:text-properties style:font-name="Liberation Sans" fo:font-weight="bold" officeooo:rsid="027ae2ab" style:font-weight-asian="bold" style:font-weight-complex="bold"/>
    </style:style>
    <style:style style:name="P76" style:family="paragraph" style:parent-style-name="Text_20_body">
      <style:text-properties style:font-name="Liberation Sans" fo:font-weight="bold" officeooo:rsid="02b5968f" officeooo:paragraph-rsid="02b5968f" style:font-weight-asian="bold" style:font-weight-complex="bold"/>
    </style:style>
    <style:style style:name="P77" style:family="paragraph" style:parent-style-name="Text_20_body">
      <style:text-properties style:font-name="Liberation Sans" fo:font-weight="bold" officeooo:rsid="032adc2b" officeooo:paragraph-rsid="032adc2b" style:font-weight-asian="bold" style:font-weight-complex="bold"/>
    </style:style>
    <style:style style:name="P78" style:family="paragraph" style:parent-style-name="Text_20_body">
      <style:text-properties style:font-name="Liberation Sans" fo:font-weight="bold" officeooo:rsid="022aa0b6" officeooo:paragraph-rsid="04cae5f7" style:font-weight-asian="bold" style:font-weight-complex="bold"/>
    </style:style>
    <style:style style:name="P79" style:family="paragraph" style:parent-style-name="Text_20_body">
      <style:text-properties style:font-name="Liberation Sans" officeooo:rsid="022711d6" officeooo:paragraph-rsid="022711d6"/>
    </style:style>
    <style:style style:name="P80" style:family="paragraph" style:parent-style-name="Text_20_body">
      <style:text-properties style:font-name="Liberation Sans" officeooo:rsid="0228da61" officeooo:paragraph-rsid="0234c261"/>
    </style:style>
    <style:style style:name="P81" style:family="paragraph" style:parent-style-name="Text_20_body">
      <style:text-properties style:font-name="Liberation Sans" officeooo:rsid="022738ea" officeooo:paragraph-rsid="0234c261"/>
    </style:style>
    <style:style style:name="P82" style:family="paragraph" style:parent-style-name="Text_20_body">
      <style:text-properties style:font-name="Liberation Sans" officeooo:paragraph-rsid="0234c261"/>
    </style:style>
    <style:style style:name="P83" style:family="paragraph" style:parent-style-name="Text_20_body">
      <style:text-properties style:font-name="Liberation Sans" officeooo:rsid="023d625a"/>
    </style:style>
    <style:style style:name="P84" style:family="paragraph" style:parent-style-name="Text_20_body">
      <style:text-properties style:font-name="Liberation Sans" officeooo:rsid="025d31d2" officeooo:paragraph-rsid="025d31d2"/>
    </style:style>
    <style:style style:name="P85" style:family="paragraph" style:parent-style-name="Text_20_body">
      <style:text-properties style:font-name="Liberation Sans" officeooo:rsid="026e67cb" officeooo:paragraph-rsid="026e67cb"/>
    </style:style>
    <style:style style:name="P86" style:family="paragraph" style:parent-style-name="Text_20_body">
      <style:text-properties style:font-name="Liberation Sans" officeooo:rsid="0271d7b2" officeooo:paragraph-rsid="0271d7b2"/>
    </style:style>
    <style:style style:name="P87" style:family="paragraph" style:parent-style-name="Text_20_body">
      <style:text-properties style:font-name="Liberation Sans" officeooo:rsid="02732c0b" officeooo:paragraph-rsid="02732c0b"/>
    </style:style>
    <style:style style:name="P88" style:family="paragraph" style:parent-style-name="Text_20_body">
      <style:text-properties style:font-name="Liberation Sans" officeooo:rsid="0273b92a" officeooo:paragraph-rsid="0273b92a"/>
    </style:style>
    <style:style style:name="P89" style:family="paragraph" style:parent-style-name="Text_20_body">
      <style:text-properties style:font-name="Liberation Sans" officeooo:rsid="0276234b" officeooo:paragraph-rsid="0276234b"/>
    </style:style>
    <style:style style:name="P90" style:family="paragraph" style:parent-style-name="Text_20_body">
      <style:text-properties style:font-name="Liberation Sans" officeooo:rsid="0276234b" officeooo:paragraph-rsid="031ac4f8"/>
    </style:style>
    <style:style style:name="P91" style:family="paragraph" style:parent-style-name="Text_20_body">
      <style:text-properties style:font-name="Liberation Sans" fo:font-weight="normal" officeooo:rsid="027c61ad" officeooo:paragraph-rsid="02ab58ef" style:font-weight-asian="normal" style:font-weight-complex="normal"/>
    </style:style>
    <style:style style:name="P92" style:family="paragraph" style:parent-style-name="Text_20_body">
      <style:text-properties style:font-name="Liberation Sans" fo:font-weight="normal" officeooo:rsid="027c61ad" officeooo:paragraph-rsid="02aeb1cc" style:font-weight-asian="normal" style:font-weight-complex="normal"/>
    </style:style>
    <style:style style:name="P93" style:family="paragraph" style:parent-style-name="Text_20_body">
      <style:text-properties style:font-name="Liberation Sans" fo:font-weight="normal" officeooo:rsid="02828cab" officeooo:paragraph-rsid="02828cab" style:font-weight-asian="normal" style:font-weight-complex="normal"/>
    </style:style>
    <style:style style:name="P94" style:family="paragraph" style:parent-style-name="Text_20_body">
      <style:text-properties style:font-name="Liberation Sans" fo:font-weight="normal" officeooo:rsid="02aa789e" officeooo:paragraph-rsid="02aa789e" style:font-weight-asian="normal" style:font-weight-complex="normal"/>
    </style:style>
    <style:style style:name="P95" style:family="paragraph" style:parent-style-name="Text_20_body">
      <style:text-properties style:font-name="Liberation Sans" fo:font-weight="normal" officeooo:rsid="02ab58ef" officeooo:paragraph-rsid="02ab58ef" style:font-weight-asian="normal" style:font-weight-complex="normal"/>
    </style:style>
    <style:style style:name="P96" style:family="paragraph" style:parent-style-name="Text_20_body">
      <style:text-properties style:font-name="Liberation Sans" fo:font-weight="normal" officeooo:paragraph-rsid="02b5968f" style:font-weight-asian="normal" style:font-weight-complex="normal"/>
    </style:style>
    <style:style style:name="P97" style:family="paragraph" style:parent-style-name="Text_20_body">
      <style:text-properties style:font-name="Liberation Sans" fo:font-weight="normal" officeooo:rsid="0383a60d" officeooo:paragraph-rsid="0383a60d" style:font-weight-asian="normal" style:font-weight-complex="normal"/>
    </style:style>
    <style:style style:name="P98" style:family="paragraph" style:parent-style-name="Text_20_body">
      <style:text-properties style:font-name="Liberation Sans" fo:font-weight="normal" officeooo:rsid="039e88ce" officeooo:paragraph-rsid="039e88ce" style:font-weight-asian="normal" style:font-weight-complex="normal"/>
    </style:style>
    <style:style style:name="P99" style:family="paragraph" style:parent-style-name="Text_20_body">
      <style:text-properties style:font-name="Liberation Sans" fo:font-weight="normal" officeooo:rsid="021c41f9" officeooo:paragraph-rsid="04cc2003" style:font-weight-asian="normal" style:font-weight-complex="normal"/>
    </style:style>
    <style:style style:name="P100" style:family="paragraph" style:parent-style-name="Text_20_body">
      <style:text-properties style:font-name="Liberation Sans" fo:font-weight="normal" officeooo:rsid="02aeb1cc" officeooo:paragraph-rsid="0502230d" style:font-weight-asian="normal" style:font-weight-complex="normal"/>
    </style:style>
    <style:style style:name="P101" style:family="paragraph" style:parent-style-name="Text_20_body">
      <style:text-properties style:font-name="Liberation Sans" fo:font-weight="normal" officeooo:rsid="02aeb1cc" officeooo:paragraph-rsid="050262ca" style:font-weight-asian="normal" style:font-weight-complex="normal"/>
    </style:style>
    <style:style style:name="P102" style:family="paragraph" style:parent-style-name="Text_20_body">
      <style:text-properties style:font-name="Liberation Sans" fo:font-weight="normal" officeooo:rsid="038550b6" officeooo:paragraph-rsid="038550b6" style:font-weight-asian="normal" style:font-weight-complex="normal"/>
    </style:style>
    <style:style style:name="P103" style:family="paragraph" style:parent-style-name="Text_20_body">
      <style:text-properties style:font-name="Liberation Sans" fo:font-weight="normal" officeooo:rsid="05340a89" officeooo:paragraph-rsid="05340a89" style:font-weight-asian="normal" style:font-weight-complex="normal"/>
    </style:style>
    <style:style style:name="P104" style:family="paragraph" style:parent-style-name="Text_20_body">
      <style:text-properties style:font-name="Liberation Sans" fo:font-weight="normal" officeooo:rsid="04ce195d" officeooo:paragraph-rsid="04ce195d" style:font-weight-asian="normal" style:font-weight-complex="normal"/>
    </style:style>
    <style:style style:name="P105" style:family="paragraph" style:parent-style-name="Text_20_body">
      <style:text-properties style:font-name="Liberation Sans" fo:font-weight="normal" officeooo:rsid="05998b0c" officeooo:paragraph-rsid="05998b0c" style:font-weight-asian="normal" style:font-weight-complex="normal"/>
    </style:style>
    <style:style style:name="P106" style:family="paragraph" style:parent-style-name="Text_20_body">
      <style:text-properties style:font-name="Liberation Sans" officeooo:paragraph-rsid="02b5968f"/>
    </style:style>
    <style:style style:name="P107"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08"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09"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0" style:family="paragraph" style:parent-style-name="Text_20_body">
      <style:text-properties style:font-name="Liberation Sans" fo:font-style="normal" officeooo:rsid="0598130b" officeooo:paragraph-rsid="0598130b" style:font-style-asian="normal" style:font-style-complex="normal"/>
    </style:style>
    <style:style style:name="P111" style:family="paragraph" style:parent-style-name="Text_20_body">
      <style:text-properties style:font-name="Liberation Sans" officeooo:rsid="02bcf8a3" officeooo:paragraph-rsid="02bcf8a3"/>
    </style:style>
    <style:style style:name="P112" style:family="paragraph" style:parent-style-name="Text_20_body">
      <style:text-properties style:font-name="Liberation Sans" officeooo:rsid="02c1796c" officeooo:paragraph-rsid="02c1796c"/>
    </style:style>
    <style:style style:name="P113" style:family="paragraph" style:parent-style-name="Text_20_body">
      <style:text-properties style:font-name="Liberation Sans" officeooo:rsid="02cb1014" officeooo:paragraph-rsid="02cb1014"/>
    </style:style>
    <style:style style:name="P114" style:family="paragraph" style:parent-style-name="Text_20_body">
      <style:text-properties style:font-name="Liberation Sans" officeooo:paragraph-rsid="02d7555c"/>
    </style:style>
    <style:style style:name="P115" style:family="paragraph" style:parent-style-name="Text_20_body">
      <style:text-properties style:font-name="Liberation Sans" officeooo:rsid="02fddf65" officeooo:paragraph-rsid="02fddf65"/>
    </style:style>
    <style:style style:name="P116" style:family="paragraph" style:parent-style-name="Text_20_body">
      <style:text-properties style:font-name="Liberation Sans" officeooo:rsid="01eb8ff8" officeooo:paragraph-rsid="031ac4f8"/>
    </style:style>
    <style:style style:name="P117" style:family="paragraph" style:parent-style-name="Text_20_body">
      <style:text-properties style:font-name="Liberation Sans" officeooo:paragraph-rsid="031ac4f8"/>
    </style:style>
    <style:style style:name="P118" style:family="paragraph" style:parent-style-name="Text_20_body">
      <style:text-properties style:font-name="Liberation Sans" officeooo:paragraph-rsid="015da35d"/>
    </style:style>
    <style:style style:name="P119" style:family="paragraph" style:parent-style-name="Text_20_body">
      <style:text-properties style:font-name="Liberation Sans" officeooo:paragraph-rsid="03224453"/>
    </style:style>
    <style:style style:name="P120" style:family="paragraph" style:parent-style-name="Text_20_body">
      <style:text-properties style:font-name="Liberation Sans" officeooo:rsid="033ce41c" officeooo:paragraph-rsid="033ce41c"/>
    </style:style>
    <style:style style:name="P121" style:family="paragraph" style:parent-style-name="Text_20_body">
      <style:text-properties style:font-name="Liberation Sans" officeooo:rsid="03418ab7" officeooo:paragraph-rsid="03418ab7"/>
    </style:style>
    <style:style style:name="P122" style:family="paragraph" style:parent-style-name="Text_20_body">
      <style:text-properties style:font-name="Liberation Sans" officeooo:rsid="032adc2b" officeooo:paragraph-rsid="032adc2b"/>
    </style:style>
    <style:style style:name="P123" style:family="paragraph" style:parent-style-name="Text_20_body">
      <style:text-properties style:font-name="Liberation Sans" officeooo:rsid="030d35c4" officeooo:paragraph-rsid="030d596f"/>
    </style:style>
    <style:style style:name="P124" style:family="paragraph" style:parent-style-name="Text_20_body">
      <style:text-properties style:font-name="Liberation Sans" officeooo:rsid="03556690" officeooo:paragraph-rsid="03556690"/>
    </style:style>
    <style:style style:name="P125" style:family="paragraph" style:parent-style-name="Text_20_body">
      <style:text-properties style:font-name="Liberation Sans" officeooo:paragraph-rsid="0203a62b"/>
    </style:style>
    <style:style style:name="P126" style:family="paragraph" style:parent-style-name="Text_20_body">
      <style:text-properties style:font-name="Liberation Sans" officeooo:rsid="033b4aad" officeooo:paragraph-rsid="0383a60d"/>
    </style:style>
    <style:style style:name="P127" style:family="paragraph" style:parent-style-name="Text_20_body">
      <style:text-properties style:font-name="Liberation Sans" officeooo:paragraph-rsid="03803048"/>
    </style:style>
    <style:style style:name="P128" style:family="paragraph" style:parent-style-name="Text_20_body">
      <style:text-properties style:font-name="Liberation Sans" officeooo:paragraph-rsid="03815bb0"/>
    </style:style>
    <style:style style:name="P129" style:family="paragraph" style:parent-style-name="Text_20_body">
      <style:text-properties style:font-name="Liberation Sans" officeooo:rsid="03803048" officeooo:paragraph-rsid="03803048"/>
    </style:style>
    <style:style style:name="P130" style:family="paragraph" style:parent-style-name="Text_20_body">
      <style:text-properties style:font-name="Liberation Sans" officeooo:paragraph-rsid="03977aa5"/>
    </style:style>
    <style:style style:name="P131" style:family="paragraph" style:parent-style-name="Text_20_body">
      <style:text-properties style:font-name="Liberation Sans" officeooo:paragraph-rsid="0314b604"/>
    </style:style>
    <style:style style:name="P132" style:family="paragraph" style:parent-style-name="Text_20_body">
      <style:text-properties style:font-name="Liberation Sans" officeooo:rsid="02f8cb2e" officeooo:paragraph-rsid="03bff6a7"/>
    </style:style>
    <style:style style:name="P133" style:family="paragraph" style:parent-style-name="Text_20_body">
      <style:text-properties style:font-name="Liberation Sans" officeooo:rsid="016282c4" officeooo:paragraph-rsid="016282c4"/>
    </style:style>
    <style:style style:name="P134" style:family="paragraph" style:parent-style-name="Text_20_body">
      <style:text-properties style:font-name="Liberation Sans" officeooo:rsid="03bfbe21" officeooo:paragraph-rsid="03cacaf3"/>
    </style:style>
    <style:style style:name="P135" style:family="paragraph" style:parent-style-name="Text_20_body">
      <style:text-properties style:font-name="Liberation Sans" officeooo:rsid="03bfbe21" officeooo:paragraph-rsid="03bfbe21"/>
    </style:style>
    <style:style style:name="P136" style:family="paragraph" style:parent-style-name="Text_20_body">
      <style:text-properties style:font-name="Liberation Sans" officeooo:rsid="03bff6a7" officeooo:paragraph-rsid="03bff6a7"/>
    </style:style>
    <style:style style:name="P137" style:family="paragraph" style:parent-style-name="Text_20_body">
      <style:text-properties style:font-name="Liberation Sans" officeooo:paragraph-rsid="03556690"/>
    </style:style>
    <style:style style:name="P138" style:family="paragraph" style:parent-style-name="Text_20_body">
      <style:text-properties style:font-name="Liberation Sans" officeooo:paragraph-rsid="03c8a148"/>
    </style:style>
    <style:style style:name="P139" style:family="paragraph" style:parent-style-name="Text_20_body">
      <style:text-properties style:font-name="Liberation Sans" officeooo:paragraph-rsid="02074ef4"/>
    </style:style>
    <style:style style:name="P140" style:family="paragraph" style:parent-style-name="Text_20_body">
      <style:text-properties style:font-name="Liberation Sans" officeooo:paragraph-rsid="03cacaf3"/>
    </style:style>
    <style:style style:name="P141" style:family="paragraph" style:parent-style-name="Text_20_body">
      <style:text-properties style:font-name="Liberation Sans" officeooo:paragraph-rsid="01da2ad0"/>
    </style:style>
    <style:style style:name="P142" style:family="paragraph" style:parent-style-name="Text_20_body">
      <style:text-properties style:font-name="Liberation Sans" officeooo:rsid="01639537" officeooo:paragraph-rsid="01639537"/>
    </style:style>
    <style:style style:name="P143" style:family="paragraph" style:parent-style-name="Text_20_body">
      <style:text-properties style:font-name="Liberation Sans" officeooo:rsid="01639537" officeooo:paragraph-rsid="03d45e4e"/>
    </style:style>
    <style:style style:name="P144" style:family="paragraph" style:parent-style-name="Text_20_body">
      <style:text-properties style:font-name="Liberation Sans" officeooo:rsid="01639537" officeooo:paragraph-rsid="04630106"/>
    </style:style>
    <style:style style:name="P145" style:family="paragraph" style:parent-style-name="Text_20_body">
      <style:text-properties style:font-name="Liberation Sans" officeooo:rsid="01639537" officeooo:paragraph-rsid="03d45f18"/>
    </style:style>
    <style:style style:name="P146" style:family="paragraph" style:parent-style-name="Text_20_body">
      <style:text-properties style:font-name="Liberation Sans" officeooo:rsid="01639537" officeooo:paragraph-rsid="04b21fb2"/>
    </style:style>
    <style:style style:name="P147" style:family="paragraph" style:parent-style-name="Text_20_body">
      <style:text-properties style:font-name="Liberation Sans" officeooo:rsid="013e2dc1" officeooo:paragraph-rsid="03fa1633"/>
    </style:style>
    <style:style style:name="P148" style:family="paragraph" style:parent-style-name="Text_20_body">
      <style:text-properties style:font-name="Liberation Sans" officeooo:rsid="013e2dc1" officeooo:paragraph-rsid="0477138a"/>
    </style:style>
    <style:style style:name="P149" style:family="paragraph" style:parent-style-name="Text_20_body">
      <style:text-properties style:font-name="Liberation Sans" officeooo:rsid="03fe5a47" officeooo:paragraph-rsid="03fe5a47"/>
    </style:style>
    <style:style style:name="P150" style:family="paragraph" style:parent-style-name="Text_20_body">
      <style:text-properties style:font-name="Liberation Sans" officeooo:rsid="0401b6a2" officeooo:paragraph-rsid="04035ef7"/>
    </style:style>
    <style:style style:name="P151" style:family="paragraph" style:parent-style-name="Text_20_body">
      <style:text-properties style:font-name="Liberation Sans" officeooo:rsid="04055927" officeooo:paragraph-rsid="04055927"/>
    </style:style>
    <style:style style:name="P152" style:family="paragraph" style:parent-style-name="Text_20_body">
      <style:text-properties style:font-name="Liberation Sans" officeooo:rsid="0444e856" officeooo:paragraph-rsid="0444e856"/>
    </style:style>
    <style:style style:name="P153" style:family="paragraph" style:parent-style-name="Text_20_body">
      <style:text-properties style:font-name="Liberation Sans" officeooo:rsid="044f2e42" officeooo:paragraph-rsid="044f2e42"/>
    </style:style>
    <style:style style:name="P154" style:family="paragraph" style:parent-style-name="Text_20_body">
      <style:text-properties style:font-name="Liberation Sans" officeooo:paragraph-rsid="04517ba0"/>
    </style:style>
    <style:style style:name="P155" style:family="paragraph" style:parent-style-name="Text_20_body">
      <style:text-properties style:font-name="Liberation Sans" officeooo:paragraph-rsid="04524a8d"/>
    </style:style>
    <style:style style:name="P156" style:family="paragraph" style:parent-style-name="Text_20_body">
      <style:text-properties style:font-name="Liberation Sans" officeooo:paragraph-rsid="0452ca1f"/>
    </style:style>
    <style:style style:name="P157" style:family="paragraph" style:parent-style-name="Text_20_body">
      <style:text-properties style:font-name="Liberation Sans" officeooo:rsid="04517ba0" officeooo:paragraph-rsid="04517ba0"/>
    </style:style>
    <style:style style:name="P158" style:family="paragraph" style:parent-style-name="Text_20_body">
      <style:text-properties style:font-name="Liberation Sans" officeooo:rsid="0452ca1f" officeooo:paragraph-rsid="0452ca1f"/>
    </style:style>
    <style:style style:name="P159" style:family="paragraph" style:parent-style-name="Text_20_body">
      <style:text-properties style:font-name="Liberation Sans" officeooo:rsid="023ad846" officeooo:paragraph-rsid="0241a3e1"/>
    </style:style>
    <style:style style:name="P160" style:family="paragraph" style:parent-style-name="Text_20_body">
      <style:text-properties style:font-name="Liberation Sans" officeooo:paragraph-rsid="046d2a54"/>
    </style:style>
    <style:style style:name="P161" style:family="paragraph" style:parent-style-name="Text_20_body">
      <style:text-properties style:font-name="Liberation Sans" officeooo:paragraph-rsid="02cb1014"/>
    </style:style>
    <style:style style:name="P162" style:family="paragraph" style:parent-style-name="Text_20_body">
      <style:text-properties style:font-name="Liberation Sans" officeooo:paragraph-rsid="04781eba"/>
    </style:style>
    <style:style style:name="P163" style:family="paragraph" style:parent-style-name="Text_20_body">
      <style:text-properties style:font-name="Liberation Sans" officeooo:rsid="020d567c" officeooo:paragraph-rsid="0492867b"/>
    </style:style>
    <style:style style:name="P164" style:family="paragraph" style:parent-style-name="Text_20_body">
      <style:text-properties style:font-name="Liberation Sans" officeooo:rsid="04b37e7d" officeooo:paragraph-rsid="04b53da1"/>
    </style:style>
    <style:style style:name="P165" style:family="paragraph" style:parent-style-name="Text_20_body">
      <style:text-properties style:font-name="Liberation Sans" officeooo:rsid="04b37e7d" officeooo:paragraph-rsid="04b37e7d"/>
    </style:style>
    <style:style style:name="P166" style:family="paragraph" style:parent-style-name="Text_20_body">
      <style:text-properties style:font-name="Liberation Sans" officeooo:rsid="04b53da1" officeooo:paragraph-rsid="04b53da1"/>
    </style:style>
    <style:style style:name="P167" style:family="paragraph" style:parent-style-name="Text_20_body">
      <style:text-properties style:font-name="Liberation Sans" officeooo:paragraph-rsid="04bd59b5"/>
    </style:style>
    <style:style style:name="P168" style:family="paragraph" style:parent-style-name="Text_20_body">
      <style:text-properties style:font-name="Liberation Sans" officeooo:paragraph-rsid="04c38797"/>
    </style:style>
    <style:style style:name="P169" style:family="paragraph" style:parent-style-name="Text_20_body">
      <style:text-properties style:font-name="Liberation Sans" officeooo:paragraph-rsid="047c9b78"/>
    </style:style>
    <style:style style:name="P170" style:family="paragraph" style:parent-style-name="Text_20_body">
      <style:text-properties style:font-name="Liberation Sans" officeooo:paragraph-rsid="04c50794"/>
    </style:style>
    <style:style style:name="P171" style:family="paragraph" style:parent-style-name="Text_20_body">
      <style:text-properties style:font-name="Liberation Sans" officeooo:rsid="04c716d9" officeooo:paragraph-rsid="04c716d9"/>
    </style:style>
    <style:style style:name="P172" style:family="paragraph" style:parent-style-name="Text_20_body">
      <style:text-properties style:font-name="Liberation Sans" officeooo:rsid="04cae5f7" officeooo:paragraph-rsid="04cae5f7"/>
    </style:style>
    <style:style style:name="P173" style:family="paragraph" style:parent-style-name="Text_20_body">
      <style:text-properties style:font-name="Liberation Sans" officeooo:paragraph-rsid="04ec7cb9"/>
    </style:style>
    <style:style style:name="P174" style:family="paragraph" style:parent-style-name="Text_20_body">
      <style:text-properties style:font-name="Liberation Sans" officeooo:paragraph-rsid="04eec3d1"/>
    </style:style>
    <style:style style:name="P175" style:family="paragraph" style:parent-style-name="Text_20_body">
      <style:text-properties style:font-name="Liberation Sans" officeooo:paragraph-rsid="04efe984"/>
    </style:style>
    <style:style style:name="P176" style:family="paragraph" style:parent-style-name="Text_20_body">
      <style:text-properties style:font-name="Liberation Sans" officeooo:paragraph-rsid="04fa83e0"/>
    </style:style>
    <style:style style:name="P177" style:family="paragraph" style:parent-style-name="Text_20_body">
      <style:text-properties style:font-name="Liberation Sans" officeooo:paragraph-rsid="04ffe101"/>
    </style:style>
    <style:style style:name="P178" style:family="paragraph" style:parent-style-name="Text_20_body">
      <style:text-properties style:font-name="Liberation Sans" officeooo:rsid="048a4ece" officeooo:paragraph-rsid="04fbc434"/>
    </style:style>
    <style:style style:name="P179" style:family="paragraph" style:parent-style-name="Text_20_body">
      <style:text-properties style:font-name="Liberation Sans" officeooo:rsid="048a4ece" officeooo:paragraph-rsid="04fe751a"/>
    </style:style>
    <style:style style:name="P180" style:family="paragraph" style:parent-style-name="Text_20_body">
      <style:text-properties style:font-name="Liberation Sans" officeooo:rsid="04e8e3c7" officeooo:paragraph-rsid="04e8e3c7"/>
    </style:style>
    <style:style style:name="P181" style:family="paragraph" style:parent-style-name="Text_20_body">
      <style:text-properties style:font-name="Liberation Sans" officeooo:rsid="0159b4cd" officeooo:paragraph-rsid="024f582a"/>
    </style:style>
    <style:style style:name="P182" style:family="paragraph" style:parent-style-name="Text_20_body">
      <style:text-properties style:font-name="Liberation Sans" officeooo:rsid="02eddf0a" officeooo:paragraph-rsid="02eddf0a"/>
    </style:style>
    <style:style style:name="P183" style:family="paragraph" style:parent-style-name="Text_20_body">
      <style:text-properties style:font-name="Liberation Sans" officeooo:rsid="030bd520" officeooo:paragraph-rsid="030bd520"/>
    </style:style>
    <style:style style:name="P184" style:family="paragraph" style:parent-style-name="Text_20_body">
      <style:text-properties style:font-name="Liberation Sans" officeooo:rsid="015deeee" officeooo:paragraph-rsid="015ea75d"/>
    </style:style>
    <style:style style:name="P185" style:family="paragraph" style:parent-style-name="Text_20_body">
      <style:text-properties style:font-name="Liberation Sans" officeooo:rsid="015ea75d" officeooo:paragraph-rsid="015ea75d"/>
    </style:style>
    <style:style style:name="P186" style:family="paragraph" style:parent-style-name="Text_20_body">
      <style:text-properties style:font-name="Liberation Sans" officeooo:rsid="01615efb" officeooo:paragraph-rsid="01615efb"/>
    </style:style>
    <style:style style:name="P187" style:family="paragraph" style:parent-style-name="Text_20_body">
      <style:text-properties style:font-name="Liberation Sans" officeooo:rsid="00daaf53" officeooo:paragraph-rsid="04517ba0"/>
    </style:style>
    <style:style style:name="P188" style:family="paragraph" style:parent-style-name="Text_20_body">
      <style:text-properties style:font-name="Liberation Sans" officeooo:rsid="01c084d4" officeooo:paragraph-rsid="0452ca1f"/>
    </style:style>
    <style:style style:name="P189" style:family="paragraph" style:parent-style-name="Text_20_body">
      <style:text-properties style:font-name="Liberation Sans" officeooo:rsid="008a25d5" officeooo:paragraph-rsid="008a25d5"/>
    </style:style>
    <style:style style:name="P190" style:family="paragraph" style:parent-style-name="Text_20_body">
      <style:text-properties style:font-name="Liberation Sans" officeooo:rsid="01fea8ae" officeooo:paragraph-rsid="01fea8ae"/>
    </style:style>
    <style:style style:name="P191" style:family="paragraph" style:parent-style-name="Text_20_body">
      <style:text-properties style:font-name="Liberation Sans" officeooo:rsid="04e6b01a" officeooo:paragraph-rsid="04e6b01a"/>
    </style:style>
    <style:style style:name="P192" style:family="paragraph" style:parent-style-name="Text_20_body">
      <style:text-properties style:font-name="Liberation Sans" officeooo:rsid="02d7555c" officeooo:paragraph-rsid="02d7555c"/>
    </style:style>
    <style:style style:name="P193" style:family="paragraph" style:parent-style-name="Text_20_body">
      <style:text-properties style:font-name="Liberation Sans" officeooo:rsid="022239ae" officeooo:paragraph-rsid="022239ae"/>
    </style:style>
    <style:style style:name="P194" style:family="paragraph" style:parent-style-name="Text_20_body">
      <style:text-properties style:font-name="Liberation Sans" officeooo:rsid="0223fbbe" officeooo:paragraph-rsid="022239ae"/>
    </style:style>
    <style:style style:name="P195" style:family="paragraph" style:parent-style-name="Text_20_body">
      <style:text-properties style:font-name="Liberation Sans" officeooo:rsid="02198334" officeooo:paragraph-rsid="02198334"/>
    </style:style>
    <style:style style:name="P196" style:family="paragraph" style:parent-style-name="Text_20_body">
      <style:text-properties style:font-name="Liberation Sans" officeooo:rsid="02bbcb58" officeooo:paragraph-rsid="02bbcb58"/>
    </style:style>
    <style:style style:name="P197" style:family="paragraph" style:parent-style-name="Text_20_body">
      <style:text-properties style:font-name="Liberation Sans" officeooo:paragraph-rsid="049c68fb"/>
    </style:style>
    <style:style style:name="P198" style:family="paragraph" style:parent-style-name="Text_20_body">
      <style:text-properties style:font-name="Liberation Sans" officeooo:rsid="02324c91" officeooo:paragraph-rsid="02324c91"/>
    </style:style>
    <style:style style:name="P199" style:family="paragraph" style:parent-style-name="Text_20_body">
      <style:text-properties style:font-name="Liberation Sans" officeooo:rsid="04b88a29" officeooo:paragraph-rsid="04b9ff6d"/>
    </style:style>
    <style:style style:name="P200" style:family="paragraph" style:parent-style-name="Text_20_body">
      <style:text-properties style:font-name="Liberation Sans" officeooo:rsid="04b88a29" officeooo:paragraph-rsid="04b88a29"/>
    </style:style>
    <style:style style:name="P201" style:family="paragraph" style:parent-style-name="Text_20_body">
      <style:text-properties style:font-name="Liberation Sans" officeooo:rsid="04b9ff6d" officeooo:paragraph-rsid="04b9ff6d"/>
    </style:style>
    <style:style style:name="P202" style:family="paragraph" style:parent-style-name="Text_20_body">
      <style:text-properties style:font-name="Liberation Sans" officeooo:rsid="0527cb0c" officeooo:paragraph-rsid="0527cb0c"/>
    </style:style>
    <style:style style:name="P203" style:family="paragraph" style:parent-style-name="Text_20_body">
      <style:text-properties style:font-name="Liberation Sans" officeooo:rsid="025ed08d" officeooo:paragraph-rsid="05181d15"/>
    </style:style>
    <style:style style:name="P204" style:family="paragraph" style:parent-style-name="Text_20_body">
      <style:text-properties style:font-name="Liberation Sans" officeooo:rsid="036ddc2b" officeooo:paragraph-rsid="036ddc2b"/>
    </style:style>
    <style:style style:name="P205" style:family="paragraph" style:parent-style-name="Text_20_body">
      <style:text-properties style:font-name="Liberation Sans" officeooo:rsid="05528507" officeooo:paragraph-rsid="05528507"/>
    </style:style>
    <style:style style:name="P206" style:family="paragraph" style:parent-style-name="Text_20_body">
      <style:text-properties style:font-name="Liberation Sans" officeooo:rsid="05548034" officeooo:paragraph-rsid="05548034"/>
    </style:style>
    <style:style style:name="P207" style:family="paragraph" style:parent-style-name="Text_20_body">
      <style:text-properties style:font-name="Liberation Sans" officeooo:rsid="055671e5" officeooo:paragraph-rsid="055671e5"/>
    </style:style>
    <style:style style:name="P208" style:family="paragraph" style:parent-style-name="Text_20_body">
      <style:text-properties style:font-name="Liberation Sans" officeooo:rsid="055671e5" officeooo:paragraph-rsid="05578685"/>
    </style:style>
    <style:style style:name="P209" style:family="paragraph" style:parent-style-name="Text_20_body">
      <style:text-properties style:font-name="Liberation Sans" officeooo:rsid="0557a320" officeooo:paragraph-rsid="0557a320"/>
    </style:style>
    <style:style style:name="P210" style:family="paragraph" style:parent-style-name="Text_20_body">
      <style:text-properties style:font-name="Liberation Sans" officeooo:rsid="0560b5e4" officeooo:paragraph-rsid="0560b5e4"/>
    </style:style>
    <style:style style:name="P211" style:family="paragraph" style:parent-style-name="Text_20_body">
      <style:text-properties style:font-name="Liberation Sans" officeooo:rsid="05618f65" officeooo:paragraph-rsid="05618f65"/>
    </style:style>
    <style:style style:name="P212" style:family="paragraph" style:parent-style-name="Text_20_body">
      <style:text-properties style:font-name="Liberation Sans" officeooo:paragraph-rsid="04253ab2"/>
    </style:style>
    <style:style style:name="P213" style:family="paragraph" style:parent-style-name="Text_20_body">
      <style:text-properties style:font-name="Liberation Sans" officeooo:rsid="04253ab2" officeooo:paragraph-rsid="04253ab2"/>
    </style:style>
    <style:style style:name="P214" style:family="paragraph" style:parent-style-name="Text_20_body">
      <style:text-properties style:font-name="Liberation Sans" officeooo:paragraph-rsid="000251e5"/>
    </style:style>
    <style:style style:name="P215" style:family="paragraph" style:parent-style-name="Text_20_body">
      <style:text-properties style:font-name="Liberation Sans" officeooo:rsid="0568cab1" officeooo:paragraph-rsid="056ac666"/>
    </style:style>
    <style:style style:name="P216" style:family="paragraph" style:parent-style-name="Text_20_body">
      <style:text-properties style:font-name="Liberation Sans" officeooo:rsid="056ac666" officeooo:paragraph-rsid="056ac666"/>
    </style:style>
    <style:style style:name="P217" style:family="paragraph" style:parent-style-name="Text_20_body">
      <style:text-properties style:font-name="Liberation Sans" officeooo:rsid="0172da2c" officeooo:paragraph-rsid="0172da2c"/>
    </style:style>
    <style:style style:name="P218" style:family="paragraph" style:parent-style-name="Text_20_body">
      <style:text-properties style:font-name="Liberation Sans" officeooo:rsid="0029da19" officeooo:paragraph-rsid="057159bf"/>
    </style:style>
    <style:style style:name="P219" style:family="paragraph" style:parent-style-name="Text_20_body">
      <style:text-properties style:font-name="Liberation Sans" officeooo:rsid="056c4221" officeooo:paragraph-rsid="056c4221"/>
    </style:style>
    <style:style style:name="P220" style:family="paragraph" style:parent-style-name="Text_20_body">
      <style:text-properties style:font-name="Liberation Sans" officeooo:rsid="05749a9c" officeooo:paragraph-rsid="05749a9c"/>
    </style:style>
    <style:style style:name="P221" style:family="paragraph" style:parent-style-name="Text_20_body">
      <style:text-properties style:font-name="Liberation Sans" officeooo:rsid="05793ddb" officeooo:paragraph-rsid="05793ddb"/>
    </style:style>
    <style:style style:name="P222" style:family="paragraph" style:parent-style-name="Text_20_body">
      <style:text-properties style:font-name="Liberation Sans" officeooo:rsid="0579653e" officeooo:paragraph-rsid="0579653e"/>
    </style:style>
    <style:style style:name="P223" style:family="paragraph" style:parent-style-name="Text_20_body">
      <style:text-properties style:font-name="Liberation Sans" officeooo:rsid="057bd1e7" officeooo:paragraph-rsid="057bd1e7"/>
    </style:style>
    <style:style style:name="P224" style:family="paragraph" style:parent-style-name="Text_20_body">
      <style:text-properties style:font-name="Liberation Sans" officeooo:rsid="0579deeb" officeooo:paragraph-rsid="0579deeb"/>
    </style:style>
    <style:style style:name="P225" style:family="paragraph" style:parent-style-name="Text_20_body">
      <style:text-properties style:font-name="Liberation Sans" officeooo:rsid="057ccbaf" officeooo:paragraph-rsid="057ccbaf"/>
    </style:style>
    <style:style style:name="P226" style:family="paragraph" style:parent-style-name="Text_20_body">
      <style:text-properties style:font-name="Liberation Sans" officeooo:rsid="057db70b" officeooo:paragraph-rsid="057db70b"/>
    </style:style>
    <style:style style:name="P227" style:family="paragraph" style:parent-style-name="Text_20_body">
      <style:text-properties style:font-name="Liberation Sans" officeooo:rsid="0580f8e1" officeooo:paragraph-rsid="0580f8e1"/>
    </style:style>
    <style:style style:name="P228" style:family="paragraph" style:parent-style-name="Text_20_body">
      <style:text-properties style:font-name="Liberation Sans" officeooo:rsid="058270f5" officeooo:paragraph-rsid="058270f5"/>
    </style:style>
    <style:style style:name="P229" style:family="paragraph" style:parent-style-name="Text_20_body">
      <style:text-properties style:font-name="Liberation Sans" officeooo:rsid="0585c3e6" officeooo:paragraph-rsid="0585c3e6"/>
    </style:style>
    <style:style style:name="P230" style:family="paragraph" style:parent-style-name="Text_20_body">
      <style:text-properties style:font-name="Liberation Sans" officeooo:rsid="0590047e" officeooo:paragraph-rsid="0590047e"/>
    </style:style>
    <style:style style:name="P231" style:family="paragraph" style:parent-style-name="Text_20_body">
      <style:text-properties style:font-name="Liberation Sans" officeooo:rsid="0594e479" officeooo:paragraph-rsid="0594e479"/>
    </style:style>
    <style:style style:name="P232" style:family="paragraph" style:parent-style-name="Text_20_body">
      <style:text-properties style:font-name="Liberation Sans" officeooo:rsid="011e824d" officeooo:paragraph-rsid="011e824d"/>
    </style:style>
    <style:style style:name="P233" style:family="paragraph" style:parent-style-name="Text_20_body">
      <style:text-properties style:font-name="Liberation Sans" officeooo:rsid="024ba44d" officeooo:paragraph-rsid="024ba44d"/>
    </style:style>
    <style:style style:name="P234" style:family="paragraph" style:parent-style-name="Text_20_body">
      <style:text-properties officeooo:rsid="00e6194b"/>
    </style:style>
    <style:style style:name="P235" style:family="paragraph" style:parent-style-name="Text_20_body">
      <style:text-properties officeooo:rsid="00e68e07"/>
    </style:style>
    <style:style style:name="P236" style:family="paragraph" style:parent-style-name="Text_20_body">
      <style:text-properties officeooo:rsid="00ea8ec4"/>
    </style:style>
    <style:style style:name="P237" style:family="paragraph" style:parent-style-name="Text_20_body">
      <style:text-properties officeooo:rsid="00ea8ec4" officeooo:paragraph-rsid="00ebfadd"/>
    </style:style>
    <style:style style:name="P238" style:family="paragraph" style:parent-style-name="Text_20_body">
      <style:text-properties officeooo:rsid="010befa7" officeooo:paragraph-rsid="010befa7"/>
    </style:style>
    <style:style style:name="P239" style:family="paragraph" style:parent-style-name="Text_20_body">
      <style:text-properties officeooo:rsid="012a87ef" officeooo:paragraph-rsid="012a87ef"/>
    </style:style>
    <style:style style:name="P240" style:family="paragraph" style:parent-style-name="Text_20_body">
      <style:text-properties officeooo:rsid="011c9d00" officeooo:paragraph-rsid="011c9d00"/>
    </style:style>
    <style:style style:name="P241" style:family="paragraph" style:parent-style-name="Text_20_body">
      <style:text-properties officeooo:rsid="0125206f" officeooo:paragraph-rsid="0125206f"/>
    </style:style>
    <style:style style:name="P242" style:family="paragraph" style:parent-style-name="Text_20_body">
      <style:text-properties officeooo:rsid="013b214e" officeooo:paragraph-rsid="013b214e"/>
    </style:style>
    <style:style style:name="P243" style:family="paragraph" style:parent-style-name="Text_20_body">
      <style:text-properties officeooo:rsid="013c2cc0" officeooo:paragraph-rsid="013c2cc0"/>
    </style:style>
    <style:style style:name="P244" style:family="paragraph" style:parent-style-name="Text_20_body">
      <style:text-properties officeooo:rsid="0140fac2"/>
    </style:style>
    <style:style style:name="P245" style:family="paragraph" style:parent-style-name="Text_20_body">
      <style:text-properties officeooo:rsid="0142ae34"/>
    </style:style>
    <style:style style:name="P246" style:family="paragraph" style:parent-style-name="Text_20_body">
      <style:text-properties officeooo:rsid="0142ae34" officeooo:paragraph-rsid="0142ae34"/>
    </style:style>
    <style:style style:name="P247" style:family="paragraph" style:parent-style-name="Text_20_body">
      <style:text-properties officeooo:rsid="014558d0" officeooo:paragraph-rsid="014558d0"/>
    </style:style>
    <style:style style:name="P248" style:family="paragraph" style:parent-style-name="Text_20_body">
      <style:text-properties officeooo:rsid="01485a61" officeooo:paragraph-rsid="01485a61"/>
    </style:style>
    <style:style style:name="P249" style:family="paragraph" style:parent-style-name="Text_20_body">
      <style:text-properties officeooo:rsid="014a78a2" officeooo:paragraph-rsid="014a78a2"/>
    </style:style>
    <style:style style:name="P250" style:family="paragraph" style:parent-style-name="Text_20_body">
      <style:text-properties officeooo:rsid="014ad684" officeooo:paragraph-rsid="014ad684"/>
    </style:style>
    <style:style style:name="P251" style:family="paragraph" style:parent-style-name="Text_20_body">
      <style:text-properties officeooo:rsid="017960b7" officeooo:paragraph-rsid="017b55cd"/>
    </style:style>
    <style:style style:name="P252" style:family="paragraph" style:parent-style-name="Text_20_body">
      <style:text-properties officeooo:paragraph-rsid="01a31c1b"/>
    </style:style>
    <style:style style:name="P253" style:family="paragraph" style:parent-style-name="Text_20_body">
      <style:text-properties officeooo:rsid="017f6ae6" officeooo:paragraph-rsid="017f6ae6"/>
    </style:style>
    <style:style style:name="P254" style:family="paragraph" style:parent-style-name="Text_20_body">
      <style:text-properties officeooo:rsid="01ad2fe5"/>
    </style:style>
    <style:style style:name="P255" style:family="paragraph" style:parent-style-name="Text_20_body">
      <style:text-properties officeooo:rsid="013e2dc1" officeooo:paragraph-rsid="01b53e27"/>
    </style:style>
    <style:style style:name="P256" style:family="paragraph" style:parent-style-name="Text_20_body">
      <style:text-properties officeooo:rsid="013e2dc1" officeooo:paragraph-rsid="01b57543"/>
    </style:style>
    <style:style style:name="P257" style:family="paragraph" style:parent-style-name="Text_20_body">
      <style:text-properties officeooo:paragraph-rsid="01c3342c"/>
    </style:style>
    <style:style style:name="P258" style:family="paragraph" style:parent-style-name="Text_20_body">
      <style:text-properties officeooo:paragraph-rsid="01c79d84"/>
    </style:style>
    <style:style style:name="P259" style:family="paragraph" style:parent-style-name="Text_20_body">
      <style:text-properties officeooo:paragraph-rsid="01cc3e32"/>
    </style:style>
    <style:style style:name="P260" style:family="paragraph" style:parent-style-name="Text_20_body">
      <style:text-properties officeooo:paragraph-rsid="02123d87"/>
    </style:style>
    <style:style style:name="P261" style:family="paragraph" style:parent-style-name="Text_20_body">
      <style:text-properties officeooo:paragraph-rsid="024ba44d"/>
    </style:style>
    <style:style style:name="P262" style:family="paragraph" style:parent-style-name="Text_20_body">
      <style:text-properties officeooo:paragraph-rsid="026c37f4"/>
    </style:style>
    <style:style style:name="P263" style:family="paragraph" style:parent-style-name="Text_20_body">
      <style:text-properties officeooo:paragraph-rsid="026e67cb"/>
    </style:style>
    <style:style style:name="P264" style:family="paragraph" style:parent-style-name="Text_20_body">
      <style:text-properties officeooo:paragraph-rsid="0271d7b2"/>
    </style:style>
    <style:style style:name="P265" style:family="paragraph" style:parent-style-name="Text_20_body">
      <style:text-properties officeooo:paragraph-rsid="02732c0b"/>
    </style:style>
    <style:style style:name="P266" style:family="paragraph" style:parent-style-name="Text_20_body">
      <style:text-properties officeooo:paragraph-rsid="0273dbcc"/>
    </style:style>
    <style:style style:name="P267" style:family="paragraph" style:parent-style-name="Text_20_body">
      <style:text-properties officeooo:paragraph-rsid="0276234b"/>
    </style:style>
    <style:style style:name="P268" style:family="paragraph" style:parent-style-name="Text_20_body">
      <style:text-properties officeooo:paragraph-rsid="027711c9"/>
    </style:style>
    <style:style style:name="P269" style:family="paragraph" style:parent-style-name="Text_20_body">
      <style:text-properties officeooo:rsid="028cce93" officeooo:paragraph-rsid="028cce93"/>
    </style:style>
    <style:style style:name="P270" style:family="paragraph" style:parent-style-name="Text_20_body">
      <style:text-properties officeooo:rsid="028cce93" officeooo:paragraph-rsid="02922b5f"/>
    </style:style>
    <style:style style:name="P271" style:family="paragraph" style:parent-style-name="Text_20_body">
      <style:text-properties officeooo:rsid="028cce93" officeooo:paragraph-rsid="0298719d"/>
    </style:style>
    <style:style style:name="P272" style:family="paragraph" style:parent-style-name="Text_20_body">
      <style:text-properties officeooo:rsid="028cce93" officeooo:paragraph-rsid="0296a3a9"/>
    </style:style>
    <style:style style:name="P273" style:family="paragraph" style:parent-style-name="Text_20_body">
      <style:text-properties officeooo:paragraph-rsid="02b3e75f"/>
    </style:style>
    <style:style style:name="P274" style:family="paragraph" style:parent-style-name="Text_20_body">
      <style:text-properties officeooo:rsid="02b3e75f" officeooo:paragraph-rsid="02b3e75f"/>
    </style:style>
    <style:style style:name="P275" style:family="paragraph" style:parent-style-name="Text_20_body">
      <style:text-properties officeooo:paragraph-rsid="03265ab8"/>
    </style:style>
    <style:style style:name="P276" style:family="paragraph" style:parent-style-name="Text_20_body">
      <style:text-properties fo:font-weight="normal" officeooo:paragraph-rsid="032ccff2" style:font-weight-asian="normal" style:font-weight-complex="normal"/>
    </style:style>
    <style:style style:name="P277" style:family="paragraph" style:parent-style-name="Text_20_body">
      <style:text-properties officeooo:paragraph-rsid="032e7cea"/>
    </style:style>
    <style:style style:name="P278" style:family="paragraph" style:parent-style-name="Text_20_body">
      <style:text-properties officeooo:paragraph-rsid="033ce41c"/>
    </style:style>
    <style:style style:name="P279" style:family="paragraph" style:parent-style-name="Text_20_body">
      <style:text-properties officeooo:rsid="035a881d" officeooo:paragraph-rsid="035a881d"/>
    </style:style>
    <style:style style:name="P280" style:family="paragraph" style:parent-style-name="Text_20_body">
      <style:text-properties officeooo:paragraph-rsid="03723696"/>
    </style:style>
    <style:style style:name="P281" style:family="paragraph" style:parent-style-name="Text_20_body">
      <style:text-properties officeooo:paragraph-rsid="033b4aad"/>
    </style:style>
    <style:style style:name="P282" style:family="paragraph" style:parent-style-name="Text_20_body">
      <style:text-properties officeooo:paragraph-rsid="01ce34f7"/>
    </style:style>
    <style:style style:name="P283" style:family="paragraph" style:parent-style-name="Text_20_body">
      <style:text-properties officeooo:paragraph-rsid="01639537"/>
    </style:style>
    <style:style style:name="P284" style:family="paragraph" style:parent-style-name="Text_20_body">
      <style:text-properties officeooo:rsid="03e8fccb" officeooo:paragraph-rsid="03e8fccb"/>
    </style:style>
    <style:style style:name="P285" style:family="paragraph" style:parent-style-name="Text_20_body">
      <style:text-properties officeooo:paragraph-rsid="03ffd95c"/>
    </style:style>
    <style:style style:name="P286" style:family="paragraph" style:parent-style-name="Text_20_body">
      <style:text-properties officeooo:paragraph-rsid="04018ccf"/>
    </style:style>
    <style:style style:name="P287" style:family="paragraph" style:parent-style-name="Text_20_body">
      <style:text-properties officeooo:paragraph-rsid="0401b6a2"/>
    </style:style>
    <style:style style:name="P288" style:family="paragraph" style:parent-style-name="Text_20_body">
      <style:text-properties officeooo:paragraph-rsid="04035ef7"/>
    </style:style>
    <style:style style:name="P289" style:family="paragraph" style:parent-style-name="Text_20_body">
      <style:text-properties officeooo:rsid="040b86b5" officeooo:paragraph-rsid="040b86b5"/>
    </style:style>
    <style:style style:name="P290" style:family="paragraph" style:parent-style-name="Text_20_body">
      <style:text-properties officeooo:rsid="0417ad84"/>
    </style:style>
    <style:style style:name="P291" style:family="paragraph" style:parent-style-name="Text_20_body">
      <style:text-properties officeooo:rsid="04207178"/>
    </style:style>
    <style:style style:name="P292" style:family="paragraph" style:parent-style-name="Text_20_body">
      <style:text-properties officeooo:paragraph-rsid="04253ab2"/>
    </style:style>
    <style:style style:name="P293" style:family="paragraph" style:parent-style-name="Text_20_body">
      <style:text-properties officeooo:paragraph-rsid="04295b41"/>
    </style:style>
    <style:style style:name="P294" style:family="paragraph" style:parent-style-name="Text_20_body">
      <style:text-properties officeooo:paragraph-rsid="0429e509"/>
    </style:style>
    <style:style style:name="P295" style:family="paragraph" style:parent-style-name="Text_20_body">
      <style:text-properties officeooo:paragraph-rsid="0447c7a6"/>
    </style:style>
    <style:style style:name="P296" style:family="paragraph" style:parent-style-name="Text_20_body">
      <style:text-properties officeooo:paragraph-rsid="03237075"/>
    </style:style>
    <style:style style:name="P297" style:family="paragraph" style:parent-style-name="Text_20_body">
      <style:text-properties officeooo:paragraph-rsid="047def0d"/>
    </style:style>
    <style:style style:name="P298" style:family="paragraph" style:parent-style-name="Text_20_body">
      <style:text-properties officeooo:rsid="047def0d" officeooo:paragraph-rsid="047def0d"/>
    </style:style>
    <style:style style:name="P299" style:family="paragraph" style:parent-style-name="Text_20_body">
      <style:text-properties officeooo:paragraph-rsid="0492867b"/>
    </style:style>
    <style:style style:name="P300" style:family="paragraph" style:parent-style-name="Text_20_body">
      <style:text-properties officeooo:rsid="0490c26e" officeooo:paragraph-rsid="0490c26e"/>
    </style:style>
    <style:style style:name="P301" style:family="paragraph" style:parent-style-name="Text_20_body">
      <style:text-properties officeooo:paragraph-rsid="04c5345e"/>
    </style:style>
    <style:style style:name="P302" style:family="paragraph" style:parent-style-name="Text_20_body">
      <style:text-properties officeooo:rsid="04bc2bbf" officeooo:paragraph-rsid="04bc2bbf"/>
    </style:style>
    <style:style style:name="P303" style:family="paragraph" style:parent-style-name="Text_20_body">
      <style:text-properties officeooo:paragraph-rsid="04ebf775"/>
    </style:style>
    <style:style style:name="P304" style:family="paragraph" style:parent-style-name="Text_20_body">
      <style:text-properties officeooo:paragraph-rsid="04ed6698"/>
    </style:style>
    <style:style style:name="P305" style:family="paragraph" style:parent-style-name="Text_20_body">
      <style:text-properties officeooo:rsid="048a4ece" officeooo:paragraph-rsid="048a4ece"/>
    </style:style>
    <style:style style:name="P306" style:family="paragraph" style:parent-style-name="Text_20_body">
      <style:text-properties officeooo:rsid="048a4ece" officeooo:paragraph-rsid="04f84b49"/>
    </style:style>
    <style:style style:name="P307" style:family="paragraph" style:parent-style-name="Text_20_body">
      <style:text-properties officeooo:paragraph-rsid="050cfd8f"/>
    </style:style>
    <style:style style:name="P308" style:family="paragraph" style:parent-style-name="Text_20_body">
      <style:text-properties officeooo:paragraph-rsid="04055927"/>
    </style:style>
    <style:style style:name="P309" style:family="paragraph" style:parent-style-name="Text_20_body">
      <style:text-properties officeooo:rsid="0516aec5" officeooo:paragraph-rsid="0516aec5"/>
    </style:style>
    <style:style style:name="P310" style:family="paragraph" style:parent-style-name="Text_20_body">
      <style:text-properties officeooo:rsid="05265f73" officeooo:paragraph-rsid="05265f73"/>
    </style:style>
    <style:style style:name="P311" style:family="paragraph" style:parent-style-name="Text_20_body">
      <style:text-properties style:font-name="Courier New" officeooo:rsid="0579653e" officeooo:paragraph-rsid="0579653e"/>
    </style:style>
    <style:style style:name="P312" style:family="paragraph" style:parent-style-name="Text_20_body">
      <style:text-properties style:font-name="Courier New" officeooo:rsid="0579deeb" officeooo:paragraph-rsid="0579deeb"/>
    </style:style>
    <style:style style:name="P313" style:family="paragraph" style:parent-style-name="Text_20_body">
      <style:text-properties officeooo:paragraph-rsid="03803048"/>
    </style:style>
    <style:style style:name="P314" style:family="paragraph" style:parent-style-name="Text_20_body">
      <style:text-properties officeooo:rsid="05918b87" officeooo:paragraph-rsid="05918b87"/>
    </style:style>
    <style:style style:name="P315" style:family="paragraph" style:parent-style-name="Text_20_body">
      <style:text-properties officeooo:paragraph-rsid="05916d27"/>
    </style:style>
    <style:style style:name="P316" style:family="paragraph" style:parent-style-name="Text_20_body">
      <style:text-properties officeooo:paragraph-rsid="04235401"/>
    </style:style>
    <style:style style:name="P317" style:family="paragraph" style:parent-style-name="Text_20_body">
      <style:text-properties officeooo:paragraph-rsid="011e824d"/>
    </style:style>
    <style:style style:name="P318" style:family="paragraph" style:parent-style-name="Text_20_body">
      <style:text-properties officeooo:paragraph-rsid="000251e5"/>
    </style:style>
    <style:style style:name="P319" style:family="paragraph" style:parent-style-name="Table_20_Contents">
      <style:paragraph-properties fo:text-align="center" style:justify-single-word="false"/>
      <style:text-properties style:font-name="Liberation Sans" officeooo:paragraph-rsid="0165934a"/>
    </style:style>
    <style:style style:name="P320" style:family="paragraph" style:parent-style-name="Table_20_Contents">
      <style:paragraph-properties fo:text-align="center" style:justify-single-word="false"/>
      <style:text-properties style:font-name="Liberation Sans" officeooo:rsid="00e6194b" officeooo:paragraph-rsid="00e6194b"/>
    </style:style>
    <style:style style:name="P321" style:family="paragraph" style:parent-style-name="Table_20_Contents">
      <style:paragraph-properties fo:text-align="center" style:justify-single-word="false"/>
      <style:text-properties style:font-name="Liberation Sans" officeooo:rsid="00e6194b" officeooo:paragraph-rsid="00e68e07"/>
    </style:style>
    <style:style style:name="P322" style:family="paragraph" style:parent-style-name="Table_20_Contents">
      <style:paragraph-properties fo:text-align="center" style:justify-single-word="false"/>
      <style:text-properties style:font-name="Liberation Sans" officeooo:rsid="00e6194b" officeooo:paragraph-rsid="00eb2ef6"/>
    </style:style>
    <style:style style:name="P323" style:family="paragraph" style:parent-style-name="Table_20_Contents">
      <style:paragraph-properties fo:text-align="center" style:justify-single-word="false"/>
      <style:text-properties style:font-name="Liberation Sans" officeooo:rsid="00e6194b" officeooo:paragraph-rsid="00ebfadd"/>
    </style:style>
    <style:style style:name="P324" style:family="paragraph" style:parent-style-name="Table_20_Contents">
      <style:paragraph-properties fo:text-align="center" style:justify-single-word="false"/>
      <style:text-properties style:font-name="Liberation Sans" officeooo:rsid="00e6194b" officeooo:paragraph-rsid="00efee72"/>
    </style:style>
    <style:style style:name="P325" style:family="paragraph" style:parent-style-name="Table_20_Contents">
      <style:paragraph-properties fo:text-align="center" style:justify-single-word="false"/>
      <style:text-properties style:font-name="Liberation Sans" officeooo:rsid="00e6194b" officeooo:paragraph-rsid="010befa7"/>
    </style:style>
    <style:style style:name="P326" style:family="paragraph" style:parent-style-name="Table_20_Contents">
      <style:text-properties style:font-name="Liberation Sans" officeooo:rsid="00e6194b" officeooo:paragraph-rsid="00e6194b"/>
    </style:style>
    <style:style style:name="P327" style:family="paragraph" style:parent-style-name="Table_20_Contents">
      <style:text-properties style:font-name="Liberation Sans" officeooo:rsid="00e6194b" officeooo:paragraph-rsid="00e68e07"/>
    </style:style>
    <style:style style:name="P328" style:family="paragraph" style:parent-style-name="Table_20_Contents">
      <style:text-properties style:font-name="Liberation Sans" officeooo:rsid="00e6194b" officeooo:paragraph-rsid="00eb2ef6"/>
    </style:style>
    <style:style style:name="P329" style:family="paragraph" style:parent-style-name="Table_20_Contents">
      <style:text-properties style:font-name="Liberation Sans" officeooo:rsid="00e6194b" officeooo:paragraph-rsid="00ebfadd"/>
    </style:style>
    <style:style style:name="P330" style:family="paragraph" style:parent-style-name="Table_20_Contents">
      <style:text-properties style:font-name="Liberation Sans" officeooo:rsid="00e6194b" officeooo:paragraph-rsid="00efee72"/>
    </style:style>
    <style:style style:name="P331" style:family="paragraph" style:parent-style-name="Table_20_Contents">
      <style:text-properties style:font-name="Liberation Sans" officeooo:rsid="00e6194b" officeooo:paragraph-rsid="010befa7"/>
    </style:style>
    <style:style style:name="P332" style:family="paragraph" style:parent-style-name="Table_20_Contents">
      <style:text-properties style:font-name="Liberation Sans" officeooo:rsid="00e6194b" officeooo:paragraph-rsid="017f6ae6"/>
    </style:style>
    <style:style style:name="P333" style:family="paragraph" style:parent-style-name="Table_20_Contents">
      <style:paragraph-properties fo:text-align="center" style:justify-single-word="false"/>
      <style:text-properties style:font-name="Liberation Sans" officeooo:rsid="00fc8baf" officeooo:paragraph-rsid="00fc8baf"/>
    </style:style>
    <style:style style:name="P334" style:family="paragraph" style:parent-style-name="Table_20_Contents">
      <style:text-properties style:font-name="Liberation Sans" officeooo:rsid="00fc8baf" officeooo:paragraph-rsid="00fc8baf"/>
    </style:style>
    <style:style style:name="P335" style:family="paragraph" style:parent-style-name="Table_20_Contents">
      <style:text-properties style:font-name="Liberation Sans" officeooo:rsid="00fc8baf" officeooo:paragraph-rsid="00e6194b"/>
    </style:style>
    <style:style style:name="P336" style:family="paragraph" style:parent-style-name="Table_20_Contents">
      <style:text-properties style:font-name="Liberation Sans" officeooo:rsid="00e84c55" officeooo:paragraph-rsid="00e84c55"/>
    </style:style>
    <style:style style:name="P337" style:family="paragraph" style:parent-style-name="Table_20_Contents">
      <style:paragraph-properties fo:text-align="center" style:justify-single-word="false"/>
      <style:text-properties style:font-name="Liberation Sans" officeooo:rsid="00e84c55" officeooo:paragraph-rsid="00e84c55"/>
    </style:style>
    <style:style style:name="P338" style:family="paragraph" style:parent-style-name="Table_20_Contents">
      <style:paragraph-properties fo:text-align="center" style:justify-single-word="false"/>
      <style:text-properties style:font-name="Liberation Sans" officeooo:rsid="00e84c55" officeooo:paragraph-rsid="00eb2ef6"/>
    </style:style>
    <style:style style:name="P339" style:family="paragraph" style:parent-style-name="Table_20_Contents">
      <style:paragraph-properties fo:text-align="center" style:justify-single-word="false"/>
      <style:text-properties style:font-name="Liberation Sans" officeooo:rsid="00e84c55" officeooo:paragraph-rsid="00ebfadd"/>
    </style:style>
    <style:style style:name="P340" style:family="paragraph" style:parent-style-name="Table_20_Contents">
      <style:paragraph-properties fo:text-align="center" style:justify-single-word="false"/>
      <style:text-properties style:font-name="Liberation Sans" officeooo:rsid="00e84c55" officeooo:paragraph-rsid="00efee72"/>
    </style:style>
    <style:style style:name="P341" style:family="paragraph" style:parent-style-name="Table_20_Contents">
      <style:paragraph-properties fo:text-align="center" style:justify-single-word="false"/>
      <style:text-properties style:font-name="Liberation Sans" officeooo:rsid="00e84c55" officeooo:paragraph-rsid="010befa7"/>
    </style:style>
    <style:style style:name="P342" style:family="paragraph" style:parent-style-name="Table_20_Contents">
      <style:paragraph-properties fo:text-align="center" style:justify-single-word="false"/>
      <style:text-properties style:font-name="Liberation Sans" officeooo:rsid="00e84c55" officeooo:paragraph-rsid="017f6ae6"/>
    </style:style>
    <style:style style:name="P343" style:family="paragraph" style:parent-style-name="Table_20_Contents">
      <style:paragraph-properties fo:text-align="center" style:justify-single-word="false"/>
      <style:text-properties style:font-name="Liberation Sans" officeooo:rsid="00e84c55" officeooo:paragraph-rsid="00e68e07"/>
    </style:style>
    <style:style style:name="P344" style:family="paragraph" style:parent-style-name="Table_20_Contents">
      <style:text-properties style:font-name="Liberation Sans" officeooo:rsid="00e84c55" officeooo:paragraph-rsid="00eb2ef6"/>
    </style:style>
    <style:style style:name="P345" style:family="paragraph" style:parent-style-name="Table_20_Contents">
      <style:text-properties style:font-name="Liberation Sans" officeooo:rsid="00e84c55" officeooo:paragraph-rsid="00ebfadd"/>
    </style:style>
    <style:style style:name="P346" style:family="paragraph" style:parent-style-name="Table_20_Contents">
      <style:text-properties style:font-name="Liberation Sans" officeooo:rsid="00e84c55" officeooo:paragraph-rsid="00efee72"/>
    </style:style>
    <style:style style:name="P347" style:family="paragraph" style:parent-style-name="Table_20_Contents">
      <style:text-properties style:font-name="Liberation Sans" officeooo:rsid="00e84c55" officeooo:paragraph-rsid="010befa7"/>
    </style:style>
    <style:style style:name="P348" style:family="paragraph" style:parent-style-name="Table_20_Contents">
      <style:text-properties style:font-name="Liberation Sans" officeooo:rsid="00e84c55" officeooo:paragraph-rsid="017f6ae6"/>
    </style:style>
    <style:style style:name="P349" style:family="paragraph" style:parent-style-name="Table_20_Contents">
      <style:paragraph-properties fo:text-align="center" style:justify-single-word="false"/>
      <style:text-properties style:font-name="Liberation Sans" officeooo:rsid="00e7efe3" officeooo:paragraph-rsid="00e7efe3"/>
    </style:style>
    <style:style style:name="P350" style:family="paragraph" style:parent-style-name="Table_20_Contents">
      <style:paragraph-properties fo:text-align="center" style:justify-single-word="false"/>
      <style:text-properties style:font-name="Liberation Sans" officeooo:rsid="00e7efe3" officeooo:paragraph-rsid="00eb2ef6"/>
    </style:style>
    <style:style style:name="P351" style:family="paragraph" style:parent-style-name="Table_20_Contents">
      <style:paragraph-properties fo:text-align="center" style:justify-single-word="false"/>
      <style:text-properties style:font-name="Liberation Sans" officeooo:rsid="00e7efe3" officeooo:paragraph-rsid="00ebfadd"/>
    </style:style>
    <style:style style:name="P352" style:family="paragraph" style:parent-style-name="Table_20_Contents">
      <style:paragraph-properties fo:text-align="center" style:justify-single-word="false"/>
      <style:text-properties style:font-name="Liberation Sans" officeooo:rsid="00e7efe3" officeooo:paragraph-rsid="00efee72"/>
    </style:style>
    <style:style style:name="P353" style:family="paragraph" style:parent-style-name="Table_20_Contents">
      <style:paragraph-properties fo:text-align="center" style:justify-single-word="false"/>
      <style:text-properties style:font-name="Liberation Sans" officeooo:rsid="00e7efe3" officeooo:paragraph-rsid="010befa7"/>
    </style:style>
    <style:style style:name="P354" style:family="paragraph" style:parent-style-name="Table_20_Contents">
      <style:text-properties style:font-name="Liberation Sans" officeooo:rsid="00e9e3fc" officeooo:paragraph-rsid="00e9e3fc"/>
    </style:style>
    <style:style style:name="P355" style:family="paragraph" style:parent-style-name="Table_20_Contents">
      <style:text-properties style:font-name="Liberation Sans" officeooo:rsid="00e9e3fc" officeooo:paragraph-rsid="00eb2ef6"/>
    </style:style>
    <style:style style:name="P356" style:family="paragraph" style:parent-style-name="Table_20_Contents">
      <style:text-properties style:font-name="Liberation Sans" officeooo:rsid="00e9e3fc" officeooo:paragraph-rsid="00ebfadd"/>
    </style:style>
    <style:style style:name="P357" style:family="paragraph" style:parent-style-name="Table_20_Contents">
      <style:text-properties style:font-name="Liberation Sans" officeooo:rsid="00e9e3fc" officeooo:paragraph-rsid="00efee72"/>
    </style:style>
    <style:style style:name="P358" style:family="paragraph" style:parent-style-name="Table_20_Contents">
      <style:text-properties style:font-name="Liberation Sans" officeooo:rsid="00e9e3fc" officeooo:paragraph-rsid="010befa7"/>
    </style:style>
    <style:style style:name="P359" style:family="paragraph" style:parent-style-name="Table_20_Contents">
      <style:text-properties style:font-name="Liberation Sans" officeooo:rsid="00e9e3fc" officeooo:paragraph-rsid="017f6ae6"/>
    </style:style>
    <style:style style:name="P360"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63"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67" style:family="paragraph" style:parent-style-name="Table_20_Contents">
      <style:text-properties style:font-name="Liberation Sans" fo:font-size="10pt" officeooo:paragraph-rsid="0155b41d" style:font-size-asian="10pt" style:font-size-complex="10pt"/>
    </style:style>
    <style:style style:name="P368"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69"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71"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72"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75"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76"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77"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78"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79" style:family="paragraph" style:parent-style-name="Table_20_Contents">
      <style:text-properties style:font-name="Liberation Sans" fo:font-size="10pt" officeooo:rsid="013273f4" officeooo:paragraph-rsid="013273f4" style:font-size-asian="10pt" style:font-size-complex="10pt"/>
    </style:style>
    <style:style style:name="P380" style:family="paragraph" style:parent-style-name="Table_20_Contents">
      <style:text-properties style:font-name="Liberation Sans" fo:font-size="10pt" officeooo:paragraph-rsid="013273f4" style:font-size-asian="10pt" style:font-size-complex="10pt"/>
    </style:style>
    <style:style style:name="P381"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82" style:family="paragraph" style:parent-style-name="Table_20_Contents">
      <style:text-properties style:font-name="Liberation Sans" fo:font-size="10pt" officeooo:rsid="01334453" officeooo:paragraph-rsid="01334453" style:font-size-asian="10pt" style:font-size-complex="10pt"/>
    </style:style>
    <style:style style:name="P383"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84" style:family="paragraph" style:parent-style-name="Table_20_Contents">
      <style:text-properties style:font-name="Liberation Sans" fo:font-size="10pt" officeooo:rsid="013438f3" officeooo:paragraph-rsid="013438f3" style:font-size-asian="10pt" style:font-size-complex="10pt"/>
    </style:style>
    <style:style style:name="P385" style:family="paragraph" style:parent-style-name="Table_20_Contents">
      <style:text-properties style:font-name="Liberation Sans" fo:font-size="10pt" officeooo:rsid="013438f3" officeooo:paragraph-rsid="038ad378" style:font-size-asian="10pt" style:font-size-complex="10pt"/>
    </style:style>
    <style:style style:name="P386" style:family="paragraph" style:parent-style-name="Table_20_Contents">
      <style:text-properties style:font-name="Liberation Sans" fo:font-size="10pt" officeooo:rsid="013438f3" officeooo:paragraph-rsid="012e2211" style:font-size-asian="10pt" style:font-size-complex="10pt"/>
    </style:style>
    <style:style style:name="P387" style:family="paragraph" style:parent-style-name="Table_20_Contents">
      <style:text-properties style:font-name="Liberation Sans" fo:font-size="10pt" officeooo:rsid="013438f3" officeooo:paragraph-rsid="03ab345f" style:font-size-asian="10pt" style:font-size-complex="10pt"/>
    </style:style>
    <style:style style:name="P388"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89" style:family="paragraph" style:parent-style-name="Table_20_Contents">
      <style:text-properties style:font-name="Liberation Sans" fo:font-size="10pt" officeooo:rsid="0135287a" officeooo:paragraph-rsid="0135287a" style:font-size-asian="10pt" style:font-size-complex="10pt"/>
    </style:style>
    <style:style style:name="P390"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91" style:family="paragraph" style:parent-style-name="Table_20_Contents">
      <style:text-properties style:font-name="Liberation Sans" fo:font-size="10pt" officeooo:rsid="013564ba" officeooo:paragraph-rsid="013564ba" style:font-size-asian="10pt" style:font-size-complex="10pt"/>
    </style:style>
    <style:style style:name="P392"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93"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94" style:family="paragraph" style:parent-style-name="Table_20_Contents">
      <style:text-properties style:font-name="Liberation Sans" fo:font-size="10pt" officeooo:rsid="03a17acb" officeooo:paragraph-rsid="03a17acb" style:font-size-asian="10pt" style:font-size-complex="10pt"/>
    </style:style>
    <style:style style:name="P395"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96"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97"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98"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99" style:family="paragraph" style:parent-style-name="Table_20_Contents">
      <style:text-properties style:font-name="Liberation Sans" fo:font-size="10pt" officeooo:rsid="04e0ed60" officeooo:paragraph-rsid="04e0ed60" style:font-size-asian="10pt" style:font-size-complex="10pt"/>
    </style:style>
    <style:style style:name="P400" style:family="paragraph" style:parent-style-name="Table_20_Contents">
      <style:text-properties style:font-name="Liberation Sans" fo:font-size="10pt" officeooo:paragraph-rsid="047ef4e8" style:font-size-asian="10pt" style:font-size-complex="10pt"/>
    </style:style>
    <style:style style:name="P401"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402" style:family="paragraph" style:parent-style-name="Table_20_Contents">
      <style:text-properties style:font-name="Liberation Sans" fo:font-size="10pt" officeooo:rsid="052baf68" officeooo:paragraph-rsid="052baf68" style:font-size-asian="10pt" style:font-size-complex="10pt"/>
    </style:style>
    <style:style style:name="P403" style:family="paragraph" style:parent-style-name="Table_20_Contents">
      <style:text-properties style:font-name="Liberation Sans" fo:font-size="10pt" officeooo:rsid="052baf68" officeooo:paragraph-rsid="052e003b" style:font-size-asian="10pt" style:font-size-complex="10pt"/>
    </style:style>
    <style:style style:name="P404"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405"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406" style:family="paragraph" style:parent-style-name="Table_20_Contents">
      <style:paragraph-properties fo:text-align="center" style:justify-single-word="false"/>
      <style:text-properties style:font-name="Liberation Sans" officeooo:rsid="00857266" officeooo:paragraph-rsid="0165934a"/>
    </style:style>
    <style:style style:name="P407" style:family="paragraph" style:parent-style-name="Table_20_Contents">
      <style:paragraph-properties fo:text-align="center" style:justify-single-word="false"/>
      <style:text-properties style:font-name="Liberation Sans" officeooo:rsid="0086ad92" officeooo:paragraph-rsid="0165934a"/>
    </style:style>
    <style:style style:name="P408" style:family="paragraph" style:parent-style-name="Table_20_Contents">
      <style:paragraph-properties fo:text-align="center" style:justify-single-word="false"/>
      <style:text-properties style:font-name="Liberation Sans" officeooo:rsid="0165934a" officeooo:paragraph-rsid="0165934a"/>
    </style:style>
    <style:style style:name="P409" style:family="paragraph" style:parent-style-name="Table_20_Contents">
      <style:paragraph-properties fo:text-align="center" style:justify-single-word="false"/>
      <style:text-properties style:font-name="Liberation Sans" officeooo:rsid="00ebfadd" officeooo:paragraph-rsid="00ebfadd"/>
    </style:style>
    <style:style style:name="P410" style:family="paragraph" style:parent-style-name="Table_20_Contents">
      <style:text-properties style:font-name="Liberation Sans" officeooo:rsid="00f937f3" officeooo:paragraph-rsid="00f937f3"/>
    </style:style>
    <style:style style:name="P411" style:family="paragraph" style:parent-style-name="Table_20_Contents">
      <style:text-properties style:font-name="Liberation Sans" officeooo:rsid="00f8c416" officeooo:paragraph-rsid="00f8c416"/>
    </style:style>
    <style:style style:name="P412" style:family="paragraph" style:parent-style-name="Table_20_Contents">
      <style:paragraph-properties fo:text-align="center" style:justify-single-word="false"/>
      <style:text-properties style:font-name="Liberation Sans" officeooo:rsid="01a48351" officeooo:paragraph-rsid="01a48351"/>
    </style:style>
    <style:style style:name="P413" style:family="paragraph" style:parent-style-name="Table_20_Contents">
      <style:text-properties style:font-name="Liberation Sans" officeooo:rsid="01a48351" officeooo:paragraph-rsid="01a48351"/>
    </style:style>
    <style:style style:name="P414" style:family="paragraph" style:parent-style-name="Table_20_Contents">
      <style:paragraph-properties fo:text-align="center" style:justify-single-word="false"/>
      <style:text-properties style:font-name="Liberation Sans" officeooo:rsid="01926b65" officeooo:paragraph-rsid="01926b65"/>
    </style:style>
    <style:style style:name="P415" style:family="paragraph" style:parent-style-name="Table_20_Contents">
      <style:text-properties style:font-name="Liberation Sans" officeooo:rsid="01926b65" officeooo:paragraph-rsid="01926b65"/>
    </style:style>
    <style:style style:name="P416" style:family="paragraph" style:parent-style-name="Table_20_Contents">
      <style:paragraph-properties fo:text-align="center" style:justify-single-word="false"/>
      <style:text-properties style:font-name="Liberation Sans" officeooo:rsid="0187338e" officeooo:paragraph-rsid="0187338e"/>
    </style:style>
    <style:style style:name="P417" style:family="paragraph" style:parent-style-name="Table_20_Contents">
      <style:paragraph-properties fo:text-align="center" style:justify-single-word="false"/>
      <style:text-properties style:font-name="Liberation Sans" officeooo:rsid="018540e0" officeooo:paragraph-rsid="018540e0"/>
    </style:style>
    <style:style style:name="P418" style:family="paragraph" style:parent-style-name="Table_20_Contents">
      <style:paragraph-properties fo:text-align="center" style:justify-single-word="false"/>
      <style:text-properties style:font-name="Liberation Sans" officeooo:rsid="018540e0" officeooo:paragraph-rsid="017f6ae6"/>
    </style:style>
    <style:style style:name="P419" style:family="paragraph" style:parent-style-name="Table_20_Contents">
      <style:text-properties style:font-name="Liberation Sans" officeooo:rsid="018bb95d" officeooo:paragraph-rsid="018bb95d"/>
    </style:style>
    <style:style style:name="P420" style:family="paragraph" style:parent-style-name="Table_20_Contents">
      <style:paragraph-properties fo:text-align="center" style:justify-single-word="false"/>
      <style:text-properties style:font-name="Liberation Sans" officeooo:rsid="019449ee" officeooo:paragraph-rsid="019449ee"/>
    </style:style>
    <style:style style:name="P421" style:family="paragraph" style:parent-style-name="Table_20_Contents">
      <style:text-properties style:font-name="Liberation Sans" officeooo:rsid="019449ee" officeooo:paragraph-rsid="019449ee"/>
    </style:style>
    <style:style style:name="P422" style:family="paragraph" style:parent-style-name="Table_20_Contents">
      <style:paragraph-properties fo:text-align="center" style:justify-single-word="false"/>
      <style:text-properties style:font-name="Liberation Sans" officeooo:rsid="0198ce31" officeooo:paragraph-rsid="0198ce31"/>
    </style:style>
    <style:style style:name="P423" style:family="paragraph" style:parent-style-name="Table_20_Contents">
      <style:paragraph-properties fo:text-align="center" style:justify-single-word="false"/>
      <style:text-properties style:font-name="Liberation Sans" officeooo:rsid="019e4758" officeooo:paragraph-rsid="019e4758"/>
    </style:style>
    <style:style style:name="P424" style:family="paragraph" style:parent-style-name="Table_20_Contents">
      <style:text-properties style:font-name="Liberation Sans" officeooo:paragraph-rsid="025f60a6"/>
    </style:style>
    <style:style style:name="P425" style:family="paragraph" style:parent-style-name="Table_20_Contents">
      <style:text-properties style:font-name="Liberation Sans" officeooo:paragraph-rsid="025f812a"/>
    </style:style>
    <style:style style:name="P426" style:family="paragraph" style:parent-style-name="Table_20_Contents">
      <style:text-properties style:font-name="Liberation Sans" officeooo:rsid="025f60a6" officeooo:paragraph-rsid="025f60a6"/>
    </style:style>
    <style:style style:name="P427" style:family="paragraph" style:parent-style-name="Table_20_Contents">
      <style:text-properties style:font-name="Liberation Sans" officeooo:paragraph-rsid="03400293"/>
    </style:style>
    <style:style style:name="P428" style:family="paragraph" style:parent-style-name="Table_20_Contents">
      <style:text-properties style:font-name="Liberation Sans" officeooo:paragraph-rsid="0340551f"/>
    </style:style>
    <style:style style:name="P429" style:family="paragraph" style:parent-style-name="Table_20_Contents">
      <style:paragraph-properties fo:text-align="center" style:justify-single-word="false"/>
      <style:text-properties style:font-name="Liberation Sans" officeooo:rsid="033de48d" officeooo:paragraph-rsid="033de48d"/>
    </style:style>
    <style:style style:name="P430" style:family="paragraph" style:parent-style-name="Table_20_Contents">
      <style:text-properties style:font-name="Liberation Sans" officeooo:rsid="033de48d" officeooo:paragraph-rsid="033de48d"/>
    </style:style>
    <style:style style:name="P431" style:family="paragraph" style:parent-style-name="Table_20_Contents">
      <style:paragraph-properties fo:text-align="center" style:justify-single-word="false"/>
      <style:text-properties style:font-name="Liberation Sans" officeooo:rsid="033f4b77" officeooo:paragraph-rsid="033f4b77"/>
    </style:style>
    <style:style style:name="P432" style:family="paragraph" style:parent-style-name="Table_20_Contents">
      <style:text-properties style:font-name="Liberation Sans" officeooo:rsid="033f4b77" officeooo:paragraph-rsid="033f4b77"/>
    </style:style>
    <style:style style:name="P433" style:family="paragraph" style:parent-style-name="Table_20_Contents">
      <style:paragraph-properties fo:text-align="center" style:justify-single-word="false"/>
      <style:text-properties style:font-name="Liberation Sans" officeooo:rsid="035f65f9" officeooo:paragraph-rsid="035f65f9"/>
    </style:style>
    <style:style style:name="P434" style:family="paragraph" style:parent-style-name="Table_20_Contents">
      <style:text-properties style:font-name="Liberation Sans" officeooo:rsid="035f65f9" officeooo:paragraph-rsid="035f65f9"/>
    </style:style>
    <style:style style:name="P435" style:family="paragraph" style:parent-style-name="Table_20_Contents">
      <style:paragraph-properties fo:text-align="center" style:justify-single-word="false"/>
      <style:text-properties style:font-name="Liberation Sans" officeooo:rsid="03c3232a" officeooo:paragraph-rsid="03c3232a"/>
    </style:style>
    <style:style style:name="P436" style:family="paragraph" style:parent-style-name="Table_20_Contents">
      <style:text-properties style:font-name="Liberation Sans" officeooo:rsid="03c3232a" officeooo:paragraph-rsid="03c3232a"/>
    </style:style>
    <style:style style:name="P437" style:family="paragraph" style:parent-style-name="Table_20_Contents">
      <style:text-properties style:font-name="Liberation Sans" officeooo:paragraph-rsid="03edec9c"/>
    </style:style>
    <style:style style:name="P438" style:family="paragraph" style:parent-style-name="Table_20_Contents">
      <style:text-properties style:font-name="Liberation Sans" officeooo:paragraph-rsid="03e92b61"/>
    </style:style>
    <style:style style:name="P439" style:family="paragraph" style:parent-style-name="Table_20_Contents">
      <style:text-properties style:font-name="Liberation Sans" officeooo:paragraph-rsid="03f0fa7e"/>
    </style:style>
    <style:style style:name="P440" style:family="paragraph" style:parent-style-name="Table_20_Contents">
      <style:text-properties style:font-name="Liberation Sans" officeooo:rsid="04083f08" officeooo:paragraph-rsid="04083f08"/>
    </style:style>
    <style:style style:name="P441" style:family="paragraph" style:parent-style-name="Table_20_Contents">
      <style:text-properties style:font-name="Liberation Sans" officeooo:rsid="04083f08" officeooo:paragraph-rsid="0497609d"/>
    </style:style>
    <style:style style:name="P442" style:family="paragraph" style:parent-style-name="Table_20_Contents">
      <style:paragraph-properties fo:text-align="center" style:justify-single-word="false"/>
      <style:text-properties style:font-name="Liberation Sans" officeooo:rsid="04252d62" officeooo:paragraph-rsid="04252d62"/>
    </style:style>
    <style:style style:name="P443" style:family="paragraph" style:parent-style-name="Table_20_Contents">
      <style:text-properties style:font-name="Liberation Sans" officeooo:paragraph-rsid="0497609d"/>
    </style:style>
    <style:style style:name="P444" style:family="paragraph" style:parent-style-name="Table_20_Contents">
      <style:text-properties style:font-name="Liberation Sans" officeooo:rsid="049a20de" officeooo:paragraph-rsid="049a20de"/>
    </style:style>
    <style:style style:name="P445" style:family="paragraph" style:parent-style-name="Table_20_Contents">
      <style:text-properties style:font-name="Liberation Sans" officeooo:rsid="049a20de" officeooo:paragraph-rsid="0500f9f9"/>
    </style:style>
    <style:style style:name="P446" style:family="paragraph" style:parent-style-name="Table_20_Contents">
      <style:paragraph-properties fo:text-align="center" style:justify-single-word="false"/>
      <style:text-properties style:font-name="Liberation Sans" officeooo:rsid="042500ff" officeooo:paragraph-rsid="0165934a"/>
    </style:style>
    <style:style style:name="P447" style:family="paragraph" style:parent-style-name="Table_20_Contents">
      <style:text-properties style:font-name="Liberation Sans" officeooo:rsid="027a7293" officeooo:paragraph-rsid="025f812a"/>
    </style:style>
    <style:style style:name="P448" style:family="paragraph" style:parent-style-name="Table_20_Contents">
      <style:paragraph-properties fo:text-align="center" style:justify-single-word="false"/>
      <style:text-properties style:font-name="Liberation Sans" officeooo:rsid="00eb2ef6" officeooo:paragraph-rsid="00eb2ef6"/>
    </style:style>
    <style:style style:name="P449" style:family="paragraph" style:parent-style-name="Table_20_Contents">
      <style:paragraph-properties fo:text-align="center" style:justify-single-word="false"/>
      <style:text-properties style:font-name="Liberation Sans" officeooo:rsid="00eb2ef6" officeooo:paragraph-rsid="00ebfadd"/>
    </style:style>
    <style:style style:name="P450" style:family="paragraph" style:parent-style-name="Table_20_Contents">
      <style:paragraph-properties fo:text-align="center" style:justify-single-word="false"/>
      <style:text-properties style:font-name="Liberation Sans" officeooo:rsid="00eb2ef6" officeooo:paragraph-rsid="00efee72"/>
    </style:style>
    <style:style style:name="P451" style:family="paragraph" style:parent-style-name="Table_20_Contents">
      <style:paragraph-properties fo:text-align="center" style:justify-single-word="false"/>
      <style:text-properties style:font-name="Liberation Sans" officeooo:rsid="00f4b047" officeooo:paragraph-rsid="00eb2ef6"/>
    </style:style>
    <style:style style:name="P452" style:family="paragraph" style:parent-style-name="Table_20_Contents">
      <style:text-properties style:font-name="Liberation Sans" officeooo:rsid="00eb67b0" officeooo:paragraph-rsid="00eb2ef6"/>
    </style:style>
    <style:style style:name="P453" style:family="paragraph" style:parent-style-name="Table_20_Contents">
      <style:text-properties style:font-name="Liberation Sans" officeooo:rsid="00eb67b0" officeooo:paragraph-rsid="00ebfadd"/>
    </style:style>
    <style:style style:name="P454" style:family="paragraph" style:parent-style-name="Table_20_Contents">
      <style:text-properties style:font-name="Liberation Sans" officeooo:rsid="00eb67b0" officeooo:paragraph-rsid="00efee72"/>
    </style:style>
    <style:style style:name="P455" style:family="paragraph" style:parent-style-name="Table_20_Contents">
      <style:paragraph-properties fo:text-align="center" style:justify-single-word="false"/>
      <style:text-properties style:font-name="Liberation Sans" officeooo:rsid="00f5d500" officeooo:paragraph-rsid="00ebfadd"/>
    </style:style>
    <style:style style:name="P456" style:family="paragraph" style:parent-style-name="Table_20_Contents">
      <style:paragraph-properties fo:text-align="center" style:justify-single-word="false"/>
      <style:text-properties style:font-name="Liberation Sans" officeooo:rsid="00f639cd" officeooo:paragraph-rsid="00efee72"/>
    </style:style>
    <style:style style:name="P457" style:family="paragraph" style:parent-style-name="Table_20_Contents">
      <style:paragraph-properties fo:text-align="center" style:justify-single-word="false"/>
      <style:text-properties style:font-name="Liberation Sans" officeooo:rsid="00f204e0" officeooo:paragraph-rsid="00efee72"/>
    </style:style>
    <style:style style:name="P458" style:family="paragraph" style:parent-style-name="Table_20_Contents">
      <style:paragraph-properties fo:text-align="center" style:justify-single-word="false"/>
      <style:text-properties style:font-name="Liberation Sans" officeooo:rsid="00f0dbc3" officeooo:paragraph-rsid="00efee72"/>
    </style:style>
    <style:style style:name="P459" style:family="paragraph" style:parent-style-name="Table_20_Contents">
      <style:text-properties style:font-name="Liberation Sans" officeooo:rsid="03f6056e" officeooo:paragraph-rsid="03ef585f"/>
    </style:style>
    <style:style style:name="P460" style:family="paragraph" style:parent-style-name="Table_20_Contents">
      <style:text-properties style:font-name="Liberation Sans" officeooo:rsid="03f6056e" officeooo:paragraph-rsid="03f0fa7e"/>
    </style:style>
    <style:style style:name="P461" style:family="paragraph" style:parent-style-name="Table_20_Contents">
      <style:paragraph-properties fo:text-align="center" style:justify-single-word="false"/>
      <style:text-properties style:font-name="Courier New" officeooo:rsid="00e6194b" officeooo:paragraph-rsid="00e6194b"/>
    </style:style>
    <style:style style:name="P462" style:family="paragraph" style:parent-style-name="Table_20_Contents">
      <style:paragraph-properties fo:text-align="center" style:justify-single-word="false"/>
      <style:text-properties style:font-name="Courier New" officeooo:rsid="00e6194b" officeooo:paragraph-rsid="00e68e07"/>
    </style:style>
    <style:style style:name="P463" style:family="paragraph" style:parent-style-name="Table_20_Contents">
      <style:paragraph-properties fo:text-align="center" style:justify-single-word="false"/>
      <style:text-properties style:font-name="Courier New" officeooo:rsid="00e6194b" officeooo:paragraph-rsid="00eb2ef6"/>
    </style:style>
    <style:style style:name="P464" style:family="paragraph" style:parent-style-name="Table_20_Contents">
      <style:paragraph-properties fo:text-align="center" style:justify-single-word="false"/>
      <style:text-properties style:font-name="Courier New" officeooo:rsid="00e6194b" officeooo:paragraph-rsid="00ebfadd"/>
    </style:style>
    <style:style style:name="P465" style:family="paragraph" style:parent-style-name="Table_20_Contents">
      <style:paragraph-properties fo:text-align="center" style:justify-single-word="false"/>
      <style:text-properties style:font-name="Courier New" officeooo:rsid="00e6194b" officeooo:paragraph-rsid="00efee72"/>
    </style:style>
    <style:style style:name="P466" style:family="paragraph" style:parent-style-name="Table_20_Contents">
      <style:paragraph-properties fo:text-align="center" style:justify-single-word="false"/>
      <style:text-properties style:font-name="Courier New" officeooo:rsid="00e6194b" officeooo:paragraph-rsid="010befa7"/>
    </style:style>
    <style:style style:name="P467" style:family="paragraph" style:parent-style-name="Table_20_Contents">
      <style:paragraph-properties fo:text-align="center" style:justify-single-word="false"/>
      <style:text-properties style:font-name="Courier New" officeooo:rsid="00e6194b" officeooo:paragraph-rsid="017f6ae6"/>
    </style:style>
    <style:style style:name="P468" style:family="paragraph" style:parent-style-name="Table_20_Contents">
      <style:paragraph-properties fo:text-align="center" style:justify-single-word="false"/>
      <style:text-properties style:font-name="Courier New" officeooo:rsid="00fc8baf" officeooo:paragraph-rsid="00fc8baf"/>
    </style:style>
    <style:style style:name="P469" style:family="paragraph" style:parent-style-name="Table_20_Contents">
      <style:paragraph-properties fo:text-align="center" style:justify-single-word="false"/>
      <style:text-properties style:font-name="Courier New" officeooo:rsid="00e84c55" officeooo:paragraph-rsid="00e84c55"/>
    </style:style>
    <style:style style:name="P470" style:family="paragraph" style:parent-style-name="Table_20_Contents">
      <style:paragraph-properties fo:text-align="center" style:justify-single-word="false"/>
      <style:text-properties style:font-name="Courier New" officeooo:rsid="00e84c55" officeooo:paragraph-rsid="00eb2ef6"/>
    </style:style>
    <style:style style:name="P471" style:family="paragraph" style:parent-style-name="Table_20_Contents">
      <style:paragraph-properties fo:text-align="center" style:justify-single-word="false"/>
      <style:text-properties style:font-name="Courier New" officeooo:rsid="00e84c55" officeooo:paragraph-rsid="00ebfadd"/>
    </style:style>
    <style:style style:name="P472" style:family="paragraph" style:parent-style-name="Table_20_Contents">
      <style:paragraph-properties fo:text-align="center" style:justify-single-word="false"/>
      <style:text-properties style:font-name="Courier New" officeooo:rsid="00e84c55" officeooo:paragraph-rsid="00efee72"/>
    </style:style>
    <style:style style:name="P473" style:family="paragraph" style:parent-style-name="Table_20_Contents">
      <style:paragraph-properties fo:text-align="center" style:justify-single-word="false"/>
      <style:text-properties style:font-name="Courier New" officeooo:rsid="00e84c55" officeooo:paragraph-rsid="010befa7"/>
    </style:style>
    <style:style style:name="P474" style:family="paragraph" style:parent-style-name="Table_20_Contents">
      <style:paragraph-properties fo:text-align="center" style:justify-single-word="false"/>
      <style:text-properties style:font-name="Courier New" officeooo:rsid="00e84c55" officeooo:paragraph-rsid="017f6ae6"/>
    </style:style>
    <style:style style:name="P475"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76"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82"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83"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84"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85"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86"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87"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88"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89"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90"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91"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92"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98" style:family="paragraph" style:parent-style-name="Table_20_Contents">
      <style:text-properties style:font-name="Courier New" fo:font-size="10pt" officeooo:rsid="0061bf48" officeooo:paragraph-rsid="0155b41d" style:font-size-asian="10pt" style:font-size-complex="10pt"/>
    </style:style>
    <style:style style:name="P499" style:family="paragraph" style:parent-style-name="Table_20_Contents">
      <style:text-properties style:font-name="Courier New" fo:font-size="10pt" officeooo:rsid="00632bcb" officeooo:paragraph-rsid="0155b41d" style:font-size-asian="10pt" style:font-size-complex="10pt"/>
    </style:style>
    <style:style style:name="P500" style:family="paragraph" style:parent-style-name="Table_20_Contents">
      <style:text-properties style:font-name="Courier New" fo:font-size="10pt" officeooo:rsid="00640ab1" officeooo:paragraph-rsid="0155b41d" style:font-size-asian="10pt" style:font-size-complex="10pt"/>
    </style:style>
    <style:style style:name="P501" style:family="paragraph" style:parent-style-name="Table_20_Contents">
      <style:text-properties style:font-name="Courier New" fo:font-size="10pt" officeooo:rsid="006411e5" officeooo:paragraph-rsid="0155b41d" style:font-size-asian="10pt" style:font-size-complex="10pt"/>
    </style:style>
    <style:style style:name="P502" style:family="paragraph" style:parent-style-name="Table_20_Contents">
      <style:text-properties style:font-name="Courier New" fo:font-size="10pt" officeooo:rsid="0065377a" officeooo:paragraph-rsid="0155b41d" style:font-size-asian="10pt" style:font-size-complex="10pt"/>
    </style:style>
    <style:style style:name="P503" style:family="paragraph" style:parent-style-name="Table_20_Contents">
      <style:text-properties style:font-name="Courier New" fo:font-size="10pt" officeooo:rsid="00665cb7" officeooo:paragraph-rsid="0155b41d" style:font-size-asian="10pt" style:font-size-complex="10pt"/>
    </style:style>
    <style:style style:name="P504" style:family="paragraph" style:parent-style-name="Table_20_Contents">
      <style:text-properties style:font-name="Courier New" fo:font-size="10pt" officeooo:rsid="0066c796" officeooo:paragraph-rsid="0155b41d" style:font-size-asian="10pt" style:font-size-complex="10pt"/>
    </style:style>
    <style:style style:name="P505" style:family="paragraph" style:parent-style-name="Table_20_Contents">
      <style:text-properties style:font-name="Courier New" fo:font-size="10pt" officeooo:rsid="006712e9" officeooo:paragraph-rsid="0155b41d" style:font-size-asian="10pt" style:font-size-complex="10pt"/>
    </style:style>
    <style:style style:name="P506" style:family="paragraph" style:parent-style-name="Table_20_Contents">
      <style:text-properties style:font-name="Courier New" fo:font-size="10pt" officeooo:rsid="00676a59" officeooo:paragraph-rsid="0155b41d" style:font-size-asian="10pt" style:font-size-complex="10pt"/>
    </style:style>
    <style:style style:name="P507" style:family="paragraph" style:parent-style-name="Table_20_Contents">
      <style:text-properties style:font-name="Courier New" fo:font-size="10pt" officeooo:rsid="0068e079" officeooo:paragraph-rsid="0155b41d" style:font-size-asian="10pt" style:font-size-complex="10pt"/>
    </style:style>
    <style:style style:name="P508" style:family="paragraph" style:parent-style-name="Table_20_Contents">
      <style:text-properties style:font-name="Courier New" fo:font-size="10pt" officeooo:rsid="006b4628" officeooo:paragraph-rsid="0155b41d" style:font-size-asian="10pt" style:font-size-complex="10pt"/>
    </style:style>
    <style:style style:name="P509" style:family="paragraph" style:parent-style-name="Table_20_Contents">
      <style:text-properties style:font-name="Courier New" fo:font-size="10pt" officeooo:rsid="006ba230" officeooo:paragraph-rsid="0155b41d" style:font-size-asian="10pt" style:font-size-complex="10pt"/>
    </style:style>
    <style:style style:name="P510" style:family="paragraph" style:parent-style-name="Table_20_Contents">
      <style:text-properties style:font-name="Courier New" fo:font-size="10pt" officeooo:rsid="006c5577" officeooo:paragraph-rsid="0155b41d" style:font-size-asian="10pt" style:font-size-complex="10pt"/>
    </style:style>
    <style:style style:name="P511" style:family="paragraph" style:parent-style-name="Table_20_Contents">
      <style:text-properties style:font-name="Courier New" fo:font-size="10pt" officeooo:rsid="006e36d2" officeooo:paragraph-rsid="0155b41d" style:font-size-asian="10pt" style:font-size-complex="10pt"/>
    </style:style>
    <style:style style:name="P512" style:family="paragraph" style:parent-style-name="Table_20_Contents">
      <style:text-properties style:font-name="Courier New" fo:font-size="10pt" officeooo:rsid="00707fd4" officeooo:paragraph-rsid="0155b41d" style:font-size-asian="10pt" style:font-size-complex="10pt"/>
    </style:style>
    <style:style style:name="P513" style:family="paragraph" style:parent-style-name="Table_20_Contents">
      <style:text-properties style:font-name="Courier New" fo:font-size="10pt" officeooo:rsid="0070e2ac" officeooo:paragraph-rsid="0155b41d" style:font-size-asian="10pt" style:font-size-complex="10pt"/>
    </style:style>
    <style:style style:name="P514" style:family="paragraph" style:parent-style-name="Table_20_Contents">
      <style:text-properties style:font-name="Courier New" fo:font-size="10pt" officeooo:rsid="00731121" officeooo:paragraph-rsid="0155b41d" style:font-size-asian="10pt" style:font-size-complex="10pt"/>
    </style:style>
    <style:style style:name="P515" style:family="paragraph" style:parent-style-name="Table_20_Contents">
      <style:text-properties style:font-name="Courier New" fo:font-size="10pt" officeooo:rsid="00731c56" officeooo:paragraph-rsid="0155b41d" style:font-size-asian="10pt" style:font-size-complex="10pt"/>
    </style:style>
    <style:style style:name="P516" style:family="paragraph" style:parent-style-name="Table_20_Contents">
      <style:text-properties style:font-name="Courier New" fo:font-size="10pt" officeooo:rsid="0074950b" officeooo:paragraph-rsid="0155b41d" style:font-size-asian="10pt" style:font-size-complex="10pt"/>
    </style:style>
    <style:style style:name="P517" style:family="paragraph" style:parent-style-name="Table_20_Contents">
      <style:text-properties style:font-name="Courier New" fo:font-size="10pt" officeooo:rsid="00768764" officeooo:paragraph-rsid="0155b41d" style:font-size-asian="10pt" style:font-size-complex="10pt"/>
    </style:style>
    <style:style style:name="P518" style:family="paragraph" style:parent-style-name="Table_20_Contents">
      <style:text-properties style:font-name="Courier New" fo:font-size="10pt" officeooo:rsid="00787980" officeooo:paragraph-rsid="0155b41d" style:font-size-asian="10pt" style:font-size-complex="10pt"/>
    </style:style>
    <style:style style:name="P519" style:family="paragraph" style:parent-style-name="Table_20_Contents">
      <style:text-properties style:font-name="Courier New" fo:font-size="10pt" officeooo:rsid="0078e2c2" officeooo:paragraph-rsid="0155b41d" style:font-size-asian="10pt" style:font-size-complex="10pt"/>
    </style:style>
    <style:style style:name="P520" style:family="paragraph" style:parent-style-name="Table_20_Contents">
      <style:text-properties style:font-name="Courier New" fo:font-size="10pt" officeooo:rsid="00787c4a" officeooo:paragraph-rsid="0155b41d" style:font-size-asian="10pt" style:font-size-complex="10pt"/>
    </style:style>
    <style:style style:name="P521" style:family="paragraph" style:parent-style-name="Table_20_Contents">
      <style:text-properties style:font-name="Courier New" fo:font-size="10pt" officeooo:rsid="00798307" officeooo:paragraph-rsid="0155b41d" style:font-size-asian="10pt" style:font-size-complex="10pt"/>
    </style:style>
    <style:style style:name="P522" style:family="paragraph" style:parent-style-name="Table_20_Contents">
      <style:text-properties style:font-name="Courier New" fo:font-size="10pt" officeooo:rsid="007a8f14" officeooo:paragraph-rsid="0155b41d" style:font-size-asian="10pt" style:font-size-complex="10pt"/>
    </style:style>
    <style:style style:name="P523" style:family="paragraph" style:parent-style-name="Table_20_Contents">
      <style:text-properties style:font-name="Courier New" fo:font-size="10pt" officeooo:rsid="007c4ad4" officeooo:paragraph-rsid="0155b41d"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39"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40"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41"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42"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43"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44"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45"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46"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47"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48"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49"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50"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51"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52"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53"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54"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55"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56"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57"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58"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59"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60"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61"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62"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63"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64"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65"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66"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67"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68"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69"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70" style:family="paragraph" style:parent-style-name="Table_20_Contents">
      <style:paragraph-properties fo:text-align="center" style:justify-single-word="false"/>
      <style:text-properties style:font-name="Courier New" officeooo:rsid="00fafe10" officeooo:paragraph-rsid="00fafe10"/>
    </style:style>
    <style:style style:name="P571" style:family="paragraph" style:parent-style-name="Table_20_Contents">
      <style:paragraph-properties fo:text-align="center" style:justify-single-word="false"/>
      <style:text-properties style:font-name="Courier New" officeooo:rsid="01a48351" officeooo:paragraph-rsid="01a48351"/>
    </style:style>
    <style:style style:name="P572" style:family="paragraph" style:parent-style-name="Table_20_Contents">
      <style:paragraph-properties fo:text-align="center" style:justify-single-word="false"/>
      <style:text-properties style:font-name="Courier New" officeooo:rsid="01926b65" officeooo:paragraph-rsid="01926b65"/>
    </style:style>
    <style:style style:name="P573" style:family="paragraph" style:parent-style-name="Table_20_Contents">
      <style:paragraph-properties fo:text-align="center" style:justify-single-word="false"/>
      <style:text-properties style:font-name="Courier New" officeooo:rsid="025f60a6"/>
    </style:style>
    <style:style style:name="P574" style:family="paragraph" style:parent-style-name="Table_20_Contents">
      <style:paragraph-properties fo:text-align="center" style:justify-single-word="false"/>
      <style:text-properties style:font-name="Courier New" officeooo:rsid="025f60a6" officeooo:paragraph-rsid="025f60a6"/>
    </style:style>
    <style:style style:name="P575" style:family="paragraph" style:parent-style-name="Table_20_Contents">
      <style:paragraph-properties fo:text-align="center" style:justify-single-word="false"/>
      <style:text-properties style:font-name="Courier New" officeooo:rsid="025f812a" officeooo:paragraph-rsid="025f812a"/>
    </style:style>
    <style:style style:name="P576" style:family="paragraph" style:parent-style-name="Table_20_Contents">
      <style:paragraph-properties fo:text-align="center" style:justify-single-word="false"/>
      <style:text-properties style:font-name="Courier New" officeooo:rsid="03400293" officeooo:paragraph-rsid="03400293"/>
    </style:style>
    <style:style style:name="P577" style:family="paragraph" style:parent-style-name="Table_20_Contents">
      <style:paragraph-properties fo:text-align="center" style:justify-single-word="false"/>
      <style:text-properties style:font-name="Courier New" officeooo:rsid="0340551f" officeooo:paragraph-rsid="0340551f"/>
    </style:style>
    <style:style style:name="P578" style:family="paragraph" style:parent-style-name="Table_20_Contents">
      <style:text-properties style:font-name="Courier New" officeooo:rsid="03e8fccb" officeooo:paragraph-rsid="03e8fccb"/>
    </style:style>
    <style:style style:name="P579" style:family="paragraph" style:parent-style-name="Table_20_Contents">
      <style:paragraph-properties fo:text-align="center" style:justify-single-word="false"/>
      <style:text-properties style:font-name="Courier New" officeooo:rsid="03e8fccb" officeooo:paragraph-rsid="03e8fccb"/>
    </style:style>
    <style:style style:name="P580" style:family="paragraph" style:parent-style-name="Table_20_Contents">
      <style:text-properties style:font-name="Courier New" officeooo:rsid="04083f08" officeooo:paragraph-rsid="04083f08"/>
    </style:style>
    <style:style style:name="P581" style:family="paragraph" style:parent-style-name="Table_20_Contents">
      <style:text-properties style:font-name="Courier New" officeooo:rsid="0497609d" officeooo:paragraph-rsid="0497609d"/>
    </style:style>
    <style:style style:name="P582" style:family="paragraph" style:parent-style-name="Table_20_Contents">
      <style:paragraph-properties fo:text-align="center" style:justify-single-word="false"/>
      <style:text-properties style:font-name="Courier New" officeooo:rsid="0497609d" officeooo:paragraph-rsid="0497609d"/>
    </style:style>
    <style:style style:name="P583" style:family="paragraph" style:parent-style-name="Table_20_Contents">
      <style:text-properties style:font-name="Courier New" officeooo:rsid="049a20de" officeooo:paragraph-rsid="049a20de"/>
    </style:style>
    <style:style style:name="P584" style:family="paragraph" style:parent-style-name="Table_20_Contents">
      <style:paragraph-properties fo:text-align="center" style:justify-single-word="false"/>
      <style:text-properties style:font-name="Courier New" officeooo:rsid="049a20de" officeooo:paragraph-rsid="049a20de"/>
    </style:style>
    <style:style style:name="P585" style:family="paragraph" style:parent-style-name="Table_20_Contents">
      <style:text-properties style:font-name="Courier New" officeooo:rsid="0500f9f9" officeooo:paragraph-rsid="0500f9f9"/>
    </style:style>
    <style:style style:name="P586" style:family="paragraph" style:parent-style-name="Table_20_Contents">
      <style:paragraph-properties fo:text-align="center" style:justify-single-word="false"/>
      <style:text-properties style:font-name="Courier New" officeooo:rsid="0500f9f9" officeooo:paragraph-rsid="0500f9f9"/>
    </style:style>
    <style:style style:name="P587" style:family="paragraph" style:parent-style-name="Table_20_Contents">
      <style:paragraph-properties fo:text-align="center" style:justify-single-word="false"/>
      <style:text-properties style:font-name="Courier New" officeooo:rsid="01a1a090" officeooo:paragraph-rsid="018540e0"/>
    </style:style>
    <style:style style:name="P588" style:family="paragraph" style:parent-style-name="Table_20_Contents">
      <style:paragraph-properties fo:text-align="center" style:justify-single-word="false"/>
      <style:text-properties style:font-name="Courier New" officeooo:rsid="01a110d8" officeooo:paragraph-rsid="01926b65"/>
    </style:style>
    <style:style style:name="P589" style:family="paragraph" style:parent-style-name="Table_20_Contents">
      <style:paragraph-properties fo:text-align="center" style:justify-single-word="false"/>
      <style:text-properties style:font-name="Courier New" officeooo:rsid="01a02564" officeooo:paragraph-rsid="019449ee"/>
    </style:style>
    <style:style style:name="P590" style:family="paragraph" style:parent-style-name="Table_20_Contents">
      <style:paragraph-properties fo:text-align="center" style:justify-single-word="false"/>
      <style:text-properties style:font-name="Courier New" officeooo:rsid="00faa4ba" officeooo:paragraph-rsid="00f8c416"/>
    </style:style>
    <style:style style:name="P591" style:family="paragraph" style:parent-style-name="Table_20_Contents">
      <style:paragraph-properties fo:text-align="center" style:justify-single-word="false"/>
      <style:text-properties style:font-name="Courier New" officeooo:rsid="03eae973" officeooo:paragraph-rsid="03e8fccb"/>
    </style:style>
    <style:style style:name="P592" style:family="paragraph" style:parent-style-name="Table_20_Contents">
      <style:paragraph-properties fo:text-align="center" style:justify-single-word="false"/>
      <style:text-properties style:font-name="Courier New" officeooo:rsid="0409ba36" officeooo:paragraph-rsid="04083f08"/>
    </style:style>
    <style:style style:name="P593"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80"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81"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82"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83"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84"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85"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86"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87"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88"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89"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90"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91"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92"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93"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94"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95"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96"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97"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98"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99"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700"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701"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702"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703"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704"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705"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706"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707"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708"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709"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710"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711" style:family="paragraph" style:parent-style-name="Table_20_Contents">
      <style:text-properties fo:font-size="10pt" officeooo:paragraph-rsid="047ef4e8" style:font-size-asian="10pt" style:font-size-complex="10pt"/>
    </style:style>
    <style:style style:name="P712" style:family="paragraph" style:parent-style-name="Table_20_Contents">
      <style:text-properties fo:font-size="10pt" officeooo:paragraph-rsid="04801a84" style:font-size-asian="10pt" style:font-size-complex="10pt"/>
    </style:style>
    <style:style style:name="P713" style:family="paragraph" style:parent-style-name="Table_20_Contents">
      <style:text-properties fo:font-size="10pt" officeooo:paragraph-rsid="0480f7f2" style:font-size-asian="10pt" style:font-size-complex="10pt"/>
    </style:style>
    <style:style style:name="P714" style:family="paragraph" style:parent-style-name="Table_20_Contents">
      <style:text-properties fo:font-size="10pt" officeooo:paragraph-rsid="0484c554" style:font-size-asian="10pt" style:font-size-complex="10pt"/>
    </style:style>
    <style:style style:name="P715" style:family="paragraph" style:parent-style-name="Table_20_Contents">
      <style:text-properties fo:font-size="10pt" officeooo:paragraph-rsid="04868ef2" style:font-size-asian="10pt" style:font-size-complex="10pt"/>
    </style:style>
    <style:style style:name="P716" style:family="paragraph" style:parent-style-name="Table_20_Contents">
      <style:text-properties fo:font-size="10pt" officeooo:paragraph-rsid="04890f1c" style:font-size-asian="10pt" style:font-size-complex="10pt"/>
    </style:style>
    <style:style style:name="P717" style:family="paragraph" style:parent-style-name="Table_20_Contents">
      <style:text-properties fo:font-size="10pt" officeooo:paragraph-rsid="048a4ece" style:font-size-asian="10pt" style:font-size-complex="10pt"/>
    </style:style>
    <style:style style:name="P718" style:family="paragraph" style:parent-style-name="Table_20_Contents">
      <style:paragraph-properties fo:text-align="center" style:justify-single-word="false"/>
      <style:text-properties fo:font-size="10pt" officeooo:rsid="047ef4e8" style:font-size-asian="10pt" style:font-size-complex="10pt"/>
    </style:style>
    <style:style style:name="P719"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720"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721"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722"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723"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724"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725"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726"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727"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728" style:family="paragraph" style:parent-style-name="Table_20_Contents">
      <style:text-properties fo:font-size="10pt" officeooo:rsid="0480f7f2" officeooo:paragraph-rsid="0480f7f2" style:font-size-asian="10pt" style:font-size-complex="10pt"/>
    </style:style>
    <style:style style:name="P729"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730" style:family="paragraph" style:parent-style-name="Table_20_Contents">
      <style:text-properties fo:font-size="10pt" officeooo:rsid="04814089" officeooo:paragraph-rsid="04814089" style:font-size-asian="10pt" style:font-size-complex="10pt"/>
    </style:style>
    <style:style style:name="P731" style:family="paragraph" style:parent-style-name="Table_20_Contents">
      <style:text-properties fo:font-size="10pt" officeooo:rsid="04814089" officeooo:paragraph-rsid="04f43e5a" style:font-size-asian="10pt" style:font-size-complex="10pt"/>
    </style:style>
    <style:style style:name="P732"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33" style:family="paragraph" style:parent-style-name="Table_20_Contents">
      <style:text-properties fo:font-size="10pt" officeooo:rsid="04832e57" officeooo:paragraph-rsid="04832e57" style:font-size-asian="10pt" style:font-size-complex="10pt"/>
    </style:style>
    <style:style style:name="P734"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35"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36"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37" style:family="paragraph" style:parent-style-name="Table_20_Contents">
      <style:text-properties fo:font-size="10pt" officeooo:rsid="04854a21" officeooo:paragraph-rsid="04854a21" style:font-size-asian="10pt" style:font-size-complex="10pt"/>
    </style:style>
    <style:style style:name="P738"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39" style:family="paragraph" style:parent-style-name="Table_20_Contents">
      <style:text-properties fo:font-size="10pt" officeooo:rsid="04889e19" officeooo:paragraph-rsid="04889e19" style:font-size-asian="10pt" style:font-size-complex="10pt"/>
    </style:style>
    <style:style style:name="P740"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41" style:family="paragraph" style:parent-style-name="Table_20_Contents">
      <style:text-properties fo:font-size="10pt" officeooo:rsid="04890f1c" officeooo:paragraph-rsid="04890f1c" style:font-size-asian="10pt" style:font-size-complex="10pt"/>
    </style:style>
    <style:style style:name="P742"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43"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44"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45"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46" style:family="paragraph" style:parent-style-name="Table_20_Contents">
      <style:text-properties fo:font-size="10pt" officeooo:rsid="048d3df2" officeooo:paragraph-rsid="048d3df2" style:font-size-asian="10pt" style:font-size-complex="10pt"/>
    </style:style>
    <style:style style:name="P747" style:family="paragraph" style:parent-style-name="Table_20_Contents">
      <style:text-properties fo:font-size="10pt" officeooo:rsid="048d3df2" officeooo:paragraph-rsid="04bf0e4d" style:font-size-asian="10pt" style:font-size-complex="10pt"/>
    </style:style>
    <style:style style:name="P748"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49" style:family="paragraph" style:parent-style-name="Table_20_Contents">
      <style:text-properties fo:font-size="10pt" officeooo:rsid="04c716d9" officeooo:paragraph-rsid="04c716d9" style:font-size-asian="10pt" style:font-size-complex="10pt"/>
    </style:style>
    <style:style style:name="P750"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51"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52" style:family="paragraph" style:parent-style-name="Table_20_Contents">
      <style:text-properties fo:font-size="10pt" officeooo:rsid="04bf0e4d" officeooo:paragraph-rsid="04bf0e4d" style:font-size-asian="10pt" style:font-size-complex="10pt"/>
    </style:style>
    <style:style style:name="P753"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54" style:family="paragraph" style:parent-style-name="Table_20_Contents">
      <style:text-properties fo:font-size="10pt" officeooo:rsid="04c7aa03" officeooo:paragraph-rsid="04c7aa03" style:font-size-asian="10pt" style:font-size-complex="10pt"/>
    </style:style>
    <style:style style:name="P755"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56" style:family="paragraph" style:parent-style-name="Table_20_Contents">
      <style:text-properties fo:font-size="10pt" officeooo:rsid="04c011e9" officeooo:paragraph-rsid="04c011e9" style:font-size-asian="10pt" style:font-size-complex="10pt"/>
    </style:style>
    <style:style style:name="P757"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58"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59"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60"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61"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62"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63"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64"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65" style:family="paragraph" style:parent-style-name="Table_20_Contents">
      <style:text-properties fo:font-size="10pt" officeooo:rsid="05339427" officeooo:paragraph-rsid="05339427" style:font-size-asian="10pt" style:font-size-complex="10pt"/>
    </style:style>
    <style:style style:name="P766"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67" style:family="paragraph" style:parent-style-name="Table_20_Contents">
      <style:text-properties fo:font-size="10pt" officeooo:rsid="053394c7" officeooo:paragraph-rsid="053394c7" style:font-size-asian="10pt" style:font-size-complex="10pt"/>
    </style:style>
    <style:style style:name="P768" style:family="paragraph" style:parent-style-name="Table_20_Contents">
      <style:paragraph-properties fo:text-align="center" style:justify-single-word="false"/>
      <style:text-properties officeooo:rsid="0340551f" officeooo:paragraph-rsid="0340551f"/>
    </style:style>
    <style:style style:name="P769" style:family="paragraph" style:parent-style-name="Table_20_Contents">
      <style:text-properties officeooo:rsid="0340551f" officeooo:paragraph-rsid="0340551f"/>
    </style:style>
    <style:style style:name="P770" style:family="paragraph" style:parent-style-name="Table_20_Contents">
      <style:paragraph-properties fo:text-align="center" style:justify-single-word="false"/>
      <style:text-properties officeooo:rsid="03c3232a" officeooo:paragraph-rsid="03c3232a"/>
    </style:style>
    <style:style style:name="P771" style:family="paragraph" style:parent-style-name="Table_20_Contents">
      <style:text-properties officeooo:paragraph-rsid="03f1b9b3"/>
    </style:style>
    <style:style style:name="P772" style:family="paragraph" style:parent-style-name="Table_20_Contents">
      <style:text-properties style:font-name="Arial1" fo:font-size="10pt" officeooo:paragraph-rsid="047ef4e8" style:font-size-asian="10pt" style:font-size-complex="10pt"/>
    </style:style>
    <style:style style:name="P773" style:family="paragraph" style:parent-style-name="Table_20_Heading">
      <style:text-properties style:font-name="Liberation Sans" officeooo:rsid="00e6194b" officeooo:paragraph-rsid="00e6194b"/>
    </style:style>
    <style:style style:name="P774" style:family="paragraph" style:parent-style-name="Table_20_Heading">
      <style:text-properties style:font-name="Liberation Sans" officeooo:rsid="00e6194b" officeooo:paragraph-rsid="00e68e07"/>
    </style:style>
    <style:style style:name="P775" style:family="paragraph" style:parent-style-name="Table_20_Heading">
      <style:text-properties style:font-name="Liberation Sans" officeooo:rsid="00e6194b" officeooo:paragraph-rsid="00eb2ef6"/>
    </style:style>
    <style:style style:name="P776" style:family="paragraph" style:parent-style-name="Table_20_Heading">
      <style:text-properties style:font-name="Liberation Sans" officeooo:rsid="00e6194b" officeooo:paragraph-rsid="00ebfadd"/>
    </style:style>
    <style:style style:name="P777" style:family="paragraph" style:parent-style-name="Table_20_Heading">
      <style:text-properties style:font-name="Liberation Sans" officeooo:rsid="00e6194b" officeooo:paragraph-rsid="00efee72"/>
    </style:style>
    <style:style style:name="P778" style:family="paragraph" style:parent-style-name="Table_20_Heading">
      <style:text-properties style:font-name="Liberation Sans" officeooo:rsid="00e6194b" officeooo:paragraph-rsid="010befa7"/>
    </style:style>
    <style:style style:name="P779" style:family="paragraph" style:parent-style-name="Table_20_Heading">
      <style:text-properties style:font-name="Liberation Sans" officeooo:rsid="00e6194b" officeooo:paragraph-rsid="017f6ae6"/>
    </style:style>
    <style:style style:name="P780" style:family="paragraph" style:parent-style-name="Table_20_Heading">
      <style:text-properties style:font-name="Liberation Sans" fo:font-size="10pt" officeooo:rsid="0061bf48" officeooo:paragraph-rsid="0155b41d" style:font-size-asian="10pt" style:font-size-complex="10pt"/>
    </style:style>
    <style:style style:name="P781" style:family="paragraph" style:parent-style-name="Table_20_Heading">
      <style:text-properties style:font-name="Liberation Sans" fo:font-size="10pt" officeooo:rsid="030e2401" officeooo:paragraph-rsid="030e2401" style:font-size-asian="10pt" style:font-size-complex="10pt"/>
    </style:style>
    <style:style style:name="P782" style:family="paragraph" style:parent-style-name="Table_20_Heading">
      <style:text-properties style:font-name="Liberation Sans" fo:font-size="10pt" officeooo:rsid="030d596f" officeooo:paragraph-rsid="030d596f" style:font-size-asian="10pt" style:font-size-complex="10pt"/>
    </style:style>
    <style:style style:name="P783" style:family="paragraph" style:parent-style-name="Table_20_Heading">
      <style:text-properties style:font-name="Liberation Sans" fo:font-size="10pt" officeooo:rsid="0354a1be" officeooo:paragraph-rsid="0354a1be" style:font-size-asian="10pt" style:font-size-complex="10pt"/>
    </style:style>
    <style:style style:name="P784" style:family="paragraph" style:parent-style-name="Table_20_Heading">
      <style:text-properties style:font-name="Liberation Sans" fo:font-size="10pt" officeooo:rsid="0349336b" officeooo:paragraph-rsid="0349336b" style:font-size-asian="10pt" style:font-size-complex="10pt"/>
    </style:style>
    <style:style style:name="P785" style:family="paragraph" style:parent-style-name="Table_20_Heading">
      <style:text-properties style:font-name="Liberation Sans" fo:font-size="10pt" officeooo:rsid="012e2211" officeooo:paragraph-rsid="012e2211" style:font-size-asian="10pt" style:font-size-complex="10pt"/>
    </style:style>
    <style:style style:name="P786" style:family="paragraph" style:parent-style-name="Table_20_Heading">
      <style:text-properties style:font-name="Liberation Sans" fo:font-size="10pt" officeooo:rsid="0131e286" officeooo:paragraph-rsid="0131e286" style:font-size-asian="10pt" style:font-size-complex="10pt"/>
    </style:style>
    <style:style style:name="P787" style:family="paragraph" style:parent-style-name="Table_20_Heading">
      <style:text-properties style:font-name="Liberation Sans" fo:font-size="10pt" officeooo:rsid="012f5faa" officeooo:paragraph-rsid="012e2211" style:font-size-asian="10pt" style:font-size-complex="10pt"/>
    </style:style>
    <style:style style:name="P788" style:family="paragraph" style:parent-style-name="Table_20_Heading">
      <style:text-properties style:font-name="Liberation Sans" fo:font-size="10pt" officeooo:rsid="013438f3" officeooo:paragraph-rsid="012e2211" style:font-size-asian="10pt" style:font-size-complex="10pt"/>
    </style:style>
    <style:style style:name="P789" style:family="paragraph" style:parent-style-name="Table_20_Heading">
      <style:text-properties style:font-name="Liberation Sans" officeooo:rsid="00857266" officeooo:paragraph-rsid="0165934a"/>
    </style:style>
    <style:style style:name="P790" style:family="paragraph" style:parent-style-name="Table_20_Heading">
      <style:text-properties style:font-name="Liberation Sans" officeooo:rsid="025f60a6" officeooo:paragraph-rsid="025f60a6"/>
    </style:style>
    <style:style style:name="P791" style:family="paragraph" style:parent-style-name="Table_20_Heading">
      <style:text-properties style:font-name="Liberation Sans" officeooo:rsid="035f65f9" officeooo:paragraph-rsid="035f65f9"/>
    </style:style>
    <style:style style:name="P792" style:family="paragraph" style:parent-style-name="Table_20_Heading">
      <style:text-properties fo:font-size="10pt" officeooo:rsid="0007e534" officeooo:paragraph-rsid="0153b621" style:font-size-asian="10pt" style:font-size-complex="10pt"/>
    </style:style>
    <style:style style:name="P793" style:family="paragraph" style:parent-style-name="Table_20_Heading">
      <style:text-properties fo:font-size="10pt" officeooo:rsid="0024ee8f" officeooo:paragraph-rsid="0153b621" style:font-size-asian="10pt" style:font-size-complex="10pt"/>
    </style:style>
    <style:style style:name="P794" style:family="paragraph" style:parent-style-name="Table_20_Heading">
      <style:text-properties fo:font-size="10pt" officeooo:rsid="009a4f42" officeooo:paragraph-rsid="0153b621" style:font-size-asian="10pt" style:font-size-complex="10pt"/>
    </style:style>
    <style:style style:name="P795" style:family="paragraph" style:parent-style-name="Table_20_Heading">
      <style:text-properties fo:font-size="10pt" officeooo:rsid="000d8f5e" officeooo:paragraph-rsid="0153b621" style:font-size-asian="10pt" style:font-size-complex="10pt"/>
    </style:style>
    <style:style style:name="P796" style:family="paragraph" style:parent-style-name="Table_20_Heading">
      <style:text-properties fo:font-size="10pt" officeooo:rsid="047def0d" officeooo:paragraph-rsid="047def0d" style:font-size-asian="10pt" style:font-size-complex="10pt"/>
    </style:style>
    <style:style style:name="P797" style:family="paragraph" style:parent-style-name="Table_20_Heading">
      <style:text-properties fo:font-size="10pt" officeooo:rsid="047def0d" officeooo:paragraph-rsid="04bf0e4d" style:font-size-asian="10pt" style:font-size-complex="10pt"/>
    </style:style>
    <style:style style:name="P798" style:family="paragraph" style:parent-style-name="Table_20_Heading">
      <style:text-properties fo:font-size="10pt" officeooo:rsid="047def0d" officeooo:paragraph-rsid="04c716d9" style:font-size-asian="10pt" style:font-size-complex="10pt"/>
    </style:style>
    <style:style style:name="P799" style:family="paragraph" style:parent-style-name="Table_20_Heading">
      <style:text-properties fo:font-size="10pt" officeooo:rsid="04c716d9" officeooo:paragraph-rsid="04c716d9" style:font-size-asian="10pt" style:font-size-complex="10pt"/>
    </style:style>
    <style:style style:name="P800" style:family="paragraph" style:parent-style-name="Table_20_Heading">
      <style:text-properties fo:font-size="10pt" officeooo:rsid="04e8e3c7" officeooo:paragraph-rsid="04e8e3c7" style:font-size-asian="10pt" style:font-size-complex="10pt"/>
    </style:style>
    <style:style style:name="P801" style:family="paragraph" style:parent-style-name="Table_20_Heading">
      <style:text-properties officeooo:rsid="033ce41c" officeooo:paragraph-rsid="033ce41c"/>
    </style:style>
    <style:style style:name="P802" style:family="paragraph" style:parent-style-name="Table_20_Heading">
      <style:text-properties style:font-name="Courier New" fo:font-size="10pt" officeooo:rsid="0354a1be" officeooo:paragraph-rsid="0354a1be" style:font-size-asian="10pt" style:font-size-complex="10pt"/>
    </style:style>
    <style:style style:name="P803" style:family="paragraph" style:parent-style-name="Table_20_Heading">
      <style:text-properties officeooo:rsid="03e8fccb" officeooo:paragraph-rsid="03e8fccb"/>
    </style:style>
    <style:style style:name="P804"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805"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806"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807"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808" style:family="paragraph" style:parent-style-name="Text_20_body">
      <style:paragraph-properties fo:margin-left="0.4925in" fo:margin-right="0in" fo:text-indent="0in" style:auto-text-indent="false"/>
      <style:text-properties style:font-name="Liberation Sans" officeooo:paragraph-rsid="01a84efe"/>
    </style:style>
    <style:style style:name="P809"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810"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811" style:family="paragraph" style:parent-style-name="Text_20_body">
      <style:paragraph-properties fo:margin-left="0.4925in" fo:margin-right="0in" fo:text-indent="0in" style:auto-text-indent="false"/>
      <style:text-properties style:font-name="Liberation Sans" officeooo:paragraph-rsid="01f2a4fc"/>
    </style:style>
    <style:style style:name="P812" style:family="paragraph" style:parent-style-name="Text_20_body">
      <style:paragraph-properties fo:margin-left="0.4925in" fo:margin-right="0in" fo:text-indent="0in" style:auto-text-indent="false"/>
      <style:text-properties style:font-name="Liberation Sans" officeooo:paragraph-rsid="01f81871"/>
    </style:style>
    <style:style style:name="P813"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814"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815"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816" style:family="paragraph" style:parent-style-name="Text_20_body">
      <style:paragraph-properties fo:margin-left="0.4925in" fo:margin-right="0in" fo:text-indent="0in" style:auto-text-indent="false"/>
      <style:text-properties style:font-name="Liberation Sans" officeooo:paragraph-rsid="03c8a148"/>
    </style:style>
    <style:style style:name="P817"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818"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819"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820"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821"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822"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823"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824"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825"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826"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827"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828"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829"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830"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31"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32"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33"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34"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35"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36"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37"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38"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39"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40"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41"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42"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43"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44"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45"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46"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47"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48"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49"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50"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51"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52"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53" style:family="paragraph" style:parent-style-name="Text_20_body">
      <style:paragraph-properties fo:margin-left="0.4925in" fo:margin-right="0in" fo:text-indent="0in" style:auto-text-indent="false"/>
      <style:text-properties style:font-name="Courier New" officeooo:paragraph-rsid="01d1d374"/>
    </style:style>
    <style:style style:name="P854"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55" style:family="paragraph" style:parent-style-name="Text_20_body">
      <style:paragraph-properties fo:margin-left="0.4925in" fo:margin-right="0in" fo:text-indent="0in" style:auto-text-indent="false"/>
      <style:text-properties style:font-name="Courier New" officeooo:paragraph-rsid="01df3279"/>
    </style:style>
    <style:style style:name="P856"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57"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58"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59"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60"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61"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62"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63"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64"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65"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66"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67"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68"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69"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70"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71"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72"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73"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74"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75"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76"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77"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78"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79"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80"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81"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82"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83"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84"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85"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86"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87"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88"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89"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90"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91"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92" style:family="paragraph" style:parent-style-name="Text_20_body">
      <style:paragraph-properties fo:margin-left="0.4925in" fo:margin-right="0in" fo:text-indent="0in" style:auto-text-indent="false"/>
      <style:text-properties officeooo:paragraph-rsid="015c3dfb"/>
    </style:style>
    <style:style style:name="P893" style:family="paragraph" style:parent-style-name="Text_20_body">
      <style:paragraph-properties fo:margin-left="0.4925in" fo:margin-right="0in" fo:text-indent="0in" style:auto-text-indent="false"/>
      <style:text-properties officeooo:rsid="025ed08d" officeooo:paragraph-rsid="025ed08d"/>
    </style:style>
    <style:style style:name="P894" style:family="paragraph" style:parent-style-name="Text_20_body">
      <style:paragraph-properties fo:margin-left="0.4925in" fo:margin-right="0in" fo:text-indent="0in" style:auto-text-indent="false"/>
      <style:text-properties officeooo:rsid="02b3e75f" officeooo:paragraph-rsid="02b3e75f"/>
    </style:style>
    <style:style style:name="P895" style:family="paragraph" style:parent-style-name="Text_20_body">
      <style:paragraph-properties fo:margin-left="0.4925in" fo:margin-right="0in" fo:text-indent="0in" style:auto-text-indent="false"/>
      <style:text-properties officeooo:paragraph-rsid="03119539"/>
    </style:style>
    <style:style style:name="P896" style:family="paragraph" style:parent-style-name="Text_20_body">
      <style:paragraph-properties fo:margin-left="0.4925in" fo:margin-right="0in" fo:text-indent="0in" style:auto-text-indent="false"/>
      <style:text-properties officeooo:paragraph-rsid="0401b6a2"/>
    </style:style>
    <style:style style:name="P897" style:family="paragraph" style:parent-style-name="Text_20_body">
      <style:paragraph-properties fo:margin-left="0.4925in" fo:margin-right="0in" fo:text-indent="0in" style:auto-text-indent="false"/>
      <style:text-properties officeooo:paragraph-rsid="04021f92"/>
    </style:style>
    <style:style style:name="P898" style:family="paragraph" style:parent-style-name="Text_20_body">
      <style:paragraph-properties fo:margin-left="0.4925in" fo:margin-right="0in" fo:text-indent="0in" style:auto-text-indent="false"/>
      <style:text-properties officeooo:paragraph-rsid="0402bfa7"/>
    </style:style>
    <style:style style:name="P899" style:family="paragraph" style:parent-style-name="Text_20_body">
      <style:paragraph-properties fo:margin-left="0.4925in" fo:margin-right="0in" fo:text-indent="0in" style:auto-text-indent="false"/>
      <style:text-properties officeooo:paragraph-rsid="04295b41"/>
    </style:style>
    <style:style style:name="P900" style:family="paragraph" style:parent-style-name="Text_20_body">
      <style:paragraph-properties fo:margin-left="0.4925in" fo:margin-right="0in" fo:text-indent="0in" style:auto-text-indent="false"/>
      <style:text-properties officeooo:paragraph-rsid="0302408c"/>
    </style:style>
    <style:style style:name="P901" style:family="paragraph" style:parent-style-name="Text_20_body">
      <style:paragraph-properties fo:margin-left="0.4925in" fo:margin-right="0in" fo:text-indent="0in" style:auto-text-indent="false"/>
      <style:text-properties officeooo:paragraph-rsid="04d6adf9"/>
    </style:style>
    <style:style style:name="P902" style:family="paragraph" style:parent-style-name="Text_20_body">
      <style:paragraph-properties fo:margin-left="0.4925in" fo:margin-right="0in" fo:text-indent="0in" style:auto-text-indent="false"/>
      <style:text-properties style:font-name="Liberation Mono" officeooo:rsid="0590047e" officeooo:paragraph-rsid="0590047e"/>
    </style:style>
    <style:style style:name="P903" style:family="paragraph" style:parent-style-name="Text_20_body">
      <style:paragraph-properties fo:margin-left="0.4925in" fo:margin-right="0in" fo:text-indent="0in" style:auto-text-indent="false"/>
      <style:text-properties fo:font-size="10pt" officeooo:paragraph-rsid="05903b78" style:font-size-asian="10pt" style:font-size-complex="10pt"/>
    </style:style>
    <style:style style:name="P904" style:family="paragraph" style:parent-style-name="Text_20_body">
      <style:paragraph-properties fo:margin-left="0.9846in" fo:margin-right="0in" fo:text-indent="0in" style:auto-text-indent="false"/>
      <style:text-properties style:font-name="Liberation Sans" officeooo:paragraph-rsid="008e0569"/>
    </style:style>
    <style:style style:name="P905"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906" style:family="paragraph" style:parent-style-name="Text_20_body">
      <style:paragraph-properties fo:margin-left="0.9846in" fo:margin-right="0in" fo:text-indent="0in" style:auto-text-indent="false"/>
      <style:text-properties officeooo:paragraph-rsid="00e0a889"/>
    </style:style>
    <style:style style:name="P907"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908" style:family="paragraph" style:parent-style-name="Text_20_body">
      <style:paragraph-properties fo:margin-left="0in" fo:margin-right="0in" fo:text-indent="0in" style:auto-text-indent="false"/>
      <style:text-properties style:font-name="Liberation Sans" officeooo:paragraph-rsid="00e6194b"/>
    </style:style>
    <style:style style:name="P909" style:family="paragraph" style:parent-style-name="Text_20_body">
      <style:paragraph-properties fo:margin-left="0in" fo:margin-right="0in" fo:text-indent="0in" style:auto-text-indent="false"/>
      <style:text-properties style:font-name="Liberation Sans" officeooo:paragraph-rsid="00e68e07"/>
    </style:style>
    <style:style style:name="P910" style:family="paragraph" style:parent-style-name="Text_20_body">
      <style:paragraph-properties fo:margin-left="0in" fo:margin-right="0in" fo:text-indent="0in" style:auto-text-indent="false"/>
      <style:text-properties style:font-name="Liberation Sans" officeooo:paragraph-rsid="00ebfadd"/>
    </style:style>
    <style:style style:name="P911" style:family="paragraph" style:parent-style-name="Text_20_body">
      <style:paragraph-properties fo:margin-left="0in" fo:margin-right="0in" fo:text-indent="0in" style:auto-text-indent="false"/>
      <style:text-properties style:font-name="Liberation Sans" officeooo:paragraph-rsid="00efee72"/>
    </style:style>
    <style:style style:name="P912"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913"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914"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915"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916"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917"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918"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919"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920"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921"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922"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923"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924"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925"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926"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927"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928"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929"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930"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931"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932"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33"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34"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35"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36"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37"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38"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39" style:family="paragraph" style:parent-style-name="Text_20_body">
      <style:paragraph-properties fo:margin-left="0in" fo:margin-right="0in" fo:text-indent="0in" style:auto-text-indent="false"/>
      <style:text-properties style:font-name="Liberation Sans" officeooo:paragraph-rsid="010befa7"/>
    </style:style>
    <style:style style:name="P940"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41"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42"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43"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44"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45"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46" style:family="paragraph" style:parent-style-name="Text_20_body">
      <style:paragraph-properties fo:margin-left="0in" fo:margin-right="0in" fo:text-indent="0in" style:auto-text-indent="false"/>
      <style:text-properties style:font-name="Liberation Sans" officeooo:paragraph-rsid="012e2211"/>
    </style:style>
    <style:style style:name="P947"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48"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49"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50"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51" style:family="paragraph" style:parent-style-name="Text_20_body">
      <style:paragraph-properties fo:margin-left="0in" fo:margin-right="0in" fo:text-indent="0in" style:auto-text-indent="false"/>
      <style:text-properties style:font-name="Liberation Sans" officeooo:paragraph-rsid="014558d0"/>
    </style:style>
    <style:style style:name="P952" style:family="paragraph" style:parent-style-name="Text_20_body">
      <style:paragraph-properties fo:margin-left="0in" fo:margin-right="0in" fo:text-indent="0in" style:auto-text-indent="false"/>
      <style:text-properties style:font-name="Liberation Sans" officeooo:paragraph-rsid="01485a61"/>
    </style:style>
    <style:style style:name="P953" style:family="paragraph" style:parent-style-name="Text_20_body">
      <style:paragraph-properties fo:margin-left="0in" fo:margin-right="0in" fo:text-indent="0in" style:auto-text-indent="false"/>
      <style:text-properties style:font-name="Liberation Sans" officeooo:paragraph-rsid="014a78a2"/>
    </style:style>
    <style:style style:name="P954" style:family="paragraph" style:parent-style-name="Text_20_body">
      <style:paragraph-properties fo:margin-left="0in" fo:margin-right="0in" fo:text-indent="0in" style:auto-text-indent="false"/>
      <style:text-properties style:font-name="Liberation Sans" officeooo:paragraph-rsid="014ad684"/>
    </style:style>
    <style:style style:name="P955"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56"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57"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58"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59"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60"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61"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62"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63"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64"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65"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66"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67"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68"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69"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70"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71"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72"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73"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74"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75"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76"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77" style:family="paragraph" style:parent-style-name="Text_20_body">
      <style:paragraph-properties fo:margin-left="0in" fo:margin-right="0in" fo:text-indent="0in" style:auto-text-indent="false"/>
      <style:text-properties style:font-name="Liberation Sans" officeooo:paragraph-rsid="0177be8d"/>
    </style:style>
    <style:style style:name="P978" style:family="paragraph" style:parent-style-name="Text_20_body">
      <style:paragraph-properties fo:margin-left="0in" fo:margin-right="0in" fo:text-indent="0in" style:auto-text-indent="false"/>
      <style:text-properties style:font-name="Liberation Sans" officeooo:paragraph-rsid="0178c39a"/>
    </style:style>
    <style:style style:name="P979" style:family="paragraph" style:parent-style-name="Text_20_body">
      <style:paragraph-properties fo:margin-left="0in" fo:margin-right="0in" fo:text-indent="0in" style:auto-text-indent="false"/>
      <style:text-properties style:font-name="Liberation Sans" officeooo:paragraph-rsid="0198ce31"/>
    </style:style>
    <style:style style:name="P980" style:family="paragraph" style:parent-style-name="Text_20_body">
      <style:paragraph-properties fo:margin-left="0in" fo:margin-right="0in" fo:text-indent="0in" style:auto-text-indent="false"/>
      <style:text-properties style:font-name="Liberation Sans" officeooo:paragraph-rsid="017f6ae6"/>
    </style:style>
    <style:style style:name="P981"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82" style:family="paragraph" style:parent-style-name="Text_20_body">
      <style:paragraph-properties fo:margin-left="0in" fo:margin-right="0in" fo:text-indent="0in" style:auto-text-indent="false"/>
      <style:text-properties style:font-name="Liberation Sans" officeooo:paragraph-rsid="01ae62c9"/>
    </style:style>
    <style:style style:name="P983"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84" style:family="paragraph" style:parent-style-name="Text_20_body">
      <style:paragraph-properties fo:margin-left="0in" fo:margin-right="0in" fo:text-indent="0in" style:auto-text-indent="false"/>
      <style:text-properties style:font-name="Liberation Sans" officeooo:paragraph-rsid="01bbd708"/>
    </style:style>
    <style:style style:name="P985"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86" style:family="paragraph" style:parent-style-name="Text_20_body">
      <style:paragraph-properties fo:margin-left="0in" fo:margin-right="0in" fo:text-indent="0in" style:auto-text-indent="false"/>
      <style:text-properties style:font-name="Liberation Sans" officeooo:paragraph-rsid="01d3a7d8"/>
    </style:style>
    <style:style style:name="P987" style:family="paragraph" style:parent-style-name="Text_20_body">
      <style:paragraph-properties fo:margin-left="0in" fo:margin-right="0in" fo:text-indent="0in" style:auto-text-indent="false"/>
      <style:text-properties style:font-name="Liberation Sans" officeooo:paragraph-rsid="01df3279"/>
    </style:style>
    <style:style style:name="P988" style:family="paragraph" style:parent-style-name="Text_20_body">
      <style:paragraph-properties fo:margin-left="0in" fo:margin-right="0in" fo:text-indent="0in" style:auto-text-indent="false"/>
      <style:text-properties style:font-name="Liberation Sans" officeooo:paragraph-rsid="01f8f286"/>
    </style:style>
    <style:style style:name="P989"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90"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91" style:family="paragraph" style:parent-style-name="Text_20_body">
      <style:paragraph-properties fo:margin-left="0in" fo:margin-right="0in" fo:text-indent="0in" style:auto-text-indent="false"/>
      <style:text-properties style:font-name="Liberation Sans" officeooo:paragraph-rsid="02107cb5"/>
    </style:style>
    <style:style style:name="P992"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93"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94" style:family="paragraph" style:parent-style-name="Text_20_body">
      <style:paragraph-properties fo:margin-left="0in" fo:margin-right="0in" fo:text-indent="0in" style:auto-text-indent="false"/>
      <style:text-properties style:font-name="Liberation Sans" officeooo:paragraph-rsid="02442935"/>
    </style:style>
    <style:style style:name="P995" style:family="paragraph" style:parent-style-name="Text_20_body">
      <style:paragraph-properties fo:margin-left="0in" fo:margin-right="0in" fo:text-indent="0in" style:auto-text-indent="false"/>
      <style:text-properties style:font-name="Liberation Sans" officeooo:paragraph-rsid="0241a3e1"/>
    </style:style>
    <style:style style:name="P996"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97"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98"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99"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1000"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1001"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1002"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1003"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1004"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1005"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1006"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1007"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1008"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1009"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1010"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1011"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1012"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1013"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1014"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1015"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1016"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1017"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1018"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1019"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1020"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1021"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1022" style:family="paragraph" style:parent-style-name="Text_20_body">
      <style:paragraph-properties fo:margin-left="0in" fo:margin-right="0in" fo:text-indent="0in" style:auto-text-indent="false"/>
      <style:text-properties style:font-name="Liberation Sans" officeooo:paragraph-rsid="025ed08d"/>
    </style:style>
    <style:style style:name="P1023" style:family="paragraph" style:parent-style-name="Text_20_body">
      <style:paragraph-properties fo:margin-left="0in" fo:margin-right="0in" fo:text-indent="0in" style:auto-text-indent="false"/>
      <style:text-properties style:font-name="Liberation Sans" officeooo:paragraph-rsid="025f9ec3"/>
    </style:style>
    <style:style style:name="P1024"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1025"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35"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36"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37"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38"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39"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40"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41"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42"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43"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44"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45"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46"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47"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48"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49"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50"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51"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52"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53"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54"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55"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56"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57"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58"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59"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60"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61"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62"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63"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64"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65"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66"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67"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068"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69"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70" style:family="paragraph" style:parent-style-name="Text_20_body">
      <style:paragraph-properties fo:margin-left="0in" fo:margin-right="0in" fo:text-indent="0in" style:auto-text-indent="false"/>
      <style:text-properties style:font-name="Liberation Sans" officeooo:paragraph-rsid="02c81b3d"/>
    </style:style>
    <style:style style:name="P1071" style:family="paragraph" style:parent-style-name="Text_20_body">
      <style:paragraph-properties fo:margin-left="0in" fo:margin-right="0in" fo:text-indent="0in" style:auto-text-indent="false"/>
      <style:text-properties style:font-name="Liberation Sans" officeooo:paragraph-rsid="02c1796c"/>
    </style:style>
    <style:style style:name="P1072"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73" style:family="paragraph" style:parent-style-name="Text_20_body">
      <style:paragraph-properties fo:margin-left="0in" fo:margin-right="0in" fo:text-indent="0in" style:auto-text-indent="false"/>
      <style:text-properties style:font-name="Liberation Sans" officeooo:paragraph-rsid="02d9a657"/>
    </style:style>
    <style:style style:name="P1074"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75"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76"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77"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78"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79" style:family="paragraph" style:parent-style-name="Text_20_body">
      <style:paragraph-properties fo:margin-left="0in" fo:margin-right="0in" fo:text-indent="0in" style:auto-text-indent="false"/>
      <style:text-properties style:font-name="Liberation Sans" officeooo:paragraph-rsid="03682501"/>
    </style:style>
    <style:style style:name="P1080"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81"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82"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83" style:family="paragraph" style:parent-style-name="Text_20_body">
      <style:paragraph-properties fo:margin-left="0in" fo:margin-right="0in" fo:text-indent="0in" style:auto-text-indent="false"/>
      <style:text-properties style:font-name="Liberation Sans" officeooo:paragraph-rsid="02df200a"/>
    </style:style>
    <style:style style:name="P1084" style:family="paragraph" style:parent-style-name="Text_20_body">
      <style:paragraph-properties fo:margin-left="0in" fo:margin-right="0in" fo:text-indent="0in" style:auto-text-indent="false"/>
      <style:text-properties style:font-name="Liberation Sans" officeooo:paragraph-rsid="0387a75e"/>
    </style:style>
    <style:style style:name="P1085" style:family="paragraph" style:parent-style-name="Text_20_body">
      <style:paragraph-properties fo:margin-left="0in" fo:margin-right="0in" fo:text-indent="0in" style:auto-text-indent="false"/>
      <style:text-properties style:font-name="Liberation Sans" officeooo:paragraph-rsid="0390d27c"/>
    </style:style>
    <style:style style:name="P1086" style:family="paragraph" style:parent-style-name="Text_20_body">
      <style:paragraph-properties fo:margin-left="0in" fo:margin-right="0in" fo:text-indent="0in" style:auto-text-indent="false"/>
      <style:text-properties style:font-name="Liberation Sans" officeooo:paragraph-rsid="03ad3723"/>
    </style:style>
    <style:style style:name="P1087" style:family="paragraph" style:parent-style-name="Text_20_body">
      <style:paragraph-properties fo:margin-left="0in" fo:margin-right="0in" fo:text-indent="0in" style:auto-text-indent="false"/>
      <style:text-properties style:font-name="Liberation Sans" officeooo:paragraph-rsid="01ba4703"/>
    </style:style>
    <style:style style:name="P1088" style:family="paragraph" style:parent-style-name="Text_20_body">
      <style:paragraph-properties fo:margin-left="0in" fo:margin-right="0in" fo:text-indent="0in" style:auto-text-indent="false"/>
      <style:text-properties style:font-name="Liberation Sans" officeooo:paragraph-rsid="03b5bbc4"/>
    </style:style>
    <style:style style:name="P1089" style:family="paragraph" style:parent-style-name="Text_20_body">
      <style:paragraph-properties fo:margin-left="0in" fo:margin-right="0in" fo:text-indent="0in" style:auto-text-indent="false"/>
      <style:text-properties style:font-name="Liberation Sans" officeooo:paragraph-rsid="03c8a148"/>
    </style:style>
    <style:style style:name="P1090"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91"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92"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93"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94" style:family="paragraph" style:parent-style-name="Text_20_body">
      <style:paragraph-properties fo:margin-left="0in" fo:margin-right="0in" fo:text-indent="0in" style:auto-text-indent="false"/>
      <style:text-properties style:font-name="Liberation Sans" officeooo:paragraph-rsid="040b86b5"/>
    </style:style>
    <style:style style:name="P1095" style:family="paragraph" style:parent-style-name="Text_20_body">
      <style:paragraph-properties fo:margin-left="0in" fo:margin-right="0in" fo:text-indent="0in" style:auto-text-indent="false"/>
      <style:text-properties style:font-name="Liberation Sans" officeooo:paragraph-rsid="040d7be6"/>
    </style:style>
    <style:style style:name="P1096"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97" style:family="paragraph" style:parent-style-name="Text_20_body">
      <style:paragraph-properties fo:margin-left="0in" fo:margin-right="0in" fo:text-indent="0in" style:auto-text-indent="false"/>
      <style:text-properties style:font-name="Liberation Sans" officeooo:paragraph-rsid="040d1c27"/>
    </style:style>
    <style:style style:name="P1098"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99"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100"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10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102"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103" style:family="paragraph" style:parent-style-name="Text_20_body">
      <style:paragraph-properties fo:margin-left="0in" fo:margin-right="0in" fo:text-indent="0in" style:auto-text-indent="false"/>
      <style:text-properties style:font-name="Liberation Sans" officeooo:paragraph-rsid="0142ae34"/>
    </style:style>
    <style:style style:name="P1104" style:family="paragraph" style:parent-style-name="Text_20_body">
      <style:paragraph-properties fo:margin-left="0in" fo:margin-right="0in" fo:text-indent="0in" style:auto-text-indent="false"/>
      <style:text-properties style:font-name="Liberation Sans" officeooo:paragraph-rsid="046ac32e"/>
    </style:style>
    <style:style style:name="P1105" style:family="paragraph" style:parent-style-name="Text_20_body">
      <style:paragraph-properties fo:margin-left="0in" fo:margin-right="0in" fo:text-indent="0in" style:auto-text-indent="false"/>
      <style:text-properties style:font-name="Liberation Sans" officeooo:paragraph-rsid="046f2991"/>
    </style:style>
    <style:style style:name="P1106" style:family="paragraph" style:parent-style-name="Text_20_body">
      <style:paragraph-properties fo:margin-left="0in" fo:margin-right="0in" fo:text-indent="0in" style:auto-text-indent="false"/>
      <style:text-properties style:font-name="Liberation Sans" officeooo:paragraph-rsid="013c2cc0"/>
    </style:style>
    <style:style style:name="P1107" style:family="paragraph" style:parent-style-name="Text_20_body">
      <style:paragraph-properties fo:margin-left="0in" fo:margin-right="0in" fo:text-indent="0in" style:auto-text-indent="false"/>
      <style:text-properties style:font-name="Liberation Sans" officeooo:paragraph-rsid="047a7460"/>
    </style:style>
    <style:style style:name="P1108"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109" style:family="paragraph" style:parent-style-name="Text_20_body">
      <style:paragraph-properties fo:margin-left="0in" fo:margin-right="0in" fo:text-indent="0in" style:auto-text-indent="false"/>
      <style:text-properties style:font-name="Liberation Sans" officeooo:paragraph-rsid="0490c26e"/>
    </style:style>
    <style:style style:name="P1110"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111"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112"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113"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114"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15"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16"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17"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18"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19"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120"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121"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122"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123" style:family="paragraph" style:parent-style-name="Text_20_body">
      <style:paragraph-properties fo:margin-left="0in" fo:margin-right="0in" fo:text-indent="0in" style:auto-text-indent="false"/>
      <style:text-properties style:font-name="Liberation Sans" officeooo:paragraph-rsid="05407b2e"/>
    </style:style>
    <style:style style:name="P1124"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125"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126"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127" style:family="paragraph" style:parent-style-name="Text_20_body">
      <style:paragraph-properties fo:margin-left="0in" fo:margin-right="0in" fo:text-indent="0in" style:auto-text-indent="false"/>
      <style:text-properties style:font-name="Liberation Sans" officeooo:paragraph-rsid="054f69d8"/>
    </style:style>
    <style:style style:name="P1128" style:family="paragraph" style:parent-style-name="Text_20_body">
      <style:paragraph-properties fo:margin-left="0in" fo:margin-right="0in" fo:text-indent="0in" style:auto-text-indent="false"/>
      <style:text-properties style:font-name="Liberation Sans" officeooo:rsid="04253ab2" officeooo:paragraph-rsid="04253ab2"/>
    </style:style>
    <style:style style:name="P1129" style:family="paragraph" style:parent-style-name="Text_20_body">
      <style:paragraph-properties fo:margin-left="0in" fo:margin-right="0in" fo:text-indent="0in" style:auto-text-indent="false"/>
      <style:text-properties style:font-name="Liberation Sans" officeooo:rsid="058d99b3" officeooo:paragraph-rsid="058d99b3"/>
    </style:style>
    <style:style style:name="P1130" style:family="paragraph" style:parent-style-name="Text_20_body">
      <style:paragraph-properties fo:margin-left="0in" fo:margin-right="0in" fo:text-indent="0in" style:auto-text-indent="false"/>
      <style:text-properties style:font-name="Liberation Sans" officeooo:rsid="02c81b3d" officeooo:paragraph-rsid="02c81b3d"/>
    </style:style>
    <style:style style:name="P1131"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132"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133"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134"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135"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136"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137"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38" style:family="paragraph" style:parent-style-name="Text_20_body">
      <style:paragraph-properties fo:margin-left="0in" fo:margin-right="0in" fo:text-indent="0in" style:auto-text-indent="false"/>
      <style:text-properties style:font-name="Courier New" officeooo:paragraph-rsid="01df3279"/>
    </style:style>
    <style:style style:name="P1139"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40"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41"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42"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43"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44"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45"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46"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47" style:family="paragraph" style:parent-style-name="Text_20_body">
      <style:paragraph-properties fo:margin-left="0in" fo:margin-right="0in" fo:text-indent="0in" style:auto-text-indent="false"/>
      <style:text-properties style:font-name="Courier New" officeooo:paragraph-rsid="03fe5a47"/>
    </style:style>
    <style:style style:name="P1148" style:family="paragraph" style:parent-style-name="Text_20_body">
      <style:paragraph-properties fo:margin-left="0in" fo:margin-right="0in" fo:text-indent="0in" style:auto-text-indent="false"/>
      <style:text-properties style:font-name="Courier New" officeooo:paragraph-rsid="03ffa388"/>
    </style:style>
    <style:style style:name="P1149" style:family="paragraph" style:parent-style-name="Text_20_body">
      <style:paragraph-properties fo:margin-left="0in" fo:margin-right="0in" fo:text-indent="0in" style:auto-text-indent="false"/>
      <style:text-properties style:font-name="Courier New" officeooo:paragraph-rsid="03ffd95c"/>
    </style:style>
    <style:style style:name="P1150"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51"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52"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53"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54"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55"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56" style:family="paragraph" style:parent-style-name="Text_20_body">
      <style:paragraph-properties fo:margin-left="0in" fo:margin-right="0in" fo:text-indent="0in" style:auto-text-indent="false"/>
      <style:text-properties style:font-name="Courier New" officeooo:rsid="05aeb6d8" officeooo:paragraph-rsid="05aeb6d8"/>
    </style:style>
    <style:style style:name="P1157" style:family="paragraph" style:parent-style-name="Text_20_body">
      <style:paragraph-properties fo:margin-left="0in" fo:margin-right="0in" fo:text-indent="0in" style:auto-text-indent="false"/>
      <style:text-properties officeooo:paragraph-rsid="023d625a"/>
    </style:style>
    <style:style style:name="P1158" style:family="paragraph" style:parent-style-name="Text_20_body">
      <style:paragraph-properties fo:margin-left="0in" fo:margin-right="0in" fo:text-indent="0in" style:auto-text-indent="false"/>
      <style:text-properties officeooo:paragraph-rsid="01a84efe"/>
    </style:style>
    <style:style style:name="P1159" style:family="paragraph" style:parent-style-name="Text_20_body">
      <style:paragraph-properties fo:margin-left="0in" fo:margin-right="0in" fo:text-indent="0in" style:auto-text-indent="false"/>
      <style:text-properties officeooo:paragraph-rsid="0401b6a2"/>
    </style:style>
    <style:style style:name="P1160" style:family="paragraph" style:parent-style-name="Text_20_body">
      <style:paragraph-properties fo:margin-left="0in" fo:margin-right="0in" fo:text-indent="0in" style:auto-text-indent="false"/>
      <style:text-properties officeooo:paragraph-rsid="04021f92"/>
    </style:style>
    <style:style style:name="P1161" style:family="paragraph" style:parent-style-name="Text_20_body">
      <style:paragraph-properties fo:margin-left="0in" fo:margin-right="0in" fo:text-indent="0in" style:auto-text-indent="false"/>
      <style:text-properties officeooo:paragraph-rsid="0402bfa7"/>
    </style:style>
    <style:style style:name="P1162" style:family="paragraph" style:parent-style-name="Text_20_body">
      <style:paragraph-properties fo:margin-left="0in" fo:margin-right="0in" fo:text-indent="0in" style:auto-text-indent="false"/>
      <style:text-properties officeooo:paragraph-rsid="0467985b"/>
    </style:style>
    <style:style style:name="P1163" style:family="paragraph" style:parent-style-name="Text_20_body">
      <style:paragraph-properties fo:margin-left="0in" fo:margin-right="0in" fo:text-indent="0in" style:auto-text-indent="false"/>
      <style:text-properties officeooo:rsid="0467985b" officeooo:paragraph-rsid="0467985b"/>
    </style:style>
    <style:style style:name="P1164" style:family="paragraph" style:parent-style-name="Text_20_body">
      <style:paragraph-properties fo:margin-left="0in" fo:margin-right="0in" fo:text-indent="0in" style:auto-text-indent="false"/>
      <style:text-properties officeooo:rsid="0490c26e" officeooo:paragraph-rsid="0490c26e"/>
    </style:style>
    <style:style style:name="P1165" style:family="paragraph" style:parent-style-name="Text_20_body">
      <style:paragraph-properties fo:margin-left="0in" fo:margin-right="0in" fo:text-indent="0in" style:auto-text-indent="false"/>
      <style:text-properties officeooo:paragraph-rsid="01bc879f"/>
    </style:style>
    <style:style style:name="P1166" style:family="paragraph" style:parent-style-name="Text_20_body">
      <style:paragraph-properties fo:margin-left="0in" fo:margin-right="0in" fo:text-indent="0in" style:auto-text-indent="false"/>
      <style:text-properties officeooo:paragraph-rsid="041dd005"/>
    </style:style>
    <style:style style:name="P1167" style:family="paragraph" style:parent-style-name="Text_20_body">
      <style:paragraph-properties fo:margin-left="0in" fo:margin-right="0in" fo:text-indent="0in" style:auto-text-indent="false"/>
      <style:text-properties officeooo:paragraph-rsid="014558d0"/>
    </style:style>
    <style:style style:name="P1168" style:family="paragraph" style:parent-style-name="Text_20_body">
      <style:paragraph-properties fo:margin-left="0in" fo:margin-right="0in" fo:text-indent="0in" style:auto-text-indent="false"/>
      <style:text-properties officeooo:rsid="058e58cd" officeooo:paragraph-rsid="058e58cd"/>
    </style:style>
    <style:style style:name="P1169" style:family="paragraph" style:parent-style-name="Text_20_body">
      <style:paragraph-properties fo:margin-left="0in" fo:margin-right="0in" fo:text-indent="0in" style:auto-text-indent="false"/>
      <style:text-properties officeooo:paragraph-rsid="0590047e"/>
    </style:style>
    <style:style style:name="P1170" style:family="paragraph" style:parent-style-name="Text_20_body">
      <style:paragraph-properties fo:margin-left="0in" fo:margin-right="0in" fo:text-indent="0in" style:auto-text-indent="false"/>
      <style:text-properties officeooo:paragraph-rsid="05903b78"/>
    </style:style>
    <style:style style:name="P1171" style:family="paragraph" style:parent-style-name="Text_20_body">
      <style:paragraph-properties fo:margin-left="0in" fo:margin-right="0in" fo:text-indent="0in" style:auto-text-indent="false"/>
      <style:text-properties fo:font-style="normal" officeooo:rsid="05903b78" officeooo:paragraph-rsid="05903b78" style:font-style-asian="normal" style:font-style-complex="normal"/>
    </style:style>
    <style:style style:name="P1172" style:family="paragraph" style:parent-style-name="Text_20_body">
      <style:paragraph-properties fo:margin-left="0in" fo:margin-right="0in" fo:text-indent="0in" style:auto-text-indent="false"/>
      <style:text-properties officeooo:paragraph-rsid="05b112af"/>
    </style:style>
    <style:style style:name="P1173"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74" style:family="paragraph" style:parent-style-name="Text_20_body">
      <style:paragraph-properties fo:break-before="page"/>
      <style:text-properties style:font-name="Liberation Sans" officeooo:rsid="0153b621" officeooo:paragraph-rsid="0153b621"/>
    </style:style>
    <style:style style:name="P1175" style:family="paragraph" style:parent-style-name="Text_20_body">
      <style:paragraph-properties fo:break-before="page"/>
      <style:text-properties style:font-name="Liberation Sans" officeooo:rsid="0579653e" officeooo:paragraph-rsid="0579653e"/>
    </style:style>
    <style:style style:name="P1176" style:family="paragraph" style:parent-style-name="Contents_20_1">
      <style:paragraph-properties>
        <style:tab-stops>
          <style:tab-stop style:position="6.9252in" style:type="right" style:leader-style="dotted" style:leader-text="."/>
        </style:tab-stops>
      </style:paragraph-properties>
    </style:style>
    <style:style style:name="P1177" style:family="paragraph" style:parent-style-name="Contents_20_2">
      <style:paragraph-properties>
        <style:tab-stops>
          <style:tab-stop style:position="6.7283in" style:type="right" style:leader-style="dotted" style:leader-text="."/>
        </style:tab-stops>
      </style:paragraph-properties>
    </style:style>
    <style:style style:name="P1178" style:family="paragraph" style:parent-style-name="Contents_20_3">
      <style:paragraph-properties>
        <style:tab-stops>
          <style:tab-stop style:position="6.5319in" style:type="right" style:leader-style="dotted" style:leader-text="."/>
        </style:tab-stops>
      </style:paragraph-properties>
    </style:style>
    <style:style style:name="P1179" style:family="paragraph" style:parent-style-name="Contents_20_4">
      <style:paragraph-properties>
        <style:tab-stops>
          <style:tab-stop style:position="6.3354in" style:type="right" style:leader-style="dotted" style:leader-text="."/>
        </style:tab-stops>
      </style:paragraph-properties>
    </style:style>
    <style:style style:name="P1180" style:family="paragraph" style:parent-style-name="Contents_20_1">
      <style:paragraph-properties>
        <style:tab-stops>
          <style:tab-stop style:position="6.9252in" style:type="right" style:leader-style="dotted" style:leader-text="."/>
        </style:tab-stops>
      </style:paragraph-properties>
    </style:style>
    <style:style style:name="P1181" style:family="paragraph" style:parent-style-name="Contents_20_2">
      <style:paragraph-properties>
        <style:tab-stops>
          <style:tab-stop style:position="6.7283in" style:type="right" style:leader-style="dotted" style:leader-text="."/>
        </style:tab-stops>
      </style:paragraph-properties>
    </style:style>
    <style:style style:name="P1182" style:family="paragraph" style:parent-style-name="Contents_20_3">
      <style:paragraph-properties>
        <style:tab-stops>
          <style:tab-stop style:position="6.5319in" style:type="right" style:leader-style="dotted" style:leader-text="."/>
        </style:tab-stops>
      </style:paragraph-properties>
    </style:style>
    <style:style style:name="P1183" style:family="paragraph" style:parent-style-name="Contents_20_4">
      <style:paragraph-properties>
        <style:tab-stops>
          <style:tab-stop style:position="6.3354in" style:type="right" style:leader-style="dotted" style:leader-text="."/>
        </style:tab-stops>
      </style:paragraph-properties>
    </style:style>
    <style:style style:name="P1184" style:family="paragraph" style:parent-style-name="Heading_20_1">
      <style:text-properties officeooo:rsid="0171a626" officeooo:paragraph-rsid="0171a626"/>
    </style:style>
    <style:style style:name="P1185" style:family="paragraph" style:parent-style-name="Heading_20_1">
      <style:text-properties officeooo:rsid="0001e615"/>
    </style:style>
    <style:style style:name="P1186" style:family="paragraph" style:parent-style-name="Heading_20_1">
      <style:text-properties officeooo:rsid="024f582a"/>
    </style:style>
    <style:style style:name="P1187" style:family="paragraph" style:parent-style-name="Heading_20_1">
      <style:text-properties officeooo:rsid="008a25d5"/>
    </style:style>
    <style:style style:name="P1188" style:family="paragraph" style:parent-style-name="Heading_20_1">
      <style:text-properties officeooo:paragraph-rsid="0153b621"/>
    </style:style>
    <style:style style:name="P1189" style:family="paragraph" style:parent-style-name="Heading_20_1">
      <style:paragraph-properties fo:break-before="page"/>
    </style:style>
    <style:style style:name="P1190" style:family="paragraph" style:parent-style-name="Heading_20_1">
      <style:paragraph-properties fo:break-before="page"/>
      <style:text-properties officeooo:rsid="04253ab2"/>
    </style:style>
    <style:style style:name="P1191" style:family="paragraph" style:parent-style-name="Heading_20_1">
      <style:paragraph-properties fo:break-before="page"/>
      <style:text-properties officeooo:rsid="015c3dfb"/>
    </style:style>
    <style:style style:name="P1192" style:family="paragraph" style:parent-style-name="Heading_20_1">
      <style:paragraph-properties fo:break-before="page"/>
      <style:text-properties officeooo:rsid="032adc2b"/>
    </style:style>
    <style:style style:name="P1193" style:family="paragraph" style:parent-style-name="Heading_20_1">
      <style:paragraph-properties fo:break-before="page"/>
      <style:text-properties officeooo:rsid="00daaf53" officeooo:paragraph-rsid="01ce34f7"/>
    </style:style>
    <style:style style:name="P1194" style:family="paragraph" style:parent-style-name="Heading_20_1">
      <style:paragraph-properties fo:break-before="page"/>
      <style:text-properties officeooo:rsid="020c1e5a"/>
    </style:style>
    <style:style style:name="P1195" style:family="paragraph" style:parent-style-name="Heading_20_2">
      <style:text-properties officeooo:rsid="04253ab2"/>
    </style:style>
    <style:style style:name="P1196" style:family="paragraph" style:parent-style-name="Heading_20_2">
      <style:text-properties officeooo:rsid="015c3dfb"/>
    </style:style>
    <style:style style:name="P1197" style:family="paragraph" style:parent-style-name="Heading_20_2">
      <style:text-properties officeooo:rsid="025d31d2"/>
    </style:style>
    <style:style style:name="P1198" style:family="paragraph" style:parent-style-name="Heading_20_2">
      <style:text-properties style:font-name="Liberation Sans" officeooo:rsid="033ce41c"/>
    </style:style>
    <style:style style:name="P1199" style:family="paragraph" style:parent-style-name="Heading_20_2">
      <style:text-properties style:font-name="Liberation Sans" officeooo:rsid="026c37f4"/>
    </style:style>
    <style:style style:name="P1200" style:family="paragraph" style:parent-style-name="Heading_20_2">
      <style:text-properties style:font-name="Liberation Sans" officeooo:rsid="023ad846" officeooo:paragraph-rsid="02437b7c"/>
    </style:style>
    <style:style style:name="P1201" style:family="paragraph" style:parent-style-name="Heading_20_2">
      <style:text-properties officeooo:rsid="03803048" officeooo:paragraph-rsid="03803048"/>
    </style:style>
    <style:style style:name="P1202" style:family="paragraph" style:parent-style-name="Heading_20_2">
      <style:text-properties fo:font-weight="bold" officeooo:rsid="0383a60d" officeooo:paragraph-rsid="0383a60d" style:font-weight-asian="bold" style:font-weight-complex="bold"/>
    </style:style>
    <style:style style:name="P1203" style:family="paragraph" style:parent-style-name="Heading_20_2">
      <style:text-properties officeooo:rsid="032e7cea"/>
    </style:style>
    <style:style style:name="P1204" style:family="paragraph" style:parent-style-name="Heading_20_2">
      <style:text-properties officeooo:rsid="033b4aad"/>
    </style:style>
    <style:style style:name="P1205" style:family="paragraph" style:parent-style-name="Heading_20_2">
      <style:text-properties officeooo:rsid="0372fe2f"/>
    </style:style>
    <style:style style:name="P1206" style:family="paragraph" style:parent-style-name="Heading_20_2">
      <style:text-properties officeooo:rsid="00daaf53"/>
    </style:style>
    <style:style style:name="P1207" style:family="paragraph" style:parent-style-name="Heading_20_2">
      <style:text-properties officeooo:rsid="008a25d5" officeooo:paragraph-rsid="008a25d5"/>
    </style:style>
    <style:style style:name="P1208" style:family="paragraph" style:parent-style-name="Heading_20_2">
      <style:text-properties officeooo:rsid="00e3bfcd"/>
    </style:style>
    <style:style style:name="P1209" style:family="paragraph" style:parent-style-name="Heading_20_2">
      <style:text-properties officeooo:rsid="00de40e6"/>
    </style:style>
    <style:style style:name="P1210" style:family="paragraph" style:parent-style-name="Heading_20_2">
      <style:text-properties officeooo:rsid="01c084d4"/>
    </style:style>
    <style:style style:name="P1211" style:family="paragraph" style:parent-style-name="Heading_20_2">
      <style:text-properties officeooo:rsid="01dbaf8b" officeooo:paragraph-rsid="01dbaf8b"/>
    </style:style>
    <style:style style:name="P1212" style:family="paragraph" style:parent-style-name="Heading_20_2">
      <style:text-properties officeooo:rsid="01c3342c"/>
    </style:style>
    <style:style style:name="P1213" style:family="paragraph" style:parent-style-name="Heading_20_2">
      <style:text-properties officeooo:rsid="01c7fb3b"/>
    </style:style>
    <style:style style:name="P1214" style:family="paragraph" style:parent-style-name="Heading_20_2">
      <style:text-properties officeooo:rsid="01cf1b87"/>
    </style:style>
    <style:style style:name="P1215" style:family="paragraph" style:parent-style-name="Heading_20_2">
      <style:text-properties officeooo:rsid="01f2a4fc"/>
    </style:style>
    <style:style style:name="P1216" style:family="paragraph" style:parent-style-name="Heading_20_2">
      <style:text-properties officeooo:rsid="008b9692"/>
    </style:style>
    <style:style style:name="P1217" style:family="paragraph" style:parent-style-name="Heading_20_2">
      <style:text-properties officeooo:rsid="008cccab" officeooo:paragraph-rsid="008db5c3"/>
    </style:style>
    <style:style style:name="P1218" style:family="paragraph" style:parent-style-name="Heading_20_2">
      <style:text-properties officeooo:rsid="01fd7b5a"/>
    </style:style>
    <style:style style:name="P1219" style:family="paragraph" style:parent-style-name="Heading_20_2">
      <style:text-properties officeooo:rsid="03fe5a47"/>
    </style:style>
    <style:style style:name="P1220" style:family="paragraph" style:parent-style-name="Heading_20_2">
      <style:text-properties officeooo:rsid="02f8cb2e"/>
    </style:style>
    <style:style style:name="P1221" style:family="paragraph" style:parent-style-name="Heading_20_2">
      <style:text-properties officeooo:rsid="007e329e" officeooo:paragraph-rsid="0165934a"/>
    </style:style>
    <style:style style:name="P1222" style:family="paragraph" style:parent-style-name="Heading_20_2">
      <style:text-properties officeooo:rsid="007e329e" officeooo:paragraph-rsid="0153b621"/>
    </style:style>
    <style:style style:name="P1223" style:family="paragraph" style:parent-style-name="Heading_20_2">
      <style:text-properties officeooo:rsid="02d7555c" officeooo:paragraph-rsid="02d7555c"/>
    </style:style>
    <style:style style:name="P1224" style:family="paragraph" style:parent-style-name="Heading_20_2" style:list-style-name="">
      <style:text-properties officeooo:rsid="020c1e5a" officeooo:paragraph-rsid="020c1e5a"/>
    </style:style>
    <style:style style:name="P1225" style:family="paragraph" style:parent-style-name="Heading_20_2">
      <style:text-properties officeooo:rsid="04cae5f7"/>
    </style:style>
    <style:style style:name="P1226" style:family="paragraph" style:parent-style-name="Heading_20_2">
      <style:text-properties officeooo:rsid="0234c261" officeooo:paragraph-rsid="0234c261"/>
    </style:style>
    <style:style style:name="P1227" style:family="paragraph" style:parent-style-name="Heading_20_2">
      <style:text-properties officeooo:rsid="02198334" officeooo:paragraph-rsid="02198334"/>
    </style:style>
    <style:style style:name="P1228" style:family="paragraph" style:parent-style-name="Heading_20_2">
      <style:text-properties officeooo:rsid="022c8d13"/>
    </style:style>
    <style:style style:name="P1229" style:family="paragraph" style:parent-style-name="Heading_20_2">
      <style:text-properties officeooo:rsid="02828cab"/>
    </style:style>
    <style:style style:name="P1230" style:family="paragraph" style:parent-style-name="Heading_20_2">
      <style:text-properties officeooo:rsid="02aa789e"/>
    </style:style>
    <style:style style:name="P1231" style:family="paragraph" style:parent-style-name="Heading_20_2">
      <style:text-properties officeooo:rsid="02344582"/>
    </style:style>
    <style:style style:name="P1232" style:family="paragraph" style:parent-style-name="Heading_20_2">
      <style:text-properties officeooo:paragraph-rsid="0155b41d"/>
    </style:style>
    <style:style style:name="P1233" style:family="paragraph" style:parent-style-name="Heading_20_3">
      <style:text-properties officeooo:rsid="015fd410" officeooo:paragraph-rsid="015fd410"/>
    </style:style>
    <style:style style:name="P1234" style:family="paragraph" style:parent-style-name="Heading_20_3">
      <style:text-properties officeooo:rsid="01615efb"/>
    </style:style>
    <style:style style:name="P1235" style:family="paragraph" style:parent-style-name="Heading_20_3">
      <style:text-properties officeooo:rsid="016282c4"/>
    </style:style>
    <style:style style:name="P1236" style:family="paragraph" style:parent-style-name="Heading_20_3">
      <style:text-properties style:font-name="Liberation Sans" officeooo:rsid="0271d7b2"/>
    </style:style>
    <style:style style:name="P1237" style:family="paragraph" style:parent-style-name="Heading_20_3">
      <style:text-properties style:font-name="Liberation Sans" officeooo:rsid="02732c0b"/>
    </style:style>
    <style:style style:name="P1238" style:family="paragraph" style:parent-style-name="Heading_20_3">
      <style:text-properties style:font-name="Liberation Sans" officeooo:rsid="0273dbcc"/>
    </style:style>
    <style:style style:name="P1239" style:family="paragraph" style:parent-style-name="Heading_20_3">
      <style:text-properties style:font-name="Liberation Sans" officeooo:rsid="03ffd95c"/>
    </style:style>
    <style:style style:name="P1240" style:family="paragraph" style:parent-style-name="Heading_20_3">
      <style:text-properties style:font-name="Liberation Sans" officeooo:rsid="0401b6a2"/>
    </style:style>
    <style:style style:name="P1241" style:family="paragraph" style:parent-style-name="Heading_20_3">
      <style:text-properties style:font-name="Liberation Sans" officeooo:rsid="04055927"/>
    </style:style>
    <style:style style:name="P1242" style:family="paragraph" style:parent-style-name="Heading_20_3">
      <style:text-properties style:font-name="Liberation Sans" officeooo:rsid="05181d15" officeooo:paragraph-rsid="05181d15"/>
    </style:style>
    <style:style style:name="P1243" style:family="paragraph" style:parent-style-name="Heading_20_3">
      <style:text-properties style:font-name="Liberation Sans" officeooo:rsid="023d625a"/>
    </style:style>
    <style:style style:name="P1244" style:family="paragraph" style:parent-style-name="Heading_20_3">
      <style:text-properties style:font-name="Liberation Sans" fo:font-weight="bold" officeooo:rsid="027ae2ab" style:font-weight-asian="bold" style:font-weight-complex="bold"/>
    </style:style>
    <style:style style:name="P1245" style:family="paragraph" style:parent-style-name="Heading_20_3">
      <style:text-properties officeooo:rsid="04b88a29"/>
    </style:style>
    <style:style style:name="P1246" style:family="paragraph" style:parent-style-name="Heading_20_3">
      <style:text-properties officeooo:rsid="0417ad84"/>
    </style:style>
    <style:style style:name="P1247" style:family="paragraph" style:parent-style-name="Heading_20_3">
      <style:text-properties officeooo:rsid="0490c26e" officeooo:paragraph-rsid="0490c26e"/>
    </style:style>
    <style:style style:name="P1248" style:family="paragraph" style:parent-style-name="Heading_20_3">
      <style:text-properties officeooo:rsid="025ed08d" officeooo:paragraph-rsid="025ed08d"/>
    </style:style>
    <style:style style:name="P1249" style:family="paragraph" style:parent-style-name="Heading_20_3">
      <style:text-properties officeooo:rsid="040b86b5" officeooo:paragraph-rsid="040b86b5"/>
    </style:style>
    <style:style style:name="P1250" style:family="paragraph" style:parent-style-name="Heading_20_3">
      <style:text-properties officeooo:rsid="04207178"/>
    </style:style>
    <style:style style:name="P1251" style:family="paragraph" style:parent-style-name="Heading_20_3">
      <style:text-properties officeooo:rsid="00e68e07"/>
    </style:style>
    <style:style style:name="P1252" style:family="paragraph" style:parent-style-name="Heading_20_3">
      <style:text-properties officeooo:rsid="00ea8ec4"/>
    </style:style>
    <style:style style:name="P1253" style:family="paragraph" style:parent-style-name="Heading_20_3">
      <style:text-properties officeooo:rsid="04235401" officeooo:paragraph-rsid="04235401"/>
    </style:style>
    <style:style style:name="P1254" style:family="paragraph" style:parent-style-name="Heading_20_3">
      <style:text-properties officeooo:paragraph-rsid="050cfd8f"/>
    </style:style>
    <style:style style:name="P1255" style:family="paragraph" style:parent-style-name="Heading_20_3">
      <style:text-properties officeooo:rsid="02cb1014" officeooo:paragraph-rsid="02cb1014"/>
    </style:style>
    <style:style style:name="P1256" style:family="paragraph" style:parent-style-name="Heading_20_3">
      <style:text-properties officeooo:rsid="035a881d" officeooo:paragraph-rsid="035a881d"/>
    </style:style>
    <style:style style:name="P1257" style:family="paragraph" style:parent-style-name="Heading_20_3">
      <style:text-properties officeooo:rsid="04b9ff6d"/>
    </style:style>
    <style:style style:name="P1258" style:family="paragraph" style:parent-style-name="Heading_20_3">
      <style:text-properties officeooo:rsid="02324c91"/>
    </style:style>
    <style:style style:name="P1259" style:family="paragraph" style:parent-style-name="Heading_20_3">
      <style:text-properties officeooo:rsid="02bbcb58"/>
    </style:style>
    <style:style style:name="P1260" style:family="paragraph" style:parent-style-name="Heading_20_3">
      <style:text-properties officeooo:rsid="03e8fccb"/>
    </style:style>
    <style:style style:name="P1261" style:family="paragraph" style:parent-style-name="Heading_20_3">
      <style:text-properties officeooo:rsid="0467985b"/>
    </style:style>
    <style:style style:name="P1262" style:family="paragraph" style:parent-style-name="Heading_20_3">
      <style:text-properties officeooo:rsid="02b3e75f" officeooo:paragraph-rsid="02b3e75f"/>
    </style:style>
    <style:style style:name="P1263" style:family="paragraph" style:parent-style-name="Heading_20_3">
      <style:text-properties officeooo:rsid="02c1796c" officeooo:paragraph-rsid="02c1796c"/>
    </style:style>
    <style:style style:name="P1264" style:family="paragraph" style:parent-style-name="Heading_20_3">
      <style:text-properties officeooo:rsid="0241a3e1" officeooo:paragraph-rsid="0241a3e1"/>
    </style:style>
    <style:style style:name="P1265" style:family="paragraph" style:parent-style-name="Heading_20_3">
      <style:text-properties officeooo:rsid="028cce93" officeooo:paragraph-rsid="028cce93"/>
    </style:style>
    <style:style style:name="P1266" style:family="paragraph" style:parent-style-name="Heading_20_3">
      <style:text-properties officeooo:rsid="028cce93" officeooo:paragraph-rsid="02922b5f"/>
    </style:style>
    <style:style style:name="P1267" style:family="paragraph" style:parent-style-name="Heading_20_3">
      <style:text-properties officeooo:rsid="028cce93" officeooo:paragraph-rsid="0298719d"/>
    </style:style>
    <style:style style:name="P1268" style:family="paragraph" style:parent-style-name="Heading_20_3">
      <style:text-properties officeooo:rsid="0296a3a9" officeooo:paragraph-rsid="0296a3a9"/>
    </style:style>
    <style:style style:name="P1269" style:family="paragraph" style:parent-style-name="Heading_20_3">
      <style:text-properties officeooo:rsid="0296a3a9" officeooo:paragraph-rsid="0298719d"/>
    </style:style>
    <style:style style:name="P1270" style:family="paragraph" style:parent-style-name="Heading_20_3">
      <style:text-properties officeooo:paragraph-rsid="0492867b"/>
    </style:style>
    <style:style style:name="P1271" style:family="paragraph" style:parent-style-name="Heading_20_3">
      <style:text-properties officeooo:paragraph-rsid="02344582"/>
    </style:style>
    <style:style style:name="P1272" style:family="paragraph" style:parent-style-name="Heading_20_3">
      <style:text-properties officeooo:rsid="02a6245f"/>
    </style:style>
    <style:style style:name="P1273" style:family="paragraph" style:parent-style-name="Heading_20_3">
      <style:text-properties officeooo:rsid="02a6245f" officeooo:paragraph-rsid="02aeb1cc"/>
    </style:style>
    <style:style style:name="P1274"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275" style:family="paragraph" style:parent-style-name="Heading_20_4">
      <style:text-properties officeooo:rsid="030fbba4"/>
    </style:style>
    <style:style style:name="P1276" style:family="paragraph" style:parent-style-name="Heading_20_4">
      <style:text-properties officeooo:rsid="01a72215" officeooo:paragraph-rsid="03c8a148"/>
    </style:style>
    <style:style style:name="P1277" style:family="paragraph" style:parent-style-name="Heading_20_4">
      <style:text-properties style:font-name="Liberation Sans" officeooo:rsid="02679fea" officeooo:paragraph-rsid="03ca6dea"/>
    </style:style>
    <style:style style:name="P1278" style:family="paragraph" style:parent-style-name="Heading_20_4">
      <style:text-properties style:font-name="Liberation Sans" officeooo:rsid="01c2ff55"/>
    </style:style>
    <style:style style:name="P1279" style:family="paragraph" style:parent-style-name="Heading_20_4">
      <style:text-properties style:font-name="Liberation Sans" officeooo:rsid="01c79d84"/>
    </style:style>
    <style:style style:name="P1280" style:family="paragraph" style:parent-style-name="Heading_20_4">
      <style:text-properties style:font-name="Liberation Sans" officeooo:rsid="01cc3e32"/>
    </style:style>
    <style:style style:name="P1281" style:family="paragraph" style:parent-style-name="Heading_20_4">
      <style:text-properties style:font-name="Liberation Sans" officeooo:rsid="01ce34f7"/>
    </style:style>
    <style:style style:name="P1282" style:family="paragraph" style:parent-style-name="Heading_20_4">
      <style:text-properties style:font-name="Liberation Sans" officeooo:rsid="0276234b"/>
    </style:style>
    <style:style style:name="P1283" style:family="paragraph" style:parent-style-name="Heading_20_4">
      <style:text-properties style:font-name="Liberation Sans" officeooo:rsid="0276234b" officeooo:paragraph-rsid="027711c9"/>
    </style:style>
    <style:style style:name="P1284" style:family="paragraph" style:parent-style-name="Heading_20_4">
      <style:text-properties style:font-name="Liberation Sans" officeooo:rsid="027711c9"/>
    </style:style>
    <style:style style:name="P1285" style:family="paragraph" style:parent-style-name="Heading_20_4">
      <style:text-properties style:font-name="Liberation Sans" officeooo:rsid="04c5345e" officeooo:paragraph-rsid="04c716d9"/>
    </style:style>
    <style:style style:name="P1286" style:family="paragraph" style:parent-style-name="Heading_20_4">
      <style:text-properties style:font-name="Liberation Sans" officeooo:rsid="04bc2bbf"/>
    </style:style>
    <style:style style:name="P1287" style:family="paragraph" style:parent-style-name="Heading_20_4">
      <style:text-properties style:font-name="Liberation Sans" officeooo:rsid="03ffd95c"/>
    </style:style>
    <style:style style:name="P1288" style:family="paragraph" style:parent-style-name="Heading_20_4">
      <style:text-properties style:font-name="Liberation Sans" officeooo:rsid="04018ccf"/>
    </style:style>
    <style:style style:name="P1289" style:family="paragraph" style:parent-style-name="Heading_20_4">
      <style:text-properties style:font-name="Liberation Sans" officeooo:rsid="0401b6a2"/>
    </style:style>
    <style:style style:name="P1290" style:family="paragraph" style:parent-style-name="Heading_20_4">
      <style:text-properties style:font-name="Liberation Sans" officeooo:rsid="04021f92"/>
    </style:style>
    <style:style style:name="P1291" style:family="paragraph" style:parent-style-name="Heading_20_4">
      <style:text-properties style:font-name="Liberation Sans" officeooo:rsid="0402bfa7"/>
    </style:style>
    <style:style style:name="P1292" style:family="paragraph" style:parent-style-name="Heading_20_4">
      <style:text-properties officeooo:rsid="01606989"/>
    </style:style>
    <style:style style:name="P1293" style:family="paragraph" style:parent-style-name="Heading_20_4">
      <style:text-properties officeooo:rsid="01606989" officeooo:paragraph-rsid="03cacaf3"/>
    </style:style>
    <style:style style:name="P1294" style:family="paragraph" style:parent-style-name="Heading_20_4">
      <style:text-properties officeooo:rsid="01606989" officeooo:paragraph-rsid="03d45e4e"/>
    </style:style>
    <style:style style:name="P1295" style:family="paragraph" style:parent-style-name="Heading_20_4">
      <style:text-properties officeooo:rsid="0203a62b" officeooo:paragraph-rsid="0203a62b"/>
    </style:style>
    <style:style style:name="P1296" style:family="paragraph" style:parent-style-name="Heading_20_4">
      <style:text-properties officeooo:rsid="01734f22"/>
    </style:style>
    <style:style style:name="P1297" style:family="paragraph" style:parent-style-name="Heading_20_4">
      <style:text-properties officeooo:rsid="01a56526"/>
    </style:style>
    <style:style style:name="P1298" style:family="paragraph" style:parent-style-name="Heading_20_4">
      <style:text-properties officeooo:rsid="01615efb"/>
    </style:style>
    <style:style style:name="P1299" style:family="paragraph" style:parent-style-name="Heading_20_4">
      <style:text-properties officeooo:rsid="03bfbe21"/>
    </style:style>
    <style:style style:name="P1300" style:family="paragraph" style:parent-style-name="Heading_20_4">
      <style:text-properties officeooo:rsid="03ca6dea" officeooo:paragraph-rsid="03cacaf3"/>
    </style:style>
    <style:style style:name="P1301" style:family="paragraph" style:parent-style-name="Heading_20_4">
      <style:text-properties officeooo:rsid="016415cd" officeooo:paragraph-rsid="03d45e4e"/>
    </style:style>
    <style:style style:name="P1302" style:family="paragraph" style:parent-style-name="Heading_20_4">
      <style:text-properties officeooo:rsid="04630106"/>
    </style:style>
    <style:style style:name="P1303" style:family="paragraph" style:parent-style-name="Heading_20_4">
      <style:text-properties officeooo:rsid="0165128b" officeooo:paragraph-rsid="03d45f18"/>
    </style:style>
    <style:style style:name="P1304" style:family="paragraph" style:parent-style-name="Heading_20_4">
      <style:text-properties officeooo:rsid="01da2ad0" officeooo:paragraph-rsid="01da2ad0"/>
    </style:style>
    <style:style style:name="P1305" style:family="paragraph" style:parent-style-name="Heading_20_4">
      <style:text-properties officeooo:rsid="01639537"/>
    </style:style>
    <style:style style:name="P1306" style:family="paragraph" style:parent-style-name="Heading_20_4">
      <style:text-properties officeooo:rsid="01639537" officeooo:paragraph-rsid="01639537"/>
    </style:style>
    <style:style style:name="P1307" style:family="paragraph" style:parent-style-name="Heading_20_4">
      <style:text-properties officeooo:rsid="0160f00d" officeooo:paragraph-rsid="03d0a94f"/>
    </style:style>
    <style:style style:name="P1308" style:family="paragraph" style:parent-style-name="Heading_20_4">
      <style:text-properties officeooo:rsid="0444e856"/>
    </style:style>
    <style:style style:name="P1309" style:family="paragraph" style:parent-style-name="Heading_20_4">
      <style:text-properties officeooo:rsid="047d9ad1"/>
    </style:style>
    <style:style style:name="P1310" style:family="paragraph" style:parent-style-name="Heading_20_4">
      <style:text-properties officeooo:rsid="047def0d"/>
    </style:style>
    <style:style style:name="P1311" style:family="paragraph" style:parent-style-name="Heading_20_4">
      <style:text-properties officeooo:rsid="047def0d" officeooo:paragraph-rsid="047def0d"/>
    </style:style>
    <style:style style:name="P1312" style:family="paragraph" style:parent-style-name="Heading_20_4">
      <style:text-properties officeooo:rsid="047def0d" officeooo:paragraph-rsid="04e6812a"/>
    </style:style>
    <style:style style:name="P1313" style:family="paragraph" style:parent-style-name="Heading_20_4">
      <style:text-properties officeooo:rsid="04c24975"/>
    </style:style>
    <style:style style:name="P1314" style:family="paragraph" style:parent-style-name="Heading_20_4">
      <style:text-properties officeooo:rsid="04bb9e5f"/>
    </style:style>
    <style:style style:name="P1315" style:family="paragraph" style:parent-style-name="Heading_20_4">
      <style:text-properties officeooo:rsid="04bc2bbf" officeooo:paragraph-rsid="04bf0e4d"/>
    </style:style>
    <style:style style:name="P1316" style:family="paragraph" style:parent-style-name="Text_20_body" style:list-style-name="L1">
      <style:text-properties style:font-name="Liberation Sans" officeooo:rsid="00045b24" officeooo:paragraph-rsid="00045b24"/>
    </style:style>
    <style:style style:name="P1317" style:family="paragraph" style:parent-style-name="Text_20_body" style:list-style-name="L1">
      <style:text-properties style:font-name="Liberation Sans" officeooo:rsid="0070f4f3" officeooo:paragraph-rsid="0070f4f3"/>
    </style:style>
    <style:style style:name="P1318" style:family="paragraph" style:parent-style-name="Text_20_body" style:list-style-name="L1">
      <style:text-properties style:font-name="Liberation Sans" officeooo:rsid="000655e3" officeooo:paragraph-rsid="000655e3"/>
    </style:style>
    <style:style style:name="P1319" style:family="paragraph" style:parent-style-name="Text_20_body" style:list-style-name="L4">
      <style:text-properties style:font-name="Liberation Sans" officeooo:rsid="000655e3" officeooo:paragraph-rsid="02ecc882"/>
    </style:style>
    <style:style style:name="P1320" style:family="paragraph" style:parent-style-name="Text_20_body" style:list-style-name="L1">
      <style:text-properties style:font-name="Liberation Sans" officeooo:rsid="024ba44d" officeooo:paragraph-rsid="024ba44d"/>
    </style:style>
    <style:style style:name="P1321" style:family="paragraph" style:parent-style-name="Text_20_body" style:list-style-name="L1">
      <style:text-properties style:font-name="Liberation Sans" officeooo:rsid="04d31869" officeooo:paragraph-rsid="04d31869"/>
    </style:style>
    <style:style style:name="P1322" style:family="paragraph" style:parent-style-name="Text_20_body" style:list-style-name="L2">
      <style:text-properties style:font-name="Liberation Sans" officeooo:rsid="05ad2ff4" officeooo:paragraph-rsid="05ad2ff4"/>
    </style:style>
    <style:style style:name="P1323" style:family="paragraph" style:parent-style-name="Text_20_body" style:list-style-name="L3">
      <style:text-properties style:font-name="Liberation Sans" officeooo:rsid="024f582a" officeooo:paragraph-rsid="024f582a"/>
    </style:style>
    <style:style style:name="P1324" style:family="paragraph" style:parent-style-name="Text_20_body" style:list-style-name="L6">
      <style:text-properties style:font-name="Liberation Sans" officeooo:rsid="044f2e42" officeooo:paragraph-rsid="044f2e42"/>
    </style:style>
    <style:style style:name="P1325" style:family="paragraph" style:parent-style-name="Text_20_body" style:list-style-name="L7">
      <style:text-properties style:font-name="Liberation Sans" officeooo:rsid="0590047e" officeooo:paragraph-rsid="0590047e"/>
    </style:style>
    <style:style style:name="P1326" style:family="paragraph" style:parent-style-name="Text_20_body" style:list-style-name="L7">
      <style:text-properties style:font-name="Liberation Sans" officeooo:rsid="0590047e" officeooo:paragraph-rsid="0598130b"/>
    </style:style>
    <style:style style:name="P1327" style:family="paragraph" style:parent-style-name="Text_20_body" style:list-style-name="L8">
      <style:text-properties style:font-name="Liberation Sans" officeooo:rsid="015fd410" officeooo:paragraph-rsid="015fd410"/>
    </style:style>
    <style:style style:name="P1328" style:family="paragraph" style:parent-style-name="Text_20_body" style:list-style-name="L10">
      <style:text-properties style:font-name="Liberation Sans" officeooo:rsid="026e67cb" officeooo:paragraph-rsid="026e67cb"/>
    </style:style>
    <style:style style:name="P1329" style:family="paragraph" style:parent-style-name="Text_20_body" style:list-style-name="L11">
      <style:text-properties style:font-name="Liberation Sans" officeooo:rsid="026e67cb" officeooo:paragraph-rsid="026e67cb"/>
    </style:style>
    <style:style style:name="P1330" style:family="paragraph" style:parent-style-name="Text_20_body" style:list-style-name="L12">
      <style:text-properties style:font-name="Liberation Sans" officeooo:rsid="0271d7b2" officeooo:paragraph-rsid="0271d7b2"/>
    </style:style>
    <style:style style:name="P1331" style:family="paragraph" style:parent-style-name="Text_20_body" style:list-style-name="L14">
      <style:text-properties style:font-name="Liberation Sans" officeooo:rsid="04517ba0" officeooo:paragraph-rsid="04517ba0"/>
    </style:style>
    <style:style style:name="P1332" style:family="paragraph" style:parent-style-name="Text_20_body" style:list-style-name="L15">
      <style:text-properties style:font-name="Liberation Sans" officeooo:rsid="020f4b3e" officeooo:paragraph-rsid="020f4b3e"/>
    </style:style>
    <style:style style:name="P1333" style:family="paragraph" style:parent-style-name="Text_20_body" style:list-style-name="L15">
      <style:text-properties style:font-name="Liberation Sans" officeooo:rsid="01f3c1d4" officeooo:paragraph-rsid="01f3c1d4"/>
    </style:style>
    <style:style style:name="P1334" style:family="paragraph" style:parent-style-name="Text_20_body" style:list-style-name="L15">
      <style:text-properties style:font-name="Liberation Sans" officeooo:rsid="01f4de04" officeooo:paragraph-rsid="01f4de04"/>
    </style:style>
    <style:style style:name="P1335" style:family="paragraph" style:parent-style-name="Text_20_body" style:list-style-name="L16">
      <style:text-properties style:font-name="Liberation Sans" officeooo:rsid="04b88a29" officeooo:paragraph-rsid="04b88a29"/>
    </style:style>
    <style:style style:name="P1336" style:family="paragraph" style:parent-style-name="Text_20_body" style:list-style-name="L16">
      <style:text-properties style:font-name="Liberation Sans" officeooo:rsid="04b88a29" officeooo:paragraph-rsid="04b9ff6d"/>
    </style:style>
    <style:style style:name="P1337" style:family="paragraph" style:parent-style-name="Text_20_body" style:list-style-name="L17">
      <style:text-properties style:font-name="Liberation Sans" officeooo:rsid="03ffd95c" officeooo:paragraph-rsid="03ffd95c"/>
    </style:style>
    <style:style style:name="P1338" style:family="paragraph" style:parent-style-name="Text_20_body" style:list-style-name="L18">
      <style:text-properties style:font-name="Liberation Sans" officeooo:rsid="048a4ece" officeooo:paragraph-rsid="04fbc434"/>
    </style:style>
    <style:style style:name="P1339" style:family="paragraph" style:parent-style-name="Text_20_body" style:list-style-name="L19">
      <style:text-properties style:font-name="Liberation Sans" officeooo:rsid="013e2dc1" officeooo:paragraph-rsid="03db7338"/>
    </style:style>
    <style:style style:name="P1340" style:family="paragraph" style:parent-style-name="Text_20_body" style:list-style-name="L23">
      <style:text-properties style:font-name="Liberation Sans" officeooo:rsid="013e2dc1" officeooo:paragraph-rsid="03dd18d8"/>
    </style:style>
    <style:style style:name="P1341" style:family="paragraph" style:parent-style-name="Text_20_body" style:list-style-name="L20">
      <style:text-properties style:font-name="Liberation Sans" officeooo:rsid="0543b840" officeooo:paragraph-rsid="0543b840"/>
    </style:style>
    <style:style style:name="P1342" style:family="paragraph" style:parent-style-name="Text_20_body" style:list-style-name="L20">
      <style:text-properties style:font-name="Liberation Sans" officeooo:rsid="0545b1a5" officeooo:paragraph-rsid="0545b1a5"/>
    </style:style>
    <style:style style:name="P1343" style:family="paragraph" style:parent-style-name="Text_20_body" style:list-style-name="L21">
      <style:text-properties style:font-name="Liberation Sans" officeooo:rsid="014a78a2" officeooo:paragraph-rsid="04207178"/>
    </style:style>
    <style:style style:name="P1344" style:family="paragraph" style:parent-style-name="Text_20_body" style:list-style-name="L21">
      <style:text-properties style:font-name="Liberation Sans" officeooo:rsid="014a78a2" officeooo:paragraph-rsid="04235401"/>
    </style:style>
    <style:style style:name="P1345" style:family="paragraph" style:parent-style-name="Text_20_body" style:list-style-name="L22">
      <style:text-properties style:font-name="Liberation Sans" officeooo:paragraph-rsid="014a78a2"/>
    </style:style>
    <style:style style:name="P1346" style:family="paragraph" style:parent-style-name="Text_20_body" style:list-style-name="L22">
      <style:text-properties style:font-name="Liberation Sans" officeooo:paragraph-rsid="041fa5c6"/>
    </style:style>
    <style:style style:name="P1347" style:family="paragraph" style:parent-style-name="Text_20_body" style:list-style-name="L24">
      <style:text-properties style:font-name="Liberation Sans" officeooo:rsid="00e9e3fc" officeooo:paragraph-rsid="00e9e3fc"/>
    </style:style>
    <style:style style:name="P1348" style:family="paragraph" style:parent-style-name="Text_20_body" style:list-style-name="L24">
      <style:text-properties style:font-name="Liberation Sans" officeooo:rsid="00e9e3fc" officeooo:paragraph-rsid="0181667a"/>
    </style:style>
    <style:style style:name="P1349" style:family="paragraph" style:parent-style-name="Text_20_body" style:list-style-name="L24">
      <style:text-properties style:font-name="Liberation Sans" officeooo:rsid="00e9e3fc" officeooo:paragraph-rsid="010befa7"/>
    </style:style>
    <style:style style:name="P1350" style:family="paragraph" style:parent-style-name="Text_20_body" style:list-style-name="L24">
      <style:text-properties style:font-name="Liberation Sans" officeooo:rsid="00e9e3fc" officeooo:paragraph-rsid="00eb2ef6"/>
    </style:style>
    <style:style style:name="P1351" style:family="paragraph" style:parent-style-name="Text_20_body" style:list-style-name="L24">
      <style:text-properties style:font-name="Liberation Sans" officeooo:rsid="00e9e3fc" officeooo:paragraph-rsid="00ebfadd"/>
    </style:style>
    <style:style style:name="P1352" style:family="paragraph" style:parent-style-name="Text_20_body" style:list-style-name="L24">
      <style:text-properties style:font-name="Liberation Sans" officeooo:rsid="00e9e3fc" officeooo:paragraph-rsid="00efee72"/>
    </style:style>
    <style:style style:name="P1353" style:family="paragraph" style:parent-style-name="Text_20_body" style:list-style-name="L24">
      <style:text-properties style:font-name="Liberation Sans" officeooo:rsid="017f6ae6" officeooo:paragraph-rsid="0181667a"/>
    </style:style>
    <style:style style:name="P1354" style:family="paragraph" style:parent-style-name="Text_20_body" style:list-style-name="L25">
      <style:text-properties style:font-name="Liberation Sans" officeooo:rsid="00f815bd" officeooo:paragraph-rsid="01873e70"/>
    </style:style>
    <style:style style:name="P1355" style:family="paragraph" style:parent-style-name="Text_20_body" style:list-style-name="L25">
      <style:text-properties style:font-name="Liberation Sans" officeooo:rsid="00f815bd" officeooo:paragraph-rsid="00f937f3"/>
    </style:style>
    <style:style style:name="P1356" style:family="paragraph" style:parent-style-name="Text_20_body" style:list-style-name="L25">
      <style:text-properties style:font-name="Liberation Sans" officeooo:rsid="00f815bd" officeooo:paragraph-rsid="00f815bd"/>
    </style:style>
    <style:style style:name="P1357" style:family="paragraph" style:parent-style-name="Text_20_body" style:list-style-name="L24">
      <style:text-properties style:font-name="Liberation Sans" officeooo:rsid="00ea8ec4" officeooo:paragraph-rsid="010befa7"/>
    </style:style>
    <style:style style:name="P1358" style:family="paragraph" style:parent-style-name="Text_20_body" style:list-style-name="L26">
      <style:text-properties style:font-name="Liberation Sans" officeooo:rsid="022239ae" officeooo:paragraph-rsid="022239ae"/>
    </style:style>
    <style:style style:name="P1359" style:family="paragraph" style:parent-style-name="Text_20_body" style:list-style-name="L27">
      <style:text-properties style:font-name="Liberation Sans" officeooo:rsid="0228da61" officeooo:paragraph-rsid="0234c261"/>
    </style:style>
    <style:style style:name="P1360" style:family="paragraph" style:parent-style-name="Text_20_body" style:list-style-name="L30">
      <style:text-properties style:font-name="Liberation Sans" officeooo:rsid="0228da61" officeooo:paragraph-rsid="0228da61"/>
    </style:style>
    <style:style style:name="P1361" style:family="paragraph" style:parent-style-name="Text_20_body" style:list-style-name="L28">
      <style:text-properties style:font-name="Liberation Sans" officeooo:rsid="01edaa1c" officeooo:paragraph-rsid="04cae5f7"/>
    </style:style>
    <style:style style:name="P1362" style:family="paragraph" style:parent-style-name="Text_20_body" style:list-style-name="L28">
      <style:text-properties style:font-name="Liberation Sans" officeooo:rsid="021b565b" officeooo:paragraph-rsid="04cae5f7"/>
    </style:style>
    <style:style style:name="P1363" style:family="paragraph" style:parent-style-name="Text_20_body" style:list-style-name="L28">
      <style:text-properties style:font-name="Liberation Sans" officeooo:rsid="021c41f9" officeooo:paragraph-rsid="04cae5f7"/>
    </style:style>
    <style:style style:name="P1364" style:family="paragraph" style:parent-style-name="Text_20_body" style:list-style-name="L29">
      <style:text-properties style:font-name="Liberation Sans" officeooo:paragraph-rsid="02198334"/>
    </style:style>
    <style:style style:name="P1365" style:family="paragraph" style:parent-style-name="Text_20_body" style:list-style-name="L30">
      <style:text-properties style:font-name="Liberation Sans" officeooo:rsid="022711d6" officeooo:paragraph-rsid="022711d6"/>
    </style:style>
    <style:style style:name="P1366" style:family="paragraph" style:parent-style-name="Text_20_body" style:list-style-name="L31">
      <style:text-properties style:font-name="Liberation Sans" officeooo:rsid="021ea7d2" officeooo:paragraph-rsid="021ea7d2"/>
    </style:style>
    <style:style style:name="P1367" style:family="paragraph" style:parent-style-name="Text_20_body" style:list-style-name="L32">
      <style:text-properties style:font-name="Liberation Sans" officeooo:paragraph-rsid="02198334"/>
    </style:style>
    <style:style style:name="P1368" style:family="paragraph" style:parent-style-name="Text_20_body" style:list-style-name="L33">
      <style:text-properties style:font-name="Liberation Sans" officeooo:paragraph-rsid="02bbcb58"/>
    </style:style>
    <style:style style:name="P1369" style:family="paragraph" style:parent-style-name="Text_20_body" style:list-style-name="L33">
      <style:text-properties style:font-name="Liberation Sans" officeooo:paragraph-rsid="049c68fb"/>
    </style:style>
    <style:style style:name="P1370" style:family="paragraph" style:parent-style-name="Text_20_body" style:list-style-name="L34">
      <style:text-properties style:font-name="Liberation Sans" fo:font-weight="normal" officeooo:rsid="02828cab" officeooo:paragraph-rsid="02828cab" style:font-weight-asian="normal" style:font-weight-complex="normal"/>
    </style:style>
    <style:style style:name="P1371" style:family="paragraph" style:parent-style-name="Text_20_body" style:list-style-name="L34">
      <style:text-properties style:font-name="Liberation Sans" fo:font-weight="normal" officeooo:rsid="02828cab" officeooo:paragraph-rsid="02aa789e" style:font-weight-asian="normal" style:font-weight-complex="normal"/>
    </style:style>
    <style:style style:name="P1372" style:family="paragraph" style:parent-style-name="Text_20_body" style:list-style-name="L34">
      <style:text-properties style:font-name="Liberation Sans" fo:font-weight="normal" officeooo:rsid="04b642a5" officeooo:paragraph-rsid="02828cab" style:font-weight-asian="normal" style:font-weight-complex="normal"/>
    </style:style>
    <style:style style:name="P1373" style:family="paragraph" style:parent-style-name="Text_20_body" style:list-style-name="L34">
      <style:text-properties style:font-name="Liberation Sans" fo:font-weight="normal" officeooo:rsid="04b53da1" officeooo:paragraph-rsid="04b53da1" style:font-weight-asian="normal" style:font-weight-complex="normal"/>
    </style:style>
    <style:style style:name="P1374" style:family="paragraph" style:parent-style-name="Text_20_body" style:list-style-name="L35">
      <style:text-properties style:font-name="Liberation Sans" fo:font-weight="normal" officeooo:rsid="027c61ad" officeooo:paragraph-rsid="02828cab" style:font-weight-asian="normal" style:font-weight-complex="normal"/>
    </style:style>
    <style:style style:name="P1375"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376" style:family="paragraph" style:parent-style-name="Text_20_body" style:list-style-name="L36">
      <style:text-properties style:font-name="Liberation Sans" fo:font-weight="normal" officeooo:rsid="027c61ad" officeooo:paragraph-rsid="02aa789e" style:font-weight-asian="normal" style:font-weight-complex="normal"/>
    </style:style>
    <style:style style:name="P1377" style:family="paragraph" style:parent-style-name="Text_20_body" style:list-style-name="L37">
      <style:text-properties style:font-name="Liberation Sans" fo:font-weight="normal" officeooo:rsid="027c61ad" officeooo:paragraph-rsid="02aa789e" style:font-weight-asian="normal" style:font-weight-complex="normal"/>
    </style:style>
    <style:style style:name="P1378" style:family="paragraph" style:parent-style-name="Text_20_body" style:list-style-name="L38">
      <style:text-properties style:font-name="Liberation Sans" fo:font-weight="normal" officeooo:rsid="027c61ad" officeooo:paragraph-rsid="02ab58ef" style:font-weight-asian="normal" style:font-weight-complex="normal"/>
    </style:style>
    <style:style style:name="P1379" style:family="paragraph" style:parent-style-name="Text_20_body" style:list-style-name="L39">
      <style:text-properties style:font-name="Liberation Sans" fo:font-weight="normal" officeooo:rsid="027c61ad" officeooo:paragraph-rsid="02aeb1cc" style:font-weight-asian="normal" style:font-weight-complex="normal"/>
    </style:style>
    <style:style style:name="P1380" style:family="paragraph" style:parent-style-name="Text_20_body" style:list-style-name="L34">
      <style:text-properties style:font-name="Liberation Sans" fo:font-weight="normal" officeooo:rsid="02aa789e" officeooo:paragraph-rsid="02aa789e" style:font-weight-asian="normal" style:font-weight-complex="normal"/>
    </style:style>
    <style:style style:name="P1381" style:family="paragraph" style:parent-style-name="Text_20_body" style:list-style-name="L38">
      <style:text-properties style:font-name="Liberation Sans" fo:font-weight="normal" officeooo:rsid="02ab58ef" officeooo:paragraph-rsid="02ab58ef" style:font-weight-asian="normal" style:font-weight-complex="normal"/>
    </style:style>
    <style:style style:name="P1382" style:family="paragraph" style:parent-style-name="Text_20_body" style:list-style-name="L39">
      <style:text-properties style:font-name="Liberation Sans" fo:font-weight="normal" officeooo:rsid="02aeb1cc" officeooo:paragraph-rsid="02aeb1cc" style:font-weight-asian="normal" style:font-weight-complex="normal"/>
    </style:style>
    <style:style style:name="P1383" style:family="paragraph" style:parent-style-name="Text_20_body" style:list-style-name="L39">
      <style:text-properties style:font-name="Liberation Sans" fo:font-weight="normal" officeooo:rsid="02aeb1cc" officeooo:paragraph-rsid="044420fd" style:font-weight-asian="normal" style:font-weight-complex="normal"/>
    </style:style>
    <style:style style:name="P1384" style:family="paragraph" style:parent-style-name="Text_20_body" style:list-style-name="L5">
      <style:text-properties officeooo:paragraph-rsid="0269972b"/>
    </style:style>
    <style:style style:name="P1385" style:family="paragraph" style:parent-style-name="Text_20_body" style:list-style-name="L5">
      <style:text-properties officeooo:paragraph-rsid="04c96db3"/>
    </style:style>
    <style:style style:name="P1386" style:family="paragraph" style:parent-style-name="Text_20_body" style:list-style-name="L5">
      <style:text-properties officeooo:paragraph-rsid="025d31d2"/>
    </style:style>
    <style:style style:name="P1387" style:family="paragraph" style:parent-style-name="Text_20_body" style:list-style-name="L7">
      <style:text-properties officeooo:rsid="0590047e" officeooo:paragraph-rsid="0590047e"/>
    </style:style>
    <style:style style:name="P1388" style:family="paragraph" style:parent-style-name="Text_20_body" style:list-style-name="L9">
      <style:text-properties officeooo:paragraph-rsid="0203a62b"/>
    </style:style>
    <style:style style:name="P1389" style:family="paragraph" style:parent-style-name="Text_20_body" style:list-style-name="L9">
      <style:text-properties officeooo:paragraph-rsid="0376184a"/>
    </style:style>
    <style:style style:name="P1390" style:family="paragraph" style:parent-style-name="Text_20_body" style:list-style-name="L10">
      <style:text-properties officeooo:paragraph-rsid="026e67cb"/>
    </style:style>
    <style:style style:name="P1391" style:family="paragraph" style:parent-style-name="Text_20_body" style:list-style-name="L13">
      <style:text-properties officeooo:paragraph-rsid="02732c0b"/>
    </style:style>
    <style:style style:name="P1392" style:family="paragraph" style:parent-style-name="Text_20_body" style:list-style-name="L13">
      <style:text-properties officeooo:paragraph-rsid="027936c4"/>
    </style:style>
    <style:style style:name="P1393" style:family="paragraph" style:parent-style-name="Text_20_body" style:list-style-name=""/>
    <style:style style:name="P1394" style:family="paragraph" style:parent-style-name="Text_20_body" style:list-style-name="L21">
      <style:text-properties style:font-name="Liberation Mono" officeooo:rsid="059c21a5" officeooo:paragraph-rsid="059c21a5"/>
    </style:style>
    <style:style style:name="P1395" style:family="paragraph" style:parent-style-name="Text_20_body" style:list-style-name="L21">
      <style:text-properties style:font-name="Liberation Mono" officeooo:rsid="059c7d8f" officeooo:paragraph-rsid="059c7d8f"/>
    </style:style>
    <style:style style:name="P1396" style:family="paragraph" style:parent-style-name="Text_20_body" style:list-style-name="L25">
      <style:text-properties officeooo:paragraph-rsid="01873e70"/>
    </style:style>
    <style:style style:name="T1" style:family="text">
      <style:text-properties officeooo:rsid="0465cbd8"/>
    </style:style>
    <style:style style:name="T2" style:family="text">
      <style:text-properties officeooo:rsid="05a19f9c"/>
    </style:style>
    <style:style style:name="T3" style:family="text">
      <style:text-properties style:font-name="Liberation Sans"/>
    </style:style>
    <style:style style:name="T4" style:family="text">
      <style:text-properties style:font-name="Liberation Sans" officeooo:rsid="000251e5"/>
    </style:style>
    <style:style style:name="T5" style:family="text">
      <style:text-properties style:font-name="Liberation Sans" officeooo:rsid="00045b24"/>
    </style:style>
    <style:style style:name="T6" style:family="text">
      <style:text-properties style:font-name="Liberation Sans" officeooo:rsid="000655e3"/>
    </style:style>
    <style:style style:name="T7" style:family="text">
      <style:text-properties style:font-name="Liberation Sans" officeooo:rsid="0007e534"/>
    </style:style>
    <style:style style:name="T8" style:family="text">
      <style:text-properties style:font-name="Liberation Sans" officeooo:rsid="008dfdcc"/>
    </style:style>
    <style:style style:name="T9" style:family="text">
      <style:text-properties style:font-name="Liberation Sans" officeooo:rsid="00965194"/>
    </style:style>
    <style:style style:name="T10" style:family="text">
      <style:text-properties style:font-name="Liberation Sans" officeooo:rsid="00dffe7d"/>
    </style:style>
    <style:style style:name="T11" style:family="text">
      <style:text-properties style:font-name="Liberation Sans" officeooo:rsid="00e0a889"/>
    </style:style>
    <style:style style:name="T12" style:family="text">
      <style:text-properties style:font-name="Liberation Sans" officeooo:rsid="00e54bca"/>
    </style:style>
    <style:style style:name="T13" style:family="text">
      <style:text-properties style:font-name="Liberation Sans" officeooo:rsid="00e68e07"/>
    </style:style>
    <style:style style:name="T14" style:family="text">
      <style:text-properties style:font-name="Liberation Sans" officeooo:rsid="00f815bd"/>
    </style:style>
    <style:style style:name="T15" style:family="text">
      <style:text-properties style:font-name="Liberation Sans" officeooo:rsid="00fc8baf"/>
    </style:style>
    <style:style style:name="T16" style:family="text">
      <style:text-properties style:font-name="Liberation Sans" officeooo:rsid="01097ecd"/>
    </style:style>
    <style:style style:name="T17" style:family="text">
      <style:text-properties style:font-name="Liberation Sans" officeooo:rsid="0115469a"/>
    </style:style>
    <style:style style:name="T18" style:family="text">
      <style:text-properties style:font-name="Liberation Sans" officeooo:rsid="013d6abf"/>
    </style:style>
    <style:style style:name="T19" style:family="text">
      <style:text-properties style:font-name="Liberation Sans" officeooo:rsid="01598e20"/>
    </style:style>
    <style:style style:name="T20" style:family="text">
      <style:text-properties style:font-name="Liberation Sans" officeooo:rsid="014558d0"/>
    </style:style>
    <style:style style:name="T21" style:family="text">
      <style:text-properties style:font-name="Liberation Sans" officeooo:rsid="015c3dfb"/>
    </style:style>
    <style:style style:name="T22" style:family="text">
      <style:text-properties style:font-name="Liberation Sans" officeooo:rsid="017f6ae6"/>
    </style:style>
    <style:style style:name="T23" style:family="text">
      <style:text-properties style:font-name="Liberation Sans" officeooo:rsid="00e6194b"/>
    </style:style>
    <style:style style:name="T24" style:family="text">
      <style:text-properties style:font-name="Liberation Sans" officeooo:rsid="00e7efe3"/>
    </style:style>
    <style:style style:name="T25" style:family="text">
      <style:text-properties style:font-name="Liberation Sans" officeooo:rsid="01873e70"/>
    </style:style>
    <style:style style:name="T26" style:family="text">
      <style:text-properties style:font-name="Liberation Sans" officeooo:rsid="018a831e"/>
    </style:style>
    <style:style style:name="T27" style:family="text">
      <style:text-properties style:font-name="Liberation Sans" officeooo:rsid="019c05e4"/>
    </style:style>
    <style:style style:name="T28" style:family="text">
      <style:text-properties style:font-name="Liberation Sans" officeooo:rsid="019e4758"/>
    </style:style>
    <style:style style:name="T29" style:family="text">
      <style:text-properties style:font-name="Liberation Sans" officeooo:rsid="018c475a"/>
    </style:style>
    <style:style style:name="T30" style:family="text">
      <style:text-properties style:font-name="Liberation Sans" officeooo:rsid="01ad27ed"/>
    </style:style>
    <style:style style:name="T31" style:family="text">
      <style:text-properties style:font-name="Liberation Sans" officeooo:rsid="01a84efe"/>
    </style:style>
    <style:style style:name="T32" style:family="text">
      <style:text-properties style:font-name="Liberation Sans" officeooo:rsid="01b9417b"/>
    </style:style>
    <style:style style:name="T33" style:family="text">
      <style:text-properties style:font-name="Liberation Sans" officeooo:rsid="01b9a427"/>
    </style:style>
    <style:style style:name="T34" style:family="text">
      <style:text-properties style:font-name="Liberation Sans" fo:font-weight="bold" style:font-weight-asian="bold" style:font-weight-complex="bold"/>
    </style:style>
    <style:style style:name="T35" style:family="text">
      <style:text-properties style:font-name="Liberation Sans" fo:font-weight="bold" officeooo:rsid="01bc879f" style:font-weight-asian="bold" style:font-weight-complex="bold"/>
    </style:style>
    <style:style style:name="T36" style:family="text">
      <style:text-properties style:font-name="Liberation Sans" fo:font-weight="bold" officeooo:rsid="023ccea6" style:font-weight-asian="bold" style:font-weight-complex="bold"/>
    </style:style>
    <style:style style:name="T37" style:family="text">
      <style:text-properties style:font-name="Liberation Sans" fo:font-weight="bold" officeooo:rsid="0247e777" style:font-weight-asian="bold" style:font-weight-complex="bold"/>
    </style:style>
    <style:style style:name="T38" style:family="text">
      <style:text-properties style:font-name="Liberation Sans" fo:font-weight="bold" officeooo:rsid="0249766f" style:font-weight-asian="bold" style:font-weight-complex="bold"/>
    </style:style>
    <style:style style:name="T39" style:family="text">
      <style:text-properties style:font-name="Liberation Sans" fo:font-weight="bold" officeooo:rsid="026e67cb" style:font-weight-asian="bold" style:font-weight-complex="bold"/>
    </style:style>
    <style:style style:name="T40" style:family="text">
      <style:text-properties style:font-name="Liberation Sans" fo:font-weight="bold" officeooo:rsid="02e7d224" style:font-weight-asian="bold" style:font-weight-complex="bold"/>
    </style:style>
    <style:style style:name="T41" style:family="text">
      <style:text-properties style:font-name="Liberation Sans" fo:font-weight="bold" officeooo:rsid="026c37f4" style:font-weight-asian="bold" style:font-weight-complex="bold"/>
    </style:style>
    <style:style style:name="T42" style:family="text">
      <style:text-properties style:font-name="Liberation Sans" fo:font-weight="bold" officeooo:rsid="03265ab8" style:font-weight-asian="bold" style:font-weight-complex="bold"/>
    </style:style>
    <style:style style:name="T43" style:family="text">
      <style:text-properties style:font-name="Liberation Sans" fo:font-weight="bold" officeooo:rsid="0387a75e" style:font-weight-asian="bold" style:font-weight-complex="bold"/>
    </style:style>
    <style:style style:name="T44" style:family="text">
      <style:text-properties style:font-name="Liberation Sans" fo:font-weight="bold" officeooo:rsid="0401b6a2"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fo:font-weight="bold" officeooo:rsid="041dd005" style:font-weight-asian="bold" style:font-weight-complex="bold"/>
    </style:style>
    <style:style style:name="T48" style:family="text">
      <style:text-properties style:font-name="Liberation Sans" fo:font-weight="bold" officeooo:rsid="0269972b" style:font-weight-asian="bold" style:font-weight-complex="bold"/>
    </style:style>
    <style:style style:name="T49" style:family="text">
      <style:text-properties style:font-name="Liberation Sans" fo:font-weight="bold" officeooo:rsid="03723696" style:font-weight-asian="bold" style:font-weight-complex="bold"/>
    </style:style>
    <style:style style:name="T50" style:family="text">
      <style:text-properties style:font-name="Liberation Sans" fo:font-weight="bold" officeooo:rsid="03803048" style:font-weight-asian="bold" style:font-weight-complex="bold"/>
    </style:style>
    <style:style style:name="T51" style:family="text">
      <style:text-properties style:font-name="Liberation Sans" fo:font-weight="bold" officeooo:rsid="0203a62b" style:font-weight-asian="bold" style:font-weight-complex="bold"/>
    </style:style>
    <style:style style:name="T52" style:family="text">
      <style:text-properties style:font-name="Liberation Sans" fo:font-weight="bold" officeooo:rsid="04295b41" style:font-weight-asian="bold" style:font-weight-complex="bold"/>
    </style:style>
    <style:style style:name="T53" style:family="text">
      <style:text-properties style:font-name="Liberation Sans" fo:font-weight="bold" officeooo:rsid="0429e509" style:font-weight-asian="bold" style:font-weight-complex="bold"/>
    </style:style>
    <style:style style:name="T54" style:family="text">
      <style:text-properties style:font-name="Liberation Sans" fo:font-weight="bold" officeooo:rsid="0444e856" style:font-weight-asian="bold" style:font-weight-complex="bold"/>
    </style:style>
    <style:style style:name="T55" style:family="text">
      <style:text-properties style:font-name="Liberation Sans" fo:font-weight="bold" officeooo:rsid="014558d0" style:font-weight-asian="bold" style:font-weight-complex="bold"/>
    </style:style>
    <style:style style:name="T56" style:family="text">
      <style:text-properties style:font-name="Liberation Sans" fo:font-weight="bold" officeooo:rsid="04207178" style:font-weight-asian="bold" style:font-weight-complex="bold"/>
    </style:style>
    <style:style style:name="T57" style:family="text">
      <style:text-properties style:font-name="Liberation Sans" officeooo:rsid="01c2ff55"/>
    </style:style>
    <style:style style:name="T58" style:family="text">
      <style:text-properties style:font-name="Liberation Sans" officeooo:rsid="01c3342c"/>
    </style:style>
    <style:style style:name="T59" style:family="text">
      <style:text-properties style:font-name="Liberation Sans" officeooo:rsid="01c79d84"/>
    </style:style>
    <style:style style:name="T60" style:family="text">
      <style:text-properties style:font-name="Liberation Sans" officeooo:rsid="01c7eaad"/>
    </style:style>
    <style:style style:name="T61" style:family="text">
      <style:text-properties style:font-name="Liberation Sans" officeooo:rsid="01cc3e32"/>
    </style:style>
    <style:style style:name="T62" style:family="text">
      <style:text-properties style:font-name="Liberation Sans" officeooo:rsid="01ce34f7"/>
    </style:style>
    <style:style style:name="T63" style:family="text">
      <style:text-properties style:font-name="Liberation Sans" officeooo:rsid="01d1d374"/>
    </style:style>
    <style:style style:name="T64" style:family="text">
      <style:text-properties style:font-name="Liberation Sans" officeooo:rsid="01df3279"/>
    </style:style>
    <style:style style:name="T65" style:family="text">
      <style:text-properties style:font-name="Liberation Sans" officeooo:rsid="008e9c41"/>
    </style:style>
    <style:style style:name="T66" style:family="text">
      <style:text-properties style:font-name="Liberation Sans" officeooo:rsid="01f8f286"/>
    </style:style>
    <style:style style:name="T67" style:family="text">
      <style:text-properties style:font-name="Liberation Sans" officeooo:rsid="020d567c"/>
    </style:style>
    <style:style style:name="T68" style:family="text">
      <style:text-properties style:font-name="Liberation Sans" officeooo:rsid="020dbd4f"/>
    </style:style>
    <style:style style:name="T69" style:family="text">
      <style:text-properties style:font-name="Liberation Sans" officeooo:rsid="020f4b3e"/>
    </style:style>
    <style:style style:name="T70" style:family="text">
      <style:text-properties style:font-name="Liberation Sans" officeooo:rsid="02254064"/>
    </style:style>
    <style:style style:name="T71" style:family="text">
      <style:text-properties style:font-name="Liberation Sans" officeooo:rsid="022563b5"/>
    </style:style>
    <style:style style:name="T72" style:family="text">
      <style:text-properties style:font-name="Liberation Sans" officeooo:rsid="02344582"/>
    </style:style>
    <style:style style:name="T73" style:family="text">
      <style:text-properties style:font-name="Liberation Sans" officeooo:rsid="02123d87"/>
    </style:style>
    <style:style style:name="T74" style:family="text">
      <style:text-properties style:font-name="Liberation Sans" officeooo:rsid="0228da61"/>
    </style:style>
    <style:style style:name="T75" style:family="text">
      <style:text-properties style:font-name="Liberation Sans" officeooo:rsid="0234c261"/>
    </style:style>
    <style:style style:name="T76" style:family="text">
      <style:text-properties style:font-name="Liberation Sans" officeooo:rsid="023ad846"/>
    </style:style>
    <style:style style:name="T77" style:family="text">
      <style:text-properties style:font-name="Liberation Sans" officeooo:rsid="023ccea6"/>
    </style:style>
    <style:style style:name="T78" style:family="text">
      <style:text-properties style:font-name="Liberation Sans" officeooo:rsid="023f32b0"/>
    </style:style>
    <style:style style:name="T79" style:family="text">
      <style:text-properties style:font-name="Liberation Sans" officeooo:rsid="0241324d"/>
    </style:style>
    <style:style style:name="T80" style:family="text">
      <style:text-properties style:font-name="Liberation Sans" officeooo:rsid="02414499"/>
    </style:style>
    <style:style style:name="T81" style:family="text">
      <style:text-properties style:font-name="Liberation Sans" fo:font-weight="normal" officeooo:rsid="023d625a" style:font-weight-asian="normal" style:font-weight-complex="normal"/>
    </style:style>
    <style:style style:name="T82" style:family="text">
      <style:text-properties style:font-name="Liberation Sans" fo:font-weight="normal" officeooo:rsid="033b4aad" style:font-weight-asian="normal" style:font-weight-complex="normal"/>
    </style:style>
    <style:style style:name="T83" style:family="text">
      <style:text-properties style:font-name="Liberation Sans" fo:font-weight="normal" officeooo:rsid="0372fe2f" style:font-weight-asian="normal" style:font-weight-complex="normal"/>
    </style:style>
    <style:style style:name="T84" style:family="text">
      <style:text-properties style:font-name="Liberation Sans" fo:font-weight="normal" officeooo:rsid="04d6adf9" style:font-weight-asian="normal" style:font-weight-complex="normal"/>
    </style:style>
    <style:style style:name="T85" style:family="text">
      <style:text-properties style:font-name="Liberation Sans" fo:font-weight="normal" officeooo:rsid="041dd005" style:font-weight-asian="normal" style:font-weight-complex="normal"/>
    </style:style>
    <style:style style:name="T86" style:family="text">
      <style:text-properties style:font-name="Liberation Sans" fo:font-weight="normal" officeooo:rsid="053da523" style:font-weight-asian="normal" style:font-weight-complex="normal"/>
    </style:style>
    <style:style style:name="T87" style:family="text">
      <style:text-properties style:font-name="Liberation Sans" officeooo:rsid="0247e777"/>
    </style:style>
    <style:style style:name="T88" style:family="text">
      <style:text-properties style:font-name="Liberation Sans" officeooo:rsid="0249766f"/>
    </style:style>
    <style:style style:name="T89" style:family="text">
      <style:text-properties style:font-name="Liberation Sans" officeooo:rsid="024ba44d"/>
    </style:style>
    <style:style style:name="T90" style:family="text">
      <style:text-properties style:font-name="Liberation Sans" officeooo:rsid="025a3b44"/>
    </style:style>
    <style:style style:name="T91" style:family="text">
      <style:text-properties style:font-name="Liberation Sans" officeooo:rsid="025d31d2"/>
    </style:style>
    <style:style style:name="T92" style:family="text">
      <style:text-properties style:font-name="Liberation Sans" officeooo:rsid="02679fea"/>
    </style:style>
    <style:style style:name="T93" style:family="text">
      <style:text-properties style:font-name="Liberation Sans" officeooo:rsid="026c37f4"/>
    </style:style>
    <style:style style:name="T94" style:family="text">
      <style:text-properties style:font-name="Liberation Sans" officeooo:rsid="026e67cb"/>
    </style:style>
    <style:style style:name="T95" style:family="text">
      <style:text-properties style:font-name="Liberation Sans" officeooo:rsid="02702745"/>
    </style:style>
    <style:style style:name="T96" style:family="text">
      <style:text-properties style:font-name="Liberation Sans" officeooo:rsid="02732c0b"/>
    </style:style>
    <style:style style:name="T97" style:family="text">
      <style:text-properties style:font-name="Liberation Sans" officeooo:rsid="02755509"/>
    </style:style>
    <style:style style:name="T98" style:family="text">
      <style:text-properties style:font-name="Liberation Sans" officeooo:rsid="0276234b"/>
    </style:style>
    <style:style style:name="T99" style:family="text">
      <style:text-properties style:font-name="Liberation Sans" officeooo:rsid="02767a8a"/>
    </style:style>
    <style:style style:name="T100" style:family="text">
      <style:text-properties style:font-name="Liberation Sans" officeooo:rsid="0269972b"/>
    </style:style>
    <style:style style:name="T101" style:family="text">
      <style:text-properties style:font-name="Liberation Sans" officeooo:rsid="0273dbcc"/>
    </style:style>
    <style:style style:name="T102" style:family="text">
      <style:text-properties style:font-name="Liberation Sans" officeooo:rsid="027711c9"/>
    </style:style>
    <style:style style:name="T103" style:family="text">
      <style:text-properties style:font-name="Liberation Sans" officeooo:rsid="027936c4"/>
    </style:style>
    <style:style style:name="T104" style:family="text">
      <style:text-properties style:font-name="Liberation Sans" officeooo:rsid="029f249d"/>
    </style:style>
    <style:style style:name="T105" style:family="text">
      <style:text-properties style:font-name="Liberation Sans" officeooo:rsid="029fb2e2"/>
    </style:style>
    <style:style style:name="T106" style:family="text">
      <style:text-properties style:font-name="Liberation Sans" officeooo:rsid="0282f894"/>
    </style:style>
    <style:style style:name="T107" style:family="text">
      <style:text-properties style:font-name="Liberation Sans" officeooo:rsid="02aa789e"/>
    </style:style>
    <style:style style:name="T108" style:family="text">
      <style:text-properties style:font-name="Liberation Sans" officeooo:rsid="02ba14e9"/>
    </style:style>
    <style:style style:name="T109" style:family="text">
      <style:text-properties style:font-name="Liberation Sans" officeooo:rsid="030cbcdf"/>
    </style:style>
    <style:style style:name="T110" style:family="text">
      <style:text-properties style:font-name="Liberation Sans" officeooo:rsid="03237075"/>
    </style:style>
    <style:style style:name="T111" style:family="text">
      <style:text-properties style:font-name="Liberation Sans" officeooo:rsid="03265ab8"/>
    </style:style>
    <style:style style:name="T112" style:family="text">
      <style:text-properties style:font-name="Liberation Sans" officeooo:rsid="033ce41c"/>
    </style:style>
    <style:style style:name="T113" style:family="text">
      <style:text-properties style:font-name="Liberation Sans" officeooo:rsid="033de48d"/>
    </style:style>
    <style:style style:name="T114" style:family="text">
      <style:text-properties style:font-name="Liberation Sans" officeooo:rsid="032ccff2"/>
    </style:style>
    <style:style style:name="T115" style:family="text">
      <style:text-properties style:font-name="Liberation Sans" officeooo:rsid="032e7cea"/>
    </style:style>
    <style:style style:name="T116" style:family="text">
      <style:text-properties style:font-name="Liberation Sans" officeooo:rsid="033b4aad"/>
    </style:style>
    <style:style style:name="T117" style:family="text">
      <style:text-properties style:font-name="Liberation Sans" officeooo:rsid="03682501"/>
    </style:style>
    <style:style style:name="T118" style:family="text">
      <style:text-properties style:font-name="Liberation Sans" officeooo:rsid="03723696"/>
    </style:style>
    <style:style style:name="T119" style:family="text">
      <style:text-properties style:font-name="Liberation Sans" officeooo:rsid="0372fe2f"/>
    </style:style>
    <style:style style:name="T120" style:family="text">
      <style:text-properties style:font-name="Liberation Sans" officeooo:rsid="0373c331"/>
    </style:style>
    <style:style style:name="T121" style:family="text">
      <style:text-properties style:font-name="Liberation Sans" officeooo:rsid="0203a62b"/>
    </style:style>
    <style:style style:name="T122" style:family="text">
      <style:text-properties style:font-name="Liberation Sans" officeooo:rsid="02074ef4"/>
    </style:style>
    <style:style style:name="T123" style:family="text">
      <style:text-properties style:font-name="Liberation Sans" officeooo:rsid="0376184a"/>
    </style:style>
    <style:style style:name="T124" style:family="text">
      <style:text-properties style:font-name="Liberation Sans" officeooo:rsid="03803048"/>
    </style:style>
    <style:style style:name="T125" style:family="text">
      <style:text-properties style:font-name="Liberation Sans" officeooo:rsid="03862fbe"/>
    </style:style>
    <style:style style:name="T126" style:family="text">
      <style:text-properties style:font-name="Liberation Sans" officeooo:rsid="0398546c"/>
    </style:style>
    <style:style style:name="T127" style:family="text">
      <style:text-properties style:font-name="Liberation Sans" officeooo:rsid="039fdbb4"/>
    </style:style>
    <style:style style:name="T128" style:family="text">
      <style:text-properties style:font-name="Liberation Sans" officeooo:rsid="03a648d6"/>
    </style:style>
    <style:style style:name="T129" style:family="text">
      <style:text-properties style:font-name="Liberation Sans" officeooo:rsid="03b5bbc4"/>
    </style:style>
    <style:style style:name="T130" style:family="text">
      <style:text-properties style:font-name="Liberation Sans" officeooo:rsid="01639537"/>
    </style:style>
    <style:style style:name="T131" style:family="text">
      <style:text-properties style:font-name="Liberation Sans" officeooo:rsid="0328cd4d"/>
    </style:style>
    <style:style style:name="T132" style:family="text">
      <style:text-properties style:font-name="Liberation Sans" officeooo:rsid="03da8910"/>
    </style:style>
    <style:style style:name="T133" style:family="text">
      <style:text-properties style:font-name="Liberation Sans" officeooo:rsid="03db7338"/>
    </style:style>
    <style:style style:name="T134" style:family="text">
      <style:text-properties style:font-name="Liberation Sans" officeooo:rsid="03dd18d8"/>
    </style:style>
    <style:style style:name="T135" style:family="text">
      <style:text-properties style:font-name="Liberation Sans" officeooo:rsid="03ef585f"/>
    </style:style>
    <style:style style:name="T136" style:family="text">
      <style:text-properties style:font-name="Liberation Sans" officeooo:rsid="03e92b61"/>
    </style:style>
    <style:style style:name="T137" style:family="text">
      <style:text-properties style:font-name="Liberation Sans" officeooo:rsid="03fe5a47"/>
    </style:style>
    <style:style style:name="T138" style:family="text">
      <style:text-properties style:font-name="Liberation Sans" officeooo:rsid="03ffa388"/>
    </style:style>
    <style:style style:name="T139" style:family="text">
      <style:text-properties style:font-name="Liberation Sans" officeooo:rsid="03ffd95c"/>
    </style:style>
    <style:style style:name="T140" style:family="text">
      <style:text-properties style:font-name="Liberation Sans" officeooo:rsid="04018ccf"/>
    </style:style>
    <style:style style:name="T141" style:family="text">
      <style:text-properties style:font-name="Liberation Sans" officeooo:rsid="0401b6a2"/>
    </style:style>
    <style:style style:name="T142" style:family="text">
      <style:text-properties style:font-name="Liberation Sans" officeooo:rsid="04021f92"/>
    </style:style>
    <style:style style:name="T143" style:family="text">
      <style:text-properties style:font-name="Liberation Sans" officeooo:rsid="0402bfa7"/>
    </style:style>
    <style:style style:name="T144" style:family="text">
      <style:text-properties style:font-name="Liberation Sans" officeooo:rsid="04035ef7"/>
    </style:style>
    <style:style style:name="T145" style:family="text">
      <style:text-properties style:font-name="Liberation Sans" officeooo:rsid="04055927"/>
    </style:style>
    <style:style style:name="T146" style:family="text">
      <style:text-properties style:font-name="Liberation Sans" officeooo:rsid="040d7be6"/>
    </style:style>
    <style:style style:name="T147" style:family="text">
      <style:text-properties style:font-name="Liberation Sans" officeooo:rsid="040f4106"/>
    </style:style>
    <style:style style:name="T148" style:family="text">
      <style:text-properties style:font-name="Liberation Sans" officeooo:rsid="041104a1"/>
    </style:style>
    <style:style style:name="T149" style:family="text">
      <style:text-properties style:font-name="Liberation Sans" officeooo:rsid="041350ae"/>
    </style:style>
    <style:style style:name="T150" style:family="text">
      <style:text-properties style:font-name="Liberation Sans" officeooo:rsid="0417ad84"/>
    </style:style>
    <style:style style:name="T151" style:family="text">
      <style:text-properties style:font-name="Liberation Sans" officeooo:rsid="0417f4c8"/>
    </style:style>
    <style:style style:name="T152" style:family="text">
      <style:text-properties style:font-name="Liberation Sans" officeooo:rsid="041830e6"/>
    </style:style>
    <style:style style:name="T153" style:family="text">
      <style:text-properties style:font-name="Liberation Sans" officeooo:rsid="041688fc"/>
    </style:style>
    <style:style style:name="T154" style:family="text">
      <style:text-properties style:font-name="Liberation Sans" officeooo:rsid="041affaa"/>
    </style:style>
    <style:style style:name="T155" style:family="text">
      <style:text-properties style:font-name="Liberation Sans" officeooo:rsid="041ce244"/>
    </style:style>
    <style:style style:name="T156" style:family="text">
      <style:text-properties style:font-name="Liberation Sans" officeooo:rsid="01485a61"/>
    </style:style>
    <style:style style:name="T157" style:family="text">
      <style:text-properties style:font-name="Liberation Sans" officeooo:rsid="04295b41"/>
    </style:style>
    <style:style style:name="T158" style:family="text">
      <style:text-properties style:font-name="Liberation Sans" officeooo:rsid="0429e509"/>
    </style:style>
    <style:style style:name="T159" style:family="text">
      <style:text-properties style:font-name="Liberation Sans" officeooo:rsid="04360679"/>
    </style:style>
    <style:style style:name="T160" style:family="text">
      <style:text-properties style:font-name="Liberation Sans" officeooo:rsid="0444e856"/>
    </style:style>
    <style:style style:name="T161" style:family="text">
      <style:text-properties style:font-name="Liberation Sans" officeooo:rsid="0447c7a6"/>
    </style:style>
    <style:style style:name="T162" style:family="text">
      <style:text-properties style:font-name="Liberation Sans" officeooo:rsid="04484057"/>
    </style:style>
    <style:style style:name="T163" style:family="text">
      <style:text-properties style:font-name="Liberation Sans" officeooo:rsid="044be84c"/>
    </style:style>
    <style:style style:name="T164" style:family="text">
      <style:text-properties style:font-name="Liberation Sans" officeooo:rsid="047309fd"/>
    </style:style>
    <style:style style:name="T165" style:family="text">
      <style:text-properties style:font-name="Liberation Sans" officeooo:rsid="013b214e"/>
    </style:style>
    <style:style style:name="T166" style:family="text">
      <style:text-properties style:font-name="Liberation Sans" officeooo:rsid="046f2991"/>
    </style:style>
    <style:style style:name="T167" style:family="text">
      <style:text-properties style:font-name="Liberation Sans" officeooo:rsid="0489182e"/>
    </style:style>
    <style:style style:name="T168" style:family="text">
      <style:text-properties style:font-name="Liberation Sans" officeooo:rsid="04b9ff6d"/>
    </style:style>
    <style:style style:name="T169" style:family="text">
      <style:text-properties style:font-name="Liberation Sans" officeooo:rsid="04bc2bbf"/>
    </style:style>
    <style:style style:name="T170" style:family="text">
      <style:text-properties style:font-name="Liberation Sans" officeooo:rsid="04c38797"/>
    </style:style>
    <style:style style:name="T171" style:family="text">
      <style:text-properties style:font-name="Liberation Sans" officeooo:rsid="04c5345e"/>
    </style:style>
    <style:style style:name="T172" style:family="text">
      <style:text-properties style:font-name="Liberation Sans" officeooo:rsid="047def0d"/>
    </style:style>
    <style:style style:name="T173" style:family="text">
      <style:text-properties style:font-name="Liberation Sans" officeooo:rsid="04bb9e5f"/>
    </style:style>
    <style:style style:name="T174" style:family="text">
      <style:text-properties style:font-name="Liberation Sans" officeooo:rsid="04c24975"/>
    </style:style>
    <style:style style:name="T175" style:family="text">
      <style:text-properties style:font-name="Liberation Sans" officeooo:rsid="04bf0e4d"/>
    </style:style>
    <style:style style:name="T176" style:family="text">
      <style:text-properties style:font-name="Liberation Sans" officeooo:rsid="04c96db3"/>
    </style:style>
    <style:style style:name="T177" style:family="text">
      <style:text-properties style:font-name="Liberation Sans" officeooo:rsid="04cae5f7"/>
    </style:style>
    <style:style style:name="T178" style:family="text">
      <style:text-properties style:font-name="Liberation Sans" officeooo:rsid="04d6adf9"/>
    </style:style>
    <style:style style:name="T179" style:family="text">
      <style:text-properties style:font-name="Liberation Sans" officeooo:rsid="04d83bc8"/>
    </style:style>
    <style:style style:name="T180" style:family="text">
      <style:text-properties style:font-name="Liberation Sans" officeooo:rsid="04d903c1"/>
    </style:style>
    <style:style style:name="T181" style:family="text">
      <style:text-properties style:font-name="Liberation Sans" officeooo:rsid="04dbfd06"/>
    </style:style>
    <style:style style:name="T182" style:family="text">
      <style:text-properties style:font-name="Liberation Sans" officeooo:rsid="02df200a"/>
    </style:style>
    <style:style style:name="T183" style:family="text">
      <style:text-properties style:font-name="Liberation Sans" officeooo:rsid="04e46723"/>
    </style:style>
    <style:style style:name="T184" style:family="text">
      <style:text-properties style:font-name="Liberation Sans" officeooo:rsid="04e8e3c7"/>
    </style:style>
    <style:style style:name="T185" style:family="text">
      <style:text-properties style:font-name="Liberation Sans" officeooo:rsid="04ea261f"/>
    </style:style>
    <style:style style:name="T186" style:family="text">
      <style:text-properties style:font-name="Liberation Sans" officeooo:rsid="04ebf775"/>
    </style:style>
    <style:style style:name="T187" style:family="text">
      <style:text-properties style:font-name="Liberation Sans" officeooo:rsid="04e6812a"/>
    </style:style>
    <style:style style:name="T188" style:family="text">
      <style:text-properties style:font-name="Liberation Sans" officeooo:rsid="04e6b01a"/>
    </style:style>
    <style:style style:name="T189" style:family="text">
      <style:text-properties style:font-name="Liberation Sans" officeooo:rsid="04e9f1d4"/>
    </style:style>
    <style:style style:name="T190" style:family="text">
      <style:text-properties style:font-name="Liberation Sans" officeooo:rsid="0484c554"/>
    </style:style>
    <style:style style:name="T191" style:family="text">
      <style:text-properties style:font-name="Liberation Sans" officeooo:rsid="04f31aa1"/>
    </style:style>
    <style:style style:name="T192" style:family="text">
      <style:text-properties style:font-name="Liberation Sans" officeooo:rsid="04f84b49"/>
    </style:style>
    <style:style style:name="T193" style:family="text">
      <style:text-properties style:font-name="Liberation Sans" officeooo:rsid="04f8a0be"/>
    </style:style>
    <style:style style:name="T194" style:family="text">
      <style:text-properties style:font-name="Liberation Sans" officeooo:rsid="0509b077"/>
    </style:style>
    <style:style style:name="T195" style:family="text">
      <style:text-properties style:font-name="Liberation Sans" officeooo:rsid="050b27a4"/>
    </style:style>
    <style:style style:name="T196" style:family="text">
      <style:text-properties style:font-name="Liberation Sans" officeooo:rsid="050cfd8f"/>
    </style:style>
    <style:style style:name="T197" style:family="text">
      <style:text-properties style:font-name="Liberation Sans" officeooo:rsid="050f4ffd"/>
    </style:style>
    <style:style style:name="T198" style:family="text">
      <style:text-properties style:font-name="Liberation Sans" officeooo:rsid="0515f53a"/>
    </style:style>
    <style:style style:name="T199" style:family="text">
      <style:text-properties style:font-name="Liberation Sans" officeooo:rsid="05181d15"/>
    </style:style>
    <style:style style:name="T200" style:family="text">
      <style:text-properties style:font-name="Liberation Sans" officeooo:rsid="01bc879f"/>
    </style:style>
    <style:style style:name="T201" style:family="text">
      <style:text-properties style:font-name="Liberation Sans" officeooo:rsid="02d9a657"/>
    </style:style>
    <style:style style:name="T202" style:family="text">
      <style:text-properties style:font-name="Liberation Sans" officeooo:rsid="05265f73"/>
    </style:style>
    <style:style style:name="T203" style:family="text">
      <style:text-properties style:font-name="Liberation Sans" officeooo:rsid="052baf68"/>
    </style:style>
    <style:style style:name="T204" style:family="text">
      <style:text-properties style:font-name="Liberation Sans" officeooo:rsid="053394c7"/>
    </style:style>
    <style:style style:name="T205" style:family="text">
      <style:text-properties style:font-name="Liberation Sans" officeooo:rsid="05521341"/>
    </style:style>
    <style:style style:name="T206" style:family="text">
      <style:text-properties style:font-name="Liberation Sans" officeooo:rsid="0557c48e"/>
    </style:style>
    <style:style style:name="T207" style:family="text">
      <style:text-properties style:font-name="Liberation Sans" officeooo:rsid="056d820b"/>
    </style:style>
    <style:style style:name="T208" style:family="text">
      <style:text-properties style:font-name="Liberation Sans" officeooo:rsid="056ef3a8"/>
    </style:style>
    <style:style style:name="T209" style:family="text">
      <style:text-properties style:font-name="Liberation Sans" officeooo:rsid="057faa84"/>
    </style:style>
    <style:style style:name="T210" style:family="text">
      <style:text-properties style:font-name="Liberation Sans" officeooo:rsid="0580f8e1"/>
    </style:style>
    <style:style style:name="T211" style:family="text">
      <style:text-properties style:font-name="Liberation Sans" officeooo:rsid="058270f5"/>
    </style:style>
    <style:style style:name="T212" style:family="text">
      <style:text-properties style:font-name="Liberation Sans" fo:font-style="italic" style:font-style-asian="italic" style:font-style-complex="italic"/>
    </style:style>
    <style:style style:name="T213" style:family="text">
      <style:text-properties style:font-name="Liberation Sans" officeooo:rsid="0587139f"/>
    </style:style>
    <style:style style:name="T214" style:family="text">
      <style:text-properties style:font-name="Liberation Sans" officeooo:rsid="0590047e"/>
    </style:style>
    <style:style style:name="T215" style:family="text">
      <style:text-properties style:font-name="Liberation Sans" fo:font-style="normal" style:font-style-asian="normal" style:font-style-complex="normal"/>
    </style:style>
    <style:style style:name="T216" style:family="text">
      <style:text-properties style:font-name="Liberation Sans" fo:font-style="normal" officeooo:rsid="05916d27" style:font-style-asian="normal" style:font-style-complex="normal"/>
    </style:style>
    <style:style style:name="T217" style:family="text">
      <style:text-properties style:font-name="Liberation Sans" fo:font-style="normal" officeooo:rsid="0592e064" style:font-style-asian="normal" style:font-style-complex="normal"/>
    </style:style>
    <style:style style:name="T218" style:family="text">
      <style:text-properties style:font-name="Liberation Sans" fo:font-style="normal" officeooo:rsid="05956a1d" style:font-style-asian="normal" style:font-style-complex="normal"/>
    </style:style>
    <style:style style:name="T219" style:family="text">
      <style:text-properties style:font-name="Liberation Sans" fo:font-style="normal" officeooo:rsid="05903b78" style:font-style-asian="normal" style:font-style-complex="normal"/>
    </style:style>
    <style:style style:name="T220" style:family="text">
      <style:text-properties style:font-name="Liberation Sans" fo:font-style="normal" officeooo:rsid="0598130b" style:font-style-asian="normal" style:font-style-complex="normal"/>
    </style:style>
    <style:style style:name="T221" style:family="text">
      <style:text-properties style:font-name="Liberation Sans" officeooo:rsid="05916d27"/>
    </style:style>
    <style:style style:name="T222" style:family="text">
      <style:text-properties style:font-name="Liberation Sans" officeooo:rsid="0593e9ea"/>
    </style:style>
    <style:style style:name="T223" style:family="text">
      <style:text-properties style:font-name="Liberation Sans" officeooo:rsid="05903b78"/>
    </style:style>
    <style:style style:name="T224" style:family="text">
      <style:text-properties style:font-name="Liberation Sans" officeooo:rsid="0592e064"/>
    </style:style>
    <style:style style:name="T225" style:family="text">
      <style:text-properties style:font-name="Liberation Sans" officeooo:rsid="04207178"/>
    </style:style>
    <style:style style:name="T226" style:family="text">
      <style:text-properties style:font-name="Liberation Sans" officeooo:rsid="059c7d8f"/>
    </style:style>
    <style:style style:name="T227" style:family="text">
      <style:text-properties style:font-name="Liberation Sans" officeooo:rsid="04338570"/>
    </style:style>
    <style:style style:name="T228" style:family="text">
      <style:text-properties style:font-name="Liberation Sans" officeooo:rsid="011e824d"/>
    </style:style>
    <style:style style:name="T229" style:family="text">
      <style:text-properties style:font-name="Liberation Sans" officeooo:rsid="059ccc85"/>
    </style:style>
    <style:style style:name="T230" style:family="text">
      <style:text-properties style:font-name="Liberation Sans" officeooo:rsid="05abab2e"/>
    </style:style>
    <style:style style:name="T231" style:family="text">
      <style:text-properties style:font-name="Liberation Sans" officeooo:rsid="05b0828a"/>
    </style:style>
    <style:style style:name="T232" style:family="text">
      <style:text-properties style:font-name="Liberation Sans" officeooo:rsid="05b112af"/>
    </style:style>
    <style:style style:name="T233" style:family="text">
      <style:text-properties style:font-name="Liberation Sans" officeooo:rsid="00044a2f"/>
    </style:style>
    <style:style style:name="T234" style:family="text">
      <style:text-properties style:font-name="Liberation Sans" officeooo:rsid="05b1ef6f"/>
    </style:style>
    <style:style style:name="T235" style:family="text">
      <style:text-properties style:font-name="Liberation Sans" officeooo:rsid="05b558cd"/>
    </style:style>
    <style:style style:name="T236" style:family="text">
      <style:text-properties style:font-name="Droid Sans Mono"/>
    </style:style>
    <style:style style:name="T237" style:family="text">
      <style:text-properties officeooo:rsid="00429c8b"/>
    </style:style>
    <style:style style:name="T238" style:family="text">
      <style:text-properties officeooo:rsid="00436268"/>
    </style:style>
    <style:style style:name="T239" style:family="text">
      <style:text-properties officeooo:rsid="00446db9"/>
    </style:style>
    <style:style style:name="T240" style:family="text">
      <style:text-properties officeooo:rsid="00464121"/>
    </style:style>
    <style:style style:name="T241" style:family="text">
      <style:text-properties officeooo:rsid="0046b8cd"/>
    </style:style>
    <style:style style:name="T242" style:family="text">
      <style:text-properties officeooo:rsid="00470e35"/>
    </style:style>
    <style:style style:name="T243" style:family="text">
      <style:text-properties officeooo:rsid="0049a6ee"/>
    </style:style>
    <style:style style:name="T244" style:family="text">
      <style:text-properties officeooo:rsid="004ab5b0"/>
    </style:style>
    <style:style style:name="T245" style:family="text">
      <style:text-properties officeooo:rsid="004ad0b1"/>
    </style:style>
    <style:style style:name="T246" style:family="text">
      <style:text-properties officeooo:rsid="004b433f"/>
    </style:style>
    <style:style style:name="T247" style:family="text">
      <style:text-properties officeooo:rsid="004b66cf"/>
    </style:style>
    <style:style style:name="T248" style:family="text">
      <style:text-properties officeooo:rsid="004c22c3"/>
    </style:style>
    <style:style style:name="T249" style:family="text">
      <style:text-properties officeooo:rsid="004d7fe6"/>
    </style:style>
    <style:style style:name="T250" style:family="text">
      <style:text-properties officeooo:rsid="0086ad92"/>
    </style:style>
    <style:style style:name="T251" style:family="text">
      <style:text-properties officeooo:rsid="008db5c3"/>
    </style:style>
    <style:style style:name="T252" style:family="text">
      <style:text-properties officeooo:rsid="00b51611"/>
    </style:style>
    <style:style style:name="T253" style:family="text">
      <style:text-properties officeooo:rsid="00d67c16"/>
    </style:style>
    <style:style style:name="T254" style:family="text">
      <style:text-properties officeooo:rsid="00daaf53"/>
    </style:style>
    <style:style style:name="T255" style:family="text">
      <style:text-properties officeooo:rsid="00db8a22"/>
    </style:style>
    <style:style style:name="T256" style:family="text">
      <style:text-properties officeooo:rsid="00db9483"/>
    </style:style>
    <style:style style:name="T257" style:family="text">
      <style:text-properties style:font-name="Courier New"/>
    </style:style>
    <style:style style:name="T258" style:family="text">
      <style:text-properties style:font-name="Courier New" officeooo:rsid="00db9483"/>
    </style:style>
    <style:style style:name="T259" style:family="text">
      <style:text-properties style:font-name="Courier New" officeooo:rsid="00de40e6"/>
    </style:style>
    <style:style style:name="T260" style:family="text">
      <style:text-properties style:font-name="Courier New" officeooo:rsid="00e6194b"/>
    </style:style>
    <style:style style:name="T261" style:family="text">
      <style:text-properties style:font-name="Courier New" officeooo:rsid="01064c82"/>
    </style:style>
    <style:style style:name="T262" style:family="text">
      <style:text-properties style:font-name="Courier New" officeooo:rsid="010befa7"/>
    </style:style>
    <style:style style:name="T263" style:family="text">
      <style:text-properties style:font-name="Courier New" officeooo:rsid="010ec032"/>
    </style:style>
    <style:style style:name="T264" style:family="text">
      <style:text-properties style:font-name="Courier New" officeooo:rsid="010fe008"/>
    </style:style>
    <style:style style:name="T265" style:family="text">
      <style:text-properties style:font-name="Courier New" officeooo:rsid="01148309"/>
    </style:style>
    <style:style style:name="T266" style:family="text">
      <style:text-properties style:font-name="Courier New" officeooo:rsid="0114e68f"/>
    </style:style>
    <style:style style:name="T267" style:family="text">
      <style:text-properties style:font-name="Courier New" officeooo:rsid="00dffe7d"/>
    </style:style>
    <style:style style:name="T268" style:family="text">
      <style:text-properties style:font-name="Courier New" officeooo:rsid="00965194"/>
    </style:style>
    <style:style style:name="T269" style:family="text">
      <style:text-properties style:font-name="Courier New" officeooo:rsid="008dfdcc"/>
    </style:style>
    <style:style style:name="T270" style:family="text">
      <style:text-properties style:font-name="Courier New" officeooo:rsid="00e0a889"/>
    </style:style>
    <style:style style:name="T271" style:family="text">
      <style:text-properties style:font-name="Courier New" officeooo:rsid="00e68e07"/>
    </style:style>
    <style:style style:name="T272" style:family="text">
      <style:text-properties style:font-name="Courier New" officeooo:rsid="01097ecd"/>
    </style:style>
    <style:style style:name="T273" style:family="text">
      <style:text-properties style:font-name="Courier New" officeooo:rsid="0115469a"/>
    </style:style>
    <style:style style:name="T274" style:family="text">
      <style:text-properties style:font-name="Courier New" officeooo:rsid="008db5c3"/>
    </style:style>
    <style:style style:name="T275" style:family="text">
      <style:text-properties style:font-name="Courier New" officeooo:rsid="00e065db"/>
    </style:style>
    <style:style style:name="T276" style:family="text">
      <style:text-properties style:font-name="Courier New" officeooo:rsid="011e824d"/>
    </style:style>
    <style:style style:name="T277" style:family="text">
      <style:text-properties style:font-name="Courier New" officeooo:rsid="0125ff66"/>
    </style:style>
    <style:style style:name="T278" style:family="text">
      <style:text-properties style:font-name="Courier New" officeooo:rsid="01266c08"/>
    </style:style>
    <style:style style:name="T279" style:family="text">
      <style:text-properties style:font-name="Courier New" officeooo:rsid="0126e536"/>
    </style:style>
    <style:style style:name="T280" style:family="text">
      <style:text-properties style:font-name="Courier New" officeooo:rsid="012e2211"/>
    </style:style>
    <style:style style:name="T281" style:family="text">
      <style:text-properties style:font-name="Courier New" officeooo:rsid="013273f4"/>
    </style:style>
    <style:style style:name="T282" style:family="text">
      <style:text-properties style:font-name="Courier New" officeooo:rsid="01368330"/>
    </style:style>
    <style:style style:name="T283" style:family="text">
      <style:text-properties style:font-name="Courier New" officeooo:rsid="0136fa17"/>
    </style:style>
    <style:style style:name="T284" style:family="text">
      <style:text-properties style:font-name="Courier New" officeooo:rsid="0138655f"/>
    </style:style>
    <style:style style:name="T285" style:family="text">
      <style:text-properties style:font-name="Courier New" officeooo:rsid="013b214e"/>
    </style:style>
    <style:style style:name="T286" style:family="text">
      <style:text-properties style:font-name="Courier New" officeooo:rsid="013c2cc0"/>
    </style:style>
    <style:style style:name="T287" style:family="text">
      <style:text-properties style:font-name="Courier New" officeooo:rsid="013d42a3"/>
    </style:style>
    <style:style style:name="T288" style:family="text">
      <style:text-properties style:font-name="Courier New" officeooo:rsid="013d6abf"/>
    </style:style>
    <style:style style:name="T289" style:family="text">
      <style:text-properties style:font-name="Courier New" officeooo:rsid="013e2dc1"/>
    </style:style>
    <style:style style:name="T290" style:family="text">
      <style:text-properties style:font-name="Courier New" officeooo:rsid="0142ae34"/>
    </style:style>
    <style:style style:name="T291" style:family="text">
      <style:text-properties style:font-name="Courier New" officeooo:rsid="014558d0"/>
    </style:style>
    <style:style style:name="T292" style:family="text">
      <style:text-properties style:font-name="Courier New" officeooo:rsid="01485a61"/>
    </style:style>
    <style:style style:name="T293" style:family="text">
      <style:text-properties style:font-name="Courier New" officeooo:rsid="014a78a2"/>
    </style:style>
    <style:style style:name="T294" style:family="text">
      <style:text-properties style:font-name="Courier New" officeooo:rsid="014ad684"/>
    </style:style>
    <style:style style:name="T295" style:family="text">
      <style:text-properties style:font-name="Courier New" officeooo:rsid="014feadb"/>
    </style:style>
    <style:style style:name="T296" style:family="text">
      <style:text-properties style:font-name="Courier New" officeooo:rsid="014e1c94"/>
    </style:style>
    <style:style style:name="T297" style:family="text">
      <style:text-properties style:font-name="Courier New" officeooo:rsid="015048c5"/>
    </style:style>
    <style:style style:name="T298" style:family="text">
      <style:text-properties style:font-name="Courier New" officeooo:rsid="00daaf53"/>
    </style:style>
    <style:style style:name="T299" style:family="text">
      <style:text-properties style:font-name="Courier New" officeooo:rsid="00db8a22"/>
    </style:style>
    <style:style style:name="T300" style:family="text">
      <style:text-properties style:font-name="Courier New" officeooo:rsid="00dd807a"/>
    </style:style>
    <style:style style:name="T301" style:family="text">
      <style:text-properties style:font-name="Courier New" officeooo:rsid="015c3dfb"/>
    </style:style>
    <style:style style:name="T302" style:family="text">
      <style:text-properties style:font-name="Courier New" officeooo:rsid="015da35d"/>
    </style:style>
    <style:style style:name="T303" style:family="text">
      <style:text-properties style:font-name="Courier New" officeooo:rsid="015fd410"/>
    </style:style>
    <style:style style:name="T304" style:family="text">
      <style:text-properties style:font-name="Courier New" officeooo:rsid="01606989"/>
    </style:style>
    <style:style style:name="T305" style:family="text">
      <style:text-properties style:font-name="Courier New" officeooo:rsid="01615efb"/>
    </style:style>
    <style:style style:name="T306" style:family="text">
      <style:text-properties style:font-name="Courier New" officeooo:rsid="01639537"/>
    </style:style>
    <style:style style:name="T307" style:family="text">
      <style:text-properties style:font-name="Courier New" officeooo:rsid="016415cd"/>
    </style:style>
    <style:style style:name="T308" style:family="text">
      <style:text-properties style:font-name="Courier New" officeooo:rsid="0165128b"/>
    </style:style>
    <style:style style:name="T309" style:family="text">
      <style:text-properties style:font-name="Courier New" officeooo:rsid="016d76f4"/>
    </style:style>
    <style:style style:name="T310" style:family="text">
      <style:text-properties style:font-name="Courier New" officeooo:rsid="01734f22"/>
    </style:style>
    <style:style style:name="T311" style:family="text">
      <style:text-properties style:font-name="Courier New" officeooo:rsid="017d6677"/>
    </style:style>
    <style:style style:name="T312" style:family="text">
      <style:text-properties style:font-name="Courier New" officeooo:rsid="018a831e"/>
    </style:style>
    <style:style style:name="T313" style:family="text">
      <style:text-properties style:font-name="Courier New" officeooo:rsid="018c475a"/>
    </style:style>
    <style:style style:name="T314" style:family="text">
      <style:text-properties style:font-name="Courier New" officeooo:rsid="01926b65"/>
    </style:style>
    <style:style style:name="T315" style:family="text">
      <style:text-properties style:font-name="Courier New" officeooo:rsid="01963bef"/>
    </style:style>
    <style:style style:name="T316" style:family="text">
      <style:text-properties style:font-name="Courier New" officeooo:rsid="0198ce31"/>
    </style:style>
    <style:style style:name="T317" style:family="text">
      <style:text-properties style:font-name="Courier New" officeooo:rsid="019a139a"/>
    </style:style>
    <style:style style:name="T318" style:family="text">
      <style:text-properties style:font-name="Courier New" officeooo:rsid="019c05e4"/>
    </style:style>
    <style:style style:name="T319" style:family="text">
      <style:text-properties style:font-name="Courier New" officeooo:rsid="019d98e3"/>
    </style:style>
    <style:style style:name="T320" style:family="text">
      <style:text-properties style:font-name="Courier New" officeooo:rsid="01a48351"/>
    </style:style>
    <style:style style:name="T321" style:family="text">
      <style:text-properties style:font-name="Courier New" officeooo:rsid="01ad27ed"/>
    </style:style>
    <style:style style:name="T322" style:family="text">
      <style:text-properties style:font-name="Courier New" officeooo:rsid="01a56526"/>
    </style:style>
    <style:style style:name="T323" style:family="text">
      <style:text-properties style:font-name="Courier New" officeooo:rsid="01a84efe"/>
    </style:style>
    <style:style style:name="T324" style:family="text">
      <style:text-properties style:font-name="Courier New" officeooo:rsid="01a72215"/>
    </style:style>
    <style:style style:name="T325" style:family="text">
      <style:text-properties style:font-name="Courier New" officeooo:rsid="01ab4477"/>
    </style:style>
    <style:style style:name="T326" style:family="text">
      <style:text-properties style:font-name="Courier New" officeooo:rsid="01ae62c9"/>
    </style:style>
    <style:style style:name="T327" style:family="text">
      <style:text-properties style:font-name="Courier New" officeooo:rsid="01b1cef7"/>
    </style:style>
    <style:style style:name="T328" style:family="text">
      <style:text-properties style:font-name="Courier New" officeooo:rsid="01b3689b"/>
    </style:style>
    <style:style style:name="T329" style:family="text">
      <style:text-properties style:font-name="Courier New" officeooo:rsid="01bf0f3e"/>
    </style:style>
    <style:style style:name="T330" style:family="text">
      <style:text-properties style:font-name="Courier New" officeooo:rsid="01b53e27"/>
    </style:style>
    <style:style style:name="T331" style:family="text">
      <style:text-properties style:font-name="Courier New" officeooo:rsid="01b675a0"/>
    </style:style>
    <style:style style:name="T332" style:family="text">
      <style:text-properties style:font-name="Courier New" officeooo:rsid="01b69c19"/>
    </style:style>
    <style:style style:name="T333" style:family="text">
      <style:text-properties style:font-name="Courier New" officeooo:rsid="01b9417b"/>
    </style:style>
    <style:style style:name="T334" style:family="text">
      <style:text-properties style:font-name="Courier New" officeooo:rsid="01b9a427"/>
    </style:style>
    <style:style style:name="T335" style:family="text">
      <style:text-properties style:font-name="Courier New" officeooo:rsid="01bbd708"/>
    </style:style>
    <style:style style:name="T336" style:family="text">
      <style:text-properties style:font-name="Courier New" officeooo:rsid="01bc879f"/>
    </style:style>
    <style:style style:name="T337" style:family="text">
      <style:text-properties style:font-name="Courier New" officeooo:rsid="01bde714"/>
    </style:style>
    <style:style style:name="T338" style:family="text">
      <style:text-properties style:font-name="Courier New" officeooo:rsid="01c084d4"/>
    </style:style>
    <style:style style:name="T339" style:family="text">
      <style:text-properties style:font-name="Courier New" officeooo:rsid="01c2ff55"/>
    </style:style>
    <style:style style:name="T340" style:family="text">
      <style:text-properties style:font-name="Courier New" officeooo:rsid="01c3342c"/>
    </style:style>
    <style:style style:name="T341" style:family="text">
      <style:text-properties style:font-name="Courier New" officeooo:rsid="01c6f047"/>
    </style:style>
    <style:style style:name="T342" style:family="text">
      <style:text-properties style:font-name="Courier New" officeooo:rsid="01c79d84"/>
    </style:style>
    <style:style style:name="T343" style:family="text">
      <style:text-properties style:font-name="Courier New" officeooo:rsid="01c7fb3b"/>
    </style:style>
    <style:style style:name="T344" style:family="text">
      <style:text-properties style:font-name="Courier New" officeooo:rsid="01c92ca1"/>
    </style:style>
    <style:style style:name="T345" style:family="text">
      <style:text-properties style:font-name="Courier New" officeooo:rsid="01cc3e32"/>
    </style:style>
    <style:style style:name="T346" style:family="text">
      <style:text-properties style:font-name="Courier New" officeooo:rsid="01ce34f7"/>
    </style:style>
    <style:style style:name="T347" style:family="text">
      <style:text-properties style:font-name="Courier New" officeooo:rsid="01d06155"/>
    </style:style>
    <style:style style:name="T348" style:family="text">
      <style:text-properties style:font-name="Courier New" officeooo:rsid="01da2ad0"/>
    </style:style>
    <style:style style:name="T349" style:family="text">
      <style:text-properties style:font-name="Courier New" officeooo:rsid="01dd67db"/>
    </style:style>
    <style:style style:name="T350" style:family="text">
      <style:text-properties style:font-name="Courier New" officeooo:rsid="01df3279"/>
    </style:style>
    <style:style style:name="T351" style:family="text">
      <style:text-properties style:font-name="Courier New" officeooo:rsid="01e52d71"/>
    </style:style>
    <style:style style:name="T352" style:family="text">
      <style:text-properties style:font-name="Courier New" officeooo:rsid="01e5511d"/>
    </style:style>
    <style:style style:name="T353" style:family="text">
      <style:text-properties style:font-name="Courier New" officeooo:rsid="01e59d1f"/>
    </style:style>
    <style:style style:name="T354" style:family="text">
      <style:text-properties style:font-name="Courier New" officeooo:rsid="01eb8ff8"/>
    </style:style>
    <style:style style:name="T355" style:family="text">
      <style:text-properties style:font-name="Courier New" officeooo:rsid="01f2a4fc"/>
    </style:style>
    <style:style style:name="T356" style:family="text">
      <style:text-properties style:font-name="Courier New" officeooo:rsid="01f3c1d4"/>
    </style:style>
    <style:style style:name="T357" style:family="text">
      <style:text-properties style:font-name="Courier New" officeooo:rsid="01fd7b5a"/>
    </style:style>
    <style:style style:name="T358" style:family="text">
      <style:text-properties style:font-name="Courier New" officeooo:rsid="01fea8ae"/>
    </style:style>
    <style:style style:name="T359" style:family="text">
      <style:text-properties style:font-name="Courier New" officeooo:rsid="02074ef4"/>
    </style:style>
    <style:style style:name="T360" style:family="text">
      <style:text-properties style:font-name="Courier New" officeooo:rsid="0203a62b"/>
    </style:style>
    <style:style style:name="T361" style:family="text">
      <style:text-properties style:font-name="Courier New" officeooo:rsid="020b0b70"/>
    </style:style>
    <style:style style:name="T362" style:family="text">
      <style:text-properties style:font-name="Courier New" fo:font-weight="normal" officeooo:rsid="02107cb5" style:font-weight-asian="normal" style:font-weight-complex="normal"/>
    </style:style>
    <style:style style:name="T363" style:family="text">
      <style:text-properties style:font-name="Courier New" fo:font-weight="normal" officeooo:rsid="023d625a" style:font-weight-asian="normal" style:font-weight-complex="normal"/>
    </style:style>
    <style:style style:name="T364" style:family="text">
      <style:text-properties style:font-name="Courier New" fo:font-weight="normal" officeooo:rsid="0383a60d" style:font-weight-asian="normal" style:font-weight-complex="normal"/>
    </style:style>
    <style:style style:name="T365" style:family="text">
      <style:text-properties style:font-name="Courier New" fo:font-weight="normal" officeooo:rsid="053da523" style:font-weight-asian="normal" style:font-weight-complex="normal"/>
    </style:style>
    <style:style style:name="T366" style:family="text">
      <style:text-properties style:font-name="Courier New" officeooo:rsid="02123d87"/>
    </style:style>
    <style:style style:name="T367" style:family="text">
      <style:text-properties style:font-name="Courier New" officeooo:rsid="02143971"/>
    </style:style>
    <style:style style:name="T368" style:family="text">
      <style:text-properties style:font-name="Courier New" officeooo:rsid="02158a2f"/>
    </style:style>
    <style:style style:name="T369" style:family="text">
      <style:text-properties style:font-name="Courier New" officeooo:rsid="02172b70"/>
    </style:style>
    <style:style style:name="T370" style:family="text">
      <style:text-properties style:font-name="Courier New" officeooo:rsid="02179afc"/>
    </style:style>
    <style:style style:name="T371" style:family="text">
      <style:text-properties style:font-name="Courier New" officeooo:rsid="02254064"/>
    </style:style>
    <style:style style:name="T372" style:family="text">
      <style:text-properties style:font-name="Courier New" officeooo:rsid="022711d6"/>
    </style:style>
    <style:style style:name="T373" style:family="text">
      <style:text-properties style:font-name="Courier New" officeooo:rsid="0228da61"/>
    </style:style>
    <style:style style:name="T374" style:family="text">
      <style:text-properties style:font-name="Courier New" officeooo:rsid="022c8d13"/>
    </style:style>
    <style:style style:name="T375" style:family="text">
      <style:text-properties style:font-name="Courier New" officeooo:rsid="02344582"/>
    </style:style>
    <style:style style:name="T376" style:family="text">
      <style:text-properties style:font-name="Courier New" officeooo:rsid="0234c261"/>
    </style:style>
    <style:style style:name="T377" style:family="text">
      <style:text-properties style:font-name="Courier New" officeooo:rsid="023ad846"/>
    </style:style>
    <style:style style:name="T378" style:family="text">
      <style:text-properties style:font-name="Courier New" officeooo:rsid="0241a3e1"/>
    </style:style>
    <style:style style:name="T379" style:family="text">
      <style:text-properties style:font-name="Courier New" officeooo:rsid="02442935"/>
    </style:style>
    <style:style style:name="T380" style:family="text">
      <style:text-properties style:font-name="Courier New" officeooo:rsid="0249766f"/>
    </style:style>
    <style:style style:name="T381" style:family="text">
      <style:text-properties style:font-name="Courier New" officeooo:rsid="024ba44d"/>
    </style:style>
    <style:style style:name="T382" style:family="text">
      <style:text-properties style:font-name="Courier New" officeooo:rsid="00045b24"/>
    </style:style>
    <style:style style:name="T383" style:family="text">
      <style:text-properties style:font-name="Courier New" officeooo:rsid="00e54bca"/>
    </style:style>
    <style:style style:name="T384" style:family="text">
      <style:text-properties style:font-name="Courier New" officeooo:rsid="025a3b44"/>
    </style:style>
    <style:style style:name="T385" style:family="text">
      <style:text-properties style:font-name="Courier New" officeooo:rsid="025b771e"/>
    </style:style>
    <style:style style:name="T386" style:family="text">
      <style:text-properties style:font-name="Courier New" officeooo:rsid="025d31d2"/>
    </style:style>
    <style:style style:name="T387" style:family="text">
      <style:text-properties style:font-name="Courier New" officeooo:rsid="025ed08d"/>
    </style:style>
    <style:style style:name="T388" style:family="text">
      <style:text-properties style:font-name="Courier New" officeooo:rsid="025f60a6"/>
    </style:style>
    <style:style style:name="T389" style:family="text">
      <style:text-properties style:font-name="Courier New" officeooo:rsid="025f812a"/>
    </style:style>
    <style:style style:name="T390" style:family="text">
      <style:text-properties style:font-name="Courier New" officeooo:rsid="0269972b"/>
    </style:style>
    <style:style style:name="T391" style:family="text">
      <style:text-properties style:font-name="Courier New" officeooo:rsid="026c37f4"/>
    </style:style>
    <style:style style:name="T392" style:family="text">
      <style:text-properties style:font-name="Courier New" officeooo:rsid="026e67cb"/>
    </style:style>
    <style:style style:name="T393" style:family="text">
      <style:text-properties style:font-name="Courier New" officeooo:rsid="02732c0b"/>
    </style:style>
    <style:style style:name="T394" style:family="text">
      <style:text-properties style:font-name="Courier New" officeooo:rsid="0273dbcc"/>
    </style:style>
    <style:style style:name="T395" style:family="text">
      <style:text-properties style:font-name="Courier New" officeooo:rsid="0276234b"/>
    </style:style>
    <style:style style:name="T396" style:family="text">
      <style:text-properties style:font-name="Courier New" officeooo:rsid="02767a8a"/>
    </style:style>
    <style:style style:name="T397" style:family="text">
      <style:text-properties style:font-name="Courier New" officeooo:rsid="027936c4"/>
    </style:style>
    <style:style style:name="T398" style:family="text">
      <style:text-properties style:font-name="Courier New" officeooo:rsid="027fb85d"/>
    </style:style>
    <style:style style:name="T399" style:family="text">
      <style:text-properties style:font-name="Courier New" officeooo:rsid="02828cab"/>
    </style:style>
    <style:style style:name="T400" style:family="text">
      <style:text-properties style:font-name="Courier New" officeooo:rsid="0282f894"/>
    </style:style>
    <style:style style:name="T401" style:family="text">
      <style:text-properties style:font-name="Courier New" officeooo:rsid="028cce93"/>
    </style:style>
    <style:style style:name="T402" style:family="text">
      <style:text-properties style:font-name="Courier New" officeooo:rsid="028e7296"/>
    </style:style>
    <style:style style:name="T403" style:family="text">
      <style:text-properties style:font-name="Courier New" officeooo:rsid="028fb703"/>
    </style:style>
    <style:style style:name="T404" style:family="text">
      <style:text-properties style:font-name="Courier New" officeooo:rsid="029044fb"/>
    </style:style>
    <style:style style:name="T405" style:family="text">
      <style:text-properties style:font-name="Courier New" officeooo:rsid="02922b5f"/>
    </style:style>
    <style:style style:name="T406" style:family="text">
      <style:text-properties style:font-name="Courier New" officeooo:rsid="0293238c"/>
    </style:style>
    <style:style style:name="T407" style:family="text">
      <style:text-properties style:font-name="Courier New" officeooo:rsid="0296a3a9"/>
    </style:style>
    <style:style style:name="T408" style:family="text">
      <style:text-properties style:font-name="Courier New" officeooo:rsid="0298719d"/>
    </style:style>
    <style:style style:name="T409" style:family="text">
      <style:text-properties style:font-name="Courier New" officeooo:rsid="029b0d90"/>
    </style:style>
    <style:style style:name="T410" style:family="text">
      <style:text-properties style:font-name="Courier New" officeooo:rsid="029f021e"/>
    </style:style>
    <style:style style:name="T411" style:family="text">
      <style:text-properties style:font-name="Courier New" officeooo:rsid="02a7b606"/>
    </style:style>
    <style:style style:name="T412" style:family="text">
      <style:text-properties style:font-name="Courier New" officeooo:rsid="02aa789e"/>
    </style:style>
    <style:style style:name="T413" style:family="text">
      <style:text-properties style:font-name="Courier New" officeooo:rsid="02aeb1cc"/>
    </style:style>
    <style:style style:name="T414" style:family="text">
      <style:text-properties style:font-name="Courier New" officeooo:rsid="02ab58ef"/>
    </style:style>
    <style:style style:name="T415" style:family="text">
      <style:text-properties style:font-name="Courier New" officeooo:rsid="02b5968f"/>
    </style:style>
    <style:style style:name="T416" style:family="text">
      <style:text-properties style:font-name="Courier New" officeooo:rsid="02bbcb58"/>
    </style:style>
    <style:style style:name="T417" style:family="text">
      <style:text-properties style:font-name="Courier New" officeooo:rsid="02c1796c"/>
    </style:style>
    <style:style style:name="T418" style:family="text">
      <style:text-properties style:font-name="Courier New" officeooo:rsid="027a7293"/>
    </style:style>
    <style:style style:name="T419" style:family="text">
      <style:text-properties style:font-name="Courier New" officeooo:rsid="02cb1014"/>
    </style:style>
    <style:style style:name="T420" style:family="text">
      <style:text-properties style:font-name="Courier New" officeooo:rsid="02cbc99f"/>
    </style:style>
    <style:style style:name="T421" style:family="text">
      <style:text-properties style:font-name="Courier New" officeooo:rsid="02cd67b7"/>
    </style:style>
    <style:style style:name="T422" style:family="text">
      <style:text-properties style:font-name="Courier New" officeooo:rsid="02ce6a32"/>
    </style:style>
    <style:style style:name="T423" style:family="text">
      <style:text-properties style:font-name="Courier New" officeooo:rsid="02d7555c"/>
    </style:style>
    <style:style style:name="T424" style:family="text">
      <style:text-properties style:font-name="Courier New" officeooo:rsid="02d7cee7"/>
    </style:style>
    <style:style style:name="T425" style:family="text">
      <style:text-properties style:font-name="Courier New" officeooo:rsid="02d9a657"/>
    </style:style>
    <style:style style:name="T426" style:family="text">
      <style:text-properties style:font-name="Courier New" officeooo:rsid="02dabe2d"/>
    </style:style>
    <style:style style:name="T427" style:family="text">
      <style:text-properties style:font-name="Courier New" officeooo:rsid="02dce7ab"/>
    </style:style>
    <style:style style:name="T428" style:family="text">
      <style:text-properties style:font-name="Courier New" officeooo:rsid="02ddc566"/>
    </style:style>
    <style:style style:name="T429" style:family="text">
      <style:text-properties style:font-name="Courier New" officeooo:rsid="02df200a"/>
    </style:style>
    <style:style style:name="T430" style:family="text">
      <style:text-properties style:font-name="Courier New" officeooo:rsid="02fddf65"/>
    </style:style>
    <style:style style:name="T431" style:family="text">
      <style:text-properties style:font-name="Courier New" officeooo:rsid="03070931"/>
    </style:style>
    <style:style style:name="T432" style:family="text">
      <style:text-properties style:font-name="Courier New" officeooo:rsid="030936fc"/>
    </style:style>
    <style:style style:name="T433" style:family="text">
      <style:text-properties style:font-name="Courier New" officeooo:rsid="0315a109"/>
    </style:style>
    <style:style style:name="T434" style:family="text">
      <style:text-properties style:font-name="Courier New" officeooo:rsid="03119086"/>
    </style:style>
    <style:style style:name="T435" style:family="text">
      <style:text-properties style:font-name="Courier New" officeooo:rsid="03119539"/>
    </style:style>
    <style:style style:name="T436" style:family="text">
      <style:text-properties style:font-name="Courier New" officeooo:rsid="024f582a"/>
    </style:style>
    <style:style style:name="T437" style:family="text">
      <style:text-properties style:font-name="Courier New" officeooo:rsid="0314b604"/>
    </style:style>
    <style:style style:name="T438" style:family="text">
      <style:text-properties style:font-name="Courier New" officeooo:rsid="00dea3a0"/>
    </style:style>
    <style:style style:name="T439" style:family="text">
      <style:text-properties style:font-name="Courier New" officeooo:rsid="031953b1"/>
    </style:style>
    <style:style style:name="T440" style:family="text">
      <style:text-properties style:font-name="Courier New" officeooo:rsid="03224453"/>
    </style:style>
    <style:style style:name="T441" style:family="text">
      <style:text-properties style:font-name="Courier New" officeooo:rsid="03237075"/>
    </style:style>
    <style:style style:name="T442" style:family="text">
      <style:text-properties style:font-name="Courier New" officeooo:rsid="033ce41c"/>
    </style:style>
    <style:style style:name="T443" style:family="text">
      <style:text-properties style:font-name="Courier New" officeooo:rsid="0340551f"/>
    </style:style>
    <style:style style:name="T444" style:family="text">
      <style:text-properties style:font-name="Courier New" officeooo:rsid="0340e83e"/>
    </style:style>
    <style:style style:name="T445" style:family="text">
      <style:text-properties style:font-name="Courier New" officeooo:rsid="0347ef42"/>
    </style:style>
    <style:style style:name="T446" style:family="text">
      <style:text-properties style:font-name="Courier New" officeooo:rsid="0355ae70"/>
    </style:style>
    <style:style style:name="T447" style:family="text">
      <style:text-properties style:font-name="Courier New" officeooo:rsid="0345dbcf"/>
    </style:style>
    <style:style style:name="T448" style:family="text">
      <style:text-properties style:font-name="Courier New" officeooo:rsid="035a881d"/>
    </style:style>
    <style:style style:name="T449" style:family="text">
      <style:text-properties style:font-name="Courier New" officeooo:rsid="035bfdba"/>
    </style:style>
    <style:style style:name="T450" style:family="text">
      <style:text-properties style:font-name="Courier New" officeooo:rsid="03637a8c"/>
    </style:style>
    <style:style style:name="T451" style:family="text">
      <style:text-properties style:font-name="Courier New" officeooo:rsid="03682501"/>
    </style:style>
    <style:style style:name="T452" style:family="text">
      <style:text-properties style:font-name="Courier New" officeooo:rsid="011a0373"/>
    </style:style>
    <style:style style:name="T453" style:family="text">
      <style:text-properties style:font-name="Courier New" officeooo:rsid="036132f9"/>
    </style:style>
    <style:style style:name="T454" style:family="text">
      <style:text-properties style:font-name="Courier New" officeooo:rsid="0362ec79"/>
    </style:style>
    <style:style style:name="T455" style:family="text">
      <style:text-properties style:font-name="Courier New" officeooo:rsid="035f65f9"/>
    </style:style>
    <style:style style:name="T456" style:family="text">
      <style:text-properties style:font-name="Courier New" officeooo:rsid="036c734e"/>
    </style:style>
    <style:style style:name="T457" style:family="text">
      <style:text-properties style:font-name="Courier New" officeooo:rsid="03723696"/>
    </style:style>
    <style:style style:name="T458" style:family="text">
      <style:text-properties style:font-name="Courier New" officeooo:rsid="0372fe2f"/>
    </style:style>
    <style:style style:name="T459" style:family="text">
      <style:text-properties style:font-name="Courier New" officeooo:rsid="0375b241"/>
    </style:style>
    <style:style style:name="T460" style:family="text">
      <style:text-properties style:font-name="Courier New" officeooo:rsid="0376184a"/>
    </style:style>
    <style:style style:name="T461" style:family="text">
      <style:text-properties style:font-name="Courier New" officeooo:rsid="037947ab"/>
    </style:style>
    <style:style style:name="T462" style:family="text">
      <style:text-properties style:font-name="Courier New" officeooo:rsid="037e6302"/>
    </style:style>
    <style:style style:name="T463" style:family="text">
      <style:text-properties style:font-name="Courier New" officeooo:rsid="03803048"/>
    </style:style>
    <style:style style:name="T464" style:family="text">
      <style:text-properties style:font-name="Courier New" officeooo:rsid="03815bb0"/>
    </style:style>
    <style:style style:name="T465" style:family="text">
      <style:text-properties style:font-name="Courier New" officeooo:rsid="0387a75e"/>
    </style:style>
    <style:style style:name="T466" style:family="text">
      <style:text-properties style:font-name="Courier New" officeooo:rsid="038e93d3"/>
    </style:style>
    <style:style style:name="T467" style:family="text">
      <style:text-properties style:font-name="Courier New" officeooo:rsid="03921394"/>
    </style:style>
    <style:style style:name="T468" style:family="text">
      <style:text-properties style:font-name="Courier New" officeooo:rsid="03977aa5"/>
    </style:style>
    <style:style style:name="T469" style:family="text">
      <style:text-properties style:font-name="Courier New" officeooo:rsid="032e7cea"/>
    </style:style>
    <style:style style:name="T470" style:family="text">
      <style:text-properties style:font-name="Courier New" officeooo:rsid="0398546c"/>
    </style:style>
    <style:style style:name="T471" style:family="text">
      <style:text-properties style:font-name="Courier New" officeooo:rsid="03ad3723"/>
    </style:style>
    <style:style style:name="T472" style:family="text">
      <style:text-properties style:font-name="Courier New" officeooo:rsid="03b5bbc4"/>
    </style:style>
    <style:style style:name="T473" style:family="text">
      <style:text-properties style:font-name="Courier New" officeooo:rsid="03bff6a7"/>
    </style:style>
    <style:style style:name="T474" style:family="text">
      <style:text-properties style:font-name="Courier New" officeooo:rsid="030d596f"/>
    </style:style>
    <style:style style:name="T475" style:family="text">
      <style:text-properties style:font-name="Courier New" officeooo:rsid="03ca6dea"/>
    </style:style>
    <style:style style:name="T476" style:family="text">
      <style:text-properties style:font-name="Courier New" officeooo:rsid="03d611f8"/>
    </style:style>
    <style:style style:name="T477" style:family="text">
      <style:text-properties style:font-name="Courier New" officeooo:rsid="03d5c974"/>
    </style:style>
    <style:style style:name="T478" style:family="text">
      <style:text-properties style:font-name="Courier New" officeooo:rsid="03db7338"/>
    </style:style>
    <style:style style:name="T479" style:family="text">
      <style:text-properties style:font-name="Courier New" officeooo:rsid="03dc5db1"/>
    </style:style>
    <style:style style:name="T480" style:family="text">
      <style:text-properties style:font-name="Courier New" officeooo:rsid="03dd18d8"/>
    </style:style>
    <style:style style:name="T481" style:family="text">
      <style:text-properties style:font-name="Courier New" officeooo:rsid="03e3676b"/>
    </style:style>
    <style:style style:name="T482" style:family="text">
      <style:text-properties style:font-name="Courier New" officeooo:rsid="03e92b61"/>
    </style:style>
    <style:style style:name="T483" style:family="text">
      <style:text-properties style:font-name="Courier New" officeooo:rsid="03edec9c"/>
    </style:style>
    <style:style style:name="T484" style:family="text">
      <style:text-properties style:font-name="Courier New" officeooo:rsid="03f1b9b3"/>
    </style:style>
    <style:style style:name="T485" style:family="text">
      <style:text-properties style:font-name="Courier New" officeooo:rsid="03f392e3"/>
    </style:style>
    <style:style style:name="T486" style:family="text">
      <style:text-properties style:font-name="Courier New" officeooo:rsid="03f4cc8e"/>
    </style:style>
    <style:style style:name="T487" style:family="text">
      <style:text-properties style:font-name="Courier New" officeooo:rsid="03f56af4"/>
    </style:style>
    <style:style style:name="T488" style:family="text">
      <style:text-properties style:font-name="Courier New" officeooo:rsid="03f852c7"/>
    </style:style>
    <style:style style:name="T489" style:family="text">
      <style:text-properties style:font-name="Courier New" officeooo:rsid="03fa1633"/>
    </style:style>
    <style:style style:name="T490" style:family="text">
      <style:text-properties style:font-name="Courier New" officeooo:rsid="03fc01e2"/>
    </style:style>
    <style:style style:name="T491" style:family="text">
      <style:text-properties style:font-name="Courier New" officeooo:rsid="03ffd95c"/>
    </style:style>
    <style:style style:name="T492" style:family="text">
      <style:text-properties style:font-name="Courier New" officeooo:rsid="04018ccf"/>
    </style:style>
    <style:style style:name="T493" style:family="text">
      <style:text-properties style:font-name="Courier New" officeooo:rsid="0401b6a2"/>
    </style:style>
    <style:style style:name="T494" style:family="text">
      <style:text-properties style:font-name="Courier New" officeooo:rsid="04021f92"/>
    </style:style>
    <style:style style:name="T495" style:family="text">
      <style:text-properties style:font-name="Courier New" officeooo:rsid="0402bfa7"/>
    </style:style>
    <style:style style:name="T496" style:family="text">
      <style:text-properties style:font-name="Courier New" officeooo:rsid="0402c6cb"/>
    </style:style>
    <style:style style:name="T497" style:family="text">
      <style:text-properties style:font-name="Courier New" officeooo:rsid="04035ef7"/>
    </style:style>
    <style:style style:name="T498" style:family="text">
      <style:text-properties style:font-name="Courier New" officeooo:rsid="04055927"/>
    </style:style>
    <style:style style:name="T499" style:family="text">
      <style:text-properties style:font-name="Courier New" officeooo:rsid="040b86b5"/>
    </style:style>
    <style:style style:name="T500" style:family="text">
      <style:text-properties style:font-name="Courier New" officeooo:rsid="040d7be6"/>
    </style:style>
    <style:style style:name="T501" style:family="text">
      <style:text-properties style:font-name="Courier New" officeooo:rsid="041104a1"/>
    </style:style>
    <style:style style:name="T502" style:family="text">
      <style:text-properties style:font-name="Courier New" officeooo:rsid="041350ae"/>
    </style:style>
    <style:style style:name="T503" style:family="text">
      <style:text-properties style:font-name="Courier New" officeooo:rsid="041688fc"/>
    </style:style>
    <style:style style:name="T504" style:family="text">
      <style:text-properties style:font-name="Courier New" officeooo:rsid="041545bf"/>
    </style:style>
    <style:style style:name="T505" style:family="text">
      <style:text-properties style:font-name="Courier New" officeooo:rsid="0417ad84"/>
    </style:style>
    <style:style style:name="T506" style:family="text">
      <style:text-properties style:font-name="Courier New" officeooo:rsid="041830e6"/>
    </style:style>
    <style:style style:name="T507" style:family="text">
      <style:text-properties style:font-name="Courier New" officeooo:rsid="041ce244"/>
    </style:style>
    <style:style style:name="T508" style:family="text">
      <style:text-properties style:font-name="Courier New" officeooo:rsid="041fa5c6"/>
    </style:style>
    <style:style style:name="T509" style:family="text">
      <style:text-properties style:font-name="Courier New" officeooo:rsid="04207178"/>
    </style:style>
    <style:style style:name="T510" style:family="text">
      <style:text-properties style:font-name="Courier New" officeooo:rsid="04225a3f"/>
    </style:style>
    <style:style style:name="T511" style:family="text">
      <style:text-properties style:font-name="Courier New" officeooo:rsid="04235401"/>
    </style:style>
    <style:style style:name="T512" style:family="text">
      <style:text-properties style:font-name="Courier New" officeooo:rsid="04253ab2"/>
    </style:style>
    <style:style style:name="T513" style:family="text">
      <style:text-properties style:font-name="Courier New" officeooo:rsid="042bfaae"/>
    </style:style>
    <style:style style:name="T514" style:family="text">
      <style:text-properties style:font-name="Courier New" officeooo:rsid="042d8e3e"/>
    </style:style>
    <style:style style:name="T515" style:family="text">
      <style:text-properties style:font-name="Courier New" officeooo:rsid="04338570"/>
    </style:style>
    <style:style style:name="T516" style:family="text">
      <style:text-properties style:font-name="Courier New" officeooo:rsid="043ecc2d"/>
    </style:style>
    <style:style style:name="T517" style:family="text">
      <style:text-properties style:font-name="Courier New" officeooo:rsid="0440af40"/>
    </style:style>
    <style:style style:name="T518" style:family="text">
      <style:text-properties style:font-name="Courier New" officeooo:rsid="044420fd"/>
    </style:style>
    <style:style style:name="T519" style:family="text">
      <style:text-properties style:font-name="Courier New" officeooo:rsid="0444e856"/>
    </style:style>
    <style:style style:name="T520" style:family="text">
      <style:text-properties style:font-name="Courier New" officeooo:rsid="04517ba0"/>
    </style:style>
    <style:style style:name="T521" style:family="text">
      <style:text-properties style:font-name="Courier New" officeooo:rsid="04524a8d"/>
    </style:style>
    <style:style style:name="T522" style:family="text">
      <style:text-properties style:font-name="Courier New" officeooo:rsid="0452ca1f"/>
    </style:style>
    <style:style style:name="T523" style:family="text">
      <style:text-properties style:font-name="Courier New" officeooo:rsid="04545664"/>
    </style:style>
    <style:style style:name="T524" style:family="text">
      <style:text-properties style:font-name="Courier New" officeooo:rsid="03b22891"/>
    </style:style>
    <style:style style:name="T525" style:family="text">
      <style:text-properties style:font-name="Courier New" officeooo:rsid="04630106"/>
    </style:style>
    <style:style style:name="T526" style:family="text">
      <style:text-properties style:font-name="Courier New" officeooo:rsid="0467985b"/>
    </style:style>
    <style:style style:name="T527" style:family="text">
      <style:text-properties style:font-name="Courier New" officeooo:rsid="046f2991"/>
    </style:style>
    <style:style style:name="T528" style:family="text">
      <style:text-properties style:font-name="Courier New" officeooo:rsid="01ad2fe5"/>
    </style:style>
    <style:style style:name="T529" style:family="text">
      <style:text-properties style:font-name="Courier New" officeooo:rsid="0474df08"/>
    </style:style>
    <style:style style:name="T530" style:family="text">
      <style:text-properties style:font-name="Courier New" officeooo:rsid="04794362"/>
    </style:style>
    <style:style style:name="T531" style:family="text">
      <style:text-properties style:font-name="Courier New" officeooo:rsid="046ac32e"/>
    </style:style>
    <style:style style:name="T532" style:family="text">
      <style:text-properties style:font-name="Courier New" officeooo:rsid="046d2a54"/>
    </style:style>
    <style:style style:name="T533" style:family="text">
      <style:text-properties style:font-name="Courier New" officeooo:rsid="04701fd5"/>
    </style:style>
    <style:style style:name="T534" style:family="text">
      <style:text-properties style:font-name="Courier New" officeooo:rsid="04716c39"/>
    </style:style>
    <style:style style:name="T535" style:family="text">
      <style:text-properties style:font-name="Courier New" officeooo:rsid="04748a99"/>
    </style:style>
    <style:style style:name="T536" style:family="text">
      <style:text-properties style:font-name="Courier New" officeooo:rsid="0477138a"/>
    </style:style>
    <style:style style:name="T537" style:family="text">
      <style:text-properties style:font-name="Courier New" officeooo:rsid="04781eba"/>
    </style:style>
    <style:style style:name="T538" style:family="text">
      <style:text-properties style:font-name="Courier New" officeooo:rsid="0478f4e0"/>
    </style:style>
    <style:style style:name="T539" style:family="text">
      <style:text-properties style:font-name="Courier New" officeooo:rsid="0479d26d"/>
    </style:style>
    <style:style style:name="T540" style:family="text">
      <style:text-properties style:font-name="Courier New" officeooo:rsid="047a7460"/>
    </style:style>
    <style:style style:name="T541" style:family="text">
      <style:text-properties style:font-name="Courier New" officeooo:rsid="047def0d"/>
    </style:style>
    <style:style style:name="T542" style:family="text">
      <style:text-properties style:font-name="Courier New" officeooo:rsid="047ef4e8"/>
    </style:style>
    <style:style style:name="T543" style:family="text">
      <style:text-properties style:font-name="Courier New" officeooo:rsid="04801a84"/>
    </style:style>
    <style:style style:name="T544" style:family="text">
      <style:text-properties style:font-name="Courier New" officeooo:rsid="0480f7f2"/>
    </style:style>
    <style:style style:name="T545" style:family="text">
      <style:text-properties style:font-name="Courier New" officeooo:rsid="0484c554"/>
    </style:style>
    <style:style style:name="T546" style:family="text">
      <style:text-properties style:font-name="Courier New" officeooo:rsid="04868ef2"/>
    </style:style>
    <style:style style:name="T547" style:family="text">
      <style:text-properties style:font-name="Courier New" officeooo:rsid="04890f1c"/>
    </style:style>
    <style:style style:name="T548" style:family="text">
      <style:text-properties style:font-name="Courier New" officeooo:rsid="0489182e"/>
    </style:style>
    <style:style style:name="T549" style:family="text">
      <style:text-properties style:font-name="Courier New" officeooo:rsid="048a4ece"/>
    </style:style>
    <style:style style:name="T550" style:family="text">
      <style:text-properties style:font-name="Courier New" officeooo:rsid="0490c26e"/>
    </style:style>
    <style:style style:name="T551" style:family="text">
      <style:text-properties style:font-name="Courier New" officeooo:rsid="0491b6f2"/>
    </style:style>
    <style:style style:name="T552" style:family="text">
      <style:text-properties style:font-name="Courier New" officeooo:rsid="0497609d"/>
    </style:style>
    <style:style style:name="T553" style:family="text">
      <style:text-properties style:font-name="Courier New" officeooo:rsid="049c68fb"/>
    </style:style>
    <style:style style:name="T554" style:family="text">
      <style:text-properties style:font-name="Courier New" officeooo:rsid="049dd672"/>
    </style:style>
    <style:style style:name="T555" style:family="text">
      <style:text-properties style:font-name="Courier New" officeooo:rsid="04a88e17"/>
    </style:style>
    <style:style style:name="T556" style:family="text">
      <style:text-properties style:font-name="Courier New" officeooo:rsid="04b21fb2"/>
    </style:style>
    <style:style style:name="T557" style:family="text">
      <style:text-properties style:font-name="Courier New" officeooo:rsid="04bb9e5f"/>
    </style:style>
    <style:style style:name="T558" style:family="text">
      <style:text-properties style:font-name="Courier New" officeooo:rsid="04bc2bbf"/>
    </style:style>
    <style:style style:name="T559" style:family="text">
      <style:text-properties style:font-name="Courier New" officeooo:rsid="047c9b78"/>
    </style:style>
    <style:style style:name="T560" style:family="text">
      <style:text-properties style:font-name="Courier New" officeooo:rsid="04c24975"/>
    </style:style>
    <style:style style:name="T561" style:family="text">
      <style:text-properties style:font-name="Courier New" officeooo:rsid="047d9ad1"/>
    </style:style>
    <style:style style:name="T562" style:family="text">
      <style:text-properties style:font-name="Courier New" officeooo:rsid="04c38797"/>
    </style:style>
    <style:style style:name="T563" style:family="text">
      <style:text-properties style:font-name="Courier New" officeooo:rsid="04c50794"/>
    </style:style>
    <style:style style:name="T564" style:family="text">
      <style:text-properties style:font-name="Courier New" officeooo:rsid="04c96db3"/>
    </style:style>
    <style:style style:name="T565" style:family="text">
      <style:text-properties style:font-name="Courier New" officeooo:rsid="04cc2003"/>
    </style:style>
    <style:style style:name="T566" style:family="text">
      <style:text-properties style:font-name="Courier New" officeooo:rsid="04d6adf9"/>
    </style:style>
    <style:style style:name="T567" style:family="text">
      <style:text-properties style:font-name="Courier New" officeooo:rsid="04df2aaf"/>
    </style:style>
    <style:style style:name="T568" style:family="text">
      <style:text-properties style:font-name="Courier New" officeooo:rsid="04e46723"/>
    </style:style>
    <style:style style:name="T569" style:family="text">
      <style:text-properties style:font-name="Courier New" officeooo:rsid="04f31aa1"/>
    </style:style>
    <style:style style:name="T570" style:family="text">
      <style:text-properties style:font-name="Courier New" officeooo:rsid="04ff90a3"/>
    </style:style>
    <style:style style:name="T571" style:family="text">
      <style:text-properties style:font-name="Courier New" officeooo:rsid="04e6812a"/>
    </style:style>
    <style:style style:name="T572" style:family="text">
      <style:text-properties style:font-name="Courier New" officeooo:rsid="04e8e3c7"/>
    </style:style>
    <style:style style:name="T573" style:family="text">
      <style:text-properties style:font-name="Courier New" officeooo:rsid="04ea261f"/>
    </style:style>
    <style:style style:name="T574" style:family="text">
      <style:text-properties style:font-name="Courier New" officeooo:rsid="04e9f1d4"/>
    </style:style>
    <style:style style:name="T575" style:family="text">
      <style:text-properties style:font-name="Courier New" officeooo:rsid="04f43e5a"/>
    </style:style>
    <style:style style:name="T576" style:family="text">
      <style:text-properties style:font-name="Courier New" officeooo:rsid="04f651c3"/>
    </style:style>
    <style:style style:name="T577" style:family="text">
      <style:text-properties style:font-name="Courier New" officeooo:rsid="04f6960a"/>
    </style:style>
    <style:style style:name="T578" style:family="text">
      <style:text-properties style:font-name="Courier New" officeooo:rsid="04f84b49"/>
    </style:style>
    <style:style style:name="T579" style:family="text">
      <style:text-properties style:font-name="Courier New" officeooo:rsid="04f8a0be"/>
    </style:style>
    <style:style style:name="T580" style:family="text">
      <style:text-properties style:font-name="Courier New" officeooo:rsid="04fa83e0"/>
    </style:style>
    <style:style style:name="T581" style:family="text">
      <style:text-properties style:font-name="Courier New" officeooo:rsid="04fbc434"/>
    </style:style>
    <style:style style:name="T582" style:family="text">
      <style:text-properties style:font-name="Courier New" officeooo:rsid="04fd24f9"/>
    </style:style>
    <style:style style:name="T583" style:family="text">
      <style:text-properties style:font-name="Courier New" fo:font-style="normal" officeooo:rsid="04fe751a" style:font-style-asian="normal" style:font-style-complex="normal"/>
    </style:style>
    <style:style style:name="T584" style:family="text">
      <style:text-properties style:font-name="Courier New" officeooo:rsid="04ff476c"/>
    </style:style>
    <style:style style:name="T585" style:family="text">
      <style:text-properties style:font-name="Courier New" officeooo:rsid="04c5345e"/>
    </style:style>
    <style:style style:name="T586" style:family="text">
      <style:text-properties style:font-name="Courier New" officeooo:rsid="04ff6f7e"/>
    </style:style>
    <style:style style:name="T587" style:family="text">
      <style:text-properties style:font-name="Courier New" officeooo:rsid="04ffe101"/>
    </style:style>
    <style:style style:name="T588" style:family="text">
      <style:text-properties style:font-name="Courier New" officeooo:rsid="0500f9f9"/>
    </style:style>
    <style:style style:name="T589" style:family="text">
      <style:text-properties style:font-name="Courier New" officeooo:rsid="0502230d"/>
    </style:style>
    <style:style style:name="T590" style:family="text">
      <style:text-properties style:font-name="Courier New" officeooo:rsid="05052ecd"/>
    </style:style>
    <style:style style:name="T591" style:family="text">
      <style:text-properties style:font-name="Courier New" officeooo:rsid="050f4ffd"/>
    </style:style>
    <style:style style:name="T592" style:family="text">
      <style:text-properties style:font-name="Courier New" officeooo:rsid="050cfd8f"/>
    </style:style>
    <style:style style:name="T593" style:family="text">
      <style:text-properties style:font-name="Courier New" officeooo:rsid="052baf68"/>
    </style:style>
    <style:style style:name="T594" style:family="text">
      <style:text-properties style:font-name="Courier New" officeooo:rsid="053394c7"/>
    </style:style>
    <style:style style:name="T595" style:family="text">
      <style:text-properties style:font-name="Courier New" officeooo:rsid="053f00ad"/>
    </style:style>
    <style:style style:name="T596" style:family="text">
      <style:text-properties style:font-name="Courier New" officeooo:rsid="0545b1a5"/>
    </style:style>
    <style:style style:name="T597" style:family="text">
      <style:text-properties style:font-name="Courier New" officeooo:rsid="025f9ec3"/>
    </style:style>
    <style:style style:name="T598" style:family="text">
      <style:text-properties style:font-name="Courier New" officeooo:rsid="05548034"/>
    </style:style>
    <style:style style:name="T599" style:family="text">
      <style:text-properties style:font-name="Courier New" officeooo:rsid="05578685"/>
    </style:style>
    <style:style style:name="T600" style:family="text">
      <style:text-properties style:font-name="Courier New" officeooo:rsid="0557c48e"/>
    </style:style>
    <style:style style:name="T601" style:family="text">
      <style:text-properties style:font-name="Courier New" officeooo:rsid="056ac666"/>
    </style:style>
    <style:style style:name="T602" style:family="text">
      <style:text-properties style:font-name="Courier New" officeooo:rsid="056d820b"/>
    </style:style>
    <style:style style:name="T603" style:family="text">
      <style:text-properties style:font-name="Courier New" officeooo:rsid="0579653e"/>
    </style:style>
    <style:style style:name="T604" style:family="text">
      <style:text-properties style:font-name="Courier New" officeooo:rsid="057c10ac"/>
    </style:style>
    <style:style style:name="T605" style:family="text">
      <style:text-properties style:font-name="Courier New" officeooo:rsid="057faa84"/>
    </style:style>
    <style:style style:name="T606" style:family="text">
      <style:text-properties style:font-name="Courier New" officeooo:rsid="058270f5"/>
    </style:style>
    <style:style style:name="T607" style:family="text">
      <style:text-properties style:font-name="Courier New" officeooo:rsid="0587139f"/>
    </style:style>
    <style:style style:name="T608" style:family="text">
      <style:text-properties officeooo:rsid="00dd807a"/>
    </style:style>
    <style:style style:name="T609" style:family="text">
      <style:text-properties officeooo:rsid="00de40e6"/>
    </style:style>
    <style:style style:name="T610" style:family="text">
      <style:text-properties officeooo:rsid="00dea3a0"/>
    </style:style>
    <style:style style:name="T611" style:family="text">
      <style:text-properties officeooo:rsid="00e065db"/>
    </style:style>
    <style:style style:name="T612" style:family="text">
      <style:text-properties officeooo:rsid="00e0a889"/>
    </style:style>
    <style:style style:name="T613" style:family="text">
      <style:text-properties officeooo:rsid="00e4ebdf"/>
    </style:style>
    <style:style style:name="T614" style:family="text">
      <style:text-properties officeooo:rsid="00e54bca"/>
    </style:style>
    <style:style style:name="T615" style:family="text">
      <style:text-properties officeooo:rsid="00e6194b"/>
    </style:style>
    <style:style style:name="T616" style:family="text">
      <style:text-properties officeooo:rsid="010befa7"/>
    </style:style>
    <style:style style:name="T617" style:family="text">
      <style:text-properties officeooo:rsid="010d4f3e"/>
    </style:style>
    <style:style style:name="T618" style:family="text">
      <style:text-properties officeooo:rsid="010ec032"/>
    </style:style>
    <style:style style:name="T619" style:family="text">
      <style:text-properties officeooo:rsid="0111eec3"/>
    </style:style>
    <style:style style:name="T620" style:family="text">
      <style:text-properties officeooo:rsid="01148309"/>
    </style:style>
    <style:style style:name="T621" style:family="text">
      <style:text-properties officeooo:rsid="0114e68f"/>
    </style:style>
    <style:style style:name="T622" style:family="text">
      <style:text-properties officeooo:rsid="011a0373"/>
    </style:style>
    <style:style style:name="T623" style:family="text">
      <style:text-properties officeooo:rsid="011e824d"/>
    </style:style>
    <style:style style:name="T624" style:family="text">
      <style:text-properties officeooo:rsid="0125ff66"/>
    </style:style>
    <style:style style:name="T625" style:family="text">
      <style:text-properties officeooo:rsid="01266c08"/>
    </style:style>
    <style:style style:name="T626" style:family="text">
      <style:text-properties officeooo:rsid="0126e536"/>
    </style:style>
    <style:style style:name="T627" style:family="text">
      <style:text-properties officeooo:rsid="012e2211"/>
    </style:style>
    <style:style style:name="T628" style:family="text">
      <style:text-properties officeooo:rsid="013273f4"/>
    </style:style>
    <style:style style:name="T629" style:family="text">
      <style:text-properties officeooo:rsid="0136fa17"/>
    </style:style>
    <style:style style:name="T630" style:family="text">
      <style:text-properties officeooo:rsid="013b214e"/>
    </style:style>
    <style:style style:name="T631" style:family="text">
      <style:text-properties officeooo:rsid="013c2cc0"/>
    </style:style>
    <style:style style:name="T632" style:family="text">
      <style:text-properties officeooo:rsid="013d42a3"/>
    </style:style>
    <style:style style:name="T633" style:family="text">
      <style:text-properties officeooo:rsid="013d6abf"/>
    </style:style>
    <style:style style:name="T634" style:family="text">
      <style:text-properties officeooo:rsid="013e2dc1"/>
    </style:style>
    <style:style style:name="T635" style:family="text">
      <style:text-properties officeooo:rsid="0142ae34"/>
    </style:style>
    <style:style style:name="T636" style:family="text">
      <style:text-properties officeooo:rsid="014558d0"/>
    </style:style>
    <style:style style:name="T637" style:family="text">
      <style:text-properties officeooo:rsid="01485a61"/>
    </style:style>
    <style:style style:name="T638" style:family="text">
      <style:text-properties officeooo:rsid="014a78a2"/>
    </style:style>
    <style:style style:name="T639" style:family="text">
      <style:text-properties officeooo:rsid="014ad684"/>
    </style:style>
    <style:style style:name="T640" style:family="text">
      <style:text-properties officeooo:rsid="014e1c94"/>
    </style:style>
    <style:style style:name="T641" style:family="text">
      <style:text-properties officeooo:rsid="014feadb"/>
    </style:style>
    <style:style style:name="T642" style:family="text">
      <style:text-properties officeooo:rsid="015048c5"/>
    </style:style>
    <style:style style:name="T643" style:family="text">
      <style:text-properties fo:font-style="italic" style:font-style-asian="italic" style:font-style-complex="italic"/>
    </style:style>
    <style:style style:name="T644" style:family="text">
      <style:text-properties fo:font-style="italic" officeooo:rsid="04fbc434" style:font-style-asian="italic" style:font-style-complex="italic"/>
    </style:style>
    <style:style style:name="T645" style:family="text">
      <style:text-properties fo:font-style="italic" officeooo:rsid="04fc8c9a" style:font-style-asian="italic" style:font-style-complex="italic"/>
    </style:style>
    <style:style style:name="T646" style:family="text">
      <style:text-properties fo:font-style="italic" style:text-underline-style="none" style:font-style-asian="italic" style:font-style-complex="italic"/>
    </style:style>
    <style:style style:name="T647" style:family="text">
      <style:text-properties officeooo:rsid="0159b4cd"/>
    </style:style>
    <style:style style:name="T648" style:family="text">
      <style:text-properties officeooo:rsid="015c3dfb"/>
    </style:style>
    <style:style style:name="T649" style:family="text">
      <style:text-properties officeooo:rsid="015da35d"/>
    </style:style>
    <style:style style:name="T650" style:family="text">
      <style:text-properties officeooo:rsid="015deeee"/>
    </style:style>
    <style:style style:name="T651" style:family="text">
      <style:text-properties fo:font-weight="bold" style:font-weight-asian="bold" style:font-weight-complex="bold"/>
    </style:style>
    <style:style style:name="T652" style:family="text">
      <style:text-properties fo:font-weight="bold" officeooo:rsid="015deeee" style:font-weight-asian="bold" style:font-weight-complex="bold"/>
    </style:style>
    <style:style style:name="T653" style:family="text">
      <style:text-properties fo:font-weight="bold" officeooo:rsid="01b53e27" style:font-weight-asian="bold" style:font-weight-complex="bold"/>
    </style:style>
    <style:style style:name="T654" style:family="text">
      <style:text-properties fo:font-weight="bold" officeooo:rsid="01b9417b" style:font-weight-asian="bold" style:font-weight-complex="bold"/>
    </style:style>
    <style:style style:name="T655" style:family="text">
      <style:text-properties fo:font-weight="bold" officeooo:rsid="01ba4703" style:font-weight-asian="bold" style:font-weight-complex="bold"/>
    </style:style>
    <style:style style:name="T656" style:family="text">
      <style:text-properties fo:font-weight="bold" officeooo:rsid="01bbd708" style:font-weight-asian="bold" style:font-weight-complex="bold"/>
    </style:style>
    <style:style style:name="T657" style:family="text">
      <style:text-properties fo:font-weight="bold" officeooo:rsid="01dbaf8b" style:font-weight-asian="bold" style:font-weight-complex="bold"/>
    </style:style>
    <style:style style:name="T658" style:family="text">
      <style:text-properties fo:font-weight="bold" officeooo:rsid="01dd67db" style:font-weight-asian="bold" style:font-weight-complex="bold"/>
    </style:style>
    <style:style style:name="T659" style:family="text">
      <style:text-properties fo:font-weight="bold" officeooo:rsid="01f8f286" style:font-weight-asian="bold" style:font-weight-complex="bold"/>
    </style:style>
    <style:style style:name="T660" style:family="text">
      <style:text-properties fo:font-weight="bold" officeooo:rsid="01fd7b5a" style:font-weight-asian="bold" style:font-weight-complex="bold"/>
    </style:style>
    <style:style style:name="T661" style:family="text">
      <style:text-properties fo:font-weight="bold" officeooo:rsid="02107cb5" style:font-weight-asian="bold" style:font-weight-complex="bold"/>
    </style:style>
    <style:style style:name="T662" style:family="text">
      <style:text-properties fo:font-weight="bold" officeooo:rsid="02143971" style:font-weight-asian="bold" style:font-weight-complex="bold"/>
    </style:style>
    <style:style style:name="T663" style:family="text">
      <style:text-properties fo:font-weight="bold" officeooo:rsid="022aa0b6" style:font-weight-asian="bold" style:font-weight-complex="bold"/>
    </style:style>
    <style:style style:name="T664" style:family="text">
      <style:text-properties fo:font-weight="bold" officeooo:rsid="024f582a" style:font-weight-asian="bold" style:font-weight-complex="bold"/>
    </style:style>
    <style:style style:name="T665" style:family="text">
      <style:text-properties fo:font-weight="bold" officeooo:rsid="025ed08d" style:font-weight-asian="bold" style:font-weight-complex="bold"/>
    </style:style>
    <style:style style:name="T666" style:family="text">
      <style:text-properties fo:font-weight="bold" officeooo:rsid="025f9ec3" style:font-weight-asian="bold" style:font-weight-complex="bold"/>
    </style:style>
    <style:style style:name="T667" style:family="text">
      <style:text-properties fo:font-weight="bold" officeooo:rsid="02b3e75f" style:font-weight-asian="bold" style:font-weight-complex="bold"/>
    </style:style>
    <style:style style:name="T668" style:family="text">
      <style:text-properties fo:font-weight="bold" officeooo:rsid="02d7555c" style:font-weight-asian="bold" style:font-weight-complex="bold"/>
    </style:style>
    <style:style style:name="T669" style:family="text">
      <style:text-properties fo:font-weight="bold" officeooo:rsid="02df200a" style:font-weight-asian="bold" style:font-weight-complex="bold"/>
    </style:style>
    <style:style style:name="T670" style:family="text">
      <style:text-properties fo:font-weight="bold" officeooo:rsid="02e882f5" style:font-weight-asian="bold" style:font-weight-complex="bold"/>
    </style:style>
    <style:style style:name="T671" style:family="text">
      <style:text-properties fo:font-weight="bold" officeooo:rsid="02ecc882" style:font-weight-asian="bold" style:font-weight-complex="bold"/>
    </style:style>
    <style:style style:name="T672" style:family="text">
      <style:text-properties fo:font-weight="bold" officeooo:rsid="02efd3d9" style:font-weight-asian="bold" style:font-weight-complex="bold"/>
    </style:style>
    <style:style style:name="T673" style:family="text">
      <style:text-properties fo:font-weight="bold" officeooo:rsid="02f1244b" style:font-weight-asian="bold" style:font-weight-complex="bold"/>
    </style:style>
    <style:style style:name="T674" style:family="text">
      <style:text-properties fo:font-weight="bold" officeooo:rsid="02f33434" style:font-weight-asian="bold" style:font-weight-complex="bold"/>
    </style:style>
    <style:style style:name="T675" style:family="text">
      <style:text-properties fo:font-weight="bold" officeooo:rsid="02f6ffe5" style:font-weight-asian="bold" style:font-weight-complex="bold"/>
    </style:style>
    <style:style style:name="T676" style:family="text">
      <style:text-properties fo:font-weight="bold" officeooo:rsid="02f8cb2e" style:font-weight-asian="bold" style:font-weight-complex="bold"/>
    </style:style>
    <style:style style:name="T677" style:family="text">
      <style:text-properties fo:font-weight="bold" officeooo:rsid="0302408c" style:font-weight-asian="bold" style:font-weight-complex="bold"/>
    </style:style>
    <style:style style:name="T678" style:family="text">
      <style:text-properties fo:font-weight="bold" officeooo:rsid="03070931" style:font-weight-asian="bold" style:font-weight-complex="bold"/>
    </style:style>
    <style:style style:name="T679" style:family="text">
      <style:text-properties fo:font-weight="bold" officeooo:rsid="035bfdba" style:font-weight-asian="bold" style:font-weight-complex="bold"/>
    </style:style>
    <style:style style:name="T680" style:family="text">
      <style:text-properties fo:font-weight="bold" officeooo:rsid="0373c331" style:font-weight-asian="bold" style:font-weight-complex="bold"/>
    </style:style>
    <style:style style:name="T681" style:family="text">
      <style:text-properties fo:font-weight="bold" officeooo:rsid="0387a75e" style:font-weight-asian="bold" style:font-weight-complex="bold"/>
    </style:style>
    <style:style style:name="T682" style:family="text">
      <style:text-properties fo:font-weight="bold" officeooo:rsid="03b5bbc4" style:font-weight-asian="bold" style:font-weight-complex="bold"/>
    </style:style>
    <style:style style:name="T683" style:family="text">
      <style:text-properties fo:font-weight="bold" officeooo:rsid="040d1c27" style:font-weight-asian="bold" style:font-weight-complex="bold"/>
    </style:style>
    <style:style style:name="T684" style:family="text">
      <style:text-properties fo:font-weight="bold" officeooo:rsid="04207178" style:font-weight-asian="bold" style:font-weight-complex="bold"/>
    </style:style>
    <style:style style:name="T685" style:family="text">
      <style:text-properties fo:font-weight="bold" officeooo:rsid="04b21fb2" style:font-weight-asian="bold" style:font-weight-complex="bold"/>
    </style:style>
    <style:style style:name="T686" style:family="text">
      <style:text-properties fo:font-weight="bold" officeooo:rsid="04c38797" style:font-weight-asian="bold" style:font-weight-complex="bold"/>
    </style:style>
    <style:style style:name="T687" style:family="text">
      <style:text-properties fo:font-weight="bold" officeooo:rsid="04c50794" style:font-weight-asian="bold" style:font-weight-complex="bold"/>
    </style:style>
    <style:style style:name="T688" style:family="text">
      <style:text-properties fo:font-weight="bold" officeooo:rsid="04fbc434" style:font-weight-asian="bold" style:font-weight-complex="bold"/>
    </style:style>
    <style:style style:name="T689" style:family="text">
      <style:text-properties fo:font-weight="bold" officeooo:rsid="055671e5" style:font-weight-asian="bold" style:font-weight-complex="bold"/>
    </style:style>
    <style:style style:name="T690" style:family="text">
      <style:text-properties fo:font-weight="bold" officeooo:rsid="05749a9c" style:font-weight-asian="bold" style:font-weight-complex="bold"/>
    </style:style>
    <style:style style:name="T691" style:family="text">
      <style:text-properties fo:font-weight="bold" officeooo:rsid="04253ab2" style:font-weight-asian="bold" style:font-weight-complex="bold"/>
    </style:style>
    <style:style style:name="T692" style:family="text">
      <style:text-properties fo:font-weight="bold" officeooo:rsid="057faa84" style:font-weight-asian="bold" style:font-weight-complex="bold"/>
    </style:style>
    <style:style style:name="T693" style:family="text">
      <style:text-properties fo:font-weight="bold" officeooo:rsid="02074ef4" style:font-weight-asian="bold" style:font-weight-complex="bold"/>
    </style:style>
    <style:style style:name="T694" style:family="text">
      <style:text-properties fo:font-weight="bold" officeooo:rsid="03723696" style:font-weight-asian="bold" style:font-weight-complex="bold"/>
    </style:style>
    <style:style style:name="T695" style:family="text">
      <style:text-properties fo:font-weight="bold" officeooo:rsid="01df3279" style:font-weight-asian="bold" style:font-weight-complex="bold"/>
    </style:style>
    <style:style style:name="T696" style:family="text">
      <style:text-properties fo:font-weight="bold" officeooo:rsid="015c3dfb" style:font-weight-asian="bold" style:font-weight-complex="bold"/>
    </style:style>
    <style:style style:name="T697" style:family="text">
      <style:text-properties fo:font-weight="bold" officeooo:rsid="04545664" style:font-weight-asian="bold" style:font-weight-complex="bold"/>
    </style:style>
    <style:style style:name="T698" style:family="text">
      <style:text-properties fo:font-weight="bold" officeooo:rsid="042bfaae" style:font-weight-asian="bold" style:font-weight-complex="bold"/>
    </style:style>
    <style:style style:name="T699" style:family="text">
      <style:text-properties fo:font-weight="bold" officeooo:rsid="01615efb" style:font-weight-asian="bold" style:font-weight-complex="bold"/>
    </style:style>
    <style:style style:name="T700" style:family="text">
      <style:text-properties fo:font-weight="bold" officeooo:rsid="03803048" style:font-weight-asian="bold" style:font-weight-complex="bold"/>
    </style:style>
    <style:style style:name="T701" style:family="text">
      <style:text-properties fo:font-weight="bold" officeooo:rsid="03815bb0" style:font-weight-asian="bold" style:font-weight-complex="bold"/>
    </style:style>
    <style:style style:name="T702" style:family="text">
      <style:text-properties fo:font-weight="bold" officeooo:rsid="03977aa5" style:font-weight-asian="bold" style:font-weight-complex="bold"/>
    </style:style>
    <style:style style:name="T703" style:family="text">
      <style:text-properties fo:font-weight="bold" officeooo:rsid="038e93d3" style:font-weight-asian="bold" style:font-weight-complex="bold"/>
    </style:style>
    <style:style style:name="T704" style:family="text">
      <style:text-properties officeooo:rsid="015fd410"/>
    </style:style>
    <style:style style:name="T705" style:family="text">
      <style:text-properties officeooo:rsid="01606989"/>
    </style:style>
    <style:style style:name="T706" style:family="text">
      <style:text-properties officeooo:rsid="0160f00d"/>
    </style:style>
    <style:style style:name="T707" style:family="text">
      <style:text-properties officeooo:rsid="01615efb"/>
    </style:style>
    <style:style style:name="T708" style:family="text">
      <style:text-properties officeooo:rsid="01639537"/>
    </style:style>
    <style:style style:name="T709" style:family="text">
      <style:text-properties officeooo:rsid="0165128b"/>
    </style:style>
    <style:style style:name="T710" style:family="text">
      <style:text-properties officeooo:rsid="0165934a"/>
    </style:style>
    <style:style style:name="T711" style:family="text">
      <style:text-properties officeooo:rsid="016ccbf4"/>
    </style:style>
    <style:style style:name="T712" style:family="text">
      <style:text-properties officeooo:rsid="016d76f4"/>
    </style:style>
    <style:style style:name="T713" style:family="text">
      <style:text-properties style:font-name="Liberation Sans1" officeooo:rsid="0171a626"/>
    </style:style>
    <style:style style:name="T714" style:family="text">
      <style:text-properties style:font-name="Liberation Sans1" officeooo:rsid="01b1cef7"/>
    </style:style>
    <style:style style:name="T715" style:family="text">
      <style:text-properties style:font-name="Liberation Sans1" officeooo:rsid="01c084d4"/>
    </style:style>
    <style:style style:name="T716" style:family="text">
      <style:text-properties officeooo:rsid="01734f22"/>
    </style:style>
    <style:style style:name="T717" style:family="text">
      <style:text-properties officeooo:rsid="017d6677"/>
    </style:style>
    <style:style style:name="T718" style:family="text">
      <style:text-properties officeooo:rsid="017f6ae6"/>
    </style:style>
    <style:style style:name="T719" style:family="text">
      <style:text-properties officeooo:rsid="01833c55"/>
    </style:style>
    <style:style style:name="T720" style:family="text">
      <style:text-properties officeooo:rsid="01873e70"/>
    </style:style>
    <style:style style:name="T721" style:family="text">
      <style:text-properties officeooo:rsid="018c475a"/>
    </style:style>
    <style:style style:name="T722" style:family="text">
      <style:text-properties officeooo:rsid="01926b65"/>
    </style:style>
    <style:style style:name="T723" style:family="text">
      <style:text-properties officeooo:rsid="0198ce31"/>
    </style:style>
    <style:style style:name="T724" style:family="text">
      <style:text-properties officeooo:rsid="019a139a"/>
    </style:style>
    <style:style style:name="T725" style:family="text">
      <style:text-properties officeooo:rsid="019d98e3"/>
    </style:style>
    <style:style style:name="T726" style:family="text">
      <style:text-properties officeooo:rsid="019ef822"/>
    </style:style>
    <style:style style:name="T727" style:family="text">
      <style:text-properties officeooo:rsid="01a48351"/>
    </style:style>
    <style:style style:name="T728" style:family="text">
      <style:text-properties officeooo:rsid="01a56526"/>
    </style:style>
    <style:style style:name="T729" style:family="text">
      <style:text-properties officeooo:rsid="01a72215"/>
    </style:style>
    <style:style style:name="T730" style:family="text">
      <style:text-properties officeooo:rsid="01a84efe"/>
    </style:style>
    <style:style style:name="T731" style:family="text">
      <style:text-properties officeooo:rsid="01ad24b7"/>
    </style:style>
    <style:style style:name="T732" style:family="text">
      <style:text-properties officeooo:rsid="01ae62c9"/>
    </style:style>
    <style:style style:name="T733" style:family="text">
      <style:text-properties officeooo:rsid="01b09b2e"/>
    </style:style>
    <style:style style:name="T734" style:family="text">
      <style:text-properties officeooo:rsid="01b1cef7"/>
    </style:style>
    <style:style style:name="T735" style:family="text">
      <style:text-properties officeooo:rsid="01b3689b"/>
    </style:style>
    <style:style style:name="T736" style:family="text">
      <style:text-properties officeooo:rsid="01b53e27"/>
    </style:style>
    <style:style style:name="T737" style:family="text">
      <style:text-properties officeooo:rsid="01b57543"/>
    </style:style>
    <style:style style:name="T738" style:family="text">
      <style:text-properties officeooo:rsid="01b69c19"/>
    </style:style>
    <style:style style:name="T739" style:family="text">
      <style:text-properties officeooo:rsid="01b9417b"/>
    </style:style>
    <style:style style:name="T740" style:family="text">
      <style:text-properties officeooo:rsid="01ba4703"/>
    </style:style>
    <style:style style:name="T741" style:family="text">
      <style:text-properties officeooo:rsid="01bbd708"/>
    </style:style>
    <style:style style:name="T742" style:family="text">
      <style:text-properties officeooo:rsid="01c084d4"/>
    </style:style>
    <style:style style:name="T743" style:family="text">
      <style:text-properties officeooo:rsid="01c3342c"/>
    </style:style>
    <style:style style:name="T744" style:family="text">
      <style:text-properties officeooo:rsid="01c5229f"/>
    </style:style>
    <style:style style:name="T745" style:family="text">
      <style:text-properties officeooo:rsid="01c6f047"/>
    </style:style>
    <style:style style:name="T746" style:family="text">
      <style:text-properties officeooo:rsid="01c7fb3b"/>
    </style:style>
    <style:style style:name="T747" style:family="text">
      <style:text-properties officeooo:rsid="01c92ca1"/>
    </style:style>
    <style:style style:name="T748" style:family="text">
      <style:text-properties officeooo:rsid="01cf1b87"/>
    </style:style>
    <style:style style:name="T749" style:family="text">
      <style:text-properties officeooo:rsid="01d06155"/>
    </style:style>
    <style:style style:name="T750" style:family="text">
      <style:text-properties officeooo:rsid="01d1d374"/>
    </style:style>
    <style:style style:name="T751" style:family="text">
      <style:text-properties officeooo:rsid="01da2ad0"/>
    </style:style>
    <style:style style:name="T752" style:family="text">
      <style:text-properties officeooo:rsid="01dbaf8b"/>
    </style:style>
    <style:style style:name="T753" style:family="text">
      <style:text-properties officeooo:rsid="01dd67db"/>
    </style:style>
    <style:style style:name="T754" style:family="text">
      <style:text-properties officeooo:rsid="01df3279"/>
    </style:style>
    <style:style style:name="T755" style:family="text">
      <style:text-properties officeooo:rsid="01e23452"/>
    </style:style>
    <style:style style:name="T756" style:family="text">
      <style:text-properties officeooo:rsid="01e52d71"/>
    </style:style>
    <style:style style:name="T757" style:family="text">
      <style:text-properties officeooo:rsid="01e5511d"/>
    </style:style>
    <style:style style:name="T758" style:family="text">
      <style:text-properties officeooo:rsid="01e59d1f"/>
    </style:style>
    <style:style style:name="T759" style:family="text">
      <style:text-properties officeooo:rsid="01eb8ff8"/>
    </style:style>
    <style:style style:name="T760" style:family="text">
      <style:text-properties officeooo:rsid="01f2a4fc"/>
    </style:style>
    <style:style style:name="T761" style:family="text">
      <style:text-properties officeooo:rsid="01f3c1d4"/>
    </style:style>
    <style:style style:name="T762" style:family="text">
      <style:text-properties officeooo:rsid="01f81871"/>
    </style:style>
    <style:style style:name="T763" style:family="text">
      <style:text-properties officeooo:rsid="01f8f286"/>
    </style:style>
    <style:style style:name="T764" style:family="text">
      <style:text-properties officeooo:rsid="01fd7b5a"/>
    </style:style>
    <style:style style:name="T765" style:family="text">
      <style:text-properties officeooo:rsid="01fea8ae"/>
    </style:style>
    <style:style style:name="T766" style:family="text">
      <style:text-properties officeooo:rsid="0203a62b"/>
    </style:style>
    <style:style style:name="T767" style:family="text">
      <style:text-properties officeooo:rsid="02074ef4"/>
    </style:style>
    <style:style style:name="T768" style:family="text">
      <style:text-properties officeooo:rsid="020b0b70"/>
    </style:style>
    <style:style style:name="T769" style:family="text">
      <style:text-properties fo:font-weight="normal" officeooo:rsid="02107cb5" style:font-weight-asian="normal" style:font-weight-complex="normal"/>
    </style:style>
    <style:style style:name="T770" style:family="text">
      <style:text-properties fo:font-weight="normal" officeooo:rsid="0383a60d" style:font-weight-asian="normal" style:font-weight-complex="normal"/>
    </style:style>
    <style:style style:name="T771" style:family="text">
      <style:text-properties fo:font-weight="normal" officeooo:rsid="039cd316" style:font-weight-asian="normal" style:font-weight-complex="normal"/>
    </style:style>
    <style:style style:name="T772" style:family="text">
      <style:text-properties fo:font-weight="normal" officeooo:rsid="040d1c27" style:font-weight-asian="normal" style:font-weight-complex="normal"/>
    </style:style>
    <style:style style:name="T773" style:family="text">
      <style:text-properties fo:font-weight="normal" officeooo:rsid="051fb180" style:font-weight-asian="normal" style:font-weight-complex="normal"/>
    </style:style>
    <style:style style:name="T774" style:family="text">
      <style:text-properties fo:font-weight="normal" officeooo:rsid="053f00ad" style:font-weight-asian="normal" style:font-weight-complex="normal"/>
    </style:style>
    <style:style style:name="T775" style:family="text">
      <style:text-properties fo:font-weight="normal" officeooo:rsid="05407b2e" style:font-weight-asian="normal" style:font-weight-complex="normal"/>
    </style:style>
    <style:style style:name="T776" style:family="text">
      <style:text-properties officeooo:rsid="02123d87"/>
    </style:style>
    <style:style style:name="T777" style:family="text">
      <style:text-properties officeooo:rsid="02143971"/>
    </style:style>
    <style:style style:name="T778" style:family="text">
      <style:text-properties officeooo:rsid="02158a2f"/>
    </style:style>
    <style:style style:name="T779" style:family="text">
      <style:text-properties officeooo:rsid="02172b70"/>
    </style:style>
    <style:style style:name="T780" style:family="text">
      <style:text-properties officeooo:rsid="02179afc"/>
    </style:style>
    <style:style style:name="T781" style:family="text">
      <style:text-properties officeooo:rsid="022239ae"/>
    </style:style>
    <style:style style:name="T782" style:family="text">
      <style:text-properties officeooo:rsid="0223fbbe"/>
    </style:style>
    <style:style style:name="T783" style:family="text">
      <style:text-properties officeooo:rsid="02254064"/>
    </style:style>
    <style:style style:name="T784" style:family="text">
      <style:text-properties officeooo:rsid="022711d6"/>
    </style:style>
    <style:style style:name="T785" style:family="text">
      <style:text-properties officeooo:rsid="0228da61"/>
    </style:style>
    <style:style style:name="T786" style:family="text">
      <style:text-properties officeooo:rsid="022aa0b6"/>
    </style:style>
    <style:style style:name="T787" style:family="text">
      <style:text-properties officeooo:rsid="022c8d13"/>
    </style:style>
    <style:style style:name="T788" style:family="text">
      <style:text-properties officeooo:rsid="0234c261"/>
    </style:style>
    <style:style style:name="T789" style:family="text">
      <style:text-properties officeooo:rsid="023f32b0"/>
    </style:style>
    <style:style style:name="T790" style:family="text">
      <style:text-properties officeooo:rsid="0241324d"/>
    </style:style>
    <style:style style:name="T791" style:family="text">
      <style:text-properties officeooo:rsid="0241a3e1"/>
    </style:style>
    <style:style style:name="T792" style:family="text">
      <style:text-properties officeooo:rsid="02442935"/>
    </style:style>
    <style:style style:name="T793" style:family="text">
      <style:text-properties officeooo:rsid="02414499"/>
    </style:style>
    <style:style style:name="T794" style:family="text">
      <style:text-properties officeooo:rsid="024ba44d"/>
    </style:style>
    <style:style style:name="T795" style:family="text">
      <style:text-properties officeooo:rsid="024d7a0a"/>
    </style:style>
    <style:style style:name="T796" style:family="text">
      <style:text-properties officeooo:rsid="024f582a"/>
    </style:style>
    <style:style style:name="T797" style:family="text">
      <style:text-properties officeooo:rsid="0256f10f"/>
    </style:style>
    <style:style style:name="T798" style:family="text">
      <style:text-properties officeooo:rsid="0258269d"/>
    </style:style>
    <style:style style:name="T799" style:family="text">
      <style:text-properties officeooo:rsid="025b771e"/>
    </style:style>
    <style:style style:name="T800" style:family="text">
      <style:text-properties officeooo:rsid="025d31d2"/>
    </style:style>
    <style:style style:name="T801" style:family="text">
      <style:text-properties officeooo:rsid="025ed08d"/>
    </style:style>
    <style:style style:name="T802" style:family="text">
      <style:text-properties officeooo:rsid="025f60a6"/>
    </style:style>
    <style:style style:name="T803" style:family="text">
      <style:text-properties officeooo:rsid="025f812a"/>
    </style:style>
    <style:style style:name="T804" style:family="text">
      <style:text-properties officeooo:rsid="025f9ec3"/>
    </style:style>
    <style:style style:name="T805" style:family="text">
      <style:text-properties officeooo:rsid="027711c9"/>
    </style:style>
    <style:style style:name="T806" style:family="text">
      <style:text-properties officeooo:rsid="027a7293"/>
    </style:style>
    <style:style style:name="T807" style:family="text">
      <style:text-properties officeooo:rsid="027fb85d"/>
    </style:style>
    <style:style style:name="T808" style:family="text">
      <style:text-properties officeooo:rsid="02828cab"/>
    </style:style>
    <style:style style:name="T809" style:family="text">
      <style:text-properties officeooo:rsid="0282f894"/>
    </style:style>
    <style:style style:name="T810" style:family="text">
      <style:text-properties officeooo:rsid="028b0650"/>
    </style:style>
    <style:style style:name="T811" style:family="text">
      <style:text-properties officeooo:rsid="028cce93"/>
    </style:style>
    <style:style style:name="T812" style:family="text">
      <style:text-properties officeooo:rsid="028e7296"/>
    </style:style>
    <style:style style:name="T813" style:family="text">
      <style:text-properties officeooo:rsid="0298719d"/>
    </style:style>
    <style:style style:name="T814" style:family="text">
      <style:text-properties officeooo:rsid="029fb2e2"/>
    </style:style>
    <style:style style:name="T815" style:family="text">
      <style:text-properties officeooo:rsid="02a07b09"/>
    </style:style>
    <style:style style:name="T816" style:family="text">
      <style:text-properties officeooo:rsid="02a0cacc"/>
    </style:style>
    <style:style style:name="T817" style:family="text">
      <style:text-properties officeooo:rsid="02a293b0"/>
    </style:style>
    <style:style style:name="T818" style:family="text">
      <style:text-properties officeooo:rsid="02a35600"/>
    </style:style>
    <style:style style:name="T819" style:family="text">
      <style:text-properties officeooo:rsid="01ad2fe5"/>
    </style:style>
    <style:style style:name="T820" style:family="text">
      <style:text-properties officeooo:rsid="02aa789e"/>
    </style:style>
    <style:style style:name="T821" style:family="text">
      <style:text-properties officeooo:rsid="02ab58ef"/>
    </style:style>
    <style:style style:name="T822" style:family="text">
      <style:text-properties officeooo:rsid="02aeb1cc"/>
    </style:style>
    <style:style style:name="T823" style:family="text">
      <style:text-properties officeooo:rsid="02b25969"/>
    </style:style>
    <style:style style:name="T824" style:family="text">
      <style:text-properties officeooo:rsid="02b3e75f"/>
    </style:style>
    <style:style style:name="T825" style:family="text">
      <style:text-properties officeooo:rsid="02b5968f"/>
    </style:style>
    <style:style style:name="T826" style:family="text">
      <style:text-properties officeooo:rsid="02bbcb58"/>
    </style:style>
    <style:style style:name="T827" style:family="text">
      <style:text-properties officeooo:rsid="02c1796c"/>
    </style:style>
    <style:style style:name="T828" style:family="text">
      <style:text-properties officeooo:rsid="02cb1014"/>
    </style:style>
    <style:style style:name="T829" style:family="text">
      <style:text-properties officeooo:rsid="02cbc99f"/>
    </style:style>
    <style:style style:name="T830" style:family="text">
      <style:text-properties officeooo:rsid="02cd67b7"/>
    </style:style>
    <style:style style:name="T831" style:family="text">
      <style:text-properties officeooo:rsid="02ce6a32"/>
    </style:style>
    <style:style style:name="T832" style:family="text">
      <style:text-properties officeooo:rsid="02d7555c"/>
    </style:style>
    <style:style style:name="T833" style:family="text">
      <style:text-properties officeooo:rsid="02d7cee7"/>
    </style:style>
    <style:style style:name="T834" style:family="text">
      <style:text-properties officeooo:rsid="02d9a657"/>
    </style:style>
    <style:style style:name="T835" style:family="text">
      <style:text-properties officeooo:rsid="02dabe2d"/>
    </style:style>
    <style:style style:name="T836" style:family="text">
      <style:text-properties officeooo:rsid="02dce7ab"/>
    </style:style>
    <style:style style:name="T837" style:family="text">
      <style:text-properties officeooo:rsid="02ddc566"/>
    </style:style>
    <style:style style:name="T838" style:family="text">
      <style:text-properties officeooo:rsid="02df200a"/>
    </style:style>
    <style:style style:name="T839" style:family="text">
      <style:text-properties officeooo:rsid="02ea7d5d"/>
    </style:style>
    <style:style style:name="T840" style:family="text">
      <style:text-properties officeooo:rsid="02ebdb41"/>
    </style:style>
    <style:style style:name="T841" style:family="text">
      <style:text-properties officeooo:rsid="02ecc882"/>
    </style:style>
    <style:style style:name="T842" style:family="text">
      <style:text-properties officeooo:rsid="02f6ffe5"/>
    </style:style>
    <style:style style:name="T843" style:family="text">
      <style:text-properties officeooo:rsid="01b9a427"/>
    </style:style>
    <style:style style:name="T844" style:family="text">
      <style:text-properties officeooo:rsid="01bde714"/>
    </style:style>
    <style:style style:name="T845" style:family="text">
      <style:text-properties officeooo:rsid="02f8cb2e"/>
    </style:style>
    <style:style style:name="T846" style:family="text">
      <style:text-properties officeooo:rsid="02fddf65"/>
    </style:style>
    <style:style style:name="T847" style:family="text">
      <style:text-properties officeooo:rsid="0302408c"/>
    </style:style>
    <style:style style:name="T848" style:family="text">
      <style:text-properties style:text-position="super 58%" officeooo:rsid="0302408c" fo:background-color="transparent" loext:char-shading-value="0" style:font-size-asian="10.5pt"/>
    </style:style>
    <style:style style:name="T849" style:family="text">
      <style:text-properties style:text-position="0% 100%" officeooo:rsid="0302408c" fo:background-color="transparent" loext:char-shading-value="0" style:font-size-asian="10.5pt"/>
    </style:style>
    <style:style style:name="T850" style:family="text">
      <style:text-properties style:text-position="0% 100%" officeooo:rsid="042c7c4f" fo:background-color="transparent" loext:char-shading-value="0" style:font-size-asian="10.5pt"/>
    </style:style>
    <style:style style:name="T851" style:family="text">
      <style:text-properties style:text-position="0% 100%" style:font-name="Liberation Sans" officeooo:rsid="042c7c4f" fo:background-color="transparent" loext:char-shading-value="0" style:font-size-asian="10.5pt"/>
    </style:style>
    <style:style style:name="T852" style:family="text">
      <style:text-properties style:text-position="0% 100%" fo:font-weight="bold" officeooo:rsid="042c7c4f" fo:background-color="transparent" loext:char-shading-value="0" style:font-size-asian="10.5pt" style:font-weight-asian="bold" style:font-weight-complex="bold"/>
    </style:style>
    <style:style style:name="T853" style:family="text">
      <style:text-properties officeooo:rsid="03070931"/>
    </style:style>
    <style:style style:name="T854" style:family="text">
      <style:text-properties officeooo:rsid="030936fc"/>
    </style:style>
    <style:style style:name="T855" style:family="text">
      <style:text-properties officeooo:rsid="030cbcdf"/>
    </style:style>
    <style:style style:name="T856" style:family="text">
      <style:text-properties officeooo:rsid="03119086"/>
    </style:style>
    <style:style style:name="T857" style:family="text">
      <style:text-properties officeooo:rsid="03119539"/>
    </style:style>
    <style:style style:name="T858" style:family="text">
      <style:text-properties officeooo:rsid="0314b604"/>
    </style:style>
    <style:style style:name="T859" style:family="text">
      <style:text-properties officeooo:rsid="031953b1"/>
    </style:style>
    <style:style style:name="T860" style:family="text">
      <style:text-properties officeooo:rsid="03224453"/>
    </style:style>
    <style:style style:name="T861" style:family="text">
      <style:text-properties officeooo:rsid="0324e336"/>
    </style:style>
    <style:style style:name="T862" style:family="text">
      <style:text-properties officeooo:rsid="03288090"/>
    </style:style>
    <style:style style:name="T863" style:family="text">
      <style:text-properties officeooo:rsid="03400293"/>
    </style:style>
    <style:style style:name="T864" style:family="text">
      <style:text-properties officeooo:rsid="0340551f"/>
    </style:style>
    <style:style style:name="T865" style:family="text">
      <style:text-properties officeooo:rsid="0340e83e"/>
    </style:style>
    <style:style style:name="T866" style:family="text">
      <style:text-properties officeooo:rsid="0342e94f"/>
    </style:style>
    <style:style style:name="T867" style:family="text">
      <style:text-properties officeooo:rsid="0347ef42"/>
    </style:style>
    <style:style style:name="T868" style:family="text">
      <style:text-properties officeooo:rsid="03556690"/>
    </style:style>
    <style:style style:name="T869" style:family="text">
      <style:text-properties officeooo:rsid="0355ae70"/>
    </style:style>
    <style:style style:name="T870" style:family="text">
      <style:text-properties officeooo:rsid="035a881d"/>
    </style:style>
    <style:style style:name="T871" style:family="text">
      <style:text-properties officeooo:rsid="035bfdba"/>
    </style:style>
    <style:style style:name="T872" style:family="text">
      <style:text-properties officeooo:rsid="035d7d67"/>
    </style:style>
    <style:style style:name="T873" style:family="text">
      <style:text-properties officeooo:rsid="035f65f9"/>
    </style:style>
    <style:style style:name="T874" style:family="text">
      <style:text-properties officeooo:rsid="036132f9"/>
    </style:style>
    <style:style style:name="T875" style:family="text">
      <style:text-properties officeooo:rsid="0362ec79"/>
    </style:style>
    <style:style style:name="T876" style:family="text">
      <style:text-properties officeooo:rsid="03637a8c"/>
    </style:style>
    <style:style style:name="T877" style:family="text">
      <style:text-properties officeooo:rsid="0367c9c7"/>
    </style:style>
    <style:style style:name="T878" style:family="text">
      <style:text-properties officeooo:rsid="03682501"/>
    </style:style>
    <style:style style:name="T879" style:family="text">
      <style:text-properties officeooo:rsid="036c734e"/>
    </style:style>
    <style:style style:name="T880" style:family="text">
      <style:text-properties officeooo:rsid="036ed88b"/>
    </style:style>
    <style:style style:name="T881" style:family="text">
      <style:text-properties officeooo:rsid="037079d3"/>
    </style:style>
    <style:style style:name="T882" style:family="text">
      <style:text-properties officeooo:rsid="0370adb5"/>
    </style:style>
    <style:style style:name="T883" style:family="text">
      <style:text-properties officeooo:rsid="03723696"/>
    </style:style>
    <style:style style:name="T884" style:family="text">
      <style:text-properties officeooo:rsid="0372fe2f"/>
    </style:style>
    <style:style style:name="T885" style:family="text">
      <style:text-properties officeooo:rsid="0373c331"/>
    </style:style>
    <style:style style:name="T886" style:family="text">
      <style:text-properties officeooo:rsid="0375b241"/>
    </style:style>
    <style:style style:name="T887" style:family="text">
      <style:text-properties officeooo:rsid="0376184a"/>
    </style:style>
    <style:style style:name="T888" style:family="text">
      <style:text-properties officeooo:rsid="037947ab"/>
    </style:style>
    <style:style style:name="T889" style:family="text">
      <style:text-properties officeooo:rsid="037af0ae"/>
    </style:style>
    <style:style style:name="T890" style:family="text">
      <style:text-properties officeooo:rsid="037bb2a0"/>
    </style:style>
    <style:style style:name="T891" style:family="text">
      <style:text-properties officeooo:rsid="037e6302"/>
    </style:style>
    <style:style style:name="T892" style:family="text">
      <style:text-properties officeooo:rsid="03803048"/>
    </style:style>
    <style:style style:name="T893" style:family="text">
      <style:text-properties officeooo:rsid="03815bb0"/>
    </style:style>
    <style:style style:name="T894" style:family="text">
      <style:text-properties officeooo:rsid="0381c0b5"/>
    </style:style>
    <style:style style:name="T895" style:family="text">
      <style:text-properties officeooo:rsid="0387a75e"/>
    </style:style>
    <style:style style:name="T896" style:family="text">
      <style:text-properties officeooo:rsid="03897ec5"/>
    </style:style>
    <style:style style:name="T897" style:family="text">
      <style:text-properties officeooo:rsid="038e93d3"/>
    </style:style>
    <style:style style:name="T898" style:family="text">
      <style:text-properties officeooo:rsid="038f614a"/>
    </style:style>
    <style:style style:name="T899" style:family="text">
      <style:text-properties officeooo:rsid="0390d27c"/>
    </style:style>
    <style:style style:name="T900" style:family="text">
      <style:text-properties officeooo:rsid="03921394"/>
    </style:style>
    <style:style style:name="T901" style:family="text">
      <style:text-properties officeooo:rsid="03977aa5"/>
    </style:style>
    <style:style style:name="T902" style:family="text">
      <style:text-properties officeooo:rsid="03ad3723"/>
    </style:style>
    <style:style style:name="T903" style:family="text">
      <style:text-properties officeooo:rsid="03b22891"/>
    </style:style>
    <style:style style:name="T904" style:family="text">
      <style:text-properties officeooo:rsid="03b5bbc4"/>
    </style:style>
    <style:style style:name="T905" style:family="text">
      <style:text-properties officeooo:rsid="03bcec1b"/>
    </style:style>
    <style:style style:name="T906" style:family="text">
      <style:text-properties officeooo:rsid="03bff6a7"/>
    </style:style>
    <style:style style:name="T907" style:family="text">
      <style:text-properties officeooo:rsid="03c62ad3"/>
    </style:style>
    <style:style style:name="T908" style:family="text">
      <style:text-properties officeooo:rsid="03c7824d"/>
    </style:style>
    <style:style style:name="T909" style:family="text">
      <style:text-properties officeooo:rsid="03ca6dea"/>
    </style:style>
    <style:style style:name="T910" style:family="text">
      <style:text-properties officeooo:rsid="03cb8e2e"/>
    </style:style>
    <style:style style:name="T911" style:family="text">
      <style:text-properties officeooo:rsid="03cd3abe"/>
    </style:style>
    <style:style style:name="T912" style:family="text">
      <style:text-properties officeooo:rsid="03cd7e46"/>
    </style:style>
    <style:style style:name="T913" style:family="text">
      <style:text-properties officeooo:rsid="03cf1808"/>
    </style:style>
    <style:style style:name="T914" style:family="text">
      <style:text-properties officeooo:rsid="03d0a94f"/>
    </style:style>
    <style:style style:name="T915" style:family="text">
      <style:text-properties officeooo:rsid="03d1cd57"/>
    </style:style>
    <style:style style:name="T916" style:family="text">
      <style:text-properties officeooo:rsid="016415cd"/>
    </style:style>
    <style:style style:name="T917" style:family="text">
      <style:text-properties officeooo:rsid="03d4adb1"/>
    </style:style>
    <style:style style:name="T918" style:family="text">
      <style:text-properties officeooo:rsid="03d5c974"/>
    </style:style>
    <style:style style:name="T919" style:family="text">
      <style:text-properties officeooo:rsid="03d611f8"/>
    </style:style>
    <style:style style:name="T920" style:family="text">
      <style:text-properties officeooo:rsid="03db7338"/>
    </style:style>
    <style:style style:name="T921" style:family="text">
      <style:text-properties officeooo:rsid="03e3676b"/>
    </style:style>
    <style:style style:name="T922" style:family="text">
      <style:text-properties officeooo:rsid="03e92b61"/>
    </style:style>
    <style:style style:name="T923" style:family="text">
      <style:text-properties officeooo:rsid="03edec9c"/>
    </style:style>
    <style:style style:name="T924" style:family="text">
      <style:text-properties officeooo:rsid="03ef585f"/>
    </style:style>
    <style:style style:name="T925" style:family="text">
      <style:text-properties officeooo:rsid="03f0fa7e"/>
    </style:style>
    <style:style style:name="T926" style:family="text">
      <style:text-properties officeooo:rsid="03f1b9b3"/>
    </style:style>
    <style:style style:name="T927" style:family="text">
      <style:text-properties officeooo:rsid="03f392e3"/>
    </style:style>
    <style:style style:name="T928" style:family="text">
      <style:text-properties officeooo:rsid="03f852c7"/>
    </style:style>
    <style:style style:name="T929" style:family="text">
      <style:text-properties officeooo:rsid="03fa1633"/>
    </style:style>
    <style:style style:name="T930" style:family="text">
      <style:text-properties officeooo:rsid="03fc01e2"/>
    </style:style>
    <style:style style:name="T931" style:family="text">
      <style:text-properties officeooo:rsid="03fe5a47"/>
    </style:style>
    <style:style style:name="T932" style:family="text">
      <style:text-properties officeooo:rsid="03ffa388"/>
    </style:style>
    <style:style style:name="T933" style:family="text">
      <style:text-properties officeooo:rsid="040b86b5"/>
    </style:style>
    <style:style style:name="T934" style:family="text">
      <style:text-properties officeooo:rsid="040d7be6"/>
    </style:style>
    <style:style style:name="T935" style:family="text">
      <style:text-properties officeooo:rsid="041104a1"/>
    </style:style>
    <style:style style:name="T936" style:family="text">
      <style:text-properties officeooo:rsid="041545bf"/>
    </style:style>
    <style:style style:name="T937" style:family="text">
      <style:text-properties officeooo:rsid="0417ad84"/>
    </style:style>
    <style:style style:name="T938" style:family="text">
      <style:text-properties officeooo:rsid="041830e6"/>
    </style:style>
    <style:style style:name="T939" style:family="text">
      <style:text-properties officeooo:rsid="041affaa"/>
    </style:style>
    <style:style style:name="T940" style:family="text">
      <style:text-properties officeooo:rsid="041fa5c6"/>
    </style:style>
    <style:style style:name="T941" style:family="text">
      <style:text-properties officeooo:rsid="04207178"/>
    </style:style>
    <style:style style:name="T942" style:family="text">
      <style:text-properties officeooo:rsid="04225a3f"/>
    </style:style>
    <style:style style:name="T943" style:family="text">
      <style:text-properties officeooo:rsid="042500ff"/>
    </style:style>
    <style:style style:name="T944" style:family="text">
      <style:text-properties officeooo:rsid="04253ab2"/>
    </style:style>
    <style:style style:name="T945" style:family="text">
      <style:text-properties officeooo:rsid="0426ddc7"/>
    </style:style>
    <style:style style:name="T946" style:family="text">
      <style:text-properties officeooo:rsid="042bfaae"/>
    </style:style>
    <style:style style:name="T947" style:family="text">
      <style:text-properties officeooo:rsid="04338570"/>
    </style:style>
    <style:style style:name="T948" style:family="text">
      <style:text-properties officeooo:rsid="0434098c"/>
    </style:style>
    <style:style style:name="T949" style:family="text">
      <style:text-properties officeooo:rsid="04356e75"/>
    </style:style>
    <style:style style:name="T950" style:family="text">
      <style:text-properties officeooo:rsid="0438d7fe"/>
    </style:style>
    <style:style style:name="T951" style:family="text">
      <style:text-properties officeooo:rsid="043ce94f"/>
    </style:style>
    <style:style style:name="T952" style:family="text">
      <style:text-properties officeooo:rsid="043e72a3"/>
    </style:style>
    <style:style style:name="T953" style:family="text">
      <style:text-properties officeooo:rsid="043ecc2d"/>
    </style:style>
    <style:style style:name="T954" style:family="text">
      <style:text-properties officeooo:rsid="0440af40"/>
    </style:style>
    <style:style style:name="T955" style:family="text">
      <style:text-properties officeooo:rsid="044420fd"/>
    </style:style>
    <style:style style:name="T956" style:family="text">
      <style:text-properties officeooo:rsid="04517ba0"/>
    </style:style>
    <style:style style:name="T957" style:family="text">
      <style:text-properties officeooo:rsid="04524a8d"/>
    </style:style>
    <style:style style:name="T958" style:family="text">
      <style:text-properties officeooo:rsid="0452ca1f"/>
    </style:style>
    <style:style style:name="T959" style:family="text">
      <style:text-properties officeooo:rsid="04545664"/>
    </style:style>
    <style:style style:name="T960" style:family="text">
      <style:text-properties officeooo:rsid="04574260"/>
    </style:style>
    <style:style style:name="T961" style:family="text">
      <style:text-properties officeooo:rsid="0458e207"/>
    </style:style>
    <style:style style:name="T962" style:family="text">
      <style:text-properties officeooo:rsid="04630106"/>
    </style:style>
    <style:style style:name="T963" style:family="text">
      <style:text-properties officeooo:rsid="0467985b"/>
    </style:style>
    <style:style style:name="T964" style:family="text">
      <style:text-properties officeooo:rsid="046ac32e"/>
    </style:style>
    <style:style style:name="T965" style:family="text">
      <style:text-properties officeooo:rsid="046d2a54"/>
    </style:style>
    <style:style style:name="T966" style:family="text">
      <style:text-properties officeooo:rsid="046f2991"/>
    </style:style>
    <style:style style:name="T967" style:family="text">
      <style:text-properties officeooo:rsid="04716c39"/>
    </style:style>
    <style:style style:name="T968" style:family="text">
      <style:text-properties officeooo:rsid="04748a99"/>
    </style:style>
    <style:style style:name="T969" style:family="text">
      <style:text-properties officeooo:rsid="047649e7"/>
    </style:style>
    <style:style style:name="T970" style:family="text">
      <style:text-properties officeooo:rsid="0477138a"/>
    </style:style>
    <style:style style:name="T971" style:family="text">
      <style:text-properties officeooo:rsid="04781eba"/>
    </style:style>
    <style:style style:name="T972" style:family="text">
      <style:text-properties officeooo:rsid="0478f4e0"/>
    </style:style>
    <style:style style:name="T973" style:family="text">
      <style:text-properties officeooo:rsid="04794362"/>
    </style:style>
    <style:style style:name="T974" style:family="text">
      <style:text-properties officeooo:rsid="0479d26d"/>
    </style:style>
    <style:style style:name="T975" style:family="text">
      <style:text-properties officeooo:rsid="047a7460"/>
    </style:style>
    <style:style style:name="T976" style:family="text">
      <style:text-properties officeooo:rsid="047af906"/>
    </style:style>
    <style:style style:name="T977" style:family="text">
      <style:text-properties officeooo:rsid="047c9b78"/>
    </style:style>
    <style:style style:name="T978" style:family="text">
      <style:text-properties officeooo:rsid="047d9ad1"/>
    </style:style>
    <style:style style:name="T979" style:family="text">
      <style:text-properties officeooo:rsid="047def0d"/>
    </style:style>
    <style:style style:name="T980" style:family="text">
      <style:text-properties officeooo:rsid="047ef4e8"/>
    </style:style>
    <style:style style:name="T981" style:family="text">
      <style:text-properties officeooo:rsid="04801a84"/>
    </style:style>
    <style:style style:name="T982" style:family="text">
      <style:text-properties officeooo:rsid="0480f7f2"/>
    </style:style>
    <style:style style:name="T983" style:family="text">
      <style:text-properties officeooo:rsid="0484c554"/>
    </style:style>
    <style:style style:name="T984" style:family="text">
      <style:text-properties officeooo:rsid="04868ef2"/>
    </style:style>
    <style:style style:name="T985" style:family="text">
      <style:text-properties officeooo:rsid="04890f1c"/>
    </style:style>
    <style:style style:name="T986" style:family="text">
      <style:text-properties officeooo:rsid="048a4ece"/>
    </style:style>
    <style:style style:name="T987" style:family="text">
      <style:text-properties officeooo:rsid="0490c26e"/>
    </style:style>
    <style:style style:name="T988" style:family="text">
      <style:text-properties officeooo:rsid="0491b6f2"/>
    </style:style>
    <style:style style:name="T989" style:family="text">
      <style:text-properties officeooo:rsid="04701fd5"/>
    </style:style>
    <style:style style:name="T990" style:family="text">
      <style:text-properties officeooo:rsid="0497609d"/>
    </style:style>
    <style:style style:name="T991" style:family="text">
      <style:text-properties officeooo:rsid="049c68fb"/>
    </style:style>
    <style:style style:name="T992" style:family="text">
      <style:text-properties officeooo:rsid="049dd672"/>
    </style:style>
    <style:style style:name="T993" style:family="text">
      <style:text-properties officeooo:rsid="04a1efe7"/>
    </style:style>
    <style:style style:name="T994" style:family="text">
      <style:text-properties officeooo:rsid="04a495c1"/>
    </style:style>
    <style:style style:name="T995" style:family="text">
      <style:text-properties officeooo:rsid="04a807cb"/>
    </style:style>
    <style:style style:name="T996" style:family="text">
      <style:text-properties officeooo:rsid="04a88e17"/>
    </style:style>
    <style:style style:name="T997" style:family="text">
      <style:text-properties officeooo:rsid="04b21fb2"/>
    </style:style>
    <style:style style:name="T998" style:family="text">
      <style:text-properties officeooo:rsid="04b37e7d"/>
    </style:style>
    <style:style style:name="T999" style:family="text">
      <style:text-properties officeooo:rsid="04b53da1"/>
    </style:style>
    <style:style style:name="T1000" style:family="text">
      <style:text-properties officeooo:rsid="04b7bb47"/>
    </style:style>
    <style:style style:name="T1001" style:family="text">
      <style:text-properties officeooo:rsid="04bb1ebf"/>
    </style:style>
    <style:style style:name="T1002" style:family="text">
      <style:text-properties officeooo:rsid="04bb9e5f"/>
    </style:style>
    <style:style style:name="T1003" style:family="text">
      <style:text-properties officeooo:rsid="04bc2bbf"/>
    </style:style>
    <style:style style:name="T1004" style:family="text">
      <style:text-properties officeooo:rsid="04bf0e4d"/>
    </style:style>
    <style:style style:name="T1005" style:family="text">
      <style:text-properties officeooo:rsid="04c24975"/>
    </style:style>
    <style:style style:name="T1006" style:family="text">
      <style:text-properties officeooo:rsid="04c38797"/>
    </style:style>
    <style:style style:name="T1007" style:family="text">
      <style:text-properties officeooo:rsid="04c50794"/>
    </style:style>
    <style:style style:name="T1008" style:family="text">
      <style:text-properties officeooo:rsid="04cc2003"/>
    </style:style>
    <style:style style:name="T1009" style:family="text">
      <style:text-properties officeooo:rsid="04d31869"/>
    </style:style>
    <style:style style:name="T1010" style:family="text">
      <style:text-properties officeooo:rsid="04ddca36"/>
    </style:style>
    <style:style style:name="T1011" style:family="text">
      <style:text-properties officeooo:rsid="04df2aaf"/>
    </style:style>
    <style:style style:name="T1012" style:family="text">
      <style:text-properties officeooo:rsid="04e46723"/>
    </style:style>
    <style:style style:name="T1013" style:family="text">
      <style:text-properties officeooo:rsid="04e6b01a"/>
    </style:style>
    <style:style style:name="T1014" style:family="text">
      <style:text-properties officeooo:rsid="04e887b3"/>
    </style:style>
    <style:style style:name="T1015" style:family="text">
      <style:text-properties officeooo:rsid="04e8e3c7"/>
    </style:style>
    <style:style style:name="T1016" style:family="text">
      <style:text-properties officeooo:rsid="04e9f1d4"/>
    </style:style>
    <style:style style:name="T1017" style:family="text">
      <style:text-properties officeooo:rsid="04ea261f"/>
    </style:style>
    <style:style style:name="T1018" style:family="text">
      <style:text-properties officeooo:rsid="04f43e5a"/>
    </style:style>
    <style:style style:name="T1019" style:family="text">
      <style:text-properties officeooo:rsid="04f651c3"/>
    </style:style>
    <style:style style:name="T1020" style:family="text">
      <style:text-properties officeooo:rsid="04f6960a"/>
    </style:style>
    <style:style style:name="T1021" style:family="text">
      <style:text-properties officeooo:rsid="04f8a0be"/>
    </style:style>
    <style:style style:name="T1022" style:family="text">
      <style:text-properties officeooo:rsid="04fa83e0"/>
    </style:style>
    <style:style style:name="T1023" style:family="text">
      <style:text-properties officeooo:rsid="04fbc434"/>
    </style:style>
    <style:style style:name="T1024" style:family="text">
      <style:text-properties fo:font-style="normal" officeooo:rsid="04fc8c9a" style:font-style-asian="normal" style:font-style-complex="normal"/>
    </style:style>
    <style:style style:name="T1025" style:family="text">
      <style:text-properties fo:font-style="normal" officeooo:rsid="04fd24f9" style:font-style-asian="normal" style:font-style-complex="normal"/>
    </style:style>
    <style:style style:name="T1026" style:family="text">
      <style:text-properties fo:font-style="normal" officeooo:rsid="04fe751a" style:font-style-asian="normal" style:font-style-complex="normal"/>
    </style:style>
    <style:style style:name="T1027" style:family="text">
      <style:text-properties fo:font-style="normal" fo:font-weight="bold" officeooo:rsid="04fe751a" style:font-style-asian="normal" style:font-weight-asian="bold" style:font-style-complex="normal" style:font-weight-complex="bold"/>
    </style:style>
    <style:style style:name="T1028" style:family="text">
      <style:text-properties officeooo:rsid="04ff476c"/>
    </style:style>
    <style:style style:name="T1029" style:family="text">
      <style:text-properties officeooo:rsid="04ff6f7e"/>
    </style:style>
    <style:style style:name="T1030" style:family="text">
      <style:text-properties officeooo:rsid="04ffe101"/>
    </style:style>
    <style:style style:name="T1031" style:family="text">
      <style:text-properties officeooo:rsid="0500f9f9"/>
    </style:style>
    <style:style style:name="T1032" style:family="text">
      <style:text-properties officeooo:rsid="0502230d"/>
    </style:style>
    <style:style style:name="T1033" style:family="text">
      <style:text-properties officeooo:rsid="05052ecd"/>
    </style:style>
    <style:style style:name="T1034" style:family="text">
      <style:text-properties officeooo:rsid="05074f93"/>
    </style:style>
    <style:style style:name="T1035" style:family="text">
      <style:text-properties officeooo:rsid="050b27a4"/>
    </style:style>
    <style:style style:name="T1036" style:family="text">
      <style:text-properties officeooo:rsid="050cfd8f"/>
    </style:style>
    <style:style style:name="T1037" style:family="text">
      <style:text-properties officeooo:rsid="0522d60b"/>
    </style:style>
    <style:style style:name="T1038" style:family="text">
      <style:text-properties officeooo:rsid="05242626"/>
    </style:style>
    <style:style style:name="T1039" style:family="text">
      <style:text-properties officeooo:rsid="05260265"/>
    </style:style>
    <style:style style:name="T1040" style:family="text">
      <style:text-properties officeooo:rsid="05261718"/>
    </style:style>
    <style:style style:name="T1041" style:family="text">
      <style:text-properties officeooo:rsid="05287a93"/>
    </style:style>
    <style:style style:name="T1042" style:family="text">
      <style:text-properties officeooo:rsid="052a80e8"/>
    </style:style>
    <style:style style:name="T1043" style:family="text">
      <style:text-properties officeooo:rsid="052cc2aa"/>
    </style:style>
    <style:style style:name="T1044" style:family="text">
      <style:text-properties officeooo:rsid="052e003b"/>
    </style:style>
    <style:style style:name="T1045" style:family="text">
      <style:text-properties officeooo:rsid="053394c7"/>
    </style:style>
    <style:style style:name="T1046" style:family="text">
      <style:text-properties officeooo:rsid="05340a89"/>
    </style:style>
    <style:style style:name="T1047" style:family="text">
      <style:text-properties officeooo:rsid="0536d079"/>
    </style:style>
    <style:style style:name="T1048" style:family="text">
      <style:text-properties officeooo:rsid="053f00ad"/>
    </style:style>
    <style:style style:name="T1049" style:family="text">
      <style:text-properties officeooo:rsid="0545b1a5"/>
    </style:style>
    <style:style style:name="T1050" style:family="text">
      <style:text-properties officeooo:rsid="054ae851"/>
    </style:style>
    <style:style style:name="T1051" style:family="text">
      <style:text-properties officeooo:rsid="054dec00"/>
    </style:style>
    <style:style style:name="T1052" style:family="text">
      <style:text-properties officeooo:rsid="05521341"/>
    </style:style>
    <style:style style:name="T1053" style:family="text">
      <style:text-properties officeooo:rsid="05526d9d"/>
    </style:style>
    <style:style style:name="T1054" style:family="text">
      <style:text-properties officeooo:rsid="05528507"/>
    </style:style>
    <style:style style:name="T1055" style:family="text">
      <style:text-properties officeooo:rsid="05548034"/>
    </style:style>
    <style:style style:name="T1056" style:family="text">
      <style:text-properties officeooo:rsid="055671e5"/>
    </style:style>
    <style:style style:name="T1057" style:family="text">
      <style:text-properties officeooo:rsid="05578685"/>
    </style:style>
    <style:style style:name="T1058" style:family="text">
      <style:text-properties officeooo:rsid="0557a320"/>
    </style:style>
    <style:style style:name="T1059" style:family="text">
      <style:text-properties officeooo:rsid="0557c48e"/>
    </style:style>
    <style:style style:name="T1060" style:family="text">
      <style:text-properties officeooo:rsid="05618f65"/>
    </style:style>
    <style:style style:name="T1061" style:family="text">
      <style:text-properties officeooo:rsid="056ac666"/>
    </style:style>
    <style:style style:name="T1062" style:family="text">
      <style:text-properties officeooo:rsid="056c4221"/>
    </style:style>
    <style:style style:name="T1063" style:family="text">
      <style:text-properties officeooo:rsid="056d820b"/>
    </style:style>
    <style:style style:name="T1064" style:family="text">
      <style:text-properties officeooo:rsid="0570d39f"/>
    </style:style>
    <style:style style:name="T1065" style:family="text">
      <style:text-properties style:font-name="Arial" officeooo:rsid="002d3c94"/>
    </style:style>
    <style:style style:name="T1066" style:family="text">
      <style:text-properties officeooo:rsid="05740b6c"/>
    </style:style>
    <style:style style:name="T1067" style:family="text">
      <style:text-properties officeooo:rsid="05749a9c"/>
    </style:style>
    <style:style style:name="T1068" style:family="text">
      <style:text-properties officeooo:rsid="05770213"/>
    </style:style>
    <style:style style:name="T1069" style:family="text">
      <style:text-properties officeooo:rsid="057860d0"/>
    </style:style>
    <style:style style:name="T1070" style:family="text">
      <style:text-properties officeooo:rsid="0579653e"/>
    </style:style>
    <style:style style:name="T1071" style:family="text">
      <style:text-properties officeooo:rsid="057bd1e7"/>
    </style:style>
    <style:style style:name="T1072" style:family="text">
      <style:text-properties officeooo:rsid="057c10ac"/>
    </style:style>
    <style:style style:name="T1073" style:family="text">
      <style:text-properties officeooo:rsid="057faa84"/>
    </style:style>
    <style:style style:name="T1074" style:family="text">
      <style:text-properties style:font-name="Liberation Mono"/>
    </style:style>
    <style:style style:name="T1075" style:family="text">
      <style:text-properties style:font-name="Liberation Mono" officeooo:rsid="05903b78"/>
    </style:style>
    <style:style style:name="T1076" style:family="text">
      <style:text-properties style:font-name="Liberation Mono" fo:font-style="italic" officeooo:rsid="05903b78" style:font-style-asian="italic" style:font-style-complex="italic"/>
    </style:style>
    <style:style style:name="T1077" style:family="text">
      <style:text-properties style:font-name="Liberation Mono" fo:font-style="italic" officeooo:rsid="05916d27" style:font-style-asian="italic" style:font-style-complex="italic"/>
    </style:style>
    <style:style style:name="T1078" style:family="text">
      <style:text-properties style:font-name="Liberation Mono" fo:font-style="normal" officeooo:rsid="05916d27" style:font-style-asian="normal" style:font-style-complex="normal"/>
    </style:style>
    <style:style style:name="T1079" style:family="text">
      <style:text-properties style:font-name="Liberation Mono" officeooo:rsid="0598130b"/>
    </style:style>
    <style:style style:name="T1080" style:family="text">
      <style:text-properties style:font-name="Liberation Mono" officeooo:rsid="0599c532"/>
    </style:style>
    <style:style style:name="T1081" style:family="text">
      <style:text-properties style:font-name="Liberation Mono" officeooo:rsid="05b3818f"/>
    </style:style>
    <style:style style:name="T1082" style:family="text">
      <style:text-properties style:font-name="Albany AMT" fo:font-size="14pt" fo:font-weight="bold" officeooo:rsid="05903b78" style:font-name-asian="Droid Sans Fallback" style:font-size-asian="14pt" style:font-weight-asian="bold" style:font-name-complex="Arial2" style:font-size-complex="14pt" style:font-weight-complex="bold"/>
    </style:style>
    <style:style style:name="T1083" style:family="text">
      <style:text-properties officeooo:rsid="0598130b"/>
    </style:style>
    <style:style style:name="T1084" style:family="text">
      <style:text-properties style:text-underline-style="solid" style:text-underline-width="auto" style:text-underline-color="font-color"/>
    </style:style>
    <style:style style:name="T1085" style:family="text">
      <style:text-properties officeooo:rsid="0599c532"/>
    </style:style>
    <style:style style:name="T1086" style:family="text">
      <style:text-properties officeooo:rsid="059c21a5"/>
    </style:style>
    <style:style style:name="T1087" style:family="text">
      <style:text-properties officeooo:rsid="059ccc85"/>
    </style:style>
    <style:style style:name="T1088" style:family="text">
      <style:text-properties officeooo:rsid="05aa3606"/>
    </style:style>
    <style:style style:name="T1089" style:family="text">
      <style:text-properties officeooo:rsid="05b3818f"/>
    </style:style>
    <style:style style:name="T1090" style:family="text">
      <style:text-properties officeooo:rsid="05b558c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0"><text:a xlink:type="simple" xlink:href="#__RefHeading__8491_1963792373" text:style-name="Index_20_Link" text:visited-style-name="Index_20_Link">Notices<text:tab/>5</text:a></text:p>
          <text:p text:style-name="P1180"><text:a xlink:type="simple" xlink:href="#__RefHeading__106_1535947377" text:style-name="Index_20_Link" text:visited-style-name="Index_20_Link">Introduction<text:tab/>5</text:a></text:p>
          <text:p text:style-name="P1181"><text:a xlink:type="simple" xlink:href="#__RefHeading___Toc21624_504451993" text:style-name="Index_20_Link" text:visited-style-name="Index_20_Link">References<text:tab/>6</text:a></text:p>
          <text:p text:style-name="P1180"><text:a xlink:type="simple" xlink:href="#__RefHeading__11635_236344772" text:style-name="Index_20_Link" text:visited-style-name="Index_20_Link">Overview<text:tab/>6</text:a></text:p>
          <text:p text:style-name="P1181"><text:a xlink:type="simple" xlink:href="#__RefHeading___Toc16822_2008921859" text:style-name="Index_20_Link" text:visited-style-name="Index_20_Link">Compatibility Objectives<text:tab/>7</text:a></text:p>
          <text:p text:style-name="P1180"><text:a xlink:type="simple" xlink:href="#__RefHeading__17530_1251333884" text:style-name="Index_20_Link" text:visited-style-name="Index_20_Link">Getting Started<text:tab/>8</text:a></text:p>
          <text:p text:style-name="P1181"><text:a xlink:type="simple" xlink:href="#__RefHeading__17532_1251333884" text:style-name="Index_20_Link" text:visited-style-name="Index_20_Link">Step 1 – Installing Python<text:tab/>8</text:a></text:p>
          <text:p text:style-name="P1181"><text:a xlink:type="simple" xlink:href="#__RefHeading__17534_1251333884" text:style-name="Index_20_Link" text:visited-style-name="Index_20_Link">Step 2 – Testing the Environment<text:tab/>8</text:a></text:p>
          <text:p text:style-name="P1180"><text:a xlink:type="simple" xlink:href="#__RefHeading__7884_277269877" text:style-name="Index_20_Link" text:visited-style-name="Index_20_Link">Invoking the Assembler<text:tab/>9</text:a></text:p>
          <text:p text:style-name="P1181"><text:a xlink:type="simple" xlink:href="#__RefHeading__7886_277269877" text:style-name="Index_20_Link" text:visited-style-name="Index_20_Link">System Requirements<text:tab/>9</text:a></text:p>
          <text:p text:style-name="P1181"><text:a xlink:type="simple" xlink:href="#__RefHeading__11637_236344772" text:style-name="Index_20_Link" text:visited-style-name="Index_20_Link">Environment Variables<text:tab/>9</text:a></text:p>
          <text:p text:style-name="P1182"><text:a xlink:type="simple" xlink:href="#__RefHeading___Toc22544_4016683181" text:style-name="Index_20_Link" text:visited-style-name="Index_20_Link">Troubleshooting File Access Problems<text:tab/>10</text:a></text:p>
          <text:p text:style-name="P1181"><text:a xlink:type="simple" xlink:href="#__RefHeading__7888_277269877" text:style-name="Index_20_Link" text:visited-style-name="Index_20_Link">Command Line Options<text:tab/>11</text:a></text:p>
          <text:p text:style-name="P1182"><text:a xlink:type="simple" xlink:href="#__RefHeading__7890_277269877" text:style-name="Index_20_Link" text:visited-style-name="Index_20_Link">Assembler Controls<text:tab/>11</text:a></text:p>
          <text:p text:style-name="P1183"><text:a xlink:type="simple" xlink:href="#__RefHeading__14238_1607021333" text:style-name="Index_20_Link" text:visited-style-name="Index_20_Link">-t/--target ISA<text:tab/>12</text:a></text:p>
          <text:p text:style-name="P1183"><text:a xlink:type="simple" xlink:href="#__RefHeading__15931_298340403" text:style-name="Index_20_Link" text:visited-style-name="Index_20_Link">--ccw FORMAT<text:tab/>12</text:a></text:p>
          <text:p text:style-name="P1183"><text:a xlink:type="simple" xlink:href="#__RefHeading__15935_298340403" text:style-name="Index_20_Link" text:visited-style-name="Index_20_Link">--cp TRANS[=FILE]<text:tab/>12</text:a></text:p>
          <text:p text:style-name="P1183"><text:a xlink:type="simple" xlink:href="#__RefHeading__7894_277269877" text:style-name="Index_20_Link" text:visited-style-name="Index_20_Link">--cpu MSLFILE=CPU<text:tab/>13</text:a></text:p>
          <text:p text:style-name="P1183"><text:a xlink:type="simple" xlink:href="#__RefHeading__10266_131414793" text:style-name="Index_20_Link" text:visited-style-name="Index_20_Link">-e/--error LEVEL<text:tab/>13</text:a></text:p>
          <text:p text:style-name="P1183"><text:a xlink:type="simple" xlink:href="#__RefHeading__15937_298340403" text:style-name="Index_20_Link" text:visited-style-name="Index_20_Link">-h/--help<text:tab/>13</text:a></text:p>
          <text:p text:style-name="P1183"><text:a xlink:type="simple" xlink:href="#__RefHeading__8493_1963792373" text:style-name="Index_20_Link" text:visited-style-name="Index_20_Link">--nest DEPTH<text:tab/>13</text:a></text:p>
          <text:p text:style-name="P1183"><text:a xlink:type="simple" xlink:href="#__RefHeading__8745_1871376393" text:style-name="Index_20_Link" text:visited-style-name="Index_20_Link">--psw FORMAT<text:tab/>14</text:a></text:p>
          <text:p text:style-name="P1182"><text:a xlink:type="simple" xlink:href="#__RefHeading__8124_277269877" text:style-name="Index_20_Link" text:visited-style-name="Index_20_Link">Input Options<text:tab/>14</text:a></text:p>
          <text:p text:style-name="P1183"><text:a xlink:type="simple" xlink:href="#__RefHeading__8126_277269877" text:style-name="Index_20_Link" text:visited-style-name="Index_20_Link">source<text:tab/>14</text:a></text:p>
          <text:p text:style-name="P1183"><text:a xlink:type="simple" xlink:href="#__RefHeading__15828_304498853" text:style-name="Index_20_Link" text:visited-style-name="Index_20_Link">--case<text:tab/>14</text:a></text:p>
          <text:p text:style-name="P1183"><text:a xlink:type="simple" xlink:href="#__RefHeading__15939_298340403" text:style-name="Index_20_Link" text:visited-style-name="Index_20_Link">-D SYMBOL[=VALUE]<text:tab/>14</text:a></text:p>
          <text:p text:style-name="P1182"><text:a xlink:type="simple" xlink:href="#__RefHeading__8268_277269877" text:style-name="Index_20_Link" text:visited-style-name="Index_20_Link">Output Options<text:tab/>14</text:a></text:p>
          <text:p text:style-name="P1183"><text:a xlink:type="simple" xlink:href="#__RefHeading__16316_298340403" text:style-name="Index_20_Link" text:visited-style-name="Index_20_Link">-d/--dump<text:tab/>15</text:a></text:p>
          <text:p text:style-name="P1183"><text:a xlink:type="simple" xlink:href="#__RefHeading__16318_298340403" text:style-name="Index_20_Link" text:visited-style-name="Index_20_Link">-h/--help<text:tab/>15</text:a></text:p>
          <text:p text:style-name="P1183"><text:a xlink:type="simple" xlink:href="#__RefHeading__18027_1921226957" text:style-name="Index_20_Link" text:visited-style-name="Index_20_Link">-m/--mcall<text:tab/>15</text:a></text:p>
          <text:p text:style-name="P1183"><text:a xlink:type="simple" xlink:href="#__RefHeading__16320_298340403" text:style-name="Index_20_Link" text:visited-style-name="Index_20_Link">-a/--addr SIZE<text:tab/>15</text:a></text:p>
          <text:p text:style-name="P1183"><text:a xlink:type="simple" xlink:href="#__RefHeading__9623_273182987" text:style-name="Index_20_Link" text:visited-style-name="Index_20_Link">-g/--gldipl FILEPATH<text:tab/>15</text:a></text:p>
          <text:p text:style-name="P1183"><text:a xlink:type="simple" xlink:href="#__RefHeading__8270_277269877" text:style-name="Index_20_Link" text:visited-style-name="Index_20_Link">-i/--image FILEPATH<text:tab/>15</text:a></text:p>
          <text:p text:style-name="P1183"><text:a xlink:type="simple" xlink:href="#__RefHeading__8272_277269877" text:style-name="Index_20_Link" text:visited-style-name="Index_20_Link">-l/--listing FILEPATH<text:tab/>15</text:a></text:p>
          <text:p text:style-name="P1183"><text:a xlink:type="simple" xlink:href="#__RefHeading__9310_78158561" text:style-name="Index_20_Link" text:visited-style-name="Index_20_Link">-o/--object FILEPATH<text:tab/>16</text:a></text:p>
          <text:p text:style-name="P1183"><text:a xlink:type="simple" xlink:href="#__RefHeading__9312_78158561" text:style-name="Index_20_Link" text:visited-style-name="Index_20_Link">-r/--rc FILEPATH<text:tab/>16</text:a></text:p>
          <text:p text:style-name="P1183"><text:a xlink:type="simple" xlink:href="#__RefHeading__9482_78158561" text:style-name="Index_20_Link" text:visited-style-name="Index_20_Link">-s/--store FILEPATH<text:tab/>16</text:a></text:p>
          <text:p text:style-name="P1183"><text:a xlink:type="simple" xlink:href="#__RefHeading__9484_78158561" text:style-name="Index_20_Link" text:visited-style-name="Index_20_Link">-v/--vmc FILEPATH<text:tab/>16</text:a></text:p>
          <text:p text:style-name="P1183"><text:a xlink:type="simple" xlink:href="#__RefHeading__16322_298340403" text:style-name="Index_20_Link" text:visited-style-name="Index_20_Link">--debug OPTION , --oper OPER, --pas N<text:tab/>16</text:a></text:p>
          <text:p text:style-name="P1181"><text:a xlink:type="simple" xlink:href="#__RefHeading__14921_656408657" text:style-name="Index_20_Link" text:visited-style-name="Index_20_Link">ASMA Assembly Listing<text:tab/>16</text:a></text:p>
          <text:p text:style-name="P1181"><text:a xlink:type="simple" xlink:href="#__RefHeading__11984_566196551" text:style-name="Index_20_Link" text:visited-style-name="Index_20_Link">Code Pages<text:tab/>17</text:a></text:p>
          <text:p text:style-name="P1182"><text:a xlink:type="simple" xlink:href="#__RefHeading__11986_566196551" text:style-name="Index_20_Link" text:visited-style-name="Index_20_Link">Built-In Code Page Definitions<text:tab/>18</text:a></text:p>
          <text:p text:style-name="P1182"><text:a xlink:type="simple" xlink:href="#__RefHeading__11988_566196551" text:style-name="Index_20_Link" text:visited-style-name="Index_20_Link">Local Code Page Modifications<text:tab/>19</text:a></text:p>
          <text:p text:style-name="P1182"><text:soft-page-break/><text:a xlink:type="simple" xlink:href="#__RefHeading__11990_566196551" text:style-name="Index_20_Link" text:visited-style-name="Index_20_Link">codepage.py Command-Line Options<text:tab/>19</text:a></text:p>
          <text:p text:style-name="P1183"><text:a xlink:type="simple" xlink:href="#__RefHeading__11992_566196551" text:style-name="Index_20_Link" text:visited-style-name="Index_20_Link">-a/--a2e<text:tab/>19</text:a></text:p>
          <text:p text:style-name="P1183"><text:a xlink:type="simple" xlink:href="#__RefHeading__11994_566196551" text:style-name="Index_20_Link" text:visited-style-name="Index_20_Link">-c/--codepages<text:tab/>19</text:a></text:p>
          <text:p text:style-name="P1183"><text:a xlink:type="simple" xlink:href="#__RefHeading__11998_566196551" text:style-name="Index_20_Link" text:visited-style-name="Index_20_Link">-e/--e2a<text:tab/>19</text:a></text:p>
          <text:p text:style-name="P1183"><text:a xlink:type="simple" xlink:href="#__RefHeading__12000_566196551" text:style-name="Index_20_Link" text:visited-style-name="Index_20_Link">-p/--codepoints<text:tab/>19</text:a></text:p>
          <text:p text:style-name="P1183"><text:a xlink:type="simple" xlink:href="#__RefHeading__12002_566196551" text:style-name="Index_20_Link" text:visited-style-name="Index_20_Link">--cpfile<text:tab/>20</text:a></text:p>
          <text:p text:style-name="P1183"><text:a xlink:type="simple" xlink:href="#__RefHeading__12004_566196551" text:style-name="Index_20_Link" text:visited-style-name="Index_20_Link">--cptrans<text:tab/>20</text:a></text:p>
          <text:p text:style-name="P1183"><text:a xlink:type="simple" xlink:href="#__RefHeading__12253_1505942903" text:style-name="Index_20_Link" text:visited-style-name="Index_20_Link">--dumpa<text:tab/>20</text:a></text:p>
          <text:p text:style-name="P1183"><text:a xlink:type="simple" xlink:href="#__RefHeading__12255_1505942903" text:style-name="Index_20_Link" text:visited-style-name="Index_20_Link">--dumpe<text:tab/>20</text:a></text:p>
          <text:p text:style-name="P1183"><text:a xlink:type="simple" xlink:href="#__RefHeading__12006_566196551" text:style-name="Index_20_Link" text:visited-style-name="Index_20_Link">--test<text:tab/>20</text:a></text:p>
          <text:p text:style-name="P1183"><text:a xlink:type="simple" xlink:href="#__RefHeading__17849_778670840" text:style-name="Index_20_Link" text:visited-style-name="Index_20_Link">--write FILEPATH<text:tab/>20</text:a></text:p>
          <text:p text:style-name="P1181"><text:a xlink:type="simple" xlink:href="#__RefHeading__15635_43547413" text:style-name="Index_20_Link" text:visited-style-name="Index_20_Link">Troubleshooting<text:tab/>20</text:a></text:p>
          <text:p text:style-name="P1182"><text:a xlink:type="simple" xlink:href="#__RefHeading__14324_1833370168" text:style-name="Index_20_Link" text:visited-style-name="Index_20_Link"><text:span text:style-name="T643">Python</text:span></text:a><text:a xlink:type="simple" xlink:href="#__RefHeading__14324_1833370168" text:style-name="Index_20_Link" text:visited-style-name="Index_20_Link"> Exceptions<text:tab/>21</text:a></text:p>
          <text:p text:style-name="P1180"><text:a xlink:type="simple" xlink:href="#__RefHeading__14493_1250512974" text:style-name="Index_20_Link" text:visited-style-name="Index_20_Link">Legacy Programs<text:tab/>22</text:a></text:p>
          <text:p text:style-name="P1181"><text:a xlink:type="simple" xlink:href="#__RefHeading__15877_43547413" text:style-name="Index_20_Link" text:visited-style-name="Index_20_Link">Statement Format<text:tab/>22</text:a></text:p>
          <text:p text:style-name="P1181"><text:a xlink:type="simple" xlink:href="#__RefHeading__14503_1250512974" text:style-name="Index_20_Link" text:visited-style-name="Index_20_Link">D-type Constants<text:tab/>22</text:a></text:p>
          <text:p text:style-name="P1181"><text:a xlink:type="simple" xlink:href="#__RefHeading__14870_1250512974" text:style-name="Index_20_Link" text:visited-style-name="Index_20_Link">Binary and Hexadecimal Floating-Point Constants<text:tab/>23</text:a></text:p>
          <text:p text:style-name="P1181"><text:a xlink:type="simple" xlink:href="#__RefHeading___Toc16469_34610501" text:style-name="Index_20_Link" text:visited-style-name="Index_20_Link">Literals<text:tab/>23</text:a></text:p>
          <text:p text:style-name="P1181"><text:a xlink:type="simple" xlink:href="#__RefHeading__15491_766683081" text:style-name="Index_20_Link" text:visited-style-name="Index_20_Link">Vector Instructions<text:tab/>23</text:a></text:p>
          <text:p text:style-name="P1180"><text:a xlink:type="simple" xlink:href="#__RefHeading__9486_78158561" text:style-name="Index_20_Link" text:visited-style-name="Index_20_Link">Memory Image Output<text:tab/>24</text:a></text:p>
          <text:p text:style-name="P1181"><text:a xlink:type="simple" xlink:href="#__RefHeading__5315_138540907" text:style-name="Index_20_Link" text:visited-style-name="Index_20_Link">Regions<text:tab/>24</text:a></text:p>
          <text:p text:style-name="P1181"><text:a xlink:type="simple" xlink:href="#__RefHeading__5132_138540907" text:style-name="Index_20_Link" text:visited-style-name="Index_20_Link">Control Sections<text:tab/>25</text:a></text:p>
          <text:p text:style-name="P1181"><text:a xlink:type="simple" xlink:href="#__RefHeading__5568_138540907" text:style-name="Index_20_Link" text:visited-style-name="Index_20_Link">Dummy Sections<text:tab/>25</text:a></text:p>
          <text:p text:style-name="P1181"><text:a xlink:type="simple" xlink:href="#__RefHeading__5317_138540907" text:style-name="Index_20_Link" text:visited-style-name="Index_20_Link">Image, Region and Control Section Attributes<text:tab/>25</text:a></text:p>
          <text:p text:style-name="P1181"><text:a xlink:type="simple" xlink:href="#__RefHeading___Toc16627_1919195353" text:style-name="Index_20_Link" text:visited-style-name="Index_20_Link">Positioning Binary Content When Using Hercules<text:tab/>26</text:a></text:p>
          <text:p text:style-name="P1182"><text:a xlink:type="simple" xlink:href="#__RefHeading___Toc16629_1919195353" text:style-name="Index_20_Link" text:visited-style-name="Index_20_Link">Using the loadcore Command<text:tab/>26</text:a></text:p>
          <text:p text:style-name="P1182"><text:a xlink:type="simple" xlink:href="#__RefHeading___Toc16631_1919195353" text:style-name="Index_20_Link" text:visited-style-name="Index_20_Link">Using the loadtext Command<text:tab/>26</text:a></text:p>
          <text:p text:style-name="P1182"><text:a xlink:type="simple" xlink:href="#__RefHeading___Toc16633_1919195353" text:style-name="Index_20_Link" text:visited-style-name="Index_20_Link">Using the List-Directed ipl Command<text:tab/>27</text:a></text:p>
          <text:p text:style-name="P1181"><text:a xlink:type="simple" xlink:href="#__RefHeading__9197_1017791038" text:style-name="Index_20_Link" text:visited-style-name="Index_20_Link">Using the Image File<text:tab/>27</text:a></text:p>
          <text:p text:style-name="P1181"><text:a xlink:type="simple" xlink:href="#__RefHeading__9769_273182987" text:style-name="Index_20_Link" text:visited-style-name="Index_20_Link">Using List Directed IPL<text:tab/>28</text:a></text:p>
          <text:p text:style-name="P1181"><text:a xlink:type="simple" xlink:href="#__RefHeading__9314_78158561" text:style-name="Index_20_Link" text:visited-style-name="Index_20_Link">Using the Object Deck<text:tab/>29</text:a></text:p>
          <text:p text:style-name="P1181"><text:a xlink:type="simple" xlink:href="#__RefHeading__9316_78158561" text:style-name="Index_20_Link" text:visited-style-name="Index_20_Link">Using the RC Script File<text:tab/>30</text:a></text:p>
          <text:p text:style-name="P1181"><text:a xlink:type="simple" xlink:href="#__RefHeading__9488_78158561" text:style-name="Index_20_Link" text:visited-style-name="Index_20_Link">Using a STORE Command File<text:tab/>30</text:a></text:p>
          <text:p text:style-name="P1180"><text:a xlink:type="simple" xlink:href="#__RefHeading__5134_138540907" text:style-name="Index_20_Link" text:visited-style-name="Index_20_Link">Assembly Language<text:tab/>32</text:a></text:p>
          <text:p text:style-name="P1181"><text:a xlink:type="simple" xlink:href="#__RefHeading__10152_1568795058" text:style-name="Index_20_Link" text:visited-style-name="Index_20_Link">Phase 0<text:tab/>32</text:a></text:p>
          <text:p text:style-name="P1182"><text:a xlink:type="simple" xlink:href="#__RefHeading__19415_165977263" text:style-name="Index_20_Link" text:visited-style-name="Index_20_Link">Assembly Operation Identification<text:tab/>33</text:a></text:p>
          <text:p text:style-name="P1181"><text:a xlink:type="simple" xlink:href="#__RefHeading__5136_138540907" text:style-name="Index_20_Link" text:visited-style-name="Index_20_Link">Phase 1<text:tab/>33</text:a></text:p>
          <text:p text:style-name="P1181"><text:a xlink:type="simple" xlink:href="#__RefHeading__5138_138540907" text:style-name="Index_20_Link" text:visited-style-name="Index_20_Link">Phase 2<text:tab/>34</text:a></text:p>
          <text:p text:style-name="P1181"><text:a xlink:type="simple" xlink:href="#__RefHeading__10268_131414793" text:style-name="Index_20_Link" text:visited-style-name="Index_20_Link">MSL Considerations<text:tab/>34</text:a></text:p>
          <text:p text:style-name="P1181"><text:a xlink:type="simple" xlink:href="#__RefHeading__16523_1780761587" text:style-name="Index_20_Link" text:visited-style-name="Index_20_Link">ASMA Input Statements<text:tab/>35</text:a></text:p>
          <text:p text:style-name="P1182"><text:a xlink:type="simple" xlink:href="#__RefHeading__16525_1780761587" text:style-name="Index_20_Link" text:visited-style-name="Index_20_Link">Names<text:tab/>35</text:a></text:p>
          <text:p text:style-name="P1183"><text:a xlink:type="simple" xlink:href="#__RefHeading__19865_165977263" text:style-name="Index_20_Link" text:visited-style-name="Index_20_Link">D' Attribute<text:tab/>36</text:a></text:p>
          <text:p text:style-name="P1183"><text:a xlink:type="simple" xlink:href="#__RefHeading__19582_165977263" text:style-name="Index_20_Link" text:visited-style-name="Index_20_Link">I' Attribute<text:tab/>36</text:a></text:p>
          <text:p text:style-name="P1183"><text:a xlink:type="simple" xlink:href="#__RefHeading__18513_2134472967" text:style-name="Index_20_Link" text:visited-style-name="Index_20_Link">K' Attribute<text:tab/>37</text:a></text:p>
          <text:p text:style-name="P1183"><text:soft-page-break/><text:a xlink:type="simple" xlink:href="#__RefHeading__18515_2134472967" text:style-name="Index_20_Link" text:visited-style-name="Index_20_Link">L' Attribute<text:tab/>37</text:a></text:p>
          <text:p text:style-name="P1183"><text:a xlink:type="simple" xlink:href="#__RefHeading__19701_165977263" text:style-name="Index_20_Link" text:visited-style-name="Index_20_Link">M' Attribute<text:tab/>37</text:a></text:p>
          <text:p text:style-name="P1183"><text:a xlink:type="simple" xlink:href="#__RefHeading__18517_2134472967" text:style-name="Index_20_Link" text:visited-style-name="Index_20_Link">N' Attribute<text:tab/>37</text:a></text:p>
          <text:p text:style-name="P1183"><text:a xlink:type="simple" xlink:href="#__RefHeading__19584_165977263" text:style-name="Index_20_Link" text:visited-style-name="Index_20_Link">O' Attribute<text:tab/>37</text:a></text:p>
          <text:p text:style-name="P1183"><text:a xlink:type="simple" xlink:href="#__RefHeading__19586_165977263" text:style-name="Index_20_Link" text:visited-style-name="Index_20_Link">S' Attribute<text:tab/>38</text:a></text:p>
          <text:p text:style-name="P1183"><text:a xlink:type="simple" xlink:href="#__RefHeading__18519_2134472967" text:style-name="Index_20_Link" text:visited-style-name="Index_20_Link">T' Attribute<text:tab/>38</text:a></text:p>
          <text:p text:style-name="P1183"><text:a xlink:type="simple" xlink:href="#__RefHeading__16527_1780761587" text:style-name="Index_20_Link" text:visited-style-name="Index_20_Link">Labels<text:tab/>39</text:a></text:p>
          <text:p text:style-name="P1183"><text:a xlink:type="simple" xlink:href="#__RefHeading__16529_1780761587" text:style-name="Index_20_Link" text:visited-style-name="Index_20_Link">Symbolic Variables<text:tab/>40</text:a></text:p>
          <text:p text:style-name="P1183"><text:a xlink:type="simple" xlink:href="#__RefHeading__16531_1780761587" text:style-name="Index_20_Link" text:visited-style-name="Index_20_Link">Sequence Symbols<text:tab/>40</text:a></text:p>
          <text:p text:style-name="P1182"><text:a xlink:type="simple" xlink:href="#__RefHeading__16533_1780761587" text:style-name="Index_20_Link" text:visited-style-name="Index_20_Link">Self-Defining Terms<text:tab/>40</text:a></text:p>
          <text:p text:style-name="P1183"><text:a xlink:type="simple" xlink:href="#__RefHeading__16535_1780761587" text:style-name="Index_20_Link" text:visited-style-name="Index_20_Link">Binary<text:tab/>40</text:a></text:p>
          <text:p text:style-name="P1183"><text:a xlink:type="simple" xlink:href="#__RefHeading__16537_1780761587" text:style-name="Index_20_Link" text:visited-style-name="Index_20_Link">Character<text:tab/>40</text:a></text:p>
          <text:p text:style-name="P1183"><text:a xlink:type="simple" xlink:href="#__RefHeading__16539_1780761587" text:style-name="Index_20_Link" text:visited-style-name="Index_20_Link">Decimal<text:tab/>41</text:a></text:p>
          <text:p text:style-name="P1183"><text:a xlink:type="simple" xlink:href="#__RefHeading__16653_1780761587" text:style-name="Index_20_Link" text:visited-style-name="Index_20_Link">Hexadecimal<text:tab/>41</text:a></text:p>
          <text:p text:style-name="P1182"><text:a xlink:type="simple" xlink:href="#__RefHeading__16937_983113960" text:style-name="Index_20_Link" text:visited-style-name="Index_20_Link">Quoted Strings<text:tab/>41</text:a></text:p>
          <text:p text:style-name="P1182"><text:a xlink:type="simple" xlink:href="#__RefHeading___Toc16281_34610501" text:style-name="Index_20_Link" text:visited-style-name="Index_20_Link">Literals<text:tab/>41</text:a></text:p>
          <text:p text:style-name="P1181"><text:a xlink:type="simple" xlink:href="#__RefHeading__14298_2002922277" text:style-name="Index_20_Link" text:visited-style-name="Index_20_Link">Case Sensitivity<text:tab/>42</text:a></text:p>
          <text:p text:style-name="P1181"><text:a xlink:type="simple" xlink:href="#__RefHeading__8755_277269877" text:style-name="Index_20_Link" text:visited-style-name="Index_20_Link">Operand Values<text:tab/>42</text:a></text:p>
          <text:p text:style-name="P1181"><text:a xlink:type="simple" xlink:href="#__RefHeading__13666_1643089094" text:style-name="Index_20_Link" text:visited-style-name="Index_20_Link">Location Counters<text:tab/>43</text:a></text:p>
          <text:p text:style-name="P1181"><text:a xlink:type="simple" xlink:href="#__RefHeading__8250_1040490950" text:style-name="Index_20_Link" text:visited-style-name="Index_20_Link">Machine Instructions<text:tab/>44</text:a></text:p>
          <text:p text:style-name="P1181"><text:a xlink:type="simple" xlink:href="#__RefHeading__12370_16643534" text:style-name="Index_20_Link" text:visited-style-name="Index_20_Link">Assembler Directives<text:tab/>44</text:a></text:p>
          <text:p text:style-name="P1182"><text:a xlink:type="simple" xlink:href="#__RefHeading___Toc20478_1479668205" text:style-name="Index_20_Link" text:visited-style-name="Index_20_Link">AMODE<text:tab/>44</text:a></text:p>
          <text:p text:style-name="P1182"><text:a xlink:type="simple" xlink:href="#__RefHeading__17260_870402680" text:style-name="Index_20_Link" text:visited-style-name="Index_20_Link">ATRACEOFF<text:tab/>45</text:a></text:p>
          <text:p text:style-name="P1182"><text:a xlink:type="simple" xlink:href="#__RefHeading__17262_870402680" text:style-name="Index_20_Link" text:visited-style-name="Index_20_Link">ATRACEON<text:tab/>45</text:a></text:p>
          <text:p text:style-name="P1182"><text:a xlink:type="simple" xlink:href="#__RefHeading__7319_1040490950" text:style-name="Index_20_Link" text:visited-style-name="Index_20_Link">CCW<text:tab/>45</text:a></text:p>
          <text:p text:style-name="P1182"><text:a xlink:type="simple" xlink:href="#__RefHeading__8937_1983957688" text:style-name="Index_20_Link" text:visited-style-name="Index_20_Link">CCW0<text:tab/>46</text:a></text:p>
          <text:p text:style-name="P1182"><text:a xlink:type="simple" xlink:href="#__RefHeading__7321_1040490950" text:style-name="Index_20_Link" text:visited-style-name="Index_20_Link">CCW1<text:tab/>46</text:a></text:p>
          <text:p text:style-name="P1182"><text:a xlink:type="simple" xlink:href="#__RefHeading__18984_1578650904" text:style-name="Index_20_Link" text:visited-style-name="Index_20_Link">CNOP<text:tab/>47</text:a></text:p>
          <text:p text:style-name="P1182"><text:a xlink:type="simple" xlink:href="#__RefHeading__8286_155308264" text:style-name="Index_20_Link" text:visited-style-name="Index_20_Link">COPY<text:tab/>47</text:a></text:p>
          <text:p text:style-name="P1182"><text:a xlink:type="simple" xlink:href="#__RefHeading__7445_1040490950" text:style-name="Index_20_Link" text:visited-style-name="Index_20_Link">CSECT<text:tab/>47</text:a></text:p>
          <text:p text:style-name="P1182"><text:a xlink:type="simple" xlink:href="#__RefHeading__14222_265376741" text:style-name="Index_20_Link" text:visited-style-name="Index_20_Link">DC<text:tab/>48</text:a></text:p>
          <text:p text:style-name="P1182"><text:a xlink:type="simple" xlink:href="#__RefHeading__7447_1040490950" text:style-name="Index_20_Link" text:visited-style-name="Index_20_Link">DROP<text:tab/>50</text:a></text:p>
          <text:p text:style-name="P1182"><text:a xlink:type="simple" xlink:href="#__RefHeading__6747_265376741" text:style-name="Index_20_Link" text:visited-style-name="Index_20_Link">DS<text:tab/>50</text:a></text:p>
          <text:p text:style-name="P1182"><text:a xlink:type="simple" xlink:href="#__RefHeading__7449_1040490950" text:style-name="Index_20_Link" text:visited-style-name="Index_20_Link">DSECT<text:tab/>51</text:a></text:p>
          <text:p text:style-name="P1182"><text:a xlink:type="simple" xlink:href="#__RefHeading__6749_265376741" text:style-name="Index_20_Link" text:visited-style-name="Index_20_Link">EJECT<text:tab/>51</text:a></text:p>
          <text:p text:style-name="P1182"><text:a xlink:type="simple" xlink:href="#__RefHeading__7197_1478500692" text:style-name="Index_20_Link" text:visited-style-name="Index_20_Link">END<text:tab/>51</text:a></text:p>
          <text:p text:style-name="P1182"><text:a xlink:type="simple" xlink:href="#__RefHeading__7323_1040490950" text:style-name="Index_20_Link" text:visited-style-name="Index_20_Link">ENTRY<text:tab/>51</text:a></text:p>
          <text:p text:style-name="P1182"><text:a xlink:type="simple" xlink:href="#__RefHeading__7571_1040490950" text:style-name="Index_20_Link" text:visited-style-name="Index_20_Link">EQU<text:tab/>52</text:a></text:p>
          <text:p text:style-name="P1182"><text:a xlink:type="simple" xlink:href="#__RefHeading___Toc16471_34610501" text:style-name="Index_20_Link" text:visited-style-name="Index_20_Link">LTORG<text:tab/>52</text:a></text:p>
          <text:p text:style-name="P1182"><text:a xlink:type="simple" xlink:href="#__RefHeading__11639_236344772" text:style-name="Index_20_Link" text:visited-style-name="Index_20_Link">MHELP<text:tab/>53</text:a></text:p>
          <text:p text:style-name="P1182"><text:a xlink:type="simple" xlink:href="#__RefHeading__10405_1698835050" text:style-name="Index_20_Link" text:visited-style-name="Index_20_Link">MNOTE<text:tab/>54</text:a></text:p>
          <text:p text:style-name="P1182"><text:a xlink:type="simple" xlink:href="#__RefHeading__16965_1561084488" text:style-name="Index_20_Link" text:visited-style-name="Index_20_Link">OPSYN<text:tab/>54</text:a></text:p>
          <text:p text:style-name="P1182"><text:a xlink:type="simple" xlink:href="#__RefHeading__7992_1040490950" text:style-name="Index_20_Link" text:visited-style-name="Index_20_Link">ORG<text:tab/>55</text:a></text:p>
          <text:p text:style-name="P1182"><text:a xlink:type="simple" xlink:href="#__RefHeading__17302_1612040849" text:style-name="Index_20_Link" text:visited-style-name="Index_20_Link">POP<text:tab/>56</text:a></text:p>
          <text:p text:style-name="P1182"><text:soft-page-break/><text:a xlink:type="simple" xlink:href="#__RefHeading__7994_1040490950" text:style-name="Index_20_Link" text:visited-style-name="Index_20_Link">PRINT<text:tab/>56</text:a></text:p>
          <text:p text:style-name="P1182"><text:a xlink:type="simple" xlink:href="#__RefHeading__9151_1983957688" text:style-name="Index_20_Link" text:visited-style-name="Index_20_Link">PSW<text:tab/>57</text:a></text:p>
          <text:p text:style-name="P1182"><text:a xlink:type="simple" xlink:href="#__RefHeading__12372_16643534" text:style-name="Index_20_Link" text:visited-style-name="Index_20_Link">PSWS<text:tab/>57</text:a></text:p>
          <text:p text:style-name="P1182"><text:a xlink:type="simple" xlink:href="#__RefHeading__12374_16643534" text:style-name="Index_20_Link" text:visited-style-name="Index_20_Link">PSW360<text:tab/>58</text:a></text:p>
          <text:p text:style-name="P1182"><text:a xlink:type="simple" xlink:href="#__RefHeading__8749_1871376393" text:style-name="Index_20_Link" text:visited-style-name="Index_20_Link">PSW67<text:tab/>59</text:a></text:p>
          <text:p text:style-name="P1182"><text:a xlink:type="simple" xlink:href="#__RefHeading__6906_759399533" text:style-name="Index_20_Link" text:visited-style-name="Index_20_Link">PSWBC<text:tab/>60</text:a></text:p>
          <text:p text:style-name="P1182"><text:a xlink:type="simple" xlink:href="#__RefHeading__12376_16643534" text:style-name="Index_20_Link" text:visited-style-name="Index_20_Link">PSWEC<text:tab/>61</text:a></text:p>
          <text:p text:style-name="P1182"><text:a xlink:type="simple" xlink:href="#__RefHeading__12380_16643534" text:style-name="Index_20_Link" text:visited-style-name="Index_20_Link">PSW380, PSWXA, PSWE370, PSWE390<text:tab/>62</text:a></text:p>
          <text:p text:style-name="P1182"><text:a xlink:type="simple" xlink:href="#__RefHeading__12382_16643534" text:style-name="Index_20_Link" text:visited-style-name="Index_20_Link">PSWZ<text:tab/>63</text:a></text:p>
          <text:p text:style-name="P1182"><text:a xlink:type="simple" xlink:href="#__RefHeading__17304_1612040849" text:style-name="Index_20_Link" text:visited-style-name="Index_20_Link">PUSH<text:tab/>64</text:a></text:p>
          <text:p text:style-name="P1182"><text:a xlink:type="simple" xlink:href="#__RefHeading__7996_1040490950" text:style-name="Index_20_Link" text:visited-style-name="Index_20_Link">REGION<text:tab/>64</text:a></text:p>
          <text:p text:style-name="P1182"><text:a xlink:type="simple" xlink:href="#__RefHeading___Toc20480_1479668205" text:style-name="Index_20_Link" text:visited-style-name="Index_20_Link">RMODE<text:tab/>65</text:a></text:p>
          <text:p text:style-name="P1182"><text:a xlink:type="simple" xlink:href="#__RefHeading__13600_710623297" text:style-name="Index_20_Link" text:visited-style-name="Index_20_Link">SPACE<text:tab/>65</text:a></text:p>
          <text:p text:style-name="P1182"><text:a xlink:type="simple" xlink:href="#__RefHeading__15234_1617789454" text:style-name="Index_20_Link" text:visited-style-name="Index_20_Link">START<text:tab/>65</text:a></text:p>
          <text:p text:style-name="P1182"><text:a xlink:type="simple" xlink:href="#__RefHeading__6671_363560842" text:style-name="Index_20_Link" text:visited-style-name="Index_20_Link">TITLE<text:tab/>67</text:a></text:p>
          <text:p text:style-name="P1182"><text:a xlink:type="simple" xlink:href="#__RefHeading__8136_1040490950" text:style-name="Index_20_Link" text:visited-style-name="Index_20_Link">USING<text:tab/>67</text:a></text:p>
          <text:p text:style-name="P1182"><text:a xlink:type="simple" xlink:href="#__RefHeading__8887_1871376393" text:style-name="Index_20_Link" text:visited-style-name="Index_20_Link">XMODE<text:tab/>68</text:a></text:p>
          <text:p text:style-name="P1180"><text:a xlink:type="simple" xlink:href="#__RefHeading__10154_1568795058" text:style-name="Index_20_Link" text:visited-style-name="Index_20_Link">Macro Language<text:tab/>70</text:a></text:p>
          <text:p text:style-name="P1181"><text:a xlink:type="simple" xlink:href="#__RefHeading__20091_1984320565" text:style-name="Index_20_Link" text:visited-style-name="Index_20_Link">Macro Libraries<text:tab/>70</text:a></text:p>
          <text:p text:style-name="P1182"><text:a xlink:type="simple" xlink:href="#__RefHeading___Toc17503_3962580703" text:style-name="Index_20_Link" text:visited-style-name="Index_20_Link">Debugging Macro Library Macros<text:tab/>70</text:a></text:p>
          <text:p text:style-name="P1181"><text:a xlink:type="simple" xlink:href="#__RefHeading__11052_1879445069" text:style-name="Index_20_Link" text:visited-style-name="Index_20_Link">Macro Definition Mode<text:tab/>71</text:a></text:p>
          <text:p text:style-name="P1182"><text:a xlink:type="simple" xlink:href="#__RefHeading__19417_165977263" text:style-name="Index_20_Link" text:visited-style-name="Index_20_Link">Macro Operation Identification<text:tab/>72</text:a></text:p>
          <text:p text:style-name="P1181"><text:a xlink:type="simple" xlink:href="#__RefHeading__22579_678793318" text:style-name="Index_20_Link" text:visited-style-name="Index_20_Link">Macro Invocation<text:tab/>72</text:a></text:p>
          <text:p text:style-name="P1181"><text:a xlink:type="simple" xlink:href="#__RefHeading__10690_1626226712" text:style-name="Index_20_Link" text:visited-style-name="Index_20_Link">Macro Symbols<text:tab/>72</text:a></text:p>
          <text:p text:style-name="P1182"><text:a xlink:type="simple" xlink:href="#__RefHeading__11167_1626226712" text:style-name="Index_20_Link" text:visited-style-name="Index_20_Link">Subscripts<text:tab/>73</text:a></text:p>
          <text:p text:style-name="P1182"><text:a xlink:type="simple" xlink:href="#__RefHeading__13548_1999145204" text:style-name="Index_20_Link" text:visited-style-name="Index_20_Link">Variable Symbol Attributes<text:tab/>74</text:a></text:p>
          <text:p text:style-name="P1182"><text:a xlink:type="simple" xlink:href="#__RefHeading__16220_1627799030" text:style-name="Index_20_Link" text:visited-style-name="Index_20_Link">System Variable Symbols<text:tab/>74</text:a></text:p>
          <text:p text:style-name="P1181"><text:a xlink:type="simple" xlink:href="#__RefHeading__10554_1698835050" text:style-name="Index_20_Link" text:visited-style-name="Index_20_Link">Prototype Statement<text:tab/>75</text:a></text:p>
          <text:p text:style-name="P1181"><text:a xlink:type="simple" xlink:href="#__RefHeading__11169_1626226712" text:style-name="Index_20_Link" text:visited-style-name="Index_20_Link">Model Statements<text:tab/>76</text:a></text:p>
          <text:p text:style-name="P1181"><text:a xlink:type="simple" xlink:href="#__RefHeading__12282_1723142039" text:style-name="Index_20_Link" text:visited-style-name="Index_20_Link">Arithmetic Expressions<text:tab/>76</text:a></text:p>
          <text:p text:style-name="P1181"><text:a xlink:type="simple" xlink:href="#__RefHeading__13220_446186249" text:style-name="Index_20_Link" text:visited-style-name="Index_20_Link">Logical Expressions<text:tab/>77</text:a></text:p>
          <text:p text:style-name="P1181"><text:a xlink:type="simple" xlink:href="#__RefHeading__11056_1879445069" text:style-name="Index_20_Link" text:visited-style-name="Index_20_Link">Macro Directives<text:tab/>78</text:a></text:p>
          <text:p text:style-name="P1182"><text:a xlink:type="simple" xlink:href="#__RefHeading__18076_1618364677" text:style-name="Index_20_Link" text:visited-style-name="Index_20_Link">ACTR<text:tab/>78</text:a></text:p>
          <text:p text:style-name="P1182"><text:a xlink:type="simple" xlink:href="#__RefHeading__13487_897497694" text:style-name="Index_20_Link" text:visited-style-name="Index_20_Link">AGO<text:tab/>79</text:a></text:p>
          <text:p text:style-name="P1182"><text:a xlink:type="simple" xlink:href="#__RefHeading__13678_1999145204" text:style-name="Index_20_Link" text:visited-style-name="Index_20_Link">AIF<text:tab/>80</text:a></text:p>
          <text:p text:style-name="P1182"><text:a xlink:type="simple" xlink:href="#__RefHeading__11344_1879445069" text:style-name="Index_20_Link" text:visited-style-name="Index_20_Link">ANOP<text:tab/>80</text:a></text:p>
          <text:p text:style-name="P1182"><text:a xlink:type="simple" xlink:href="#__RefHeading__12451_1723142039" text:style-name="Index_20_Link" text:visited-style-name="Index_20_Link">GBLA<text:tab/>81</text:a></text:p>
          <text:p text:style-name="P1182"><text:a xlink:type="simple" xlink:href="#__RefHeading__12672_1723142039" text:style-name="Index_20_Link" text:visited-style-name="Index_20_Link">GBLB<text:tab/>81</text:a></text:p>
          <text:p text:style-name="P1182"><text:a xlink:type="simple" xlink:href="#__RefHeading__12674_1723142039" text:style-name="Index_20_Link" text:visited-style-name="Index_20_Link">GBLC<text:tab/>82</text:a></text:p>
          <text:p text:style-name="P1182"><text:a xlink:type="simple" xlink:href="#__RefHeading__12453_1723142039" text:style-name="Index_20_Link" text:visited-style-name="Index_20_Link">LCLA<text:tab/>82</text:a></text:p>
          <text:p text:style-name="P1182"><text:a xlink:type="simple" xlink:href="#__RefHeading__12676_1723142039" text:style-name="Index_20_Link" text:visited-style-name="Index_20_Link">LCLB<text:tab/>83</text:a></text:p>
          <text:p text:style-name="P1182"><text:a xlink:type="simple" xlink:href="#__RefHeading__12678_1723142039" text:style-name="Index_20_Link" text:visited-style-name="Index_20_Link">LCLC<text:tab/>83</text:a></text:p>
          <text:p text:style-name="P1182"><text:a xlink:type="simple" xlink:href="#__RefHeading__19115_1578650904" text:style-name="Index_20_Link" text:visited-style-name="Index_20_Link">MACRO<text:tab/>84</text:a></text:p>
          <text:p text:style-name="P1182"><text:a xlink:type="simple" xlink:href="#__RefHeading__11058_1879445069" text:style-name="Index_20_Link" text:visited-style-name="Index_20_Link">MEND<text:tab/>84</text:a></text:p>
          <text:p text:style-name="P1182"><text:soft-page-break/><text:a xlink:type="simple" xlink:href="#__RefHeading__11348_1879445069" text:style-name="Index_20_Link" text:visited-style-name="Index_20_Link">MEXIT<text:tab/>85</text:a></text:p>
          <text:p text:style-name="P1182"><text:a xlink:type="simple" xlink:href="#__RefHeading__12284_1723142039" text:style-name="Index_20_Link" text:visited-style-name="Index_20_Link">SETA<text:tab/>85</text:a></text:p>
          <text:p text:style-name="P1182"><text:a xlink:type="simple" xlink:href="#__RefHeading__13222_446186249" text:style-name="Index_20_Link" text:visited-style-name="Index_20_Link">SETB<text:tab/>86</text:a></text:p>
          <text:p text:style-name="P1182"><text:a xlink:type="simple" xlink:href="#__RefHeading__13224_446186249" text:style-name="Index_20_Link" text:visited-style-name="Index_20_Link">SETC<text:tab/>87</text:a></text:p>
          <text:p text:style-name="P1180"><text:a xlink:type="simple" xlink:href="#__RefHeading__8404_1040490950" text:style-name="Index_20_Link" text:visited-style-name="Index_20_Link">Appendix A - Instruction Source Formats<text:tab/>89</text:a></text:p>
          <text:p text:style-name="P1181"><text:a xlink:type="simple" xlink:href="#__RefHeading__3951_19989857521" text:style-name="Index_20_Link" text:visited-style-name="Index_20_Link">Syntax Summary by Instruction Format<text:tab/>89</text:a></text:p>
          <text:p text:style-name="P1181"><text:a xlink:type="simple" xlink:href="#__RefHeading__8406_1040490950" text:style-name="Index_20_Link" text:visited-style-name="Index_20_Link">Extended Mnemonics<text:tab/>93</text:a></text:p>
          <text:p text:style-name="P1180"><text:a xlink:type="simple" xlink:href="#__RefHeading___Toc17027_2628978088" text:style-name="Index_20_Link" text:visited-style-name="Index_20_Link">Appendix B - Use of Machine Specification Language (MSL)<text:tab/>96</text:a></text:p>
          <text:p text:style-name="P1181"><text:a xlink:type="simple" xlink:href="#__RefHeading___Toc17128_735240855" text:style-name="Index_20_Link" text:visited-style-name="Index_20_Link">Instruction Formats<text:tab/>96</text:a></text:p>
          <text:p text:style-name="P1181"><text:a xlink:type="simple" xlink:href="#__RefHeading___Toc17130_735240855" text:style-name="Index_20_Link" text:visited-style-name="Index_20_Link">Statement Names<text:tab/>98</text:a></text:p>
          <text:p text:style-name="P1181"><text:a xlink:type="simple" xlink:href="#__RefHeading___Toc17132_735240855" text:style-name="Index_20_Link" text:visited-style-name="Index_20_Link">CPUX Objects<text:tab/>98</text:a></text:p>
        </text:index-body>
      </text:table-of-content>
      <text:p text:style-name="Standard"/>
      <text:p text:style-name="P318"><text:span text:style-name="T3">Copyright </text:span><text:span text:style-name="T713">©</text:span><text:span text:style-name="T3"> 201</text:span><text:span text:style-name="T233">3-202</text:span><text:span text:style-name="T234">2</text:span><text:span text:style-name="T3"> Harold Grovesteen</text:span></text:p>
      <text:p text:style-name="P214">See the file <text:span text:style-name="T236">doc/fdl-1.3.txt</text:span> for copying conditions.</text:p>
      <text:h text:style-name="P1184" text:outline-level="1"><text:bookmark-start text:name="__RefHeading__8491_1963792373"/>Notices<text:bookmark-end text:name="__RefHeading__8491_1963792373"/></text:h>
      <text:p text:style-name="P217">z/Architecture is a registered trademark of International Business Machines Corporation.</text:p>
      <text:p text:style-name="P218">“Python” is a registered trademark of the Python<text:span text:style-name="T1065">®</text:span> Software Foundation.</text:p>
      <text:h text:style-name="P1185" text:outline-level="1"><text:bookmark-start text:name="__RefHeading__106_1535947377"/>Introduction<text:bookmark-end text:name="__RefHeading__106_1535947377"/></text:h>
      <text:p text:style-name="P261"><text:span text:style-name="T4">Stand-alone </text:span><text:span text:style-name="T5">mainframe </text:span><text:span text:style-name="T4">bare metal programming </text:span><text:span text:style-name="T5">needs </text:span><text:span text:style-name="T89">are unique.</text:span><text:span text:style-name="T5"> <text:s/></text:span><text:span text:style-name="T89">They can be </text:span><text:span text:style-name="T5">addressed by </text:span><text:span text:style-name="T89">the </text:span><text:span text:style-name="T5">GNU assembler, </text:span><text:span text:style-name="T381">as</text:span><text:span text:style-name="T89">, configured for s390 Executable and Linking Format (ELF) output,</text:span><text:span text:style-name="T5"> as </text:span><text:span text:style-name="T89">is available with</text:span><text:span text:style-name="T12"> the Stand-alone Tool Kit (SATK)</text:span><text:span text:style-name="T5">. <text:s/></text:span></text:p>
      <text:p text:style-name="P261"><text:span text:style-name="T5">GNU </text:span><text:span text:style-name="T382">as</text:span><text:span text:style-name="T5"> itself has a number of annoying deficiencies for a mainframe assembler programmer </text:span><text:span text:style-name="T181">familiar with</text:span><text:span text:style-name="T6"> proprietary assemblers</text:span><text:span text:style-name="T5">.</text:span></text:p>
      <text:p text:style-name="P4">The most notable are:</text:p>
      <text:list xml:id="list220953780" text:style-name="L1">
        <text:list-item>
          <text:p text:style-name="P1316">no DSECT's,</text:p>
        </text:list-item>
        <text:list-item>
          <text:p text:style-name="P1316">no USING and DROP statements,</text:p>
        </text:list-item>
        <text:list-item>
          <text:p text:style-name="P1316">no cross reference listing,</text:p>
        </text:list-item>
        <text:list-item>
          <text:p text:style-name="P1316">no auto alignment,</text:p>
        </text:list-item>
        <text:list-item>
          <text:p text:style-name="P1317">no implied lengths,</text:p>
        </text:list-item>
        <text:list-item>
          <text:p text:style-name="P1318">no backward ORG statement,</text:p>
        </text:list-item>
        <text:list-item>
          <text:p text:style-name="P1320"><text:span text:style-name="T994">extremely </text:span>limited macro language, <text:span text:style-name="T1009">and</text:span></text:p>
        </text:list-item>
        <text:list-item>
          <text:p text:style-name="P1321">no macro libraries.</text:p>
        </text:list-item>
      </text:list>
      <text:p text:style-name="P5">Bare metal programming really needs to create memory content images <text:span text:style-name="T794">or other output formats tailored to the bare metal environment (for example, emulator or virtual machine)</text:span>. <text:s/><text:soft-page-break/>GNU tools can be coerced into doing this, but not without external support <text:span text:style-name="T614">and tooling. <text:s/>SATK provides this tooling but the GNU </text:span><text:span text:style-name="T381">as</text:span><text:span text:style-name="T614"> limitations persist.</text:span></text:p>
      <text:p text:style-name="P7"><text:span text:style-name="T614">The z390 project has a much better assembler than GNU </text:span><text:span text:style-name="T383">as</text:span><text:span text:style-name="T614">,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233">Proprietary assemblers suffer from the same limitation as z390 with regards to output formats.</text:p>
      <text:h text:style-name="Heading_20_2" text:outline-level="2"><text:bookmark-start text:name="__RefHeading___Toc21624_504451993"/>References<text:bookmark-end text:name="__RefHeading___Toc21624_504451993"/></text:h>
      <text:list xml:id="list3433220614" text:style-name="L2">
        <text:list-item>
          <text:p text:style-name="P1322"><text:span text:style-name="T643">ASMA Character Handling Tests</text:span>, <text:span text:style-name="T1074">asma/tests/chars/chars.odt</text:span> or <text:span text:style-name="T1074">asma/tests/chars/chars.pdf</text:span>.</text:p>
        </text:list-item>
      </text:list>
      <text:h text:style-name="P1186" text:outline-level="1"><text:bookmark-start text:name="__RefHeading__11635_236344772"/>Overview<text:bookmark-end text:name="__RefHeading__11635_236344772"/></text:h>
      <text:p text:style-name="P10"><text:span text:style-name="T643">A Small Mainframe Assembler</text:span> (ASMA) <text:span text:style-name="T796">addresses</text:span> the <text:span text:style-name="T796">bare-metal programming </text:span>needs <text:span text:style-name="T796">for mainframes. <text:s/></text:span>It <text:span text:style-name="T796">has</text:span> the look and feel of <text:span text:style-name="T647">a </text:span>traditional mainframe assembler. <text:s/><text:span text:style-name="T796">It does not suffer from the limitations of GNU </text:span><text:span text:style-name="T436">as</text:span><text:span text:style-name="T796">. <text:s/>Familiarity with mainframe assembler technology and instructions is expected of the reader.</text:span></text:p>
      <text:p text:style-name="P8"><text:span text:style-name="T862">ASMA supports two related but </text:span><text:span text:style-name="T664">separate</text:span><text:span text:style-name="T796"> languages:</text:span></text:p>
      <text:list xml:id="list2131205393" text:style-name="L3">
        <text:list-item>
          <text:p text:style-name="P1323">an assembl<text:span text:style-name="T882">y</text:span> language for mainframe machine instructions, and,</text:p>
        </text:list-item>
        <text:list-item>
          <text:p text:style-name="P1323">a macro language for dynamic generation of assembl<text:span text:style-name="T882">y</text:span> language statements.</text:p>
        </text:list-item>
      </text:list>
      <text:p text:style-name="P181">See the “Assembly Language” and “Macro Language” sections for specifics on the ASMA assembly and macro languages and where they diverge from traditional mainframe assemblers.</text:p>
      <text:p text:style-name="P9"><text:span text:style-name="T841">Within this document certain descriptions will be initiated by one of these expressions in </text:span><text:span text:style-name="T671">bold face</text:span><text:span text:style-name="T841"> font. <text:s/>They have the implied significance described here:</text:span></text:p>
      <text:list xml:id="list3617846559" text:style-name="L4">
        <text:list-item>
          <text:p text:style-name="P1319"><text:span text:style-name="T671">ASMA Limitation</text:span><text:span text:style-name="T841">: describes a capability typically available with mainframe assemblers but unavailable in ASMA.</text:span></text:p>
        </text:list-item>
        <text:list-item>
          <text:p text:style-name="P1319"><text:span text:style-name="T671">ASMA Specific Behavior</text:span><text:span text:style-name="T841">: describes a capability that diverges from typical mainframe assemblers or is unique to ASMA and unavailable in those other assemblers.</text:span></text:p>
        </text:list-item>
      </text:list>
      <text:p text:style-name="P115">To comprehensively document such unique aspects of ASMA is a major goal of this document. <text:s/>However, it is possible that some differences are missed. <text:s/>If in doubt, and you do not see something discussed here, assume it is not supported. <text:s/><text:span text:style-name="T1060">Alternatively, try it and see what happens.</text:span></text:p>
      <text:p text:style-name="P182">Descriptions identified as “ASMA Limitations” are likely candidates for removal in future versions of ASMA, while no commitment is implied to do so.</text:p>
      <text:p text:style-name="P815">Before use of ASMA, the recommendation is strongly made that this document <text:soft-page-break/>be reviewed allowing the user to assess what modifications to existing code or the user's own coding practices may be required.</text:p>
      <text:p text:style-name="P8"><text:span text:style-name="T664">ASMA </text:span><text:span text:style-name="T671">Limitation</text:span><text:span text:style-name="T796">: ASMA does not have the concept of “open code”. <text:s/>Macro language directives are not recognized outside of macro definitions. <text:s/>Symbolic variables are only replaced when they occur within macro </text:span><text:span text:style-name="T664">model</text:span><text:span text:style-name="T796"> statements. <text:s/>Conditional assembly is not supported outside of a macro. <text:s/>Wrap a legacy program that uses conditional assembly within a macro definition </text:span><text:span text:style-name="T1089">and call the macro in the assembly source. <text:s/>As with any macro, the source program as a macro may be included into the source by use of the </text:span><text:span text:style-name="T1081">COPY</text:span><text:span text:style-name="T1089"> directive.</text:span></text:p>
      <text:h text:style-name="Heading_20_2" text:outline-level="2"><text:bookmark-start text:name="__RefHeading___Toc16822_2008921859"/>Compatibility Objectives<text:bookmark-end text:name="__RefHeading___Toc16822_2008921859"/></text:h>
      <text:p text:style-name="P210">It is the objective of ASMA to provide an assembler that provides capabilities similar to legacy assemblers. <text:s/>In general a user of such legacy assemblers should find few “surprises” when using ASMA.</text:p>
      <text:p text:style-name="P210">Nevertheless, no objective exists to provide identical capabilities of any legacy assembler of any vintage. <text:s/>Depending upon the coding practices the user has developed from use of such assemblers, adjustments may be required. <text:s/>Such adjustments should be well within the capabilities of an experienced assembler programmer, albeit for some, personally frustrating. <text:s/>The author apologizes ahead of time for such discomfort. <text:s/><text:span text:style-name="T1060">The author believes that simple persistence in use will aid in adjusting.</text:span></text:p>
      <text:p text:style-name="P211">If you intend to assemble a program developed with ASMA using a different assembler, avoid anything identified as <text:span text:style-name="T651">ASMA Specific Behavior</text:span>.</text:p>
      <text:p text:style-name="P211">Programs developed with ASMA <text:span text:style-name="T643">should</text:span> assemble with legacy assemblers depending upon their vintage. <text:s/>But, implementation differences exist and some deviations may be encountered. <text:s/>Addressing such when found are considered enhancements and a failure to fully document <text:span text:style-name="T651">ASMA Specific Behavior</text:span>. <text:s/>No commitment is made here for incorporation of the enhancement and will be reviewed on a case by case basis.</text:p>
      <text:h text:style-name="P1190" text:outline-level="1"><text:bookmark-start text:name="__RefHeading__17530_1251333884"/>Getting Started<text:bookmark-end text:name="__RefHeading__17530_1251333884"/></text:h>
      <text:p text:style-name="P292"><text:span text:style-name="T944">This section assumes you have installed the SATK package on your system as described in the </text:span><text:span text:style-name="T512">SATK/README.txt</text:span><text:span text:style-name="T944"> file.</text:span></text:p>
      <text:h text:style-name="P1195" text:outline-level="2"><text:bookmark-start text:name="__RefHeading__17532_1251333884"/>Step 1 – Installing <text:span text:style-name="T651">Python</text:span><text:bookmark-end text:name="__RefHeading__17532_1251333884"/></text:h>
      <text:p text:style-name="P292"><text:span text:style-name="T944">Go to the </text:span><text:span text:style-name="T691">Python</text:span><text:span text:style-name="T944"> site, </text:span><text:a xlink:type="simple" xlink:href="https://www.python.org/" text:style-name="Internet_20_link" text:visited-style-name="Visited_20_Internet_20_Link"><text:span text:style-name="T944">https://www.python.org/</text:span></text:a><text:span text:style-name="T944">, and follow its “Download” link for version 3.3 of </text:span><text:span text:style-name="T691">Python</text:span><text:span text:style-name="T944">, or later. <text:s/>ASMA is tested presently with </text:span><text:span text:style-name="T691">Python</text:span><text:span text:style-name="T944"> version 3.</text:span><text:span text:style-name="T1088">8</text:span><text:span text:style-name="T944">.</text:span></text:p>
      <text:h text:style-name="P1195" text:outline-level="2"><text:bookmark-start text:name="__RefHeading__17534_1251333884"/>Step 2 – Testing the Environment<text:bookmark-end text:name="__RefHeading__17534_1251333884"/></text:h>
      <text:p text:style-name="P212"><text:span text:style-name="T944">Review the information in the section “Command-Line Arguments” for how to invoke the </text:span><text:span text:style-name="T512">asma.py</text:span><text:span text:style-name="T944"> script.</text:span></text:p>
      <text:p text:style-name="P212"><text:span text:style-name="T944">Change your current working directory to </text:span><text:span text:style-name="T512">SATK/tools</text:span><text:span text:style-name="T944">.</text:span></text:p>
      <text:p text:style-name="P213">Enter:</text:p>
      <text:p text:style-name="P880">[python] asma.py –-help</text:p>
      <text:p text:style-name="P1128">If you have successfully established the environment, a listing of the script argument command-line options will be provided.</text:p>
      <text:p text:style-name="P1128">If not, you may be alerted to the wrong <text:span text:style-name="T651">Python</text:span> version or some other local environment response may occur.</text:p>
      <text:p text:style-name="P1128">Once you have successfully established the <text:span text:style-name="T651">Python</text:span> environment, ASMA and other <text:span text:style-name="T651">Python</text:span>-based tools can be used. <text:s/>Follow the section “Invoking the Assembler” in this manual for additional information on using ASMA.</text:p>
      <text:p text:style-name="P1128">Other manuals in the <text:span text:style-name="T257">SATK/doc</text:span> directory can be found for other available tools.</text:p>
      <text:p text:style-name="P1128"/>
      <text:p text:style-name="P1128"/>
      <text:h text:style-name="P1191" text:outline-level="1"><text:bookmark-start text:name="__RefHeading__7884_277269877"/>Invoking the Assembler<text:bookmark-end text:name="__RefHeading__7884_277269877"/></text:h>
      <text:p text:style-name="P40"><text:span text:style-name="T1010">ASMA is invoked </text:span>from a command line. <text:s/><text:span text:style-name="T1011">The </text:span><text:span text:style-name="T567">–-help</text:span><text:span text:style-name="T1011"> script argument summarizes the available arguments. <text:s/>Refer to the “Command Line Options” section for more information.</text:span></text:p>
      <text:h text:style-name="P1196" text:outline-level="2"><text:bookmark-start text:name="__RefHeading__7886_277269877"/>System Requirements<text:bookmark-end text:name="__RefHeading__7886_277269877"/></text:h>
      <text:p text:style-name="P40">The assembler requires <text:span text:style-name="T651">Python</text:span> version 3.3 or later <text:span text:style-name="T755">and will run on any platform on which the required level is installed</text:span>. <text:s/>Install this version if it is not already available on the system intended to use ASMA. <text:s/>ASMA is <text:span text:style-name="T905">available within and </text:span>heavily dependent upon the tools provided by the Stand-alone Tool Kit, SATK. <text:s/>SATK is available from <text:span text:style-name="T257">github</text:span>:</text:p>
      <text:p text:style-name="P892"><text:a xlink:type="simple" xlink:href="https://github.com/s390guy/SATK" text:style-name="Internet_20_link" text:visited-style-name="Visited_20_Internet_20_Link"><text:span text:style-name="T21">https://github.com/s390guy/SATK</text:span></text:a></text:p>
      <text:p text:style-name="P183">The <text:span text:style-name="T651">Python</text:span> directory search order is dynamically set by the tool by adding these directories:</text:p>
      <text:p text:style-name="P846">${SATK_DIR}/tools/lang</text:p>
      <text:p text:style-name="P1137"><text:s text:c="5"/>${SATK_DIR}/tools/ipl</text:p>
      <text:p text:style-name="P1137"><text:s text:c="5"/>${SATK_DIR}/tools</text:p>
      <text:p text:style-name="P118"><text:span text:style-name="T302">${SATK_DIR}</text:span><text:span text:style-name="T649"> is the directory into which SATK is installed.</text:span></text:p>
      <text:p text:style-name="P119"><text:span text:style-name="T860">The </text:span><text:span text:style-name="T440">PYTHONPATH</text:span><text:span text:style-name="T860"> environment variable is not normally required.</text:span></text:p>
      <text:h text:style-name="P1197" text:outline-level="2"><text:bookmark-start text:name="__RefHeading__11637_236344772"/>Environment Variables<text:bookmark-end text:name="__RefHeading__11637_236344772"/></text:h>
      <text:p text:style-name="P84"><text:span text:style-name="T1063">Four</text:span> search path environment variables consistent with the platform's conventions are <text:span text:style-name="T855">used</text:span>:</text:p>
      <text:list xml:id="list898084110" text:style-name="L5">
        <text:list-item>
          <text:p text:style-name="P1384"><text:span text:style-name="T386">ASMPATH</text:span><text:span text:style-name="T91"> – defines the search path for assembler </text:span><text:span text:style-name="T386">COPY</text:span><text:span text:style-name="T91"> directives </text:span><text:span text:style-name="T48">and the input file</text:span><text:span text:style-name="T91">,</text:span></text:p>
        </text:list-item>
        <text:list-item>
          <text:p text:style-name="P1385"><text:span text:style-name="T390">CDPGPATH</text:span><text:span text:style-name="T100"> – defines the search path for a code page specification file, </text:span></text:p>
        </text:list-item>
        <text:list-item>
          <text:p text:style-name="P1385"><text:span text:style-name="T564">MACLIB</text:span><text:span text:style-name="T176"> – defines the search path for macro library defined macros </text:span><text:span text:style-name="T177">(see the “Macro Libraries” section within the macro language description for details)</text:span><text:span text:style-name="T176">, </text:span><text:span text:style-name="T104">and</text:span></text:p>
        </text:list-item>
        <text:list-item>
          <text:p text:style-name="P1386"><text:span text:style-name="T386">MSLPATH</text:span><text:span text:style-name="T800"> </text:span><text:span text:style-name="T91">– defines the search path for MSL include statements.</text:span><text:span text:style-name="T800"> <text:s/></text:span><text:span text:style-name="T109">If not defined, the </text:span><text:span text:style-name="T386">MSLPATH</text:span><text:span text:style-name="T91"> </text:span><text:span text:style-name="T109">defaults to the directory </text:span><text:span text:style-name="T386">${SATK_DIR}/asma/msl</text:span><text:span text:style-name="T91">.</text:span></text:p>
        </text:list-item>
      </text:list>
      <text:p text:style-name="P296"><text:span text:style-name="T110">The </text:span><text:span text:style-name="T602">CDPGPATH</text:span><text:span text:style-name="T207"> and </text:span><text:span text:style-name="T441">MSLPATH</text:span><text:span text:style-name="T110"> environment variable</text:span><text:span text:style-name="T222">s</text:span><text:span text:style-name="T110"> </text:span><text:span text:style-name="T222">are</text:span><text:span text:style-name="T110"> not normally required.</text:span></text:p>
      <text:p text:style-name="P153">Each path environment variable uses the same approach to locate a file, searches are performed in this order:</text:p>
      <text:list xml:id="list1229140116" text:style-name="L6">
        <text:list-item>
          <text:p text:style-name="P1324">Each of the directories in the order specified by the environment variable is searched.</text:p>
        </text:list-item>
        <text:list-item>
          <text:p text:style-name="P1324">If the environment variable is not supplied, only the current working directory is searched.</text:p>
        </text:list-item>
      </text:list>
      <text:p text:style-name="P231">Note that if an environment variable is supplied and the current working directory is to be searched, it must be added to the environment variable.</text:p>
      <text:p text:style-name="P280"><text:soft-page-break/><text:span text:style-name="T91">By convention </text:span><text:span text:style-name="T108">SATK </text:span><text:span text:style-name="T91">ASMA source files use the </text:span><text:span text:style-name="T386">.asm</text:span><text:span text:style-name="T91"> suffix, but are not required to do so.</text:span></text:p>
      <text:p text:style-name="P313"><text:span text:style-name="T124">One </text:span><text:span text:style-name="T50">Python</text:span><text:span text:style-name="T124"> environment variable can effect performance: </text:span><text:span text:style-name="T463">PYTHONOPTIMIZE</text:span><text:span text:style-name="T124">. <text:s/>I</text:span><text:span text:style-name="T118">f set to a non-empty value, </text:span><text:span text:style-name="T50">Python</text:span><text:span text:style-name="T124"> creates </text:span><text:span text:style-name="T118">optimized </text:span><text:span text:style-name="T49">Python</text:span><text:span text:style-name="T118"> byte code. <text:s/>This is equivalent to the </text:span><text:span text:style-name="T49">Python</text:span><text:span text:style-name="T118"> command-line option </text:span><text:span text:style-name="T457">-O</text:span><text:span text:style-name="T119"> and implied by the </text:span><text:span text:style-name="T458">-OO</text:span><text:span text:style-name="T119"> option</text:span><text:span text:style-name="T118">. <text:s/>Use of either this environment variable, or the command line option, may improve performance depending upon the size and content of the assembled source file. <text:s/>See the section “</text:span><text:span text:style-name="T49">Python</text:span><text:span text:style-name="T118"> Exceptions” for more information.</text:span></text:p>
      <text:h text:style-name="Heading_20_3" text:outline-level="3"><text:bookmark-start text:name="__RefHeading___Toc22544_4016683181"/><text:span text:style-name="T1082">Troubleshooting</text:span> File Access Problems<text:bookmark-end text:name="__RefHeading___Toc22544_4016683181"/></text:h>
      <text:p text:style-name="P230">In most cases, failure to access a file is <text:span text:style-name="T651">NOT</text:span> a bug. <text:s/>It is the local environment. <text:s/>This includes:</text:p>
      <text:list xml:id="list2032204528" text:style-name="L7">
        <text:list-item>
          <text:p text:style-name="P1325">the absolute path by which a file is being referenced,</text:p>
        </text:list-item>
        <text:list-item>
          <text:p text:style-name="P1325">the relative path or file name by which the file is being referenced,</text:p>
        </text:list-item>
        <text:list-item>
          <text:p text:style-name="P1326">the search path defined by an environment variable, </text:p>
        </text:list-item>
        <text:list-item>
          <text:p text:style-name="P1326"><text:span text:style-name="T1083">the files suffix, </text:span><text:span text:style-name="T1079">.asm</text:span><text:span text:style-name="T1083"> vs </text:span><text:span text:style-name="T1079">.mac</text:span><text:span text:style-name="T1083">, </text:span>and</text:p>
        </text:list-item>
        <text:list-item>
          <text:p text:style-name="P1387"><text:span text:style-name="T3">where the file </text:span><text:span text:style-name="T34">actually</text:span><text:span text:style-name="T3"> resides, if at all.</text:span></text:p>
        </text:list-item>
      </text:list>
      <text:p text:style-name="P230">In any of these failures, ASMA produces a message:</text:p>
      <text:p text:style-name="P902">could not open in mode<text:span text:style-name="T3"> … .</text:span></text:p>
      <text:p text:style-name="P1169"><text:span text:style-name="T214">This message provides clues about how ASMA </text:span><text:span text:style-name="T223">search</text:span><text:span text:style-name="T221">ed</text:span><text:span text:style-name="T214"> for the file and </text:span><text:span text:style-name="T223">the actual name used.</text:span></text:p>
      <text:p text:style-name="P1170"><text:span text:style-name="T223">An absolute path or failure to find the </text:span><text:span text:style-name="T224">environment variable defining the</text:span><text:span text:style-name="T223"> search order always results in this message when ASMA can not open a file:</text:span></text:p>
      <text:p text:style-name="P903"><text:span text:style-name="T1075">could not open in mode 'rt' file: </text:span><text:span text:style-name="T1076">file_name</text:span><text:span text:style-name="T219">.</text:span></text:p>
      <text:p text:style-name="P1171"><text:span text:style-name="T3">If a search path from an environment </text:span><text:span text:style-name="T221">variable was used, ASMA issues this message:</text:span></text:p>
      <text:p text:style-name="P903"><text:span text:style-name="T1078">could not open in mode 'rt' file </text:span><text:span text:style-name="T1077">file_name</text:span><text:span text:style-name="T1078"> with search path: </text:span><text:span text:style-name="T1077">env_var</text:span><text:span text:style-name="T216">.</text:span></text:p>
      <text:p text:style-name="P315"><text:span text:style-name="T221">This second message includes the relative path or file name for which ASMA is searching, </text:span><text:span text:style-name="T1077">file_name</text:span><text:span text:style-name="T221">, and the environment variable used for locating the file, </text:span><text:span text:style-name="T1077">env_var</text:span><text:span text:style-name="T216">. <text:s/>In this case none of the search path directories (when concatenated </text:span><text:span text:style-name="T217">with</text:span><text:span text:style-name="T216"> the </text:span><text:span text:style-name="T1077">file_name</text:span><text:span text:style-name="T216"> and separated by the operating system directory separator) succeeded.</text:span></text:p>
      <text:p text:style-name="P110">While ASMA does not modify any environment variable, the directory search order will always include the current working directory as the directory of last resort if it is not already included in the environment variable.</text:p>
      <text:p text:style-name="P314"><text:span text:style-name="T216">N</text:span><text:span text:style-name="T215">ote that if the search order fails, ASMA does NOT fall back to the operating </text:span><text:span text:style-name="T218">system </text:span><text:span text:style-name="T215">search order. <text:s/></text:span><text:span text:style-name="T217">You may need to either eliminate </text:span><text:span text:style-name="T220">an</text:span><text:span text:style-name="T217"> environment variable or add a directory to the search order.</text:span></text:p>
      <text:h text:style-name="P1196" text:outline-level="2"><text:bookmark-start text:name="__RefHeading__7888_277269877"/><text:soft-page-break/>Command Line Options<text:bookmark-end text:name="__RefHeading__7888_277269877"/></text:h>
      <text:p text:style-name="P33"><text:span text:style-name="T648">ASMA is initiated by a command line identifying the </text:span><text:span text:style-name="T696">Python</text:span><text:span text:style-name="T648"> module </text:span><text:span text:style-name="T301">asma.py</text:span><text:span text:style-name="T648">. <text:s/>Refer to </text:span><text:span text:style-name="T696">Python</text:span><text:span text:style-name="T648"> documentation for the mechanisms available on a specific platform for invoking a </text:span><text:span text:style-name="T696">Python</text:span><text:span text:style-name="T648"> script and specifying the active </text:span><text:span text:style-name="T302">PYTHONPATH</text:span><text:span text:style-name="T649"> environment variable if needed.</text:span></text:p>
      <text:p text:style-name="P34"><text:span text:style-name="T959">For </text:span><text:span text:style-name="T523">asma.py</text:span><text:span text:style-name="T959">, the </text:span><text:span text:style-name="T523">PYTHONPATH</text:span><text:span text:style-name="T959"> environment variable should not be required. <text:s/>The </text:span><text:span text:style-name="T523">asma.py</text:span><text:span text:style-name="T959"> script is designed to add any SATK </text:span><text:span text:style-name="T697">Python</text:span><text:span text:style-name="T959"> containing directories required dynamically to the </text:span><text:span text:style-name="T697">Python</text:span><text:span text:style-name="T959"> module search path.</text:span></text:p>
      <text:p text:style-name="P184">Assembler command line options are specified as <text:span text:style-name="T651">Python</text:span> script file arguments. <text:s/>On some systems, the <text:span text:style-name="T651">Python</text:span> module itself can be specified directly on the command line:</text:p>
      <text:p text:style-name="P847">asma.py [script file arguments]</text:p>
      <text:p text:style-name="P185">Some systems may require first python itself be invoked on the command line:</text:p>
      <text:p text:style-name="P848"><text:span text:style-name="T651">python</text:span> asma.py <text:s/>[script file arguments]</text:p>
      <text:p text:style-name="P976">or possibly</text:p>
      <text:p text:style-name="P849">python3.3 asma.py [script file arguments]</text:p>
      <text:p text:style-name="P43">Either form of command-line is supported by ASMA. <text:s/>On systems that support the first form, ASMA assumes that the path to the <text:span text:style-name="T651">Python</text:span> version 3.3 <text:span text:style-name="T1037">or later</text:span> executable is:</text:p>
      <text:p text:style-name="P849">/usr/bin/python3</text:p>
      <text:p text:style-name="P31"><text:span text:style-name="T650">Refer to </text:span><text:span text:style-name="T652">Python</text:span><text:span text:style-name="T650"> platform specific documentation describing how </text:span><text:span text:style-name="T652">script file arguments</text:span><text:span text:style-name="T650">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303">asma.py</text:span><text:span text:style-name="T704">.</text:span></text:p>
      <text:p text:style-name="P41"><text:span text:style-name="T711">For ASMA the script file arguments take the form of </text:span>command line options <text:span text:style-name="T711">with</text:span> either a short or long form. <text:s/>Command line options with only a long form are not expected to be used under normal operation of the assembler. <text:s/>These options are used <text:span text:style-name="T711">primarily </text:span>for debugging purposes.</text:p>
      <text:p text:style-name="P41">ASMA script file arguments fall into three broad categories:</text:p>
      <text:list xml:id="list1035721625" text:style-name="L8">
        <text:list-item>
          <text:p text:style-name="P1327">assembler controls,</text:p>
        </text:list-item>
        <text:list-item>
          <text:p text:style-name="P1327">input options and</text:p>
        </text:list-item>
        <text:list-item>
          <text:p text:style-name="P1327">output options.</text:p>
        </text:list-item>
      </text:list>
      <text:p text:style-name="P44">A number of options specify a file. <text:s/>If a relative path or just the file name is specified, the file must be accessible from the current directory search path <text:span text:style-name="T795">or an identified path environment variable.</text:span></text:p>
      <text:h text:style-name="P1233" text:outline-level="3"><text:bookmark-start text:name="__RefHeading__7890_277269877"/>Assembler Controls<text:bookmark-end text:name="__RefHeading__7890_277269877"/></text:h>
      <text:p text:style-name="P41">Assembler controls influence the operation of the assembler.</text:p>
      <text:h text:style-name="P1275" text:outline-level="4"><text:bookmark-start text:name="__RefHeading__14238_1607021333"/><text:soft-page-break/>-t/--target ISA<text:bookmark-end text:name="__RefHeading__14238_1607021333"/></text:h>
      <text:p text:style-name="P42"><text:span text:style-name="T921">The </text:span><text:span text:style-name="T481">-t</text:span><text:span text:style-name="T921"> or </text:span><text:span text:style-name="T481">–-target</text:span><text:span text:style-name="T921"> option specifies the instruction set architecture targeted by the assembly. <text:s/>The following MSL file and CPU are implied by the following values supported for </text:span><text:span text:style-name="T434">–-target</text:span><text:span text:style-name="T856">. <text:s/>If omitted, the argument defaults to </text:span><text:span text:style-name="T445">24</text:span><text:span text:style-name="T867">. <text:s/>The implied MSL file must be located within either the default MSL directory or the specified directory search order in the </text:span><text:span text:style-name="T434">MSLPATH</text:span><text:span text:style-name="T856"> environment variable. <text:s/>More information about MSL is provided in Appendix A.</text:span></text:p>
      <text:p text:style-name="P124">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style-name="TableLine94763205869840">
            <table:table-cell table:style-name="Table7.A1" office:value-type="string">
              <text:p text:style-name="P781">CPU Architecture</text:p>
            </table:table-cell>
            <table:table-cell table:style-name="Table7.A1" office:value-type="string">
              <text:p text:style-name="P782"><text:span text:style-name="T257">--</text:span><text:span text:style-name="T447">target</text:span> </text:p>
            </table:table-cell>
            <table:table-cell table:style-name="Table7.A1" office:value-type="string">
              <text:p text:style-name="P782">MSL File</text:p>
            </table:table-cell>
            <table:table-cell table:style-name="Table7.D1" office:value-type="string">
              <text:p text:style-name="P782">MSL File CPU</text:p>
            </table:table-cell>
            <table:table-cell table:style-name="Table7.E1" office:value-type="string">
              <text:p text:style-name="P783">Implied</text:p>
              <text:p text:style-name="P802">--addr</text:p>
            </table:table-cell>
            <table:table-cell table:style-name="Table7.F1" office:value-type="string">
              <text:p text:style-name="P784">XMODE</text:p>
              <text:p text:style-name="P784">PSW</text:p>
            </table:table-cell>
            <table:table-cell table:style-name="Table7.G1" office:value-type="string">
              <text:p text:style-name="P784">XMODE</text:p>
              <text:p text:style-name="P784">CCW</text:p>
            </table:table-cell>
          </table:table-row>
        </table:table-header-rows>
        <table:table-row table:style-name="TableLine94763207679584">
          <table:table-cell table:style-name="Table7.A11" office:value-type="string">
            <text:p text:style-name="P368">System/360</text:p>
          </table:table-cell>
          <table:table-cell table:style-name="Table7.B2" office:value-type="string">
            <text:p text:style-name="P524">s360</text:p>
          </table:table-cell>
          <table:table-cell table:style-name="Table7.C2" office:value-type="string">
            <text:p text:style-name="P524">s360-insn.msl</text:p>
          </table:table-cell>
          <table:table-cell table:style-name="Table7.D2" office:value-type="string">
            <text:p text:style-name="P524">s360</text:p>
          </table:table-cell>
          <table:table-cell table:style-name="Table7.E2" office:value-type="string">
            <text:p text:style-name="P369">24</text:p>
          </table:table-cell>
          <table:table-cell table:style-name="Table7.F2" office:value-type="string">
            <text:p text:style-name="P525">360</text:p>
          </table:table-cell>
          <table:table-cell table:style-name="Table7.G2" office:value-type="string">
            <text:p text:style-name="P526">CCW0</text:p>
          </table:table-cell>
        </table:table-row>
        <table:table-row table:style-name="TableLine94763207684336">
          <table:table-cell table:style-name="Table7.A11" office:value-type="string">
            <text:p text:style-name="P368">System/370</text:p>
          </table:table-cell>
          <table:table-cell table:style-name="Table7.B4" office:value-type="string">
            <text:p text:style-name="P524">s370</text:p>
          </table:table-cell>
          <table:table-cell table:style-name="Table7.C4" office:value-type="string">
            <text:p text:style-name="P524">s370-insn.msl</text:p>
          </table:table-cell>
          <table:table-cell table:style-name="Table7.D4" office:value-type="string">
            <text:p text:style-name="P524">s370</text:p>
          </table:table-cell>
          <table:table-cell table:style-name="Table7.E4" office:value-type="string">
            <text:p text:style-name="P369">24</text:p>
          </table:table-cell>
          <table:table-cell table:style-name="Table7.F4" office:value-type="string">
            <text:p text:style-name="P526">EC</text:p>
          </table:table-cell>
          <table:table-cell table:style-name="Table7.G4" office:value-type="string">
            <text:p text:style-name="P526">CCW0</text:p>
          </table:table-cell>
        </table:table-row>
        <table:table-row table:style-name="TableLine94763207688848">
          <table:table-cell table:style-name="Table7.A11" office:value-type="string">
            <text:p text:style-name="P397">Hercules s/380</text:p>
          </table:table-cell>
          <table:table-cell table:style-name="Table7.B4" office:value-type="string">
            <text:p text:style-name="P542">s380</text:p>
          </table:table-cell>
          <table:table-cell table:style-name="Table7.C4" office:value-type="string">
            <text:p text:style-name="P542">s380-insn.msl</text:p>
          </table:table-cell>
          <table:table-cell table:style-name="Table7.D4" office:value-type="string">
            <text:p text:style-name="P542">s380</text:p>
          </table:table-cell>
          <table:table-cell table:style-name="Table7.E4" office:value-type="string">
            <text:p text:style-name="P397">31</text:p>
          </table:table-cell>
          <table:table-cell table:style-name="Table7.F4" office:value-type="string">
            <text:p text:style-name="P542">380</text:p>
          </table:table-cell>
          <table:table-cell table:style-name="Table7.G4" office:value-type="string">
            <text:p text:style-name="P542">CCW0</text:p>
          </table:table-cell>
        </table:table-row>
        <table:table-row table:style-name="TableLine94763207690384">
          <table:table-cell table:style-name="Table7.A11" office:value-type="string">
            <text:p text:style-name="P368">370-XA</text:p>
          </table:table-cell>
          <table:table-cell table:style-name="Table7.B5" office:value-type="string">
            <text:p text:style-name="P524">370xa</text:p>
          </table:table-cell>
          <table:table-cell table:style-name="Table7.C5" office:value-type="string">
            <text:p text:style-name="P524">s370XA-insn.msl</text:p>
          </table:table-cell>
          <table:table-cell table:style-name="Table7.D5" office:value-type="string">
            <text:p text:style-name="P524">s370XA</text:p>
          </table:table-cell>
          <table:table-cell table:style-name="Table7.E5" office:value-type="string">
            <text:p text:style-name="P371">31</text:p>
          </table:table-cell>
          <table:table-cell table:style-name="Table7.F5" office:value-type="string">
            <text:p text:style-name="P527">XA</text:p>
          </table:table-cell>
          <table:table-cell table:style-name="Table7.G5" office:value-type="string">
            <text:p text:style-name="P527">CCW1</text:p>
          </table:table-cell>
        </table:table-row>
        <table:table-row table:style-name="TableLine94763207695120">
          <table:table-cell table:style-name="Table7.A11" office:value-type="string">
            <text:p text:style-name="P368">ESA/370</text:p>
          </table:table-cell>
          <table:table-cell table:style-name="Table7.B6" office:value-type="string">
            <text:p text:style-name="P524">e370</text:p>
          </table:table-cell>
          <table:table-cell table:style-name="Table7.C6" office:value-type="string">
            <text:p text:style-name="P524">e370-insn.msl</text:p>
          </table:table-cell>
          <table:table-cell table:style-name="Table7.D6" office:value-type="string">
            <text:p text:style-name="P524">e370</text:p>
          </table:table-cell>
          <table:table-cell table:style-name="Table7.E6" office:value-type="string">
            <text:p text:style-name="P372">31</text:p>
          </table:table-cell>
          <table:table-cell table:style-name="Table7.F6" office:value-type="string">
            <text:p text:style-name="P528">E370</text:p>
          </table:table-cell>
          <table:table-cell table:style-name="Table7.G6" office:value-type="string">
            <text:p text:style-name="P528">CCW1</text:p>
          </table:table-cell>
        </table:table-row>
        <table:table-row table:style-name="TableLine94763207699776">
          <table:table-cell table:style-name="Table7.A11" office:value-type="string">
            <text:p text:style-name="P368">ESA/390</text:p>
          </table:table-cell>
          <table:table-cell table:style-name="Table7.B7" office:value-type="string">
            <text:p text:style-name="P524">e390</text:p>
          </table:table-cell>
          <table:table-cell table:style-name="Table7.C7" office:value-type="string">
            <text:p text:style-name="P524">e390-insn.msl</text:p>
          </table:table-cell>
          <table:table-cell table:style-name="Table7.D7" office:value-type="string">
            <text:p text:style-name="P524">e390</text:p>
          </table:table-cell>
          <table:table-cell table:style-name="Table7.E7" office:value-type="string">
            <text:p text:style-name="P373">31</text:p>
          </table:table-cell>
          <table:table-cell table:style-name="Table7.F7" office:value-type="string">
            <text:p text:style-name="P529">E390</text:p>
          </table:table-cell>
          <table:table-cell table:style-name="Table7.G7" office:value-type="string">
            <text:p text:style-name="P529">CCW1</text:p>
          </table:table-cell>
        </table:table-row>
        <table:table-row table:style-name="TableLine94763207704480">
          <table:table-cell table:style-name="Table7.A11" office:value-type="string">
            <text:p text:style-name="P368">ESA/390 on z/Architecture</text:p>
          </table:table-cell>
          <table:table-cell table:style-name="Table7.B8" office:value-type="string">
            <text:p text:style-name="P524">s390</text:p>
          </table:table-cell>
          <table:table-cell table:style-name="Table7.B8" office:value-type="string">
            <text:p text:style-name="P524">s390x-insn.msl</text:p>
          </table:table-cell>
          <table:table-cell table:style-name="Table7.B8" office:value-type="string">
            <text:p text:style-name="P524">s390</text:p>
          </table:table-cell>
          <table:table-cell table:style-name="Table7.B8" office:value-type="string">
            <text:p text:style-name="P373">31</text:p>
          </table:table-cell>
          <table:table-cell table:style-name="Table7.B8" office:value-type="string">
            <text:p text:style-name="P529">E390</text:p>
          </table:table-cell>
          <table:table-cell table:style-name="Table7.G8" office:value-type="string">
            <text:p text:style-name="P529">CCW1</text:p>
          </table:table-cell>
        </table:table-row>
        <table:table-row table:style-name="TableLine94763207708640">
          <table:table-cell table:style-name="Table7.A11" office:value-type="string">
            <text:p text:style-name="P368">z/Architecture</text:p>
          </table:table-cell>
          <table:table-cell table:style-name="Table7.B9" office:value-type="string">
            <text:p text:style-name="P524">s390x</text:p>
          </table:table-cell>
          <table:table-cell table:style-name="Table7.C9" office:value-type="string">
            <text:p text:style-name="P524">s390x-insn.msl</text:p>
          </table:table-cell>
          <table:table-cell table:style-name="Table7.D9" office:value-type="string">
            <text:p text:style-name="P524">s390x</text:p>
          </table:table-cell>
          <table:table-cell table:style-name="Table7.E9" office:value-type="string">
            <text:p text:style-name="P373">64</text:p>
          </table:table-cell>
          <table:table-cell table:style-name="Table7.F9" office:value-type="string">
            <text:p text:style-name="P529">Z</text:p>
          </table:table-cell>
          <table:table-cell table:style-name="Table7.G9" office:value-type="string">
            <text:p text:style-name="P563">CCW1</text:p>
          </table:table-cell>
        </table:table-row>
        <table:table-row table:style-name="TableLine94763207713264">
          <table:table-cell table:style-name="Table7.A11" office:value-type="string">
            <text:p text:style-name="P370">all (see Note 1)</text:p>
          </table:table-cell>
          <table:table-cell table:style-name="Table7.B10" office:value-type="string">
            <text:p text:style-name="P530">24</text:p>
          </table:table-cell>
          <table:table-cell table:style-name="Table7.C10" office:value-type="string">
            <text:p text:style-name="P530">all-insn.msl</text:p>
          </table:table-cell>
          <table:table-cell table:style-name="Table7.D10" office:value-type="string">
            <text:p text:style-name="P530">24</text:p>
          </table:table-cell>
          <table:table-cell table:style-name="Table7.E10" office:value-type="string">
            <text:p text:style-name="P374">24</text:p>
          </table:table-cell>
          <table:table-cell table:style-name="Table7.F10" office:value-type="string">
            <text:p text:style-name="P531">EC</text:p>
          </table:table-cell>
          <table:table-cell table:style-name="Table7.G10" office:value-type="string">
            <text:p text:style-name="P531">CCW0</text:p>
          </table:table-cell>
        </table:table-row>
        <table:table-row table:style-name="TableLine94763207717968">
          <table:table-cell table:style-name="Table7.A11" office:value-type="string">
            <text:p text:style-name="P370">all (see Note 1)</text:p>
          </table:table-cell>
          <table:table-cell table:style-name="Table7.B11" office:value-type="string">
            <text:p text:style-name="P530">31</text:p>
          </table:table-cell>
          <table:table-cell table:style-name="Table7.C11" office:value-type="string">
            <text:p text:style-name="P530">all-insn.msl</text:p>
          </table:table-cell>
          <table:table-cell table:style-name="Table7.D11" office:value-type="string">
            <text:p text:style-name="P530">31</text:p>
          </table:table-cell>
          <table:table-cell table:style-name="Table7.E11" office:value-type="string">
            <text:p text:style-name="P374">31</text:p>
          </table:table-cell>
          <table:table-cell table:style-name="Table7.F11" office:value-type="string">
            <text:p text:style-name="P531">E390</text:p>
          </table:table-cell>
          <table:table-cell table:style-name="Table7.G11" office:value-type="string">
            <text:p text:style-name="P531">CCW0</text:p>
          </table:table-cell>
        </table:table-row>
        <table:table-row table:style-name="TableLine94763207722672">
          <table:table-cell table:style-name="Table7.A12" office:value-type="string">
            <text:p text:style-name="P370">all (see Note 1)</text:p>
          </table:table-cell>
          <table:table-cell table:style-name="Table7.B12" office:value-type="string">
            <text:p text:style-name="P530">64</text:p>
          </table:table-cell>
          <table:table-cell table:style-name="Table7.C12" office:value-type="string">
            <text:p text:style-name="P530"><text:span text:style-name="T960">a</text:span>ll-insn.msl</text:p>
          </table:table-cell>
          <table:table-cell table:style-name="Table7.D12" office:value-type="string">
            <text:p text:style-name="P530">64</text:p>
          </table:table-cell>
          <table:table-cell table:style-name="Table7.E12" office:value-type="string">
            <text:p text:style-name="P375">64</text:p>
          </table:table-cell>
          <table:table-cell table:style-name="Table7.F12" office:value-type="string">
            <text:p text:style-name="P532">E390</text:p>
          </table:table-cell>
          <table:table-cell table:style-name="Table7.G12" office:value-type="string">
            <text:p text:style-name="P532">CCW0</text:p>
          </table:table-cell>
        </table:table-row>
      </table:table>
      <text:p text:style-name="P123"/>
      <text:p text:style-name="P137"><text:span text:style-name="T868">Note 1. <text:s/>All supported instructions are recognized by the assembler for this target architecture. <text:s/>The selection of </text:span><text:span text:style-name="T446">XMODE</text:span><text:span text:style-name="T869"> </text:span><text:span text:style-name="T446">PSW</text:span><text:span text:style-name="T869"> and </text:span><text:span text:style-name="T446">CCW</text:span><text:span text:style-name="T869"> values are those valid for the IPL PSW and IPL CCW's for the environment implied by the target argument. <text:s/>The </text:span><text:span text:style-name="T446">64</text:span><text:span text:style-name="T869"> target value uses the syntax of the </text:span><text:span text:style-name="T446">IPTE</text:span><text:span text:style-name="T869"> instruction in z/Architecture while the </text:span><text:span text:style-name="T446">24</text:span><text:span text:style-name="T869"> and </text:span><text:span text:style-name="T446">31</text:span><text:span text:style-name="T869"> target values use the original </text:span><text:span text:style-name="T446">IPTE</text:span><text:span text:style-name="T869"> instruction syntax.</text:span></text:p>
      <text:h text:style-name="P1276" text:outline-level="4"><text:bookmark-start text:name="__RefHeading__15931_298340403"/>--ccw <text:span text:style-name="T912">FORMAT</text:span><text:bookmark-end text:name="__RefHeading__15931_298340403"/></text:h>
      <text:p text:style-name="P138"><text:span text:style-name="T729">The </text:span><text:span text:style-name="T324">–</text:span><text:span text:style-name="T325">-</text:span><text:span text:style-name="T324">ccw</text:span><text:span text:style-name="T729"> option sets the initial execution mode CCW, overriding the expected CCW defined for the CPU in the MSL database. <text:s/>Accepted values are:</text:span></text:p>
      <text:p text:style-name="P816"><text:span text:style-name="T323">0</text:span><text:span text:style-name="T730">, </text:span><text:span text:style-name="T323">1</text:span><text:span text:style-name="T730">, and </text:span><text:span text:style-name="T323">none</text:span><text:span text:style-name="T730">.</text:span></text:p>
      <text:p text:style-name="P1089"><text:span text:style-name="T730">A value of </text:span><text:span text:style-name="T323">none</text:span><text:span text:style-name="T730"> removes the </text:span><text:span text:style-name="T323">XMODE CCW</text:span><text:span text:style-name="T730"> setting, disabling the </text:span><text:span text:style-name="T323">CCW</text:span><text:span text:style-name="T730"> directive.</text:span></text:p>
      <text:h text:style-name="P1277" text:outline-level="4"><text:bookmark-start text:name="__RefHeading__15935_298340403"/>--cp <text:span text:style-name="T909">TRANS[=FILE]</text:span><text:bookmark-end text:name="__RefHeading__15935_298340403"/></text:h>
      <text:p text:style-name="P1090">Specifie<text:span text:style-name="T918">s</text:span> the specific ASCII and EBCDIC character translation, <text:span text:style-name="T476">TRANS</text:span><text:span text:style-name="T919">,</text:span> <text:span text:style-name="T909">code page </text:span>used by <text:soft-page-break/>the assembler. <text:s/>If not specified, it defaults to the <text:span text:style-name="T257">94C</text:span> definition assumed to be available in the <text:span text:style-name="T918">default code page</text:span> file. <text:s/><text:span text:style-name="T918">Specify the optional </text:span><text:span text:style-name="T477">FILE</text:span><text:span text:style-name="T918"> if a different code page file is used.</text:span> <text:s/><text:span text:style-name="T918">S</text:span>ee the “Code Page” section for details.</text:p>
      <text:h text:style-name="P1292" text:outline-level="4"><text:bookmark-start text:name="__RefHeading__7894_277269877"/>--cpu <text:span text:style-name="T907">MSLFILE=CPU</text:span><text:bookmark-end text:name="__RefHeading__7894_277269877"/></text:h>
      <text:p text:style-name="P38"><text:span text:style-name="T705">The </text:span><text:span text:style-name="T304">--cpu</text:span><text:span text:style-name="T705"> option identifies both the MSL file and the CPU within it for which the assembly is targeted. <text:s/>The two are specified separated without spaces by an intervening equal sign '</text:span><text:span text:style-name="T435">=</text:span><text:span text:style-name="T857">' as shown by this example:</text:span></text:p>
      <text:p text:style-name="P895"><text:span text:style-name="T435">--cpu </text:span><text:span text:style-name="T474">s360-insn.msl</text:span><text:span text:style-name="T435">=2020</text:span></text:p>
      <text:h text:style-name="P1295" text:outline-level="4"><text:bookmark-start text:name="__RefHeading__10266_131414793"/>-e/--error <text:span text:style-name="T907">LEVEL</text:span><text:bookmark-end text:name="__RefHeading__10266_131414793"/></text:h>
      <text:p text:style-name="P125"><text:span text:style-name="T766">The </text:span><text:span text:style-name="T360">-e</text:span><text:span text:style-name="T766"> or </text:span><text:span text:style-name="T360">–-error</text:span><text:span text:style-name="T766"> option specifies the level of error handling and method of reporting in use. <text:s/>Three values are supported:</text:span></text:p>
      <text:list xml:id="list1841852460" text:style-name="L9">
        <text:list-item>
          <text:p text:style-name="P1388"><text:span text:style-name="T121">'</text:span><text:span text:style-name="T360">0</text:span><text:span text:style-name="T121">'</text:span><text:span text:style-name="T766"> – </text:span><text:span text:style-name="T121">No error handling is provided. <text:s/>The assembler terminates immediately with a </text:span><text:span text:style-name="T51">Python</text:span><text:span text:style-name="T121"> exception. <text:s/>Should only be used for diagnostic purposes.</text:span></text:p>
        </text:list-item>
        <text:list-item>
          <text:p text:style-name="P1388"><text:span text:style-name="T121">'</text:span><text:span text:style-name="T360">1</text:span><text:span text:style-name="T121">'</text:span><text:span text:style-name="T766"> – </text:span><text:span text:style-name="T121">User errors are displayed to the user when detected by the assembler. <text:s text:c="2"/>Additionally, the error is provided in the listing with the statement in error and summarized at the end of the listing. <text:s/></text:span><text:span text:style-name="T122">Useful for problem isolation.</text:span></text:p>
        </text:list-item>
        <text:list-item>
          <text:p text:style-name="P1388"><text:span text:style-name="T121">'</text:span><text:span text:style-name="T360">2</text:span><text:span text:style-name="T121">'</text:span><text:span text:style-name="T766"> – </text:span><text:span text:style-name="T12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389"><text:span text:style-name="T123">'</text:span><text:span text:style-name="T460">3</text:span><text:span text:style-name="T123">'</text:span><text:span text:style-name="T887"> – </text:span><text:span text:style-name="T123">User errors are provided only in the listing with the statement in error and summarized at the end of the listing. <text:s/></text:span><text:span text:style-name="T208">Errors are not displayed to the user.</text:span></text:p>
        </text:list-item>
      </text:list>
      <text:p text:style-name="P139"><text:span text:style-name="T894">To the user, the apparent difference between options '</text:span><text:span text:style-name="T359">1</text:span><text:span text:style-name="T767">' and '</text:span><text:span text:style-name="T359">2</text:span><text:span text:style-name="T767">' is the sequence of displayed errors. <text:s/>When using option '</text:span><text:span text:style-name="T359">1</text:span><text:span text:style-name="T767">' errors may not be in assembly language statement sequence (because they are displayed when encountered). <text:s/>When using option '</text:span><text:span text:style-name="T359">2</text:span><text:span text:style-name="T767">', errors will be in assembly language statement sequence (because they are sorted after all errors have been identified). <text:s/>On occasion the number of errors may be too large for practical use of displayed errors. <text:s/>Option '</text:span><text:span text:style-name="T461">3</text:span><text:span text:style-name="T888">' limits errors to the listing file only. <text:s/>Redirection of displayed output to a file may be required in some cases</text:span></text:p>
      <text:h text:style-name="P1293" text:outline-level="4"><text:bookmark-start text:name="__RefHeading__15937_298340403"/>-h/--help<text:bookmark-end text:name="__RefHeading__15937_298340403"/></text:h>
      <text:p text:style-name="P140"><text:span text:style-name="T705">The </text:span><text:span text:style-name="T304">-h</text:span><text:span text:style-name="T705"> or </text:span><text:span text:style-name="T304">–-help</text:span><text:span text:style-name="T705"> option displays the script file options available and exits.</text:span></text:p>
      <text:h text:style-name="P1296" text:outline-level="4"><text:bookmark-start text:name="__RefHeading__8493_1963792373"/>--nest <text:span text:style-name="T908">DEPTH</text:span><text:bookmark-end text:name="__RefHeading__8493_1963792373"/></text:h>
      <text:p text:style-name="P49"><text:span text:style-name="T716">The </text:span><text:span text:style-name="T310">-n</text:span><text:span text:style-name="T716"> or </text:span><text:span text:style-name="T310">–-nest</text:span><text:span text:style-name="T716"> option sets the maximum number of nested input sources. <text:s/>An input source may be a file, or a macro expansion. <text:s/>Defaults to 20.</text:span></text:p>
      <text:h text:style-name="P1297" text:outline-level="4"><text:bookmark-start text:name="__RefHeading__8745_1871376393"/><text:soft-page-break/>--psw <text:span text:style-name="T908">FORMAT</text:span><text:bookmark-end text:name="__RefHeading__8745_1871376393"/></text:h>
      <text:p text:style-name="P50"><text:span text:style-name="T728">The </text:span><text:span text:style-name="T322">–-psw</text:span><text:span text:style-name="T728"> option sets the initial execution mode PSW format, overriding the expected PSW format defined for the CPU in the MSL database. <text:s/>Accepted values are:</text:span></text:p>
      <text:p text:style-name="P808"><text:span text:style-name="T323">S</text:span><text:span text:style-name="T730">, </text:span><text:span text:style-name="T323">360</text:span><text:span text:style-name="T730">, </text:span><text:span text:style-name="T323">67</text:span><text:span text:style-name="T730">, </text:span><text:span text:style-name="T323">BC</text:span><text:span text:style-name="T730">, </text:span><text:span text:style-name="T323">EC</text:span><text:span text:style-name="T730">, </text:span><text:span text:style-name="T328">380</text:span><text:span text:style-name="T735">, </text:span><text:span text:style-name="T323">XA</text:span><text:span text:style-name="T730">, </text:span><text:span text:style-name="T323">E370</text:span><text:span text:style-name="T730">, </text:span><text:span text:style-name="T323">E390</text:span><text:span text:style-name="T730">, </text:span><text:span text:style-name="T323">Z</text:span><text:span text:style-name="T31">, and </text:span><text:span text:style-name="T323">none</text:span><text:span text:style-name="T730">.</text:span></text:p>
      <text:p text:style-name="P1158"><text:span text:style-name="T31">A value of </text:span><text:span text:style-name="T323">none</text:span><text:span text:style-name="T31"> removes the </text:span><text:span text:style-name="T323">XMODE PSW</text:span><text:span text:style-name="T31"> setting, disabling the </text:span><text:span text:style-name="T323">PSW</text:span><text:span text:style-name="T31"> directive.</text:span></text:p>
      <text:h text:style-name="P1234" text:outline-level="3"><text:bookmark-start text:name="__RefHeading__8124_277269877"/>Input Options<text:bookmark-end text:name="__RefHeading__8124_277269877"/></text:h>
      <text:p text:style-name="P133">Input options identify for the assembler the source of input. <text:s/><text:span text:style-name="T946">Command-line source files and files included by the </text:span><text:span text:style-name="T513">COPY</text:span><text:span text:style-name="T946"> assembler directive are stream text files, expected to utilize UTF-8 character encoding. <text:s/></text:span><text:span text:style-name="T698">Python</text:span><text:span text:style-name="T946"> universal newlines support will accept any of the common physical line termination character sequences. <text:s/>ASMA supplied text files utilize the standard Linux linefeed character to terminate source text files.</text:span></text:p>
      <text:h text:style-name="P1298" text:outline-level="4"><text:bookmark-start text:name="__RefHeading__8126_277269877"/>source<text:bookmark-end text:name="__RefHeading__8126_277269877"/></text:h>
      <text:p text:style-name="P186">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1"><text:span text:style-name="T858">If a relative path or file name alone is used, the </text:span><text:span text:style-name="T437">ASMPATH</text:span><text:span text:style-name="T858"> directory search order is used to locate the file as with a </text:span><text:span text:style-name="T437">COPY</text:span><text:span text:style-name="T858"> directive.</text:span></text:p>
      <text:h text:style-name="P1299" text:outline-level="4"><text:bookmark-start text:name="__RefHeading__15828_304498853"/>--case<text:bookmark-end text:name="__RefHeading__15828_304498853"/></text:h>
      <text:p text:style-name="P135">Enables case-sensitive handling of assembler language labels, macro language symbolic variables and <text:span text:style-name="T917">macro language </text:span>sequence symbols. <text:s/>By default input is case-insensitive.</text:p>
      <text:h text:style-name="P1300" text:outline-level="4"><text:bookmark-start text:name="__RefHeading__15939_298340403"/>-D SYMBOL[=VALUE]<text:bookmark-end text:name="__RefHeading__15939_298340403"/></text:h>
      <text:p text:style-name="P140"><text:span text:style-name="T909">The </text:span><text:span text:style-name="T475">-D</text:span><text:span text:style-name="T909"> option establishes a global character symbolic variable and, if provided, assigns it a character string value. <text:s/>Supplying only a symbol is equivalent to a </text:span><text:span text:style-name="T475">GBLC</text:span><text:span text:style-name="T909"> macro language directive. <text:s/>Providing a value is equivalent to the </text:span><text:span text:style-name="T475">GBLC</text:span><text:span text:style-name="T909"> being followed by a </text:span><text:span text:style-name="T475">SETC</text:span><text:span text:style-name="T909"> macro language directive.</text:span></text:p>
      <text:p text:style-name="P134"><text:span text:style-name="T909">This option performs a role similar to the system symbolic variable </text:span><text:span text:style-name="T475">&amp;SYSPARM</text:span><text:span text:style-name="T909"> but allows any symbol other than those already utilized by ASMA as system symbolic variables to be specified. <text:s/>Unlike the </text:span><text:span text:style-name="T475">&amp;SYSPARM</text:span><text:span text:style-name="T909"> variable, symbols defined by the </text:span><text:span text:style-name="T475">-D</text:span><text:span text:style-name="T909"> option are normal read-write symbols and may be altered by a defined macro. <text:s/>As with all user defined global symbolic variables, a macro must declare its usage before accessing the symbol.</text:span></text:p>
      <text:h text:style-name="P1235" text:outline-level="3"><text:bookmark-start text:name="__RefHeading__8268_277269877"/>Output Options<text:bookmark-end text:name="__RefHeading__8268_277269877"/></text:h>
      <text:p text:style-name="P142">Output options influence the output created by the assembler.</text:p>
      <text:h text:style-name="P1301" text:outline-level="4"><text:bookmark-start text:name="__RefHeading__16316_298340403"/><text:soft-page-break/>-d/--dump<text:bookmark-end text:name="__RefHeading__16316_298340403"/></text:h>
      <text:p text:style-name="P143"><text:span text:style-name="T916">The </text:span><text:span text:style-name="T307">-d</text:span><text:span text:style-name="T916"> or </text:span><text:span text:style-name="T307">–-dump</text:span><text:span text:style-name="T916">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294" text:outline-level="4"><text:bookmark-start text:name="__RefHeading__16318_298340403"/>-h/--help<text:bookmark-end text:name="__RefHeading__16318_298340403"/></text:h>
      <text:p text:style-name="P143"><text:span text:style-name="T705">The </text:span><text:span text:style-name="T304">-h</text:span><text:span text:style-name="T705"> or </text:span><text:span text:style-name="T304">–-help</text:span><text:span text:style-name="T705"> option displays the script file options available and exits.</text:span></text:p>
      <text:h text:style-name="P1302" text:outline-level="4"><text:bookmark-start text:name="__RefHeading__18027_1921226957"/>-m/--mcall<text:bookmark-end text:name="__RefHeading__18027_1921226957"/></text:h>
      <text:p text:style-name="P144"><text:span text:style-name="T962">The </text:span><text:span text:style-name="T525">-m</text:span><text:span text:style-name="T962"> or </text:span><text:span text:style-name="T525">–</text:span><text:span text:style-name="T556">-</text:span><text:span text:style-name="T525">mcall</text:span><text:span text:style-name="T962"> option causes inner macro statements to be included within the listing when statement printing is currently enabled by the </text:span><text:span text:style-name="T525">PRINT</text:span><text:span text:style-name="T962"> </text:span><text:span text:style-name="T525">ON</text:span><text:span text:style-name="T962"> directive. <text:s/>Normally inner macro statements encountered during a macro's invocation are suppressed from the listing.</text:span></text:p>
      <text:h text:style-name="P1303" text:outline-level="4"><text:bookmark-start text:name="__RefHeading__16320_298340403"/>-a/--addr <text:span text:style-name="T910">SIZE</text:span><text:bookmark-end text:name="__RefHeading__16320_298340403"/></text:h>
      <text:p text:style-name="P145"><text:span text:style-name="T709">The </text:span><text:span text:style-name="T308">-a</text:span><text:span text:style-name="T709"> or </text:span><text:span text:style-name="T308">–-addr</text:span><text:span text:style-name="T709"> option overrides in the listing, the address size specified within the MSL for the target CPU. <text:s/>Only four values are accepted: 16, 24, 31, or 64. <text:s/>The option applies to the statement area of the listing and the optional image file dump.</text:span></text:p>
      <text:p text:style-name="P146"><text:span text:style-name="T685">ASMA Specific Behavior</text:span><text:span text:style-name="T997">: This option influences the size of address fields used by the assembler listing. <text:s/>If you prefer to standardize on a single address field size, use the command line argument to override values resulting from the target CPU's definition.</text:span></text:p>
      <text:h text:style-name="P1304" text:outline-level="4"><text:bookmark-start text:name="__RefHeading__9623_273182987"/>-g/--gldipl <text:span text:style-name="T915">FILEPATH</text:span><text:bookmark-end text:name="__RefHeading__9623_273182987"/></text:h>
      <text:p text:style-name="P141"><text:span text:style-name="T751">The </text:span><text:span text:style-name="T348">-g</text:span><text:span text:style-name="T751"> or </text:span><text:span text:style-name="T348">–-gldipl</text:span><text:span text:style-name="T751">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06" text:outline-level="4"><text:bookmark-start text:name="__RefHeading__8270_277269877"/>-i/--image <text:span text:style-name="T913">FILEPATH</text:span><text:bookmark-end text:name="__RefHeading__8270_277269877"/></text:h>
      <text:p text:style-name="P39"><text:span text:style-name="T708">The </text:span><text:span text:style-name="T306">-i</text:span><text:span text:style-name="T708"> or </text:span><text:span text:style-name="T306">–-image</text:span><text:span text:style-name="T708"> option specifies the file to which the binary image is written. <text:s/>If not specified, the image file is suppressed. <text:s/>See the “Using the Image File” section for details.</text:span></text:p>
      <text:h text:style-name="P1305" text:outline-level="4"><text:bookmark-start text:name="__RefHeading__8272_277269877"/>-l/--listing <text:span text:style-name="T913">FILEPATH</text:span><text:bookmark-end text:name="__RefHeading__8272_277269877"/></text:h>
      <text:p text:style-name="P283"><text:span text:style-name="T130">The </text:span><text:span text:style-name="T306">-l</text:span><text:span text:style-name="T130"> (lower-case L) or </text:span><text:span text:style-name="T306">–-listing</text:span><text:span text:style-name="T130"> option specifies the file to which the assembly listing is written. <text:s/>If not specified, the assembly listing is suppressed. <text:s/></text:span><text:span text:style-name="T131">Familiarity with mainframe assembler listings is expected to make the structure and content of the listing self-explanatory.</text:span></text:p>
      <text:h text:style-name="P1278" text:outline-level="4"><text:bookmark-start text:name="__RefHeading__9310_78158561"/><text:soft-page-break/>-o/--object <text:span text:style-name="T911">FILEPATH</text:span><text:bookmark-end text:name="__RefHeading__9310_78158561"/></text:h>
      <text:p text:style-name="P257"><text:span text:style-name="T57">The </text:span><text:span text:style-name="T339">-o</text:span><text:span text:style-name="T57"> pr </text:span><text:span text:style-name="T339">–-object</text:span><text:span text:style-name="T57"> option identifies the file to which a loadable object deck is written.</text:span><text:span text:style-name="T58"> <text:s/>If the option is not specified, an object deck is not created. <text:s/>See the “Using the Object Deck” section for details.</text:span></text:p>
      <text:h text:style-name="P1279" text:outline-level="4"><text:bookmark-start text:name="__RefHeading__9312_78158561"/>-r/--rc <text:span text:style-name="T911">FILEPATH</text:span><text:bookmark-end text:name="__RefHeading__9312_78158561"/></text:h>
      <text:p text:style-name="P258"><text:span text:style-name="T59">The </text:span><text:span text:style-name="T342">-r</text:span><text:span text:style-name="T59"> or </text:span><text:span text:style-name="T342">--rc</text:span><text:span text:style-name="T59"> option identifies the file to which a Hercules RC </text:span><text:span text:style-name="T60">script </text:span><text:span text:style-name="T59">file containing real storage alter commands is written. <text:s/></text:span><text:span text:style-name="T60">If the option is not specified, the RC script file is not created. <text:s/>See the “Using the RC Script File” section for details.</text:span></text:p>
      <text:h text:style-name="P1280" text:outline-level="4"><text:bookmark-start text:name="__RefHeading__9482_78158561"/>-s/--store <text:span text:style-name="T911">FILEPATH</text:span><text:bookmark-end text:name="__RefHeading__9482_78158561"/></text:h>
      <text:p text:style-name="P259"><text:span text:style-name="T61">The </text:span><text:span text:style-name="T345">-s</text:span><text:span text:style-name="T61"> or </text:span><text:span text:style-name="T345">–-store</text:span><text:span text:style-name="T61"> option identifies the file to which a series of real storage STORE commands is written. <text:s/>If the option is not specified, the command file is not created. <text:s/>See the “Using a STORE Command File” section for details.</text:span></text:p>
      <text:h text:style-name="P1281" text:outline-level="4"><text:bookmark-start text:name="__RefHeading__9484_78158561"/>-v/--vmc <text:span text:style-name="T911">FILEPATH</text:span><text:bookmark-end text:name="__RefHeading__9484_78158561"/></text:h>
      <text:p text:style-name="P282"><text:span text:style-name="T62">The </text:span><text:span text:style-name="T346">-v</text:span><text:span text:style-name="T62"> or </text:span><text:span text:style-name="T346">–-vmc</text:span><text:span text:style-name="T62"> option identifies the file to which a series of real storage STORE commands is written. <text:s/>If the option is not specified, the command file is not created. <text:s/>See the “Using a STORE Command File” section for details.</text:span></text:p>
      <text:h text:style-name="P1307" text:outline-level="4"><text:bookmark-start text:name="__RefHeading__16322_298340403"/>--debug <text:span text:style-name="T914">OPTION </text:span>, --oper <text:span text:style-name="T914">OPER</text:span>, --pas <text:span text:style-name="T914">N</text:span><text:bookmark-end text:name="__RefHeading__16322_298340403"/></text:h>
      <text:p text:style-name="P32"><text:span text:style-name="T706">These three options control various forms of debug output. <text:s/>Under normal circumstances, they should not be used. <text:s/>The </text:span><text:span text:style-name="T305">–-help</text:span><text:span text:style-name="T707"> option lists available values. <text:s/>Debug output may be limited or non-existent if the </text:span><text:span text:style-name="T699">Python</text:span><text:span text:style-name="T707"> environment variable </text:span><text:span text:style-name="T457">PYTHONOPTIMIZE</text:span><text:span text:style-name="T883"> or </text:span><text:span text:style-name="T694">Python</text:span><text:span text:style-name="T883"> command line options </text:span><text:span text:style-name="T457">-O</text:span><text:span text:style-name="T883"> or </text:span><text:span text:style-name="T457">-OO</text:span><text:span text:style-name="T883"> are used.</text:span></text:p>
      <text:h text:style-name="P1198" text:outline-level="2"><text:bookmark-start text:name="__RefHeading__14921_656408657"/>ASMA Assembly Listing<text:bookmark-end text:name="__RefHeading__14921_656408657"/></text:h>
      <text:p text:style-name="P293"><text:span text:style-name="T157">ASMA assembly listings are created as ASCII character stream files. <text:s/>The ASCII form-feed character initiates a new page. <text:s/>Individual detail lines are terminated with the platform specific line-termination character(s) as supplied by </text:span><text:span text:style-name="T52">Python</text:span><text:span text:style-name="T157">'s </text:span><text:span text:style-name="T158">universal newlines facility:</text:span></text:p>
      <text:p text:style-name="P899"><text:a xlink:type="simple" xlink:href="https://docs.python.org/3/library/functions.html#open" text:style-name="Internet_20_link" text:visited-style-name="Visited_20_Internet_20_Link"><text:span text:style-name="T158">https://docs.python.org/3/library/functions.html#open</text:span></text:a></text:p>
      <text:p text:style-name="P294"><text:span text:style-name="T158">ASMA uses </text:span><text:span text:style-name="T53">Python</text:span><text:span text:style-name="T158"> universal newlines for all text files created by the assembler. <text:s/></text:span><text:span text:style-name="T159">Each page consists of </text:span><text:span text:style-name="T235">60</text:span><text:span text:style-name="T159"> lines, including the title line.</text:span></text:p>
      <text:p text:style-name="P278"><text:span text:style-name="T112">ASMA assembly listings contain as many as seven distinct reports depending upon the assembly and command line options. <text:s/>The entire listing is controlled by the </text:span><text:span text:style-name="T442">–-listing</text:span><text:span text:style-name="T112"> command-line script argument. <text:s/>If omitted, no listing is produced.</text:span></text:p>
      <text:p text:style-name="P278"><text:span text:style-name="T112">The following table identifies the individual reports and the controls that influence the generation of the report within the listing. <text:s/></text:span><text:span text:style-name="T113">Reports for which no control is provided are always </text:span><text:soft-page-break/><text:span text:style-name="T113">produced if the listing itself is generated.</text:span></text:p>
      <table:table table:name="Table8" table:style-name="Table8">
        <table:table-column table:style-name="Table8.A"/>
        <table:table-column table:style-name="Table8.B"/>
        <table:table-column table:style-name="Table8.C"/>
        <table:table-header-rows>
          <table:table-row table:style-name="TableLine94763144836576">
            <table:table-cell table:style-name="Table8.A1" office:value-type="string">
              <text:p text:style-name="P801">Report</text:p>
            </table:table-cell>
            <table:table-cell table:style-name="Table8.A1" office:value-type="string">
              <text:p text:style-name="P801">Control</text:p>
            </table:table-cell>
            <table:table-cell table:style-name="Table8.C1" office:value-type="string">
              <text:p text:style-name="P801">Description</text:p>
            </table:table-cell>
          </table:table-row>
        </table:table-header-rows>
        <table:table-row table:style-name="TableLine94763209697120">
          <table:table-cell table:style-name="Table8.A2" office:value-type="string">
            <text:p text:style-name="P429">1</text:p>
          </table:table-cell>
          <table:table-cell table:style-name="Table8.A2" office:value-type="string">
            <text:p text:style-name="P429">none</text:p>
          </table:table-cell>
          <table:table-cell table:style-name="Table8.C2" office:value-type="string">
            <text:p text:style-name="P430">Assembled statements and their generated binary content</text:p>
          </table:table-cell>
        </table:table-row>
        <table:table-row table:style-name="TableLine94763209698928">
          <table:table-cell table:style-name="Table8.A2" office:value-type="string">
            <text:p text:style-name="P429">2</text:p>
          </table:table-cell>
          <table:table-cell table:style-name="Table8.A2" office:value-type="string">
            <text:p text:style-name="P429">none</text:p>
          </table:table-cell>
          <table:table-cell table:style-name="Table8.C2" office:value-type="string">
            <text:p text:style-name="P430">Symbol table information and symbol cross-reference </text:p>
          </table:table-cell>
        </table:table-row>
        <table:table-row table:style-name="TableLine94763209699728">
          <table:table-cell table:style-name="Table8.A2" office:value-type="string">
            <text:p text:style-name="P435">3</text:p>
          </table:table-cell>
          <table:table-cell table:style-name="Table8.A2" office:value-type="string">
            <text:p text:style-name="P435">none</text:p>
          </table:table-cell>
          <table:table-cell table:style-name="Table8.C2" office:value-type="string">
            <text:p text:style-name="P436">Macro cross-reference listing</text:p>
          </table:table-cell>
        </table:table-row>
        <table:table-row table:style-name="TableLine94763209700576">
          <table:table-cell table:style-name="Table8.A2" office:value-type="string">
            <text:p text:style-name="P435">4</text:p>
          </table:table-cell>
          <table:table-cell table:style-name="Table8.A2" office:value-type="string">
            <text:p text:style-name="P431">none</text:p>
          </table:table-cell>
          <table:table-cell table:style-name="Table8.C2" office:value-type="string">
            <text:p text:style-name="P432">Image map reporting image and memory residency of the image, each region within the image and each control section within each region.</text:p>
          </table:table-cell>
        </table:table-row>
        <table:table-row table:style-name="TableLine94763209701376">
          <table:table-cell table:style-name="Table8.A2" office:value-type="string">
            <text:p text:style-name="P435">5</text:p>
          </table:table-cell>
          <table:table-cell table:style-name="Table8.A2" office:value-type="string">
            <text:p text:style-name="P576">--dump</text:p>
          </table:table-cell>
          <table:table-cell table:style-name="Table8.C2" office:value-type="string">
            <text:p text:style-name="P427"><text:span text:style-name="T863">Image content in the format of a memory dump if </text:span><text:span text:style-name="T444">–-image</text:span><text:span text:style-name="T865"> also specified.</text:span></text:p>
          </table:table-cell>
        </table:table-row>
        <table:table-row table:style-name="TableLine94763209702128">
          <table:table-cell table:style-name="Table8.A2" office:value-type="string">
            <text:p text:style-name="P770">6</text:p>
          </table:table-cell>
          <table:table-cell table:style-name="Table8.A2" office:value-type="string">
            <text:p text:style-name="P577">--dump</text:p>
          </table:table-cell>
          <table:table-cell table:style-name="Table8.C2" office:value-type="string">
            <text:p text:style-name="P428"><text:span text:style-name="T864">Generated deck records if option </text:span><text:span text:style-name="T443">--object</text:span><text:span text:style-name="T864"> also specified.</text:span></text:p>
          </table:table-cell>
        </table:table-row>
        <table:table-row table:style-name="TableLine94763209702928">
          <table:table-cell table:style-name="Table8.A2" office:value-type="string">
            <text:p text:style-name="P770">7</text:p>
          </table:table-cell>
          <table:table-cell table:style-name="Table8.A2" office:value-type="string">
            <text:p text:style-name="P768">none</text:p>
          </table:table-cell>
          <table:table-cell table:style-name="Table8.C2" office:value-type="string">
            <text:p text:style-name="P769">List of referenced files by number. <text:s/>File numbers are reported in the error report.</text:p>
          </table:table-cell>
        </table:table-row>
        <table:table-row table:style-name="TableLine94763209703888">
          <table:table-cell table:style-name="Table8.A2" office:value-type="string">
            <text:p text:style-name="P770">8</text:p>
          </table:table-cell>
          <table:table-cell table:style-name="Table8.A2" office:value-type="string">
            <text:p text:style-name="P768">none</text:p>
          </table:table-cell>
          <table:table-cell table:style-name="Table8.C2" office:value-type="string">
            <text:p text:style-name="P769">Error <text:span text:style-name="T866">report</text:span>. <text:s/>May contain only informational messages or no errors <text:span text:style-name="T866">when none encountered</text:span>.</text:p>
          </table:table-cell>
        </table:table-row>
      </table:table>
      <text:p text:style-name="P120"/>
      <text:p text:style-name="P121">Other forms o<text:span text:style-name="T889">f</text:span> output are all text files and are not added to the listing. <text:s/>Direct inspection of the generated files is required to see the content.</text:p>
      <text:h text:style-name="P1199" text:outline-level="2"><text:bookmark-start text:name="__RefHeading__11984_566196551"/>Code Pages<text:bookmark-end text:name="__RefHeading__11984_566196551"/></text:h>
      <text:p text:style-name="P295"><text:span text:style-name="T93">ASMA </text:span><text:span text:style-name="T111">input </text:span><text:span text:style-name="T93">is </text:span><text:span text:style-name="T41">ASCII</text:span><text:span text:style-name="T93"> based. <text:s/></text:span><text:span text:style-name="T111">Handling of input text is controlled by the </text:span><text:span text:style-name="T42">Python</text:span><text:span text:style-name="T111"> support of Unicode. <text:s/>All input text files are treated by </text:span><text:span text:style-name="T42">Python</text:span><text:span text:style-name="T111"> as UTF-8 character encoding </text:span><text:span text:style-name="T161">as </text:span><text:span text:style-name="T111">implemented by </text:span><text:span text:style-name="T42">Python</text:span><text:span text:style-name="T111">. <text:s/>Support for a different input encoding, while supported by </text:span><text:span text:style-name="T42">Python</text:span><text:span text:style-name="T111">, is not presently available to an ASMA user. <text:s/></text:span></text:p>
      <text:p text:style-name="P275"><text:span text:style-name="T42">ASMA Limitation</text:span><text:span text:style-name="T111">: The legacy practice of enclosing arbitrary values within a character self-defining term is inhibited by </text:span><text:span text:style-name="T42">Python</text:span><text:span text:style-name="T111">'s own text handling. <text:s/>Such character sequences must be replaced by either a decimal, hexadecimal or binary self-defining term. <text:s/></text:span></text:p>
      <text:p text:style-name="P275"><text:span text:style-name="T9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91">codepage.py</text:span><text:span text:style-name="T93"> module provides this support.</text:span></text:p>
      <text:p text:style-name="P262"><text:span text:style-name="T391">codepage.py</text:span><text:span text:style-name="T9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94">and translation options. <text:s/>Each translation definition utilizes an ASCII and EBCDIC code page definition to construct three translation tables:</text:span></text:p>
      <text:list xml:id="list719397645" text:style-name="L10">
        <text:list-item>
          <text:p text:style-name="P1328"><text:soft-page-break/>ASCII-to-EBCDIC translation,</text:p>
        </text:list-item>
        <text:list-item>
          <text:p text:style-name="P1390"><text:span text:style-name="T94">EBCDIC-to-ASCII translation, </text:span><text:span text:style-name="T97">and</text:span></text:p>
        </text:list-item>
        <text:list-item>
          <text:p text:style-name="P1328">Binary interpretation translation.</text:p>
        </text:list-item>
      </text:list>
      <text:p text:style-name="P263"><text:span text:style-name="T94">ASCII/EBCDIC translation tables convert between the two code sets based upon those characters </text:span><text:span text:style-name="T39">shared</text:span><text:span text:style-name="T94"> between them. <text:s/>Unshared or undefined code assignments are not translated.</text:span></text:p>
      <text:p text:style-name="P85">Binary interpretation translates all single byte binary values to an ASCII character. <text:s/>Four approaches may be used for these conversions when an assignment exists for a code point:</text:p>
      <text:list xml:id="list1585897503" text:style-name="L11">
        <text:list-item>
          <text:p text:style-name="P1329">Interpret only ASCII codes from the ASCII code page,</text:p>
        </text:list-item>
        <text:list-item>
          <text:p text:style-name="P1329">Interpret only EBCDIC codes from the EBCDIC code page,</text:p>
        </text:list-item>
        <text:list-item>
          <text:p text:style-name="P1329">Interpret both ASCII and EBCDIC codes from their respective code pages using the ASCII code assignment when a code assignment exists in both code pages, or</text:p>
        </text:list-item>
        <text:list-item>
          <text:p text:style-name="P1329">Interpret both ASCII and EBCDIC codes from their respective code pages using the EBCDIC code assignment when a code assignment exists in both code pages.</text:p>
        </text:list-item>
      </text:list>
      <text:p text:style-name="P264"><text:span text:style-name="T94">Unassigned values utilize a default “fill” character specified within the definition. <text:s/>The default definitions use a</text:span><text:span text:style-name="T95">n ASCII</text:span><text:span text:style-name="T94"> period, '</text:span><text:span text:style-name="T392">.</text:span><text:span text:style-name="T94">', as the fill character.</text:span></text:p>
      <text:h text:style-name="P1236" text:outline-level="3"><text:bookmark-start text:name="__RefHeading__11986_566196551"/>Built-In <text:span text:style-name="T839">Code Page </text:span>Definitions<text:bookmark-end text:name="__RefHeading__11986_566196551"/></text:h>
      <text:p text:style-name="P86">The built-in definitions identify a single set of characters. <text:s/>These are the characters specified by an architecture reference summary manual as the '94C' assignments in its “Code Assignments” section with the exception of four characters:</text:p>
      <text:list xml:id="list3314885764" text:style-name="L12">
        <text:list-item>
          <text:p text:style-name="P1330">E0, the Eight Ones character;</text:p>
        </text:list-item>
        <text:list-item>
          <text:p text:style-name="P1330">NSP, the Numeric Space character;</text:p>
        </text:list-item>
        <text:list-item>
          <text:p text:style-name="P1330">RSP, the Required Space character; and</text:p>
        </text:list-item>
        <text:list-item>
          <text:p text:style-name="P1330">SHY, the Soft Hyphen character.</text:p>
        </text:list-item>
      </text:list>
      <text:p text:style-name="P87">The built-in definitions provide the four translation options using the identification:</text:p>
      <text:list xml:id="list3547895806" text:style-name="L13">
        <text:list-item>
          <text:p text:style-name="P1391"><text:span text:style-name="T393">94C</text:span><text:span text:style-name="T96"> – Interpret EBCDIC </text:span><text:span text:style-name="T103">only</text:span><text:span text:style-name="T96"> (</text:span><text:span text:style-name="T105">approach </text:span><text:span text:style-name="T103">2</text:span><text:span text:style-name="T96"> above),</text:span></text:p>
        </text:list-item>
        <text:list-item>
          <text:p text:style-name="P1391"><text:span text:style-name="T393">94Ca</text:span><text:span text:style-name="T96"> – Interpret ASCII only (</text:span><text:span text:style-name="T105">approach </text:span><text:span text:style-name="T96">1 above),</text:span></text:p>
        </text:list-item>
        <text:list-item>
          <text:p text:style-name="P1392"><text:span text:style-name="T393">94Ce</text:span><text:span text:style-name="T397">a</text:span><text:span text:style-name="T96"> – Interpret ASCII and EBCDIC with EBCDIC preferred over ASCII (</text:span><text:span text:style-name="T105">approach </text:span><text:span text:style-name="T96">4 above), and</text:span></text:p>
        </text:list-item>
        <text:list-item>
          <text:p text:style-name="P1391"><text:span text:style-name="T393">94Cae</text:span><text:span text:style-name="T96"> – Interpret ASCII and EBCDIC with ASCII preferred over EBCDIC (</text:span><text:span text:style-name="T105">approach </text:span><text:span text:style-name="T96">3 above).</text:span></text:p>
        </text:list-item>
      </text:list>
      <text:p text:style-name="P265"><text:span text:style-name="T96">Any of these translation definitions may be used in the </text:span><text:span text:style-name="T393">--cptrans</text:span><text:span text:style-name="T96"> command line option. <text:s/></text:span><text:span text:style-name="T393">94C</text:span><text:span text:style-name="T96"> is the default.</text:span></text:p>
      <text:p text:style-name="P87"><text:soft-page-break/>It is possible when using the set of 94C definitions to generate unrecognized ASCII characters <text:span text:style-name="T861">on</text:span> a typical PC keyboard. <text:s/>These will appear in assembled object code <text:span text:style-name="T814">and macro language character symbolic variables as </text:span>unchanged.</text:p>
      <text:h text:style-name="P1237" text:outline-level="3"><text:bookmark-start text:name="__RefHeading__11988_566196551"/>Local <text:span text:style-name="T840">Code Page </text:span>Modifications<text:bookmark-end text:name="__RefHeading__11988_566196551"/></text:h>
      <text:p text:style-name="P265"><text:span text:style-name="T96">The </text:span><text:span text:style-name="T393">codepage.py</text:span><text:span text:style-name="T96"> module was designed specifically with local modifications in mind. <text:s/>The built-in definitions can be output to a file using the </text:span><text:span text:style-name="T393">codepage.py -–write</text:span><text:span text:style-name="T96"> command line option. <text:s/>Once output, the file may be locally modified to satisfy local code page needs. <text:s/>The local file </text:span><text:span text:style-name="T132">and translation code page </text:span><text:span text:style-name="T96">is then referenced in the ASMA </text:span><text:span text:style-name="T393">–-cp</text:span><text:span text:style-name="T96"> command line option for use by the assembler.</text:span></text:p>
      <text:p text:style-name="P88">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66"><text:span text:style-name="T101">The </text:span><text:span text:style-name="T394">codepage.py</text:span><text:span text:style-name="T101"> command line options, described in the next section, are provided to assist in verifying the expected results.</text:span></text:p>
      <text:p text:style-name="P266"><text:span text:style-name="T101">Changing the supplied default definitions from within the </text:span><text:span text:style-name="T394">codepage.py</text:span><text:span text:style-name="T101"> module is also possible but not recommended. <text:s/></text:span><text:span text:style-name="T160">The default definitions are embedded within the </text:span><text:span text:style-name="T519">codepage.py</text:span><text:span text:style-name="T160"> </text:span><text:span text:style-name="T54">Python</text:span><text:span text:style-name="T160"> module as the global variable </text:span><text:span text:style-name="T519">default</text:span><text:span text:style-name="T160"> defined near lines 45-302.</text:span></text:p>
      <text:h text:style-name="P1238" text:outline-level="3"><text:bookmark-start text:name="__RefHeading__11990_566196551"/>codepage.py Command-Line Options<text:bookmark-end text:name="__RefHeading__11990_566196551"/></text:h>
      <text:h text:style-name="P1282" text:outline-level="4"><text:bookmark-start text:name="__RefHeading__11992_566196551"/>-a/--a2e<text:bookmark-end text:name="__RefHeading__11992_566196551"/></text:h>
      <text:p text:style-name="P89">If present, print the ASCII-to-EBCDIC translation table of the selected translation ID as a 16-by-16 matrix.</text:p>
      <text:h text:style-name="P1282" text:outline-level="4"><text:bookmark-start text:name="__RefHeading__11994_566196551"/>-c/--codepages<text:bookmark-end text:name="__RefHeading__11994_566196551"/></text:h>
      <text:p text:style-name="P89">If present, print the ASCII and EBCDIC code pages of the selected translation ID as a list sorted by character name.</text:p>
      <text:h text:style-name="P1282" text:outline-level="4"><text:bookmark-start text:name="__RefHeading__11998_566196551"/>-e/--e2a<text:bookmark-end text:name="__RefHeading__11998_566196551"/></text:h>
      <text:p text:style-name="P89">If present, print the EBCDIC-to-ASCII translation table of the selected translation ID as a 16-by-16 matrix.</text:p>
      <text:h text:style-name="P1282" text:outline-level="4"><text:bookmark-start text:name="__RefHeading__12000_566196551"/>-p/--codepoints<text:bookmark-end text:name="__RefHeading__12000_566196551"/></text:h>
      <text:p text:style-name="P89">If present, print the list of ASCII and EBCDIC characters, by name, assigned to each code point.</text:p>
      <text:h text:style-name="P1282" text:outline-level="4"><text:bookmark-start text:name="__RefHeading__12002_566196551"/><text:soft-page-break/>--cpfile<text:bookmark-end text:name="__RefHeading__12002_566196551"/></text:h>
      <text:p text:style-name="P267"><text:span text:style-name="T92">Specifies the code page file defining the ASCII and EBCDIC character translations available to the </text:span><text:span text:style-name="T98">command line utility</text:span><text:span text:style-name="T92">. <text:s/></text:span><text:span text:style-name="T99">The </text:span><text:span text:style-name="T396">CDPGPATH</text:span><text:span text:style-name="T99"> environment variable defines the directory search path used to locate the file. <text:s/></text:span><text:span text:style-name="T92">If not specified the built-in translation definitions are used. <text:s/></text:span></text:p>
      <text:h text:style-name="P1282" text:outline-level="4"><text:bookmark-start text:name="__RefHeading__12004_566196551"/>--cptrans<text:bookmark-end text:name="__RefHeading__12004_566196551"/></text:h>
      <text:p text:style-name="P267"><text:span text:style-name="T92">Specifie</text:span><text:span text:style-name="T162">s</text:span><text:span text:style-name="T92"> the specific ASCII and EBCDIC character translation </text:span><text:span text:style-name="T98">definition </text:span><text:span text:style-name="T162">for</text:span><text:span text:style-name="T98"> w</text:span><text:span text:style-name="T162">h</text:span><text:span text:style-name="T98">i</text:span><text:span text:style-name="T162">c</text:span><text:span text:style-name="T98">h the output options apply. <text:s/>If omitted the id </text:span><text:span text:style-name="T395">94C</text:span><text:span text:style-name="T98"> is used.</text:span></text:p>
      <text:h text:style-name="P1283" text:outline-level="4"><text:bookmark-start text:name="__RefHeading__12253_1505942903"/>--dump<text:span text:style-name="T805">a</text:span><text:bookmark-end text:name="__RefHeading__12253_1505942903"/></text:h>
      <text:p text:style-name="P268"><text:span text:style-name="T98">If present, print the binary interpretation table of the selected translation ID as 16-by-16 matrix. <text:s/></text:span><text:span text:style-name="T102">Translation is to ASCII output characters.</text:span></text:p>
      <text:h text:style-name="P1284" text:outline-level="4"><text:bookmark-start text:name="__RefHeading__12255_1505942903"/>--dumpe<text:bookmark-end text:name="__RefHeading__12255_1505942903"/></text:h>
      <text:p text:style-name="P268"><text:span text:style-name="T98">If present, print the binary interpretation table of the selected translation ID as 16-by-16 matrix. <text:s/></text:span><text:span text:style-name="T102">Translation is to EBCDIC output characters.</text:span></text:p>
      <text:h text:style-name="P1282" text:outline-level="4"><text:bookmark-start text:name="__RefHeading__12006_566196551"/>--test<text:bookmark-end text:name="__RefHeading__12006_566196551"/></text:h>
      <text:p text:style-name="P89">Perform a simple translation test on the value supplied with the argument.</text:p>
      <text:h text:style-name="P1308" text:outline-level="4"><text:bookmark-start text:name="__RefHeading__17849_778670840"/>--write FILEPATH<text:bookmark-end text:name="__RefHeading__17849_778670840"/></text:h>
      <text:p text:style-name="P152">Output to the default code page definitions to the specified file.</text:p>
      <text:h text:style-name="P1201" text:outline-level="2"><text:bookmark-start text:name="__RefHeading__15635_43547413"/>Troubleshooting<text:bookmark-end text:name="__RefHeading__15635_43547413"/></text:h>
      <text:p text:style-name="P129">When unexpected problems occur take the following steps:</text:p>
      <text:p text:style-name="P127"><text:span text:style-name="T892">Do not set the </text:span><text:span text:style-name="T700">Python</text:span><text:span text:style-name="T892"> </text:span><text:span text:style-name="T463">PYTHONOPTIMIZE</text:span><text:span text:style-name="T892"> environment variable. <text:s/>This option causes the removal of internal value checking and suppression of some debug or tracing results. <text:s/>Creation of optimized byte-code removes assert statements and others operating under control of the </text:span><text:span text:style-name="T700">Python</text:span><text:span text:style-name="T892"> variable </text:span><text:span text:style-name="T463">__debug__</text:span><text:span text:style-name="T892">. <text:s text:c="2"/>Normally these are not needed and assembly times are improved.</text:span></text:p>
      <text:p text:style-name="P128"><text:span text:style-name="T892">Modify the </text:span><text:span text:style-name="T463">–</text:span><text:span text:style-name="T464">-</text:span><text:span text:style-name="T463">error</text:span><text:span text:style-name="T892"> reporting level to improve error reporting. <text:s/>The default, </text:span><text:span text:style-name="T464">2</text:span><text:span text:style-name="T893">, causes errors to be reported at the end of the assembly and in the listing. <text:s/>Unanticipated </text:span><text:span text:style-name="T701">Python</text:span><text:span text:style-name="T893"> exceptions will cause the assembler to terminate before a listing is produced and errors are reported. <text:s/>Use an error level of </text:span><text:span text:style-name="T464">1</text:span><text:span text:style-name="T893"> to have errors reported when they are detected. <text:s/>Use a level of </text:span><text:span text:style-name="T464">0</text:span><text:span text:style-name="T893"> to disable </text:span><text:span text:style-name="T701">Python</text:span><text:span text:style-name="T893"> exception handling. <text:s/>This may result in the initial detected error being displayed.</text:span></text:p>
      <text:p text:style-name="P128"><text:span text:style-name="T893">If the failing statement can be identified, use the </text:span><text:span text:style-name="T464">--oper</text:span><text:span text:style-name="T893"> to trace processing of a specific operation. <text:s/>More general processing can be enabled by using </text:span><text:span text:style-name="T464">–-debug</text:span><text:span text:style-name="T893">. <text:s/>Both of these </text:span><text:soft-page-break/><text:span text:style-name="T893">options can generate excessive output. <text:s/>Output from these options are not documented and is only meaningful if the related </text:span><text:span text:style-name="T701">Python</text:span><text:span text:style-name="T893"> code is understood. <text:s/>If these two options are used, it is recommended to create a test file that only contains the problem statement or statements to reduce the output.</text:span></text:p>
      <text:p text:style-name="P130"><text:span text:style-name="T901">If you remove the definition for the </text:span><text:span text:style-name="T468">PYTHONOPTIMIZE</text:span><text:span text:style-name="T901"> environment variable but debugging or tracing information is not appearing, ensure any directories named </text:span><text:span text:style-name="T468">__pycache__</text:span><text:span text:style-name="T901"> are removed. <text:s/>This directory is where </text:span><text:span text:style-name="T702">Python</text:span><text:span text:style-name="T901"> stores compiled byte-code. <text:s/>If the cached byte-code has removed optional error checking code, the directory's removal will force recreation of the </text:span><text:span text:style-name="T702">Python</text:span><text:span text:style-name="T901"> byte-code with the error checking code present.</text:span></text:p>
      <text:h text:style-name="Heading_20_3" text:outline-level="3"><text:bookmark-start text:name="__RefHeading__14324_1833370168"/><text:span text:style-name="T643">Python</text:span> Exceptions<text:bookmark-end text:name="__RefHeading__14324_1833370168"/></text:h>
      <text:p text:style-name="P116">Generally any <text:span text:style-name="T651">Python</text:span> exception raised by the assembler is a bug. <text:s/></text:p>
      <text:p text:style-name="P117"><text:span text:style-name="T759">The exception to this statement is when the command line option <text:s/></text:span><text:span text:style-name="T359">--error 0</text:span><text:span text:style-name="T767"> is in effect. <text:s/>This option disables all internal trapping of </text:span><text:span text:style-name="T693">Python</text:span><text:span text:style-name="T767"> exceptions. <text:s/>When this option is in use, </text:span><text:span text:style-name="T354">AssemblerError</text:span><text:span text:style-name="T759"> exceptions should be considered as normal. <text:s/>These exceptions are used when a user error is encountered. <text:s/>All other exceptions are bugs. <text:s/></text:span></text:p>
      <text:p text:style-name="P117"><text:span text:style-name="T846">There are occasions where the reason a statement is reported in error is not entirely clear. <text:s/>This can result from the trapping of other exceptions that become translated into an </text:span><text:span text:style-name="T430">AssemblerError</text:span><text:span text:style-name="T846"> exception. <text:s/>By using command line </text:span><text:span text:style-name="T430">–-error 0</text:span><text:span text:style-name="T846"> option the triggering exception may be reported. <text:s/>In this case, the exact location of the inner error will be reported facilitating resolution.</text:span></text:p>
      <text:p text:style-name="P90"><text:span text:style-name="T767">Regardless of the </text:span><text:span text:style-name="T359">–-error</text:span><text:span text:style-name="T767"> option in effect, a </text:span><text:span text:style-name="T354">ValueError</text:span><text:span text:style-name="T759"> or </text:span><text:span text:style-name="T457">AssertionError</text:span><text:span text:style-name="T883"> exception is a bug. <text:s/>Internal checks that result in unanticipated conditions raise a </text:span><text:span text:style-name="T354">ValueError</text:span><text:span text:style-name="T759"> or </text:span><text:span text:style-name="T457">AssertionError</text:span><text:span text:style-name="T883"> exception. <text:s/>They are never caught and always immediately terminate the assembler. <text:s/></text:span><text:span text:style-name="T694">Python</text:span><text:span text:style-name="T883"> itself may raise a </text:span><text:span text:style-name="T359">ValueError</text:span><text:span text:style-name="T767"> or other exceptions. <text:s/>Uncaught exceptions raised by either </text:span><text:span text:style-name="T693">Python</text:span><text:span text:style-name="T767"> or the assembler always terminate the assembler and always require correction.</text:span></text:p>
      <text:h text:style-name="P1393" text:outline-level="1"/>
      <text:h text:style-name="P1192" text:outline-level="1"><text:bookmark-start text:name="__RefHeading__14493_1250512974"/>Legacy Programs<text:bookmark-end text:name="__RefHeading__14493_1250512974"/></text:h>
      <text:p text:style-name="P122">This section brings together in a single place some of the areas of adjustment that are required by ASMA to an existing assembl<text:span text:style-name="T884">y</text:span> source program. <text:s/>Refer to details within the document for more information.</text:p>
      <text:p text:style-name="P77"><text:span text:style-name="T884">Most</text:span> programs accepted by a proprietary assembler will <text:span text:style-name="T880">likely </text:span>require <text:span text:style-name="T880">some </text:span>modification for ASMA.</text:p>
      <text:p text:style-name="P276"><text:span text:style-name="T114">The following sections are based upon limited experience in using ASMA with legacy programs, but </text:span><text:span text:style-name="T125">the areas discussed either </text:span><text:span text:style-name="T114">reoccur </text:span><text:span text:style-name="T116">or deserve explicit mention</text:span><text:span text:style-name="T114">.</text:span></text:p>
      <text:p text:style-name="P281"><text:span text:style-name="T82">Although obvious, any assembler directives or constant types not support</text:span><text:span text:style-name="T83">ed</text:span><text:span text:style-name="T82"> by ASMA must be addressed.</text:span></text:p>
      <text:h text:style-name="P1202" text:outline-level="2"><text:bookmark-start text:name="__RefHeading__15877_43547413"/>Statement Format<text:bookmark-end text:name="__RefHeading__15877_43547413"/></text:h>
      <text:p text:style-name="P97">ASMA expects variable length input lines. <text:s/>Generally the presence of sequence columns become interpreted as comments. <text:s/><text:span text:style-name="T651">Python</text:span> supports a universal newline strategy which makes ASMA insensitive to the underlying platform's standard line termination sequence.</text:p>
      <text:p text:style-name="P126"><text:span text:style-name="T770">Comment statements start with a</text:span><text:span text:style-name="T773">n</text:span><text:span text:style-name="T770"> asterisk, </text:span><text:span text:style-name="T364">*</text:span><text:span text:style-name="T770">. <text:s/>If the asterisk is preceded by spaces or other “white space” characters such as tabs, the statement will be found in error.</text:span></text:p>
      <text:p text:style-name="P126"><text:span text:style-name="T770">ASMA expects continuation lines to be indicated by a backslash, </text:span><text:span text:style-name="T364">\</text:span><text:span text:style-name="T770">, in the last character position of the </text:span><text:span text:style-name="T771">variable-length </text:span><text:span text:style-name="T770">line.</text:span></text:p>
      <text:p text:style-name="P97">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98">If problems result with continuation lines, remove continuation by creating a single long line.</text:p>
      <text:p text:style-name="P102">The alternate continuation conventions available with legacy macros is supported by ASMA <text:span text:style-name="T1050">but has had limited testing</text:span>.</text:p>
      <text:h text:style-name="P1203" text:outline-level="2"><text:bookmark-start text:name="__RefHeading__14503_1250512974"/>D-type Constants<text:bookmark-end text:name="__RefHeading__14503_1250512974"/></text:h>
      <text:p text:style-name="P277"><text:span text:style-name="T115">A common legacy practice is to utilize a </text:span><text:span text:style-name="T469">D</text:span><text:span text:style-name="T115">-type constant </text:span><text:span text:style-name="T126">for</text:span><text:span text:style-name="T115"> doubleword align</text:span><text:span text:style-name="T126">ment</text:span><text:span text:style-name="T115"> and place</text:span><text:span text:style-name="T126">ment of</text:span><text:span text:style-name="T115"> binary zeros into an 8-byte field. <text:s/>ASMA </text:span><text:span text:style-name="T126">treats </text:span><text:span text:style-name="T147">a</text:span><text:span text:style-name="T126"> </text:span><text:span text:style-name="T470">D</text:span><text:span text:style-name="T126">-type constant as a synonym for the </text:span><text:span text:style-name="T470">FD</text:span><text:span text:style-name="T126">-type constant. <text:s/>Floating point </text:span><text:span text:style-name="T127">nominal value syntax </text:span><text:span text:style-name="T126">is not supported. <text:s/>Only integer nominal values are recognized. <text:s/></text:span><text:span text:style-name="T203">When hexadecimal floating-point constants are supported, </text:span><text:span text:style-name="T593">D</text:span><text:span text:style-name="T203">-type constants will be supported as long hexadecimal floating point constants.</text:span></text:p>
      <text:h text:style-name="P1204" text:outline-level="2"><text:bookmark-start text:name="__RefHeading__14870_1250512974"/><text:soft-page-break/><text:span text:style-name="T1042">Binary and Hexadecimal </text:span>Floating-Point Constants<text:bookmark-end text:name="__RefHeading__14870_1250512974"/></text:h>
      <text:p text:style-name="P1125">ASMA lacks support for <text:span text:style-name="T1042">binary and</text:span> floating point constant types. <text:s/>Although floating point instructions are supported, the creation of <text:span text:style-name="T1042">binary or hexadecimal floating point </text:span>constants for them is not. <text:s/>The only available solution is for such constants to be replaced by <text:span text:style-name="T257">X</text:span>-type constants. <text:s/>An assembly listing from another source could provide the required content. <text:s/>Resolution of this limitation is an eventual goal.</text:p>
      <text:p text:style-name="P1126">Decimal Floating Point constants are fully supported.</text:p>
      <text:h text:style-name="Heading_20_2" text:outline-level="2"><text:bookmark-start text:name="__RefHeading___Toc16469_34610501"/>Literals<text:bookmark-end text:name="__RefHeading___Toc16469_34610501"/></text:h>
      <text:p text:style-name="P1120"><text:span text:style-name="T1038">While literals are supported, only basic support within machine instructions is available. <text:s/></text:span>Where usage of a literal is not supported it must be replaced with a constant defined by a <text:span text:style-name="T257">DC</text:span> directive with a label. <text:s/>The label is required to reference the constant in these situations.</text:p>
      <text:h text:style-name="P1205" text:outline-level="2"><text:bookmark-start text:name="__RefHeading__15491_766683081"/>Vector Instructions<text:bookmark-end text:name="__RefHeading__15491_766683081"/></text:h>
      <text:p text:style-name="P202">z/Architecture vector instructions are fully supported. <text:s/>Legacy (pre-z/Architecture) vector instructions are not presently supported by ASMA. <text:s/>If the reader has a need for <text:span text:style-name="T1041">legacy </text:span>vector instructions, the reader is encouraged to work with the author in developing their support within ASMA. <text:s/>MSL is the path to such support.</text:p>
      <text:h text:style-name="P1193" text:outline-level="1"><text:bookmark-start text:name="__RefHeading__9486_78158561"/><text:span text:style-name="T1053">Memory </text:span>Image <text:span text:style-name="T1053">Output</text:span><text:bookmark-end text:name="__RefHeading__9486_78158561"/></text:h>
      <text:p text:style-name="P58"><text:span text:style-name="T657">ASMA Specific Behavior</text:span><text:span text:style-name="T752">: Everything in this section is unique to ASMA or diverges from legacy practices.</text:span></text:p>
      <text:p text:style-name="P187">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7">The <text:span text:style-name="T1053">internal binary content</text:span> consists of:</text:p>
      <text:list xml:id="list1781966978" text:style-name="L14">
        <text:list-item>
          <text:p text:style-name="P1331"><text:span text:style-name="T1053">One or more r</text:span>egions of binary content, <text:span text:style-name="T1053">each</text:span> with a<text:span text:style-name="T1052">n assembled</text:span> starting memory location, and</text:p>
        </text:list-item>
        <text:list-item>
          <text:p text:style-name="P1331">Each region consists of one or more control sections.</text:p>
        </text:list-item>
      </text:list>
      <text:p text:style-name="P154"><text:span text:style-name="T956">The order of the regions within the image is the order in which the </text:span><text:span text:style-name="T520">START</text:span><text:span text:style-name="T956"> directive initiating the region is encountered. <text:s/>Correspondingly, the order of the control sections composing a region are the order in which the control section's initiating </text:span><text:span text:style-name="T521">CSECT</text:span><text:span text:style-name="T957">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4"><text:span text:style-name="T254">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98">START</text:span><text:span text:style-name="T254">, </text:span><text:span text:style-name="T298">REGION</text:span><text:span text:style-name="T254"> and </text:span><text:span text:style-name="T298">CSECT</text:span><text:span text:style-name="T254">.</text:span></text:p>
      <text:p text:style-name="P14"><text:span text:style-name="T256">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58">iplmed.py</text:span><text:span text:style-name="T256">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06" text:outline-level="2"><text:bookmark-start text:name="__RefHeading__5315_138540907"/>Regions<text:bookmark-end text:name="__RefHeading__5315_138540907"/></text:h>
      <text:p text:style-name="P13"><text:span text:style-name="T254">A region contains binary content bound to a starting memory address identified in the </text:span><text:span text:style-name="T298">START</text:span><text:span text:style-name="T254"> directive that initiates the region's creation. <text:s text:c="2"/>Unlike typical mainframe assemblers, multiple </text:span><text:span text:style-name="T298">START</text:span><text:span text:style-name="T254"> directives are possible allowing the creation of multiple “regions”. <text:s/>Regions are placed physically contiguous within the image in the order in which the </text:span><text:span text:style-name="T298">START</text:span><text:span text:style-name="T254"> directives that initiate them are encountered. <text:s/>A named region is identified by the </text:span><text:span text:style-name="T456">region</text:span><text:span text:style-name="T879"> operand of its associated </text:span><text:span text:style-name="T299">START</text:span><text:span text:style-name="T255"> directive. <text:s/>An unnamed region is created when the associated </text:span><text:span text:style-name="T456">START</text:span><text:span text:style-name="T879"> directive has the </text:span><text:soft-page-break/><text:span text:style-name="T456">region</text:span><text:span text:style-name="T879"> operand omitted. <text:s/>A new </text:span><text:span text:style-name="T299">START</text:span><text:span text:style-name="T255"> directive causes the following content to be placed within the newly initiated region and newly created control section. <text:s/>Content within a previously created region can be continued by use of a </text:span><text:span text:style-name="T299">REGION</text:span><text:span text:style-name="T255"> directive.</text:span></text:p>
      <text:h text:style-name="P1207" text:outline-level="2"><text:bookmark-start text:name="__RefHeading__5132_138540907"/><text:span text:style-name="T256">Control </text:span>Sections<text:bookmark-end text:name="__RefHeading__5132_138540907"/></text:h>
      <text:p text:style-name="P14"><text:span text:style-name="T256">Each region is populated by one or more control sections each of which is identified and initiated by a </text:span><text:span text:style-name="T258">CSECT</text:span><text:span text:style-name="T256"> or </text:span><text:span text:style-name="T456">START</text:span><text:span text:style-name="T879">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58">CSECT</text:span><text:span text:style-name="T256">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5"><text:span text:style-name="T608">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300">REGION</text:span><text:span text:style-name="T608"> directive, the previously interrupted control section becomes the control section into which new content is placed. <text:s/>A succeeding </text:span><text:span text:style-name="T259">CSECT</text:span><text:span text:style-name="T609"> directive will change the active control section to another and to its associated region.</text:span></text:p>
      <text:h text:style-name="P1208" text:outline-level="2"><text:bookmark-start text:name="__RefHeading__5568_138540907"/>Dummy Sections<text:bookmark-end text:name="__RefHeading__5568_138540907"/></text:h>
      <text:p text:style-name="P17">Dummy sections are not associated with any region and are never explicitly bound to a memory address. <text:s text:c="2"/>Only section relative addresses are ever assigned to symbols within a dummy section. <text:s/></text:p>
      <text:h text:style-name="P1209" text:outline-level="2"><text:bookmark-start text:name="__RefHeading__5317_138540907"/>Image, Region and Control Section Attributes<text:bookmark-end text:name="__RefHeading__5317_138540907"/></text:h>
      <text:p text:style-name="P16"><text:span text:style-name="T609">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59">CSECT</text:span><text:span text:style-name="T609"> or </text:span><text:span text:style-name="T259">START</text:span><text:span text:style-name="T609"> directive. <text:s/>The image is automatically assigned the name </text:span><text:span text:style-name="T259">IMAGE</text:span><text:span text:style-name="T609"> in all upper case. <text:s/>By its early definition and the restriction on duplicate symbols, this name is really a reserved symbol. <text:s/>The only such symbol in the system.</text:span></text:p>
      <text:p text:style-name="P16"><text:span text:style-name="T609">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438">START</text:span><text:span text:style-name="T610"> directive of the program. <text:s/>This address is effectively the address to which the image expects to be placed in memory. <text:s/>The length attribute, referenced by preceding a symbol with the sequence </text:span><text:span text:style-name="T259">L'</text:span><text:span text:style-name="T609">, is the total length in bytes of the image, region or control section.</text:span></text:p>
      <text:p text:style-name="P16"><text:span text:style-name="T609">Unlike other symbols, each image, region and control section symbol has an additional </text:span><text:soft-page-break/><text:span text:style-name="T609">attribute, the “image” attribute. <text:s/>Similar to the length attribute, it is referenced by preceding the symbol with the sequence </text:span><text:span text:style-name="T259">I'</text:span><text:span text:style-name="T609">. <text:s/>The image attribute provides the displacement from the start of the image of the corresponding symbol. <text:s/>Through this attribute a program can locate a region or control section within the image independent of its bound memory address.</text:span></text:p>
      <text:p text:style-name="P204">The unnamed region's or unnamed control section's attributes are not accessible to the program because a symbol is not associated with either. <text:s/>Only <text:span text:style-name="T1053">a </text:span>named region<text:span text:style-name="T1053">'s</text:span> or named control section<text:span text:style-name="T1053">'s</text:span> attributes are accessible to the program via the assigned symbol.</text:p>
      <text:h text:style-name="Heading_20_2" text:outline-level="2"><text:bookmark-start text:name="__RefHeading___Toc16627_1919195353"/>Positioning Binary Content <text:span text:style-name="T1054">When Using Hercules</text:span><text:bookmark-end text:name="__RefHeading___Toc16627_1919195353"/></text:h>
      <text:p text:style-name="P205">How are you going to load the memory content into memory? <text:s/>The answer to that question drives which form of output you should select. <text:s/>This section answers the question from the perspective of using the Hercules mainframe emulator.</text:p>
      <text:p text:style-name="P209">Some of this information is repeated with more details in the other related sections. <text:s/>This section tries to give simple guidance for getting what you want out of ASMA.</text:p>
      <text:h text:style-name="Heading_20_3" text:outline-level="3"><text:bookmark-start text:name="__RefHeading___Toc16629_1919195353"/>Using the <text:span text:style-name="T257">loadcore</text:span> Command<text:bookmark-end text:name="__RefHeading___Toc16629_1919195353"/></text:h>
      <text:p text:style-name="P205">The <text:span text:style-name="T1064">Hercules</text:span> <text:span text:style-name="T257">loadcore</text:span> command uses <text:span text:style-name="T1055">a single file. <text:s/>ASMA </text:span><text:span text:style-name="T598">–-image</text:span><text:span text:style-name="T1055"> is the ideal output format for creating the binary content. <text:s/>However, only one </text:span><text:span text:style-name="T598">START</text:span><text:span text:style-name="T1055"> directive should be used creating only one region. <text:s/>When only one </text:span><text:span text:style-name="T598">CSECT</text:span><text:span text:style-name="T1055"> directive is used, binary content can be positioned anywhere within the image file by means of </text:span><text:span text:style-name="T598">ORG</text:span><text:span text:style-name="T1055">. <text:s/>Binary content can overlay other content within a control section but not between control sections.</text:span></text:p>
      <text:p text:style-name="P206">Regions within the <text:span text:style-name="T257">–-image</text:span> output file never overlay another region and <text:span text:style-name="T651">do not get placed within the file based upon the region's assembled address</text:span><text:span text:style-name="T689">es</text:span><text:span text:style-name="T651">.</text:span> <text:s/>Use of multiple regions with <text:span text:style-name="T257">–-image</text:span> is not recommended unless you really understand the implications. <text:s/><text:span text:style-name="T1056">When the image file's size is different than you expect or the content is in locations you do not expect, this is likely the case.</text:span></text:p>
      <text:p text:style-name="P207">The <text:span text:style-name="T257">POS</text:span> column in the Image Map of the assembly listing identifies where each region and control section is placed in the image. <text:s/>The <text:span text:style-name="T257">ADDR</text:span> column indicates the assembled starting address of the regions and control sections. <text:s/>The <text:span text:style-name="T257">POS</text:span> column controls where in memory the region or control section is placed by the <text:span text:style-name="T257">loadcore</text:span> command, not the <text:span text:style-name="T257">ADDR</text:span> column. <text:s text:c="2"/><text:span text:style-name="T1057">Use <text:s text:c="2"/></text:span><text:span text:style-name="T599">–-dump</text:span><text:span text:style-name="T1057"> option to see the image file content as written to the file included in the listing.</text:span></text:p>
      <text:h text:style-name="Heading_20_3" text:outline-level="3"><text:bookmark-start text:name="__RefHeading___Toc16631_1919195353"/>Using the <text:span text:style-name="T257">loadtext</text:span> Command<text:bookmark-end text:name="__RefHeading___Toc16631_1919195353"/></text:h>
      <text:p text:style-name="P206">The <text:span text:style-name="T257">–-object</text:span> output format is intended for use with the <text:span text:style-name="T1064">Hercules</text:span> <text:span text:style-name="T257">loadtext</text:span> command. <text:s/>All TXT records created by the <text:span text:style-name="T257">–-object</text:span> output format are based upon the assembled addresses of the statements. <text:s/>As such, when loaded, binary content from any region can overlay content from any other region as determined by the order in which the <text:span text:style-name="T1058">statements are assembled</text:span>.</text:p>
      <text:p text:style-name="P208"><text:soft-page-break/>The <text:span text:style-name="T257">ADDR</text:span> column in the listing Image Map indicates where into memory each region and control section is placed. <text:s/>The <text:span text:style-name="T257">POS</text:span> column has no influence over how the TXT record content is loaded. <text:s/><text:span text:style-name="T1057">Use <text:s/></text:span><text:span text:style-name="T599">–-dump</text:span><text:span text:style-name="T1057"> option to see the TXT records created by the </text:span><text:span text:style-name="T599">–-object</text:span><text:span text:style-name="T1057"> output format in the assembly listing.</text:span></text:p>
      <text:h text:style-name="Heading_20_3" text:outline-level="3"><text:bookmark-start text:name="__RefHeading___Toc16633_1919195353"/>Using the List-Directed <text:span text:style-name="T257">ipl</text:span> Command<text:bookmark-end text:name="__RefHeading___Toc16633_1919195353"/></text:h>
      <text:p text:style-name="P207">The <text:span text:style-name="T257">–-gldipl</text:span> output format is designed for use with the Hercules list-directed <text:span text:style-name="T257">ipl</text:span> command. <text:s/>Each region is placed in its own list-directed file with its own entry in the list control file. <text:s/>The regions are loaded in the sequence in which they are created at their assembled starting address.</text:p>
      <text:p text:style-name="P207">The <text:span text:style-name="T257">ADDR</text:span> column in the Image Map indicates where into memory each region and control section is placed. <text:s/>The <text:span text:style-name="T257">POS</text:span> column has no influence over how the TXT record content is loaded.</text:p>
      <text:h text:style-name="P1210" text:outline-level="2"><text:bookmark-start text:name="__RefHeading__9197_1017791038"/>Using the Image File<text:bookmark-end text:name="__RefHeading__9197_1017791038"/></text:h>
      <text:p text:style-name="P156"><text:span text:style-name="T957">The image file output format places each region physically adjacent to its next region regardless of the region's assembled address,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522">DS</text:span><text:span text:style-name="T958"> directives or forced by alignment are filled with binary zeros.</text:span></text:p>
      <text:p text:style-name="P188">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5"><text:span text:style-name="T742">The image file is anticipated to be loaded into memory at the address specified in the first </text:span><text:span text:style-name="T338">START</text:span><text:span text:style-name="T742">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715">®</text:span><text:span text:style-name="T742"> mode, the assigned storage location of the Restart New PSW is address 0. <text:s/>For systems in z/Architecture mode, the assigned storage location is address 288, or in hexadecimal, 0x120. <text:s/>This drives the operand of the </text:span><text:span text:style-name="T338">START</text:span><text:span text:style-name="T742"> directive to be either </text:span><text:span text:style-name="T338">X'0'</text:span><text:span text:style-name="T742"> or </text:span><text:span text:style-name="T338">X'120'</text:span><text:span text:style-name="T742"> (or if decimal is preferred, </text:span><text:span text:style-name="T338">0</text:span><text:span text:style-name="T742"> or </text:span><text:span text:style-name="T338">288</text:span><text:span text:style-name="T742">). <text:s/>At the location of the Restart New PSW within the image file, must be a properly formatted PSW that will initiate running of the program within the image. <text:s/></text:span></text:p>
      <text:p text:style-name="P51">An image file constructed this way could also utilize list directed IPL. <text:s/>However, because the system will not be in z/Architecture mode when the IPL PSW <text:span text:style-name="T744">takes control</text:span>, the starting location of the first region must be 0<text:span text:style-name="T744"> at which location must be a PSW generated by the assembly</text:span>. <text:s/>Supplying the content of the list used during the IPL process is the responsibility of the user of the image file. <text:s/><text:span text:style-name="T815">See the section “Using List Directed IPL” for more information.</text:span></text:p>
      <text:p text:style-name="P52"><text:span text:style-name="T745">Once loaded into storage, it becomes the responsibility of the loaded program to properly </text:span><text:soft-page-break/><text:span text:style-name="T745">locate within storage any regions other than the first contained in the image. <text:s/>The region or control section symbol </text:span><text:span text:style-name="T341">M'</text:span><text:span text:style-name="T745"> and </text:span><text:span text:style-name="T341">L'</text:span><text:span text:style-name="T745"> attributes are intended to assist the loaded program in performing this content relocation.</text:span></text:p>
      <text:p text:style-name="P53"><text:span text:style-name="T886">Hercules </text:span><text:span text:style-name="T459">loadcore</text:span><text:span text:style-name="T886">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211" text:outline-level="2"><text:bookmark-start text:name="__RefHeading__9769_273182987"/>Using List Directed IPL<text:bookmark-end text:name="__RefHeading__9769_273182987"/></text:h>
      <text:p text:style-name="P156"><text:span text:style-name="T957">The list directed IPL option outputs each region separately, and, via the control file maintains the starting address of the region when loading the region. <text:s/>Areas not initialized by the assembly, for example by </text:span><text:span text:style-name="T522">DS</text:span><text:span text:style-name="T958"> directives or forced by alignment are filled with binary zeros. <text:s/>It is ideally suited for multiple region programs.</text:span></text:p>
      <text:p text:style-name="P58"><text:span text:style-name="T752">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49">ipl</text:span><text:span text:style-name="T753">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59"><text:span text:style-name="T753">The </text:span><text:span text:style-name="T349">–-gldipl</text:span><text:span text:style-name="T753"> option specifies the file into which IPL list is written. <text:s/>This option writes a file to the same directory as the IPL list file for each </text:span><text:span text:style-name="T658">region</text:span><text:span text:style-name="T753"> defined in the assembly. <text:s/>Each region file uses the region's name as specified from its </text:span><text:span text:style-name="T349">START</text:span><text:span text:style-name="T753"> directive and file extension of </text:span><text:span text:style-name="T349">.bin</text:span><text:span text:style-name="T753">. <text:s/>The unnamed region may not be used with list directed IPL. <text:s/>The IPL list file has the name of the image with the file extension provided in the command line option. <text:s/>It is the IPL list file that is specified in the Hercules </text:span><text:span text:style-name="T349">ipl</text:span><text:span text:style-name="T753"> command.</text:span></text:p>
      <text:p text:style-name="P61">Because the IPL function automatically uses the IPL PSW at absolute storage location 0, an assembly intended for use with list directed IPL must ensure a PSW is placed in storage at address 0 by the loaded regions. <text:s/>The PSW may be the only content of <text:span text:style-name="T816">the </text:span>region<text:span text:style-name="T816"> </text:span>start<text:span text:style-name="T816">ing</text:span> at address 0 or part of additional <text:span text:style-name="T817">region </text:span>content.</text:p>
      <text:p text:style-name="P60"><text:span text:style-name="T753">To illustrate this structure, assume an assembly contains two regions. <text:s/>The </text:span><text:span text:style-name="T349">IPLPSW</text:span><text:span text:style-name="T753"> region starts at address 0 and only contains a 64-bit PSW. <text:s text:c="2"/>The main program region is </text:span><text:span text:style-name="T349">PROGRAM</text:span><text:span text:style-name="T753"> and starts at location </text:span><text:span text:style-name="T349">X'2000'</text:span><text:span text:style-name="T753">. <text:s/></text:span></text:p>
      <text:p text:style-name="P60"><text:span text:style-name="T754">The following example uses a UNIX-like environment, but ASMA runs on any platform supported by </text:span><text:span text:style-name="T695">Python</text:span><text:span text:style-name="T754"> with </text:span><text:span text:style-name="T695">python</text:span><text:span text:style-name="T754"> tailoring file names to the local environment. <text:s/>The user </text:span><text:span text:style-name="T350">johndoe</text:span><text:span text:style-name="T754"> uses the following command line option in the assembly:</text:span></text:p>
      <text:p text:style-name="P856">--gldipl test/program/<text:span text:style-name="T756">test.ipl</text:span></text:p>
      <text:p text:style-name="P987"><text:span text:style-name="T754">All of the list directed IPL files will be written to the </text:span><text:span text:style-name="T350">/home/johndoe/test/program</text:span><text:span text:style-name="T754"> directory. <text:s/>A relative directory is expanded to an absolute path. <text:s/>Three files will be placed in this directory:</text:span></text:p>
      <text:p text:style-name="P855"><text:soft-page-break/><text:span text:style-name="T756">test.ipl</text:span><text:span text:style-name="T64"> – the IPL list used during the IPL function</text:span></text:p>
      <text:p text:style-name="P855"><text:span text:style-name="T754">IPLPSW.bin</text:span><text:span text:style-name="T64"> – the 8-byte PSW</text:span></text:p>
      <text:p text:style-name="P855"><text:span text:style-name="T754">PROGRAM.bin</text:span><text:span text:style-name="T64"> – the actual program</text:span></text:p>
      <text:p text:style-name="P1138"><text:span text:style-name="T64">The IPL list file (</text:span><text:span text:style-name="T351">test</text:span><text:span text:style-name="T350">.ipl</text:span><text:span text:style-name="T64">) will contain two lines of text, as follows:</text:span></text:p>
      <text:p text:style-name="P856">PROGRAM 0x2000</text:p>
      <text:p text:style-name="P856">IPLPSW 0x0</text:p>
      <text:p text:style-name="P990">The sequence of regions in the IPL list file, and hence the sequence in which regions are loaded into memory, is dictated by the sequence in which the regions are defined in the assembly.</text:p>
      <text:p text:style-name="P990">The actual IPL command used with Hercules, likely placed in a RC script file or the Hercules configuration file, would be:</text:p>
      <text:p text:style-name="P856">ipl test/program/<text:span text:style-name="T756">test</text:span>.ipl</text:p>
      <text:p text:style-name="P989"><text:span text:style-name="T768">The Hercules list directed IPL command does not support absolute paths on some environments. <text:s/>This statement assumes the current working directory is </text:span><text:span text:style-name="T361">/home/johndoe</text:span><text:span text:style-name="T768">.</text:span></text:p>
      <text:h text:style-name="P1212" text:outline-level="2"><text:bookmark-start text:name="__RefHeading__9314_78158561"/>Using the Object Deck<text:bookmark-end text:name="__RefHeading__9314_78158561"/></text:h>
      <text:p text:style-name="P158">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4"><text:span text:style-name="T743">An object deck is created only when the </text:span><text:span text:style-name="T340">–-object</text:span><text:span text:style-name="T74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40">X'FFFFFF'</text:span><text:span text:style-name="T743">, the object deck is suppressed with a warning message. <text:s/>The END record contains the entry point identified by the last </text:span><text:span text:style-name="T340">ENTRY</text:span><text:span text:style-name="T743"> directive. <text:s/>If no </text:span><text:span text:style-name="T340">ENTRY</text:span><text:span text:style-name="T743"> directive is present in the assembly, the object deck is suppressed.</text:span></text:p>
      <text:p text:style-name="P54"><text:span text:style-name="T743">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40">DS</text:span><text:span text:style-name="T743">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3"><text:span text:style-name="T758">The Hercules </text:span><text:span text:style-name="T353">loadtext</text:span><text:span text:style-name="T758">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2"><text:soft-page-break/><text:span text:style-name="T757">The object deck created by the </text:span><text:span text:style-name="T352">–-object</text:span><text:span text:style-name="T757"> option is not suitable for use with a linkage editor. <text:s/>It is only usable with a loader facility supporting TXT and END records.</text:span></text:p>
      <text:h text:style-name="P1213" text:outline-level="2"><text:bookmark-start text:name="__RefHeading__9316_78158561"/>Using the RC Script File<text:bookmark-end text:name="__RefHeading__9316_78158561"/></text:h>
      <text:p text:style-name="P55"><text:span text:style-name="T746">The Hercules emulator allows storage to be loaded using a real storage alter command, the Hercules </text:span><text:span text:style-name="T343">r</text:span><text:span text:style-name="T746"> console command. <text:s/>The </text:span><text:span text:style-name="T343">–</text:span><text:span text:style-name="T347">-</text:span><text:span text:style-name="T343">rc</text:span><text:span text:style-name="T746">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43">DS</text:span><text:span text:style-name="T746">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54">r address=hexdata</text:p>
      <text:p text:style-name="P56"><text:span text:style-name="T747">Because Hercules allows a script file to include other script files, the file created by the </text:span><text:span text:style-name="T344">–-rc</text:span><text:span text:style-name="T747"> option may be directly included in another file.</text:span></text:p>
      <text:p text:style-name="P56"><text:span text:style-name="T747">Depending upon how the user of the script file expects to pass control to the loaded storage content, a Restart New PSW may be required at real storage address 0 (</text:span><text:span text:style-name="T344">X'0'</text:span><text:span text:style-name="T747">) or 288 (</text:span><text:span text:style-name="T344">X'120'</text:span><text:span text:style-name="T747">).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14" text:outline-level="2"><text:bookmark-start text:name="__RefHeading__9488_78158561"/>Using a STORE Command File<text:bookmark-end text:name="__RefHeading__9488_78158561"/></text:h>
      <text:p text:style-name="P57"><text:span text:style-name="T749">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43">DS</text:span><text:span text:style-name="T746"> directives or gaps created due to implied alignments do not cause real storage to be altered. <text:s/>Other than supplying the address of the storage alter command, regions and control sections have no other influence on the output.</text:span></text:p>
      <text:p text:style-name="P57"><text:span text:style-name="T748">Two options create a STORE command file: </text:span><text:span text:style-name="T347">--store</text:span><text:span text:style-name="T749"> and </text:span><text:span text:style-name="T347">–vmc</text:span><text:span text:style-name="T749">. <text:s/>The only difference between the two files is that the output from the </text:span><text:span text:style-name="T347">–-vmc</text:span><text:span text:style-name="T749"> option expects to be executed from a mainframe virtual machine environment. <text:s/>Each command within the </text:span><text:span text:style-name="T347">–-vmc</text:span><text:span text:style-name="T749"> generated STORE command file starts with </text:span><text:span text:style-name="T347">CP</text:span><text:span text:style-name="T749">. <text:s/>Output from the </text:span><text:span text:style-name="T347">–-store</text:span><text:span text:style-name="T749"> option does not contain the </text:span><text:span text:style-name="T347">CP</text:span><text:span text:style-name="T749"> sequence. <text:s/>Each command takes the form of: </text:span></text:p>
      <text:p text:style-name="P853"><text:span text:style-name="T750">STORE R S address hexdata</text:span><text:span text:style-name="T63"> (for output from the </text:span><text:span text:style-name="T750">–-store</text:span><text:span text:style-name="T63"> option), or </text:span></text:p>
      <text:p text:style-name="P853"><text:span text:style-name="T750">CP STORE R S address hexdata</text:span><text:span text:style-name="T63"> (for output from the </text:span><text:span text:style-name="T750">–-vmc</text:span><text:span text:style-name="T63"> option).</text:span></text:p>
      <text:p text:style-name="P986"><text:span text:style-name="T747">Depending upon how the user of the STORE command file expects to pass control to the loaded storage content, a Restart New PSW may be required at real storage address 0 </text:span><text:soft-page-break/><text:span text:style-name="T747">(</text:span><text:span text:style-name="T344">X'0'</text:span><text:span text:style-name="T747">) or 288 (</text:span><text:span text:style-name="T344">X'120'</text:span><text:span text:style-name="T747">). <text:s/>When using a STORE command file, the easiest way to achieve this is by creating a region with the starting address of 0 or 288 into which is assembled the Restart New PSW. <text:s/>Other mechanisms may exist for starting the CPU within a virtual machine environment. <text:s/>An assembly generated Restart New PSW is just one way to achieve this without more error prone mechanisms.</text:span></text:p>
      <text:p text:style-name="P1113">It is the user's responsibility to move the contents of the STORE command file into the virtual machine environment for actual execution of the real storage altering commands.</text:p>
      <text:p text:style-name="P1078"/>
      <text:p text:style-name="P1078"/>
      <text:p text:style-name="P1173"/>
      <text:h text:style-name="P1187" text:outline-level="1"><text:bookmark-start text:name="__RefHeading__5134_138540907"/>Assemb<text:span text:style-name="T881">ly</text:span> <text:span text:style-name="T781">Language</text:span><text:bookmark-end text:name="__RefHeading__5134_138540907"/></text:h>
      <text:p text:style-name="P189">ASMA utilizes three phases in two passes during its processing. <text:s/>An error can cause immediate failure or all errors can be reported at the end of the assembly depending upon the command line options selected.</text:p>
      <text:p text:style-name="P164">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6">Following Pass 2, output processing occurs. <text:s/>This includes generation of the assembly listing and any other output formats requested.</text:p>
      <text:p text:style-name="P165">Phase 0 is performed on each statement. <text:s/>When phase 0 is successful, processing then proceeds to phase 1 for the same statement. <text:s/>Upon successful completion of phase 1, the next input statement is processed for phase 0, etc.</text:p>
      <text:p text:style-name="P166">Internally, the ASMA code continues to refer to “Pass0”, “Pass1”, or “Pass2”. <text:s/>Rather than changing all such references in comments and method names, “Pass0” actually refers to “Phase 0” rather than a true pass of the statements.</text:p>
      <text:h text:style-name="P1215" text:outline-level="2"><text:bookmark-start text:name="__RefHeading__10152_1568795058"/>P<text:span text:style-name="T998">hase</text:span> 0<text:bookmark-end text:name="__RefHeading__10152_1568795058"/></text:h>
      <text:p text:style-name="P818">All text statements enter the assembler in Phase 0.</text:p>
      <text:p text:style-name="P813">Empty lines and comment lines are recognized with no further processing.</text:p>
      <text:p text:style-name="P813">Statements are broken up into fields: label, operation, and operands with comments.</text:p>
      <text:p text:style-name="P817">Operation<text:span text:style-name="T1000">s are identified. <text:s/>See the “Operation Identification” section for details.</text:span></text:p>
      <text:p text:style-name="P811"><text:span text:style-name="T761">Statements containing an operation field for the following directives are processed in this phase: </text:span><text:span text:style-name="T504">ATRACEOFF</text:span><text:span text:style-name="T936">, </text:span><text:span text:style-name="T504">ATRACEON</text:span><text:span text:style-name="T936">, </text:span><text:span text:style-name="T355">COPY</text:span><text:span text:style-name="T760">, </text:span><text:span text:style-name="T385">MACRO</text:span><text:span text:style-name="T799">, </text:span><text:span text:style-name="T422">MHELP</text:span><text:span text:style-name="T831">, </text:span><text:span text:style-name="T501">OPSYN</text:span><text:span text:style-name="T935">, </text:span><text:span text:style-name="T355">PRINT</text:span><text:span text:style-name="T760">, </text:span><text:span text:style-name="T421">SPACE</text:span><text:span text:style-name="T830">, </text:span><text:span text:style-name="T355">TITLE</text:span><text:span text:style-name="T760"> and </text:span><text:span text:style-name="T355">XMODE</text:span><text:span text:style-name="T760">.</text:span></text:p>
      <text:p text:style-name="P814">Macro definitions are created and macro expan<text:span text:style-name="T782">sions are invoked</text:span>. <text:s/><text:span text:style-name="T818">See the “Macro Language” section for details.</text:span></text:p>
      <text:p text:style-name="P813">Other statements are analyzed as follows:</text:p>
      <text:list xml:id="list1749067062" text:style-name="L15">
        <text:list-item>
          <text:p text:style-name="P1332">Symbolic variable substitution is performed. <text:s/>See the “Model Statements” section for details.</text:p>
        </text:list-item>
        <text:list-item>
          <text:p text:style-name="P1333">Assembler directives and machine instructions are recognized and execution mode options applied.</text:p>
        </text:list-item>
        <text:list-item>
          <text:p text:style-name="P1333">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334"><text:soft-page-break/>Comments on a statement are ignored.</text:p>
        </text:list-item>
      </text:list>
      <text:p text:style-name="P812"><text:span text:style-name="T761">Source statements brought into the input stream by the </text:span><text:span text:style-name="T356">COPY</text:span><text:span text:style-name="T761"> directive occurs in <text:s/>Phase 0.</text:span></text:p>
      <text:h text:style-name="P1245" text:outline-level="3"><text:bookmark-start text:name="__RefHeading__19415_165977263"/>Assembly Operation Identification<text:bookmark-end text:name="__RefHeading__19415_165977263"/></text:h>
      <text:p text:style-name="P200">ASMA statement processing occurs in one of either two modes, driven by the operation identification processing within the current processing mode:</text:p>
      <text:list xml:id="list351589197" text:style-name="L16">
        <text:list-item>
          <text:p text:style-name="P1335">assembly mode or</text:p>
        </text:list-item>
        <text:list-item>
          <text:p text:style-name="P1335">macro definition mode. <text:s/>See the “Macro Operation Identification” section for details.</text:p>
        </text:list-item>
      </text:list>
      <text:p text:style-name="P200">In assembly mode, operation identification occurs in these steps:</text:p>
      <text:p text:style-name="P820">Step 1 – Apply <text:span text:style-name="T257">OPSYN</text:span> operation synonym</text:p>
      <text:p text:style-name="P905">A currently defined operation synonym is selected. <text:s/>If the operation has been deleted, processing proceeds directly to Step 5.</text:p>
      <text:p text:style-name="P820">Step 2 – Identify the machine instruction. <text:s/>If unsuccessful proceed to Step 3.</text:p>
      <text:p text:style-name="P820">Step 3 – Apply <text:span text:style-name="T257">XMODE</text:span> definitions to operation, if applicable</text:p>
      <text:p text:style-name="P820">Step 4 – Identify the assembler directive. <text:s/>If unsuccessful proceed to Step 5.</text:p>
      <text:p text:style-name="P820">Step 5 – Identify a macro definition. <text:s/>If unsuccessful proceed to Step 6</text:p>
      <text:p text:style-name="P820">Step 6 – Access the macro library path and attempt defin<text:span text:style-name="T1059">ition of</text:span> the macro.</text:p>
      <text:p text:style-name="P1122">If all of these steps fail, the operation identification results in an error condition.</text:p>
      <text:h text:style-name="P1216" text:outline-level="2"><text:bookmark-start text:name="__RefHeading__5136_138540907"/>P<text:span text:style-name="T998">hase</text:span> 1<text:bookmark-end text:name="__RefHeading__5136_138540907"/></text:h>
      <text:p text:style-name="P805">For instructions and other content producing directives, their bound locations are established and the size of their content is determined, although the content itself is not.</text:p>
      <text:p text:style-name="P805">For labels, they are assigned a bound address of the current location of the current active control section.</text:p>
      <text:p text:style-name="P804">For assembler directives not producing <text:span text:style-name="T731">image </text:span>content, they are acted upon at this point:</text:p>
      <text:p text:style-name="P904"><text:span text:style-name="T274">CSECT</text:span><text:span text:style-name="T251">, </text:span><text:span text:style-name="T275">DS</text:span><text:span text:style-name="T611">, </text:span><text:span text:style-name="T274">DSECT</text:span><text:span text:style-name="T251">, </text:span><text:span text:style-name="T279">EJECT</text:span><text:span text:style-name="T626">, </text:span><text:span text:style-name="T275">EQU</text:span><text:span text:style-name="T611">, </text:span><text:span text:style-name="T275">ORG</text:span><text:span text:style-name="T611">, </text:span><text:span text:style-name="T275">REGION</text:span><text:span text:style-name="T611">, </text:span><text:span text:style-name="T274">START</text:span><text:span text:style-name="T148">.</text:span></text:p>
      <text:p text:style-name="P806">Calculations performed by any of these directives require referenced symbols to already be defined, <text:span text:style-name="T612">namely </text:span><text:span text:style-name="T270">EQU</text:span><text:span text:style-name="T612">, </text:span><text:span text:style-name="T270">ORG</text:span><text:span text:style-name="T612"> and </text:span><text:span text:style-name="T270">START</text:span><text:span text:style-name="T612">.</text:span></text:p>
      <text:p text:style-name="P907">At the end of P<text:span text:style-name="T998">hase</text:span> 1, the size of each statement's content and the size of each control section has been established. <text:s/><text:span text:style-name="T762">All statements without errors are processed by the next phase.</text:span></text:p>
      <text:h text:style-name="P1217" text:outline-level="2"><text:bookmark-start text:name="__RefHeading__5138_138540907"/><text:soft-page-break/>P<text:span text:style-name="T998">hase</text:span> 2<text:bookmark-end text:name="__RefHeading__5138_138540907"/></text:h>
      <text:p text:style-name="P807">Each control section without an explicit starting location is established based upon its alignment attribute, its sequence within the assembly and its preceding control section<text:span text:style-name="T853">'</text:span>s ending address.</text:p>
      <text:p text:style-name="P807">Each symbol is bound to its final address based upon its position within its control section. <text:s/>The section “linking” process is now complete.</text:p>
      <text:p text:style-name="P807">Content is created by evaluating all remaining expressions in the directives and processing the instruction. <text:s/>Content creating and content influencing statements of the assembler are completed during this pass:</text:p>
      <text:p text:style-name="P906"><text:span text:style-name="T267">CCW</text:span><text:span text:style-name="T10">, </text:span><text:span text:style-name="T268">CCW0</text:span><text:span text:style-name="T9">, </text:span><text:span text:style-name="T268">CCW1</text:span><text:span text:style-name="T9">, </text:span><text:span text:style-name="T269">DC</text:span><text:span text:style-name="T8">, </text:span><text:span text:style-name="T600">END</text:span><text:span text:style-name="T206">, </text:span><text:span text:style-name="T270">DROP</text:span><text:span text:style-name="T11">,</text:span><text:span text:style-name="T16"> </text:span><text:span text:style-name="T271">PSW</text:span><text:span text:style-name="T321">S</text:span><text:span text:style-name="T13">, </text:span><text:span text:style-name="T272">PSW360</text:span><text:span text:style-name="T16">, </text:span><text:span text:style-name="T321">PSW67</text:span><text:span text:style-name="T30">, </text:span><text:span text:style-name="T272">PSWBC</text:span><text:span text:style-name="T16">, </text:span><text:span text:style-name="T272">PSWE</text:span><text:span text:style-name="T273">C</text:span><text:span text:style-name="T16">, </text:span><text:span text:style-name="T272">PSW</text:span><text:span text:style-name="T273">XA</text:span><text:span text:style-name="T17">, </text:span><text:span text:style-name="T273">PSWE370</text:span><text:span text:style-name="T17">, </text:span><text:span text:style-name="T273">PSWE390</text:span><text:span text:style-name="T17">, </text:span><text:span text:style-name="T321">PSWZ</text:span><text:span text:style-name="T30">,</text:span><text:span text:style-name="T65"> </text:span><text:span text:style-name="T502">USING</text:span><text:span text:style-name="T149">, and </text:span><text:span text:style-name="T66">all machine instructions.</text:span></text:p>
      <text:p text:style-name="P1114">At the completion of Phase 2, all requested output formats are created. <text:s/>Each statement's content is placed in its location within its control section at its location. <text:s/>See the various sections on using each of the various output formats.</text:p>
      <text:p text:style-name="P1053"><text:span text:style-name="T664">ASMA </text:span><text:span text:style-name="T671">Limitation</text:span><text:span text:style-name="T796">: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91"><text:span text:style-name="T661">ASMA </text:span><text:span text:style-name="T672">Limitation</text:span><text:span text:style-name="T769">: <text:s/>Lookahead mode is not supported. <text:s/>Conditional assembly statements </text:span><text:span text:style-name="T362">AIF</text:span><text:span text:style-name="T769"> or </text:span><text:span text:style-name="T362">AGO</text:span><text:span text:style-name="T769"> are not supported in “open code.” <text:s/>“Open code” must be wrapped within a macro definition for these statements to be effective.</text:span></text:p>
      <text:p text:style-name="P988"><text:span text:style-name="T659">ASMA </text:span><text:span text:style-name="T673">Limitation</text:span><text:span text:style-name="T763">: Expressions in assembler statements are limited to arithmetic computations: addition, subtraction, multiplication and division. <text:s/>Logical operators, for example, “and”, “or” and comparisons, while supported by the macro language, are not supported by the assembler. <text:s/>These are separate languages.</text:span></text:p>
      <text:h text:style-name="P1218" text:outline-level="2"><text:bookmark-start text:name="__RefHeading__10268_131414793"/>MSL Considerations<text:bookmark-end text:name="__RefHeading__10268_131414793"/></text:h>
      <text:p text:style-name="P64"><text:span text:style-name="T764">ASMA machine instruction recognition and construction is completely driven by the MSL file selected by the </text:span><text:span text:style-name="T357">–-</text:span><text:span text:style-name="T433">target</text:span><text:span text:style-name="T764"> and the </text:span><text:span text:style-name="T357">–-cpu</text:span><text:span text:style-name="T764"> command line options. <text:s/>Only machine instructions defined for the selected CPU in the MSL file will be recognized by ASMA.</text:span></text:p>
      <text:p text:style-name="P65"><text:span text:style-name="T660">ASMA </text:span><text:span text:style-name="T674">Limitation</text:span><text:span text:style-name="T764">: <text:s/>ASMA has no ability to support optional instruction operands. <text:s/>If an assembler instruction operand is optional, it will become required in the MSL and any source statements omitting the operand will fail assembly. <text:s/></text:span></text:p>
      <text:p text:style-name="P190">This limitation only explicitly impacts a few modern floating point instructions using the RRF format. <text:s/>These have optional assembler operands. <text:s/>When used within ASMA, the optional operand must be coded with a value of zero. </text:p>
      <text:p text:style-name="P64"><text:span text:style-name="T764">This limitation also influences MSL instruction definition and selection. <text:s/>For example, some legacy instructions are classified as storage-immediate. <text:s/>However, the immediate operand is </text:span><text:soft-page-break/><text:span text:style-name="T764">normally not coded because it is ignored by the instruction. <text:s text:c="2"/>Omitting the operand <text:s/>in legacy assemblers causes the immediate field to contain binary zeros. <text:s/>For these instructions a different format in MSL is used. <text:s/>The </text:span><text:span text:style-name="T357">LOAD PSW</text:span><text:span text:style-name="T764"> instruction is an example of this. <text:s/>Modern usage identifies a different format, the storage format for </text:span><text:span text:style-name="T358">LOAD PSW</text:span><text:span text:style-name="T765">.</text:span></text:p>
      <text:h text:style-name="P1219" text:outline-level="2"><text:bookmark-start text:name="__RefHeading__16523_1780761587"/>ASMA Input Statements<text:bookmark-end text:name="__RefHeading__16523_1780761587"/></text:h>
      <text:p text:style-name="P149">ASMA input statements map into five elements in sequence as illustrated by this model:</text:p>
      <text:p text:style-name="P885">LABEL <text:s text:c="2"/>OPERATION <text:s/>OPERANDS <text:s text:c="6"/>COMMENTS <text:s text:c="3"/>\</text:p>
      <text:p text:style-name="P1147"><text:span text:style-name="T137">The only required element is the </text:span><text:span text:style-name="T931">OPERATION</text:span><text:span text:style-name="T137"> field. <text:s/></text:span><text:span text:style-name="T931">COMMENTS</text:span><text:span text:style-name="T137"> are always optional. <text:s/>Whether a </text:span><text:span text:style-name="T931">LABEL</text:span><text:span text:style-name="T137"> or one or more </text:span><text:span text:style-name="T931">OPERANDS</text:span><text:span text:style-name="T137"> are required or optional is dictated by the </text:span><text:span text:style-name="T931">OPERATION</text:span><text:span text:style-name="T137"> field content. <text:s/>If the statement is continued the last character </text:span><text:span text:style-name="T138">immediately </text:span><text:span text:style-name="T137">preceding the end-of-line sequence must be a backslash, </text:span><text:span text:style-name="T931">\</text:span><text:span text:style-name="T137">. <text:s/></text:span><text:span text:style-name="T230">When operands are required by an operation, the OPERANDS must be terminated by a space character if followed by comments. <text:s/></text:span><text:span text:style-name="T138">If </text:span><text:span text:style-name="T932">OPERANDS</text:span><text:span text:style-name="T138"> are not defined for an operation, they are considered to be comments. <text:s/>If a </text:span><text:span text:style-name="T932">LABEL</text:span><text:span text:style-name="T138"> is omitted or in the rare case prohibited, the required </text:span><text:span text:style-name="T932">OPERATION</text:span><text:span text:style-name="T138"> field must be preceded by at least one space. <text:s/>If a </text:span><text:span text:style-name="T932">LABEL</text:span><text:span text:style-name="T138"> is present it must begin the statement.</text:span></text:p>
      <text:p text:style-name="P1148"><text:span text:style-name="T138">A statement following a continued statement must contain a space in positions 1-15. <text:s/>A continued statement may itself be continued. <text:s/>Content in the continued statement beginning with position 16 logically continues the </text:span><text:span text:style-name="T932">OPERANDS</text:span><text:span text:style-name="T138"> of the preceding statement.</text:span></text:p>
      <text:p text:style-name="P1148"><text:span text:style-name="T138">Two exceptions to this format are supported for comment statements. <text:s/>If the statement begins with either an asterisk, </text:span><text:span text:style-name="T932">*</text:span><text:span text:style-name="T138">, or a period followed by an asterisk, </text:span><text:span text:style-name="T932">.*</text:span><text:span text:style-name="T138">, the entire statement is free-form. <text:s/>Comment statements do not recognize continuation. <text:s/>A comment statement starting with a period in a macro definition are considered silent comments and are not treated as model statements.</text:span></text:p>
      <text:p text:style-name="P1156"><text:span text:style-name="T138">S</text:span><text:span text:style-name="T3">ee reference 1 for details concerning handling of characters by ASMA.</text:span></text:p>
      <text:h text:style-name="P1239" text:outline-level="3"><text:bookmark-start text:name="__RefHeading__16525_1780761587"/>Names<text:bookmark-end text:name="__RefHeading__16525_1780761587"/></text:h>
      <text:p text:style-name="P1149"><text:span text:style-name="T139">Names are used within ASMA in various contexts. <text:s/>ASMA recognizes fo</text:span><text:span text:style-name="T141">u</text:span><text:span text:style-name="T139">r different forms of names:</text:span></text:p>
      <text:list xml:id="list1613103285" text:style-name="L17">
        <text:list-item>
          <text:p text:style-name="P1337">Label symbol,</text:p>
        </text:list-item>
        <text:list-item>
          <text:p text:style-name="P1337">Symbolic variable,</text:p>
        </text:list-item>
        <text:list-item>
          <text:p text:style-name="P1337">Sequence symbols, and</text:p>
        </text:list-item>
        <text:list-item>
          <text:p text:style-name="P1337">Label symbol terminated with a symbolic variable.</text:p>
        </text:list-item>
      </text:list>
      <text:p text:style-name="P169"><text:span text:style-name="T977">For assembler labels, the following attributes are supported: </text:span><text:span text:style-name="T586">D</text:span><text:span text:style-name="T1029">, </text:span><text:span text:style-name="T558">I</text:span><text:span text:style-name="T1003">, </text:span><text:span text:style-name="T559">L</text:span><text:span text:style-name="T977">, </text:span><text:span text:style-name="T586">M</text:span><text:span text:style-name="T1029">, </text:span><text:span text:style-name="T558">O</text:span><text:span text:style-name="T1003">, </text:span><text:span text:style-name="T558">S</text:span><text:span text:style-name="T1003">, and </text:span><text:span text:style-name="T559">T</text:span><text:span text:style-name="T977">.</text:span></text:p>
      <text:p text:style-name="P169"><text:span text:style-name="T977">For symbolic variables and macro parameters, the following attributes are supported: </text:span><text:span text:style-name="T559">K</text:span><text:span text:style-name="T977">, </text:span><text:span text:style-name="T559">N</text:span><text:span text:style-name="T977">, and </text:span><text:span text:style-name="T570">T</text:span><text:span text:style-name="T977">.</text:span></text:p>
      <text:p text:style-name="P177"><text:soft-page-break/><text:span text:style-name="T587">SETC</text:span><text:span text:style-name="T1030"> symbolic variables and macro parameters assigned a value of a valid label are additionally treated as labels.</text:span></text:p>
      <text:p text:style-name="P170"><text:span text:style-name="T687">ASMA Specific Behavior</text:span><text:span text:style-name="T1007">: For assembler labels, the following ASMA specific attribute is supported: </text:span><text:span text:style-name="T563">M</text:span><text:span text:style-name="T977">.</text:span></text:p>
      <text:p text:style-name="P171">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style-name="TableLine94763209718032">
            <table:table-cell table:style-name="Table19.A1" office:value-type="string">
              <text:p text:style-name="P799">Attribute</text:p>
            </table:table-cell>
            <table:table-cell table:style-name="Table19.A1" office:value-type="string">
              <text:p text:style-name="P800">Default</text:p>
            </table:table-cell>
            <table:table-cell table:style-name="Table19.A1" office:value-type="string">
              <text:p text:style-name="P798">Label</text:p>
            </table:table-cell>
            <table:table-cell table:style-name="Table19.D1" office:value-type="string">
              <text:p text:style-name="P798">Macro Parameter</text:p>
            </table:table-cell>
            <table:table-cell table:style-name="Table19.E1" office:value-type="string">
              <text:p text:style-name="P798">Symbolic Variable</text:p>
            </table:table-cell>
            <table:table-cell table:style-name="Table19.F1" office:value-type="string">
              <text:p text:style-name="P798">Description</text:p>
            </table:table-cell>
          </table:table-row>
        </table:table-header-rows>
        <table:table-row table:style-name="TableLine94763199299984">
          <table:table-cell table:style-name="Table19.A5" office:value-type="string">
            <text:p text:style-name="P556">D</text:p>
          </table:table-cell>
          <table:table-cell table:style-name="Table19.B2" office:value-type="string">
            <text:p text:style-name="P561">0</text:p>
          </table:table-cell>
          <table:table-cell table:style-name="Table19.C2" office:value-type="string">
            <text:p text:style-name="P721">yes</text:p>
          </table:table-cell>
          <table:table-cell table:style-name="Table19.D2" office:value-type="string">
            <text:p text:style-name="P757"><text:span text:style-name="T1014">y</text:span>es <text:span text:style-name="T1013">*</text:span></text:p>
          </table:table-cell>
          <table:table-cell table:style-name="Table19.E2" office:value-type="string">
            <text:p text:style-name="P757">SETC <text:span text:style-name="T1013">*</text:span></text:p>
          </table:table-cell>
          <table:table-cell table:style-name="Table19.F2" office:value-type="string">
            <text:p text:style-name="P749">Identifies whether an assembly label is defined</text:p>
          </table:table-cell>
        </table:table-row>
        <table:table-row table:style-name="TableLine94763199304080">
          <table:table-cell table:style-name="Table19.A5" office:value-type="string">
            <text:p text:style-name="P556">I</text:p>
          </table:table-cell>
          <table:table-cell table:style-name="Table19.B3" office:value-type="string">
            <text:p text:style-name="P561">0</text:p>
          </table:table-cell>
          <table:table-cell table:style-name="Table19.C3" office:value-type="string">
            <text:p text:style-name="P721">yes</text:p>
          </table:table-cell>
          <table:table-cell table:style-name="Table19.D3" office:value-type="string">
            <text:p text:style-name="P757"><text:span text:style-name="T1014">y</text:span>es <text:span text:style-name="T1013">*</text:span></text:p>
          </table:table-cell>
          <table:table-cell table:style-name="Table19.E3" office:value-type="string">
            <text:p text:style-name="P757">SETC <text:span text:style-name="T1013">*</text:span></text:p>
          </table:table-cell>
          <table:table-cell table:style-name="Table19.F3" office:value-type="string">
            <text:p text:style-name="P749">Number of integer supported by a constant</text:p>
          </table:table-cell>
        </table:table-row>
        <table:table-row table:style-name="TableLine94763199308048">
          <table:table-cell table:style-name="Table19.A5" office:value-type="string">
            <text:p text:style-name="P556">K</text:p>
          </table:table-cell>
          <table:table-cell table:style-name="Table19.B4" office:value-type="string">
            <text:p text:style-name="P561">0</text:p>
          </table:table-cell>
          <table:table-cell table:style-name="Table19.C4" office:value-type="string">
            <text:p text:style-name="P759">ERROR</text:p>
          </table:table-cell>
          <table:table-cell table:style-name="Table19.D4" office:value-type="string">
            <text:p text:style-name="P750"><text:span text:style-name="T1014">y</text:span>es</text:p>
          </table:table-cell>
          <table:table-cell table:style-name="Table19.E4" office:value-type="string">
            <text:p text:style-name="P750">yes</text:p>
          </table:table-cell>
          <table:table-cell table:style-name="Table19.F4" office:value-type="string">
            <text:p text:style-name="P749">Character count of a symbolic variable or macro parameter or sublist</text:p>
          </table:table-cell>
        </table:table-row>
        <table:table-row table:style-name="TableLine94763199311904">
          <table:table-cell table:style-name="Table19.A5" office:value-type="string">
            <text:p text:style-name="P556">L</text:p>
          </table:table-cell>
          <table:table-cell table:style-name="Table19.B5" office:value-type="string">
            <text:p text:style-name="P561">1</text:p>
          </table:table-cell>
          <table:table-cell table:style-name="Table19.C5" office:value-type="string">
            <text:p text:style-name="P724">yes</text:p>
          </table:table-cell>
          <table:table-cell table:style-name="Table19.D5" office:value-type="string">
            <text:p text:style-name="P757"><text:span text:style-name="T1014">y</text:span>es <text:span text:style-name="T1013">*</text:span></text:p>
          </table:table-cell>
          <table:table-cell table:style-name="Table19.E5" office:value-type="string">
            <text:p text:style-name="P757">SETC <text:span text:style-name="T1013">*</text:span></text:p>
          </table:table-cell>
          <table:table-cell table:style-name="Table19.F5" office:value-type="string">
            <text:p text:style-name="P749">Length of the area associated with a label</text:p>
          </table:table-cell>
        </table:table-row>
        <table:table-row table:style-name="TableLine94763199315872">
          <table:table-cell table:style-name="Table19.A6" office:value-type="string">
            <text:p text:style-name="P556">M</text:p>
          </table:table-cell>
          <table:table-cell table:style-name="Table19.B6" office:value-type="string">
            <text:p text:style-name="P561">0</text:p>
          </table:table-cell>
          <table:table-cell table:style-name="Table19.C6" office:value-type="string">
            <text:p text:style-name="P727">yes</text:p>
          </table:table-cell>
          <table:table-cell table:style-name="Table19.D6" office:value-type="string">
            <text:p text:style-name="P757"><text:span text:style-name="T1014">y</text:span>es <text:span text:style-name="T1013">*</text:span></text:p>
          </table:table-cell>
          <table:table-cell table:style-name="Table19.E6" office:value-type="string">
            <text:p text:style-name="P757">SETC <text:span text:style-name="T1013">*</text:span></text:p>
          </table:table-cell>
          <table:table-cell table:style-name="Table19.F6" office:value-type="string">
            <text:p text:style-name="P749">Relative position of a CSECT or REGION in an image file</text:p>
          </table:table-cell>
        </table:table-row>
        <table:table-row table:style-name="TableLine94763199320416">
          <table:table-cell table:style-name="Table19.A7" office:value-type="string">
            <text:p text:style-name="P556">N</text:p>
          </table:table-cell>
          <table:table-cell table:style-name="Table19.B7" office:value-type="string">
            <text:p text:style-name="P561">0</text:p>
          </table:table-cell>
          <table:table-cell table:style-name="Table19.C7" office:value-type="string">
            <text:p text:style-name="P759">ERROR</text:p>
          </table:table-cell>
          <table:table-cell table:style-name="Table19.D7" office:value-type="string">
            <text:p text:style-name="P745">yes</text:p>
          </table:table-cell>
          <table:table-cell table:style-name="Table19.E7" office:value-type="string">
            <text:p text:style-name="P745">yes</text:p>
          </table:table-cell>
          <table:table-cell table:style-name="Table19.F7" office:value-type="string">
            <text:p text:style-name="P749">Number of elements in a <text:span text:style-name="T1013">parameter </text:span>sublist or subscripts in a symbolic variable.</text:p>
          </table:table-cell>
        </table:table-row>
        <table:table-row table:style-name="TableLine94763199325008">
          <table:table-cell table:style-name="Table19.A8" office:value-type="string">
            <text:p text:style-name="P556">O</text:p>
          </table:table-cell>
          <table:table-cell table:style-name="Table19.B8" office:value-type="string">
            <text:p text:style-name="P561">U</text:p>
          </table:table-cell>
          <table:table-cell table:style-name="Table19.C8" office:value-type="string">
            <text:p text:style-name="P748">yes</text:p>
          </table:table-cell>
          <table:table-cell table:style-name="Table19.D8" office:value-type="string">
            <text:p text:style-name="P748"><text:span text:style-name="T1014">y</text:span>es <text:span text:style-name="T1013">*</text:span></text:p>
          </table:table-cell>
          <table:table-cell table:style-name="Table19.E8" office:value-type="string">
            <text:p text:style-name="P757">SETC <text:span text:style-name="T1013">*</text:span></text:p>
          </table:table-cell>
          <table:table-cell table:style-name="Table19.F8" office:value-type="string">
            <text:p text:style-name="P749">Operation associated with a name</text:p>
          </table:table-cell>
        </table:table-row>
        <table:table-row table:style-name="TableLine94763199329600">
          <table:table-cell table:style-name="Table19.A9" office:value-type="string">
            <text:p text:style-name="P556">S</text:p>
          </table:table-cell>
          <table:table-cell table:style-name="Table19.B9" office:value-type="string">
            <text:p text:style-name="P561">0</text:p>
          </table:table-cell>
          <table:table-cell table:style-name="Table19.C9" office:value-type="string">
            <text:p text:style-name="P748">yes</text:p>
          </table:table-cell>
          <table:table-cell table:style-name="Table19.D9" office:value-type="string">
            <text:p text:style-name="P758"><text:span text:style-name="T1016">y</text:span>es <text:span text:style-name="T1016">**</text:span></text:p>
          </table:table-cell>
          <table:table-cell table:style-name="Table19.E9" office:value-type="string">
            <text:p text:style-name="P757"><text:span text:style-name="T1029">yes</text:span> <text:span text:style-name="T1013">**</text:span></text:p>
          </table:table-cell>
          <table:table-cell table:style-name="Table19.F9" office:value-type="string">
            <text:p text:style-name="P749">Number of digits to the right of a nominal value's decimal point</text:p>
          </table:table-cell>
        </table:table-row>
        <table:table-row table:style-name="TableLine94763199334112">
          <table:table-cell table:style-name="Table19.A10" office:value-type="string">
            <text:p text:style-name="P557">T</text:p>
          </table:table-cell>
          <table:table-cell table:style-name="Table19.B10" office:value-type="string">
            <text:p text:style-name="P561">U</text:p>
          </table:table-cell>
          <table:table-cell table:style-name="Table19.C10" office:value-type="string">
            <text:p text:style-name="P753">yes</text:p>
          </table:table-cell>
          <table:table-cell table:style-name="Table19.D10" office:value-type="string">
            <text:p text:style-name="P759">yes **</text:p>
          </table:table-cell>
          <table:table-cell table:style-name="Table19.E10" office:value-type="string">
            <text:p text:style-name="P757"><text:span text:style-name="T1029">yes</text:span> <text:span text:style-name="T1015">**</text:span></text:p>
          </table:table-cell>
          <table:table-cell table:style-name="Table19.F10" office:value-type="string">
            <text:p text:style-name="P754">Type of label or macro parameter</text:p>
          </table:table-cell>
        </table:table-row>
      </table:table>
      <text:p text:style-name="Text_20_body"/>
      <text:p text:style-name="P191">* For this attribute if the macro parameter or SETC symbol is assigned a label as its value, the attribute of the label is returned. <text:s/>When the attribute is applied to a SETA or SETB symbol an error occurs.</text:p>
      <text:p text:style-name="P180">** See the attribute description for details.</text:p>
      <text:h text:style-name="P1285" text:outline-level="4"><text:bookmark-start text:name="__RefHeading__19865_165977263"/>D' Attribute<text:bookmark-end text:name="__RefHeading__19865_165977263"/></text:h>
      <text:p text:style-name="P301"><text:span text:style-name="T171">The </text:span><text:span text:style-name="T585">D</text:span><text:span text:style-name="T171"> attribute identifies whether the assembler label is defined at the point the attribute is requested. <text:s/>A value of zero indicates the label is not defined. <text:s/>A value of 1 indicates it is defined. <text:s/></text:span><text:span text:style-name="T173">When applied to a </text:span><text:span text:style-name="T175">macro parameter or </text:span><text:span text:style-name="T572">SETC</text:span><text:span text:style-name="T184"> </text:span><text:span text:style-name="T173">symbolic variable, the character value of the symbol is used as the basis for the identification. <text:s/></text:span><text:span text:style-name="T185">When applied to a </text:span><text:span text:style-name="T573">SETA</text:span><text:span text:style-name="T185"> or </text:span><text:span text:style-name="T573">SETB</text:span><text:span text:style-name="T185"> symbolic variable an error is recognized.</text:span></text:p>
      <text:h text:style-name="P1286" text:outline-level="4"><text:bookmark-start text:name="__RefHeading__19582_165977263"/>I' Attribute<text:bookmark-end text:name="__RefHeading__19582_165977263"/></text:h>
      <text:p text:style-name="P303"><text:span text:style-name="T169">The </text:span><text:span text:style-name="T558">I</text:span><text:span text:style-name="T169"> attribute identifies the number of positions to the </text:span><text:span text:style-name="T186">left</text:span><text:span text:style-name="T169"> of the implied decimal point supported by the defined packed or zoned constant. <text:s/>The label's explicit or implicit length determines this value, </text:span><text:span text:style-name="T170">not any digits in the nominal value</text:span><text:span text:style-name="T169">. <text:s/>All other constants report a value of 0. <text:s/></text:span><text:span text:style-name="T173">When applied to a </text:span><text:span text:style-name="T175">macro parameter or </text:span><text:span text:style-name="T572">SETC</text:span><text:span text:style-name="T184"> </text:span><text:span text:style-name="T173">symbolic variable, the character value of the symbol is used as the basis for the identification. <text:s/></text:span><text:span text:style-name="T185">When applied to a </text:span><text:span text:style-name="T573">SETA</text:span><text:span text:style-name="T185"> or </text:span><text:span text:style-name="T573">SETB</text:span><text:span text:style-name="T185"> </text:span><text:soft-page-break/><text:span text:style-name="T185">symbolic variable an error is recognized.</text:span></text:p>
      <text:h text:style-name="P1309" text:outline-level="4"><text:bookmark-start text:name="__RefHeading__18513_2134472967"/>K' Attribute<text:bookmark-end text:name="__RefHeading__18513_2134472967"/></text:h>
      <text:p text:style-name="P173"><text:span text:style-name="T978">The </text:span><text:span text:style-name="T561">K</text:span><text:span text:style-name="T978">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10" text:outline-level="4"><text:bookmark-start text:name="__RefHeading__18515_2134472967"/>L' Attribute<text:bookmark-end text:name="__RefHeading__18515_2134472967"/></text:h>
      <text:p text:style-name="P304"><text:span text:style-name="T172">The </text:span><text:span text:style-name="T541">L</text:span><text:span text:style-name="T172"> attribute identifies the length in bytes of a</text:span><text:span text:style-name="T173">n</text:span><text:span text:style-name="T172"> </text:span><text:span text:style-name="T173">assembly </text:span><text:span text:style-name="T172">label. <text:s/></text:span><text:span text:style-name="T174">For control sections, dummy sections, regions and the image file, the reported length is the total length of the corresponding label. <text:s text:c="2"/></text:span><text:span text:style-name="T173">When applied to a </text:span><text:span text:style-name="T175">macro parameter or </text:span><text:span text:style-name="T572">SETC</text:span><text:span text:style-name="T184"> </text:span><text:span text:style-name="T173">symbolic variable, the character value of the symbol is used as the basis for the identification. <text:s/></text:span><text:span text:style-name="T185">When applied to a </text:span><text:span text:style-name="T573">SETA</text:span><text:span text:style-name="T185"> or </text:span><text:span text:style-name="T573">SETB</text:span><text:span text:style-name="T185"> symbolic variable an error is recognized.</text:span></text:p>
      <text:h text:style-name="P1313" text:outline-level="4"><text:bookmark-start text:name="__RefHeading__19701_165977263"/>M' Attribute<text:bookmark-end text:name="__RefHeading__19701_165977263"/></text:h>
      <text:p text:style-name="P174"><text:span text:style-name="T1005">The </text:span><text:span text:style-name="T560">M</text:span><text:span text:style-name="T1005"> attribute identifies the CSECT or REGION position, in bytes relative to the start of the image file. <text:s/>All other labels report a relative position of 0. <text:s/>When applied to a macro parameter or </text:span><text:span text:style-name="T572">SETC</text:span><text:span text:style-name="T1015"> symbolic variable, the character value of the symbol is used as the basis for the identification. <text:s/>When applied to a </text:span><text:span text:style-name="T573">SETA</text:span><text:span text:style-name="T1017"> or </text:span><text:span text:style-name="T573">SETB</text:span><text:span text:style-name="T1017"> symbolic variable an error is recognized. </text:span></text:p>
      <text:p text:style-name="P168"><text:span text:style-name="T686">ASMA Specific Behavior</text:span><text:span text:style-name="T1006">: The </text:span><text:span text:style-name="T562">M</text:span><text:span text:style-name="T1006"> attribute is specific to ASMA.</text:span></text:p>
      <text:h text:style-name="P1311" text:outline-level="4"><text:bookmark-start text:name="__RefHeading__18517_2134472967"/>N' Attribute<text:bookmark-end text:name="__RefHeading__18517_2134472967"/></text:h>
      <text:p text:style-name="P175"><text:span text:style-name="T979">The </text:span><text:span text:style-name="T541">N</text:span><text:span text:style-name="T979"> attribute identifies the number of elements available in a subscripted symbolic variable or macro parameter sublist. <text:s/>When applied to normal assembler labels an error is recognized.</text:span></text:p>
      <text:h text:style-name="P1314" text:outline-level="4"><text:bookmark-start text:name="__RefHeading__19584_165977263"/>O' Attribute<text:bookmark-end text:name="__RefHeading__19584_165977263"/></text:h>
      <text:p text:style-name="P167"><text:span text:style-name="T1002">The operation associated with a name is identified by the </text:span><text:span text:style-name="T557">O</text:span><text:span text:style-name="T1002"> attribute. <text:s/>When applied to a macro parameter or a </text:span><text:span text:style-name="T572">SETC</text:span><text:span text:style-name="T1015">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Line94763199249168">
            <table:table-cell table:style-name="Table18.A1" office:value-type="string">
              <text:p text:style-name="P797"><text:span text:style-name="T1004">O</text:span>' Value</text:p>
            </table:table-cell>
            <table:table-cell table:style-name="Table18.A1" office:value-type="string">
              <text:p text:style-name="P797">Label</text:p>
            </table:table-cell>
            <table:table-cell table:style-name="Table18.C1" office:value-type="string">
              <text:p text:style-name="P797">Macro Parameter</text:p>
            </table:table-cell>
            <table:table-cell table:style-name="Table18.D1" office:value-type="string">
              <text:p text:style-name="P797">Symbolic Variable</text:p>
            </table:table-cell>
            <table:table-cell table:style-name="Table18.E1" office:value-type="string">
              <text:p text:style-name="P797">Description</text:p>
            </table:table-cell>
          </table:table-row>
        </table:table-header-rows>
        <table:table-row table:style-name="TableLine94763199390080">
          <table:table-cell table:style-name="Table18.A5" office:value-type="string">
            <text:p text:style-name="P544">A</text:p>
          </table:table-cell>
          <table:table-cell table:style-name="Table18.B2" office:value-type="string">
            <text:p text:style-name="P720">yes</text:p>
          </table:table-cell>
          <table:table-cell table:style-name="Table18.C2" office:value-type="string">
            <text:p text:style-name="P751">yes</text:p>
          </table:table-cell>
          <table:table-cell table:style-name="Table18.D2" office:value-type="string">
            <text:p text:style-name="P759">SETC</text:p>
          </table:table-cell>
          <table:table-cell table:style-name="Table18.E2" office:value-type="string">
            <text:p text:style-name="P752">ASMA assembler directive</text:p>
          </table:table-cell>
        </table:table-row>
        <table:table-row table:style-name="TableLine94763199392816">
          <table:table-cell table:style-name="Table18.A5" office:value-type="string">
            <text:p text:style-name="P558">E</text:p>
          </table:table-cell>
          <table:table-cell table:style-name="Table18.B3" office:value-type="string">
            <text:p text:style-name="P720">yes</text:p>
          </table:table-cell>
          <table:table-cell table:style-name="Table18.C3" office:value-type="string">
            <text:p text:style-name="P751">yes</text:p>
          </table:table-cell>
          <table:table-cell table:style-name="Table18.D3" office:value-type="string">
            <text:p text:style-name="P759">SETC</text:p>
          </table:table-cell>
          <table:table-cell table:style-name="Table18.E3" office:value-type="string">
            <text:p text:style-name="P752">Extended mnemonic as defined by the instruction's MSL entry</text:p>
          </table:table-cell>
        </table:table-row>
        <table:table-row table:style-name="TableLine94763199396128">
          <table:table-cell table:style-name="Table18.A5" office:value-type="string">
            <text:p text:style-name="P558">M</text:p>
          </table:table-cell>
          <table:table-cell table:style-name="Table18.B4" office:value-type="string">
            <text:p text:style-name="P720">yes</text:p>
          </table:table-cell>
          <table:table-cell table:style-name="Table18.C4" office:value-type="string">
            <text:p text:style-name="P751">yes</text:p>
          </table:table-cell>
          <table:table-cell table:style-name="Table18.D4" office:value-type="string">
            <text:p text:style-name="P759">SETC</text:p>
          </table:table-cell>
          <table:table-cell table:style-name="Table18.E4" office:value-type="string">
            <text:p text:style-name="P752">In-line macro definition</text:p>
          </table:table-cell>
        </table:table-row>
        <table:table-row table:style-name="TableLine94763199399728">
          <table:table-cell table:style-name="Table18.A5" office:value-type="string">
            <text:p text:style-name="P558">O</text:p>
          </table:table-cell>
          <table:table-cell table:style-name="Table18.B5" office:value-type="string">
            <text:p text:style-name="P723">yes</text:p>
          </table:table-cell>
          <table:table-cell table:style-name="Table18.C5" office:value-type="string">
            <text:p text:style-name="P751">yes</text:p>
          </table:table-cell>
          <table:table-cell table:style-name="Table18.D5" office:value-type="string">
            <text:p text:style-name="P760">SETC</text:p>
          </table:table-cell>
          <table:table-cell table:style-name="Table18.E5" office:value-type="string">
            <text:p text:style-name="P752">MSL defined machine instruction</text:p>
          </table:table-cell>
        </table:table-row>
        <text:soft-page-break/>
        <table:table-row table:style-name="TableLine94763199403200">
          <table:table-cell table:style-name="Table18.A6" office:value-type="string">
            <text:p text:style-name="P559">S</text:p>
          </table:table-cell>
          <table:table-cell table:style-name="Table18.B6" office:value-type="string">
            <text:p text:style-name="P726">yes</text:p>
          </table:table-cell>
          <table:table-cell table:style-name="Table18.C6" office:value-type="string">
            <text:p text:style-name="P755">yes</text:p>
          </table:table-cell>
          <table:table-cell table:style-name="Table18.D6" office:value-type="string">
            <text:p text:style-name="P759">SETC</text:p>
          </table:table-cell>
          <table:table-cell table:style-name="Table18.E6" office:value-type="string">
            <text:p text:style-name="P756">Macro library defined macro</text:p>
          </table:table-cell>
        </table:table-row>
        <table:table-row table:style-name="TableLine94763199407088">
          <table:table-cell table:style-name="Table18.A7" office:value-type="string">
            <text:p text:style-name="P555">U</text:p>
          </table:table-cell>
          <table:table-cell table:style-name="Table18.B7" office:value-type="string">
            <text:p text:style-name="P744">yes</text:p>
          </table:table-cell>
          <table:table-cell table:style-name="Table18.C7" office:value-type="string">
            <text:p text:style-name="P744">yes</text:p>
          </table:table-cell>
          <table:table-cell table:style-name="Table18.D7" office:value-type="string">
            <text:p text:style-name="P759">SETC</text:p>
          </table:table-cell>
          <table:table-cell table:style-name="Table18.E7" office:value-type="string">
            <text:p text:style-name="P747">Undefined, unknown or unassigned</text:p>
          </table:table-cell>
        </table:table-row>
      </table:table>
      <text:p text:style-name="P3"/>
      <text:p text:style-name="P176"><text:span text:style-name="T1002"><text:s/>A library defined macro that is referenced for its O attribute that has already been implicitly defined will result in an </text:span><text:span text:style-name="T580">O</text:span><text:span text:style-name="T1022"> attribute of </text:span><text:span text:style-name="T580">M</text:span><text:span text:style-name="T1022">. <text:s/>The same macro that has not been explicitly defined will result in an </text:span><text:span text:style-name="T580">O</text:span><text:span text:style-name="T1022"> attribute of </text:span><text:span text:style-name="T580">S</text:span><text:span text:style-name="T1022">.</text:span></text:p>
      <text:p text:style-name="P176"><text:span text:style-name="T1017">When applied to a </text:span><text:span text:style-name="T573">SETA</text:span><text:span text:style-name="T1017"> or </text:span><text:span text:style-name="T573">SETB</text:span><text:span text:style-name="T1017"> symbolic variable an error is recognized.</text:span></text:p>
      <text:h text:style-name="P1315" text:outline-level="4"><text:bookmark-start text:name="__RefHeading__19586_165977263"/>S' Attribute<text:bookmark-end text:name="__RefHeading__19586_165977263"/></text:h>
      <text:p text:style-name="P302"><text:span text:style-name="T3">The number of decimal positions right of the decimal point are defined for a label. <text:s/>The value is determined by the first nominal value of a packed or zoned constant. <text:s/>All other constants result in a scale of 0. <text:s/></text:span><text:span text:style-name="T187">For </text:span><text:span text:style-name="T571">SETC</text:span><text:span text:style-name="T187"> symbols or macro parameter</text:span><text:span text:style-name="T188">s</text:span><text:span text:style-name="T187"> whose value is a label, the </text:span><text:span text:style-name="T571">S'</text:span><text:span text:style-name="T187"> attribute of the label is used. <text:s/></text:span><text:span text:style-name="T189">Application of the S attribute to </text:span><text:span text:style-name="T574">SETA</text:span><text:span text:style-name="T189"> or </text:span><text:span text:style-name="T574">SETB</text:span><text:span text:style-name="T189"> symbolic variables results in a value of 0</text:span></text:p>
      <text:h text:style-name="P1312" text:outline-level="4"><text:bookmark-start text:name="__RefHeading__18519_2134472967"/>T' Attribute<text:bookmark-end text:name="__RefHeading__18519_2134472967"/></text:h>
      <text:p text:style-name="P297"><text:span text:style-name="T979">The </text:span><text:span text:style-name="T541">T</text:span><text:span text:style-name="T979">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style-name="TableLine94763198674816">
            <table:table-cell table:style-name="Table17.A1" office:value-type="string">
              <text:p text:style-name="P796">T' Value</text:p>
            </table:table-cell>
            <table:table-cell table:style-name="Table17.A1" office:value-type="string">
              <text:p text:style-name="P796">Label</text:p>
            </table:table-cell>
            <table:table-cell table:style-name="Table17.C1" office:value-type="string">
              <text:p text:style-name="P796">Macro Parameter</text:p>
            </table:table-cell>
            <table:table-cell table:style-name="Table17.D1" office:value-type="string">
              <text:p text:style-name="P796">Symbolic Variable</text:p>
            </table:table-cell>
            <table:table-cell table:style-name="Table17.E1" office:value-type="string">
              <text:p text:style-name="P796">Description</text:p>
            </table:table-cell>
          </table:table-row>
        </table:table-header-rows>
        <table:table-row table:style-name="TableLine94763199550672">
          <table:table-cell table:style-name="Table17.A12" office:value-type="string">
            <text:p text:style-name="P543">A</text:p>
          </table:table-cell>
          <table:table-cell table:style-name="Table17.B2" office:value-type="string">
            <text:p text:style-name="P719">yes</text:p>
          </table:table-cell>
          <table:table-cell table:style-name="Table17.C2" office:value-type="string">
            <text:p text:style-name="P761">Note 1</text:p>
          </table:table-cell>
          <table:table-cell table:style-name="Table17.D2" office:value-type="string">
            <text:p text:style-name="P761">Note 1</text:p>
          </table:table-cell>
          <table:table-cell table:style-name="Table17.E2" office:value-type="string">
            <text:p text:style-name="P772"><text:span text:style-name="T542">A</text:span><text:span text:style-name="T980"> or </text:span><text:span text:style-name="T542">AD</text:span><text:span text:style-name="T980"> address constant, aligned, implied length. <text:s/>See Note 3.</text:span></text:p>
          </table:table-cell>
        </table:table-row>
        <table:table-row table:style-name="TableLine94763199553536">
          <table:table-cell table:style-name="Table17.A12" office:value-type="string">
            <text:p text:style-name="P543">B</text:p>
          </table:table-cell>
          <table:table-cell table:style-name="Table17.B3" office:value-type="string">
            <text:p text:style-name="P719">yes</text:p>
          </table:table-cell>
          <table:table-cell table:style-name="Table17.C3" office:value-type="string">
            <text:p text:style-name="P761">Note 1</text:p>
          </table:table-cell>
          <table:table-cell table:style-name="Table17.D3" office:value-type="string">
            <text:p text:style-name="P761">Note 1</text:p>
          </table:table-cell>
          <table:table-cell table:style-name="Table17.E3" office:value-type="string">
            <text:p text:style-name="P400"><text:span text:style-name="T542">B</text:span><text:span text:style-name="T980"> Binary constant</text:span></text:p>
          </table:table-cell>
        </table:table-row>
        <table:table-row table:style-name="TableLine94763199556176">
          <table:table-cell table:style-name="Table17.A12" office:value-type="string">
            <text:p text:style-name="P543">C</text:p>
          </table:table-cell>
          <table:table-cell table:style-name="Table17.B4" office:value-type="string">
            <text:p text:style-name="P718">yes</text:p>
          </table:table-cell>
          <table:table-cell table:style-name="Table17.C4" office:value-type="string">
            <text:p text:style-name="P761">Note 1</text:p>
          </table:table-cell>
          <table:table-cell table:style-name="Table17.D4" office:value-type="string">
            <text:p text:style-name="P761">Note 1</text:p>
          </table:table-cell>
          <table:table-cell table:style-name="Table17.E4" office:value-type="string">
            <text:p text:style-name="P711"><text:span text:style-name="T542">C</text:span><text:span text:style-name="T980">, </text:span><text:span text:style-name="T542">CA</text:span><text:span text:style-name="T980">, or </text:span><text:span text:style-name="T542">CE</text:span><text:span text:style-name="T980"> character constant</text:span></text:p>
          </table:table-cell>
        </table:table-row>
        <table:table-row table:style-name="TableLine94763199558752">
          <table:table-cell table:style-name="Table17.A12" office:value-type="string">
            <text:p text:style-name="P545">D</text:p>
          </table:table-cell>
          <table:table-cell table:style-name="Table17.B6" office:value-type="string">
            <text:p text:style-name="P722">yes</text:p>
          </table:table-cell>
          <table:table-cell table:style-name="Table17.C6" office:value-type="string">
            <text:p text:style-name="P761">Note 1</text:p>
          </table:table-cell>
          <table:table-cell table:style-name="Table17.D6" office:value-type="string">
            <text:p text:style-name="P761">Note 1</text:p>
          </table:table-cell>
          <table:table-cell table:style-name="Table17.E6" office:value-type="string">
            <text:p text:style-name="P712"><text:span text:style-name="T981">ASMA </text:span><text:span text:style-name="T543">D</text:span><text:span text:style-name="T981"> quadword fixed point or long decimal-floating-point constant, aligned, implied length</text:span></text:p>
          </table:table-cell>
        </table:table-row>
        <table:table-row table:style-name="TableLine94763199561392">
          <table:table-cell table:style-name="Table17.A12" office:value-type="string">
            <text:p text:style-name="P568">E</text:p>
          </table:table-cell>
          <table:table-cell table:style-name="Table17.B6" office:value-type="string">
            <text:p text:style-name="P764">yes</text:p>
          </table:table-cell>
          <table:table-cell table:style-name="Table17.C6" office:value-type="string">
            <text:p text:style-name="P764">Note 1</text:p>
          </table:table-cell>
          <table:table-cell table:style-name="Table17.D6" office:value-type="string">
            <text:p text:style-name="P764">Note 1</text:p>
          </table:table-cell>
          <table:table-cell table:style-name="Table17.E6" office:value-type="string">
            <text:p text:style-name="P765"><text:span text:style-name="T594">E</text:span><text:span text:style-name="T204"> </text:span><text:span text:style-name="T1045">s</text:span>hort decimal-floating-point constant, aligned, implied length</text:p>
          </table:table-cell>
        </table:table-row>
        <table:table-row table:style-name="TableLine94763199562320">
          <table:table-cell table:style-name="Table17.A12" office:value-type="string">
            <text:p text:style-name="P546">F</text:p>
          </table:table-cell>
          <table:table-cell table:style-name="Table17.B7" office:value-type="string">
            <text:p text:style-name="P725">yes</text:p>
          </table:table-cell>
          <table:table-cell table:style-name="Table17.C7" office:value-type="string">
            <text:p text:style-name="P761">Note 1</text:p>
          </table:table-cell>
          <table:table-cell table:style-name="Table17.D7" office:value-type="string">
            <text:p text:style-name="P761">Note 1</text:p>
          </table:table-cell>
          <table:table-cell table:style-name="Table17.E7" office:value-type="string">
            <text:p text:style-name="P713"><text:span text:style-name="T544">F</text:span><text:span text:style-name="T982"> fullword fixed point constant, aligned, implied length</text:span></text:p>
          </table:table-cell>
        </table:table-row>
        <table:table-row table:style-name="TableLine94763199564960">
          <table:table-cell table:style-name="Table17.A12" office:value-type="string">
            <text:p text:style-name="P546">H</text:p>
          </table:table-cell>
          <table:table-cell table:style-name="Table17.B8" office:value-type="string">
            <text:p text:style-name="P725">yes</text:p>
          </table:table-cell>
          <table:table-cell table:style-name="Table17.C8" office:value-type="string">
            <text:p text:style-name="P761">Note 1</text:p>
          </table:table-cell>
          <table:table-cell table:style-name="Table17.D8" office:value-type="string">
            <text:p text:style-name="P761">Note 1</text:p>
          </table:table-cell>
          <table:table-cell table:style-name="Table17.E8" office:value-type="string">
            <text:p text:style-name="P713"><text:span text:style-name="T544">H</text:span><text:span text:style-name="T982"> halfword fixed point constant, aligned, implied length</text:span></text:p>
          </table:table-cell>
        </table:table-row>
        <table:table-row table:style-name="TableLine94763199567600">
          <table:table-cell table:style-name="Table17.A12" office:value-type="string">
            <text:p text:style-name="P546">I</text:p>
          </table:table-cell>
          <table:table-cell table:style-name="Table17.B9" office:value-type="string">
            <text:p text:style-name="P725">yes</text:p>
          </table:table-cell>
          <table:table-cell table:style-name="Table17.C9" office:value-type="string">
            <text:p text:style-name="P761">Note 1</text:p>
          </table:table-cell>
          <table:table-cell table:style-name="Table17.D9" office:value-type="string">
            <text:p text:style-name="P761">Note 1</text:p>
          </table:table-cell>
          <table:table-cell table:style-name="Table17.E9" office:value-type="string">
            <text:p text:style-name="P728">Machine instruction</text:p>
          </table:table-cell>
        </table:table-row>
        <table:table-row table:style-name="TableLine94763199570240">
          <table:table-cell table:style-name="Table17.A12" office:value-type="string">
            <text:p text:style-name="P547">J</text:p>
          </table:table-cell>
          <table:table-cell table:style-name="Table17.B12" office:value-type="string">
            <text:p text:style-name="P729">yes</text:p>
          </table:table-cell>
          <table:table-cell table:style-name="Table17.C12" office:value-type="string">
            <text:p text:style-name="P761">Note 1</text:p>
          </table:table-cell>
          <table:table-cell table:style-name="Table17.D12" office:value-type="string">
            <text:p text:style-name="P761">Note 1</text:p>
          </table:table-cell>
          <table:table-cell table:style-name="Table17.E12" office:value-type="string">
            <text:p text:style-name="P730"><text:span text:style-name="T584">CSECT</text:span> name</text:p>
          </table:table-cell>
        </table:table-row>
        <table:table-row table:style-name="TableLine94763199572880">
          <table:table-cell table:style-name="Table17.A12" office:value-type="string">
            <text:p text:style-name="P569">L</text:p>
          </table:table-cell>
          <table:table-cell table:style-name="Table17.B12" office:value-type="string">
            <text:p text:style-name="P766">yes</text:p>
          </table:table-cell>
          <table:table-cell table:style-name="Table17.C12" office:value-type="string">
            <text:p text:style-name="P766">Note 1</text:p>
          </table:table-cell>
          <table:table-cell table:style-name="Table17.D12" office:value-type="string">
            <text:p text:style-name="P766">Note 1</text:p>
          </table:table-cell>
          <table:table-cell table:style-name="Table17.E12" office:value-type="string">
            <text:p text:style-name="P767"><text:span text:style-name="T257">L</text:span> extended decimal-floating-point constant, aligned, implied length</text:p>
          </table:table-cell>
        </table:table-row>
        <table:table-row table:style-name="TableLine94763199573856">
          <table:table-cell table:style-name="Table17.A12" office:value-type="string">
            <text:p text:style-name="P562">N</text:p>
          </table:table-cell>
          <table:table-cell table:style-name="Table17.B12" office:value-type="string">
            <text:p text:style-name="P762">no</text:p>
          </table:table-cell>
          <table:table-cell table:style-name="Table17.C12" office:value-type="string">
            <text:p text:style-name="P762">yes</text:p>
          </table:table-cell>
          <table:table-cell table:style-name="Table17.D12" office:value-type="string">
            <text:p text:style-name="P762">yes</text:p>
          </table:table-cell>
          <table:table-cell table:style-name="Table17.E12" office:value-type="string">
            <text:p text:style-name="P731"><text:span text:style-name="T575">SETA</text:span><text:span text:style-name="T1018">, </text:span><text:span text:style-name="T575">SETB</text:span><text:span text:style-name="T1018"> or a macro parameter or </text:span><text:span text:style-name="T575">SETC</text:span><text:span text:style-name="T1018"> symbol assigned to a self-defining term. <text:s/>See Note 1.</text:span></text:p>
          </table:table-cell>
        </table:table-row>
        <table:table-row table:style-name="TableLine94763199574832">
          <table:table-cell table:style-name="Table17.A23" office:value-type="string">
            <text:p text:style-name="P548">O</text:p>
          </table:table-cell>
          <table:table-cell table:style-name="Table17.B23" office:value-type="string">
            <text:p text:style-name="P732">no</text:p>
          </table:table-cell>
          <table:table-cell table:style-name="Table17.C23" office:value-type="string">
            <text:p text:style-name="P732">yes</text:p>
          </table:table-cell>
          <table:table-cell table:style-name="Table17.D23" office:value-type="string">
            <text:p text:style-name="P732">no</text:p>
          </table:table-cell>
          <table:table-cell table:style-name="Table17.E23" office:value-type="string">
            <text:p text:style-name="P733">Omitted macro parameter. <text:s/><text:span text:style-name="T1021">See Note 1.</text:span></text:p>
          </table:table-cell>
        </table:table-row>
        <text:soft-page-break/>
        <table:table-row table:style-name="TableLine94763199577888">
          <table:table-cell table:style-name="Table17.A23" office:value-type="string">
            <text:p text:style-name="P548">P</text:p>
          </table:table-cell>
          <table:table-cell table:style-name="Table17.B23" office:value-type="string">
            <text:p text:style-name="P732">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33">Packed decimal constant</text:p>
          </table:table-cell>
        </table:table-row>
        <table:table-row table:style-name="TableLine94763199578864">
          <table:table-cell table:style-name="Table17.A23" office:value-type="string">
            <text:p text:style-name="P549">R</text:p>
          </table:table-cell>
          <table:table-cell table:style-name="Table17.B23" office:value-type="string">
            <text:p text:style-name="P734">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14"><text:span text:style-name="T545">A</text:span><text:span text:style-name="T983">, </text:span><text:span text:style-name="T545">S</text:span><text:span text:style-name="T983">, </text:span><text:span text:style-name="T577">SY</text:span><text:span text:style-name="T1020"> or </text:span><text:span text:style-name="T545">Y</text:span><text:span text:style-name="T983"> address constant, explicit length. <text:s/>See Note 3.</text:span></text:p>
          </table:table-cell>
        </table:table-row>
        <table:table-row table:style-name="TableLine94763199579840">
          <table:table-cell table:style-name="Table17.A23" office:value-type="string">
            <text:p text:style-name="P549">S</text:p>
          </table:table-cell>
          <table:table-cell table:style-name="Table17.B23" office:value-type="string">
            <text:p text:style-name="P734">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14"><text:span text:style-name="T545">S</text:span><text:span text:style-name="T190"> </text:span><text:span text:style-name="T191">or </text:span><text:span text:style-name="T569">SY</text:span><text:span text:style-name="T983"> address, aligned, implied length</text:span></text:p>
          </table:table-cell>
        </table:table-row>
        <table:table-row table:style-name="TableLine94763199580816">
          <table:table-cell table:style-name="Table17.A23" office:value-type="string">
            <text:p text:style-name="P554">U</text:p>
          </table:table-cell>
          <table:table-cell table:style-name="Table17.B23" office:value-type="string">
            <text:p text:style-name="P743">yes</text:p>
          </table:table-cell>
          <table:table-cell table:style-name="Table17.C23" office:value-type="string">
            <text:p text:style-name="P743">yes</text:p>
          </table:table-cell>
          <table:table-cell table:style-name="Table17.D23" office:value-type="string">
            <text:p text:style-name="P743">yes</text:p>
          </table:table-cell>
          <table:table-cell table:style-name="Table17.E23" office:value-type="string">
            <text:p text:style-name="P746">Undefined, unknown or unassigned. <text:s/><text:span text:style-name="T1023">See Note 2.</text:span></text:p>
          </table:table-cell>
        </table:table-row>
        <table:table-row table:style-name="TableLine94763199581792">
          <table:table-cell table:style-name="Table17.A23" office:value-type="string">
            <text:p text:style-name="P550">W</text:p>
          </table:table-cell>
          <table:table-cell table:style-name="Table17.B23" office:value-type="string">
            <text:p text:style-name="P735">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15"><text:span text:style-name="T546">CCW</text:span><text:span text:style-name="T984">, </text:span><text:span text:style-name="T546">CCW0</text:span><text:span text:style-name="T984"> or </text:span><text:span text:style-name="T546">CCW1</text:span><text:span text:style-name="T984"> assembler directive</text:span></text:p>
          </table:table-cell>
        </table:table-row>
        <table:table-row table:style-name="TableLine94763199582768">
          <table:table-cell table:style-name="Table17.A19" office:value-type="string">
            <text:p text:style-name="P551">X</text:p>
          </table:table-cell>
          <table:table-cell table:style-name="Table17.B19" office:value-type="string">
            <text:p text:style-name="P736">yes</text:p>
          </table:table-cell>
          <table:table-cell table:style-name="Table17.C19" office:value-type="string">
            <text:p text:style-name="P761">Note 1</text:p>
          </table:table-cell>
          <table:table-cell table:style-name="Table17.D19" office:value-type="string">
            <text:p text:style-name="P761">Note 1</text:p>
          </table:table-cell>
          <table:table-cell table:style-name="Table17.E19" office:value-type="string">
            <text:p text:style-name="P737">Hexadecimal constant</text:p>
          </table:table-cell>
        </table:table-row>
        <table:table-row table:style-name="TableLine94763199586208">
          <table:table-cell table:style-name="Table17.A23" office:value-type="string">
            <text:p text:style-name="P550">Y</text:p>
          </table:table-cell>
          <table:table-cell table:style-name="Table17.B23" office:value-type="string">
            <text:p text:style-name="P735">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15"><text:span text:style-name="T546">Y</text:span><text:span text:style-name="T984"> address constant, aligned, implied length</text:span></text:p>
          </table:table-cell>
        </table:table-row>
        <table:table-row table:style-name="TableLine94763199587184">
          <table:table-cell table:style-name="Table17.A23" office:value-type="string">
            <text:p text:style-name="P552">Z</text:p>
          </table:table-cell>
          <table:table-cell table:style-name="Table17.B23" office:value-type="string">
            <text:p text:style-name="P738">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39">Zoned decimal constant</text:p>
          </table:table-cell>
        </table:table-row>
        <table:table-row table:style-name="TableLine94763199588160">
          <table:table-cell table:style-name="Table17.A23" office:value-type="string">
            <text:p text:style-name="P564">1*</text:p>
          </table:table-cell>
          <table:table-cell table:style-name="Table17.B23" office:value-type="string">
            <text:p text:style-name="P740">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41">Image name</text:p>
          </table:table-cell>
        </table:table-row>
        <table:table-row table:style-name="TableLine94763199589136">
          <table:table-cell table:style-name="Table17.A23" office:value-type="string">
            <text:p text:style-name="P564">2*</text:p>
          </table:table-cell>
          <table:table-cell table:style-name="Table17.B23" office:value-type="string">
            <text:p text:style-name="P740">yes</text:p>
          </table:table-cell>
          <table:table-cell table:style-name="Table17.C23" office:value-type="string">
            <text:p text:style-name="P761">Note 1</text:p>
          </table:table-cell>
          <table:table-cell table:style-name="Table17.D23" office:value-type="string">
            <text:p text:style-name="P761">Note 1</text:p>
          </table:table-cell>
          <table:table-cell table:style-name="Table17.E23" office:value-type="string">
            <text:p text:style-name="P741"><text:span text:style-name="T1028">Region</text:span> name</text:p>
          </table:table-cell>
        </table:table-row>
        <table:table-row table:style-name="TableLine94763199590112">
          <table:table-cell table:style-name="Table17.A24" office:value-type="string">
            <text:p text:style-name="P564">3*</text:p>
          </table:table-cell>
          <table:table-cell table:style-name="Table17.B24" office:value-type="string">
            <text:p text:style-name="P740">yes</text:p>
          </table:table-cell>
          <table:table-cell table:style-name="Table17.C24" office:value-type="string">
            <text:p text:style-name="P761">Note 1</text:p>
          </table:table-cell>
          <table:table-cell table:style-name="Table17.D24" office:value-type="string">
            <text:p text:style-name="P761">Note 1</text:p>
          </table:table-cell>
          <table:table-cell table:style-name="Table17.E24" office:value-type="string">
            <text:p text:style-name="P716"><text:span text:style-name="T548">PSW</text:span><text:span text:style-name="T167">, </text:span><text:span text:style-name="T547">PSWS</text:span><text:span text:style-name="T985">, </text:span><text:span text:style-name="T547">PSW360</text:span><text:span text:style-name="T985">, </text:span><text:span text:style-name="T547">PSW67</text:span><text:span text:style-name="T985">, </text:span><text:span text:style-name="T547">PSWBC</text:span><text:span text:style-name="T985">, </text:span><text:span text:style-name="T547">PSWEC</text:span><text:span text:style-name="T985">, </text:span><text:span text:style-name="T547">PSW380</text:span><text:span text:style-name="T985">, </text:span><text:span text:style-name="T547">PSWXA</text:span><text:span text:style-name="T985">, </text:span><text:span text:style-name="T547">PSWE370</text:span><text:span text:style-name="T985">, </text:span><text:span text:style-name="T547">PSWE390</text:span><text:span text:style-name="T985">, or </text:span><text:span text:style-name="T547">PSWZ</text:span><text:span text:style-name="T985"> assembler directive</text:span></text:p>
          </table:table-cell>
        </table:table-row>
        <table:table-row table:style-name="TableLine94763199593808">
          <table:table-cell table:style-name="Table17.A25" office:value-type="string">
            <text:p text:style-name="P553">4*</text:p>
          </table:table-cell>
          <table:table-cell table:style-name="Table17.B25" office:value-type="string">
            <text:p text:style-name="P742">yes</text:p>
          </table:table-cell>
          <table:table-cell table:style-name="Table17.C25" office:value-type="string">
            <text:p text:style-name="P761">Note 1</text:p>
          </table:table-cell>
          <table:table-cell table:style-name="Table17.D25" office:value-type="string">
            <text:p text:style-name="P761">Note 1</text:p>
          </table:table-cell>
          <table:table-cell table:style-name="Table17.E25" office:value-type="string">
            <text:p text:style-name="P717"><text:span text:style-name="T549">DSECT</text:span><text:span text:style-name="T986"> name</text:span></text:p>
          </table:table-cell>
        </table:table-row>
      </table:table>
      <text:p text:style-name="P298"/>
      <text:p text:style-name="P305">* ASMA specific values used by ASMA extensions.</text:p>
      <text:p text:style-name="P306"><text:span text:style-name="T45">Note 1</text:span><text:span text:style-name="T192"> – When the macro parameter or </text:span><text:span text:style-name="T578">SETC</text:span><text:span text:style-name="T192"> symbolic variable is assigned the value of a label, the </text:span><text:span text:style-name="T578">T</text:span><text:span text:style-name="T192"> attribute of the label is used. <text:s/></text:span><text:span text:style-name="T193">If the macro parameter or </text:span><text:span text:style-name="T579">SETC</text:span><text:span text:style-name="T193"> symbolic variable is assigned a character string value that is a self-defining term, its </text:span><text:span text:style-name="T579">T</text:span><text:span text:style-name="T193"> attribute is </text:span><text:span text:style-name="T579">N</text:span><text:span text:style-name="T193">. <text:s/>The </text:span><text:span text:style-name="T579">T</text:span><text:span text:style-name="T193"> attribute of an omitted macro parameter is </text:span><text:span text:style-name="T579">O</text:span><text:span text:style-name="T193">.</text:span><text:span text:style-name="T1021"> <text:s/>If the symbolic variable is a </text:span><text:span text:style-name="T579">SETA</text:span><text:span text:style-name="T1021"> or </text:span><text:span text:style-name="T579">SET</text:span><text:span text:style-name="T582">B</text:span><text:span text:style-name="T1021"> symbol, its </text:span><text:span text:style-name="T579">T</text:span><text:span text:style-name="T1021"> attribute is </text:span><text:span text:style-name="T579">N</text:span><text:span text:style-name="T1021">.</text:span></text:p>
      <text:p text:style-name="P178"><text:span text:style-name="T688">Note 2</text:span><text:span text:style-name="T1023"> – The value of </text:span><text:span text:style-name="T581">U</text:span><text:span text:style-name="T1023"> may occur in these cases:</text:span></text:p>
      <text:list xml:id="list597180503" text:style-name="L18">
        <text:list-item>
          <text:p text:style-name="P1338"><text:span text:style-name="T1023">The macro parameter or symbolic variable is </text:span><text:span text:style-name="T644">undefined</text:span><text:span text:style-name="T1023">.</text:span></text:p>
        </text:list-item>
        <text:list-item>
          <text:p text:style-name="P1338"><text:span text:style-name="T1023">The macro parameter or </text:span><text:span text:style-name="T581">SETC</text:span><text:span text:style-name="T1023"> symbolic variable is neither a self-defining term nor a valid assembler label so it is </text:span><text:span text:style-name="T644">unknown</text:span><text:span text:style-name="T1023">.</text:span></text:p>
        </text:list-item>
        <text:list-item>
          <text:p text:style-name="P1338"><text:span text:style-name="T1023">The label to which the macro parameter or </text:span><text:span text:style-name="T581">SETC</text:span><text:span text:style-name="T1023"> symbolic variable is assigned is itself </text:span><text:span text:style-name="T645">undefined </text:span><text:span text:style-name="T1024">or </text:span><text:span text:style-name="T1025">its </text:span><text:span text:style-name="T1024">T attribute is </text:span><text:span text:style-name="T645">unknown</text:span><text:span text:style-name="T1024"> (</text:span><text:span text:style-name="T1025">no corresponding attribute value for its type</text:span><text:span text:style-name="T1024">).</text:span></text:p>
        </text:list-item>
      </text:list>
      <text:p text:style-name="P179"><text:span text:style-name="T1027">Note 3</text:span><text:span text:style-name="T1026"> – In these cases an examination of the label's </text:span><text:span text:style-name="T583">L</text:span><text:span text:style-name="T1026"> (length) attribute is required to determine is extended type.</text:span></text:p>
      <text:h text:style-name="P1287" text:outline-level="4"><text:bookmark-start text:name="__RefHeading__16527_1780761587"/>Labels<text:bookmark-end text:name="__RefHeading__16527_1780761587"/></text:h>
      <text:p text:style-name="P285"><text:span text:style-name="T139">A label begins with any alphabetic character in upper or lower case ('</text:span><text:span text:style-name="T491">A</text:span><text:span text:style-name="T139">' through '</text:span><text:span text:style-name="T491">Z</text:span><text:span text:style-name="T139">' and '</text:span><text:span text:style-name="T491">a</text:span><text:span text:style-name="T139">' through '</text:span><text:span text:style-name="T491">z</text:span><text:span text:style-name="T139">'), or a</text:span><text:span text:style-name="T140">ny of three</text:span><text:span text:style-name="T139"> special character</text:span><text:span text:style-name="T140">s ('</text:span><text:span text:style-name="T492">$</text:span><text:span text:style-name="T140">', '</text:span><text:span text:style-name="T492">@</text:span><text:span text:style-name="T140">' or underscore, '</text:span><text:span text:style-name="T492">_</text:span><text:span text:style-name="T140">')</text:span><text:span text:style-name="T139"> optionally followed by any of these characters or a number '</text:span><text:span text:style-name="T491">0</text:span><text:span text:style-name="T139">' through '</text:span><text:span text:style-name="T491">9</text:span><text:span text:style-name="T139">'. <text:s/></text:span><text:span text:style-name="T140">Labels may not begin with a number.</text:span></text:p>
      <text:p text:style-name="P286"><text:span text:style-name="T140">Labels in the </text:span><text:span text:style-name="T492">LABEL</text:span><text:span text:style-name="T140"> field define symbols as address locations or specific values.</text:span></text:p>
      <text:p text:style-name="P286"><text:soft-page-break/><text:span text:style-name="T140">Labels in the </text:span><text:span text:style-name="T492">OPERATION</text:span><text:span text:style-name="T140"> field identify machine instruction mnemonics, assembler or macro directives, previously defined macros</text:span><text:span text:style-name="T146">, or operation synonyms defined by the </text:span><text:span text:style-name="T500">OPSYN</text:span><text:span text:style-name="T146"> directive</text:span><text:span text:style-name="T140">.</text:span></text:p>
      <text:p text:style-name="P286"><text:span text:style-name="T140">A label in the </text:span><text:span text:style-name="T492">OPERAND</text:span><text:span text:style-name="T140"> field references a label defined in the </text:span><text:span text:style-name="T492">LABEL</text:span><text:span text:style-name="T140"> field.</text:span></text:p>
      <text:h text:style-name="P1288" text:outline-level="4"><text:bookmark-start text:name="__RefHeading__16529_1780761587"/>Symbolic Variables<text:bookmark-end text:name="__RefHeading__16529_1780761587"/></text:h>
      <text:p text:style-name="P287"><text:span text:style-name="T140">Symbolic variables are labels preceded by an ampersand, '</text:span><text:span text:style-name="T492">&amp;</text:span><text:span text:style-name="T140">'. <text:s/>Symbolic variables may only be used in macro language statements within a macro definition. <text:s/>Within macro model statements, symbolic variables may occur alone or following a label within the model's </text:span><text:span text:style-name="T492">LABEL</text:span><text:span text:style-name="T140"> or </text:span><text:span text:style-name="T492">OPERATION</text:span><text:span text:style-name="T140"> field and anywhere in the model statement's </text:span><text:span text:style-name="T492">OPERAND</text:span><text:span text:style-name="T140"> field. <text:s/>Refer to the Macro Language section for other uses of symbolic variables. <text:s/></text:span></text:p>
      <text:p text:style-name="P287"><text:span text:style-name="T44">ASMA Limitation</text:span><text:span text:style-name="T141">: Symbolic variables will cause an error if occurring in Assembly Language statements.</text:span></text:p>
      <text:h text:style-name="P1288" text:outline-level="4"><text:bookmark-start text:name="__RefHeading__16531_1780761587"/>Sequence Symbols<text:bookmark-end text:name="__RefHeading__16531_1780761587"/></text:h>
      <text:p text:style-name="P287"><text:span text:style-name="T141">Sequence symbols are labels preceded by a period, '</text:span><text:span text:style-name="T493">.</text:span><text:span text:style-name="T141">'. <text:s/>Sequence symbols may only occur in Macro Language directives in the </text:span><text:span text:style-name="T493">LABEL</text:span><text:span text:style-name="T141"> field or referenced in specific directives' </text:span><text:span text:style-name="T493">OPERAND</text:span><text:span text:style-name="T141"> field. <text:s/></text:span></text:p>
      <text:p text:style-name="P287"><text:span text:style-name="T44">ASMA Limitation</text:span><text:span text:style-name="T141">: Sequence symbols may not be used outside of macro definitions.</text:span></text:p>
      <text:h text:style-name="P1240" text:outline-level="3"><text:bookmark-start text:name="__RefHeading__16533_1780761587"/>Self-Defining Terms<text:bookmark-end text:name="__RefHeading__16533_1780761587"/></text:h>
      <text:p text:style-name="P150">ASMA input statements may contain self-defining terms. <text:s/>Self-defining terms define unsigned integers used alone or within expressions.</text:p>
      <text:p text:style-name="P288"><text:span text:style-name="T144">Self-defining terms look like assembler </text:span><text:span text:style-name="T497">DC</text:span><text:span text:style-name="T144"> directive operands but function differently. <text:s/>They are utilized to define values within the assembly itself and never inherently define storage or address locations. <text:s/>They may be used in contexts that do.</text:span></text:p>
      <text:p text:style-name="P151">Self-defining terms when used as the value of a prototype keyword parameter <text:span text:style-name="T1019">or </text:span><text:span text:style-name="T576">SETC</text:span><text:span text:style-name="T1019"> symbol</text:span> result in the string <text:span text:style-name="T1019">being allowed in contexts that require a numeric value. <text:s/></text:span></text:p>
      <text:h text:style-name="P1289" text:outline-level="4"><text:bookmark-start text:name="__RefHeading__16535_1780761587"/>Binary<text:bookmark-end text:name="__RefHeading__16535_1780761587"/></text:h>
      <text:p text:style-name="P287"><text:span text:style-name="T141">A binary self-defining term starts the an upper or lower case </text:span><text:span text:style-name="T142">'</text:span><text:span text:style-name="T493">B</text:span><text:span text:style-name="T142">'</text:span><text:span text:style-name="T141">, followed by a single quote, a value composed of only a zero, '</text:span><text:span text:style-name="T493">0</text:span><text:span text:style-name="T141">' or one, '</text:span><text:span text:style-name="T493">1</text:span><text:span text:style-name="T141">' and ending with a single quote.</text:span></text:p>
      <text:p text:style-name="P896"><text:span text:style-name="T141">Example: </text:span><text:span text:style-name="T493">B'01001'</text:span><text:span text:style-name="T141"> – value 9</text:span></text:p>
      <text:h text:style-name="P1289" text:outline-level="4"><text:bookmark-start text:name="__RefHeading__16537_1780761587"/>Character<text:bookmark-end text:name="__RefHeading__16537_1780761587"/></text:h>
      <text:p text:style-name="P1159"><text:span text:style-name="T141">A character self-defining term starts with an upper or lower case </text:span><text:span text:style-name="T142">'</text:span><text:span text:style-name="T493">C</text:span><text:span text:style-name="T142">'</text:span><text:span text:style-name="T141">, </text:span><text:span text:style-name="T142">'</text:span><text:span text:style-name="T493">CA</text:span><text:span text:style-name="T142">'</text:span><text:span text:style-name="T141"> or </text:span><text:span text:style-name="T142">'</text:span><text:span text:style-name="T493">CE</text:span><text:span text:style-name="T142">'</text:span><text:span text:style-name="T141">, followed by a single quote, a value composed of </text:span><text:span text:style-name="T84">one to four</text:span><text:span text:style-name="T141"> character</text:span><text:span text:style-name="T178">s</text:span><text:span text:style-name="T141"> and ending with a single quote. <text:s/>The </text:span><text:span text:style-name="T179">numeric </text:span><text:span text:style-name="T141">value is defined by the </text:span><text:span text:style-name="T142">ASCII or </text:span><text:span text:style-name="T141">EBCDIC code </text:span><text:span text:style-name="T142">point of the character value. <text:s/>A '</text:span><text:span text:style-name="T494">C</text:span><text:span text:style-name="T142">' </text:span><text:soft-page-break/><text:span text:style-name="T142">implie</text:span><text:span text:style-name="T163">s</text:span><text:span text:style-name="T142"> the EBCDI</text:span><text:span text:style-name="T163">C</text:span><text:span text:style-name="T142"> code point. <text:s/></text:span><text:span text:style-name="T178">A '</text:span><text:span text:style-name="T566">CA</text:span><text:span text:style-name="T178">' explicitly uses the ASCII code point. <text:s/>A '</text:span><text:span text:style-name="T566">CE</text:span><text:span text:style-name="T178">' explicitly uses an EBCDIC code point. <text:s/></text:span><text:span text:style-name="T179">The code points are combined into a single unsigned absolute value. <text:s/></text:span><text:span text:style-name="T180">Two successive single quotation marks are treated as a one single quotation mark.</text:span></text:p>
      <text:p text:style-name="P897"><text:span text:style-name="T142">Example: </text:span><text:span text:style-name="T494">C'0'</text:span><text:span text:style-name="T142"> – value 240 or hexadecimal 0xF0.</text:span></text:p>
      <text:p text:style-name="P897"><text:span text:style-name="T142">Example: </text:span><text:span text:style-name="T494">CA'0'</text:span><text:span text:style-name="T142"> – value 48 or hexadecimal 0x30.</text:span></text:p>
      <text:p text:style-name="P901"><text:span text:style-name="T178">Example: </text:span><text:span text:style-name="T566">C'ABCD'</text:span><text:span text:style-name="T178"> – value 3,250,766,788 or hexadecimal 0xC1C2C3C4.</text:span></text:p>
      <text:h text:style-name="P1290" text:outline-level="4"><text:bookmark-start text:name="__RefHeading__16539_1780761587"/>Decimal<text:bookmark-end text:name="__RefHeading__16539_1780761587"/></text:h>
      <text:p text:style-name="P1160"><text:span text:style-name="T142">A decimal self-defining term is composed of a sequence of one or more numbers '</text:span><text:span text:style-name="T494">0</text:span><text:span text:style-name="T142">' through '</text:span><text:span text:style-name="T494">9</text:span><text:span text:style-name="T142">'. <text:s/>The term must not start with a sign.</text:span></text:p>
      <text:p text:style-name="P897"><text:span text:style-name="T142">Example: </text:span><text:span text:style-name="T494">920</text:span><text:span text:style-name="T142"> – value 920 or hexadecimal 0x398.</text:span></text:p>
      <text:p text:style-name="P1093">The presence of a sign in conjunction with a self-defining term implies an expression and is only valid in contexts supporting expressions.</text:p>
      <text:h text:style-name="P1291" text:outline-level="4"><text:bookmark-start text:name="__RefHeading__16653_1780761587"/>Hexadecimal<text:bookmark-end text:name="__RefHeading__16653_1780761587"/></text:h>
      <text:p text:style-name="P1161"><text:span text:style-name="T143">A hexadecimal self-defining term is composed of an upper or lower case </text:span><text:span text:style-name="T495">X</text:span><text:span text:style-name="T143">, followed by a single quote, a value of one or more hexadecimal digits, '</text:span><text:span text:style-name="T495">0</text:span><text:span text:style-name="T143">' through '</text:span><text:span text:style-name="T495">9</text:span><text:span text:style-name="T143">', '</text:span><text:span text:style-name="T495">A</text:span><text:span text:style-name="T143">' through '</text:span><text:span text:style-name="T495">F</text:span><text:span text:style-name="T143">' or '</text:span><text:span text:style-name="T495">a</text:span><text:span text:style-name="T143">' through '</text:span><text:span text:style-name="T495">f</text:span><text:span text:style-name="T143">' and ending with a single quote.</text:span></text:p>
      <text:p text:style-name="P898"><text:span text:style-name="T143">Example: </text:span><text:span text:style-name="T495">X'</text:span><text:span text:style-name="T496">0</text:span><text:span text:style-name="T495">Bad'</text:span><text:span text:style-name="T143"> – value 2,989.</text:span></text:p>
      <text:h text:style-name="P1241" text:outline-level="3"><text:bookmark-start text:name="__RefHeading__16937_983113960"/>Quoted Strings<text:bookmark-end text:name="__RefHeading__16937_983113960"/></text:h>
      <text:p text:style-name="P308"><text:span text:style-name="T14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98">DC</text:span><text:span text:style-name="T145"> assembler directives for </text:span><text:span text:style-name="T498">C</text:span><text:span text:style-name="T145">, </text:span><text:span text:style-name="T498">CA</text:span><text:span text:style-name="T145"> or </text:span><text:span text:style-name="T498">CE</text:span><text:span text:style-name="T14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45">L</text:span><text:span text:style-name="T3">iterals</text:span><text:bookmark-end text:name="__RefHeading___Toc16281_34610501"/></text:h>
      <text:p text:style-name="P309"><text:span text:style-name="T3">A literal provides constant definition separate from a </text:span><text:span text:style-name="T257">DC</text:span><text:span text:style-name="T3"> directive. <text:s/>A literal specification is initiated with a leading equal, </text:span><text:span text:style-name="T257">=</text:span><text:span text:style-name="T3">, sign followed by a the content of any </text:span><text:span text:style-name="T199">supported</text:span><text:span text:style-name="T3"> </text:span><text:span text:style-name="T257">DC</text:span><text:span text:style-name="T3"> operand. <text:s/>The actual definition of the literal is provided later in the assembly by a </text:span><text:span text:style-name="T257">LTORG</text:span><text:span text:style-name="T3"> directive, or in the absence of an </text:span><text:span text:style-name="T257">LTORG</text:span><text:span text:style-name="T3"> directive by the </text:span><text:span text:style-name="T257">END</text:span><text:span text:style-name="T3"> directive. <text:s/>The literal specification is restricted to one </text:span><text:span text:style-name="T257">DC</text:span><text:span text:style-name="T3"> operand but may contain multiple nominal values. <text:s/></text:span><text:span text:style-name="T202">Duplication factors must evaluate to values greater than zero.</text:span></text:p>
      <text:p text:style-name="P310"><text:span text:style-name="T202">S</text:span><text:span text:style-name="T3">ee the </text:span><text:span text:style-name="T257">DC</text:span><text:span text:style-name="T3"> directive description for more details.</text:span></text:p>
      <text:p text:style-name="P309"><text:soft-page-break/><text:span text:style-name="T34">ASMA Limitation</text:span><text:span text:style-name="T3">: Literal specifications are limited to machine instruction storage operands, the target of an </text:span><text:span text:style-name="T257">ORG</text:span><text:span text:style-name="T3"> directive, the address argument of a </text:span><text:span text:style-name="T257">CCW</text:span><text:span text:style-name="T3">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a storage-to-storage instruction.</text:span></text:p>
      <text:h text:style-name="P1220" text:outline-level="2"><text:bookmark-start text:name="__RefHeading__14298_2002922277"/>Case Sensitivity<text:bookmark-end text:name="__RefHeading__14298_2002922277"/></text:h>
      <text:p text:style-name="P136">By default the assembler is case insensitive.</text:p>
      <text:p text:style-name="P132"><text:span text:style-name="T906">The command line argument </text:span><text:span text:style-name="T473">–-case</text:span><text:span text:style-name="T906"> enables treatment of assembler labels, macro symbolic variables and sequence symbols with case sensitivity. <text:s/>All other input remains case insensitive.</text:span></text:p>
      <text:p text:style-name="P132">Assembler statement operation field is <text:span text:style-name="T906">always </text:span>case insensitive. <text:s/><text:span text:style-name="T906">Storage allocation and defined constant types and an associated length modifier are always case insensitive.</text:span></text:p>
      <text:p text:style-name="P132"><text:span text:style-name="T906">Depending upon the use or absence of the </text:span><text:span text:style-name="T473">–-case</text:span><text:span text:style-name="T906">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21" text:outline-level="2"><text:bookmark-start text:name="__RefHeading__8755_277269877"/>Operand Values<text:bookmark-end text:name="__RefHeading__8755_277269877"/></text:h>
      <text:p text:style-name="P12">Operand values may be either an integer or bound to an address. <text:s/>All operand values are derived from a mathematical expression. <text:s/>The expression may be simply a numeric value or derived from a calculation.</text:p>
      <text:p text:style-name="P35">Calculations between values are allowed as follows:</text:p>
      <table:table table:name="Table1" table:style-name="Table1">
        <table:table-column table:style-name="Table1.A" table:number-columns-repeated="3"/>
        <table:table-column table:style-name="Table1.D"/>
        <table:table-header-rows>
          <table:table-row table:style-name="TableLine94763199527648">
            <table:table-cell table:style-name="Table1.A1" office:value-type="string">
              <text:p text:style-name="P789">Operation</text:p>
            </table:table-cell>
            <table:table-cell table:style-name="Table1.A1" office:value-type="string">
              <text:p text:style-name="P789">Left operand</text:p>
            </table:table-cell>
            <table:table-cell table:style-name="Table1.A1" office:value-type="string">
              <text:p text:style-name="P789">Right operand</text:p>
            </table:table-cell>
            <table:table-cell table:style-name="Table1.D1" office:value-type="string">
              <text:p text:style-name="P789">Result</text:p>
            </table:table-cell>
          </table:table-row>
        </table:table-header-rows>
        <table:table-row table:style-name="TableLine94763199605040">
          <table:table-cell table:style-name="Table1.A2" office:value-type="string">
            <text:p text:style-name="P406">+ (addition)</text:p>
          </table:table-cell>
          <table:table-cell table:style-name="Table1.A2" office:value-type="string">
            <text:p text:style-name="P408">integer</text:p>
          </table:table-cell>
          <table:table-cell table:style-name="Table1.A2" office:value-type="string">
            <text:p text:style-name="P408">integer</text:p>
          </table:table-cell>
          <table:table-cell table:style-name="Table1.D2" office:value-type="string">
            <text:p text:style-name="P408">integer</text:p>
          </table:table-cell>
        </table:table-row>
        <table:table-row table:style-name="TableLine94763198696976">
          <table:table-cell table:style-name="Table1.A2" office:value-type="string">
            <text:p text:style-name="P406">+</text:p>
          </table:table-cell>
          <table:table-cell table:style-name="Table1.A2" office:value-type="string">
            <text:p text:style-name="P408">integer</text:p>
          </table:table-cell>
          <table:table-cell table:style-name="Table1.A2" office:value-type="string">
            <text:p text:style-name="P406">address</text:p>
          </table:table-cell>
          <table:table-cell table:style-name="Table1.D2" office:value-type="string">
            <text:p text:style-name="P406">address</text:p>
          </table:table-cell>
        </table:table-row>
        <table:table-row table:style-name="TableLine94763198671408">
          <table:table-cell table:style-name="Table1.A2" office:value-type="string">
            <text:p text:style-name="P406">+</text:p>
          </table:table-cell>
          <table:table-cell table:style-name="Table1.A2" office:value-type="string">
            <text:p text:style-name="P406">address</text:p>
          </table:table-cell>
          <table:table-cell table:style-name="Table1.A2" office:value-type="string">
            <text:p text:style-name="P406"><text:span text:style-name="T943">a</text:span>ddress</text:p>
          </table:table-cell>
          <table:table-cell table:style-name="Table1.D2" office:value-type="string">
            <text:p text:style-name="P442">prohibited</text:p>
          </table:table-cell>
        </table:table-row>
        <table:table-row table:style-name="TableLine94763199533968">
          <table:table-cell table:style-name="Table1.A2" office:value-type="string">
            <text:p text:style-name="P406">+</text:p>
          </table:table-cell>
          <table:table-cell table:style-name="Table1.A2" office:value-type="string">
            <text:p text:style-name="P406">address</text:p>
          </table:table-cell>
          <table:table-cell table:style-name="Table1.A2" office:value-type="string">
            <text:p text:style-name="P446">integer (Note 4)</text:p>
          </table:table-cell>
          <table:table-cell table:style-name="Table1.D2" office:value-type="string">
            <text:p text:style-name="P406">address</text:p>
          </table:table-cell>
        </table:table-row>
        <table:table-row table:style-name="TableLine94763196841584">
          <table:table-cell table:style-name="Table1.A2" office:value-type="string">
            <text:p text:style-name="P406">- (subtraction)</text:p>
          </table:table-cell>
          <table:table-cell table:style-name="Table1.A2" office:value-type="string">
            <text:p text:style-name="P408">integer</text:p>
          </table:table-cell>
          <table:table-cell table:style-name="Table1.A2" office:value-type="string">
            <text:p text:style-name="P408">integer</text:p>
          </table:table-cell>
          <table:table-cell table:style-name="Table1.D2" office:value-type="string">
            <text:p text:style-name="P408">integer</text:p>
          </table:table-cell>
        </table:table-row>
        <table:table-row table:style-name="TableLine94763196842608">
          <table:table-cell table:style-name="Table1.A2" office:value-type="string">
            <text:p text:style-name="P406">-</text:p>
          </table:table-cell>
          <table:table-cell table:style-name="Table1.A2" office:value-type="string">
            <text:p text:style-name="P408">integer</text:p>
          </table:table-cell>
          <table:table-cell table:style-name="Table1.A2" office:value-type="string">
            <text:p text:style-name="P406">address</text:p>
          </table:table-cell>
          <table:table-cell table:style-name="Table1.D2" office:value-type="string">
            <text:p text:style-name="P406">prohibited</text:p>
          </table:table-cell>
        </table:table-row>
        <table:table-row table:style-name="TableLine94763196843680">
          <table:table-cell table:style-name="Table1.A2" office:value-type="string">
            <text:p text:style-name="P406">-</text:p>
          </table:table-cell>
          <table:table-cell table:style-name="Table1.A2" office:value-type="string">
            <text:p text:style-name="P406">address</text:p>
          </table:table-cell>
          <table:table-cell table:style-name="Table1.A2" office:value-type="string">
            <text:p text:style-name="P406">address</text:p>
          </table:table-cell>
          <table:table-cell table:style-name="Table1.D2" office:value-type="string">
            <text:p text:style-name="P408">integer (Note 1)</text:p>
          </table:table-cell>
        </table:table-row>
        <table:table-row table:style-name="TableLine94763196844752">
          <table:table-cell table:style-name="Table1.A2" office:value-type="string">
            <text:p text:style-name="P406">-</text:p>
          </table:table-cell>
          <table:table-cell table:style-name="Table1.A2" office:value-type="string">
            <text:p text:style-name="P406">address</text:p>
          </table:table-cell>
          <table:table-cell table:style-name="Table1.A2" office:value-type="string">
            <text:p text:style-name="P408">Integer</text:p>
          </table:table-cell>
          <table:table-cell table:style-name="Table1.D2" office:value-type="string">
            <text:p text:style-name="P406">address</text:p>
          </table:table-cell>
        </table:table-row>
        <table:table-row table:style-name="TableLine94763196845744">
          <table:table-cell table:style-name="Table1.A2" office:value-type="string">
            <text:p text:style-name="P407">* (multiplication)</text:p>
          </table:table-cell>
          <table:table-cell table:style-name="Table1.A2" office:value-type="string">
            <text:p text:style-name="P408">integer</text:p>
          </table:table-cell>
          <table:table-cell table:style-name="Table1.A2" office:value-type="string">
            <text:p text:style-name="P408">integer</text:p>
          </table:table-cell>
          <table:table-cell table:style-name="Table1.D2" office:value-type="string">
            <text:p text:style-name="P408">integer</text:p>
          </table:table-cell>
        </table:table-row>
        <table:table-row table:style-name="TableLine94763196846816">
          <table:table-cell table:style-name="Table1.A2" office:value-type="string">
            <text:p text:style-name="P407">*</text:p>
          </table:table-cell>
          <table:table-cell table:style-name="Table1.A2" office:value-type="string">
            <text:p text:style-name="P408">integer</text:p>
          </table:table-cell>
          <table:table-cell table:style-name="Table1.A2" office:value-type="string">
            <text:p text:style-name="P407">address</text:p>
          </table:table-cell>
          <table:table-cell table:style-name="Table1.D2" office:value-type="string">
            <text:p text:style-name="P407">prohibited</text:p>
          </table:table-cell>
        </table:table-row>
        <text:soft-page-break/>
        <table:table-row table:style-name="TableLine94763196847888">
          <table:table-cell table:style-name="Table1.A2" office:value-type="string">
            <text:p text:style-name="P407">*</text:p>
          </table:table-cell>
          <table:table-cell table:style-name="Table1.A2" office:value-type="string">
            <text:p text:style-name="P407">address</text:p>
          </table:table-cell>
          <table:table-cell table:style-name="Table1.A2" office:value-type="string">
            <text:p text:style-name="P407">address</text:p>
          </table:table-cell>
          <table:table-cell table:style-name="Table1.D2" office:value-type="string">
            <text:p text:style-name="P407">prohibited</text:p>
          </table:table-cell>
        </table:table-row>
        <table:table-row table:style-name="TableLine94763196848960">
          <table:table-cell table:style-name="Table1.A2" office:value-type="string">
            <text:p text:style-name="P407">*</text:p>
          </table:table-cell>
          <table:table-cell table:style-name="Table1.A2" office:value-type="string">
            <text:p text:style-name="P407">address</text:p>
          </table:table-cell>
          <table:table-cell table:style-name="Table1.A2" office:value-type="string">
            <text:p text:style-name="P408">integer</text:p>
          </table:table-cell>
          <table:table-cell table:style-name="Table1.D2" office:value-type="string">
            <text:p text:style-name="P407">prohibited</text:p>
          </table:table-cell>
        </table:table-row>
        <table:table-row table:style-name="TableLine94763196850032">
          <table:table-cell table:style-name="Table1.A2" office:value-type="string">
            <text:p text:style-name="P319">/ <text:span text:style-name="T250">(division)</text:span></text:p>
          </table:table-cell>
          <table:table-cell table:style-name="Table1.A2" office:value-type="string">
            <text:p text:style-name="P408">integer</text:p>
          </table:table-cell>
          <table:table-cell table:style-name="Table1.A2" office:value-type="string">
            <text:p text:style-name="P408"><text:span text:style-name="T943">i</text:span>nteger <text:span text:style-name="T842">(Note 3)</text:span></text:p>
          </table:table-cell>
          <table:table-cell table:style-name="Table1.D2" office:value-type="string">
            <text:p text:style-name="P407"><text:span text:style-name="T710">integer</text:span> (Note 2)</text:p>
          </table:table-cell>
        </table:table-row>
        <table:table-row table:style-name="TableLine94763196851104">
          <table:table-cell table:style-name="Table1.A2" office:value-type="string">
            <text:p text:style-name="P319">/</text:p>
          </table:table-cell>
          <table:table-cell table:style-name="Table1.A2" office:value-type="string">
            <text:p text:style-name="P408">integer</text:p>
          </table:table-cell>
          <table:table-cell table:style-name="Table1.A2" office:value-type="string">
            <text:p text:style-name="P407">address</text:p>
          </table:table-cell>
          <table:table-cell table:style-name="Table1.D2" office:value-type="string">
            <text:p text:style-name="P407">prohibited</text:p>
          </table:table-cell>
        </table:table-row>
        <table:table-row table:style-name="TableLine94763196852176">
          <table:table-cell table:style-name="Table1.A2" office:value-type="string">
            <text:p text:style-name="P319">/</text:p>
          </table:table-cell>
          <table:table-cell table:style-name="Table1.A2" office:value-type="string">
            <text:p text:style-name="P407">address</text:p>
          </table:table-cell>
          <table:table-cell table:style-name="Table1.A2" office:value-type="string">
            <text:p text:style-name="P407">address</text:p>
          </table:table-cell>
          <table:table-cell table:style-name="Table1.D2" office:value-type="string">
            <text:p text:style-name="P407">prohibited</text:p>
          </table:table-cell>
        </table:table-row>
        <table:table-row table:style-name="TableLine94763196853248">
          <table:table-cell table:style-name="Table1.A2" office:value-type="string">
            <text:p text:style-name="P319">/</text:p>
          </table:table-cell>
          <table:table-cell table:style-name="Table1.A2" office:value-type="string">
            <text:p text:style-name="P407">address</text:p>
          </table:table-cell>
          <table:table-cell table:style-name="Table1.A2" office:value-type="string">
            <text:p text:style-name="P408">integer</text:p>
          </table:table-cell>
          <table:table-cell table:style-name="Table1.D2" office:value-type="string">
            <text:p text:style-name="P407">prohibited</text:p>
          </table:table-cell>
        </table:table-row>
      </table:table>
      <text:p text:style-name="P36"/>
      <text:p text:style-name="P37">Note 1: Subtraction only allowed between addresses of the same section.</text:p>
      <text:p text:style-name="P1074">Note 2: Remainder from a division operation is discarded.</text:p>
      <text:p text:style-name="P1075">Note 3: Division by zero results in a value of zero.</text:p>
      <text:p text:style-name="P1076">Note <text:span text:style-name="T842">4</text:span>: <text:span text:style-name="T675">ASMA Specific Behavior</text:span><text:span text:style-name="T842">: </text:span>Dummy section relative addresses are treated as integers in this context. <text:s/>The integer value is the symbol's location within the dummy section.</text:p>
      <text:p text:style-name="P1077"><text:span text:style-name="T677">ASMA Specific Behavior</text:span><text:span text:style-name="T847">: Expression results and intermediate values are not limited to values within the range -2</text:span><text:span text:style-name="T848">31</text:span><text:span text:style-name="T849"> to +2</text:span><text:span text:style-name="T848">31</text:span><text:span text:style-name="T849">-1. <text:s/></text:span><text:span text:style-name="T850">No actual size limit applies to calculated values. <text:s/>This results from </text:span><text:span text:style-name="T852">Python</text:span><text:span text:style-name="T850">'s implementation of integers that has unlimited precision:</text:span></text:p>
      <text:p text:style-name="P900"><text:a xlink:type="simple" xlink:href="https://docs.python.org/3/library/stdtypes.html#numeric-types-int-float-complex" text:style-name="Internet_20_link" text:visited-style-name="Visited_20_Internet_20_Link"><text:span text:style-name="T851">https://docs.python.org/3/library/stdtypes.html#numeric-types-int-float-complex</text:span></text:a></text:p>
      <text:h text:style-name="P1223" text:outline-level="2"><text:bookmark-start text:name="__RefHeading__13666_1643089094"/>Location Counters<text:bookmark-end text:name="__RefHeading__13666_1643089094"/></text:h>
      <text:p text:style-name="P114"><text:span text:style-name="T668">ASMA Specific Behavior</text:span><text:span text:style-name="T832">: Everything in this section dealing with location counters is unique to ASMA. <text:s/>ASMA location counter management is both similar and dissimilar to all other legacy and modern mainframe assemblers.</text:span></text:p>
      <text:p text:style-name="P114"><text:span text:style-name="T832">Similar to legacy and dissimilar to modern mainframe assemblers, the user is unable to explicitly manage location counters via an assembler directive, for example, </text:span><text:span text:style-name="T514">LOCTR</text:span><text:span text:style-name="T832">.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2">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4"><text:soft-page-break/><text:span text:style-name="T832">ASMA location counter management is most similar to the GNU </text:span><text:span text:style-name="T423">as</text:span><text:span text:style-name="T832"> assembler, although the GNU </text:span><text:span text:style-name="T424">as</text:span><text:span text:style-name="T833"> assembler does not allow absolute address assignment to control sections. <text:s/>That process is managed during linkage processing by the GNU </text:span><text:span text:style-name="T424">ld</text:span><text:span text:style-name="T833">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6">Instruction recognition is defined external to the assembler by means of a text file specified <text:span text:style-name="T890">explicitly </text:span>in the command line <text:span text:style-name="T890">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919"><text:span text:style-name="T632">ASMA a</text:span>ssembler directives are documented here. <text:s text:c="2"/><text:span text:style-name="T633">The following conventions are used in the directive descriptions. <text:s/>Anything enclosed between '</text:span><text:span text:style-name="T288">&lt;</text:span><text:span text:style-name="T633">' and '</text:span><text:span text:style-name="T288">&gt;</text:span><text:span text:style-name="T633">' is required variable statement content. <text:s/>Anything enclosed between '</text:span><text:span text:style-name="T288">[</text:span><text:span text:style-name="T633">' and '</text:span><text:span text:style-name="T288">]</text:span><text:span text:style-name="T18">' is optiona</text:span><text:span text:style-name="T633">l.</text:span></text:p>
      <text:p text:style-name="P919"><text:span text:style-name="T632">Anytime the optional </text:span><text:span text:style-name="T287">[label]</text:span><text:span text:style-name="T632">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924"><text:span text:style-name="T783">Anything in </text:span><text:span text:style-name="T371">UPPER CASE</text:span><text:span text:style-name="T783"> is required as specified in the description.</text:span></text:p>
      <text:p text:style-name="P923"><text:span text:style-name="T654">ASMA Specific Behavior</text:span><text:span text:style-name="T739">: The following directives are unique to ASMA and are not found in other assemblers:</text:span></text:p>
      <text:p text:style-name="P809"><text:span text:style-name="T503">ATRACEOFF</text:span><text:span text:style-name="T153">, </text:span><text:span text:style-name="T503">ATRACEON</text:span><text:span text:style-name="T153">, </text:span><text:span text:style-name="T333">PSW</text:span><text:span text:style-name="T739">, </text:span><text:span text:style-name="T333">PSWS</text:span><text:span text:style-name="T739">, </text:span><text:span text:style-name="T333">PSW360</text:span><text:span text:style-name="T739">, </text:span><text:span text:style-name="T333">PSW67</text:span><text:span text:style-name="T739">, </text:span><text:span text:style-name="T333">PSWBC</text:span><text:span text:style-name="T739">, </text:span><text:span text:style-name="T333">PSWEC</text:span><text:span text:style-name="T739">, </text:span><text:span text:style-name="T333">PSW380</text:span><text:span text:style-name="T739">, </text:span><text:span text:style-name="T333">PSWXA</text:span><text:span text:style-name="T739">, </text:span><text:span text:style-name="T333">PSWE370</text:span><text:span text:style-name="T739">, </text:span><text:span text:style-name="T333">PSWE390</text:span><text:span text:style-name="T739">, </text:span><text:span text:style-name="T333">PSWZ</text:span><text:span text:style-name="T32">, </text:span><text:span text:style-name="T334">REGION</text:span><text:span text:style-name="T33">, <text:s/></text:span><text:span text:style-name="T334">XMODE</text:span><text:span text:style-name="T33">.</text:span></text:p>
      <text:p text:style-name="P985">The following directives diverge in some respect from legacy usage. <text:s/>See their respective descriptions for details.</text:p>
      <text:p text:style-name="P810"><text:span text:style-name="T591">AMODE,</text:span><text:span text:style-name="T197"> </text:span><text:span text:style-name="T334">CCW</text:span><text:span text:style-name="T843">, </text:span><text:span text:style-name="T488">DC</text:span><text:span text:style-name="T928">, </text:span><text:span text:style-name="T488">DS</text:span><text:span text:style-name="T928">, </text:span><text:span text:style-name="T337">END</text:span><text:span text:style-name="T844">, </text:span><text:span text:style-name="T335">ENTRY</text:span><text:span text:style-name="T741">, </text:span><text:span text:style-name="T335">OPSYN</text:span><text:span text:style-name="T741">, </text:span><text:span text:style-name="T335">RMODE</text:span><text:span text:style-name="T741">, </text:span><text:span text:style-name="T334">START</text:span><text:span text:style-name="T843">.</text:span></text:p>
      <text:p text:style-name="P931"><text:span text:style-name="T676">ASMA Limitation</text:span><text:span text:style-name="T845">: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83">[label] AMODE &lt;24|31|64|ANY|ANY31|ANY64&gt;</text:p>
      <text:p text:style-name="P1154"/>
      <text:p text:style-name="P1110">The <text:span text:style-name="T257">AMODE</text:span> directive defines the addressing mode of the control section identified in the <text:soft-page-break/><text:span text:style-name="T257">label</text:span> field. <text:s/>Omitting the <text:span text:style-name="T257">label</text:span> field targets the unnamed control section.</text:p>
      <text:p text:style-name="P1111"><text:span text:style-name="T651">ASMA Limitation</text:span>: The <text:span text:style-name="T257">AMODE</text:span> directive is supported strictly for assembler source compatibility with other assemblers <text:span text:style-name="T1035">and is treated as a comment</text:span>. <text:s/><text:span text:style-name="T1036">No validation or processing occurs for either the label or operand field.</text:span></text:p>
      <text:h text:style-name="P1246" text:outline-level="3"><text:bookmark-start text:name="__RefHeading__17260_870402680"/>ATRACEOFF<text:bookmark-end text:name="__RefHeading__17260_870402680"/></text:h>
      <text:p text:style-name="P290"/>
      <text:p text:style-name="P876">[label] ATRACEOFF [oper][,oper]...</text:p>
      <text:p text:style-name="P1096"/>
      <text:p text:style-name="P926"><text:span text:style-name="T937">The </text:span><text:span text:style-name="T505">ATRACEOFF</text:span><text:span text:style-name="T937"> directive disables operational tracing previously enabled via the </text:span><text:span text:style-name="T505">-–oper</text:span><text:span text:style-name="T937"> command line argument or a </text:span><text:span text:style-name="T505">ATRACEON</text:span><text:span text:style-name="T937"> assembler directive. <text:s/>An optional </text:span><text:span text:style-name="T505">[label]</text:span><text:span text:style-name="T150">,</text:span><text:span text:style-name="T937"> if provided, is ignored. <text:s/>Tracing is disabled for each of the supplied operations identified by </text:span><text:span text:style-name="T505">[oper]</text:span><text:span text:style-name="T937">. <text:s/></text:span></text:p>
      <text:p text:style-name="P927"><text:span text:style-name="T937">No action is taken if the operation is invalid, tracing has not been enabled for an operation, the operation is a defined macro, or no operations are supplied in the operand field. <text:s/>Use the </text:span><text:span text:style-name="T506">MHELP</text:span><text:span text:style-name="T938"> directive to alter the tracing status of defined macros.</text:span></text:p>
      <text:p text:style-name="P926"><text:span text:style-name="T937">The </text:span><text:span text:style-name="T505">ATRACEOFF</text:span><text:span text:style-name="T937"> and </text:span><text:span text:style-name="T505">ATRACEON</text:span><text:span text:style-name="T937"> directives provide fine grain control of internal tracing not available with the </text:span><text:span text:style-name="T505">-–oper</text:span><text:span text:style-name="T937"> command-line option alone.</text:span></text:p>
      <text:h text:style-name="P1246" text:outline-level="3"><text:bookmark-start text:name="__RefHeading__17262_870402680"/>ATRACEON<text:bookmark-end text:name="__RefHeading__17262_870402680"/></text:h>
      <text:p text:style-name="P1096"/>
      <text:p text:style-name="P876">[label] ATRACEOFF [oper][,oper]...</text:p>
      <text:p text:style-name="P1150"/>
      <text:p text:style-name="P926"><text:span text:style-name="T937">The </text:span><text:span text:style-name="T505">ATRACEON</text:span><text:span text:style-name="T937"> directive enables internal tracing for one or more operations. <text:s/></text:span><text:span text:style-name="T150">An optional </text:span><text:span text:style-name="T505">[label]</text:span><text:span text:style-name="T937">, </text:span><text:span text:style-name="T150">if provided, is ignored.</text:span><text:span text:style-name="T937"> <text:s/></text:span><text:span text:style-name="T150">Tracing is enabled for each of the supplied operations identified by </text:span><text:span text:style-name="T505">[oper]</text:span><text:span text:style-name="T150">.</text:span></text:p>
      <text:p text:style-name="P926"><text:span text:style-name="T150">No action is taken if the operation is invalid or tracing is already enabled for the operation, </text:span><text:span text:style-name="T151">or the operation is a defined macro</text:span><text:span text:style-name="T150">. <text:s/>If no operations are supplied in the operand field, the current table of instructions for which tracing has been enabled is displayed. <text:s/></text:span><text:span text:style-name="T152">Use the </text:span><text:span text:style-name="T506">MHELP</text:span><text:span text:style-name="T152"> directive to alter the tracing status of defined macros.</text:span></text:p>
      <text:p text:style-name="P926"><text:span text:style-name="T937">The </text:span><text:span text:style-name="T505">ATRACEOFF</text:span><text:span text:style-name="T937"> and </text:span><text:span text:style-name="T505">ATRACEON</text:span><text:span text:style-name="T937"> directives provide fine grain control of internal tracing not available with the </text:span><text:span text:style-name="T505">-–oper</text:span><text:span text:style-name="T937"> command-line option alone.</text:span></text:p>
      <text:h text:style-name="Heading_20_3" text:outline-level="3"><text:bookmark-start text:name="__RefHeading__7319_1040490950"/>CCW <text:bookmark-end text:name="__RefHeading__7319_1040490950"/></text:h>
      <text:p text:style-name="P255"/>
      <text:p text:style-name="P838">[label] CCW <text:s text:c="2"/>&lt;command&gt;,&lt;address&gt;,&lt;flags&gt;,&lt;count&gt;</text:p>
      <text:p text:style-name="P956"><text:soft-page-break/></text:p>
      <text:p text:style-name="P958"><text:span text:style-name="T736">The </text:span><text:span text:style-name="T330">CCW</text:span><text:span text:style-name="T736"> directive constructs a Channel Command Word based upon the current execution mode format setting for a CCW. <text:s/>If the CCW execution mode has been set to '</text:span><text:span text:style-name="T330">none</text:span><text:span text:style-name="T736">', the </text:span><text:span text:style-name="T330">CCW</text:span><text:span text:style-name="T736"> directive is not recognized. <text:s/>See the </text:span><text:span text:style-name="T332">XMODE</text:span><text:span text:style-name="T738"> directive.</text:span></text:p>
      <text:p text:style-name="P956"><text:span text:style-name="T653">ASMA Specific Behavior</text:span><text:span text:style-name="T736">: The legacy operation of the CCW directive always created a Format-0 CCW for backward compatibility with source predating the existence of the Format-1 CCW. <text:s/>The above description of the CCW directive diverges from this legacy behavior.</text:span></text:p>
      <text:p text:style-name="P1091">The following priority exists for channel command word format generation:</text:p>
      <text:list xml:id="list3121031261" text:style-name="L19">
        <text:list-item>
          <text:p text:style-name="P1339"><text:span text:style-name="T920">An explicit </text:span><text:span text:style-name="T478">CCW0</text:span><text:span text:style-name="T920"> or </text:span><text:span text:style-name="T478">CCW1</text:span><text:span text:style-name="T920"> directive in the program source. <text:s/>An explicit </text:span><text:span text:style-name="T478">CCW0</text:span><text:span text:style-name="T920"> or </text:span><text:span text:style-name="T478">CCW1</text:span><text:span text:style-name="T920"> directive ignores the current </text:span><text:span text:style-name="T478">XMODE CCW</text:span><text:span text:style-name="T920"> setting.</text:span></text:p>
        </text:list-item>
        <text:list-item>
          <text:p text:style-name="P1339"><text:span text:style-name="T920">The current setting by an explicit </text:span><text:span text:style-name="T478">XMODE CCW</text:span><text:span text:style-name="T920"> directive at the time a </text:span><text:span text:style-name="T478">CCW</text:span><text:span text:style-name="T920"> directive is encountered. <text:s/>An explicit </text:span><text:span text:style-name="T478">XMODE CCW</text:span><text:span text:style-name="T920"> directive overrides the </text:span><text:span text:style-name="T478">–-ccw</text:span><text:span text:style-name="T920"> command line argument.</text:span></text:p>
        </text:list-item>
        <text:list-item>
          <text:p text:style-name="P1339"><text:span text:style-name="T920">A value supplied by the ASMA command-line option </text:span><text:span text:style-name="T478">–-ccw</text:span><text:span text:style-name="T133"> establishing the </text:span><text:span text:style-name="T478">XMODE CCW</text:span><text:span text:style-name="T133"> setting preceding an explicit </text:span><text:span text:style-name="T478">XMODE CCW</text:span><text:span text:style-name="T133"> directive. <text:s/>A command line argument overrides the MSL file.</text:span></text:p>
        </text:list-item>
        <text:list-item>
          <text:p text:style-name="P1339"><text:span text:style-name="T920">The value identified by the MSL file selected by means of the </text:span><text:span text:style-name="T478">–</text:span><text:span text:style-name="T479">-</text:span><text:span text:style-name="T478">target</text:span><text:span text:style-name="T920"> or </text:span><text:span text:style-name="T478">–</text:span><text:span text:style-name="T479">-</text:span><text:span text:style-name="T478">cpu</text:span><text:span text:style-name="T920"> ASMA command line argument.</text:span></text:p>
        </text:list-item>
      </text:list>
      <text:p text:style-name="P147"><text:span text:style-name="T929">The current setting is made available to a macro by means of the system variable symbol </text:span><text:span text:style-name="T489">&amp;SYSCCW</text:span><text:span text:style-name="T929">.</text:span></text:p>
      <text:h text:style-name="Heading_20_3" text:outline-level="3"><text:bookmark-start text:name="__RefHeading__8937_1983957688"/>CCW0<text:bookmark-end text:name="__RefHeading__8937_1983957688"/></text:h>
      <text:p text:style-name="P255"/>
      <text:p text:style-name="P837">[label] CCW0 <text:s/>&lt;command&gt;,&lt;address&gt;,&lt;flags&gt;,&lt;count&gt;</text:p>
      <text:p text:style-name="P837"/>
      <text:p text:style-name="P977"><text:span text:style-name="T634">The </text:span><text:span text:style-name="T289">CCW0</text:span><text:span text:style-name="T634"> directive generate a Format-0 Channel Command Word. <text:s/>The channel command word will be double word aligned. <text:s/>All operands are expressions. <text:s/>The </text:span><text:span text:style-name="T289">&lt;command&gt;</text:span><text:span text:style-name="T634">, </text:span><text:span text:style-name="T289">&lt;flags&gt;</text:span><text:span text:style-name="T634">, and </text:span><text:span text:style-name="T289">&lt;count&gt;</text:span><text:span text:style-name="T634"> operands must evaluate to an integer. <text:s/>The </text:span><text:span text:style-name="T289">&lt;address&gt;</text:span><text:span text:style-name="T634"> operand must evaluate to an address and may contain a literal specification. <text:s/>All operands are required. <text:s/>All reserved bits are set to zero. <text:s/>Use </text:span><text:span text:style-name="T266">DC</text:span><text:span text:style-name="T621">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55"/>
      <text:p text:style-name="P837">[label] CCW1 <text:s/>&lt;command&gt;,&lt;address&gt;,&lt;flags&gt;,&lt;count&gt;</text:p>
      <text:p text:style-name="P955"/>
      <text:p text:style-name="P978"><text:soft-page-break/><text:span text:style-name="T634">The </text:span><text:span text:style-name="T289">CCW1</text:span><text:span text:style-name="T634"> directive generates a Format-1 Channel Command Word. <text:s/>All of the operand rules are the same as for the </text:span><text:span text:style-name="T289">CCW1</text:span><text:span text:style-name="T634"> directive. <text:s/>All reserved bits are set to zero. <text:s/>Use </text:span><text:span text:style-name="T266">DC</text:span><text:span text:style-name="T621"> directives to build an invalid Format-1 Channel Command Word for testing purposes. <text:s/></text:span></text:p>
      <text:h text:style-name="P1247" text:outline-level="3"><text:bookmark-start text:name="__RefHeading__18984_1578650904"/>CNOP<text:bookmark-end text:name="__RefHeading__18984_1578650904"/></text:h>
      <text:p text:style-name="P300"/>
      <text:p text:style-name="P882">[label] <text:s/>CNOP <text:s/>&lt;byte&gt;,&lt;boundary&gt; <text:s text:c="3"/>[comments]</text:p>
      <text:p text:style-name="P1164"/>
      <text:p text:style-name="P1109"><text:span text:style-name="T987">The </text:span><text:span text:style-name="T550">CNOP</text:span><text:span text:style-name="T987"> directive conditionally includes </text:span><text:span text:style-name="T550">BCR 0,0</text:span><text:span text:style-name="T987"> instructions, </text:span><text:span text:style-name="T551">X'0700'</text:span><text:span text:style-name="T988">, into the assembly based upon the </text:span><text:span text:style-name="T550">&lt;byte&gt;</text:span><text:span text:style-name="T987"> position within the </text:span><text:span text:style-name="T550">&lt;boundary&gt;</text:span><text:span text:style-name="T987">.</text:span></text:p>
      <text:p text:style-name="P1109"><text:span text:style-name="T987">Both </text:span><text:span text:style-name="T550">&lt;byte&gt;</text:span><text:span text:style-name="T987"> and </text:span><text:span text:style-name="T550">&lt;boundary&gt;</text:span><text:span text:style-name="T987"> are required expressions and must evaluate to an absolute value. <text:s/>The </text:span><text:span text:style-name="T550">&lt;byte&gt;</text:span><text:span text:style-name="T987"> must be a non-negative even, divisible by 2 without a remainder, value and less than the </text:span><text:span text:style-name="T550">&lt;boundary&gt;</text:span><text:span text:style-name="T987">. <text:s/>The </text:span><text:span text:style-name="T550">&lt;boundary&gt;</text:span><text:span text:style-name="T987"> may evaluate to 4, 8, or 16.</text:span></text:p>
      <text:p text:style-name="P1109"><text:span text:style-name="T987">The optional </text:span><text:span text:style-name="T550">[label]</text:span><text:span text:style-name="T987">, when provided, will always be assigned a length attribute of 1.</text:span></text:p>
      <text:h text:style-name="Heading_20_3" text:outline-level="3"><text:bookmark-start text:name="__RefHeading__8286_155308264"/>COPY<text:bookmark-end text:name="__RefHeading__8286_155308264"/></text:h>
      <text:p text:style-name="P251"/>
      <text:p text:style-name="P886">[seqsym] COPY <text:s/>'filename' [comments]</text:p>
      <text:p text:style-name="P942"/>
      <text:p text:style-name="P925"><text:span text:style-name="T717">The </text:span><text:span text:style-name="T311">COPY</text:span><text:span text:style-name="T717"> directive inserts into the input stream statements from the file identified between the single quoted string that is the single required argument of the </text:span><text:span text:style-name="T311">COPY</text:span><text:span text:style-name="T717"> directive. <text:s/>Single quotation marks are prohibited within the file name. <text:s/>The file name itself must be compatible with the platform in use. <text:s/>The file is searched within the directories specified by the </text:span><text:span text:style-name="T524">ASMPATH</text:span><text:span text:style-name="T903"> environment variable and the current active directory.</text:span></text:p>
      <text:p text:style-name="P1108">A sequence symbol may be supplied within a macro definition.</text:p>
      <text:h text:style-name="Heading_20_3" text:outline-level="3"><text:bookmark-start text:name="__RefHeading__7445_1040490950"/>CSECT<text:bookmark-end text:name="__RefHeading__7445_1040490950"/></text:h>
      <text:p text:style-name="P244"/>
      <text:p text:style-name="P840"><text:span text:style-name="T876">[</text:span>label<text:span text:style-name="T876">]</text:span> <text:s/>CSECT [comments]</text:p>
      <text:p text:style-name="P960"/>
      <text:p text:style-name="P960">The <text:span text:style-name="T257">CSECT</text:span> directive initiates a new control section or continues a previously initiated control section. <text:s/>A new control section is added to the current active region. <text:s/>Control sections are double word aligned within the region. <text:s/>The <text:span text:style-name="T25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61"><text:soft-page-break/><text:span text:style-name="T876">If the optional </text:span><text:span text:style-name="T450">label</text:span><text:span text:style-name="T876"> field is omitted, an unnamed control section is created or continued. <text:s/>Being unnamed, attribute values are not available for an unnamed control section.</text:span></text:p>
      <text:p text:style-name="P1080">If no current active region exists, an unnamed region with a starting address of 0 is created to which the new control section is added.</text:p>
      <text:p text:style-name="P960">When a control section is continued, the region within which the control section is defined automatically becomes the <text:span text:style-name="T877">current </text:span>active region.</text:p>
      <text:p text:style-name="P960">Any operand data that may be supplied is treated as a comment.</text:p>
      <text:p text:style-name="P960"/>
      <text:h text:style-name="Heading_20_3" text:outline-level="3"><text:bookmark-start text:name="__RefHeading__14222_265376741"/>DC<text:bookmark-end text:name="__RefHeading__14222_265376741"/></text:h>
      <text:p text:style-name="P239"/>
      <text:p text:style-name="P833">[label] DC <text:s text:c="3"/>[d]A[Ln](address[,...])[,...]</text:p>
      <text:p text:style-name="P832">[label] DC <text:s text:c="3"/>[d]t[Ln]'content[,...]'[,...]</text:p>
      <text:p text:style-name="P832"/>
      <text:p text:style-name="P1085"><text:span text:style-name="T627">The DC directive defines storage usage and content. <text:s/>Usage is specified by a usage description. <text:s/>Usage descriptions are identical to those used in the </text:span><text:span text:style-name="T280">DS</text:span><text:span text:style-name="T627"> directive. <text:s/>The content is provided within a pair of single quotes or a left/right parenthesis pair depending upon the type of storage usage. <text:s/>The '</text:span><text:span text:style-name="T280">A</text:span><text:span text:style-name="T627">', '</text:span><text:span text:style-name="T283">AD</text:span><text:span text:style-name="T629">', </text:span><text:span text:style-name="T183">'</text:span><text:span text:style-name="T568">S</text:span><text:span text:style-name="T183">'</text:span><text:span text:style-name="T1012">, '</text:span><text:span text:style-name="T568">SY</text:span><text:span text:style-name="T1012">', and '</text:span><text:span text:style-name="T568">Y</text:span><text:span text:style-name="T1012">'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85"><text:span text:style-name="T899">The </text:span><text:span text:style-name="T465">C</text:span><text:span text:style-name="T895">, </text:span><text:span text:style-name="T465">CA</text:span><text:span text:style-name="T895"> and </text:span><text:span text:style-name="T465">CE</text:span><text:span text:style-name="T895"> constant types allow only a single value to be specified. <text:s/>Two single quotes or ampersands in succession are converted into one single quote or single ampersand within the assembled constant.</text:span></text:p>
      <text:p text:style-name="P1086"><text:span text:style-name="T902">The optional duplication </text:span><text:span text:style-name="T471">[d]</text:span><text:span text:style-name="T902"> factor may be either an unsigned decimal self-defining term or an expression enclosed in parenthesis. <text:s/>The expression must evaluate to an integer of zero or greater and may only reference previously defined labels.</text:span></text:p>
      <text:p text:style-name="P1086"><text:span text:style-name="T902">The optional length modifier </text:span><text:span text:style-name="T471">[Ln]</text:span><text:span text:style-name="T902"> may be either an unsigned decimal self-defining term or an expression enclosed in parenthesis. <text:s/>The value must not be less than one nor exceed the maximum allowed for the constant type and not excluded for the type. <text:s/>The initial required </text:span><text:span text:style-name="T471">L</text:span><text:span text:style-name="T902"> may be either upper or lower case. <text:s/>The expression may only reference previously defined labels.</text:span></text:p>
      <text:p text:style-name="P948">This table describes various attributes of the usage definition an<text:span text:style-name="T1040">d</text:span> content specification. <text:s/>“<text:span text:style-name="T897">Signed” implies that a numeric value is preceded by either a plus sign, +, or minus sign, -. <text:s/>If either sign is omitted, a plus sign is assumed. <text:s/>“Unsigned' means that a numeric value is preceded by the letter </text:span><text:span text:style-name="T466">U</text:span><text:span text:style-name="T897">.</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ext:soft-page-break/>
          <table:table-row table:style-name="TableLine94763198500176">
            <table:table-cell table:style-name="Table11.A1" office:value-type="string">
              <text:p text:style-name="P785">Type</text:p>
            </table:table-cell>
            <table:table-cell table:style-name="Table11.A1" office:value-type="string">
              <text:p text:style-name="P787">Implied Length</text:p>
            </table:table-cell>
            <table:table-cell table:style-name="Table11.A1" office:value-type="string">
              <text:p text:style-name="P787">Implied Alignment</text:p>
            </table:table-cell>
            <table:table-cell table:style-name="Table11.A1" office:value-type="string">
              <text:p text:style-name="P785">Trunc /</text:p>
              <text:p text:style-name="P786">Pad</text:p>
            </table:table-cell>
            <table:table-cell table:style-name="Table11.E1" office:value-type="string">
              <text:p text:style-name="P788">Image Content and Nominal Value</text:p>
            </table:table-cell>
          </table:table-row>
        </table:table-header-rows>
        <table:table-row table:style-name="TableLine94763199094160">
          <table:table-cell table:style-name="Table11.A2" office:value-type="string">
            <text:p text:style-name="P533">A</text:p>
          </table:table-cell>
          <table:table-cell table:style-name="Table11.A2" office:value-type="string">
            <text:p text:style-name="P376">4</text:p>
          </table:table-cell>
          <table:table-cell table:style-name="Table11.A2" office:value-type="string">
            <text:p text:style-name="P376">4</text:p>
          </table:table-cell>
          <table:table-cell table:style-name="Table11.A2" office:value-type="string">
            <text:p text:style-name="P377">Left</text:p>
          </table:table-cell>
          <table:table-cell table:style-name="Table11.E2" office:value-type="string">
            <text:p text:style-name="P386">An expression evaluating to an address or integer</text:p>
          </table:table-cell>
        </table:table-row>
        <table:table-row table:style-name="TableLine94763197069376">
          <table:table-cell table:style-name="Table11.A2" office:value-type="string">
            <text:p text:style-name="P534">AD</text:p>
          </table:table-cell>
          <table:table-cell table:style-name="Table11.A2" office:value-type="string">
            <text:p text:style-name="P378">8</text:p>
          </table:table-cell>
          <table:table-cell table:style-name="Table11.A2" office:value-type="string">
            <text:p text:style-name="P378">8</text:p>
          </table:table-cell>
          <table:table-cell table:style-name="Table11.A2" office:value-type="string">
            <text:p text:style-name="P378">Left</text:p>
          </table:table-cell>
          <table:table-cell table:style-name="Table11.E2" office:value-type="string">
            <text:p text:style-name="P387">An expression evaluating to an address or integer</text:p>
          </table:table-cell>
        </table:table-row>
        <table:table-row table:style-name="TableLine94763197070352">
          <table:table-cell table:style-name="Table11.A2" office:value-type="string">
            <text:p text:style-name="P534">B</text:p>
          </table:table-cell>
          <table:table-cell table:style-name="Table11.A2" office:value-type="string">
            <text:p text:style-name="P392">content</text:p>
          </table:table-cell>
          <table:table-cell table:style-name="Table11.A2" office:value-type="string">
            <text:p text:style-name="P381">none</text:p>
          </table:table-cell>
          <table:table-cell table:style-name="Table11.A2" office:value-type="string">
            <text:p text:style-name="P378">Left</text:p>
          </table:table-cell>
          <table:table-cell table:style-name="Table11.E2" office:value-type="string">
            <text:p text:style-name="P380"><text:span text:style-name="T628">Binary data defined by <text:s/>'</text:span><text:span text:style-name="T281">0</text:span><text:span text:style-name="T628">' and '</text:span><text:span text:style-name="T281">1</text:span><text:span text:style-name="T628">'</text:span></text:p>
          </table:table-cell>
        </table:table-row>
        <table:table-row table:style-name="TableLine94763197071648">
          <table:table-cell table:style-name="Table11.A2" office:value-type="string">
            <text:p text:style-name="P534">C</text:p>
          </table:table-cell>
          <table:table-cell table:style-name="Table11.A2" office:value-type="string">
            <text:p text:style-name="P378">content</text:p>
          </table:table-cell>
          <table:table-cell table:style-name="Table11.A2" office:value-type="string">
            <text:p text:style-name="P381">none</text:p>
          </table:table-cell>
          <table:table-cell table:style-name="Table11.A2" office:value-type="string">
            <text:p text:style-name="P378">Right</text:p>
          </table:table-cell>
          <table:table-cell table:style-name="Table11.E2" office:value-type="string">
            <text:p text:style-name="P379">EBCDIC character data <text:span text:style-name="T897">translated from ASCII input</text:span></text:p>
          </table:table-cell>
        </table:table-row>
        <table:table-row table:style-name="TableLine94763197072704">
          <table:table-cell table:style-name="Table11.A2" office:value-type="string">
            <text:p text:style-name="P535">CA</text:p>
          </table:table-cell>
          <table:table-cell table:style-name="Table11.A2" office:value-type="string">
            <text:p text:style-name="P381">content</text:p>
          </table:table-cell>
          <table:table-cell table:style-name="Table11.A2" office:value-type="string">
            <text:p text:style-name="P381">none</text:p>
          </table:table-cell>
          <table:table-cell table:style-name="Table11.A2" office:value-type="string">
            <text:p text:style-name="P381">Right</text:p>
          </table:table-cell>
          <table:table-cell table:style-name="Table11.E2" office:value-type="string">
            <text:p text:style-name="P382">ASCII character data <text:span text:style-name="T897">as allowed by </text:span><text:span text:style-name="T703">Python</text:span><text:span text:style-name="T897"> UTF-8 encoding</text:span></text:p>
          </table:table-cell>
        </table:table-row>
        <table:table-row table:style-name="TableLine94763197073872">
          <table:table-cell table:style-name="Table11.A2" office:value-type="string">
            <text:p text:style-name="P535">CE</text:p>
          </table:table-cell>
          <table:table-cell table:style-name="Table11.A2" office:value-type="string">
            <text:p text:style-name="P381">content</text:p>
          </table:table-cell>
          <table:table-cell table:style-name="Table11.A2" office:value-type="string">
            <text:p text:style-name="P381">none</text:p>
          </table:table-cell>
          <table:table-cell table:style-name="Table11.A2" office:value-type="string">
            <text:p text:style-name="P381">Right</text:p>
          </table:table-cell>
          <table:table-cell table:style-name="Table11.E2" office:value-type="string">
            <text:p text:style-name="P382">EBCDIC character data <text:span text:style-name="T897">translated from ASCII input</text:span></text:p>
          </table:table-cell>
        </table:table-row>
        <table:table-row table:style-name="TableLine94763197075088">
          <table:table-cell table:style-name="Table11.A2" office:value-type="string">
            <text:p text:style-name="P539">D</text:p>
          </table:table-cell>
          <table:table-cell table:style-name="Table11.A2" office:value-type="string">
            <text:p text:style-name="P393">8</text:p>
          </table:table-cell>
          <table:table-cell table:style-name="Table11.A2" office:value-type="string">
            <text:p text:style-name="P393">8</text:p>
          </table:table-cell>
          <table:table-cell table:style-name="Table11.A2" office:value-type="string">
            <text:p text:style-name="P393">Left</text:p>
          </table:table-cell>
          <table:table-cell table:style-name="Table11.E2" office:value-type="string">
            <text:p text:style-name="P394">Signed or unsigned integer (but not as a floating point constant)</text:p>
          </table:table-cell>
        </table:table-row>
        <table:table-row table:style-name="TableLine94763197076304">
          <table:table-cell table:style-name="Table11.A2" office:value-type="string">
            <text:p text:style-name="P566">DD</text:p>
          </table:table-cell>
          <table:table-cell table:style-name="Table11.A2" office:value-type="string">
            <text:p text:style-name="P401">8</text:p>
          </table:table-cell>
          <table:table-cell table:style-name="Table11.A2" office:value-type="string">
            <text:p text:style-name="P401">8</text:p>
          </table:table-cell>
          <table:table-cell table:style-name="Table11.A2" office:value-type="string">
            <text:p text:style-name="P401">none</text:p>
          </table:table-cell>
          <table:table-cell table:style-name="Table11.E2" office:value-type="string">
            <text:p text:style-name="P402">Signed or unsigned <text:span text:style-name="T1043">long decimal-</text:span>floating-point value</text:p>
          </table:table-cell>
        </table:table-row>
        <table:table-row table:style-name="TableLine94763197077440">
          <table:table-cell table:style-name="Table11.A2" office:value-type="string">
            <text:p text:style-name="P566">ED</text:p>
          </table:table-cell>
          <table:table-cell table:style-name="Table11.A2" office:value-type="string">
            <text:p text:style-name="P401">4</text:p>
          </table:table-cell>
          <table:table-cell table:style-name="Table11.A2" office:value-type="string">
            <text:p text:style-name="P401">4</text:p>
          </table:table-cell>
          <table:table-cell table:style-name="Table11.A2" office:value-type="string">
            <text:p text:style-name="P401">none</text:p>
          </table:table-cell>
          <table:table-cell table:style-name="Table11.E2" office:value-type="string">
            <text:p text:style-name="P402">Signed or unsigned <text:span text:style-name="T1043">short decimal-</text:span>floating-point value</text:p>
          </table:table-cell>
        </table:table-row>
        <table:table-row table:style-name="TableLine94763197078656">
          <table:table-cell table:style-name="Table11.A2" office:value-type="string">
            <text:p text:style-name="P536">F</text:p>
          </table:table-cell>
          <table:table-cell table:style-name="Table11.A2" office:value-type="string">
            <text:p text:style-name="P383">4</text:p>
          </table:table-cell>
          <table:table-cell table:style-name="Table11.A2" office:value-type="string">
            <text:p text:style-name="P383">4</text:p>
          </table:table-cell>
          <table:table-cell table:style-name="Table11.A2" office:value-type="string">
            <text:p text:style-name="P383">Left</text:p>
          </table:table-cell>
          <table:table-cell table:style-name="Table11.E2" office:value-type="string">
            <text:p text:style-name="P384">Signed <text:span text:style-name="T896">or unsigned </text:span>integer</text:p>
          </table:table-cell>
        </table:table-row>
        <table:table-row table:style-name="TableLine94763197079872">
          <table:table-cell table:style-name="Table11.A2" office:value-type="string">
            <text:p text:style-name="P536">FD</text:p>
          </table:table-cell>
          <table:table-cell table:style-name="Table11.A2" office:value-type="string">
            <text:p text:style-name="P383">8</text:p>
          </table:table-cell>
          <table:table-cell table:style-name="Table11.A2" office:value-type="string">
            <text:p text:style-name="P383">8</text:p>
          </table:table-cell>
          <table:table-cell table:style-name="Table11.A2" office:value-type="string">
            <text:p text:style-name="P383">Left</text:p>
          </table:table-cell>
          <table:table-cell table:style-name="Table11.E2" office:value-type="string">
            <text:p text:style-name="P385">Signed <text:span text:style-name="T896">or unsigned </text:span>integer</text:p>
          </table:table-cell>
        </table:table-row>
        <table:table-row table:style-name="TableLine94763197081088">
          <table:table-cell table:style-name="Table11.A2" office:value-type="string">
            <text:p text:style-name="P536">H</text:p>
          </table:table-cell>
          <table:table-cell table:style-name="Table11.A2" office:value-type="string">
            <text:p text:style-name="P383">2</text:p>
          </table:table-cell>
          <table:table-cell table:style-name="Table11.A2" office:value-type="string">
            <text:p text:style-name="P383">2</text:p>
          </table:table-cell>
          <table:table-cell table:style-name="Table11.A2" office:value-type="string">
            <text:p text:style-name="P383">Left</text:p>
          </table:table-cell>
          <table:table-cell table:style-name="Table11.E2" office:value-type="string">
            <text:p text:style-name="P385">Signed <text:span text:style-name="T896">or unsigned</text:span> integer</text:p>
          </table:table-cell>
        </table:table-row>
        <table:table-row table:style-name="TableLine94763196977616">
          <table:table-cell table:style-name="Table11.A2" office:value-type="string">
            <text:p text:style-name="P567">LD</text:p>
          </table:table-cell>
          <table:table-cell table:style-name="Table11.A2" office:value-type="string">
            <text:p text:style-name="P404">16</text:p>
          </table:table-cell>
          <table:table-cell table:style-name="Table11.A2" office:value-type="string">
            <text:p text:style-name="P405">8</text:p>
          </table:table-cell>
          <table:table-cell table:style-name="Table11.A2" office:value-type="string">
            <text:p text:style-name="P404">none</text:p>
          </table:table-cell>
          <table:table-cell table:style-name="Table11.E2" office:value-type="string">
            <text:p text:style-name="P403">Signed or unsigned <text:span text:style-name="T1044">extended decimal-</text:span>floating-point value</text:p>
          </table:table-cell>
        </table:table-row>
        <table:table-row table:style-name="TableLine94763198660240">
          <table:table-cell table:style-name="Table11.A2" office:value-type="string">
            <text:p text:style-name="P537">P</text:p>
          </table:table-cell>
          <table:table-cell table:style-name="Table11.A2" office:value-type="string">
            <text:p text:style-name="P388">content</text:p>
          </table:table-cell>
          <table:table-cell table:style-name="Table11.A2" office:value-type="string">
            <text:p text:style-name="P388">none</text:p>
          </table:table-cell>
          <table:table-cell table:style-name="Table11.A2" office:value-type="string">
            <text:p text:style-name="P388">Left</text:p>
          </table:table-cell>
          <table:table-cell table:style-name="Table11.E2" office:value-type="string">
            <text:p text:style-name="P389"><text:span text:style-name="T898">Signed or unsigned p</text:span>acked decimal data,<text:span text:style-name="T897"> decimal point optional</text:span></text:p>
          </table:table-cell>
        </table:table-row>
        <table:table-row table:style-name="TableLine94763198419776">
          <table:table-cell table:style-name="Table11.A16" office:value-type="string">
            <text:p text:style-name="P540">S</text:p>
          </table:table-cell>
          <table:table-cell table:style-name="Table11.A16" office:value-type="string">
            <text:p text:style-name="P395">2</text:p>
          </table:table-cell>
          <table:table-cell table:style-name="Table11.A16" office:value-type="string">
            <text:p text:style-name="P395">2</text:p>
          </table:table-cell>
          <table:table-cell table:style-name="Table11.A16" office:value-type="string">
            <text:p text:style-name="P395">none</text:p>
          </table:table-cell>
          <table:table-cell table:style-name="Table11.E2" office:value-type="string">
            <text:p text:style-name="P387">An expression evaluating to an address in base and 12-bit displacement format</text:p>
          </table:table-cell>
        </table:table-row>
        <table:table-row table:style-name="TableLine94763199104784">
          <table:table-cell table:style-name="Table11.A16" office:value-type="string">
            <text:p text:style-name="P560">SY</text:p>
          </table:table-cell>
          <table:table-cell table:style-name="Table11.A16" office:value-type="string">
            <text:p text:style-name="P398">3</text:p>
          </table:table-cell>
          <table:table-cell table:style-name="Table11.A16" office:value-type="string">
            <text:p text:style-name="P398">none</text:p>
          </table:table-cell>
          <table:table-cell table:style-name="Table11.A16" office:value-type="string">
            <text:p text:style-name="P398">none</text:p>
          </table:table-cell>
          <table:table-cell table:style-name="Table11.E2" office:value-type="string">
            <text:p text:style-name="P399">An expression evaluating to an address in base and 20-bit displacement format</text:p>
          </table:table-cell>
        </table:table-row>
        <table:table-row table:style-name="TableLine94763199101216">
          <table:table-cell table:style-name="Table11.A2" office:value-type="string">
            <text:p text:style-name="P537">X</text:p>
          </table:table-cell>
          <table:table-cell table:style-name="Table11.A2" office:value-type="string">
            <text:p text:style-name="P388">content</text:p>
          </table:table-cell>
          <table:table-cell table:style-name="Table11.A2" office:value-type="string">
            <text:p text:style-name="P388">none</text:p>
          </table:table-cell>
          <table:table-cell table:style-name="Table11.A2" office:value-type="string">
            <text:p text:style-name="P388">Left</text:p>
          </table:table-cell>
          <table:table-cell table:style-name="Table11.E2" office:value-type="string">
            <text:p text:style-name="P389">Hexadecimal data defined by hex digits <text:span text:style-name="T467">0</text:span><text:span text:style-name="T900">-</text:span><text:span text:style-name="T467">9</text:span><text:span text:style-name="T900"> and </text:span><text:span text:style-name="T467">A</text:span><text:span text:style-name="T900">-</text:span><text:span text:style-name="T467">F</text:span></text:p>
          </table:table-cell>
        </table:table-row>
        <table:table-row table:style-name="TableLine94763209637040">
          <table:table-cell table:style-name="Table11.A2" office:value-type="string">
            <text:p text:style-name="P541">Y</text:p>
          </table:table-cell>
          <table:table-cell table:style-name="Table11.A2" office:value-type="string">
            <text:p text:style-name="P396">2</text:p>
          </table:table-cell>
          <table:table-cell table:style-name="Table11.A2" office:value-type="string">
            <text:p text:style-name="P396">2</text:p>
          </table:table-cell>
          <table:table-cell table:style-name="Table11.A2" office:value-type="string">
            <text:p text:style-name="P396">Left</text:p>
          </table:table-cell>
          <table:table-cell table:style-name="Table11.E2" office:value-type="string">
            <text:p text:style-name="P387">An expression evaluating to an address or integer of &gt;= 0</text:p>
          </table:table-cell>
        </table:table-row>
        <table:table-row table:style-name="TableLine94763199143616">
          <table:table-cell table:style-name="Table11.A2" office:value-type="string">
            <text:p text:style-name="P538">Z</text:p>
          </table:table-cell>
          <table:table-cell table:style-name="Table11.A2" office:value-type="string">
            <text:p text:style-name="P390">content</text:p>
          </table:table-cell>
          <table:table-cell table:style-name="Table11.A2" office:value-type="string">
            <text:p text:style-name="P390">none</text:p>
          </table:table-cell>
          <table:table-cell table:style-name="Table11.A2" office:value-type="string">
            <text:p text:style-name="P390">Right</text:p>
          </table:table-cell>
          <table:table-cell table:style-name="Table11.E2" office:value-type="string">
            <text:p text:style-name="P391">Signed <text:span text:style-name="T898">or unsigned</text:span> zone decimal data, <text:span text:style-name="T897">decimal point optional</text:span></text:p>
          </table:table-cell>
        </table:table-row>
      </table:table>
      <text:p text:style-name="P947"/>
      <text:p text:style-name="P946"><text:span text:style-name="T623">If the optional </text:span><text:span text:style-name="T282">[</text:span><text:span text:style-name="T276">label</text:span><text:span text:style-name="T282">]</text:span><text:span text:style-name="T623"> is specified, it acquires the address of the first storage usage description and its length. <text:s/>A sequence symbol may be supplied in the label field within a macro definition.</text:span></text:p>
      <text:p text:style-name="P1087"><text:span text:style-name="T655">ASMA Specific Behavior</text:span><text:span text:style-name="T740">: The supported constant formats are a subset of those supported by legacy assemblers. <text:s/>Rather than defining a hexadecimal floating point value the </text:span><text:span text:style-name="T426">D</text:span><text:span text:style-name="T835"> constant type defines an 8-byte signed integer value. <text:s/>It acts as a synonym for the </text:span><text:span text:style-name="T427">FD</text:span><text:span text:style-name="T836"> constant type. <text:s/>This allows use of the </text:span><text:span text:style-name="T426">D</text:span><text:span text:style-name="T835"> constant type in legacy programs for storage allocation and large integer definitions where the </text:span><text:span text:style-name="T428">FD</text:span><text:span text:style-name="T837"> constant type was unavailable.</text:span></text:p>
      <text:p text:style-name="P1088"><text:span text:style-name="T682">ASMA Specific Behavior</text:span><text:span text:style-name="T904">: The plus and minus signs are always treated as expression operators. <text:s/>If used within a duplication factor or length modifier, the expression must be enclosed in parenthesis. <text:s/>For example, a duplication factor of </text:span><text:span text:style-name="T472">+3</text:span><text:span text:style-name="T904"> must be coded as </text:span><text:span text:style-name="T472">(+3)</text:span><text:span text:style-name="T129">.</text:span></text:p>
      <text:p text:style-name="P1083"><text:span text:style-name="T669">ASMA Limitations</text:span><text:span text:style-name="T838">: <text:s/>The following constant types are not supported by ASMA or not supported by ASMA in the same manner as legacy assemblers: </text:span><text:span text:style-name="T429">CU</text:span><text:span text:style-name="T838">, </text:span><text:span text:style-name="T439">D</text:span><text:span text:style-name="T859">, </text:span><text:span text:style-name="T429">DB</text:span><text:span text:style-name="T838">, </text:span><text:span text:style-name="T429">DH</text:span><text:span text:style-name="T838">, </text:span><text:span text:style-name="T429">E</text:span><text:span text:style-name="T838">, </text:span><text:span text:style-name="T429">EB</text:span><text:span text:style-name="T838">, </text:span><text:span text:style-name="T429">EH</text:span><text:span text:style-name="T838">, </text:span><text:span text:style-name="T429">G</text:span><text:span text:style-name="T838">, </text:span><text:span text:style-name="T429">J</text:span><text:span text:style-name="T838">, </text:span><text:span text:style-name="T429">L</text:span><text:span text:style-name="T838">, </text:span><text:span text:style-name="T429">LB</text:span><text:span text:style-name="T838">, </text:span><text:span text:style-name="T429">LH</text:span><text:span text:style-name="T838">, </text:span><text:span text:style-name="T429">LQ</text:span><text:span text:style-name="T838">, </text:span><text:span text:style-name="T429">Q</text:span><text:span text:style-name="T838">, </text:span><text:span text:style-name="T429">R</text:span><text:span text:style-name="T838">, </text:span><text:span text:style-name="T429">RD</text:span><text:span text:style-name="T182">, </text:span><text:span text:style-name="T128">and </text:span><text:span text:style-name="T429">V</text:span><text:span text:style-name="T838">.</text:span></text:p>
      <text:p text:style-name="P1084"><text:soft-page-break/><text:span text:style-name="T681">ASMA Limitations</text:span><text:span text:style-name="T895">: Only the length modifier (</text:span><text:span text:style-name="T465">L</text:span><text:span text:style-name="T895">) is supported. <text:s/>The scale (</text:span><text:span text:style-name="T465">S</text:span><text:span text:style-name="T895">) and exponent (</text:span><text:span text:style-name="T465">E</text:span><text:span text:style-name="T895">) modifiers are not supported. <text:s/>The program type sub-field (</text:span><text:span text:style-name="T465">P</text:span><text:span text:style-name="T895">) is not supported.</text:span></text:p>
      <text:p text:style-name="P1129"><text:span text:style-name="T651">ASMA Limitations</text:span>: When using an expression in a length modifier (<text:span text:style-name="T257">L</text:span>), all labels must be defined preceding the reference.</text:p>
      <text:p text:style-name="P1084"><text:span text:style-name="T43">ASMA Limitations</text:span><text:span text:style-name="T895">: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46"/>
      <text:p text:style-name="P841">[<text:span text:style-name="T964">seqsym</text:span>] DROP <text:s/>&lt;reg&gt;[,reg...]</text:p>
      <text:p text:style-name="P962"/>
      <text:p text:style-name="P1103"><text:span text:style-name="T635">The </text:span><text:span text:style-name="T290">DROP</text:span><text:span text:style-name="T635"> directive ensures no </text:span><text:span text:style-name="T290">USING</text:span><text:span text:style-name="T635"> assignment exists for a register. <text:s/>At least one register must be identified. <text:s/>Up to 15 more optional registers may be specified. <text:s/>Each </text:span><text:span text:style-name="T290">&lt;reg&gt;</text:span><text:span text:style-name="T635"> operand is an expression that must evaluates to an integer between 0 and 15, inclusive.</text:span></text:p>
      <text:p text:style-name="P1104"><text:span text:style-name="T964">An optional </text:span><text:span text:style-name="T531">[seqsym]</text:span><text:span text:style-name="T964"> symbol may be supplied in the label field within a macro definition.</text:span></text:p>
      <text:h text:style-name="Heading_20_3" text:outline-level="3"><text:bookmark-start text:name="__RefHeading__6747_265376741"/>DS<text:bookmark-end text:name="__RefHeading__6747_265376741"/></text:h>
      <text:p text:style-name="P240"/>
      <text:p text:style-name="P822">[label] <text:s/>DS <text:s/>[d]t[Ln][,...]</text:p>
      <text:p text:style-name="P1135"/>
      <text:p text:style-name="P20"><text:span text:style-name="T623">The </text:span><text:span text:style-name="T276">DS</text:span><text:span text:style-name="T623"> directive defines storage usage. <text:s/>Usage is specified by a description operand. <text:s/>A description operand includes an optional duplication factor, </text:span><text:span text:style-name="T276">[d]</text:span><text:span text:style-name="T623">, <text:s/>a required type, </text:span><text:span text:style-name="T276">t</text:span><text:span text:style-name="T623">, and an optional explicit length, </text:span><text:span text:style-name="T276">[Ln]</text:span><text:span text:style-name="T623">. <text:s/>Nominal values are allowed and if present influence the amount of storage defined. <text:s/>If an explicit length is specified, any implied alignment of the type is suppressed. <text:s/>Multiple storage usage operands are allowed. </text:span></text:p>
      <text:p text:style-name="P19"><text:span text:style-name="T623">If the optional </text:span><text:span text:style-name="T284">[</text:span><text:span text:style-name="T276">label</text:span><text:span text:style-name="T284">]</text:span><text:span text:style-name="T623"> is specified it acquires the address of the first storage usage description and the length of the storage usage definitions taken as a whole. <text:s/>A sequence symbol may be supplied in the label field within a macro definition.</text:span></text:p>
      <text:p text:style-name="P21">See the <text:span text:style-name="T257">DC</text:span> directive description of supported types and implied lengths and alignment.</text:p>
      <text:p text:style-name="P317"><text:span text:style-name="T228">Within the created image data, areas defined by the </text:span><text:span text:style-name="T276">DS</text:span><text:span text:style-name="T228"> directive will initialize each storage usage to binary zeros. <text:s/>Other content can replace the binary zero content by use of the </text:span><text:span text:style-name="T276">ORG</text:span><text:span text:style-name="T228"> directive to overlay the default content.</text:span></text:p>
      <text:p text:style-name="P232"/>
      <text:h text:style-name="Heading_20_3" text:outline-level="3"><text:bookmark-start text:name="__RefHeading__7449_1040490950"/><text:soft-page-break/>DSECT<text:bookmark-end text:name="__RefHeading__7449_1040490950"/></text:h>
      <text:p text:style-name="P245"/>
      <text:p text:style-name="P841"><text:span text:style-name="T783">&lt;</text:span>label<text:span text:style-name="T783">&gt;</text:span> DSECT [comments]</text:p>
      <text:p text:style-name="P962"/>
      <text:p text:style-name="P962">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63">Any operand information provided is treated as a comment.</text:p>
      <text:h text:style-name="Heading_20_3" text:outline-level="3"><text:bookmark-start text:name="__RefHeading__6749_265376741"/>EJECT<text:bookmark-end text:name="__RefHeading__6749_265376741"/></text:h>
      <text:p text:style-name="P241"/>
      <text:p text:style-name="P834">[<text:span text:style-name="T965">seqsym</text:span>] EJECT [comments]</text:p>
      <text:p text:style-name="P241"/>
      <text:p text:style-name="P160"><text:span text:style-name="T624">The </text:span><text:span text:style-name="T277">EJECT</text:span><text:span text:style-name="T624"> directive introduces a new page in the assembly listing. <text:s/>An optional </text:span><text:span text:style-name="T532">[seqsym]</text:span><text:span text:style-name="T965">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42"/>
      <text:p text:style-name="P835">[<text:span text:style-name="T966">seqsym</text:span>] END <text:s text:c="2"/><text:span text:style-name="T834">[entry]</text:span></text:p>
      <text:p text:style-name="P949"/>
      <text:p text:style-name="P1105"><text:span text:style-name="T630">The </text:span><text:span text:style-name="T285">END</text:span><text:span text:style-name="T630"> directive terminates the assembly. <text:s/>Once encountered, no more input statements are allowed although pending literal specifications are defined following the </text:span><text:span text:style-name="T285">END</text:span><text:span text:style-name="T630"> directive. <text:s/>The optional </text:span><text:span text:style-name="T285">[</text:span><text:span text:style-name="T527">seqsym</text:span><text:span text:style-name="T285">]</text:span><text:span text:style-name="T630"> field may be provided within a macro definition.</text:span></text:p>
      <text:p text:style-name="P1073"><text:span text:style-name="T834">The optional </text:span><text:span text:style-name="T425">[entry]</text:span><text:span text:style-name="T834"> operand defines the entry address of the image.</text:span></text:p>
      <text:p text:style-name="P1165"><text:span text:style-name="T35">ASMA Specific Behavior</text:span><text:span text:style-name="T200">: The </text:span><text:span text:style-name="T425">ENTRY</text:span><text:span text:style-name="T201"> directive is an alternative method for defining the image entry point. <text:s/>See the </text:span><text:span text:style-name="T336">ENTRY</text:span><text:span text:style-name="T200"> directive.</text:span></text:p>
      <text:h text:style-name="Heading_20_3" text:outline-level="3"><text:bookmark-start text:name="__RefHeading__7323_1040490950"/>ENTRY<text:bookmark-end text:name="__RefHeading__7323_1040490950"/></text:h>
      <text:p text:style-name="P243"/>
      <text:p text:style-name="P836">[seqsym] ENTRY &lt;address&gt;</text:p>
      <text:p text:style-name="P950"/>
      <text:p text:style-name="P950">The <text:span text:style-name="T257">ENTRY</text:span> directive defines the entry address of the program within the image. <text:s/>Because the <text:soft-page-break/>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50">The <text:span text:style-name="T257">&lt;address&gt;</text:span> operand is required and may be an expression. <text:s/>The value to which the expression evaluates is reported as the entry point.</text:p>
      <text:p text:style-name="P1106"><text:span text:style-name="T631">An </text:span><text:span text:style-name="T286">ENTRY</text:span><text:span text:style-name="T631"> directive supersedes any previous </text:span><text:span text:style-name="T286">ENTRY</text:span><text:span text:style-name="T631"> directive within the assembly. <text:s/>Only the last </text:span><text:span text:style-name="T286">ENTRY</text:span><text:span text:style-name="T631"> directive is used.</text:span></text:p>
      <text:p text:style-name="P1105"><text:span text:style-name="T966">An optional </text:span><text:span text:style-name="T285">[</text:span><text:span text:style-name="T527">seqsym</text:span><text:span text:style-name="T285">]</text:span><text:span text:style-name="T165"> </text:span><text:span text:style-name="T166">may be supplied in the label field within a macro definition.</text:span></text:p>
      <text:p text:style-name="P984"><text:span text:style-name="T656">ASMA Specific Behavior</text:span><text:span text:style-name="T741">: The usage of the </text:span><text:span text:style-name="T335">ENTRY</text:span><text:span text:style-name="T741">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47"/>
      <text:p text:style-name="P842"><text:span text:style-name="T783">&lt;</text:span>label<text:span text:style-name="T783">&gt;</text:span> EQU <text:s text:c="2"/>&lt;expression&gt;[,length]</text:p>
      <text:p text:style-name="P951"/>
      <text:p text:style-name="P951"><text:span text:style-name="T636">The </text:span><text:span text:style-name="T291">EQU</text:span><text:span text:style-name="T636"> directive assigns a value to the label. <text:s/>The value may be an address or an integer depending on the evaluation of the required expression. <text:s/></text:span></text:p>
      <text:p text:style-name="P1167"><text:span text:style-name="T20">An optional operand, </text:span><text:span text:style-name="T291">length</text:span><text:span text:style-name="T20">, may be supplied. <text:s/>The value of the length operand expression specifies the length attribute of the symbol defined by the </text:span><text:span text:style-name="T291">EQU</text:span><text:span text:style-name="T20"> directive. <text:s/>The length operand must evaluate to an integer. <text:s/>If omitted, the length attribute of the symbol defaults to one.</text:span></text:p>
      <text:p text:style-name="P1168"><text:span text:style-name="T55">A</text:span><text:span text:style-name="T34">SMA Limitations</text:span><text:span text:style-name="T3">:</text:span></text:p>
      <text:p text:style-name="P1168"><text:span text:style-name="T3">The </text:span><text:span text:style-name="T257">expression</text:span><text:span text:style-name="T3"> must only reference previously defined labels.</text:span></text:p>
      <text:h text:style-name="P1242" text:outline-level="3"><text:bookmark-start text:name="__RefHeading___Toc16471_34610501"/>LTORG<text:bookmark-end text:name="__RefHeading___Toc16471_34610501"/></text:h>
      <text:p text:style-name="P203"/>
      <text:p text:style-name="P891">[label] LTORG [comment]</text:p>
      <text:p text:style-name="P1143"/>
      <text:p text:style-name="P1121">The <text:span text:style-name="T257">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121">If the optional <text:span text:style-name="T257">label</text:span> is provided, it is assigned to the location of the start of the literal pool definitions, or the current location if no definitions are pending. <text:s/>The <text:span text:style-name="T257">label</text:span> will have a length attribute of 1 and a type attribute of <text:span text:style-name="T257">'U'</text:span>.</text:p>
      <text:h text:style-name="P1248" text:outline-level="3"><text:bookmark-start text:name="__RefHeading__11639_236344772"/><text:soft-page-break/>MHELP<text:bookmark-end text:name="__RefHeading__11639_236344772"/></text:h>
      <text:p text:style-name="P893"/>
      <text:p text:style-name="P860">[<text:span text:style-name="T967">seqsym</text:span>] MHELP &lt;action&gt; [comment]</text:p>
      <text:p text:style-name="P860"/>
      <text:p text:style-name="P1022"><text:span text:style-name="T801">Establishes macro diagnostic information. <text:s/>The required </text:span><text:span text:style-name="T387">&lt;action&gt;</text:span><text:span text:style-name="T801"> operand is an arithmetic expression composed of binary, decimal or hexadecimal self-defining terms. <text:s/>The </text:span><text:span text:style-name="T387">&lt;action&gt;</text:span><text:span text:style-name="T801"> operand identifies a set of macro language trace, dump and call controls to be enabled until the next </text:span><text:span text:style-name="T387">MHELP</text:span><text:span text:style-name="T801"> directive is encountered. <text:s/>An optional </text:span><text:span text:style-name="T534">[seqsym]</text:span><text:span text:style-name="T967"> may be provided in the label field within a macro definition.</text:span></text:p>
      <text:p text:style-name="P1022"><text:span text:style-name="T801">Values above 255 control the maximum </text:span><text:span text:style-name="T387">&amp;SYSNDX</text:span><text:span text:style-name="T801"> value allowed during the assembly. <text:s/>If none of the bits in the next to the last byte of the value are set, </text:span><text:span text:style-name="T388">&amp;SYSNDX</text:span><text:span text:style-name="T802"> value monitoring is suppressed.</text:span></text:p>
      <text:p text:style-name="P1115">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style-name="TableLine94763198557600">
            <table:table-cell table:style-name="Table6.A1" office:value-type="string">
              <text:p text:style-name="P790">Binary</text:p>
            </table:table-cell>
            <table:table-cell table:style-name="Table6.A1" office:value-type="string">
              <text:p text:style-name="P790">Decimal</text:p>
            </table:table-cell>
            <table:table-cell table:style-name="Table6.C1" office:value-type="string">
              <text:p text:style-name="P790">Description</text:p>
            </table:table-cell>
          </table:table-row>
        </table:table-header-rows>
        <table:table-row table:style-name="TableLine94763196934096">
          <table:table-cell table:style-name="Table6.A2" office:value-type="string">
            <text:p text:style-name="P573">B'00000001'</text:p>
          </table:table-cell>
          <table:table-cell table:style-name="Table6.A2" office:value-type="string">
            <text:p text:style-name="P574">1</text:p>
          </table:table-cell>
          <table:table-cell table:style-name="Table6.C2" office:value-type="string">
            <text:p text:style-name="P424"><text:span text:style-name="T802">Call trace of macro name, nesting depth and </text:span><text:span text:style-name="T388">&amp;SYSNDX</text:span></text:p>
          </table:table-cell>
        </table:table-row>
        <table:table-row table:style-name="TableLine94763196952896">
          <table:table-cell table:style-name="Table6.A2" office:value-type="string">
            <text:p text:style-name="P574">B'00000010'</text:p>
          </table:table-cell>
          <table:table-cell table:style-name="Table6.A2" office:value-type="string">
            <text:p text:style-name="P574">2</text:p>
          </table:table-cell>
          <table:table-cell table:style-name="Table6.C2" office:value-type="string">
            <text:p text:style-name="P424"><text:span text:style-name="T802">Branch trace for </text:span><text:span text:style-name="T388">AGO</text:span><text:span text:style-name="T802"> and </text:span><text:span text:style-name="T388">AIF</text:span><text:span text:style-name="T802"> macro directives</text:span></text:p>
          </table:table-cell>
        </table:table-row>
        <table:table-row table:style-name="TableLine94763196957920">
          <table:table-cell table:style-name="Table6.A2" office:value-type="string">
            <text:p text:style-name="P574">B'00000100'</text:p>
          </table:table-cell>
          <table:table-cell table:style-name="Table6.A2" office:value-type="string">
            <text:p text:style-name="P574">4</text:p>
          </table:table-cell>
          <table:table-cell table:style-name="Table6.C2" office:value-type="string">
            <text:p text:style-name="P424"><text:span text:style-name="T802">Dump SET symbols before </text:span><text:span text:style-name="T388">AIF</text:span><text:span text:style-name="T802"> executed</text:span></text:p>
          </table:table-cell>
        </table:table-row>
        <table:table-row table:style-name="TableLine94763196953584">
          <table:table-cell table:style-name="Table6.A2" office:value-type="string">
            <text:p text:style-name="P574">B'00001000'</text:p>
          </table:table-cell>
          <table:table-cell table:style-name="Table6.A2" office:value-type="string">
            <text:p text:style-name="P574">8</text:p>
          </table:table-cell>
          <table:table-cell table:style-name="Table6.C2" office:value-type="string">
            <text:p text:style-name="P424"><text:span text:style-name="T802">Dump SET symbols when </text:span><text:span text:style-name="T388">MEND</text:span><text:span text:style-name="T802"> or </text:span><text:span text:style-name="T388">MEXIT</text:span><text:span text:style-name="T802"> encountered</text:span></text:p>
          </table:table-cell>
        </table:table-row>
        <table:table-row table:style-name="TableLine94763196967424">
          <table:table-cell table:style-name="Table6.A2" office:value-type="string">
            <text:p text:style-name="P574">B'00010000'</text:p>
          </table:table-cell>
          <table:table-cell table:style-name="Table6.A2" office:value-type="string">
            <text:p text:style-name="P574">16</text:p>
          </table:table-cell>
          <table:table-cell table:style-name="Table6.C2" office:value-type="string">
            <text:p text:style-name="P426">Dump macro parameter values upon macro entry</text:p>
          </table:table-cell>
        </table:table-row>
        <table:table-row table:style-name="TableLine94763196965392">
          <table:table-cell table:style-name="Table6.A2" office:value-type="string">
            <text:p text:style-name="P574">B'00100000'</text:p>
          </table:table-cell>
          <table:table-cell table:style-name="Table6.A2" office:value-type="string">
            <text:p text:style-name="P574">32</text:p>
          </table:table-cell>
          <table:table-cell table:style-name="Table6.C2" office:value-type="string">
            <text:p text:style-name="P426">Suppress dumping global SET symbols with action 4 or 8</text:p>
          </table:table-cell>
        </table:table-row>
        <table:table-row table:style-name="TableLine94763197025584">
          <table:table-cell table:style-name="Table6.A2" office:value-type="string">
            <text:p text:style-name="P574">B'01000000'</text:p>
          </table:table-cell>
          <table:table-cell table:style-name="Table6.A2" office:value-type="string">
            <text:p text:style-name="P574">64</text:p>
          </table:table-cell>
          <table:table-cell table:style-name="Table6.C2" office:value-type="string">
            <text:p text:style-name="P447">Include hexadecimal values of SETC symbols with actions 4, 8 or 16. <text:s/>See below.</text:p>
          </table:table-cell>
        </table:table-row>
        <table:table-row table:style-name="TableLine94763199146592">
          <table:table-cell table:style-name="Table6.A2" office:value-type="string">
            <text:p text:style-name="P575">B'10000000'</text:p>
          </table:table-cell>
          <table:table-cell table:style-name="Table6.A2" office:value-type="string">
            <text:p text:style-name="P575">128</text:p>
          </table:table-cell>
          <table:table-cell table:style-name="Table6.C2" office:value-type="string">
            <text:p text:style-name="P425"><text:span text:style-name="T803">Suppresses currently active </text:span><text:span text:style-name="T389">MHELP</text:span><text:span text:style-name="T803"> actions.</text:span></text:p>
          </table:table-cell>
        </table:table-row>
      </table:table>
      <text:p text:style-name="P1024"/>
      <text:p text:style-name="P1023"><text:span text:style-name="T665">ASMA Specific Behavior</text:span><text:span text:style-name="T801">: The </text:span><text:span text:style-name="T387">&lt;action&gt;</text:span><text:span text:style-name="T801">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1023"><text:span text:style-name="T666">ASMA Specific Behavior</text:span><text:span text:style-name="T804">: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418">SETC</text:span><text:span text:style-name="T806">” macro language section for details.</text:span></text:p>
      <text:p text:style-name="P1127"><text:span text:style-name="T666">ASMA Specific Behavior</text:span><text:span text:style-name="T804">: Action 2, branch tracing, is not limited to in-line macro definitions. <text:s/>Macro definitions from a macro library may also be traced. <text:s/>The line numbers provided in the </text:span><text:soft-page-break/><text:span text:style-name="T804">trace information relate to the source of the macro definition. <text:s/>In-line macro definitions trace the line number provided by the assembly listing. <text:s/>Macro library definitions trace the line numbers of the defining macro library file. <text:s/>When tracing is used with in-line macro definitions, </text:span><text:span text:style-name="T597">PRINT</text:span><text:span text:style-name="T804"> </text:span><text:span text:style-name="T597">OFF</text:span><text:span text:style-name="T804"> must not be in effect.</text:span></text:p>
      <text:h text:style-name="Heading_20_3" text:outline-level="3"><text:bookmark-start text:name="__RefHeading__10405_1698835050"/>M<text:span text:style-name="T789">NOTE</text:span><text:bookmark-end text:name="__RefHeading__10405_1698835050"/></text:h>
      <text:p text:style-name="P67"/>
      <text:p text:style-name="P887">[seqsym] MNOTE &lt;severity&gt;,&lt;message&gt;</text:p>
      <text:p text:style-name="P996"/>
      <text:p text:style-name="P1142"><text:span text:style-name="T78">The </text:span><text:span text:style-name="T789">MNOTE</text:span><text:span text:style-name="T78"> directive generates </text:span><text:span text:style-name="T80">an in-line message</text:span><text:span text:style-name="T79">. <text:s/>The </text:span><text:span text:style-name="T790">&lt;severity&gt;</text:span><text:span text:style-name="T79"> operand is required. <text:s/></text:span><text:span text:style-name="T80">It may be either a numeric value or an asterisk, '</text:span><text:span text:style-name="T793">*</text:span><text:span text:style-name="T80">'. <text:s/></text:span><text:span text:style-name="T79">The message operand is required and is coded within quotes. <text:s/>The optional </text:span><text:span text:style-name="T790">[seqsym]</text:span><text:span text:style-name="T79"> field </text:span><text:span text:style-name="T164">may be supplied in a macro definition.</text:span></text:p>
      <text:p text:style-name="P1142"><text:span text:style-name="T37">ASMA </text:span><text:span text:style-name="T40">Limitation</text:span><text:span text:style-name="T87">: <text:s/>The severity operand is supported for compatibility. <text:s/>ASMA does not support severity processing. <text:s/></text:span><text:span text:style-name="T88">A severity of '</text:span><text:span text:style-name="T380">*</text:span><text:span text:style-name="T88">' </text:span><text:span text:style-name="T38">is</text:span><text:span text:style-name="T88"> treated as an informational message. <text:s/></text:span><text:span text:style-name="T205">All numeric severity's </text:span></text:p>
      <text:h text:style-name="P1249" text:outline-level="3"><text:bookmark-start text:name="__RefHeading__16965_1561084488"/>OPSYN<text:bookmark-end text:name="__RefHeading__16965_1561084488"/></text:h>
      <text:p text:style-name="P289"/>
      <text:p text:style-name="P877"><text:span text:style-name="T939">&lt;</text:span>label<text:span text:style-name="T939">&gt;</text:span> OPSYN [oper]</text:p>
      <text:p text:style-name="P1151"><text:span text:style-name="T154">o</text:span><text:span text:style-name="T155">r<text:tab/></text:span><text:span text:style-name="T507"> <text:s text:c="7"/></text:span><text:span text:style-name="T939">OPSYN</text:span></text:p>
      <text:p text:style-name="P1152"/>
      <text:p text:style-name="P1094"><text:span text:style-name="T933">The </text:span><text:span text:style-name="T499">OPSYN</text:span><text:span text:style-name="T933"> directive defines, redefines or deletes an operation. <text:s/>The required </text:span><text:span text:style-name="T499">&lt;label&gt;</text:span><text:span text:style-name="T933"> field identifies the operation being defined, redefined or deleted. <text:s/>If the single optional </text:span><text:span text:style-name="T499">[oper]</text:span><text:span text:style-name="T933"> operand is present, it identifies the machine instruction, assembler directive or macro for which the </text:span><text:span text:style-name="T499">&lt;label&gt;</text:span><text:span text:style-name="T933"> becomes a synonym. <text:s/>If the </text:span><text:span text:style-name="T499">[oper]</text:span><text:span text:style-name="T933"> operand is omitted, the </text:span><text:span text:style-name="T499">&lt;label&gt;</text:span><text:span text:style-name="T933"> field identifies the synonym, assembler directive, machine instruction or macro being deleted. <text:s/>Deleted synonyms no longer provide access to the underlying assembler directive, machine instruction or macro.</text:span></text:p>
      <text:p text:style-name="P1095"><text:span text:style-name="T934">The optional </text:span><text:span text:style-name="T500">[oper]</text:span><text:span text:style-name="T934"> operand when provided follows the same rules of construction as do labels.</text:span></text:p>
      <text:p text:style-name="P1095"><text:span text:style-name="T934">Comments are allowed in an </text:span><text:span text:style-name="T500">OPSYN</text:span><text:span text:style-name="T934"> statement deleting a synonym if the operand field is started by a comma.</text:span></text:p>
      <text:p text:style-name="P1123"><text:span text:style-name="T1048">The </text:span><text:span text:style-name="T595">OPSYN</text:span><text:span text:style-name="T1048"> directive associates the existing processing of a machine instruction, assembler directive, macro or other synonym with a new operation name. <text:s/>Machine instructions and assembler directives exist because the processing is part of the assembler.</text:span></text:p>
      <text:p text:style-name="P1123"><text:span text:style-name="T1048">For macros, the processing logic is associated with the macro's definition. <text:s/>To associate a </text:span><text:soft-page-break/><text:span text:style-name="T1048">macro with a different name requires it to be defined previous to the </text:span><text:span text:style-name="T595">OPSYN</text:span><text:span text:style-name="T1048"> directive providing its synonym. <text:s/>The use of the name in the </text:span><text:span text:style-name="T595">OPSYN</text:span><text:span text:style-name="T1048"> directive does not cause the macro to be defined if it resides in the </text:span><text:span text:style-name="T595">MACLIB</text:span><text:span text:style-name="T1048"> environment variable's path. <text:s/>To use </text:span><text:span text:style-name="T595">OPSYN</text:span><text:span text:style-name="T1048"> with an externally defined macro requires the macro to be defined by being accessed via a </text:span><text:span text:style-name="T595">COPY</text:span><text:span text:style-name="T1048"> directive prior to the use of the </text:span><text:span text:style-name="T595">OPSYN</text:span><text:span text:style-name="T1048"> directive. <text:s/>This requires the directory in which the macro exists to be part of the </text:span><text:span text:style-name="T595">ASMPATH</text:span><text:span text:style-name="T1048"> environment variable. <text:s/>The same directory may also reside in the </text:span><text:span text:style-name="T595">MACLIB</text:span><text:span text:style-name="T1048"> environment variable.</text:span></text:p>
      <text:p text:style-name="P1124">When a macro overrides, <text:span text:style-name="T1049">thereby replacing,</text:span> a machine instruction or assembler directive by virtue of its name being the same, access to the original operation may be restored by <text:span text:style-name="T1049">these steps. <text:s/>In the example a macro named </text:span><text:span text:style-name="T596">SVC</text:span><text:span text:style-name="T1049"> will replace the instruction.</text:span></text:p>
      <text:list xml:id="list4083636472" text:style-name="L20">
        <text:list-item>
          <text:p text:style-name="P1341"><text:span text:style-name="T1049">Prior to defining the macro with the same name, </text:span>creat<text:span text:style-name="T1049">e</text:span> a synonym <text:span text:style-name="T1049">to </text:span>the original operation, <text:span text:style-name="T1049">for example: <text:s text:c="2"/></text:span><text:span text:style-name="T596">SAVESVC OPSYN SVC</text:span></text:p>
        </text:list-item>
        <text:list-item>
          <text:p text:style-name="P1342">Define the replacement macro either inline or by using a COPY directive (otherwise the macro definition will not occur because a defined instruction takes precedence over an undefined macro of the same name).</text:p>
        </text:list-item>
        <text:list-item>
          <text:p text:style-name="P1341"><text:span text:style-name="T1049">R</text:span>estor<text:span text:style-name="T1049">e</text:span> access to the original operation name <text:span text:style-name="T1049">by</text:span> defining the original name as a synonym <text:span text:style-name="T1049">for the </text:span>saved synonym defined in step 1 (and eliminating access to the replacement macro), <text:span text:style-name="T1049">for example: </text:span><text:span text:style-name="T596"><text:s/>SVC OPSYN SAVESVC</text:span></text:p>
        </text:list-item>
      </text:list>
      <text:p text:style-name="P1097"><text:span text:style-name="T683">ASMA Specific Behavior:</text:span><text:span text:style-name="T772"> Access to an underlying assembler directive, machine instruction or macro </text:span><text:span text:style-name="T774">is still possible by use of its </text:span><text:span text:style-name="T775">original</text:span><text:span text:style-name="T774"> name. <text:s/></text:span><text:span text:style-name="T772">The synonym </text:span><text:span text:style-name="T774">provides simply an alternative name by which to access the underlying operation.</text:span></text:p>
      <text:p text:style-name="P1166"><text:span text:style-name="T47">ASMA Specific Behavior:</text:span><text:span text:style-name="T85"> If neither a label nor operand are supplied, the current operation synonym table is printed on SYSOUT. <text:s/></text:span><text:span text:style-name="T86">The output includes the operation accessed by the synonym, its </text:span><text:span text:style-name="T365">O'</text:span><text:span text:style-name="T86"> attribute and additional information useful for debugging.</text:span></text:p>
      <text:h text:style-name="Heading_20_3" text:outline-level="3"><text:bookmark-start text:name="__RefHeading__7992_1040490950"/>ORG<text:bookmark-end text:name="__RefHeading__7992_1040490950"/></text:h>
      <text:p text:style-name="P248"/>
      <text:p text:style-name="P843">[label] ORG <text:s text:c="2"/>&lt;expression&gt;</text:p>
      <text:p text:style-name="P964"/>
      <text:p text:style-name="P952"><text:span text:style-name="T637">The </text:span><text:span text:style-name="T292">ORG</text:span><text:span text:style-name="T637"> directive assigns a new value to the current location counter, represented by '</text:span><text:span text:style-name="T292">*</text:span><text:span text:style-name="T637">' within expressions. <text:s/></text:span><text:span text:style-name="T156">The</text:span><text:span text:style-name="T637"> required </text:span><text:span text:style-name="T292">&lt;expression&gt;</text:span><text:span text:style-name="T637"> operand must evaluate to an address or a literal specification within the current active control section.</text:span></text:p>
      <text:p text:style-name="P952"><text:span text:style-name="T637">If the optional </text:span><text:span text:style-name="T292">label</text:span><text:span text:style-name="T637"> is provided it is assigned the value of the current location counter before the new location is assigned to it. <text:s/>An optional </text:span><text:span text:style-name="T535">[seqsym]</text:span><text:span text:style-name="T968"> may be provided in the label field within a macro definition.</text:span></text:p>
      <text:h text:style-name="P1250" text:outline-level="3"><text:bookmark-start text:name="__RefHeading__17302_1612040849"/><text:soft-page-break/>POP<text:bookmark-end text:name="__RefHeading__17302_1612040849"/></text:h>
      <text:p text:style-name="P291"/>
      <text:p text:style-name="P851">[seqsym] POP option[,NOPRINT]</text:p>
      <text:p text:style-name="P878"/>
      <text:p text:style-name="P966"><text:span text:style-name="T941">The </text:span><text:span text:style-name="T509">POP</text:span><text:span text:style-name="T941"> directive restores the most recently saved setting of the specified option or options. <text:s/>Options are treated in a case insensitive manner. <text:s/>Option settings are saved by use of the </text:span><text:span text:style-name="T510">PUSH</text:span><text:span text:style-name="T942"> directive.</text:span></text:p>
      <text:p text:style-name="P1098">Supported options:</text:p>
      <text:list xml:id="list1032287354" text:style-name="L21">
        <text:list-item>
          <text:p text:style-name="P1394">USING<text:span text:style-name="T3"> – Restores the saved status of the assembly USING state. <text:s/></text:span><text:span text:style-name="T229">Attempting to restore a non-existent state results in an error.</text:span></text:p>
        </text:list-item>
        <text:list-item>
          <text:p text:style-name="P1343"><text:span text:style-name="T509">PRINT</text:span><text:span text:style-name="T941"> – Identifies the saved status of the PRINT options to be restored.</text:span></text:p>
        </text:list-item>
        <text:list-item>
          <text:p text:style-name="P1343"><text:span text:style-name="T509">NOPRINT</text:span><text:span text:style-name="T941"> – If supplied, causes the printing of the </text:span><text:span text:style-name="T509">POP</text:span><text:span text:style-name="T941"> directive to be suppressed in the listing. <text:s/>Otherwise the current setting of the </text:span><text:span text:style-name="T509">PRINT ON</text:span><text:span text:style-name="T941"> or </text:span><text:span text:style-name="T509">PRINT OFF</text:span><text:span text:style-name="T941"> option applies to the statement. <text:s/>If provided, </text:span><text:span text:style-name="T509">NOPRINT</text:span><text:span text:style-name="T941"> must be the last supplied option.</text:span></text:p>
        </text:list-item>
      </text:list>
      <text:p text:style-name="P28"><text:span text:style-name="T969">An optional </text:span><text:span text:style-name="T528">[</text:span><text:span text:style-name="T529">seqsym</text:span><text:span text:style-name="T528">]</text:span><text:span text:style-name="T942"> may be supplied in the label field within a macro definition.</text:span></text:p>
      <text:p text:style-name="P27"><text:span text:style-name="T684">ASMA Limitation</text:span><text:span text:style-name="T941">: </text:span><text:span text:style-name="T1086">The </text:span><text:span text:style-name="T515">ACONTROL</text:span><text:span text:style-name="T947"> </text:span><text:span text:style-name="T1086">option is </text:span><text:span text:style-name="T947">not supported.</text:span></text:p>
      <text:h text:style-name="Heading_20_3" text:outline-level="3"><text:bookmark-start text:name="__RefHeading__7994_1040490950"/>PRINT<text:bookmark-end text:name="__RefHeading__7994_1040490950"/></text:h>
      <text:p text:style-name="P249"/>
      <text:p text:style-name="P868"><text:span text:style-name="T819">[seqsym] </text:span>PRINT &lt;option&gt;[,option]...<text:span text:style-name="T940">[,NOPRINT]</text:span></text:p>
      <text:p text:style-name="P965"/>
      <text:p text:style-name="P953"><text:span text:style-name="T638">The </text:span><text:span text:style-name="T293">PRINT</text:span><text:span text:style-name="T638"> directive provides listing control settings. <text:s/>Each operand specifies a case insensitive option. <text:s/>At least one option is required. <text:s/>The following options are supported:</text:span></text:p>
      <text:list xml:id="list3887737658" text:style-name="L22">
        <text:list-item>
          <text:p text:style-name="P1345"><text:span text:style-name="T293">ON</text:span><text:span text:style-name="T638"> – Enables generation of assembler statements in the listing.</text:span></text:p>
        </text:list-item>
        <text:list-item>
          <text:p text:style-name="P1345"><text:span text:style-name="T293">OFF</text:span><text:span text:style-name="T638"> – Disables assembler statements in the listing.</text:span></text:p>
        </text:list-item>
        <text:list-item>
          <text:p text:style-name="P1345"><text:span text:style-name="T293">GEN</text:span><text:span text:style-name="T638"> – Enables macro generated statements in the listing.</text:span></text:p>
        </text:list-item>
        <text:list-item>
          <text:p text:style-name="P1345"><text:span text:style-name="T293">NOGEN</text:span><text:span text:style-name="T638"> – Disables macro generated statements in the listing.</text:span></text:p>
        </text:list-item>
        <text:list-item>
          <text:p text:style-name="P1345"><text:span text:style-name="T293">DATA</text:span><text:span text:style-name="T638"> – Causes all object code generated by a statement in the listing.</text:span></text:p>
        </text:list-item>
        <text:list-item>
          <text:p text:style-name="P1345"><text:span text:style-name="T293">NODATA</text:span><text:span text:style-name="T638"> – Causes a maximum of eight bytes of object code generated by a statement in the listing.</text:span></text:p>
        </text:list-item>
        <text:list-item>
          <text:p text:style-name="P1346"><text:span text:style-name="T508">NOPRINT</text:span><text:span text:style-name="T940"> – Causes the printing of the </text:span><text:span text:style-name="T508">PRINT</text:span><text:span text:style-name="T940"> directive itself to be suppressed. <text:s/>Otherwise the directive is printed in the listing regardless of the current setting of </text:span><text:span text:style-name="T508">PRINT ON</text:span><text:span text:style-name="T940"> or </text:span><text:span text:style-name="T508">PRINT OFF</text:span><text:span text:style-name="T940">. <text:s/>If provided it must be the last option.</text:span></text:p>
        </text:list-item>
      </text:list>
      <text:p text:style-name="P25"><text:soft-page-break/><text:span text:style-name="T638">At the start of the assembly the following options are in effect: </text:span><text:span text:style-name="T293">ON</text:span><text:span text:style-name="T638">, </text:span><text:span text:style-name="T293">GEN</text:span><text:span text:style-name="T638">, and </text:span><text:span text:style-name="T293">NODATA</text:span><text:span text:style-name="T638">.</text:span></text:p>
      <text:p text:style-name="P29"><text:span text:style-name="T970">An optional </text:span><text:span text:style-name="T536">[seqsym]</text:span><text:span text:style-name="T970"> may be supplied in the label field within a macro definition.</text:span></text:p>
      <text:p text:style-name="P29"/>
      <text:h text:style-name="Heading_20_3" text:outline-level="3"><text:bookmark-start text:name="__RefHeading__9151_1983957688"/><text:span text:style-name="T737">PSW</text:span> <text:bookmark-end text:name="__RefHeading__9151_1983957688"/></text:h>
      <text:p text:style-name="P256"/>
      <text:p text:style-name="P839">[label] <text:span text:style-name="T737">PSW</text:span> <text:s text:c="2"/><text:span text:style-name="T615">&lt;sys&gt;,&lt;key&gt;,&lt;a|amwp|mwp&gt;,&lt;prog&gt;,&lt;addr&gt;[,amode]</text:span></text:p>
      <text:p text:style-name="P957"/>
      <text:p text:style-name="P957"><text:span text:style-name="T736">The </text:span><text:span text:style-name="T331">PSW</text:span><text:span text:style-name="T736"> directive constructs a Program Status Word based upon the current execution mode format setting for a PSW. <text:s/>If the PSW execution mode has been set to '</text:span><text:span text:style-name="T330">none</text:span><text:span text:style-name="T736">', the </text:span><text:span text:style-name="T331">PSW</text:span><text:span text:style-name="T736"> directive is not recognized. <text:s/>See the </text:span><text:span text:style-name="T332">XMODE</text:span><text:span text:style-name="T738"> directive.</text:span></text:p>
      <text:p text:style-name="P1092">The following priority exists for Program Status Word format generation:</text:p>
      <text:list xml:id="list2077767408" text:style-name="L23">
        <text:list-item>
          <text:p text:style-name="P1340"><text:span text:style-name="T920">An explicit </text:span><text:span text:style-name="T480">PSWxx</text:span><text:span text:style-name="T920"> directive in the program source. <text:s/>An explicit </text:span><text:span text:style-name="T480">PSWxx</text:span><text:span text:style-name="T920"> directive ignores the current XMODE PSW setting.</text:span></text:p>
        </text:list-item>
        <text:list-item>
          <text:p text:style-name="P1340"><text:span text:style-name="T920">The current setting by an explicit </text:span><text:span text:style-name="T478">XMODE </text:span><text:span text:style-name="T480">PSW</text:span><text:span text:style-name="T920"> directive at the time a </text:span><text:span text:style-name="T480">PSW</text:span><text:span text:style-name="T920"> directive is encountered. <text:s/>An explicit </text:span><text:span text:style-name="T478">XMODE </text:span><text:span text:style-name="T480">PSW</text:span><text:span text:style-name="T920"> directive overrides the </text:span><text:span text:style-name="T478">–-</text:span><text:span text:style-name="T480">psw</text:span><text:span text:style-name="T920"> command line argument.</text:span></text:p>
        </text:list-item>
        <text:list-item>
          <text:p text:style-name="P1340"><text:span text:style-name="T920">A value supplied by the ASMA command-line option </text:span><text:span text:style-name="T478">–-</text:span><text:span text:style-name="T480">psw</text:span><text:span text:style-name="T133"> establishing the XMODE </text:span><text:span text:style-name="T134">PSW</text:span><text:span text:style-name="T133"> setting preceding an explicit </text:span><text:span text:style-name="T478">XMODE </text:span><text:span text:style-name="T480">PSW</text:span><text:span text:style-name="T133"> directive. <text:s/>A command line argument overrides the MSL file.</text:span></text:p>
        </text:list-item>
        <text:list-item>
          <text:p text:style-name="P1340"><text:span text:style-name="T920">The value identified by the MSL file selected by means of the </text:span><text:span text:style-name="T478">–</text:span><text:span text:style-name="T479">-</text:span><text:span text:style-name="T478">target</text:span><text:span text:style-name="T920"> or </text:span><text:span text:style-name="T478">–</text:span><text:span text:style-name="T479">-</text:span><text:span text:style-name="T478">cpu</text:span><text:span text:style-name="T920"> ASMA command line argument.</text:span></text:p>
        </text:list-item>
      </text:list>
      <text:p text:style-name="P147"><text:span text:style-name="T929">The current setting is made available to a macro by means of the system variable symbol </text:span><text:span text:style-name="T489">&amp;SYSPSW</text:span><text:span text:style-name="T929">.</text:span></text:p>
      <text:p text:style-name="P148"><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Heading_20_3" text:outline-level="3"><text:bookmark-start text:name="__RefHeading__12372_16643534"/>PSW<text:span text:style-name="T712">S</text:span><text:bookmark-end text:name="__RefHeading__12372_16643534"/></text:h>
      <text:p text:style-name="P234"/>
      <text:p text:style-name="P823">[label] <text:s/>PSWS <text:s/>&lt;sys&gt;,&lt;key&gt;,&lt;a&gt;,&lt;prog&gt;,&lt;addr&gt;[,amode]</text:p>
      <text:p text:style-name="P912"/>
      <text:p text:style-name="P908"><text:span text:style-name="T615">The </text:span><text:span text:style-name="T260">PSW</text:span><text:span text:style-name="T309">S</text:span><text:span text:style-name="T615">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912"><text:soft-page-break/></text:p>
      <table:table table:name="Table3" table:style-name="Table3">
        <table:table-column table:style-name="Table3.A" table:number-columns-repeated="2"/>
        <table:table-column table:style-name="Table3.C"/>
        <table:table-column table:style-name="Table3.D"/>
        <table:table-header-rows>
          <table:table-row table:style-name="TableLine94763198666384">
            <table:table-cell table:style-name="Table3.A1" office:value-type="string">
              <text:p text:style-name="P773">Operand</text:p>
            </table:table-cell>
            <table:table-cell table:style-name="Table3.A1" office:value-type="string">
              <text:p text:style-name="P773">Identification</text:p>
            </table:table-cell>
            <table:table-cell table:style-name="Table3.A1" office:value-type="string">
              <text:p text:style-name="P773">PSW Bits</text:p>
            </table:table-cell>
            <table:table-cell table:style-name="Table3.D1" office:value-type="string">
              <text:p text:style-name="P773">Description</text:p>
            </table:table-cell>
          </table:table-row>
        </table:table-header-rows>
        <table:table-row table:style-name="TableLine94763197366416">
          <table:table-cell table:style-name="Table3.A2" office:value-type="string">
            <text:p text:style-name="P320">1</text:p>
          </table:table-cell>
          <table:table-cell table:style-name="Table3.A2" office:value-type="string">
            <text:p text:style-name="P461">&lt;sys&gt;</text:p>
          </table:table-cell>
          <table:table-cell table:style-name="Table3.A2" office:value-type="string">
            <text:p text:style-name="P320">7</text:p>
          </table:table-cell>
          <table:table-cell table:style-name="Table3.D2" office:value-type="string">
            <text:p text:style-name="P335">Channel mask</text:p>
          </table:table-cell>
        </table:table-row>
        <table:table-row table:style-name="TableLine94763197368336">
          <table:table-cell table:style-name="Table3.A2" office:value-type="string">
            <text:p text:style-name="P412">2</text:p>
          </table:table-cell>
          <table:table-cell table:style-name="Table3.A2" office:value-type="string">
            <text:p text:style-name="P571">&lt;key&gt;</text:p>
          </table:table-cell>
          <table:table-cell table:style-name="Table3.A2" office:value-type="string">
            <text:p text:style-name="P412">Not Used</text:p>
          </table:table-cell>
          <table:table-cell table:style-name="Table3.D2" office:value-type="string">
            <text:p text:style-name="P413">Note 1.</text:p>
          </table:table-cell>
        </table:table-row>
        <table:table-row table:style-name="TableLine94763197369248">
          <table:table-cell table:style-name="Table3.A2" office:value-type="string">
            <text:p text:style-name="P412">3</text:p>
          </table:table-cell>
          <table:table-cell table:style-name="Table3.A2" office:value-type="string">
            <text:p text:style-name="P468">&lt;a&gt;</text:p>
          </table:table-cell>
          <table:table-cell table:style-name="Table3.A2" office:value-type="string">
            <text:p text:style-name="P333">6</text:p>
          </table:table-cell>
          <table:table-cell table:style-name="Table3.D2" office:value-type="string">
            <text:p text:style-name="P334">ASCII Mode bit</text:p>
          </table:table-cell>
        </table:table-row>
        <table:table-row table:style-name="TableLine94763197370288">
          <table:table-cell table:style-name="Table3.A2" office:value-type="string">
            <text:p text:style-name="P412">4</text:p>
          </table:table-cell>
          <table:table-cell table:style-name="Table3.A2" office:value-type="string">
            <text:p text:style-name="P461">&lt;prog&gt;</text:p>
          </table:table-cell>
          <table:table-cell table:style-name="Table3.A2" office:value-type="string">
            <text:p text:style-name="P320">2, 3</text:p>
          </table:table-cell>
          <table:table-cell table:style-name="Table3.D2" office:value-type="string">
            <text:p text:style-name="P326">Condition Code</text:p>
          </table:table-cell>
        </table:table-row>
        <table:table-row table:style-name="TableLine94763197371712">
          <table:table-cell table:style-name="Table3.A2" office:value-type="string">
            <text:p text:style-name="P412">5</text:p>
          </table:table-cell>
          <table:table-cell table:style-name="Table3.A2" office:value-type="string">
            <text:p text:style-name="P461">&lt;addr&gt;</text:p>
          </table:table-cell>
          <table:table-cell table:style-name="Table3.A2" office:value-type="string">
            <text:p text:style-name="P320">16 - 31</text:p>
          </table:table-cell>
          <table:table-cell table:style-name="Table3.D2" office:value-type="string">
            <text:p text:style-name="P326">Instruction address or integer</text:p>
          </table:table-cell>
        </table:table-row>
        <table:table-row table:style-name="TableLine94763197372736">
          <table:table-cell table:style-name="Table3.A2" office:value-type="string">
            <text:p text:style-name="P412">6</text:p>
          </table:table-cell>
          <table:table-cell table:style-name="Table3.A2" office:value-type="string">
            <text:p text:style-name="P571">[amode]</text:p>
          </table:table-cell>
          <table:table-cell table:style-name="Table3.A2" office:value-type="string">
            <text:p text:style-name="P412">Not used</text:p>
          </table:table-cell>
          <table:table-cell table:style-name="Table3.D2" office:value-type="string">
            <text:p text:style-name="P413">Note 2.</text:p>
          </table:table-cell>
        </table:table-row>
      </table:table>
      <text:p text:style-name="P912"/>
      <text:p text:style-name="P922"><text:span text:style-name="T727">Note 1: The </text:span><text:span text:style-name="T320">key</text:span><text:span text:style-name="T727"> operand is not used by </text:span><text:span text:style-name="T320">PSWS</text:span><text:span text:style-name="T727">. <text:s/>It must be syntactically correct, but is otherwise ignored. <text:s/>It is supported for compatibility with other PSW related directives.</text:span></text:p>
      <text:p text:style-name="P938"><text:span text:style-name="T722">Note 2: The </text:span><text:span text:style-name="T314">amode</text:span><text:span text:style-name="T722"> operand is not used by </text:span><text:span text:style-name="T314">PSW</text:span><text:span text:style-name="T320">S</text:span><text:span text:style-name="T722">. <text:s/>If specified it must be syntactically correct but is otherwise ignored. <text:s/>It is supported for compatibility with other PSW related directives.</text:span></text:p>
      <text:p text:style-name="P928"><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P1251" text:outline-level="3"><text:bookmark-start text:name="__RefHeading__12374_16643534"/>PSW360<text:bookmark-end text:name="__RefHeading__12374_16643534"/></text:h>
      <text:p text:style-name="P235"/>
      <text:p text:style-name="P824">[label] <text:s/>PSW360 <text:s/>&lt;sys&gt;,&lt;key&gt;,&lt;amwp&gt;,&lt;prog&gt;,&lt;addr&gt;[,amode]</text:p>
      <text:p text:style-name="P913"/>
      <text:p text:style-name="P909"><text:span text:style-name="T615">The </text:span><text:span text:style-name="T260">PSW</text:span><text:span text:style-name="T262">360</text:span><text:span text:style-name="T615"> directive defines a 64-bit Program Status Word used on all S/360 models other than model 20. <text:s/>The PSW is double word aligned. <text:s/>The label is optional. <text:s/>Five operands are required and the last operand, </text:span><text:span text:style-name="T319">amode</text:span><text:span text:style-name="T725">, is optional. <text:s/>Each operand is an expression. <text:s/>The following table describes the operands.</text:span></text:p>
      <text:p text:style-name="P913"/>
      <table:table table:name="Table4" table:style-name="Table4">
        <table:table-column table:style-name="Table4.A" table:number-columns-repeated="2"/>
        <table:table-column table:style-name="Table4.C"/>
        <table:table-column table:style-name="Table4.D"/>
        <table:table-header-rows>
          <table:table-row table:style-name="TableLine94763197326048">
            <table:table-cell table:style-name="Table4.A1" office:value-type="string">
              <text:p text:style-name="P774">Operand</text:p>
            </table:table-cell>
            <table:table-cell table:style-name="Table4.A1" office:value-type="string">
              <text:p text:style-name="P774">Identification</text:p>
            </table:table-cell>
            <table:table-cell table:style-name="Table4.A1" office:value-type="string">
              <text:p text:style-name="P774">PSW Bits</text:p>
            </table:table-cell>
            <table:table-cell table:style-name="Table4.D1" office:value-type="string">
              <text:p text:style-name="P774">Description</text:p>
            </table:table-cell>
          </table:table-row>
        </table:table-header-rows>
        <table:table-row table:style-name="TableLine94763197406208">
          <table:table-cell table:style-name="Table4.A2" office:value-type="string">
            <text:p text:style-name="P321">1</text:p>
          </table:table-cell>
          <table:table-cell table:style-name="Table4.A2" office:value-type="string">
            <text:p text:style-name="P462">&lt;sys&gt;</text:p>
          </table:table-cell>
          <table:table-cell table:style-name="Table4.A2" office:value-type="string">
            <text:p text:style-name="P343">0 - 7</text:p>
          </table:table-cell>
          <table:table-cell table:style-name="Table4.D2" office:value-type="string">
            <text:p text:style-name="P336">Interrupt masks</text:p>
          </table:table-cell>
        </table:table-row>
        <table:table-row table:style-name="TableLine94763197408128">
          <table:table-cell table:style-name="Table4.A2" office:value-type="string">
            <text:p text:style-name="P349">2</text:p>
          </table:table-cell>
          <table:table-cell table:style-name="Table4.A2" office:value-type="string">
            <text:p text:style-name="P469">&lt;key&gt;</text:p>
          </table:table-cell>
          <table:table-cell table:style-name="Table4.A2" office:value-type="string">
            <text:p text:style-name="P337">8 - 11</text:p>
          </table:table-cell>
          <table:table-cell table:style-name="Table4.D2" office:value-type="string">
            <text:p text:style-name="P336">Storage protection key</text:p>
          </table:table-cell>
        </table:table-row>
        <table:table-row table:style-name="TableLine94763197409040">
          <table:table-cell table:style-name="Table4.A2" office:value-type="string">
            <text:p text:style-name="P349">3</text:p>
          </table:table-cell>
          <table:table-cell table:style-name="Table4.A2" office:value-type="string">
            <text:p text:style-name="P469">&lt;amwp&gt;</text:p>
          </table:table-cell>
          <table:table-cell table:style-name="Table4.A2" office:value-type="string">
            <text:p text:style-name="P337">12 -15</text:p>
          </table:table-cell>
          <table:table-cell table:style-name="Table4.D2" office:value-type="string">
            <text:p text:style-name="P354">Note 1.</text:p>
          </table:table-cell>
        </table:table-row>
        <table:table-row table:style-name="TableLine94763197410080">
          <table:table-cell table:style-name="Table4.A2" office:value-type="string">
            <text:p text:style-name="P349">4</text:p>
          </table:table-cell>
          <table:table-cell table:style-name="Table4.A2" office:value-type="string">
            <text:p text:style-name="P462">&lt;prog&gt;</text:p>
          </table:table-cell>
          <table:table-cell table:style-name="Table4.A2" office:value-type="string">
            <text:p text:style-name="P337">34 -39</text:p>
          </table:table-cell>
          <table:table-cell table:style-name="Table4.D2" office:value-type="string">
            <text:p text:style-name="P327">Condition Code and program mask</text:p>
          </table:table-cell>
        </table:table-row>
        <table:table-row table:style-name="TableLine94763197411504">
          <table:table-cell table:style-name="Table4.A2" office:value-type="string">
            <text:p text:style-name="P349">5</text:p>
          </table:table-cell>
          <table:table-cell table:style-name="Table4.A2" office:value-type="string">
            <text:p text:style-name="P462">&lt;addr&gt;</text:p>
          </table:table-cell>
          <table:table-cell table:style-name="Table4.A2" office:value-type="string">
            <text:p text:style-name="P337">40 - 63</text:p>
          </table:table-cell>
          <table:table-cell table:style-name="Table4.D2" office:value-type="string">
            <text:p text:style-name="P327">Instruction address</text:p>
          </table:table-cell>
        </table:table-row>
        <text:soft-page-break/>
        <table:table-row table:style-name="TableLine94763197412528">
          <table:table-cell table:style-name="Table4.A2" office:value-type="string">
            <text:p text:style-name="P414">6</text:p>
          </table:table-cell>
          <table:table-cell table:style-name="Table4.A2" office:value-type="string">
            <text:p text:style-name="P572">&lt;amode&gt;</text:p>
          </table:table-cell>
          <table:table-cell table:style-name="Table4.A2" office:value-type="string">
            <text:p text:style-name="P414">Not used</text:p>
          </table:table-cell>
          <table:table-cell table:style-name="Table4.D2" office:value-type="string">
            <text:p text:style-name="P415">Note 2.</text:p>
          </table:table-cell>
        </table:table-row>
      </table:table>
      <text:p text:style-name="P913"/>
      <text:p text:style-name="P932">Note 1: This operand sets the following PSW bits:</text:p>
      <text:list xml:id="list2452268358" text:style-name="L24">
        <text:list-item>
          <text:p text:style-name="P1347">bit 12 – ASCII mode bit,</text:p>
        </text:list-item>
        <text:list-item>
          <text:p text:style-name="P1347">bit 13 – Machine-check interrupt mask</text:p>
        </text:list-item>
        <text:list-item>
          <text:p text:style-name="P1347">bit 14 – Wait state</text:p>
        </text:list-item>
        <text:list-item>
          <text:p text:style-name="P1347">bit 15 – Pro<text:span text:style-name="T948">blem</text:span> state </text:p>
        </text:list-item>
      </text:list>
      <text:p text:style-name="P45"><text:span text:style-name="T722">Note 2: The </text:span><text:span text:style-name="T314">amode</text:span><text:span text:style-name="T722"> operand is not used by </text:span><text:span text:style-name="T314">PSW360</text:span><text:span text:style-name="T722">. <text:s/>If specified it must be syntactically correct but is otherwise ignored. <text:s/>It is supported for compatibility with other PSW related directives.</text:span></text:p>
      <text:p text:style-name="P929"><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P1251" text:outline-level="3"><text:bookmark-start text:name="__RefHeading__8749_1871376393"/>PSW67<text:bookmark-end text:name="__RefHeading__8749_1871376393"/></text:h>
      <text:p text:style-name="P253"/>
      <text:p text:style-name="P825">[label] <text:s/>PSW67 <text:s/>&lt;sys&gt;,&lt;key&gt;,&lt;amwp&gt;,&lt;prog&gt;,&lt;addr&gt;[,amode]</text:p>
      <text:p text:style-name="P981"/>
      <text:p text:style-name="P980"><text:span text:style-name="T718">The PSW67 directive creates a S/360 model 67 67-mode PSW. <text:s/>The PSW is double word aligned. <text:s/></text:span><text:span text:style-name="T23">The label is optional. <text:s/></text:span><text:span text:style-name="T24">Five</text:span><text:span text:style-name="T23"> operands are required </text:span><text:span text:style-name="T27">and the last operand, </text:span><text:span text:style-name="T318">amode</text:span><text:span text:style-name="T27">, is optional</text:span><text:span text:style-name="T23">. <text:s/></text:span><text:span text:style-name="T26">The last operand, </text:span><text:span text:style-name="T312">a</text:span><text:span text:style-name="T329">mode</text:span><text:span text:style-name="T26">, is optional.</text:span><text:span text:style-name="T23"> <text:s/>Each operand is an expression. <text:s/>The following table describes the operands.</text:span></text:p>
      <text:p text:style-name="P921"/>
      <table:table table:name="Table2" table:style-name="Table2">
        <table:table-column table:style-name="Table2.A" table:number-columns-repeated="2"/>
        <table:table-column table:style-name="Table2.C"/>
        <table:table-column table:style-name="Table2.D"/>
        <table:table-header-rows>
          <table:table-row table:style-name="TableLine94763197428864">
            <table:table-cell table:style-name="Table2.A1" office:value-type="string">
              <text:p text:style-name="P779">Operand</text:p>
            </table:table-cell>
            <table:table-cell table:style-name="Table2.A1" office:value-type="string">
              <text:p text:style-name="P779">Identification</text:p>
            </table:table-cell>
            <table:table-cell table:style-name="Table2.A1" office:value-type="string">
              <text:p text:style-name="P779">PSW Bits</text:p>
            </table:table-cell>
            <table:table-cell table:style-name="Table2.D1" office:value-type="string">
              <text:p text:style-name="P779">Description</text:p>
            </table:table-cell>
          </table:table-row>
        </table:table-header-rows>
        <table:table-row table:style-name="TableLine94763197461872">
          <table:table-cell table:style-name="Table2.A2" office:value-type="string">
            <text:p text:style-name="P416">1</text:p>
          </table:table-cell>
          <table:table-cell table:style-name="Table2.A2" office:value-type="string">
            <text:p text:style-name="P467">&lt;sys&gt;</text:p>
          </table:table-cell>
          <table:table-cell table:style-name="Table2.A2" office:value-type="string">
            <text:p text:style-name="P418">5 - 7</text:p>
          </table:table-cell>
          <table:table-cell table:style-name="Table2.D2" office:value-type="string">
            <text:p text:style-name="P348">Interrupt masks <text:span text:style-name="T719">and controls</text:span></text:p>
          </table:table-cell>
        </table:table-row>
        <table:table-row table:style-name="TableLine94763197463792">
          <table:table-cell table:style-name="Table2.A2" office:value-type="string">
            <text:p text:style-name="P416">2</text:p>
          </table:table-cell>
          <table:table-cell table:style-name="Table2.A2" office:value-type="string">
            <text:p text:style-name="P474">&lt;key&gt;</text:p>
          </table:table-cell>
          <table:table-cell table:style-name="Table2.A2" office:value-type="string">
            <text:p text:style-name="P342">8 - 11</text:p>
          </table:table-cell>
          <table:table-cell table:style-name="Table2.D2" office:value-type="string">
            <text:p text:style-name="P348">Storage protection key</text:p>
          </table:table-cell>
        </table:table-row>
        <table:table-row table:style-name="TableLine94763197464704">
          <table:table-cell table:style-name="Table2.A2" office:value-type="string">
            <text:p text:style-name="P416">3</text:p>
          </table:table-cell>
          <table:table-cell table:style-name="Table2.A2" office:value-type="string">
            <text:p text:style-name="P474">&lt;amwp&gt;</text:p>
          </table:table-cell>
          <table:table-cell table:style-name="Table2.A2" office:value-type="string">
            <text:p text:style-name="P342">12 -15</text:p>
          </table:table-cell>
          <table:table-cell table:style-name="Table2.D2" office:value-type="string">
            <text:p text:style-name="P359">Note 1.</text:p>
          </table:table-cell>
        </table:table-row>
        <table:table-row table:style-name="TableLine94763197465744">
          <table:table-cell table:style-name="Table2.A2" office:value-type="string">
            <text:p text:style-name="P416">4</text:p>
          </table:table-cell>
          <table:table-cell table:style-name="Table2.A2" office:value-type="string">
            <text:p text:style-name="P467">&lt;prog&gt;</text:p>
          </table:table-cell>
          <table:table-cell table:style-name="Table2.A2" office:value-type="string">
            <text:p text:style-name="P342"><text:span text:style-name="T718">16</text:span> -<text:span text:style-name="T718">23</text:span></text:p>
          </table:table-cell>
          <table:table-cell table:style-name="Table2.D2" office:value-type="string">
            <text:p text:style-name="P332">Condition Code and program mask</text:p>
          </table:table-cell>
        </table:table-row>
        <table:table-row table:style-name="TableLine94763197467168">
          <table:table-cell table:style-name="Table2.A2" office:value-type="string">
            <text:p text:style-name="P416">5</text:p>
          </table:table-cell>
          <table:table-cell table:style-name="Table2.A2" office:value-type="string">
            <text:p text:style-name="P467">&lt;addr&gt;</text:p>
          </table:table-cell>
          <table:table-cell table:style-name="Table2.A2" office:value-type="string">
            <text:p text:style-name="P342"><text:span text:style-name="T718">32</text:span> - 63</text:p>
          </table:table-cell>
          <table:table-cell table:style-name="Table2.D2" office:value-type="string">
            <text:p text:style-name="P332">Instruction address</text:p>
          </table:table-cell>
        </table:table-row>
        <table:table-row table:style-name="TableLine94763197468192">
          <table:table-cell table:style-name="Table2.A2" office:value-type="string">
            <text:p text:style-name="P416">6</text:p>
          </table:table-cell>
          <table:table-cell table:style-name="Table2.A2" office:value-type="string">
            <text:p text:style-name="P587">[amode]</text:p>
          </table:table-cell>
          <table:table-cell table:style-name="Table2.A2" office:value-type="string">
            <text:p text:style-name="P417">4</text:p>
          </table:table-cell>
          <table:table-cell table:style-name="Table2.D2" office:value-type="string">
            <text:p text:style-name="P419">Note 2.</text:p>
          </table:table-cell>
        </table:table-row>
      </table:table>
      <text:p text:style-name="P937"/>
      <text:p text:style-name="P937"><text:soft-page-break/>Note 1: This operand sets the following PSW bits:</text:p>
      <text:list xml:id="list90329165993709" text:continue-numbering="true" text:style-name="L24">
        <text:list-item>
          <text:p text:style-name="P1348">bit 12 – ASCII mode bit,</text:p>
        </text:list-item>
        <text:list-item>
          <text:p text:style-name="P1348">bit 13 – Machine-check interrupt mask</text:p>
        </text:list-item>
        <text:list-item>
          <text:p text:style-name="P1348">bit 14 – Wait state</text:p>
        </text:list-item>
        <text:list-item>
          <text:p text:style-name="P1353">bit 15 – Pro<text:span text:style-name="T949">blem</text:span> state </text:p>
        </text:list-item>
      </text:list>
      <text:p text:style-name="P47">Note 2: This operand defines the address mode. <text:s/>As with the other operands it is an expression. <text:s/><text:span text:style-name="T721">If omitted, </text:span><text:span text:style-name="T313">amode</text:span><text:span text:style-name="T721"> defaults to 0, 24-bit address mode. <text:s/></text:span>The following values are accepted to specify the address mode:</text:p>
      <text:list xml:id="list3055107250" text:style-name="L25">
        <text:list-item>
          <text:p text:style-name="P1354">0 – 24-bit address mode,</text:p>
        </text:list-item>
        <text:list-item>
          <text:p text:style-name="P1354">1 – <text:span text:style-name="T720">32</text:span>-bit address mode,</text:p>
        </text:list-item>
        <text:list-item>
          <text:p text:style-name="P1354">24 – 24-bit address mode, <text:span text:style-name="T721">or</text:span></text:p>
        </text:list-item>
        <text:list-item>
          <text:p text:style-name="P1396"><text:span text:style-name="T22">3</text:span><text:span text:style-name="T25">2</text:span><text:span text:style-name="T22"> – 3</text:span><text:span text:style-name="T25">2</text:span><text:span text:style-name="T22">-bit address mode.</text:span></text:p>
        </text:list-item>
      </text:list>
      <text:p text:style-name="P930"><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Heading_20_3" text:outline-level="3"><text:bookmark-start text:name="__RefHeading__6906_759399533"/>PSWBC<text:bookmark-end text:name="__RefHeading__6906_759399533"/></text:h>
      <text:p text:style-name="P238"/>
      <text:p text:style-name="P826">[label] <text:s/>PSWBC &lt;sys&gt;,&lt;key&gt;,&lt;mwp&gt;,&lt;prog&gt;,&lt;addr&gt;[,amode]</text:p>
      <text:p text:style-name="P1134"/>
      <text:p text:style-name="P939"><text:span text:style-name="T615">The </text:span><text:span text:style-name="T260">PSW</text:span><text:span text:style-name="T262">BC</text:span><text:span text:style-name="T615"> directive defines a 64-bit S/370 Basic Control Program Status Word. <text:s/>The PSW is double word aligned. <text:s/>The label is optional. <text:s/>Five operands are required and the last operand, </text:span><text:span text:style-name="T317">amode</text:span><text:span text:style-name="T724">, is optional. <text:s/>Each operand is an expression. <text:s/>The following table describes the operands. <text:s/>The format bit, bit 12 is set to zero.</text:span></text:p>
      <text:p text:style-name="P917"/>
      <table:table table:name="Table12" table:style-name="Table12">
        <table:table-column table:style-name="Table12.A" table:number-columns-repeated="2"/>
        <table:table-column table:style-name="Table12.C"/>
        <table:table-column table:style-name="Table12.D"/>
        <table:table-header-rows>
          <table:table-row table:style-name="TableLine94763197440688">
            <table:table-cell table:style-name="Table12.A1" office:value-type="string">
              <text:p text:style-name="P778">Operand</text:p>
            </table:table-cell>
            <table:table-cell table:style-name="Table12.A1" office:value-type="string">
              <text:p text:style-name="P778">Identification</text:p>
            </table:table-cell>
            <table:table-cell table:style-name="Table12.A1" office:value-type="string">
              <text:p text:style-name="P778">PSW Bits</text:p>
            </table:table-cell>
            <table:table-cell table:style-name="Table12.D1" office:value-type="string">
              <text:p text:style-name="P778">Description</text:p>
            </table:table-cell>
          </table:table-row>
        </table:table-header-rows>
        <table:table-row table:style-name="TableLine94763197437664">
          <table:table-cell table:style-name="Table12.A2" office:value-type="string">
            <text:p text:style-name="P325">1</text:p>
          </table:table-cell>
          <table:table-cell table:style-name="Table12.A2" office:value-type="string">
            <text:p text:style-name="P466">&lt;sys&gt;</text:p>
          </table:table-cell>
          <table:table-cell table:style-name="Table12.A2" office:value-type="string">
            <text:p text:style-name="P341">0 - 7</text:p>
          </table:table-cell>
          <table:table-cell table:style-name="Table12.D2" office:value-type="string">
            <text:p text:style-name="P347">Interrupt masks</text:p>
          </table:table-cell>
        </table:table-row>
        <table:table-row table:style-name="TableLine94763197512496">
          <table:table-cell table:style-name="Table12.A2" office:value-type="string">
            <text:p text:style-name="P353">2</text:p>
          </table:table-cell>
          <table:table-cell table:style-name="Table12.A2" office:value-type="string">
            <text:p text:style-name="P473">&lt;key&gt;</text:p>
          </table:table-cell>
          <table:table-cell table:style-name="Table12.A2" office:value-type="string">
            <text:p text:style-name="P341">8 - 11</text:p>
          </table:table-cell>
          <table:table-cell table:style-name="Table12.D2" office:value-type="string">
            <text:p text:style-name="P347">Storage protection key</text:p>
          </table:table-cell>
        </table:table-row>
        <table:table-row table:style-name="TableLine94763197513408">
          <table:table-cell table:style-name="Table12.A2" office:value-type="string">
            <text:p text:style-name="P353">3</text:p>
          </table:table-cell>
          <table:table-cell table:style-name="Table12.A2" office:value-type="string">
            <text:p text:style-name="P473">&lt;mwp&gt;</text:p>
          </table:table-cell>
          <table:table-cell table:style-name="Table12.A2" office:value-type="string">
            <text:p text:style-name="P341">1<text:span text:style-name="T616">3</text:span> -15</text:p>
          </table:table-cell>
          <table:table-cell table:style-name="Table12.D2" office:value-type="string">
            <text:p text:style-name="P358">Note 1.</text:p>
          </table:table-cell>
        </table:table-row>
        <table:table-row table:style-name="TableLine94763197514448">
          <table:table-cell table:style-name="Table12.A2" office:value-type="string">
            <text:p text:style-name="P353">4</text:p>
          </table:table-cell>
          <table:table-cell table:style-name="Table12.A2" office:value-type="string">
            <text:p text:style-name="P466">&lt;prog&gt;</text:p>
          </table:table-cell>
          <table:table-cell table:style-name="Table12.A2" office:value-type="string">
            <text:p text:style-name="P341">34 -39</text:p>
          </table:table-cell>
          <table:table-cell table:style-name="Table12.D2" office:value-type="string">
            <text:p text:style-name="P331">Condition Code and program mask</text:p>
          </table:table-cell>
        </table:table-row>
        <table:table-row table:style-name="TableLine94763197515872">
          <table:table-cell table:style-name="Table12.A2" office:value-type="string">
            <text:p text:style-name="P353">5</text:p>
          </table:table-cell>
          <table:table-cell table:style-name="Table12.A2" office:value-type="string">
            <text:p text:style-name="P466">&lt;addr&gt;</text:p>
          </table:table-cell>
          <table:table-cell table:style-name="Table12.A2" office:value-type="string">
            <text:p text:style-name="P341">40 - 63</text:p>
          </table:table-cell>
          <table:table-cell table:style-name="Table12.D2" office:value-type="string">
            <text:p text:style-name="P331">Instruction address</text:p>
          </table:table-cell>
        </table:table-row>
        <table:table-row table:style-name="TableLine94763197516896">
          <table:table-cell table:style-name="Table12.A2" office:value-type="string">
            <text:p text:style-name="P414">6</text:p>
          </table:table-cell>
          <table:table-cell table:style-name="Table12.A2" office:value-type="string">
            <text:p text:style-name="P588">[amode]</text:p>
          </table:table-cell>
          <table:table-cell table:style-name="Table12.A2" office:value-type="string">
            <text:p text:style-name="P414">Not used</text:p>
          </table:table-cell>
          <table:table-cell table:style-name="Table12.D2" office:value-type="string">
            <text:p text:style-name="P415">Note 2.</text:p>
          </table:table-cell>
        </table:table-row>
      </table:table>
      <text:p text:style-name="P236"><text:soft-page-break/></text:p>
      <text:p text:style-name="P936">Note 1: This operand sets the following PSW bits:</text:p>
      <text:list xml:id="list90329485145509" text:continue-list="list90329165993709" text:style-name="L24">
        <text:list-item>
          <text:p text:style-name="P1349">bit 13 – Machine-check interrupt mask</text:p>
        </text:list-item>
        <text:list-item>
          <text:p text:style-name="P1349">bit 14 – Wait state</text:p>
        </text:list-item>
        <text:list-item>
          <text:p text:style-name="P1357">bit 15 – Pro<text:span text:style-name="T949">blem</text:span> state </text:p>
        </text:list-item>
      </text:list>
      <text:p text:style-name="P45"><text:span text:style-name="T722">Note 2: The </text:span><text:span text:style-name="T314">amode</text:span><text:span text:style-name="T722"> operand is not used by </text:span><text:span text:style-name="T314">PSWBC</text:span><text:span text:style-name="T722">. <text:s/>If specified it must be syntactically correct but is otherwise ignored. <text:s/>It is supported for compatibility with other PSW related directives.</text:span></text:p>
      <text:p text:style-name="P929"><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P1252" text:outline-level="3"><text:bookmark-start text:name="__RefHeading__12376_16643534"/>PSWEC<text:bookmark-end text:name="__RefHeading__12376_16643534"/></text:h>
      <text:p text:style-name="P236"/>
      <text:p text:style-name="P827">[label] <text:s/>PSWEC &lt;sys&gt;,&lt;key&gt;,&lt;mwp&gt;,&lt;prog&gt;,&lt;addr&gt;[,amode]</text:p>
      <text:p text:style-name="P1131"/>
      <text:p text:style-name="P979"><text:span text:style-name="T615">The </text:span><text:span text:style-name="T260">PSW</text:span><text:span text:style-name="T261">EC</text:span><text:span text:style-name="T615"> directive defines a 64-bit S/370 Extended Control Mode Program Status Word. <text:s/>The PSW is double word aligned. <text:s/>The label is optional. <text:s/>Five operands are required and the last operand, </text:span><text:span text:style-name="T316">amode</text:span><text:span text:style-name="T723">, is optional. <text:s/>Each operand is an expression. <text:s/>The following table describes the operands. <text:s/>Not all bit settings are allowed on all processors or models. <text:s/>The format bit, bit 12 is set to one.</text:span></text:p>
      <text:p text:style-name="P914"/>
      <table:table table:name="Table5" table:style-name="Table5">
        <table:table-column table:style-name="Table5.A"/>
        <table:table-column table:style-name="Table5.B"/>
        <table:table-column table:style-name="Table5.C"/>
        <table:table-column table:style-name="Table5.D"/>
        <table:table-header-rows>
          <table:table-row table:style-name="TableLine94763198670704">
            <table:table-cell table:style-name="Table5.A1" office:value-type="string">
              <text:p text:style-name="P775">Operand</text:p>
            </table:table-cell>
            <table:table-cell table:style-name="Table5.A1" office:value-type="string">
              <text:p text:style-name="P775">Identification</text:p>
            </table:table-cell>
            <table:table-cell table:style-name="Table5.A1" office:value-type="string">
              <text:p text:style-name="P775">PSW Bits</text:p>
            </table:table-cell>
            <table:table-cell table:style-name="Table5.D1" office:value-type="string">
              <text:p text:style-name="P775">Description</text:p>
            </table:table-cell>
          </table:table-row>
        </table:table-header-rows>
        <table:table-row table:style-name="TableLine94763197565504">
          <table:table-cell table:style-name="Table5.A2" office:value-type="string">
            <text:p text:style-name="P322">1</text:p>
          </table:table-cell>
          <table:table-cell table:style-name="Table5.A2" office:value-type="string">
            <text:p text:style-name="P463">&lt;sys&gt;</text:p>
          </table:table-cell>
          <table:table-cell table:style-name="Table5.A2" office:value-type="string">
            <text:p text:style-name="P338">0 - 7</text:p>
          </table:table-cell>
          <table:table-cell table:style-name="Table5.D2" office:value-type="string">
            <text:p text:style-name="P344">Interrupt masks</text:p>
          </table:table-cell>
        </table:table-row>
        <table:table-row table:style-name="TableLine94763197567776">
          <table:table-cell table:style-name="Table5.A2" office:value-type="string">
            <text:p text:style-name="P350">2</text:p>
          </table:table-cell>
          <table:table-cell table:style-name="Table5.A2" office:value-type="string">
            <text:p text:style-name="P470">&lt;key&gt;</text:p>
          </table:table-cell>
          <table:table-cell table:style-name="Table5.A2" office:value-type="string">
            <text:p text:style-name="P338">8 - 11</text:p>
          </table:table-cell>
          <table:table-cell table:style-name="Table5.D2" office:value-type="string">
            <text:p text:style-name="P344">Storage protection key</text:p>
          </table:table-cell>
        </table:table-row>
        <table:table-row table:style-name="TableLine94763197568688">
          <table:table-cell table:style-name="Table5.A2" office:value-type="string">
            <text:p text:style-name="P350">3</text:p>
          </table:table-cell>
          <table:table-cell table:style-name="Table5.A2" office:value-type="string">
            <text:p text:style-name="P470">&lt;mwp&gt;</text:p>
          </table:table-cell>
          <table:table-cell table:style-name="Table5.A2" office:value-type="string">
            <text:p text:style-name="P448">13 -15</text:p>
          </table:table-cell>
          <table:table-cell table:style-name="Table5.D2" office:value-type="string">
            <text:p text:style-name="P355">Note 1.</text:p>
          </table:table-cell>
        </table:table-row>
        <table:table-row table:style-name="TableLine94763197569728">
          <table:table-cell table:style-name="Table5.A2" office:value-type="string">
            <text:p text:style-name="P350">4</text:p>
          </table:table-cell>
          <table:table-cell table:style-name="Table5.A2" office:value-type="string">
            <text:p text:style-name="P463">&lt;prog&gt;</text:p>
          </table:table-cell>
          <table:table-cell table:style-name="Table5.A2" office:value-type="string">
            <text:p text:style-name="P451">16 -23</text:p>
          </table:table-cell>
          <table:table-cell table:style-name="Table5.D2" office:value-type="string">
            <text:p text:style-name="P452">Address space, condition code and program mask</text:p>
          </table:table-cell>
        </table:table-row>
        <table:table-row table:style-name="TableLine94763197570880">
          <table:table-cell table:style-name="Table5.A2" office:value-type="string">
            <text:p text:style-name="P350">5</text:p>
          </table:table-cell>
          <table:table-cell table:style-name="Table5.A2" office:value-type="string">
            <text:p text:style-name="P463">&lt;addr&gt;</text:p>
          </table:table-cell>
          <table:table-cell table:style-name="Table5.A2" office:value-type="string">
            <text:p text:style-name="P338">40 - 63</text:p>
          </table:table-cell>
          <table:table-cell table:style-name="Table5.D2" office:value-type="string">
            <text:p text:style-name="P328">Instruction address</text:p>
          </table:table-cell>
        </table:table-row>
        <table:table-row table:style-name="TableLine94763197571904">
          <table:table-cell table:style-name="Table5.A2" office:value-type="string">
            <text:p text:style-name="P420">6</text:p>
          </table:table-cell>
          <table:table-cell table:style-name="Table5.A2" office:value-type="string">
            <text:p text:style-name="P589">[amode]</text:p>
          </table:table-cell>
          <table:table-cell table:style-name="Table5.A2" office:value-type="string">
            <text:p text:style-name="P420">Not used</text:p>
          </table:table-cell>
          <table:table-cell table:style-name="Table5.D2" office:value-type="string">
            <text:p text:style-name="P421">Note 2.</text:p>
          </table:table-cell>
        </table:table-row>
      </table:table>
      <text:p text:style-name="P914"/>
      <text:p text:style-name="P933">Note 1: This operand sets the following PSW bits:</text:p>
      <text:list xml:id="list90330691916480" text:continue-numbering="true" text:style-name="L24">
        <text:list-item>
          <text:p text:style-name="P1350">bit 13 – Machine-check interrupt mask</text:p>
        </text:list-item>
        <text:list-item>
          <text:p text:style-name="P1350">bit 14 – Wait state</text:p>
        </text:list-item>
        <text:list-item>
          <text:p text:style-name="P1350"><text:soft-page-break/>bit 15 – Pro<text:span text:style-name="T949">blem</text:span> state</text:p>
        </text:list-item>
      </text:list>
      <text:p text:style-name="P46"><text:span text:style-name="T722">Note 2: The </text:span><text:span text:style-name="T314">amode</text:span><text:span text:style-name="T722"> operand is not used by </text:span><text:span text:style-name="T314">PSW</text:span><text:span text:style-name="T315">E</text:span><text:span text:style-name="T314">C</text:span><text:span text:style-name="T722">. <text:s/>If specified it must be syntactically correct but is otherwise ignored. <text:s/>It is supported for compatibility with other PSW related directives.</text:span></text:p>
      <text:p text:style-name="P929"><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Heading_20_3" text:outline-level="3"><text:bookmark-start text:name="__RefHeading__12380_16643534"/><text:span text:style-name="T733">PSW380, </text:span>PSW<text:span text:style-name="T617">XA, PSWE370, PSWE390</text:span><text:bookmark-end text:name="__RefHeading__12380_16643534"/></text:h>
      <text:p text:style-name="P237"/>
      <text:p text:style-name="P828">[label] <text:s/>PSW380 <text:s/>&lt;sys&gt;,&lt;key&gt;,&lt;mwp&gt;,&lt;prog&gt;,&lt;addr&gt;[,&lt;amode&gt;]</text:p>
      <text:p text:style-name="P829">[label] <text:s/>PSWXA <text:s text:c="2"/>&lt;sys&gt;,&lt;key&gt;,&lt;mwp&gt;,&lt;prog&gt;,&lt;addr&gt;[,&lt;amode&gt;]</text:p>
      <text:p text:style-name="P830">[label] <text:s/>PSWE370 &lt;sys&gt;,&lt;key&gt;,&lt;mwp&gt;,&lt;prog&gt;,&lt;addr&gt;[,&lt;amode&gt;]</text:p>
      <text:p text:style-name="P830">[label] <text:s/>PSWE390 &lt;sys&gt;,&lt;key&gt;,&lt;mwp&gt;,&lt;prog&gt;,&lt;addr&gt;[,&lt;amode&gt;]</text:p>
      <text:p text:style-name="P1132"/>
      <text:p text:style-name="P910"><text:span text:style-name="T615">The </text:span><text:span text:style-name="T327">PSW380</text:span><text:span text:style-name="T734">, </text:span><text:span text:style-name="T260">PSW</text:span><text:span text:style-name="T263">XA, PSW</text:span><text:span text:style-name="T264">E</text:span><text:span text:style-name="T263">370 and PSWE390</text:span><text:span text:style-name="T615"> directives define a 64-bit bimodal address mode Program Status Word used in Hercules specific S/380, 370-XA, ESA/370 and ESA/390 modes, respectively. <text:s/>z/Architecture </text:span><text:span text:style-name="T714">®</text:span><text:span text:style-name="T620"> models also support </text:span><text:span text:style-name="T265">PSWE390</text:span><text:span text:style-name="T620"> PSW's. <text:s/>The PSW is double word aligned. <text:s/>The label is optional. <text:s/>Five operands are required and the last operand, </text:span><text:span text:style-name="T316">amode</text:span><text:span text:style-name="T723">, is optional. <text:s/>Each operand is an expression. <text:s/>The following table describes the operands.</text:span></text:p>
      <text:p text:style-name="P915"/>
      <table:table table:name="Table9" table:style-name="Table9">
        <table:table-column table:style-name="Table9.A"/>
        <table:table-column table:style-name="Table9.B"/>
        <table:table-column table:style-name="Table9.C"/>
        <table:table-column table:style-name="Table9.D"/>
        <table:table-header-rows>
          <table:table-row table:style-name="TableLine94763197581584">
            <table:table-cell table:style-name="Table9.A1" office:value-type="string">
              <text:p text:style-name="P776">Operand</text:p>
            </table:table-cell>
            <table:table-cell table:style-name="Table9.A1" office:value-type="string">
              <text:p text:style-name="P776">Identification</text:p>
            </table:table-cell>
            <table:table-cell table:style-name="Table9.A1" office:value-type="string">
              <text:p text:style-name="P776">PSW Bits</text:p>
            </table:table-cell>
            <table:table-cell table:style-name="Table9.D1" office:value-type="string">
              <text:p text:style-name="P776">Description</text:p>
            </table:table-cell>
          </table:table-row>
        </table:table-header-rows>
        <table:table-row table:style-name="TableLine94763197614832">
          <table:table-cell table:style-name="Table9.A2" office:value-type="string">
            <text:p text:style-name="P323">1</text:p>
          </table:table-cell>
          <table:table-cell table:style-name="Table9.A2" office:value-type="string">
            <text:p text:style-name="P464">&lt;sys&gt;</text:p>
          </table:table-cell>
          <table:table-cell table:style-name="Table9.A2" office:value-type="string">
            <text:p text:style-name="P339">0 - 7</text:p>
          </table:table-cell>
          <table:table-cell table:style-name="Table9.D2" office:value-type="string">
            <text:p text:style-name="P345">Interrupt masks</text:p>
          </table:table-cell>
        </table:table-row>
        <table:table-row table:style-name="TableLine94763197617488">
          <table:table-cell table:style-name="Table9.A2" office:value-type="string">
            <text:p text:style-name="P351">2</text:p>
          </table:table-cell>
          <table:table-cell table:style-name="Table9.A2" office:value-type="string">
            <text:p text:style-name="P471">&lt;key&gt;</text:p>
          </table:table-cell>
          <table:table-cell table:style-name="Table9.A2" office:value-type="string">
            <text:p text:style-name="P339">8 - 11</text:p>
          </table:table-cell>
          <table:table-cell table:style-name="Table9.D2" office:value-type="string">
            <text:p text:style-name="P345">Storage protection key</text:p>
          </table:table-cell>
        </table:table-row>
        <table:table-row table:style-name="TableLine94763197618400">
          <table:table-cell table:style-name="Table9.A2" office:value-type="string">
            <text:p text:style-name="P351">3</text:p>
          </table:table-cell>
          <table:table-cell table:style-name="Table9.A2" office:value-type="string">
            <text:p text:style-name="P471">&lt;mwp&gt;</text:p>
          </table:table-cell>
          <table:table-cell table:style-name="Table9.A2" office:value-type="string">
            <text:p text:style-name="P449">13 -15</text:p>
          </table:table-cell>
          <table:table-cell table:style-name="Table9.D2" office:value-type="string">
            <text:p text:style-name="P356">Note 1.</text:p>
          </table:table-cell>
        </table:table-row>
        <table:table-row table:style-name="TableLine94763197619360">
          <table:table-cell table:style-name="Table9.A2" office:value-type="string">
            <text:p text:style-name="P351">4</text:p>
          </table:table-cell>
          <table:table-cell table:style-name="Table9.A2" office:value-type="string">
            <text:p text:style-name="P464">&lt;prog&gt;</text:p>
          </table:table-cell>
          <table:table-cell table:style-name="Table9.A2" office:value-type="string">
            <text:p text:style-name="P455">16 -23</text:p>
          </table:table-cell>
          <table:table-cell table:style-name="Table9.D2" office:value-type="string">
            <text:p text:style-name="P453">Address space, condition code and program mask</text:p>
          </table:table-cell>
        </table:table-row>
        <table:table-row table:style-name="TableLine94763197620272">
          <table:table-cell table:style-name="Table9.A2" office:value-type="string">
            <text:p text:style-name="P422">5</text:p>
          </table:table-cell>
          <table:table-cell table:style-name="Table9.A2" office:value-type="string">
            <text:p text:style-name="P464">&lt;addr&gt;</text:p>
          </table:table-cell>
          <table:table-cell table:style-name="Table9.A2" office:value-type="string">
            <text:p text:style-name="P339">40 -63</text:p>
          </table:table-cell>
          <table:table-cell table:style-name="Table9.D2" office:value-type="string">
            <text:p text:style-name="P329">Instruction address</text:p>
          </table:table-cell>
        </table:table-row>
        <table:table-row table:style-name="TableLine94763197621136">
          <table:table-cell table:style-name="Table9.A2" office:value-type="string">
            <text:p text:style-name="P422">6</text:p>
          </table:table-cell>
          <table:table-cell table:style-name="Table9.A2" office:value-type="string">
            <text:p text:style-name="P570"><text:span text:style-name="T726">[</text:span>amode<text:span text:style-name="T726">]</text:span></text:p>
          </table:table-cell>
          <table:table-cell table:style-name="Table9.A2" office:value-type="string">
            <text:p text:style-name="P409">32</text:p>
          </table:table-cell>
          <table:table-cell table:style-name="Table9.D2" office:value-type="string">
            <text:p text:style-name="P410">Note 2.</text:p>
          </table:table-cell>
        </table:table-row>
      </table:table>
      <text:p text:style-name="P915"/>
      <text:p text:style-name="P934">Note 1: This operand sets the following PSW bits:</text:p>
      <text:list xml:id="list90330285299640" text:continue-numbering="true" text:style-name="L24">
        <text:list-item>
          <text:p text:style-name="P1351">bit 13 – Machine-check interrupt mask</text:p>
        </text:list-item>
        <text:list-item>
          <text:p text:style-name="P1351">bit 14 – Wait state</text:p>
        </text:list-item>
        <text:list-item>
          <text:p text:style-name="P1351">bit 15 – Pro<text:span text:style-name="T949">blem</text:span> state </text:p>
        </text:list-item>
      </text:list>
      <text:p text:style-name="P48"><text:soft-page-break/>Note 2: This operand defines the address mode. <text:s/>As with the other operands it is an expression. <text:s/><text:span text:style-name="T721">If omitted, </text:span><text:span text:style-name="T313">amode</text:span><text:span text:style-name="T721"> defaults to 0, 24-bit address mode. <text:s/></text:span>The following values are accepted to specify the address mode:</text:p>
      <text:list xml:id="list90329860757904" text:continue-list="list3055107250" text:style-name="L25">
        <text:list-item>
          <text:p text:style-name="P1355">0 – 24-bit address mode</text:p>
        </text:list-item>
        <text:list-item>
          <text:p text:style-name="P1355">1 – 31-bit address mode</text:p>
        </text:list-item>
        <text:list-item>
          <text:p text:style-name="P1355">24 – 24-bit address mode</text:p>
        </text:list-item>
        <text:list-item>
          <text:p text:style-name="P1355">31 – 31-bit address mode</text:p>
        </text:list-item>
      </text:list>
      <text:p text:style-name="P929"><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Heading_20_3" text:outline-level="3"><text:bookmark-start text:name="__RefHeading__12382_16643534"/>PSW<text:span text:style-name="T618">Z</text:span><text:bookmark-end text:name="__RefHeading__12382_16643534"/></text:h>
      <text:p text:style-name="P18"/>
      <text:p text:style-name="P831">[label] <text:s/>PSWZ <text:s/>&lt;sys&gt;,&lt;key&gt;,&lt;mwp&gt;,&lt;prog&gt;,&lt;addr&gt;[,&lt;amode&gt;]</text:p>
      <text:p text:style-name="P1133"/>
      <text:p text:style-name="P911"><text:span text:style-name="T615">The </text:span><text:span text:style-name="T260">PSW</text:span><text:span text:style-name="T263">Z</text:span><text:span text:style-name="T615">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916"/>
      <table:table table:name="Table10" table:style-name="Table10">
        <table:table-column table:style-name="Table10.A"/>
        <table:table-column table:style-name="Table10.B"/>
        <table:table-column table:style-name="Table10.C"/>
        <table:table-column table:style-name="Table10.D"/>
        <table:table-header-rows>
          <table:table-row table:style-name="TableLine94763197600816">
            <table:table-cell table:style-name="Table10.A1" office:value-type="string">
              <text:p text:style-name="P777">Operand</text:p>
            </table:table-cell>
            <table:table-cell table:style-name="Table10.A1" office:value-type="string">
              <text:p text:style-name="P777">Identification</text:p>
            </table:table-cell>
            <table:table-cell table:style-name="Table10.A1" office:value-type="string">
              <text:p text:style-name="P777">PSW Bits</text:p>
            </table:table-cell>
            <table:table-cell table:style-name="Table10.D1" office:value-type="string">
              <text:p text:style-name="P777">Description</text:p>
            </table:table-cell>
          </table:table-row>
        </table:table-header-rows>
        <table:table-row table:style-name="TableLine94763197659984">
          <table:table-cell table:style-name="Table10.A2" office:value-type="string">
            <text:p text:style-name="P324">1</text:p>
          </table:table-cell>
          <table:table-cell table:style-name="Table10.A2" office:value-type="string">
            <text:p text:style-name="P465">&lt;sys&gt;</text:p>
          </table:table-cell>
          <table:table-cell table:style-name="Table10.A2" office:value-type="string">
            <text:p text:style-name="P340">0 - 7</text:p>
          </table:table-cell>
          <table:table-cell table:style-name="Table10.D2" office:value-type="string">
            <text:p text:style-name="P346">Interrupt masks</text:p>
          </table:table-cell>
        </table:table-row>
        <table:table-row table:style-name="TableLine94763197662384">
          <table:table-cell table:style-name="Table10.A2" office:value-type="string">
            <text:p text:style-name="P352">2</text:p>
          </table:table-cell>
          <table:table-cell table:style-name="Table10.A2" office:value-type="string">
            <text:p text:style-name="P472">&lt;key&gt;</text:p>
          </table:table-cell>
          <table:table-cell table:style-name="Table10.A2" office:value-type="string">
            <text:p text:style-name="P340">8 - 11</text:p>
          </table:table-cell>
          <table:table-cell table:style-name="Table10.D2" office:value-type="string">
            <text:p text:style-name="P346">Storage protection key</text:p>
          </table:table-cell>
        </table:table-row>
        <table:table-row table:style-name="TableLine94763197663296">
          <table:table-cell table:style-name="Table10.A2" office:value-type="string">
            <text:p text:style-name="P352">3</text:p>
          </table:table-cell>
          <table:table-cell table:style-name="Table10.A2" office:value-type="string">
            <text:p text:style-name="P472">&lt;mwp&gt;</text:p>
          </table:table-cell>
          <table:table-cell table:style-name="Table10.A2" office:value-type="string">
            <text:p text:style-name="P450">13 -15</text:p>
          </table:table-cell>
          <table:table-cell table:style-name="Table10.D2" office:value-type="string">
            <text:p text:style-name="P357">Note 1.</text:p>
          </table:table-cell>
        </table:table-row>
        <table:table-row table:style-name="TableLine94763197664336">
          <table:table-cell table:style-name="Table10.A2" office:value-type="string">
            <text:p text:style-name="P352">4</text:p>
          </table:table-cell>
          <table:table-cell table:style-name="Table10.A2" office:value-type="string">
            <text:p text:style-name="P465">&lt;prog&gt;</text:p>
          </table:table-cell>
          <table:table-cell table:style-name="Table10.A2" office:value-type="string">
            <text:p text:style-name="P456">16 - 24</text:p>
          </table:table-cell>
          <table:table-cell table:style-name="Table10.D2" office:value-type="string">
            <text:p text:style-name="P454">Address space, condition code and program mask</text:p>
          </table:table-cell>
        </table:table-row>
        <table:table-row table:style-name="TableLine94763197665760">
          <table:table-cell table:style-name="Table10.A2" office:value-type="string">
            <text:p text:style-name="P423">5</text:p>
          </table:table-cell>
          <table:table-cell table:style-name="Table10.A2" office:value-type="string">
            <text:p text:style-name="P465">&lt;addr&gt;</text:p>
          </table:table-cell>
          <table:table-cell table:style-name="Table10.A2" office:value-type="string">
            <text:p text:style-name="P457">64 -127</text:p>
          </table:table-cell>
          <table:table-cell table:style-name="Table10.D2" office:value-type="string">
            <text:p text:style-name="P330">Instruction address</text:p>
          </table:table-cell>
        </table:table-row>
        <table:table-row table:style-name="TableLine94763197666784">
          <table:table-cell table:style-name="Table10.A2" office:value-type="string">
            <text:p text:style-name="P423">6</text:p>
          </table:table-cell>
          <table:table-cell table:style-name="Table10.A2" office:value-type="string">
            <text:p text:style-name="P590">[amode]</text:p>
          </table:table-cell>
          <table:table-cell table:style-name="Table10.A2" office:value-type="string">
            <text:p text:style-name="P458">31, 32</text:p>
          </table:table-cell>
          <table:table-cell table:style-name="Table10.D2" office:value-type="string">
            <text:p text:style-name="P411">Note 2.</text:p>
          </table:table-cell>
        </table:table-row>
      </table:table>
      <text:p text:style-name="P916"/>
      <text:p text:style-name="P935">Note 1: This operand sets the following PSW bits:</text:p>
      <text:list xml:id="list90329925616923" text:continue-list="list90330285299640" text:style-name="L24">
        <text:list-item>
          <text:p text:style-name="P1352">bit 13 – Machine-check interrupt mask</text:p>
        </text:list-item>
        <text:list-item>
          <text:p text:style-name="P1352">bit 14 – Wait state</text:p>
        </text:list-item>
        <text:list-item>
          <text:p text:style-name="P1352">bit 15 – Pro<text:span text:style-name="T949">blem</text:span> state </text:p>
        </text:list-item>
      </text:list>
      <text:p text:style-name="P252"><text:span text:style-name="T14">Note 2: This operand defines the address mode. <text:s/>As with the other operands it is an </text:span><text:soft-page-break/><text:span text:style-name="T14">expression. <text:s/></text:span><text:span text:style-name="T29">If omitted, </text:span><text:span text:style-name="T313">amode</text:span><text:span text:style-name="T29"> defaults to 0, 24-bit address mode.</text:span><text:span text:style-name="T28"> <text:s/></text:span><text:span text:style-name="T14">The following </text:span><text:span text:style-name="T15">expression </text:span><text:span text:style-name="T14">values are accepted to specify the address mode:</text:span></text:p>
      <text:list xml:id="list90329680505040" text:continue-list="list90329860757904" text:style-name="L25">
        <text:list-item>
          <text:p text:style-name="P1356">0 – 24-bit address mode</text:p>
        </text:list-item>
        <text:list-item>
          <text:p text:style-name="P1356">1 – 31-bit address mode</text:p>
        </text:list-item>
        <text:list-item>
          <text:p text:style-name="P1356">3 – 64-bit address mode</text:p>
        </text:list-item>
        <text:list-item>
          <text:p text:style-name="P1356">24 – 24-bit address mode</text:p>
        </text:list-item>
        <text:list-item>
          <text:p text:style-name="P1356">31 – 31-bit address mode</text:p>
        </text:list-item>
        <text:list-item>
          <text:p text:style-name="P1356">64 – 64-bit address mode.</text:p>
        </text:list-item>
      </text:list>
      <text:p text:style-name="P929"><text:span text:style-name="T619">All reserved bits are set to zero and any required bit settings are enforced. <text:s/>Use </text:span><text:span text:style-name="T266">DC</text:span><text:span text:style-name="T621"> directives to build an invalid PSW for testing purposes.</text:span></text:p>
      <text:p text:style-name="P959"><text:span text:style-name="T970">An optional </text:span><text:span text:style-name="T536">[label]</text:span><text:span text:style-name="T970"> is assigned the location of the PSW. <text:s/>An optional </text:span><text:span text:style-name="T536">[seqsym]</text:span><text:span text:style-name="T970"> may be supplied in the label field within a macro definition.</text:span></text:p>
      <text:h text:style-name="P1253" text:outline-level="3"><text:bookmark-start text:name="__RefHeading__17304_1612040849"/>PUSH<text:bookmark-end text:name="__RefHeading__17304_1612040849"/></text:h>
      <text:p text:style-name="P852">[seqsym] PUSH option[,NOPRINT]</text:p>
      <text:p text:style-name="P879"/>
      <text:p text:style-name="P967"><text:span text:style-name="T941">The </text:span><text:span text:style-name="T509">P</text:span><text:span text:style-name="T511">USH</text:span><text:span text:style-name="T941">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511">POP</text:span><text:span text:style-name="T942"> directive.</text:span></text:p>
      <text:p text:style-name="P1099">Supported options:</text:p>
      <text:list xml:id="list90328666207666" text:continue-list="list1032287354" text:style-name="L21">
        <text:list-item>
          <text:p text:style-name="P1395">USING<text:span text:style-name="T3"> – Identifie</text:span><text:span text:style-name="T229">s</text:span><text:span text:style-name="T3"> the current USING state is to be saved. <text:s/></text:span><text:span text:style-name="T229">No change to the existing </text:span><text:span text:style-name="T1087">USING</text:span><text:span text:style-name="T229"> state or </text:span><text:span text:style-name="T1087">DROP</text:span><text:span text:style-name="T229"> occurs.</text:span></text:p>
        </text:list-item>
        <text:list-item>
          <text:p text:style-name="P1344"><text:span text:style-name="T509">PRINT</text:span><text:span text:style-name="T941"> – Identifies the status of the PRINT options is to be saved.</text:span></text:p>
        </text:list-item>
        <text:list-item>
          <text:p text:style-name="P1344"><text:span text:style-name="T509">NOPRINT</text:span><text:span text:style-name="T941"> – If supplied, causes the printing of the </text:span><text:span text:style-name="T509">P</text:span><text:span text:style-name="T511">USH</text:span><text:span text:style-name="T941"> directive to be suppressed in the listing. <text:s/>Otherwise the current setting of the </text:span><text:span text:style-name="T509">PRINT ON</text:span><text:span text:style-name="T941"> or </text:span><text:span text:style-name="T509">PRINT OFF</text:span><text:span text:style-name="T941"> option applies to the statement. <text:s/>If provided, </text:span><text:span text:style-name="T509">NOPRINT</text:span><text:span text:style-name="T941"> must be the last supplied option.</text:span></text:p>
        </text:list-item>
      </text:list>
      <text:p text:style-name="P29"><text:span text:style-name="T970">An optional </text:span><text:span text:style-name="T536">[seqsym]</text:span><text:span text:style-name="T970"> may be supplied in the label field within a macro definition.</text:span></text:p>
      <text:p text:style-name="P316"><text:span text:style-name="T56">ASMA Limitation</text:span><text:span text:style-name="T225">: </text:span><text:span text:style-name="T226">Only the</text:span><text:span text:style-name="T227"> </text:span><text:span text:style-name="T515">ACONTROL</text:span><text:span text:style-name="T227"> </text:span><text:span text:style-name="T226">option is </text:span><text:span text:style-name="T227">not supported.</text:span></text:p>
      <text:h text:style-name="Heading_20_3" text:outline-level="3"><text:bookmark-start text:name="__RefHeading__7996_1040490950"/>REGION<text:bookmark-end text:name="__RefHeading__7996_1040490950"/></text:h>
      <text:p text:style-name="P250"/>
      <text:p text:style-name="P844"><text:span text:style-name="T878">[</text:span>label<text:span text:style-name="T878">] </text:span>REGION [comments]</text:p>
      <text:p text:style-name="P1136"/>
      <text:p text:style-name="P1079"><text:soft-page-break/><text:span text:style-name="T639">The </text:span><text:span text:style-name="T294">REGION</text:span><text:span text:style-name="T639"> directive continues a previously initiated region. <text:s/>The </text:span><text:span text:style-name="T294">label</text:span><text:span text:style-name="T639"> identifies the region that is being continued. <text:s/>The control section active in the region at the time it was interrupted automatically becomes the active control section following activation of the region. <text:s/></text:span></text:p>
      <text:p text:style-name="P1079"><text:span text:style-name="T878">If the </text:span><text:span text:style-name="T451">label</text:span><text:span text:style-name="T117"> is</text:span><text:span text:style-name="T878"> omitted, the previously created unnamed region becomes the active region.</text:span></text:p>
      <text:p text:style-name="P954"><text:span text:style-name="T639">Initiation of a new region requires use of the </text:span><text:span text:style-name="T294">START</text:span><text:span text:style-name="T639"> directive.</text:span></text:p>
      <text:p text:style-name="P968">If any operand information is provided it is treated as a comment.</text:p>
      <text:h text:style-name="P1254" text:outline-level="3"/>
      <text:h text:style-name="P1254" text:outline-level="3"><text:bookmark-start text:name="__RefHeading___Toc20480_1479668205"/><text:span text:style-name="T1036">R</text:span>MODE<text:bookmark-end text:name="__RefHeading___Toc20480_1479668205"/></text:h>
      <text:p text:style-name="P307"/>
      <text:p text:style-name="P884">[label] <text:span text:style-name="T1036">R</text:span>MODE &lt;24|31|64|ANY&gt;</text:p>
      <text:p text:style-name="P1155"/>
      <text:p text:style-name="P1112">The <text:span text:style-name="T592">R</text:span><text:span text:style-name="T257">MODE</text:span> directive defines the <text:span text:style-name="T1036">residency</text:span> mode of the control section identified in the <text:span text:style-name="T257">label</text:span> field. <text:s/>Omitting the <text:span text:style-name="T257">label</text:span> field targets the unnamed control section.</text:p>
      <text:p text:style-name="P1112"><text:span text:style-name="T46">ASMA Limitation</text:span><text:span text:style-name="T194">: The </text:span><text:span text:style-name="T592">R</text:span><text:span text:style-name="T257">MODE</text:span><text:span text:style-name="T194"> directive is supported strictly for assembler source compatibility with other assemblers </text:span><text:span text:style-name="T195">and is treated as a comment</text:span><text:span text:style-name="T194">. <text:s/></text:span><text:span text:style-name="T196">No validation or processing occurs for either the </text:span><text:span text:style-name="T592">label</text:span><text:span text:style-name="T196"> or </text:span><text:span text:style-name="T592">operand</text:span><text:span text:style-name="T196"> field.</text:span></text:p>
      <text:h text:style-name="P1255" text:outline-level="3"><text:bookmark-start text:name="__RefHeading__13600_710623297"/>SPACE<text:bookmark-end text:name="__RefHeading__13600_710623297"/></text:h>
      <text:p text:style-name="P113"/>
      <text:p text:style-name="P875">[<text:span text:style-name="T971">seqsym</text:span>] SPACE <text:s/>[expression]</text:p>
      <text:p text:style-name="P113"/>
      <text:p text:style-name="P161"><text:span text:style-name="T828">The <text:s/></text:span><text:span text:style-name="T419">SPACE</text:span><text:span text:style-name="T828">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420">EJECT</text:span><text:span text:style-name="T829"> directive is implied. <text:s/>If supplied, the optional label is ignored.</text:span></text:p>
      <text:p text:style-name="P162"><text:span text:style-name="T971">An optional </text:span><text:span text:style-name="T537">[seqsym]</text:span><text:span text:style-name="T971"> may be supplied in the label field within a macro definition.</text:span></text:p>
      <text:h text:style-name="P1256" text:outline-level="3"><text:bookmark-start text:name="__RefHeading__15234_1617789454"/>START<text:bookmark-end text:name="__RefHeading__15234_1617789454"/></text:h>
      <text:p text:style-name="P279"/>
      <text:p text:style-name="P888">[label] <text:s/>START <text:s/>[expression][,[region]]</text:p>
      <text:p text:style-name="P1081"/>
      <text:p text:style-name="P971"><text:soft-page-break/><text:span text:style-name="T870">The </text:span><text:span text:style-name="T448">START</text:span><text:span text:style-name="T870"> directive initiates a new control section and optionally a new region. <text:s/>The results of the ASMA </text:span><text:span text:style-name="T453">START</text:span><text:span text:style-name="T874"> directive model the effects of the first </text:span><text:span text:style-name="T453">START</text:span><text:span text:style-name="T874"> directive of legacy programs within the context of address regions within an ASMA program. <text:s/>The optional </text:span><text:span text:style-name="T448">label</text:span><text:span text:style-name="T870"> field identifies the name of the new control section. <text:s/>If the </text:span><text:span text:style-name="T448">label</text:span><text:span text:style-name="T870"> field is omitted an unnamed control section is created. <text:s/>An optional </text:span><text:span text:style-name="T538">[seqsym]</text:span><text:span text:style-name="T972"> may be supplied in the label field within a macro definition.</text:span></text:p>
      <text:p text:style-name="P969"><text:span text:style-name="T870">The operands to the </text:span><text:span text:style-name="T448">START</text:span><text:span text:style-name="T870"> directive define the optional new region being created into which the new control section is placed. The </text:span><text:span text:style-name="T449">expression</text:span><text:span text:style-name="T871"> operand defines the starting address of the region. <text:s/>The </text:span><text:span text:style-name="T448">region</text:span><text:span text:style-name="T870"> operand identifies the new region name. <text:s/>If the </text:span><text:span text:style-name="T449">region</text:span><text:span text:style-name="T871"> operand is present but the </text:span><text:span text:style-name="T449">expression</text:span><text:span text:style-name="T871"> operand is omitted, the starting address of the new region is 0. <text:s/>If the </text:span><text:span text:style-name="T449">expression</text:span><text:span text:style-name="T871"> operand is present but the </text:span><text:span text:style-name="T449">region</text:span><text:span text:style-name="T871"> operand is omitted, a new unnamed region will be created. <text:s/></text:span></text:p>
      <text:p text:style-name="P969"><text:span text:style-name="T871">If both of the </text:span><text:span text:style-name="T449">expression</text:span><text:span text:style-name="T871"> and </text:span><text:span text:style-name="T449">region</text:span><text:span text:style-name="T871"> operands are omitted, the new control section is placed into the current active region. <text:s/>If no active region exists, an unnamed region is created starting at address 0.</text:span></text:p>
      <text:p text:style-name="P1116">An error condition exists when the named or unnamed region or control section that would be created already exists.</text:p>
      <text:p text:style-name="P972"><text:span text:style-name="T875">For a </text:span><text:span text:style-name="T454">START</text:span><text:span text:style-name="T875"> directive to which comments are applied but neither operand is used, a comma is required in the operand field. <text:s/>Otherwise the comments will be interpreted as the start of the </text:span><text:span text:style-name="T454">expression</text:span><text:span text:style-name="T875"> operand.</text:span></text:p>
      <text:p text:style-name="P970"><text:span text:style-name="T872">The following table summarizes the possible cases and the actions taken by the </text:span><text:span text:style-name="T455">START</text:span><text:span text:style-name="T873"> directive. <text:s/>The address defined by the </text:span><text:span text:style-name="T455">&lt;expression&gt;</text:span><text:span text:style-name="T873">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style-name="TableLine94763197671328">
            <table:table-cell table:style-name="Table15.A1" office:value-type="string">
              <text:p text:style-name="P791">&lt;label&gt;</text:p>
            </table:table-cell>
            <table:table-cell table:style-name="Table15.A1" office:value-type="string">
              <text:p text:style-name="P791">&lt;expression&gt;</text:p>
            </table:table-cell>
            <table:table-cell table:style-name="Table15.A1" office:value-type="string">
              <text:p text:style-name="P791">&lt;region&gt;</text:p>
            </table:table-cell>
            <table:table-cell table:style-name="Table15.D1" office:value-type="string">
              <text:p text:style-name="P791">Action</text:p>
            </table:table-cell>
          </table:table-row>
        </table:table-header-rows>
        <table:table-row table:style-name="TableLine94763197784608">
          <table:table-cell table:style-name="Table15.A2" office:value-type="string">
            <text:p text:style-name="P433">omitted</text:p>
          </table:table-cell>
          <table:table-cell table:style-name="Table15.A2" office:value-type="string">
            <text:p text:style-name="P433">omitted</text:p>
          </table:table-cell>
          <table:table-cell table:style-name="Table15.A2" office:value-type="string">
            <text:p text:style-name="P433">omitted</text:p>
          </table:table-cell>
          <table:table-cell table:style-name="Table15.D2" office:value-type="string">
            <text:p text:style-name="P434">Unnamed control section created in the current active region. <text:s/>If no active region, the unnamed region is created starting at address 0.</text:p>
          </table:table-cell>
        </table:table-row>
        <table:table-row table:style-name="TableLine94763197786880">
          <table:table-cell table:style-name="Table15.A2" office:value-type="string">
            <text:p text:style-name="P433">omitted</text:p>
          </table:table-cell>
          <table:table-cell table:style-name="Table15.A2" office:value-type="string">
            <text:p text:style-name="P433">present</text:p>
          </table:table-cell>
          <table:table-cell table:style-name="Table15.A2" office:value-type="string">
            <text:p text:style-name="P433">omitted</text:p>
          </table:table-cell>
          <table:table-cell table:style-name="Table15.D2" office:value-type="string">
            <text:p text:style-name="P434">Unnamed control section created in a new unnamed region starting at the address of the expression</text:p>
          </table:table-cell>
        </table:table-row>
        <table:table-row table:style-name="TableLine94763197787792">
          <table:table-cell table:style-name="Table15.A2" office:value-type="string">
            <text:p text:style-name="P433">omitted</text:p>
          </table:table-cell>
          <table:table-cell table:style-name="Table15.A2" office:value-type="string">
            <text:p text:style-name="P433">omitted</text:p>
          </table:table-cell>
          <table:table-cell table:style-name="Table15.A2" office:value-type="string">
            <text:p text:style-name="P433">present</text:p>
          </table:table-cell>
          <table:table-cell table:style-name="Table15.D2" office:value-type="string">
            <text:p text:style-name="P434">Unnamed control section created in a new named region starting at address 0.</text:p>
          </table:table-cell>
        </table:table-row>
        <table:table-row table:style-name="TableLine94763197788832">
          <table:table-cell table:style-name="Table15.A2" office:value-type="string">
            <text:p text:style-name="P433">omitted</text:p>
          </table:table-cell>
          <table:table-cell table:style-name="Table15.A2" office:value-type="string">
            <text:p text:style-name="P433">present</text:p>
          </table:table-cell>
          <table:table-cell table:style-name="Table15.A2" office:value-type="string">
            <text:p text:style-name="P433">present</text:p>
          </table:table-cell>
          <table:table-cell table:style-name="Table15.D2" office:value-type="string">
            <text:p text:style-name="P434">Unnamed control section created in a new named region starting at the address of the expression</text:p>
          </table:table-cell>
        </table:table-row>
        <text:soft-page-break/>
        <table:table-row table:style-name="TableLine94763197789984">
          <table:table-cell table:style-name="Table15.A2" office:value-type="string">
            <text:p text:style-name="P433">present</text:p>
          </table:table-cell>
          <table:table-cell table:style-name="Table15.A2" office:value-type="string">
            <text:p text:style-name="P433">omitted</text:p>
          </table:table-cell>
          <table:table-cell table:style-name="Table15.A2" office:value-type="string">
            <text:p text:style-name="P433">omitted</text:p>
          </table:table-cell>
          <table:table-cell table:style-name="Table15.D2" office:value-type="string">
            <text:p text:style-name="P434">Named control section created in the current active region. <text:s/>If no active region, the unnamed region is created starting at address 0.</text:p>
          </table:table-cell>
        </table:table-row>
        <table:table-row table:style-name="TableLine94763197791008">
          <table:table-cell table:style-name="Table15.A2" office:value-type="string">
            <text:p text:style-name="P433">present</text:p>
          </table:table-cell>
          <table:table-cell table:style-name="Table15.A2" office:value-type="string">
            <text:p text:style-name="P433">present</text:p>
          </table:table-cell>
          <table:table-cell table:style-name="Table15.A2" office:value-type="string">
            <text:p text:style-name="P433">omitted</text:p>
          </table:table-cell>
          <table:table-cell table:style-name="Table15.D2" office:value-type="string">
            <text:p text:style-name="P434">Named control section created in a new unnamed region starting at the address of the expression.</text:p>
          </table:table-cell>
        </table:table-row>
        <table:table-row table:style-name="TableLine94763197792080">
          <table:table-cell table:style-name="Table15.A2" office:value-type="string">
            <text:p text:style-name="P433">present</text:p>
          </table:table-cell>
          <table:table-cell table:style-name="Table15.A2" office:value-type="string">
            <text:p text:style-name="P433">omitted</text:p>
          </table:table-cell>
          <table:table-cell table:style-name="Table15.A2" office:value-type="string">
            <text:p text:style-name="P433">present</text:p>
          </table:table-cell>
          <table:table-cell table:style-name="Table15.D2" office:value-type="string">
            <text:p text:style-name="P434">Named control section created in a new named region starting at address 0.</text:p>
          </table:table-cell>
        </table:table-row>
        <table:table-row table:style-name="TableLine94763197793152">
          <table:table-cell table:style-name="Table15.A2" office:value-type="string">
            <text:p text:style-name="P433">present</text:p>
          </table:table-cell>
          <table:table-cell table:style-name="Table15.A2" office:value-type="string">
            <text:p text:style-name="P433">present</text:p>
          </table:table-cell>
          <table:table-cell table:style-name="Table15.A2" office:value-type="string">
            <text:p text:style-name="P433">present</text:p>
          </table:table-cell>
          <table:table-cell table:style-name="Table15.D2" office:value-type="string">
            <text:p text:style-name="P434">Named control section created in a new named region starting at the address of the expression.</text:p>
          </table:table-cell>
        </table:table-row>
      </table:table>
      <text:p text:style-name="P1082"/>
      <text:p text:style-name="P969"><text:span text:style-name="T679">ASMA Specific Behavior</text:span><text:span text:style-name="T871">: ASMA supports multiple regions, each with its own independent location counter. <text:s/>Only the </text:span><text:span text:style-name="T449">START</text:span><text:span text:style-name="T871"> directive creates a new region. <text:s/>Multiple </text:span><text:span text:style-name="T449">START</text:span><text:span text:style-name="T871"> directives are allowed to support multiple regions. <text:s/>For programs written expressly for use of ASMA, it is recommend that all operands and the label field be used to minimize interplay of named and unnamed regions and sections.</text:span></text:p>
      <text:p text:style-name="P973"><text:span text:style-name="T680">ASMA Specific Behavior</text:span><text:span text:style-name="T885">: <text:s/>The unnamed region will be assigned a file name of </text:span><text:span text:style-name="T462">unnamed.bin</text:span><text:span text:style-name="T891"> when the </text:span><text:span text:style-name="T462">–-gldipl</text:span><text:span text:style-name="T891"> option is used</text:span><text:span text:style-name="T120">. <text:s/>All </text:span><text:span text:style-name="T891">other </text:span><text:span text:style-name="T120">regions </text:span><text:span text:style-name="T891">utilize their assigned </text:span><text:span text:style-name="T120">name when generating list directed IPL output.</text:span></text:p>
      <text:h text:style-name="Heading_20_3" text:outline-level="3"><text:bookmark-start text:name="__RefHeading__6671_363560842"/>TITLE<text:bookmark-end text:name="__RefHeading__6671_363560842"/></text:h>
      <text:p text:style-name="P940"/>
      <text:p text:style-name="P821"><text:span text:style-name="T625">[seqsym] TITLE</text:span> <text:s/><text:span text:style-name="T622">'New Listing Title'</text:span></text:p>
      <text:p text:style-name="P940"/>
      <text:p text:style-name="P918"><text:span text:style-name="T622">The </text:span><text:span text:style-name="T452">TITLE</text:span><text:span text:style-name="T622">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920"><text:span text:style-name="T973">An optional </text:span><text:span text:style-name="T278">[</text:span><text:span text:style-name="T530">seqsym</text:span><text:span text:style-name="T278">]</text:span><text:span text:style-name="T625"> may be provided in the label field within a macro definition.</text:span></text:p>
      <text:h text:style-name="Heading_20_3" text:outline-level="3"><text:bookmark-start text:name="__RefHeading__8136_1040490950"/>USING<text:bookmark-end text:name="__RefHeading__8136_1040490950"/></text:h>
      <text:p text:style-name="P940"/>
      <text:p text:style-name="P845">[<text:span text:style-name="T974">seqsym</text:span>] USING &lt;address&gt;,&lt;reg&gt;[,&lt;reg&gt;]</text:p>
      <text:p text:style-name="P974"/>
      <text:p text:style-name="P941"><text:soft-page-break/><text:span text:style-name="T640">The </text:span><text:span text:style-name="T296">USING</text:span><text:span text:style-name="T640"> directive establishes one or more base registers for the resolution of storage accesses into a base and displacement within machine instructions. <text:s/>The </text:span><text:span text:style-name="T295">&lt;address&gt;</text:span><text:span text:style-name="T641"> and each supplied </text:span><text:span text:style-name="T295">&lt;reg&gt;</text:span><text:span text:style-name="T641"> operand are expressions. <text:s/>The </text:span><text:span text:style-name="T295">&lt;address&gt;</text:span><text:span text:style-name="T641"> expression must evaluate to an address or location within a dummy section. <text:s/>A </text:span><text:span text:style-name="T295">&lt;reg&gt;</text:span><text:span text:style-name="T641"> expression must evaluate to an integer between 0 and 15 inclusive.</text:span></text:p>
      <text:p text:style-name="P975">Each additional register is assigned a base value 4096 bytes from the previous assigned address.</text:p>
      <text:p text:style-name="P944"><text:span text:style-name="T642">A base register assignment in place for any of the specified registers replaces a previous assignment without the need of a </text:span><text:span text:style-name="T297">DROP</text:span><text:span text:style-name="T642"> directive.</text:span></text:p>
      <text:p text:style-name="P945"><text:span text:style-name="T974">An optional </text:span><text:span text:style-name="T539">[seqsym]</text:span><text:span text:style-name="T974"> may be supplied in the label field within a macro definition.</text:span></text:p>
      <text:p text:style-name="P1172"><text:span text:style-name="T231">The instruction for which a base and displacement are being defined by the assembler dictates the nature and values that are valid. <text:s/>“Valid” means the base displacement determined by a USING directive is within the range of displacements supported by the instruction. <text:s/>Instructions that support 12-bit displacement fields require displacements from the USING base range start to the base range+4095. <text:s/>Instructions that support 20-bit displacement fields may use a base register within the </text:span><text:span text:style-name="T232">base-524288 to base+524287.</text:span></text:p>
      <text:p text:style-name="P1172"><text:span text:style-name="T232">When multiple base registers are valid for an instruction, the shortest non-negative displacement is chosen, dictating the base register. <text:s/>If only negative displacements are valid, the lowest displacement in absolute value is chosen for the 20-bit displacement instruction, dictating the base register. <text:s/>In the event that multiple equivalent displacements are valid, the base register with the highest number is selected.</text:span><text:span text:style-name="T231"> <text:s/></text:span></text:p>
      <text:p text:style-name="P943"><text:span text:style-name="T678">ASMA Specific Behavior</text:span><text:span text:style-name="T853">: Because </text:span><text:span text:style-name="T431">USING</text:span><text:span text:style-name="T853"> directive processing occurs during Pass 2 statement processing following the assignment of absolute address locations, a </text:span><text:span text:style-name="T431">USING</text:span><text:span text:style-name="T853">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432">USING</text:span><text:span text:style-name="T854"> address expression as occurs in the instruction operand.</text:span></text:p>
      <text:h text:style-name="Heading_20_3" text:outline-level="3"><text:bookmark-start text:name="__RefHeading__8887_1871376393"/>XMODE<text:bookmark-end text:name="__RefHeading__8887_1871376393"/></text:h>
      <text:p text:style-name="P254"/>
      <text:p text:style-name="P850">[<text:span text:style-name="T975">seqsym</text:span>] XMODE CCW,&lt;0|1|none&gt;</text:p>
      <text:p text:style-name="P850">[<text:span text:style-name="T975">seqsym</text:span>] XMODE PSW,&lt;S|360|67|BC|EC|<text:span text:style-name="T961">380|</text:span>XA|E370|E390|Z|none&gt;</text:p>
      <text:p text:style-name="P983"/>
      <text:p text:style-name="P982"><text:span text:style-name="T732">The </text:span><text:span text:style-name="T326">XMODE</text:span><text:span text:style-name="T732"> directive sets the current CCW or PSW execution mode. <text:s/>In both cases the execution mode determines the specific PSW format or CCW format created by the </text:span><text:span text:style-name="T326">PSW</text:span><text:span text:style-name="T732"> or </text:span><text:span text:style-name="T326">CCW</text:span><text:span text:style-name="T732"> directive, respectively. <text:s/>In either case, specifying </text:span><text:span text:style-name="T326">none</text:span><text:span text:style-name="T732"> removes the existing setting and </text:span><text:soft-page-break/><text:span text:style-name="T732">causes the </text:span><text:span text:style-name="T326">PSW</text:span><text:span text:style-name="T732"> or </text:span><text:span text:style-name="T326">CCW</text:span><text:span text:style-name="T732"> directive to not be recognized by the assembler.</text:span></text:p>
      <text:p text:style-name="P982"><text:span text:style-name="T732">The first occurrence of the <text:s/></text:span><text:span text:style-name="T326">XMODE</text:span><text:span text:style-name="T732"> directive will override a command line value provided by either the </text:span><text:span text:style-name="T326">–-ccw</text:span><text:span text:style-name="T732"> or </text:span><text:span text:style-name="T326">–-psw</text:span><text:span text:style-name="T732"> option. <text:s/>If a command line option is not specified, the default is the expected CCW or PSW format defined for the CPU in the MSL database.</text:span></text:p>
      <text:p text:style-name="P1107"><text:span text:style-name="T975">An optional </text:span><text:span text:style-name="T540">[seqsym]</text:span><text:span text:style-name="T975"> may be supplied in the label field within a macro definition.</text:span></text:p>
      <text:h text:style-name="P1224" text:outline-level="2"/>
      <text:h text:style-name="P1194" text:outline-level="1"><text:bookmark-start text:name="__RefHeading__10154_1568795058"/>Macro Language<text:bookmark-end text:name="__RefHeading__10154_1568795058"/></text:h>
      <text:p text:style-name="P193">ASMA supports two separate languages: </text:p>
      <text:list xml:id="list818646734" text:style-name="L26">
        <text:list-item>
          <text:p text:style-name="P1358">the ASMA assembler language, described previously, is primarily declarative in nature, and </text:p>
        </text:list-item>
        <text:list-item>
          <text:p text:style-name="P1358">the ASMA macro language, described in this section, is primarily interpretive and results in the creation of declarative assembler language statements.</text:p>
        </text:list-item>
      </text:list>
      <text:p text:style-name="P194">The ASMA macro language processing provides a subset of some legacy implementations and a super set of others. <text:s/>It should not be expected that any legacy macro definition will work without some changes to accommodate the ASMA macro language.</text:p>
      <text:p text:style-name="P70">The macro language recognizes two types of statements. <text:s/>Statements that occur in open code, outside of a macro definition, and statements that occur within a macro definition. <text:s/>Macro Language directives may only occur within a macro definition.</text:p>
      <text:p text:style-name="P172">Macro definitions may occur within an assembly source file, copied into an assembly using the assembler COPY directive or implicitly defined upon first use when defined within a macro library. <text:s/>See the next section, “Macro Libraries”, for details.</text:p>
      <text:h text:style-name="P1225" text:outline-level="2"><text:bookmark-start text:name="__RefHeading__20091_1984320565"/>Macro Libraries<text:bookmark-end text:name="__RefHeading__20091_1984320565"/></text:h>
      <text:p text:style-name="P99"><text:span text:style-name="T1008">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65">MACLIB</text:span><text:span text:style-name="T1008"> environment variable.</text:span></text:p>
      <text:p text:style-name="P99"><text:span text:style-name="T1008">The assembler looks for the macro definition in a file whose name matches the operation field name in upper case or lower case with a lower case file extension of </text:span><text:span text:style-name="T565">.mac</text:span><text:span text:style-name="T1008">. <text:s/>The </text:span><text:span text:style-name="T565">.mac</text:span><text:span text:style-name="T1008"> extension is required for a macro definition file on all platforms, unlike the </text:span><text:span text:style-name="T565">COPY</text:span><text:span text:style-name="T1008"> directive where any extension is supported and optional if the platform allows. <text:s/>Unless the platform's file system is case insensitive, for example, Windows, a file with a mixed case name will not be found.</text:span></text:p>
      <text:p text:style-name="P104">When the macro definition file is found, the file is read defining each, or <text:span text:style-name="T1051">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Heading_20_3" text:outline-level="3"><text:bookmark-start text:name="__RefHeading___Toc17503_3962580703"/>Debugging Macro Library Macros<text:bookmark-end text:name="__RefHeading___Toc17503_3962580703"/></text:h>
      <text:p text:style-name="P105">When defining or changing a macro in a macro library, the macro should be brought into the assembly using an assembly COPY directive while the macro is being debugged. <text:s/>Only after it is working properly should it be accessed implicitly by reference to the macro’s name. <text:s/><text:span text:style-name="T1085">Macro definition failures of implicitly referenced macros may result in unpredictable results </text:span><text:soft-page-break/><text:span text:style-name="T1085">including Python exceptions. <text:s/>Depending upon how this was done, ensure the working macro uses the </text:span><text:span text:style-name="T1080">.mac</text:span><text:span text:style-name="T1085"> suffix within the macro library.</text:span></text:p>
      <text:h text:style-name="P1226" text:outline-level="2"><text:bookmark-start text:name="__RefHeading__11052_1879445069"/>Macro Definition Mode<text:bookmark-end text:name="__RefHeading__11052_1879445069"/></text:h>
      <text:p text:style-name="P82"><text:span text:style-name="T788">Macro definition mode is entered when the assembler directive </text:span><text:span text:style-name="T376">MACRO</text:span><text:span text:style-name="T788"> is recognized during open code assembly. <text:s/></text:span><text:span text:style-name="T73">A </text:span><text:span text:style-name="T74">user </text:span><text:span text:style-name="T73">macro is defined within the con</text:span><text:span text:style-name="T70">straints</text:span><text:span text:style-name="T73"> of </text:span><text:span text:style-name="T75">the</text:span><text:span text:style-name="T73"> </text:span><text:span text:style-name="T366">MACRO</text:span><text:span text:style-name="T73"> </text:span><text:span text:style-name="T168">macro</text:span><text:span text:style-name="T73"> directive and </text:span><text:span text:style-name="T75">a </text:span><text:span text:style-name="T950">subsequent</text:span><text:span text:style-name="T73"> </text:span><text:span text:style-name="T366">MEND</text:span><text:span text:style-name="T73"> </text:span><text:span text:style-name="T75">macro</text:span><text:span text:style-name="T73"> directive. <text:s/></text:span><text:span text:style-name="T950">Later</text:span><text:span text:style-name="T74"> definitions of a macro with the same name supersede previous definitions.</text:span></text:p>
      <text:p text:style-name="P81">The first non-comment statement following the <text:span text:style-name="T257">MACRO</text:span> assembler directive must be the prototype statement.</text:p>
      <text:p text:style-name="P80">Following the prototype statement is the optional macro body. <text:s/>The macro body consists of</text:p>
      <text:list xml:id="list1336902080" text:style-name="L27">
        <text:list-item>
          <text:p text:style-name="P1359">macro directives, described below, and</text:p>
        </text:list-item>
        <text:list-item>
          <text:p text:style-name="P1359">model statements.</text:p>
        </text:list-item>
      </text:list>
      <text:p text:style-name="P80">Macro directives are processed interpretively during the invocation of the macro. <text:s/>A macro is invoked when its name occurs in the operation field of an open code or macro model statement.</text:p>
      <text:p text:style-name="P82"><text:span text:style-name="T663">ASMA Specific Behavior</text:span><text:span text:style-name="T786">: Errors occurring in macro directives or a macro's prototype statement will cause the macro definition to be ignored. <text:s/>Attempts to invoke a failed macro definition will result in an unrecognized statement.</text:span></text:p>
      <text:p text:style-name="P66"><text:span text:style-name="T662">ASMA </text:span><text:span text:style-name="T670">Limitation</text:span><text:span text:style-name="T777">: <text:s/>Nested macro definitions are not supported. <text:s/>A macro definition occurring within another macro definition will result in as many as six forms of errors.</text:span></text:p>
      <text:list xml:id="list328177159" text:style-name="L28">
        <text:list-item>
          <text:p text:style-name="P1361"><text:span text:style-name="T777">The inner macro definition's </text:span><text:span text:style-name="T367">MACRO</text:span><text:span text:style-name="T777"> statement will generate an error and will be ignored.</text:span></text:p>
        </text:list-item>
        <text:list-item>
          <text:p text:style-name="P1362">The inner macro definition's prototype statement will be treated as a model statement within the outer definition.</text:p>
        </text:list-item>
        <text:list-item>
          <text:p text:style-name="P1362">The inner macro's body statements will be erroneously treated as additional body statements of the outer macro definition.</text:p>
        </text:list-item>
        <text:list-item>
          <text:p text:style-name="P1361"><text:span text:style-name="T777">The </text:span><text:span text:style-name="T367">MEND</text:span><text:span text:style-name="T777"> associated with the inner macro definition will result in a premature end of the outer macro definition being interpreted as the </text:span><text:span text:style-name="T368">MEND</text:span><text:span text:style-name="T778"> of the outer definition.</text:span></text:p>
        </text:list-item>
        <text:list-item>
          <text:p text:style-name="P1363">The outer macro's body statements following the MEND associated with the inner macro definition will be treated as occurring in open code.</text:p>
        </text:list-item>
        <text:list-item>
          <text:p text:style-name="P1361"><text:span text:style-name="T777">The </text:span><text:span text:style-name="T367">MEND</text:span><text:span text:style-name="T777"> associated with the outer macro definition, when finally encountered in open code, will generate an error.</text:span></text:p>
        </text:list-item>
      </text:list>
      <text:p text:style-name="P78">Do not use inner macro <text:span text:style-name="T1084">definitions</text:span>!</text:p>
      <text:h text:style-name="P1257" text:outline-level="3"><text:bookmark-start text:name="__RefHeading__19417_165977263"/><text:soft-page-break/>Macro Operation Identification<text:bookmark-end text:name="__RefHeading__19417_165977263"/></text:h>
      <text:p text:style-name="P199">ASMA statement processing occurs in one of either two modes, driven by the operation identification processing within the current processing mode:</text:p>
      <text:list xml:id="list90330353598375" text:continue-list="list351589197" text:style-name="L16">
        <text:list-item>
          <text:p text:style-name="P1336">assembly mode, see the “Assembly Operation Identification” section for details, or;</text:p>
        </text:list-item>
        <text:list-item>
          <text:p text:style-name="P1336">macro definition mode.</text:p>
        </text:list-item>
      </text:list>
      <text:p text:style-name="P201">During macro definition mode, only macro body statements participate in these steps. <text:s/>Statement positioning determines prototype statement recognition.</text:p>
      <text:p text:style-name="P819">Step 1 – Identify a macro directive. <text:s/>Otherwise proceed to step 2.</text:p>
      <text:p text:style-name="P819">Step 2 – Identify the statement as a model statement.</text:p>
      <text:p text:style-name="P1119">During macro invocation, assembly operation identification processing applies to the statements generated by a model statement, but not during macro definition mode.</text:p>
      <text:h text:style-name="P1200" text:outline-level="2"><text:bookmark-start text:name="__RefHeading__22579_678793318"/>Macro Invocation<text:bookmark-end text:name="__RefHeading__22579_678793318"/></text:h>
      <text:p text:style-name="P1100">A macro definition is invoked when it occurs in open code assembly <text:span text:style-name="T945">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1001">or variables</text:span> replaced and is then submitted back to the assembler as an <text:span text:style-name="T1001">assembly</text:span> statement.</text:p>
      <text:p text:style-name="P1141"><text:span text:style-name="T36">ASMA Specific Behavior</text:span><text:span text:style-name="T77">: <text:s/>Error handling during macro invocation uses a “fail-on-error” strategy. <text:s/>An error encountered during invocation </text:span><text:span text:style-name="T168">o</text:span><text:span text:style-name="T198">f</text:span><text:span text:style-name="T168"> a macro directive </text:span><text:span text:style-name="T77">causes immediate termination of the macro. <text:s/>The error is reported with the invoking </text:span><text:span text:style-name="T168">assembler</text:span><text:span text:style-name="T77"> statement. <text:s/>Included in the error is the assembly statement of the failing macro definition.</text:span></text:p>
      <text:h text:style-name="P1227" text:outline-level="2"><text:bookmark-start text:name="__RefHeading__10690_1626226712"/>Macro Symbols<text:bookmark-end text:name="__RefHeading__10690_1626226712"/></text:h>
      <text:p text:style-name="P69">Two types of symbols are unique to the macro language:</text:p>
      <text:list xml:id="list1655731455" text:style-name="L29">
        <text:list-item>
          <text:p text:style-name="P1364"><text:span text:style-name="T776">the variable symbol – any normal label name preceded by an ampersand, '</text:span><text:span text:style-name="T366">&amp;</text:span><text:span text:style-name="T776">', and</text:span></text:p>
        </text:list-item>
        <text:list-item>
          <text:p text:style-name="P1364"><text:span text:style-name="T776">the sequence symbol – any normal label name preceded by a period, '</text:span><text:span text:style-name="T366">.</text:span><text:span text:style-name="T776">'.</text:span></text:p>
        </text:list-item>
      </text:list>
      <text:p text:style-name="P195">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2059124621" text:style-name="L30">
        <text:list-item>
          <text:p text:style-name="P1365">prototype parameters, either as positional or keyword defined parameters</text:p>
        </text:list-item>
        <text:list-item>
          <text:p text:style-name="P1365">global variable symbols or</text:p>
        </text:list-item>
        <text:list-item>
          <text:p text:style-name="P1365">local variable symbols, and</text:p>
        </text:list-item>
        <text:list-item>
          <text:p text:style-name="P1360">system variable symbols.</text:p>
        </text:list-item>
      </text:list>
      <text:p text:style-name="P79"><text:soft-page-break/>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invoked macro. <text:s/><text:span text:style-name="T823">Undeclared local variable symbols are not supported.</text:span></text:p>
      <text:p text:style-name="P72"><text:span text:style-name="T785">System variable symbols will have a local or global context and type depending upon the symbol. <text:s/>System variable symbols all start with '</text:span><text:span text:style-name="T373">&amp;SYS</text:span><text:span text:style-name="T785">'. <text:s/>User defined macros should not use these characters at the start of user defined variable symbols. <text:s/>Normal global and local symbol rules apply.</text:span></text:p>
      <text:p text:style-name="P71"><text:span text:style-name="T798">V</text:span>ariable symbols are of three types:</text:p>
      <text:list xml:id="list3022285766" text:style-name="L31">
        <text:list-item>
          <text:p text:style-name="P1366">arithmetic, assigned a signed numeric value, <text:span text:style-name="T784">see the </text:span><text:span text:style-name="T372">LCLA</text:span><text:span text:style-name="T784"> and </text:span><text:span text:style-name="T372">GBLA</text:span><text:span text:style-name="T784"> macro directives, or</text:span></text:p>
        </text:list-item>
        <text:list-item>
          <text:p text:style-name="P1366">binary, assigned a value of either zero or one, <text:span text:style-name="T784">see the </text:span><text:span text:style-name="T372">LCLB</text:span><text:span text:style-name="T784"> and </text:span><text:span text:style-name="T372">GBLB</text:span><text:span text:style-name="T784"> macro directives, </text:span>or</text:p>
        </text:list-item>
        <text:list-item>
          <text:p text:style-name="P1366">character, assigned a string value, <text:span text:style-name="T784">see the </text:span><text:span text:style-name="T372">LCLC</text:span><text:span text:style-name="T784"> and </text:span><text:span text:style-name="T372">GBLC</text:span><text:span text:style-name="T784"> macro directives.</text:span></text:p>
        </text:list-item>
      </text:list>
      <text:p text:style-name="P73">In the following discussion, <text:span text:style-name="T798">descriptions</text:span> will use:</text:p>
      <text:list xml:id="list3548325076" text:style-name="L32">
        <text:list-item>
          <text:p text:style-name="P1367"><text:span text:style-name="T369">label</text:span><text:span text:style-name="T779"> – for normal assembler location symbols,</text:span></text:p>
        </text:list-item>
        <text:list-item>
          <text:p text:style-name="P1367"><text:span text:style-name="T369">var</text:span><text:span text:style-name="T779"> – for a variable symbol and</text:span></text:p>
        </text:list-item>
        <text:list-item>
          <text:p text:style-name="P1367"><text:span text:style-name="T369">seq</text:span><text:span text:style-name="T779"> – for sequence symbols.</text:span></text:p>
        </text:list-item>
      </text:list>
      <text:h text:style-name="P1258" text:outline-level="3"><text:bookmark-start text:name="__RefHeading__11167_1626226712"/>Subscrip<text:span text:style-name="T810">ts</text:span><text:bookmark-end text:name="__RefHeading__11167_1626226712"/></text:h>
      <text:p text:style-name="P198">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197"><text:span text:style-name="T991">Macro statement parameters and values associated with the </text:span><text:span text:style-name="T553">&amp;SYSLIST</text:span><text:span text:style-name="T991"> system variable symbol <text:s/>may be referenced by one or more subscripts, separated by commas and enclosed in parenthesis. <text:s/>Each subscript refers to the corresponding keyword or positional parameter or </text:span><text:span text:style-name="T553">&amp;SYSLIST</text:span><text:span text:style-name="T991"> sublist entry. <text:s/>A sublist may include its own sublists.</text:span></text:p>
      <text:h text:style-name="P1259" text:outline-level="3"><text:bookmark-start text:name="__RefHeading__13548_1999145204"/><text:soft-page-break/>Variable Symbol Attributes<text:bookmark-end text:name="__RefHeading__13548_1999145204"/></text:h>
      <text:p text:style-name="P196">Three attributes are supported for macro symbolic variables, system variables and macro parameters:</text:p>
      <text:list xml:id="list3312399068" text:style-name="L33">
        <text:list-item>
          <text:p text:style-name="P1368"><text:span text:style-name="T826">count (</text:span><text:span text:style-name="T416">K'</text:span><text:span text:style-name="T826">) – the count of characters used to represent the symbolic variable or referenced subscript.</text:span></text:p>
        </text:list-item>
        <text:list-item>
          <text:p text:style-name="P1368"><text:span text:style-name="T826">number (</text:span><text:span text:style-name="T416">N'</text:span><text:span text:style-name="T826">) – the number of subscripts defined for the symbolic variable or zero if not defined with subscripts.</text:span></text:p>
        </text:list-item>
        <text:list-item>
          <text:p text:style-name="P1369"><text:span text:style-name="T991">Type (</text:span><text:span text:style-name="T553">T'</text:span><text:span text:style-name="T991">) – symbol's type.</text:span></text:p>
        </text:list-item>
      </text:list>
      <text:p text:style-name="P111"><text:span text:style-name="T553">K'</text:span><text:span text:style-name="T991"> and </text:span><text:span text:style-name="T553">N'</text:span> attributes result in a<text:span text:style-name="T1034">n</text:span> arithmetic value that may be used anywhere a numeric value is valid.</text:p>
      <text:p text:style-name="P111">The count attribute always results in 0 for arithmetic or binary variable symbols regardless of the symbolic variable or subscripts actual value.</text:p>
      <text:p text:style-name="P111">The number attribute is supported for all variable symbols regardless of their defined SET type.</text:p>
      <text:h text:style-name="P1260" text:outline-level="3"><text:bookmark-start text:name="__RefHeading__16220_1627799030"/>System Variable Symbols<text:bookmark-end text:name="__RefHeading__16220_1627799030"/></text:h>
      <text:p text:style-name="P284">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style-name="TableLine94763197735104">
            <table:table-cell table:style-name="Table16.A1" office:value-type="string">
              <text:p text:style-name="P803">Symbol</text:p>
            </table:table-cell>
            <table:table-cell table:style-name="Table16.A1" office:value-type="string">
              <text:p text:style-name="P803">Type</text:p>
            </table:table-cell>
            <table:table-cell table:style-name="Table16.C1" office:value-type="string">
              <text:p text:style-name="P803">Description</text:p>
            </table:table-cell>
          </table:table-row>
        </table:table-header-rows>
        <table:table-row table:style-name="TableLine94763197690112">
          <table:table-cell table:style-name="Table16.A2" office:value-type="string">
            <text:p text:style-name="P578">&amp;SYSASM</text:p>
          </table:table-cell>
          <table:table-cell table:style-name="Table16.A2" office:value-type="string">
            <text:p text:style-name="P579">GBLC</text:p>
          </table:table-cell>
          <table:table-cell table:style-name="Table16.C2" office:value-type="string">
            <text:p text:style-name="P771"><text:span text:style-name="T135">N</text:span><text:span text:style-name="T136">ame of the assembler: </text:span><text:span text:style-name="T484">'A SMALL MAINFRAME ASSEMBLER'</text:span></text:p>
          </table:table-cell>
        </table:table-row>
        <table:table-row table:style-name="TableLine94763197708064">
          <table:table-cell table:style-name="Table16.A2" office:value-type="string">
            <text:p text:style-name="P578">&amp;SYSCCW</text:p>
          </table:table-cell>
          <table:table-cell table:style-name="Table16.A2" office:value-type="string">
            <text:p text:style-name="P591">LCLC</text:p>
          </table:table-cell>
          <table:table-cell table:style-name="Table16.C2" office:value-type="string">
            <text:p text:style-name="P437"><text:span text:style-name="T490">'CCWn'</text:span><text:span text:style-name="T930"> directive used by the </text:span><text:span text:style-name="T490">CCW</text:span><text:span text:style-name="T930"> directive, or </text:span><text:span text:style-name="T486">''</text:span><text:span text:style-name="T923"> if not set</text:span></text:p>
          </table:table-cell>
        </table:table-row>
        <table:table-row table:style-name="TableLine94763197709008">
          <table:table-cell table:style-name="Table16.A2" office:value-type="string">
            <text:p text:style-name="P578">&amp;SYSCLOCK</text:p>
          </table:table-cell>
          <table:table-cell table:style-name="Table16.A2" office:value-type="string">
            <text:p text:style-name="P591">LCLC</text:p>
          </table:table-cell>
          <table:table-cell table:style-name="Table16.C2" office:value-type="string">
            <text:p text:style-name="P437"><text:span text:style-name="T924">Assembly UTC time in </text:span><text:span text:style-name="T486">'</text:span><text:span text:style-name="T483">YYYY-MM-DD HH:MM:SS.mmmmmm</text:span><text:span text:style-name="T486">'</text:span><text:span text:style-name="T923"> format</text:span></text:p>
          </table:table-cell>
        </table:table-row>
        <table:table-row table:style-name="TableLine94763197707120">
          <table:table-cell table:style-name="Table16.A2" office:value-type="string">
            <text:p text:style-name="P578">&amp;SYSDATC</text:p>
          </table:table-cell>
          <table:table-cell table:style-name="Table16.A2" office:value-type="string">
            <text:p text:style-name="P579">GBLC</text:p>
          </table:table-cell>
          <table:table-cell table:style-name="Table16.C2" office:value-type="string">
            <text:p text:style-name="P438"><text:span text:style-name="T924">Assembly local date in </text:span><text:span text:style-name="T486">'</text:span><text:span text:style-name="T482">YYYYMMDD</text:span><text:span text:style-name="T486">'</text:span><text:span text:style-name="T922"> format.</text:span></text:p>
          </table:table-cell>
        </table:table-row>
        <table:table-row table:style-name="TableLine94763197734032">
          <table:table-cell table:style-name="Table16.A2" office:value-type="string">
            <text:p text:style-name="P578">&amp;SYSDATE</text:p>
          </table:table-cell>
          <table:table-cell table:style-name="Table16.A2" office:value-type="string">
            <text:p text:style-name="P579">GBLC</text:p>
          </table:table-cell>
          <table:table-cell table:style-name="Table16.C2" office:value-type="string">
            <text:p text:style-name="P438"><text:span text:style-name="T924">Assembly local date in </text:span><text:span text:style-name="T486">'</text:span><text:span text:style-name="T482">MM/DD/YY</text:span><text:span text:style-name="T486">'</text:span><text:span text:style-name="T922"> format</text:span></text:p>
          </table:table-cell>
        </table:table-row>
        <table:table-row table:style-name="TableLine94763197737024">
          <table:table-cell table:style-name="Table16.A2" office:value-type="string">
            <text:p text:style-name="P581">&amp;SYSDIR</text:p>
          </table:table-cell>
          <table:table-cell table:style-name="Table16.A2" office:value-type="string">
            <text:p text:style-name="P582">GBLC</text:p>
          </table:table-cell>
          <table:table-cell table:style-name="Table16.C2" office:value-type="string">
            <text:p text:style-name="P443"><text:span text:style-name="T990">Directory of the input file: </text:span><text:span text:style-name="T552">'/dir/path'</text:span><text:span text:style-name="T990"> without </text:span><text:span text:style-name="T552">file.ext</text:span></text:p>
          </table:table-cell>
        </table:table-row>
        <table:table-row table:style-name="TableLine94763197733392">
          <table:table-cell table:style-name="Table16.A2" office:value-type="string">
            <text:p text:style-name="P580">&amp;SYSECT</text:p>
          </table:table-cell>
          <table:table-cell table:style-name="Table16.A2" office:value-type="string">
            <text:p text:style-name="P592">LCLC</text:p>
          </table:table-cell>
          <table:table-cell table:style-name="Table16.C2" office:value-type="string">
            <text:p text:style-name="P440">Name of the current active CSECT</text:p>
          </table:table-cell>
        </table:table-row>
        <table:table-row table:style-name="TableLine94763197738848">
          <table:table-cell table:style-name="Table16.A2" office:value-type="string">
            <text:p text:style-name="P581">&amp;SYSEXT</text:p>
          </table:table-cell>
          <table:table-cell table:style-name="Table16.A2" office:value-type="string">
            <text:p text:style-name="P582">GBLC</text:p>
          </table:table-cell>
          <table:table-cell table:style-name="Table16.C2" office:value-type="string">
            <text:p text:style-name="P441"><text:span text:style-name="T990">Input file's extension (may be empty): </text:span><text:span text:style-name="T552">'ext'</text:span><text:span text:style-name="T990"> without the initial period</text:span></text:p>
          </table:table-cell>
        </table:table-row>
        <table:table-row table:style-name="TableLine94763197842256">
          <table:table-cell table:style-name="Table16.A2" office:value-type="string">
            <text:p text:style-name="P581">&amp;SYSFNAM</text:p>
          </table:table-cell>
          <table:table-cell table:style-name="Table16.A2" office:value-type="string">
            <text:p text:style-name="P582">GBLC</text:p>
          </table:table-cell>
          <table:table-cell table:style-name="Table16.C2" office:value-type="string">
            <text:p text:style-name="P441"><text:span text:style-name="T990">Input file name without an extension: </text:span><text:span text:style-name="T552">'file'</text:span><text:span text:style-name="T990"> without </text:span><text:span text:style-name="T552">.ext</text:span></text:p>
          </table:table-cell>
        </table:table-row>
        <table:table-row table:style-name="TableLine94763197858112">
          <table:table-cell table:style-name="Table16.A2" office:value-type="string">
            <text:p text:style-name="P581">&amp;SYSFNAME</text:p>
          </table:table-cell>
          <table:table-cell table:style-name="Table16.A2" office:value-type="string">
            <text:p text:style-name="P582">GBLC</text:p>
          </table:table-cell>
          <table:table-cell table:style-name="Table16.C2" office:value-type="string">
            <text:p text:style-name="P441"><text:span text:style-name="T990">Input file name with an extension: </text:span><text:span text:style-name="T552">'file.ext'</text:span></text:p>
          </table:table-cell>
        </table:table-row>
        <table:table-row table:style-name="TableLine94763197861216">
          <table:table-cell table:style-name="Table16.A2" office:value-type="string">
            <text:p text:style-name="P583">&amp;SYSLIST</text:p>
          </table:table-cell>
          <table:table-cell table:style-name="Table16.A2" office:value-type="string">
            <text:p text:style-name="P584">LCLC</text:p>
          </table:table-cell>
          <table:table-cell table:style-name="Table16.C2" office:value-type="string">
            <text:p text:style-name="P444">Macro statement positional operands as a single sublist</text:p>
          </table:table-cell>
        </table:table-row>
        <table:table-row table:style-name="TableLine94763197893760">
          <table:table-cell table:style-name="Table16.A2" office:value-type="string">
            <text:p text:style-name="P585">&amp;SYSLOC</text:p>
          </table:table-cell>
          <table:table-cell table:style-name="Table16.A2" office:value-type="string">
            <text:p text:style-name="P586">LCLC</text:p>
          </table:table-cell>
          <table:table-cell table:style-name="Table16.C2" office:value-type="string">
            <text:p text:style-name="P445"><text:span text:style-name="T1031">Current location counter name, the same as </text:span><text:span text:style-name="T588">&amp;SYSECT</text:span><text:span text:style-name="T1031">.</text:span></text:p>
          </table:table-cell>
        </table:table-row>
        <text:soft-page-break/>
        <table:table-row table:style-name="TableLine94763197884976">
          <table:table-cell table:style-name="Table16.A2" office:value-type="string">
            <text:p text:style-name="P578">&amp;SYSMAC</text:p>
          </table:table-cell>
          <table:table-cell table:style-name="Table16.A2" office:value-type="string">
            <text:p text:style-name="P591">LCLC</text:p>
          </table:table-cell>
          <table:table-cell table:style-name="Table16.C2" office:value-type="string">
            <text:p text:style-name="P459">Macro name</text:p>
          </table:table-cell>
        </table:table-row>
        <table:table-row table:style-name="TableLine94763197903376">
          <table:table-cell table:style-name="Table16.A2" office:value-type="string">
            <text:p text:style-name="P578">&amp;SYSNDX</text:p>
          </table:table-cell>
          <table:table-cell table:style-name="Table16.A2" office:value-type="string">
            <text:p text:style-name="P591">LCLC</text:p>
          </table:table-cell>
          <table:table-cell table:style-name="Table16.C2" office:value-type="string">
            <text:p text:style-name="P459">Macro index number</text:p>
          </table:table-cell>
        </table:table-row>
        <table:table-row table:style-name="TableLine94763197911904">
          <table:table-cell table:style-name="Table16.A2" office:value-type="string">
            <text:p text:style-name="P578">&amp;SYSNEST</text:p>
          </table:table-cell>
          <table:table-cell table:style-name="Table16.A2" office:value-type="string">
            <text:p text:style-name="P591">LCLA</text:p>
          </table:table-cell>
          <table:table-cell table:style-name="Table16.C2" office:value-type="string">
            <text:p text:style-name="P460">Macro nesting level</text:p>
          </table:table-cell>
        </table:table-row>
        <table:table-row table:style-name="TableLine94763197917280">
          <table:table-cell table:style-name="Table16.A2" office:value-type="string">
            <text:p text:style-name="P581">&amp;SYSPATH</text:p>
          </table:table-cell>
          <table:table-cell table:style-name="Table16.A2" office:value-type="string">
            <text:p text:style-name="P582">GBLC</text:p>
          </table:table-cell>
          <table:table-cell table:style-name="Table16.C2" office:value-type="string">
            <text:p text:style-name="P443"><text:span text:style-name="T990">Full path of the input file: </text:span><text:span text:style-name="T552">'/dir/path/file.ext'</text:span></text:p>
          </table:table-cell>
        </table:table-row>
        <table:table-row table:style-name="TableLine94763197922352">
          <table:table-cell table:style-name="Table16.A2" office:value-type="string">
            <text:p text:style-name="P578">&amp;SYSPSW</text:p>
          </table:table-cell>
          <table:table-cell table:style-name="Table16.A2" office:value-type="string">
            <text:p text:style-name="P591">LCLC</text:p>
          </table:table-cell>
          <table:table-cell table:style-name="Table16.C2" office:value-type="string">
            <text:p text:style-name="P439"><text:span text:style-name="T485">'PSWxxx'</text:span><text:span text:style-name="T927"> used by the </text:span><text:span text:style-name="T490">PSW</text:span><text:span text:style-name="T930"> directive, or </text:span><text:span text:style-name="T486">''</text:span><text:span text:style-name="T925"> if not set</text:span></text:p>
          </table:table-cell>
        </table:table-row>
        <table:table-row table:style-name="TableLine94763197924960">
          <table:table-cell table:style-name="Table16.A2" office:value-type="string">
            <text:p text:style-name="P578">&amp;SYSTIME</text:p>
          </table:table-cell>
          <table:table-cell table:style-name="Table16.A2" office:value-type="string">
            <text:p text:style-name="P579">GBLC</text:p>
          </table:table-cell>
          <table:table-cell table:style-name="Table16.C2" office:value-type="string">
            <text:p text:style-name="P438"><text:span text:style-name="T925">Assembly local time in </text:span><text:span text:style-name="T486">'</text:span><text:span text:style-name="T482">HH.MM</text:span><text:span text:style-name="T486">'</text:span><text:span text:style-name="T922"> format</text:span></text:p>
          </table:table-cell>
        </table:table-row>
        <table:table-row table:style-name="TableLine94763197942064">
          <table:table-cell table:style-name="Table16.A2" office:value-type="string">
            <text:p text:style-name="P578">&amp;SYSVER</text:p>
          </table:table-cell>
          <table:table-cell table:style-name="Table16.A2" office:value-type="string">
            <text:p text:style-name="P579">GBLC</text:p>
          </table:table-cell>
          <table:table-cell table:style-name="Table16.C2" office:value-type="string">
            <text:p text:style-name="P438"><text:span text:style-name="T926">ASMA version in </text:span><text:span text:style-name="T486">'</text:span><text:span text:style-name="T487">V</text:span><text:span text:style-name="T482">.</text:span><text:span text:style-name="T487">R</text:span><text:span text:style-name="T482">.</text:span><text:span text:style-name="T487">M</text:span><text:span text:style-name="T486">'</text:span><text:span text:style-name="T922"> format</text:span></text:p>
          </table:table-cell>
        </table:table-row>
      </table:table>
      <text:p text:style-name="P284"/>
      <text:h text:style-name="Heading_20_2" text:outline-level="2"><text:bookmark-start text:name="__RefHeading__10554_1698835050"/>Prototype Statement<text:bookmark-end text:name="__RefHeading__10554_1698835050"/></text:h>
      <text:p text:style-name="P857"/>
      <text:p text:style-name="P857">[var] <text:s/>&lt;macname&gt; [&lt;var&gt;[=&lt;default&gt;]][,&lt;var&gt;[=&lt;default&gt;]]...</text:p>
      <text:p text:style-name="P1144"/>
      <text:p text:style-name="P74">Macro Definition Mode</text:p>
      <text:p text:style-name="P260"><text:span text:style-name="T776">The first statement in a macro definition following the </text:span><text:span text:style-name="T366">MACRO</text:span><text:span text:style-name="T776"> assembler directive is the prototype statement.</text:span></text:p>
      <text:p text:style-name="P992">The name field may contain an optional variable symbol.</text:p>
      <text:p text:style-name="P992">The operation field contains the name of the macro. <text:s/>It follows the same rules as those of normal symbols. <text:s/><text:span text:style-name="T792">It is the name by which the assembler recognizes the macro when invoked during assembly.</text:span></text:p>
      <text:p text:style-name="P994"><text:span text:style-name="T779">The operand field contains a list of comma separated parameters. <text:s/>A positional parameter is a single variable symbol. <text:s/>A keyword parameter is a variable symbol, followed immediately by an '</text:span><text:span text:style-name="T379">=</text:span><text:span text:style-name="T792">' sign, followed immediately by a character sequence defining the keyword's default value.</text:span></text:p>
      <text:p text:style-name="P998">Positional and keyword parameters may be mixed within the prototype statement.</text:p>
      <text:p text:style-name="P999">Macro Invocation</text:p>
      <text:p text:style-name="P1117">If provided, the variable symbol in the name field will be assigned the character string value of the normal symbol occurring in the invoking statement's name field.</text:p>
      <text:p text:style-name="P994"><text:span text:style-name="T779">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70">=</text:span><text:span text:style-name="T780">', in the operand. <text:s/>Keyword parameters when invoked do not require the preceding ampersand for the variable </text:span><text:soft-page-break/><text:span text:style-name="T780">symbol whose value is being specified.</text:span></text:p>
      <text:p text:style-name="P998">Positional parameters are assigned values as they occur in the invoking statement. <text:s/><text:span text:style-name="T992">All positional parameters may be accessed via the </text:span><text:span text:style-name="T554">&amp;SYSLIST</text:span><text:span text:style-name="T992"> system variable symbol regardless of an explicit entry within the prototype for the position.</text:span></text:p>
      <text:h text:style-name="P1228" text:outline-level="2"><text:bookmark-start text:name="__RefHeading__11169_1626226712"/>Model Statements<text:bookmark-end text:name="__RefHeading__11169_1626226712"/></text:h>
      <text:p text:style-name="P1070"><text:span text:style-name="T78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74">.</text:span><text:span text:style-name="T787">', may be used to separate a variable symbol's name from any following statement characters that may follow. <text:s/></text:span></text:p>
      <text:p text:style-name="P1130">If the variable symbol is defined with subscripts, a subscript must immediately follow the variable symbol in the model statement. <text:s/>The subscript itself may refer to a defined SETA symbol.</text:p>
      <text:p text:style-name="P993">Undefined variable symbols occurring in the <text:span text:style-name="T992">a</text:span> model statement <text:span text:style-name="T992">will result in an error condition</text:span>. <text:s/>Depending upon where the undefined variable symbol occurs, the resultant statement may trigger other assembler errors. <text:s/><text:span text:style-name="T797">Variable symbols occurring in open code are not replaced.</text:span></text:p>
      <text:p text:style-name="P1118">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29" text:outline-level="2"><text:bookmark-start text:name="__RefHeading__12282_1723142039"/>Arithmetic Expressions<text:bookmark-end text:name="__RefHeading__12282_1723142039"/></text:h>
      <text:p text:style-name="P1032">Arithmetic expressions support <text:span text:style-name="T999">three</text:span> types of operands:</text:p>
      <text:list xml:id="list2683160768" text:style-name="L34">
        <text:list-item>
          <text:p text:style-name="P1370">self-defining terms,</text:p>
        </text:list-item>
        <text:list-item>
          <text:p text:style-name="P1372">previously defined symbolic variable references, and</text:p>
        </text:list-item>
        <text:list-item>
          <text:p text:style-name="P1373">normal assembler labels.</text:p>
        </text:list-item>
      </text:list>
      <text:p text:style-name="P93">Self defining terms are either a</text:p>
      <text:list xml:id="list3588771503" text:style-name="L35">
        <text:list-item>
          <text:p text:style-name="P1374"><text:span text:style-name="T808">unsigned decimal number, any combination of number characters, '</text:span><text:span text:style-name="T399">0</text:span><text:span text:style-name="T808">' through '</text:span><text:span text:style-name="T399">9</text:span><text:span text:style-name="T808">'; a</text:span></text:p>
        </text:list-item>
        <text:list-item>
          <text:p text:style-name="P1374"><text:span text:style-name="T808">binary value of the form </text:span><text:span text:style-name="T399">B'bb...'</text:span><text:span text:style-name="T808">, where each '</text:span><text:span text:style-name="T399">b</text:span><text:span text:style-name="T808">' represents either a '</text:span><text:span text:style-name="T399">0</text:span><text:span text:style-name="T808">' or '</text:span><text:span text:style-name="T399">1</text:span><text:span text:style-name="T808">'; a</text:span></text:p>
        </text:list-item>
        <text:list-item>
          <text:p text:style-name="P1374"><text:span text:style-name="T808">hexadecimal value of the form </text:span><text:span text:style-name="T399">X'hh...'</text:span><text:span text:style-name="T808">, where each '</text:span><text:span text:style-name="T399">h</text:span><text:span text:style-name="T808">' represent a number '</text:span><text:span text:style-name="T399">0</text:span><text:span text:style-name="T808">' through '</text:span><text:span text:style-name="T399">9</text:span><text:span text:style-name="T808">' or upper or lower case '</text:span><text:span text:style-name="T399">a</text:span><text:span text:style-name="T808">' through '</text:span><text:span text:style-name="T399">f</text:span><text:span text:style-name="T808">'; or a</text:span></text:p>
        </text:list-item>
        <text:list-item>
          <text:p text:style-name="P1374"><text:span text:style-name="T808">character value of the form </text:span><text:span text:style-name="T399">C'e'</text:span><text:span text:style-name="T808"> or </text:span><text:span text:style-name="T399">C</text:span><text:span text:style-name="T410">A</text:span><text:span text:style-name="T399">'</text:span><text:span text:style-name="T410">a</text:span><text:span text:style-name="T399">'</text:span><text:span text:style-name="T808"> or </text:span><text:span text:style-name="T399">C</text:span><text:span text:style-name="T410">E</text:span><text:span text:style-name="T399">'</text:span><text:span text:style-name="T410">e</text:span><text:span text:style-name="T399">'</text:span><text:span text:style-name="T808">.</text:span></text:p>
        </text:list-item>
      </text:list>
      <text:p text:style-name="P93">Character self defining terms allow for a single character. <text:s/>An EBCDIC character results from <text:soft-page-break/>the translation of the ASCII source character after conversion by the current code page assembler setting.</text:p>
      <text:p text:style-name="P1026"><text:span text:style-name="T808">An arithmetic expression supports four dyadic operations: addition ('</text:span><text:span text:style-name="T398">+</text:span><text:span text:style-name="T807">'), subtraction ('</text:span><text:span text:style-name="T398">-</text:span><text:span text:style-name="T807">'), multiplication ('</text:span><text:span text:style-name="T398">*</text:span><text:span text:style-name="T807">') and division ('</text:span><text:span text:style-name="T398">/</text:span><text:span text:style-name="T807">'). <text:s/>Division discards any encountered remainder. <text:s/></text:span></text:p>
      <text:p text:style-name="P1026"><text:span text:style-name="T807">Two monadic operations are supported: positive ('</text:span><text:span text:style-name="T398">+</text:span><text:span text:style-name="T807">') and negative ('</text:span><text:span text:style-name="T398">-</text:span><text:span text:style-name="T807">'). <text:s/>A signed self defining term is treated as having a monadic operator.</text:span></text:p>
      <text:p text:style-name="P1035">Parenthesis have the usual effect of overriding operator precedence.</text:p>
      <text:p text:style-name="P1061">References to assembler labels must result in an integer as a value, either through calculation or by assignment within the assembly.</text:p>
      <text:p text:style-name="P1062"><text:span text:style-name="T651">ASMA Limitation</text:span>: Arithmetic expressions may not contain any literal specifications.</text:p>
      <text:h text:style-name="P1230" text:outline-level="2"><text:bookmark-start text:name="__RefHeading__13220_446186249"/>Logical Expressions<text:bookmark-end text:name="__RefHeading__13220_446186249"/></text:h>
      <text:p text:style-name="P1033"><text:span text:style-name="T820">Logical</text:span> expressions support two types of operands:</text:p>
      <text:list xml:id="list90329906892243" text:continue-list="list2683160768" text:style-name="L34">
        <text:list-item>
          <text:p text:style-name="P1371"><text:span text:style-name="T992">arithmetic expressions including </text:span>self-defining terms <text:span text:style-name="T820">as described in the “Arithmetic Expressions” section</text:span>;</text:p>
        </text:list-item>
        <text:list-item>
          <text:p text:style-name="P1375"><text:span text:style-name="T808">symbolic variable references previously defined by either a </text:span><text:span text:style-name="T400">GBLA</text:span><text:span text:style-name="T106">, </text:span><text:span text:style-name="T412">GBLB</text:span><text:span text:style-name="T107">, </text:span><text:span text:style-name="T412">LCLA</text:span><text:span text:style-name="T809"> or </text:span><text:span text:style-name="T400">LCL</text:span><text:span text:style-name="T412">B</text:span><text:span text:style-name="T809"> directive, with or without subscripts as dictated by the symbol definition; or</text:span></text:p>
        </text:list-item>
        <text:list-item>
          <text:p text:style-name="P1380">character strings, with or without symbolic replacement as occurring for model statements.</text:p>
        </text:list-item>
      </text:list>
      <text:p text:style-name="P94">A character string is two single quotation marks with zero or more intervening characters, other than another single quotation mark. <text:s/>Sub-string specifications including a starting character position, relative to one, and a length are optional.</text:p>
      <text:p text:style-name="P94">Arithmetic symbolic variables as operands reflect the value <text:span text:style-name="T951">as </text:span>compared to zero. <text:s/>An arithmetic value equal to zero is treated as a binary value of zero. <text:s/><text:span text:style-name="T951">O</text:span>therwise the value is considered to be <text:span text:style-name="T951">a binary </text:span>one in the logical expression.</text:p>
      <text:p text:style-name="P94">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4">The following comparisons are supported. <text:s/>Comparison operators compare value to the left of the operator to the value to the right of the operator. <text:s/>Comparison operates must be in upper case.</text:p>
      <text:list xml:id="list2179125820" text:style-name="L36">
        <text:list-item>
          <text:p text:style-name="P1376"><text:span text:style-name="T412">EQ</text:span><text:span text:style-name="T820"> – the left hand value equal comparison</text:span></text:p>
        </text:list-item>
        <text:list-item>
          <text:p text:style-name="P1376"><text:span text:style-name="T412">NE</text:span><text:span text:style-name="T820"> – not equal comparison,</text:span></text:p>
        </text:list-item>
        <text:list-item>
          <text:p text:style-name="P1376"><text:span text:style-name="T412">LT</text:span><text:span text:style-name="T820"> – less than comparison,</text:span></text:p>
        </text:list-item>
        <text:list-item>
          <text:p text:style-name="P1376"><text:soft-page-break/><text:span text:style-name="T412">LE</text:span><text:span text:style-name="T820"> – less than or equal comparison,</text:span></text:p>
        </text:list-item>
        <text:list-item>
          <text:p text:style-name="P1376"><text:span text:style-name="T412">GT</text:span><text:span text:style-name="T820"> – greater than comparison, and</text:span></text:p>
        </text:list-item>
        <text:list-item>
          <text:p text:style-name="P1376"><text:span text:style-name="T412">GE</text:span><text:span text:style-name="T820"> – greater than or equal comparison.</text:span></text:p>
        </text:list-item>
      </text:list>
      <text:p text:style-name="P94">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3695727179" text:style-name="L37">
        <text:list-item>
          <text:p text:style-name="P1377"><text:span text:style-name="T412">AND</text:span><text:span text:style-name="T820">,</text:span></text:p>
        </text:list-item>
        <text:list-item>
          <text:p text:style-name="P1377"><text:span text:style-name="T412">AND NOT</text:span><text:span text:style-name="T820">,</text:span></text:p>
        </text:list-item>
        <text:list-item>
          <text:p text:style-name="P1377"><text:span text:style-name="T412">OR</text:span><text:span text:style-name="T820">,</text:span></text:p>
        </text:list-item>
        <text:list-item>
          <text:p text:style-name="P1377"><text:span text:style-name="T412">OR NOT</text:span><text:span text:style-name="T820">,</text:span></text:p>
        </text:list-item>
        <text:list-item>
          <text:p text:style-name="P1377"><text:span text:style-name="T412">XOR</text:span><text:span text:style-name="T820">, and</text:span></text:p>
        </text:list-item>
        <text:list-item>
          <text:p text:style-name="P1377"><text:span text:style-name="T412">XOR NOT</text:span><text:span text:style-name="T820">.</text:span></text:p>
        </text:list-item>
      </text:list>
      <text:p text:style-name="P91"><text:span text:style-name="T821">A logical relationship, operand or comparison result may be reversed using the monadic </text:span><text:span text:style-name="T414">NOT</text:span><text:span text:style-name="T821"> operator, in upper case.</text:span></text:p>
      <text:p text:style-name="P95">The precedence of these operations are from highest to lowest, the highest being performed first if not explicitly controlled via expression parentheses:</text:p>
      <text:list xml:id="list1851948428" text:style-name="L38">
        <text:list-item>
          <text:p text:style-name="P1378"><text:span text:style-name="T414">NOT</text:span><text:span text:style-name="T821"> monadic operator</text:span></text:p>
        </text:list-item>
        <text:list-item>
          <text:p text:style-name="P1381">comparison operators</text:p>
        </text:list-item>
        <text:list-item>
          <text:p text:style-name="P1381">relationship operators.</text:p>
        </text:list-item>
      </text:list>
      <text:p text:style-name="P95">The result of a logical expression is either a <text:span text:style-name="T952">binary </text:span>zero (interpreted as False) or a <text:span text:style-name="T952">binary </text:span>one (interpreted as True).</text:p>
      <text:p text:style-name="P1063"><text:span text:style-name="T651">ASMA Limitation</text:span>: <text:span text:style-name="T1039">Logical</text:span> expressions may not contain any literal specifications.</text:p>
      <text:h text:style-name="P1231" text:outline-level="2"><text:bookmark-start text:name="__RefHeading__11056_1879445069"/>Macro Directives<text:bookmark-end text:name="__RefHeading__11056_1879445069"/></text:h>
      <text:p text:style-name="P159">Macro directives may have roles during either macro definition mode or during macro invocation or both.</text:p>
      <text:h text:style-name="P1261" text:outline-level="3"><text:bookmark-start text:name="__RefHeading__18076_1618364677"/>ACTR<text:bookmark-end text:name="__RefHeading__18076_1618364677"/></text:h>
      <text:p text:style-name="P1153"/>
      <text:p text:style-name="P881">[seq<text:span text:style-name="T976">sym</text:span>] <text:s/>ACTR <text:s/>&lt;arithmetic-expression&gt;</text:p>
      <text:p text:style-name="P1163"/>
      <text:p text:style-name="P1162"><text:span text:style-name="T963">The </text:span><text:span text:style-name="T526">ACTR</text:span><text:span text:style-name="T963"> directive modifies the current setting of macro local branch counter value. <text:s/>The </text:span><text:soft-page-break/><text:span text:style-name="T963">ACTR value is decremented each time an </text:span><text:span text:style-name="T526">AGO</text:span><text:span text:style-name="T963"> or </text:span><text:span text:style-name="T526">AIF</text:span><text:span text:style-name="T963"> directive is executed.</text:span></text:p>
      <text:p text:style-name="P1020">Macro Definition Mode</text:p>
      <text:p text:style-name="P1055">The arithmetic expression is required.</text:p>
      <text:p text:style-name="P1020">Macro Invocation</text:p>
      <text:p text:style-name="P1055">The arithmetic expression is evaluated. <text:s/>The result updates the current setting of the macro local branch counter variable, ACTR. <text:s/>Negative values are treated as zero.</text:p>
      <text:p text:style-name="P1163"/>
      <text:h text:style-name="P1262" text:outline-level="3"><text:bookmark-start text:name="__RefHeading__13487_897497694"/>AGO<text:bookmark-end text:name="__RefHeading__13487_897497694"/></text:h>
      <text:p text:style-name="P273"><text:span text:style-name="T667">Unconditional Branch Syntax</text:span><text:span text:style-name="T824">:</text:span></text:p>
      <text:p text:style-name="P274"/>
      <text:p text:style-name="P873">[seq<text:span text:style-name="T976">sym</text:span>] AGO &lt;seq&gt;</text:p>
      <text:p text:style-name="P894"/>
      <text:p text:style-name="P273"><text:span text:style-name="T667">Computed Branch Syntax</text:span><text:span text:style-name="T824">:</text:span></text:p>
      <text:p text:style-name="P274"/>
      <text:p text:style-name="P873">[seq<text:span text:style-name="T976">sym</text:span>] AGO &lt;(arithmetic-expression)&gt;&lt;seq&gt;[,seq]...</text:p>
      <text:p text:style-name="P274"/>
      <text:p text:style-name="P106"><text:span text:style-name="T825">The </text:span><text:span text:style-name="T415">AGO</text:span><text:span text:style-name="T825">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415">AGO</text:span><text:span text:style-name="T825">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6"><text:span text:style-name="T825">In both cases, the </text:span><text:span text:style-name="T415">AGO</text:span><text:span text:style-name="T825"> directive is converted to an internal representation. <text:s/>Sequence symbols are validated as defined within the macro at the completion of the macro definition.</text:span></text:p>
      <text:p text:style-name="P96"><text:span text:style-name="T825">The arithmetic expression in the computed branch syntax must be enclosed within a parenthesis pair and be immediately followed by the initial required sequence symbol. <text:s/>Processing of the arithmetic expression follows that of the </text:span><text:span text:style-name="T415">SETA</text:span><text:span text:style-name="T825"> directive.</text:span></text:p>
      <text:p text:style-name="P109">Macro Invocation</text:p>
      <text:p text:style-name="P108">The unconditional branch syntax form of the directive causes an immediate transfer of control to the macro body statement to which the sequence symbol is associated.</text:p>
      <text:p text:style-name="P107"><text:span text:style-name="T825">The computed branch syntax form of the directive, first calculates the result of the arithmetic expression. <text:s/>If the result is between one and number of sequence symbols provided, control </text:span><text:soft-page-break/><text:span text:style-name="T825">is transferred to the statement associated with the corresponding sequence symbol. <text:s/>If the result of the arithmetic expression falls outside of this range, control flows to the next sequential statement immediately following the </text:span><text:span text:style-name="T415">AGO</text:span><text:span text:style-name="T825"> directive.</text:span></text:p>
      <text:p text:style-name="P1101">See the “Arithmetic Expressions” section for details related to macro language arithmetic expressions.</text:p>
      <text:p text:style-name="P1102"><text:span text:style-name="T963">Each time the </text:span><text:span text:style-name="T526">AGO</text:span><text:span text:style-name="T963">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63" text:outline-level="3"><text:bookmark-start text:name="__RefHeading__13678_1999145204"/>AIF<text:bookmark-end text:name="__RefHeading__13678_1999145204"/></text:h>
      <text:p text:style-name="P112"/>
      <text:p text:style-name="P874">[seq<text:span text:style-name="T976">sym</text:span>] AIF (&lt;logical-expression&gt;)&lt;seq<text:span text:style-name="T976">sym</text:span>&gt;,...</text:p>
      <text:p text:style-name="P1071"><text:span text:style-name="T827">The </text:span><text:span text:style-name="T417">AIF</text:span><text:span text:style-name="T827">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55">AIF</text:span><text:span text:style-name="T996"> directive. <text:s text:c="2"/>At least one operand is required.</text:span></text:p>
      <text:p text:style-name="P1019">Macro Definition Mode</text:p>
      <text:p text:style-name="P1072">The logical expression and sequence symbol <text:span text:style-name="T995">of each operand</text:span> <text:span text:style-name="T995">is</text:span> converted to an internal form for later evaluation. <text:s/>See the “Logical Expressions” sections for details.</text:p>
      <text:p text:style-name="P1019">Macro Invocation</text:p>
      <text:p text:style-name="P1054">The logical expression <text:span text:style-name="T995">of each operand is</text:span> evaluated <text:span text:style-name="T995">in turn</text:span>. <text:s/><text:span text:style-name="T995">The first </text:span>expression result<text:span text:style-name="T995">ing</text:span> in <text:span text:style-name="T953">a binary</text:span> one (implying True) <text:span text:style-name="T995">passes </text:span>control <text:span text:style-name="T996">to the </text:span>statement defin<text:span text:style-name="T996">ing</text:span> the referenced sequence symbol <text:span text:style-name="T996">and operand logical expression evaluation ends.</text:span> <text:s/>Otherwise, <text:span text:style-name="T995">the logical expression of the next operand is evaluated. <text:s/>If none of the operands evaluate to a binary one, control passes to the next sequential macro statement.</text:span></text:p>
      <text:p text:style-name="P1102"><text:span text:style-name="T963">Each evaluated operand decrements the local branch counter value, ACTR. <text:s/>If the ACTR value is zero when the evaluation occurs, the current macro invocation is aborted with an error. <text:s/>Unless altered by an </text:span><text:span text:style-name="T526">ACTR</text:span><text:span text:style-name="T963"> directive, the branch counter value is initially set to 4096.</text:span></text:p>
      <text:h text:style-name="P1264" text:outline-level="3"><text:bookmark-start text:name="__RefHeading__11344_1879445069"/>ANOP<text:bookmark-end text:name="__RefHeading__11344_1879445069"/></text:h>
      <text:p text:style-name="P858"/>
      <text:p text:style-name="P858">[seq<text:span text:style-name="T976">sym</text:span>] ANOP [comment]</text:p>
      <text:p text:style-name="P1145"/>
      <text:p text:style-name="P1000">Macro Definition Mode</text:p>
      <text:p text:style-name="P995"><text:span text:style-name="T791">The </text:span><text:span text:style-name="T378">ANOP</text:span><text:span text:style-name="T791"> directive provides a placeholder for defining a sequence symbol, if provided.</text:span></text:p>
      <text:p text:style-name="P1000"><text:soft-page-break/>Macro Invocation</text:p>
      <text:p text:style-name="P995"><text:span text:style-name="T791">The </text:span><text:span text:style-name="T378">ANOP</text:span><text:span text:style-name="T791"> performs no operation during macro invocation.</text:span></text:p>
      <text:h text:style-name="P1265" text:outline-level="3"><text:bookmark-start text:name="__RefHeading__12451_1723142039"/>GBLA<text:bookmark-end text:name="__RefHeading__12451_1723142039"/></text:h>
      <text:p text:style-name="P269"/>
      <text:p text:style-name="P869">[seq<text:span text:style-name="T976">sym</text:span>] GBLA &lt;sym[(sub)]&gt;[,sym[(sub)]...</text:p>
      <text:p text:style-name="P869"/>
      <text:p text:style-name="P1004">Macro Definition Mode</text:p>
      <text:p text:style-name="P1029"><text:span text:style-name="T811">The </text:span><text:span text:style-name="T401">GBLA</text:span><text:span text:style-name="T811"> directive defines one or more global arithmetic symbolic variables. <text:s/>The leading '</text:span><text:span text:style-name="T401">&amp;</text:span><text:span text:style-name="T811">' is defined symbolic variable is optional.</text:span></text:p>
      <text:p text:style-name="P1040">If the optional subscript is provided for the symbol, the symbol will be defined with subscripts and may only be referenced with a subscript. <text:s/>The subscript must be a decimal self-defining term.</text:p>
      <text:p text:style-name="P1045">A sequence symbol in the name field is optional.</text:p>
      <text:p text:style-name="P1045">Each defined symbol is converted to an internal form used during macro invocation.</text:p>
      <text:p text:style-name="P1009">Macro Invocation</text:p>
      <text:p text:style-name="P1029"><text:span text:style-name="T812">Each symbol identified in the </text:span><text:span text:style-name="T402">GBLA</text:span><text:span text:style-name="T812"> directive is defined in the global macro symbol table if not already defined and initialized with a value of zero. <text:s/></text:span></text:p>
      <text:p text:style-name="P1045">If the symbol is already defined its original definition is used.</text:p>
      <text:p text:style-name="P1050">The global variable is then made available to the macro with its current value if it does not conflict with a prototype parameter or another symbol of the same name already available to the macro.</text:p>
      <text:h text:style-name="P1266" text:outline-level="3"><text:bookmark-start text:name="__RefHeading__12672_1723142039"/>GBLB<text:bookmark-end text:name="__RefHeading__12672_1723142039"/></text:h>
      <text:p text:style-name="P270"/>
      <text:p text:style-name="P870">[seqsym] GBLB &lt;sym[(sub)]&gt;[,sym[(sub)]...</text:p>
      <text:p text:style-name="P870"/>
      <text:p text:style-name="P1005">Macro Definition Mode</text:p>
      <text:p text:style-name="P1067"><text:span text:style-name="T811">The </text:span><text:span text:style-name="T401">GBL</text:span><text:span text:style-name="T405">B</text:span><text:span text:style-name="T811"> directive defines one or more global binary symbolic variables. <text:s/>The leading '</text:span><text:span text:style-name="T401">&amp;</text:span><text:span text:style-name="T811">' is defined symbolic variable is optional. </text:span></text:p>
      <text:p text:style-name="P1041">If the optional subscript is provided for the symbol, the symbol will be defined with subscripts <text:span text:style-name="T953">of one dimension</text:span> and may only be referenced with a subscript. <text:s/>The subscript must be a decimal self-defining term.</text:p>
      <text:p text:style-name="P1046">A sequence symbol in the name field is optional.</text:p>
      <text:p text:style-name="P1046"><text:soft-page-break/>Each defined symbol is converted to an internal form used during macro invocation.</text:p>
      <text:p text:style-name="P1010">Macro Invocation</text:p>
      <text:p text:style-name="P1030"><text:span text:style-name="T812">Each symbol identified in the </text:span><text:span text:style-name="T402">GBL</text:span><text:span text:style-name="T406">B</text:span><text:span text:style-name="T812"> directive is defined in the global macro symbol table if not already defined and initialized with a value of zero implying false. <text:s/></text:span></text:p>
      <text:p text:style-name="P1046">If the symbol is already defined its original definition is used.</text:p>
      <text:p text:style-name="P1046">The global variable is then made available to the macro with its current value if it does not conflict with a prototype parameter or another symbol of the same name already available to the macro.</text:p>
      <text:h text:style-name="P1267" text:outline-level="3"><text:bookmark-start text:name="__RefHeading__12674_1723142039"/>GBLC<text:bookmark-end text:name="__RefHeading__12674_1723142039"/></text:h>
      <text:p text:style-name="P271"/>
      <text:p text:style-name="P871">[seqsym] GBLC &lt;sym[(sub)]&gt;[,sym[(sub)]...</text:p>
      <text:p text:style-name="P871"/>
      <text:p text:style-name="P1006">Macro Definition Mode</text:p>
      <text:p text:style-name="P1067"><text:span text:style-name="T811">The </text:span><text:span text:style-name="T401">GBL</text:span><text:span text:style-name="T408">C</text:span><text:span text:style-name="T811"> directive defines one or more global character symbolic variables. <text:s/>The leading '</text:span><text:span text:style-name="T401">&amp;</text:span><text:span text:style-name="T811">' is defined symbolic variable is optional. <text:s/></text:span></text:p>
      <text:p text:style-name="P1042">If the optional subscript is provided for the symbol, the symbol will be defined with subscripts <text:span text:style-name="T953">of one dimension</text:span> and may only be referenced with a subscript. <text:s/>The subscript must be a decimal self-defining term.</text:p>
      <text:p text:style-name="P1047">A sequence symbol in the name field is optional.</text:p>
      <text:p text:style-name="P1047">Each defined symbol is converted to an internal form used during macro invocation.</text:p>
      <text:p text:style-name="P1011">Macro Invocation</text:p>
      <text:p text:style-name="P1031"><text:span text:style-name="T812">Each symbol identified in the </text:span><text:span text:style-name="T402">GBL</text:span><text:span text:style-name="T408">C</text:span><text:span text:style-name="T812"> directive is defined in the global macro symbol table if not already defined and initialized with a value of the empty character string (</text:span><text:span text:style-name="T408">''</text:span><text:span text:style-name="T813">). <text:s/></text:span></text:p>
      <text:p text:style-name="P1047">If the symbol is already defined its original definition is used.</text:p>
      <text:p text:style-name="P1047">The global variable is then made available to the macro with its current value if it does not conflict with a prototype parameter or another symbol of the same name already available to the macro.</text:p>
      <text:h text:style-name="P1274" text:outline-level="3"><text:bookmark-start text:name="__RefHeading__12453_1723142039"/>LCLA<text:bookmark-end text:name="__RefHeading__12453_1723142039"/></text:h>
      <text:p text:style-name="P1007"/>
      <text:p text:style-name="P862">[seqsym] LCLA &lt;sym[(sub)]&gt;[,sym[(sub)]...</text:p>
      <text:p text:style-name="P862"/>
      <text:p text:style-name="P1007">Macro Definition Mode</text:p>
      <text:p text:style-name="P1067"><text:soft-page-break/><text:span text:style-name="T811">The </text:span><text:span text:style-name="T403">LC</text:span><text:span text:style-name="T401">LA</text:span><text:span text:style-name="T811"> directive defines one or more local arithmetic symbolic variables. <text:s/>The leading '</text:span><text:span text:style-name="T401">&amp;</text:span><text:span text:style-name="T811">' is defined symbolic variable is optional. <text:s/></text:span></text:p>
      <text:p text:style-name="P1043">If the optional subscript is provided for the symbol, the symbol will be defined with subscripts <text:span text:style-name="T953">of one dimension</text:span> and may only be referenced with a subscript. <text:s/>The subscript must be a decimal self-defining term.</text:p>
      <text:p text:style-name="P1048">A sequence symbol in the name field is optional.</text:p>
      <text:p text:style-name="P1048">Each defined symbol is converted to an internal form used during macro invocation.</text:p>
      <text:p text:style-name="P1012">Macro Invocation</text:p>
      <text:p text:style-name="P1031"><text:span text:style-name="T812">Each symbol identified in the </text:span><text:span text:style-name="T404">LCL</text:span><text:span text:style-name="T409">A</text:span><text:span text:style-name="T812">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68" text:outline-level="3"><text:bookmark-start text:name="__RefHeading__12676_1723142039"/>LCLB<text:bookmark-end text:name="__RefHeading__12676_1723142039"/></text:h>
      <text:p text:style-name="P272"/>
      <text:p text:style-name="P872">[seqsym] LCLB &lt;sym[(sub)]&gt;[,sym[(sub)]...</text:p>
      <text:p text:style-name="P872"/>
      <text:p text:style-name="P1008">Macro Definition Mode</text:p>
      <text:p text:style-name="P1067"><text:span text:style-name="T811">The </text:span><text:span text:style-name="T403">LC</text:span><text:span text:style-name="T401">L</text:span><text:span text:style-name="T407">B</text:span><text:span text:style-name="T811"> directive defines one or more local binary symbolic variables. <text:s/>The leading '</text:span><text:span text:style-name="T401">&amp;</text:span><text:span text:style-name="T811">' is defined symbolic variable is optional. <text:s/></text:span></text:p>
      <text:p text:style-name="P1044">If the optional subscript is provided for the symbol, the symbol will be defined with subscripts <text:span text:style-name="T953">of one dimension</text:span> and may only be referenced with a subscript. <text:s/>The subscript must be a decimal self-defining term.</text:p>
      <text:p text:style-name="P1049">A sequence symbol in the name field is optional.</text:p>
      <text:p text:style-name="P1049">Each defined symbol is converted to an internal form used during macro invocation.</text:p>
      <text:p text:style-name="P1013">Macro Invocation</text:p>
      <text:p text:style-name="P1031"><text:span text:style-name="T812">Each symbol identified in the </text:span><text:span text:style-name="T404">LCL</text:span><text:span text:style-name="T408">B</text:span><text:span text:style-name="T812">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69" text:outline-level="3"><text:bookmark-start text:name="__RefHeading__12678_1723142039"/>LCLC<text:bookmark-end text:name="__RefHeading__12678_1723142039"/></text:h>
      <text:p text:style-name="P271"/>
      <text:p text:style-name="P871">[seqsym] LCLC &lt;sym[(sub)]&gt;[,sym[(sub)]...</text:p>
      <text:p text:style-name="P871"/>
      <text:p text:style-name="P1006"><text:soft-page-break/>Macro Definition Mode</text:p>
      <text:p text:style-name="P1067"><text:span text:style-name="T811">The </text:span><text:span text:style-name="T403">LC</text:span><text:span text:style-name="T401">L</text:span><text:span text:style-name="T408">C</text:span><text:span text:style-name="T811"> directive defines one or more local character symbolic variables. <text:s/>The leading '</text:span><text:span text:style-name="T401">&amp;</text:span><text:span text:style-name="T811">' is defined symbolic variable is optional.</text:span></text:p>
      <text:p text:style-name="P1042">If the optional subscript is provided for the symbol, the symbol will be defined with subscripts <text:span text:style-name="T953">of one dimension</text:span> and may only be referenced with a subscript. <text:s/>The subscript must be a decimal self-defining term.</text:p>
      <text:p text:style-name="P1047">A sequence symbol in the name field is optional.</text:p>
      <text:p text:style-name="P1047">Each defined symbol is converted to an internal form used during macro invocation.</text:p>
      <text:p text:style-name="P1011">Macro Invocation</text:p>
      <text:p text:style-name="P1031"><text:span text:style-name="T812">Each symbol identified in the </text:span><text:span text:style-name="T404">LCL</text:span><text:span text:style-name="T408">C</text:span><text:span text:style-name="T812"> directive is defined in the local macro symbol table, initialized with a value of the empty string (</text:span><text:span text:style-name="T408">''</text:span><text:span text:style-name="T813">), and made available to the macro provided the symbol does not conflict with a prototype parameter or another symbol of the same name already made available to the macro.</text:span></text:p>
      <text:h text:style-name="P1270" text:outline-level="3"><text:bookmark-start text:name="__RefHeading__19115_1578650904"/>MACRO<text:bookmark-end text:name="__RefHeading__19115_1578650904"/></text:h>
      <text:p text:style-name="P163"/>
      <text:p text:style-name="P889"><text:s text:c="6"/>MACRO [DEBUG] [comment]</text:p>
      <text:p text:style-name="P163"/>
      <text:p text:style-name="P299"><text:span text:style-name="T72">Causes the assembler to exit open code assembly and enter macro definition mode</text:span><text:span text:style-name="T67">. <text:s/></text:span><text:span text:style-name="T68">Any optional label is ignored. <text:s/></text:span><text:span text:style-name="T90">If the optional </text:span><text:span text:style-name="T384">DEBUG</text:span><text:span text:style-name="T90"> operand is provided, macro definition debug output will be generated. <text:s/>Otherwise, a</text:span><text:span text:style-name="T68">ny text provided in the operand field is treated as a comment. <text:s/></text:span><text:span text:style-name="T72">The macro directive </text:span><text:span text:style-name="T375">MEND</text:span><text:span text:style-name="T72"> causes the assembler to leave macro definition mode and return to open code assembly. <text:s text:c="2"/></text:span><text:span text:style-name="T67">See the “Macro Language” section for details </text:span><text:span text:style-name="T72">on usage of the </text:span><text:span text:style-name="T375">MACRO</text:span><text:span text:style-name="T72"> and </text:span><text:span text:style-name="T375">MEND</text:span><text:span text:style-name="T72"> directives.</text:span></text:p>
      <text:p text:style-name="P1056"><text:span text:style-name="T989">The </text:span><text:span text:style-name="T533">MACRO</text:span><text:span text:style-name="T989"> directive must not provide any label field.</text:span></text:p>
      <text:h text:style-name="P1271" text:outline-level="3"><text:bookmark-start text:name="__RefHeading__11058_1879445069"/>MEND<text:bookmark-end text:name="__RefHeading__11058_1879445069"/></text:h>
      <text:p text:style-name="P68"/>
      <text:p text:style-name="P890">[seqsym] MEND [comment]</text:p>
      <text:p text:style-name="P997"/>
      <text:p text:style-name="P1001">Macro Definition Mode</text:p>
      <text:p text:style-name="P1140"><text:span text:style-name="T68">Terminate</text:span><text:span text:style-name="T71">s</text:span><text:span text:style-name="T67"> </text:span><text:span text:style-name="T69">and complete</text:span><text:span text:style-name="T71">s</text:span><text:span text:style-name="T69"> </text:span><text:span text:style-name="T67">a macro definition. <text:s/></text:span><text:span text:style-name="T76">A completed macro definition contains an internal representation of the definition. <text:s/></text:span><text:span text:style-name="T377">MEND</text:span><text:span text:style-name="T76"> c</text:span><text:span text:style-name="T72">auses the assembler to leave macro definition mode and return to open code assembly mode.</text:span><text:span text:style-name="T67"> <text:s/></text:span><text:span text:style-name="T71">An optional sequence symbol, if provided, is incorporated as part of the defined macro.</text:span><text:span text:style-name="T68"> <text:s/>Any text provided in the operand field is treated as a comment.</text:span></text:p>
      <text:p text:style-name="P1139"><text:soft-page-break/><text:span text:style-name="T72">If errors were encountered during macro definition mode, the macro definition fails and it is not created. <text:s/>This case is reported as an error occurring during </text:span><text:span text:style-name="T375">MEND</text:span><text:span text:style-name="T72"> processing. <text:s/></text:span><text:span text:style-name="T76">Subsequent s</text:span><text:span text:style-name="T72">tatements attempting to utilize the failed macro </text:span><text:span text:style-name="T76">definition </text:span><text:span text:style-name="T72">will themselves result in unrecognized operations.</text:span></text:p>
      <text:p text:style-name="P1001">Macro Invocation</text:p>
      <text:p text:style-name="P1140"><text:span text:style-name="T76">When interpreted during macro invocation, the </text:span><text:span text:style-name="T377">MEND</text:span><text:span text:style-name="T76"> statement terminates the invocation. <text:s/>Macro interpretation ceases and the macro ceases to be an input source to open code assembly.</text:span></text:p>
      <text:h text:style-name="P1243" text:outline-level="3"><text:bookmark-start text:name="__RefHeading__11348_1879445069"/>MEXIT<text:bookmark-end text:name="__RefHeading__11348_1879445069"/></text:h>
      <text:p text:style-name="P83"/>
      <text:p text:style-name="P859">[seq<text:span text:style-name="T976">sym</text:span>] MEXIT [comment]</text:p>
      <text:p text:style-name="P1146"/>
      <text:p text:style-name="P1002">Macro Definition Mode</text:p>
      <text:p text:style-name="P1021">An optional sequence symbol as allowed. <text:s/>Any content of the statement operand field is treated as a comment.</text:p>
      <text:p text:style-name="P1002">Macro Invocation</text:p>
      <text:p text:style-name="P1157"><text:span text:style-name="T81">Causes the macro to pass control to the macro's </text:span><text:span text:style-name="T363">MEND</text:span><text:span text:style-name="T81"> directive.</text:span></text:p>
      <text:h text:style-name="P1244" text:outline-level="3"><text:bookmark-start text:name="__RefHeading__12284_1723142039"/>SETA<text:bookmark-end text:name="__RefHeading__12284_1723142039"/></text:h>
      <text:p text:style-name="P75"/>
      <text:p text:style-name="P861">&lt;var[(subscript)]&gt; SETA &lt;arithmetic expression&gt;<text:span text:style-name="T993">[,...]</text:span></text:p>
      <text:p text:style-name="P1003"/>
      <text:p text:style-name="P1003">Macro Definition Mode</text:p>
      <text:p text:style-name="P1025">The name field of the statement must contain a variable symbol which may optionally contain a subscript enclosed in parenthesis. <text:s/><text:span text:style-name="T807">If provided the subscript may be a self defining term or an arithmetic expression. <text:s/>It identifies to what symbol or its subscript the result of the arithmetic expression will be be assigned.</text:span></text:p>
      <text:p text:style-name="P1037">The arithmetic expression is recognized and converted into an internal representation used during macro invocation. <text:s/>Lexical errors are recognized during macro definition mode. <text:s/>Some syntactical errors will not be detected until macro invocation.</text:p>
      <text:p text:style-name="P1014">Macro Invocation</text:p>
      <text:p text:style-name="P1027"><text:span text:style-name="T807">The arithmetic expression is evaluated. <text:s/>The current value of the subscript (if provided) is determined. <text:s/>The result is assigned to the </text:span><text:span text:style-name="T398">GBLA</text:span><text:span text:style-name="T807"> or </text:span><text:span text:style-name="T398">LCLA</text:span><text:span text:style-name="T807"> variable symbol or its specified subscript. <text:s/>When the symbol is subscripted, each additional operand's arithmetic expression is evaluated and assigned to the next sequential subscript. <text:s/>If the symbol being set has not </text:span><text:soft-page-break/><text:span text:style-name="T807">previously been declared, it will be implicitly declared as a local symbolic variable. <text:s/>It's value will then be set as described.</text:span></text:p>
      <text:p text:style-name="P1037">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51">Certain syntactical errors may be detected during invocation. <text:s/>Errors related to symbol definitions and subscript values (for example out of range for the symbols definition) are detected during invocation.</text:p>
      <text:p text:style-name="P1051">See the “Arithmetic Expressions” section for details related to macro language arithmetic expressions.</text:p>
      <text:h text:style-name="P1272" text:outline-level="3"><text:bookmark-start text:name="__RefHeading__13222_446186249"/>SETB<text:bookmark-end text:name="__RefHeading__13222_446186249"/></text:h>
      <text:p text:style-name="P1068"/>
      <text:p text:style-name="P863">&lt;var[(subscript)]&gt; SETB &lt;logical expression&gt;[,...]</text:p>
      <text:p text:style-name="P863"/>
      <text:p text:style-name="P1015">Macro Definition Mode</text:p>
      <text:p text:style-name="P1058">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36">The logical expression is recognized and converted into an internal representation used during macro invocation. <text:s/>Lexical errors are recognized during macro definition mode. <text:s/>Some syntactical errors will not be detected until macro invocation.</text:p>
      <text:p text:style-name="P1017">Macro Invocation</text:p>
      <text:p text:style-name="P1028"><text:span text:style-name="T807">The logical expression is evaluated. <text:s/>The current value of the subscript (if provided) is determined. <text:s/>The result is assigned to the </text:span><text:span text:style-name="T398">GBL</text:span><text:span text:style-name="T411">B</text:span><text:span text:style-name="T807"> or </text:span><text:span text:style-name="T398">LCL</text:span><text:span text:style-name="T411">B</text:span><text:span text:style-name="T807"> variable symbol or its specified subscript. <text:s/>When the symbol is subscripted, each additional operand's logical expression is evaluated and assigned to the next sequential subscript.</text:span></text:p>
      <text:p text:style-name="P1060">If the symbol being set has not previously been declared, it will be implicitly declared as a local symbolic variable. <text:s/>It's value or values will then be set as described.</text:p>
      <text:p text:style-name="P1036">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34">Certain syntactical errors may be detected during invocation. <text:s/>Errors related to symbol definitions and subscript values (for example out of range for the symbols definition) are detected during invocation.</text:p>
      <text:p text:style-name="P1034"><text:soft-page-break/>See the “Logical Expressions” section for details related to macro language logical expressions.</text:p>
      <text:h text:style-name="P1273" text:outline-level="3"><text:bookmark-start text:name="__RefHeading__13224_446186249"/>SETC<text:bookmark-end text:name="__RefHeading__13224_446186249"/></text:h>
      <text:p text:style-name="P1069"/>
      <text:p text:style-name="P864">&lt;var[(subscript)]&gt; SETC &lt;operand&gt;[,...]</text:p>
      <text:p text:style-name="P1057">Operands may be a character expression:</text:p>
      <text:p text:style-name="P865">'characters'[(start,length)]</text:p>
      <text:p text:style-name="P1057">an attribute of a macro parameter, symbolic variable or system variable:</text:p>
      <text:p text:style-name="P866">X'<text:span text:style-name="T1046">&amp;</text:span>VAR[(subscript,..)]</text:p>
      <text:p text:style-name="P1057">or an attribute of an assembler label:</text:p>
      <text:p text:style-name="P866">X'LABEL</text:p>
      <text:p text:style-name="P864"/>
      <text:p text:style-name="P1016">Macro Definition Mode</text:p>
      <text:p text:style-name="P1059">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38">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1018">Macro Invocation</text:p>
      <text:p text:style-name="P1039">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60">If the symbol being set has not previously been declared, it will be implicitly declared as a local symbolic variable. <text:s/>It's value or values will then be set as described.</text:p>
      <text:p text:style-name="P1052">Character expression evaluation occurs in three steps. <text:s text:c="2"/>The second and third occur only if the optional sub-string specification is provided.</text:p>
      <text:list xml:id="list2461031548" text:style-name="L39">
        <text:list-item>
          <text:p text:style-name="P1382">Perform symbolic variable substitution on the supplied characters between the two single quotation marks. <text:s/>The string may be empty. <text:s/><text:span text:style-name="T954">The same rules used by model statements for symbolic variable symbol replacement applies to the </text:span><text:span text:style-name="T517">characters</text:span><text:span text:style-name="T954"> within the </text:span><text:span text:style-name="T517">SETA</text:span><text:span text:style-name="T954"> operand. <text:s/>See the “Model Statements” section above.</text:span></text:p>
        </text:list-item>
        <text:list-item>
          <text:p text:style-name="P1379"><text:span text:style-name="T822">If the sub-string specification is provided, calculate the starting position in the string by </text:span><text:soft-page-break/><text:span text:style-name="T822">evaluating the </text:span><text:span text:style-name="T413">start</text:span><text:span text:style-name="T822"> arithmetic expression and calculate the length of the sub-string by evaluating the </text:span><text:span text:style-name="T413">length</text:span><text:span text:style-name="T822"> arithmetic expression. <text:s/>See the section “Arithmetic Expressions” on details of how the two values are specified. <text:s/>The </text:span><text:span text:style-name="T516">start</text:span><text:span text:style-name="T953"> value is relative to 1 and any value less than 1 or greater than the string expression length results in an error. <text:s/>The </text:span><text:span text:style-name="T516">length</text:span><text:span text:style-name="T953"> value includes the starting position. <text:s/>The </text:span><text:span text:style-name="T518">start</text:span><text:span text:style-name="T955"> position plus the </text:span><text:span text:style-name="T518">length</text:span><text:span text:style-name="T955"> must not result in a value exceeding the string expression length.</text:span></text:p>
        </text:list-item>
        <text:list-item>
          <text:p text:style-name="P1383">Extract the sub-string from the character sequence. <text:s/><text:span text:style-name="T955">A </text:span><text:span text:style-name="T518">length</text:span><text:span text:style-name="T955"> value of zero results in an empty string regardless of the valid </text:span><text:span text:style-name="T518">start</text:span><text:span text:style-name="T955"> position.</text:span></text:p>
        </text:list-item>
      </text:list>
      <text:p text:style-name="P100"><text:span text:style-name="T1032">Label attributes are derived from the currently defined label. <text:s/>If undefined, the attribute default value is provided, except for the case of the </text:span><text:span text:style-name="T589">D'</text:span><text:span text:style-name="T1032"> attribute, which provides a numeric value depending upon the current state of the assembler label's definition. <text:s/>Numeric attributes are converted into decimal self-defining terms.</text:span></text:p>
      <text:p text:style-name="P101"><text:span text:style-name="T1032">Symbolic attributes are derived from the current values for the symbolic variable. <text:s/>Numeric attributes are converted into decimal self-defining terms. <text:s/>Omitted macro parameters or sublist entries are defined as empty strings with a </text:span><text:span text:style-name="T589">T'</text:span><text:span text:style-name="T1032"> attribute of </text:span><text:span text:style-name="T589">O</text:span><text:span text:style-name="T1032">. <text:s/>In the case of a </text:span><text:span text:style-name="T590">SETC</text:span><text:span text:style-name="T1033"> symbol or macro parameter, if the value is a valid assembler label, the label's attribute is provided.</text:span></text:p>
      <text:p text:style-name="P92"><text:span text:style-name="T822">The result is then assigned to the previously defined </text:span><text:span text:style-name="T413">GBLC</text:span><text:span text:style-name="T822"> or </text:span><text:span text:style-name="T413">LCLC</text:span><text:span text:style-name="T822"> or implicitly defined symbolic variable. <text:s/>Errors relating to the sub-string or subscript </text:span><text:span text:style-name="T518">start</text:span><text:span text:style-name="T955"> and </text:span><text:span text:style-name="T518">length</text:span><text:span text:style-name="T955"> values are detected during macro invocation.</text:span></text:p>
      <text:p text:style-name="P103"><text:span text:style-name="T651">ASMA Specific Behavior</text:span>: <text:span text:style-name="T257">SETC</text:span> symbols, <text:span text:style-name="T1047">or macro parameters,</text:span> within expressions do not have to be embedded within quoted strings for character comparisons. <text:s/>For example, the <text:span text:style-name="T257">&amp;CHARS</text:span> symbol can be used like this:</text:p>
      <text:p text:style-name="P867">&amp;STATE <text:s/>SETB <text:s/>&amp;CHARS EQ 'ABC'</text:p>
      <text:p text:style-name="P1064">In cases where compatibility with other assemblers is important, all string references to a <text:span text:style-name="T257">SETC</text:span> symbol <text:span text:style-name="T1047">or macro parameter</text:span> must be in a quoted string, like this:</text:p>
      <text:p text:style-name="P867">&amp;STATE <text:s/>SETB <text:s/>'&amp;CHARS' EQ 'ABC'</text:p>
      <text:p text:style-name="P1065">Failure to include the single quotation marks will result in an error from such assemblers.</text:p>
      <text:p text:style-name="P1066">ASMA supports both coding styles.</text:p>
      <text:p text:style-name="P1174"/>
      <text:h text:style-name="P1188" text:outline-level="1"><text:bookmark-start text:name="__RefHeading__8404_1040490950"/><text:span text:style-name="T19">Appendix A - </text:span><text:span text:style-name="T6">Instruction </text:span><text:span text:style-name="T7">Source </text:span><text:span text:style-name="T6">Formats</text:span><text:bookmark-end text:name="__RefHeading__8404_1040490950"/></text:h>
      <text:p text:style-name="P11">Each mainframe instruction falls into <text:span text:style-name="T613">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2">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22"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style-name="TableLine94763197954048">
            <table:table-cell table:style-name="Table13.A1" office:value-type="string">
              <text:p text:style-name="P792">Format</text:p>
            </table:table-cell>
            <table:table-cell table:style-name="Table13.A1" office:value-type="string">
              <text:p text:style-name="P793">Example</text:p>
            </table:table-cell>
            <table:table-cell table:style-name="Table13.A1" office:value-type="string">
              <text:p text:style-name="P792">Length</text:p>
            </table:table-cell>
            <table:table-cell table:style-name="Table13.A1" office:value-type="string">
              <text:p text:style-name="P794">Opcode</text:p>
            </table:table-cell>
            <table:table-cell table:style-name="Table13.A1" office:value-type="string">
              <text:p text:style-name="P792">Op1</text:p>
            </table:table-cell>
            <table:table-cell table:style-name="Table13.A1" office:value-type="string">
              <text:p text:style-name="P792">Op2</text:p>
            </table:table-cell>
            <table:table-cell table:style-name="Table13.A1" office:value-type="string">
              <text:p text:style-name="P792">Op3</text:p>
            </table:table-cell>
            <table:table-cell table:style-name="Table13.A1" office:value-type="string">
              <text:p text:style-name="P792">Op4</text:p>
            </table:table-cell>
            <table:table-cell table:style-name="Table13.I1" office:value-type="string">
              <text:p text:style-name="P795">Op 5</text:p>
            </table:table-cell>
          </table:table-row>
        </table:table-header-rows>
        <table:table-row table:style-name="TableLine94763193895136">
          <table:table-cell table:style-name="Table13.A2" office:value-type="string">
            <text:p text:style-name="P593">E</text:p>
            <text:p text:style-name="P594">bits</text:p>
          </table:table-cell>
          <table:table-cell table:style-name="Table13.A2" office:value-type="string">
            <text:p text:style-name="P475">PR</text:p>
          </table:table-cell>
          <table:table-cell table:style-name="Table13.C2" office:value-type="string">
            <text:p text:style-name="P593">2</text:p>
          </table:table-cell>
          <table:table-cell table:style-name="Table13.A2" office:value-type="string">
            <text:p text:style-name="P595"/>
            <text:p text:style-name="P595">0-15</text:p>
          </table:table-cell>
          <table:table-cell table:style-name="Table13.A2" office:value-type="string">
            <text:p text:style-name="P593">-</text:p>
          </table:table-cell>
          <table:table-cell table:style-name="Table13.A2" office:value-type="string">
            <text:p text:style-name="P593">-</text:p>
          </table:table-cell>
          <table:table-cell table:style-name="Table13.A2" office:value-type="string">
            <text:p text:style-name="P593">-</text:p>
          </table:table-cell>
          <table:table-cell table:style-name="Table13.A2" office:value-type="string">
            <text:p text:style-name="P593">-</text:p>
          </table:table-cell>
          <table:table-cell table:style-name="Table13.I2" office:value-type="string">
            <text:p text:style-name="P596"/>
          </table:table-cell>
        </table:table-row>
        <table:table-row table:style-name="TableLine94763193900608">
          <table:table-cell table:style-name="Table13.A2" office:value-type="string">
            <text:p text:style-name="P593">I</text:p>
            <text:p text:style-name="P594">bits</text:p>
          </table:table-cell>
          <table:table-cell table:style-name="Table13.A2" office:value-type="string">
            <text:p text:style-name="P475">SVC</text:p>
          </table:table-cell>
          <table:table-cell table:style-name="Table13.C2" office:value-type="string">
            <text:p text:style-name="P593">2</text:p>
          </table:table-cell>
          <table:table-cell table:style-name="Table13.A2" office:value-type="string">
            <text:p text:style-name="P595"/>
            <text:p text:style-name="P595">0-7</text:p>
          </table:table-cell>
          <table:table-cell table:style-name="Table13.A2" office:value-type="string">
            <text:p text:style-name="P593">I<text:span text:style-name="T237">1</text:span></text:p>
            <text:p text:style-name="P595">8-15</text:p>
          </table:table-cell>
          <table:table-cell table:style-name="Table13.A2" office:value-type="string">
            <text:p text:style-name="P597">-</text:p>
          </table:table-cell>
          <table:table-cell table:style-name="Table13.A2" office:value-type="string">
            <text:p text:style-name="P597">-</text:p>
          </table:table-cell>
          <table:table-cell table:style-name="Table13.A2" office:value-type="string">
            <text:p text:style-name="P597">-</text:p>
          </table:table-cell>
          <table:table-cell table:style-name="Table13.I3" office:value-type="string">
            <text:p text:style-name="P597">-</text:p>
          </table:table-cell>
        </table:table-row>
        <table:table-row table:style-name="TableLine94763193902576">
          <table:table-cell table:style-name="Table13.A2" office:value-type="string">
            <text:p text:style-name="P593">IE</text:p>
            <text:p text:style-name="P594">bits</text:p>
          </table:table-cell>
          <table:table-cell table:style-name="Table13.A2" office:value-type="string">
            <text:p text:style-name="P475">NIAI</text:p>
          </table:table-cell>
          <table:table-cell table:style-name="Table13.C2" office:value-type="string">
            <text:p text:style-name="P593">4</text:p>
          </table:table-cell>
          <table:table-cell table:style-name="Table13.A2" office:value-type="string">
            <text:p text:style-name="P595"/>
            <text:p text:style-name="P595">0-15</text:p>
          </table:table-cell>
          <table:table-cell table:style-name="Table13.A2" office:value-type="string">
            <text:p text:style-name="P593">I1</text:p>
            <text:p text:style-name="P595">24-27</text:p>
          </table:table-cell>
          <table:table-cell table:style-name="Table13.A2" office:value-type="string">
            <text:p text:style-name="P593">I2</text:p>
            <text:p text:style-name="P595">28-31</text:p>
          </table:table-cell>
          <table:table-cell table:style-name="Table13.A2" office:value-type="string">
            <text:p text:style-name="P597">-</text:p>
          </table:table-cell>
          <table:table-cell table:style-name="Table13.A2" office:value-type="string">
            <text:p text:style-name="P597">-</text:p>
          </table:table-cell>
          <table:table-cell table:style-name="Table13.I4" office:value-type="string">
            <text:p text:style-name="P597">-</text:p>
          </table:table-cell>
        </table:table-row>
        <table:table-row table:style-name="TableLine94763193904816">
          <table:table-cell table:style-name="Table13.A2" office:value-type="string">
            <text:p text:style-name="P593">MII</text:p>
            <text:p text:style-name="P594">bits</text:p>
          </table:table-cell>
          <table:table-cell table:style-name="Table13.A2" office:value-type="string">
            <text:p text:style-name="P476">BPRP</text:p>
          </table:table-cell>
          <table:table-cell table:style-name="Table13.C2" office:value-type="string">
            <text:p text:style-name="P593">6</text:p>
          </table:table-cell>
          <table:table-cell table:style-name="Table13.A2" office:value-type="string">
            <text:p text:style-name="P595"/>
            <text:p text:style-name="P595">0-7</text:p>
          </table:table-cell>
          <table:table-cell table:style-name="Table13.A2" office:value-type="string">
            <text:p text:style-name="P593">M1</text:p>
            <text:p text:style-name="P595">8-11</text:p>
          </table:table-cell>
          <table:table-cell table:style-name="Table13.A2" office:value-type="string">
            <text:p text:style-name="P593">RI2</text:p>
            <text:p text:style-name="P595">12-23</text:p>
          </table:table-cell>
          <table:table-cell table:style-name="Table13.A2" office:value-type="string">
            <text:p text:style-name="P593">RI3</text:p>
            <text:p text:style-name="P595">24-47</text:p>
          </table:table-cell>
          <table:table-cell table:style-name="Table13.A2" office:value-type="string">
            <text:p text:style-name="P597">-</text:p>
          </table:table-cell>
          <table:table-cell table:style-name="Table13.I5" office:value-type="string">
            <text:p text:style-name="P597">-</text:p>
          </table:table-cell>
        </table:table-row>
        <table:table-row table:style-name="TableLine94763193907168">
          <table:table-cell table:style-name="Table13.A2" office:value-type="string">
            <text:p text:style-name="P593">RI a</text:p>
            <text:p text:style-name="P594">bits</text:p>
          </table:table-cell>
          <table:table-cell table:style-name="Table13.A2" office:value-type="string">
            <text:p text:style-name="P477">IIHL</text:p>
          </table:table-cell>
          <table:table-cell table:style-name="Table13.C2" office:value-type="string">
            <text:p text:style-name="P593">4</text:p>
          </table:table-cell>
          <table:table-cell table:style-name="Table13.A2" office:value-type="string">
            <text:p text:style-name="P598">0-7,</text:p>
            <text:p text:style-name="P598">12-15</text:p>
          </table:table-cell>
          <table:table-cell table:style-name="Table13.A2" office:value-type="string">
            <text:p text:style-name="P593">R1</text:p>
            <text:p text:style-name="P598">8-11</text:p>
          </table:table-cell>
          <table:table-cell table:style-name="Table13.A2" office:value-type="string">
            <text:p text:style-name="P593">I2 <text:s/>- Note 1</text:p>
            <text:p text:style-name="P598">16-31</text:p>
          </table:table-cell>
          <table:table-cell table:style-name="Table13.A2" office:value-type="string">
            <text:p text:style-name="P597">-</text:p>
          </table:table-cell>
          <table:table-cell table:style-name="Table13.A2" office:value-type="string">
            <text:p text:style-name="P597">-</text:p>
          </table:table-cell>
          <table:table-cell table:style-name="Table13.I6" office:value-type="string">
            <text:p text:style-name="P597">-</text:p>
          </table:table-cell>
        </table:table-row>
        <table:table-row table:style-name="TableLine94763193909392">
          <table:table-cell table:style-name="Table13.A2" office:value-type="string">
            <text:p text:style-name="P593">RI b</text:p>
            <text:p text:style-name="P594">bits</text:p>
          </table:table-cell>
          <table:table-cell table:style-name="Table13.A2" office:value-type="string">
            <text:p text:style-name="P477">BRAS</text:p>
          </table:table-cell>
          <table:table-cell table:style-name="Table13.C2" office:value-type="string">
            <text:p text:style-name="P593">4</text:p>
          </table:table-cell>
          <table:table-cell table:style-name="Table13.A2" office:value-type="string">
            <text:p text:style-name="P599">0-7,</text:p>
            <text:p text:style-name="P599">12-15</text:p>
          </table:table-cell>
          <table:table-cell table:style-name="Table13.A2" office:value-type="string">
            <text:p text:style-name="P593">R1</text:p>
            <text:p text:style-name="P599">8-11</text:p>
          </table:table-cell>
          <table:table-cell table:style-name="Table13.A2" office:value-type="string">
            <text:p text:style-name="P593">RI2</text:p>
            <text:p text:style-name="P599">16-31</text:p>
          </table:table-cell>
          <table:table-cell table:style-name="Table13.A2" office:value-type="string">
            <text:p text:style-name="P597">-</text:p>
          </table:table-cell>
          <table:table-cell table:style-name="Table13.A2" office:value-type="string">
            <text:p text:style-name="P597">-</text:p>
          </table:table-cell>
          <table:table-cell table:style-name="Table13.I7" office:value-type="string">
            <text:p text:style-name="P597">-</text:p>
          </table:table-cell>
        </table:table-row>
        <table:table-row table:style-name="TableLine94763193911664">
          <table:table-cell table:style-name="Table13.A2" office:value-type="string">
            <text:p text:style-name="P593">RI c</text:p>
            <text:p text:style-name="P594">bits</text:p>
          </table:table-cell>
          <table:table-cell table:style-name="Table13.A2" office:value-type="string">
            <text:p text:style-name="P477">BRC</text:p>
          </table:table-cell>
          <table:table-cell table:style-name="Table13.C2" office:value-type="string">
            <text:p text:style-name="P593">4</text:p>
          </table:table-cell>
          <table:table-cell table:style-name="Table13.A2" office:value-type="string">
            <text:p text:style-name="P600">0-7,</text:p>
            <text:p text:style-name="P600">12-15</text:p>
          </table:table-cell>
          <table:table-cell table:style-name="Table13.A2" office:value-type="string">
            <text:p text:style-name="P593">M1 – Note 1</text:p>
            <text:p text:style-name="P600">8-11</text:p>
          </table:table-cell>
          <table:table-cell table:style-name="Table13.A2" office:value-type="string">
            <text:p text:style-name="P593">RI2</text:p>
            <text:p text:style-name="P600">16-31</text:p>
          </table:table-cell>
          <table:table-cell table:style-name="Table13.A2" office:value-type="string">
            <text:p text:style-name="P597">-</text:p>
          </table:table-cell>
          <table:table-cell table:style-name="Table13.A2" office:value-type="string">
            <text:p text:style-name="P597">-</text:p>
          </table:table-cell>
          <table:table-cell table:style-name="Table13.I8" office:value-type="string">
            <text:p text:style-name="P597">-</text:p>
          </table:table-cell>
        </table:table-row>
        <table:table-row table:style-name="TableLine94763193913936">
          <table:table-cell table:style-name="Table13.A2" office:value-type="string">
            <text:p text:style-name="P601">RIE a</text:p>
            <text:p text:style-name="P594">bits</text:p>
          </table:table-cell>
          <table:table-cell table:style-name="Table13.A2" office:value-type="string">
            <text:p text:style-name="P477">CGIT</text:p>
          </table:table-cell>
          <table:table-cell table:style-name="Table13.C2" office:value-type="string">
            <text:p text:style-name="P601">6</text:p>
          </table:table-cell>
          <table:table-cell table:style-name="Table13.A2" office:value-type="string">
            <text:p text:style-name="P602">0-7</text:p>
            <text:p text:style-name="P602">40-47</text:p>
          </table:table-cell>
          <table:table-cell table:style-name="Table13.A2" office:value-type="string">
            <text:p text:style-name="P601">R<text:span text:style-name="T238">1</text:span></text:p>
            <text:p text:style-name="P602">8-11</text:p>
          </table:table-cell>
          <table:table-cell table:style-name="Table13.A2" office:value-type="string">
            <text:p text:style-name="P601">I<text:span text:style-name="T238">2</text:span></text:p>
            <text:p text:style-name="P602">16-31</text:p>
          </table:table-cell>
          <table:table-cell table:style-name="Table13.A2" office:value-type="string">
            <text:p text:style-name="P601">M<text:span text:style-name="T238">3</text:span></text:p>
            <text:p text:style-name="P602">32-35</text:p>
          </table:table-cell>
          <table:table-cell table:style-name="Table13.A2" office:value-type="string">
            <text:p text:style-name="P597">-</text:p>
          </table:table-cell>
          <table:table-cell table:style-name="Table13.I9" office:value-type="string">
            <text:p text:style-name="P597">-</text:p>
          </table:table-cell>
        </table:table-row>
        <table:table-row table:style-name="TableLine94763193916352">
          <table:table-cell table:style-name="Table13.A2" office:value-type="string">
            <text:p text:style-name="P603">RIE b</text:p>
            <text:p text:style-name="P594"><text:soft-page-break/>bits</text:p>
          </table:table-cell>
          <table:table-cell table:style-name="Table13.A2" office:value-type="string">
            <text:p text:style-name="P477">CGRJ</text:p>
          </table:table-cell>
          <table:table-cell table:style-name="Table13.C2" office:value-type="string">
            <text:p text:style-name="P603">6</text:p>
          </table:table-cell>
          <table:table-cell table:style-name="Table13.A2" office:value-type="string">
            <text:p text:style-name="P604">0-7,</text:p>
            <text:p text:style-name="P604"><text:soft-page-break/>40-47</text:p>
          </table:table-cell>
          <table:table-cell table:style-name="Table13.A2" office:value-type="string">
            <text:p text:style-name="P603">R<text:span text:style-name="T239">1</text:span></text:p>
            <text:p text:style-name="P594"><text:soft-page-break/>8-11</text:p>
          </table:table-cell>
          <table:table-cell table:style-name="Table13.A2" office:value-type="string">
            <text:p text:style-name="P603">R<text:span text:style-name="T239">2</text:span></text:p>
            <text:p text:style-name="P594"><text:soft-page-break/>12-15</text:p>
          </table:table-cell>
          <table:table-cell table:style-name="Table13.A2" office:value-type="string">
            <text:p text:style-name="P603">M<text:span text:style-name="T239">3</text:span></text:p>
            <text:p text:style-name="P594"><text:soft-page-break/>32-35</text:p>
          </table:table-cell>
          <table:table-cell table:style-name="Table13.A2" office:value-type="string">
            <text:p text:style-name="P603">RI<text:span text:style-name="T239">4</text:span></text:p>
            <text:p text:style-name="P594"><text:soft-page-break/>16-31</text:p>
          </table:table-cell>
          <table:table-cell table:style-name="Table13.I10" office:value-type="string">
            <text:p text:style-name="P597">-</text:p>
          </table:table-cell>
        </table:table-row>
        <table:table-row table:style-name="TableLine94763193918544">
          <table:table-cell table:style-name="Table13.A2" office:value-type="string">
            <text:p text:style-name="P605">RIE c</text:p>
            <text:p text:style-name="P606">bits</text:p>
          </table:table-cell>
          <table:table-cell table:style-name="Table13.A2" office:value-type="string">
            <text:p text:style-name="P477">CGIJ</text:p>
          </table:table-cell>
          <table:table-cell table:style-name="Table13.C2" office:value-type="string">
            <text:p text:style-name="P605">6</text:p>
          </table:table-cell>
          <table:table-cell table:style-name="Table13.A2" office:value-type="string">
            <text:p text:style-name="P606">0-7,</text:p>
            <text:p text:style-name="P606">40-47</text:p>
          </table:table-cell>
          <table:table-cell table:style-name="Table13.A2" office:value-type="string">
            <text:p text:style-name="P605">R<text:span text:style-name="T239">1</text:span></text:p>
            <text:p text:style-name="P607">8-11</text:p>
          </table:table-cell>
          <table:table-cell table:style-name="Table13.A2" office:value-type="string">
            <text:p text:style-name="P605">I<text:span text:style-name="T239">2</text:span></text:p>
            <text:p text:style-name="P607">32-39</text:p>
          </table:table-cell>
          <table:table-cell table:style-name="Table13.A2" office:value-type="string">
            <text:p text:style-name="P605">M<text:span text:style-name="T239">3</text:span></text:p>
            <text:p text:style-name="P607">12-15</text:p>
          </table:table-cell>
          <table:table-cell table:style-name="Table13.A2" office:value-type="string">
            <text:p text:style-name="P605">RI<text:span text:style-name="T239">4</text:span></text:p>
            <text:p text:style-name="P607">16-31</text:p>
          </table:table-cell>
          <table:table-cell table:style-name="Table13.I11" office:value-type="string">
            <text:p text:style-name="P597">-</text:p>
          </table:table-cell>
        </table:table-row>
        <table:table-row table:style-name="TableLine94763193920816">
          <table:table-cell table:style-name="Table13.A2" office:value-type="string">
            <text:p text:style-name="P608">RIE d</text:p>
            <text:p text:style-name="P609">bits</text:p>
          </table:table-cell>
          <table:table-cell table:style-name="Table13.A2" office:value-type="string">
            <text:p text:style-name="P477">AHIK</text:p>
          </table:table-cell>
          <table:table-cell table:style-name="Table13.C2" office:value-type="string">
            <text:p text:style-name="P608">6</text:p>
          </table:table-cell>
          <table:table-cell table:style-name="Table13.A2" office:value-type="string">
            <text:p text:style-name="P610">0-7,</text:p>
            <text:p text:style-name="P610">40-47</text:p>
          </table:table-cell>
          <table:table-cell table:style-name="Table13.A2" office:value-type="string">
            <text:p text:style-name="P608">R1</text:p>
            <text:p text:style-name="P611">8-11</text:p>
          </table:table-cell>
          <table:table-cell table:style-name="Table13.A2" office:value-type="string">
            <text:p text:style-name="P612">R3</text:p>
            <text:p text:style-name="P611">12-15</text:p>
          </table:table-cell>
          <table:table-cell table:style-name="Table13.A2" office:value-type="string">
            <text:p text:style-name="P612">I2</text:p>
            <text:p text:style-name="P611">16-31</text:p>
          </table:table-cell>
          <table:table-cell table:style-name="Table13.A2" office:value-type="string">
            <text:p text:style-name="P597">-</text:p>
          </table:table-cell>
          <table:table-cell table:style-name="Table13.I12" office:value-type="string">
            <text:p text:style-name="P597">-</text:p>
          </table:table-cell>
        </table:table-row>
        <table:table-row table:style-name="TableLine94763193923088">
          <table:table-cell table:style-name="Table13.A2" office:value-type="string">
            <text:p text:style-name="P613">RIE e</text:p>
            <text:p text:style-name="P614">bits</text:p>
          </table:table-cell>
          <table:table-cell table:style-name="Table13.A2" office:value-type="string">
            <text:p text:style-name="P477">BRXHG</text:p>
          </table:table-cell>
          <table:table-cell table:style-name="Table13.C2" office:value-type="string">
            <text:p text:style-name="P613">6</text:p>
          </table:table-cell>
          <table:table-cell table:style-name="Table13.A2" office:value-type="string">
            <text:p text:style-name="P609">0-7,</text:p>
            <text:p text:style-name="P609">40-47</text:p>
          </table:table-cell>
          <table:table-cell table:style-name="Table13.A2" office:value-type="string">
            <text:p text:style-name="P613">R1</text:p>
            <text:p text:style-name="P609">8-11</text:p>
          </table:table-cell>
          <table:table-cell table:style-name="Table13.A2" office:value-type="string">
            <text:p text:style-name="P613">R3</text:p>
            <text:p text:style-name="P609">12-15</text:p>
          </table:table-cell>
          <table:table-cell table:style-name="Table13.A2" office:value-type="string">
            <text:p text:style-name="P613">RI2</text:p>
            <text:p text:style-name="P609">16-31</text:p>
          </table:table-cell>
          <table:table-cell table:style-name="Table13.A2" office:value-type="string">
            <text:p text:style-name="P597">-</text:p>
          </table:table-cell>
          <table:table-cell table:style-name="Table13.I13" office:value-type="string">
            <text:p text:style-name="P597">-</text:p>
          </table:table-cell>
        </table:table-row>
        <table:table-row table:style-name="TableLine94763193925360">
          <table:table-cell table:style-name="Table13.A2" office:value-type="string">
            <text:p text:style-name="P597">RIE f</text:p>
            <text:p text:style-name="P614">bits</text:p>
          </table:table-cell>
          <table:table-cell table:style-name="Table13.A2" office:value-type="string">
            <text:p text:style-name="P477">RXSBG</text:p>
          </table:table-cell>
          <table:table-cell table:style-name="Table13.C2" office:value-type="string">
            <text:p text:style-name="P597">6</text:p>
          </table:table-cell>
          <table:table-cell table:style-name="Table13.A2" office:value-type="string">
            <text:p text:style-name="P615">0-7,</text:p>
            <text:p text:style-name="P615">40-47</text:p>
          </table:table-cell>
          <table:table-cell table:style-name="Table13.A2" office:value-type="string">
            <text:p text:style-name="P597">R1</text:p>
            <text:p text:style-name="P614">8-11</text:p>
          </table:table-cell>
          <table:table-cell table:style-name="Table13.A2" office:value-type="string">
            <text:p text:style-name="P597">R2</text:p>
            <text:p text:style-name="P614">12-15</text:p>
          </table:table-cell>
          <table:table-cell table:style-name="Table13.A2" office:value-type="string">
            <text:p text:style-name="P597">I3</text:p>
            <text:p text:style-name="P614">16-23</text:p>
          </table:table-cell>
          <table:table-cell table:style-name="Table13.A2" office:value-type="string">
            <text:p text:style-name="P597">I4</text:p>
            <text:p text:style-name="P614">24-31</text:p>
          </table:table-cell>
          <table:table-cell table:style-name="Table13.I14" office:value-type="string">
            <text:p text:style-name="P597">I5</text:p>
            <text:p text:style-name="P614">32-29</text:p>
          </table:table-cell>
        </table:table-row>
        <table:table-row table:style-name="TableLine94763193927632">
          <table:table-cell table:style-name="Table13.A2" office:value-type="string">
            <text:p text:style-name="P616">RIL a</text:p>
            <text:p text:style-name="P617">bits</text:p>
          </table:table-cell>
          <table:table-cell table:style-name="Table13.A2" office:value-type="string">
            <text:p text:style-name="P478">LGFI</text:p>
          </table:table-cell>
          <table:table-cell table:style-name="Table13.C2" office:value-type="string">
            <text:p text:style-name="P616">6</text:p>
          </table:table-cell>
          <table:table-cell table:style-name="Table13.A2" office:value-type="string">
            <text:p text:style-name="P618">0-7.</text:p>
            <text:p text:style-name="P618">12-15</text:p>
          </table:table-cell>
          <table:table-cell table:style-name="Table13.A2" office:value-type="string">
            <text:p text:style-name="P616">R1</text:p>
            <text:p text:style-name="P618">8-11</text:p>
          </table:table-cell>
          <table:table-cell table:style-name="Table13.A2" office:value-type="string">
            <text:p text:style-name="P616">I2</text:p>
            <text:p text:style-name="P618">16-47</text:p>
          </table:table-cell>
          <table:table-cell table:style-name="Table13.A2" office:value-type="string">
            <text:p text:style-name="P619">-</text:p>
          </table:table-cell>
          <table:table-cell table:style-name="Table13.A2" office:value-type="string">
            <text:p text:style-name="P619">-</text:p>
          </table:table-cell>
          <table:table-cell table:style-name="Table13.I15" office:value-type="string">
            <text:p text:style-name="P619">-</text:p>
          </table:table-cell>
        </table:table-row>
        <table:table-row table:style-name="TableLine94763193196496">
          <table:table-cell table:style-name="Table13.A2" office:value-type="string">
            <text:p text:style-name="P620">RIL b</text:p>
            <text:p text:style-name="P617">bits</text:p>
          </table:table-cell>
          <table:table-cell table:style-name="Table13.A2" office:value-type="string">
            <text:p text:style-name="P478">LARL</text:p>
          </table:table-cell>
          <table:table-cell table:style-name="Table13.C2" office:value-type="string">
            <text:p text:style-name="P620">6</text:p>
          </table:table-cell>
          <table:table-cell table:style-name="Table13.A2" office:value-type="string">
            <text:p text:style-name="P617">0-7</text:p>
            <text:p text:style-name="P617">12-15</text:p>
          </table:table-cell>
          <table:table-cell table:style-name="Table13.A2" office:value-type="string">
            <text:p text:style-name="P620">R1</text:p>
            <text:p text:style-name="P617">8-11</text:p>
          </table:table-cell>
          <table:table-cell table:style-name="Table13.A2" office:value-type="string">
            <text:p text:style-name="P620">RI2</text:p>
            <text:p text:style-name="P617">16-47</text:p>
          </table:table-cell>
          <table:table-cell table:style-name="Table13.A2" office:value-type="string">
            <text:p text:style-name="P619">-</text:p>
          </table:table-cell>
          <table:table-cell table:style-name="Table13.A2" office:value-type="string">
            <text:p text:style-name="P619">-</text:p>
          </table:table-cell>
          <table:table-cell table:style-name="Table13.I16" office:value-type="string">
            <text:p text:style-name="P619">-</text:p>
          </table:table-cell>
        </table:table-row>
        <table:table-row table:style-name="TableLine94763193213936">
          <table:table-cell table:style-name="Table13.A2" office:value-type="string">
            <text:p text:style-name="P619">RIL c</text:p>
            <text:p text:style-name="P621">bits</text:p>
          </table:table-cell>
          <table:table-cell table:style-name="Table13.A2" office:value-type="string">
            <text:p text:style-name="P478">BRCL</text:p>
          </table:table-cell>
          <table:table-cell table:style-name="Table13.A2" office:value-type="string">
            <text:p text:style-name="P619">6</text:p>
          </table:table-cell>
          <table:table-cell table:style-name="Table13.A2" office:value-type="string">
            <text:p text:style-name="P622">0-7,</text:p>
            <text:p text:style-name="P622">12-15</text:p>
          </table:table-cell>
          <table:table-cell table:style-name="Table13.A2" office:value-type="string">
            <text:p text:style-name="P619">M<text:span text:style-name="T240">1</text:span></text:p>
            <text:p text:style-name="P622">8-11</text:p>
          </table:table-cell>
          <table:table-cell table:style-name="Table13.A2" office:value-type="string">
            <text:p text:style-name="P619">RI<text:span text:style-name="T240">2</text:span></text:p>
            <text:p text:style-name="P622">16-47</text:p>
          </table:table-cell>
          <table:table-cell table:style-name="Table13.A2" office:value-type="string">
            <text:p text:style-name="P619">-</text:p>
          </table:table-cell>
          <table:table-cell table:style-name="Table13.A2" office:value-type="string">
            <text:p text:style-name="P619">-</text:p>
          </table:table-cell>
          <table:table-cell table:style-name="Table13.I17" office:value-type="string">
            <text:p text:style-name="P619">-</text:p>
          </table:table-cell>
        </table:table-row>
        <table:table-row table:style-name="TableLine94763193229616">
          <table:table-cell table:style-name="Table13.A2" office:value-type="string">
            <text:p text:style-name="P623">RIS</text:p>
            <text:p text:style-name="P621">bits</text:p>
          </table:table-cell>
          <table:table-cell table:style-name="Table13.A2" office:value-type="string">
            <text:p text:style-name="P479">CGIB</text:p>
          </table:table-cell>
          <table:table-cell table:style-name="Table13.A2" office:value-type="string">
            <text:p text:style-name="P623">6</text:p>
          </table:table-cell>
          <table:table-cell table:style-name="Table13.A2" office:value-type="string">
            <text:p text:style-name="P621">0-7,</text:p>
            <text:p text:style-name="P621">40-47</text:p>
          </table:table-cell>
          <table:table-cell table:style-name="Table13.A2" office:value-type="string">
            <text:p text:style-name="P623">R<text:span text:style-name="T241">1</text:span></text:p>
            <text:p text:style-name="P621">8-11</text:p>
          </table:table-cell>
          <table:table-cell table:style-name="Table13.A2" office:value-type="string">
            <text:p text:style-name="P623">I<text:span text:style-name="T241">2</text:span></text:p>
            <text:p text:style-name="P624">32-29</text:p>
          </table:table-cell>
          <table:table-cell table:style-name="Table13.A2" office:value-type="string">
            <text:p text:style-name="P623">M<text:span text:style-name="T241">3</text:span></text:p>
            <text:p text:style-name="P621">12-15</text:p>
          </table:table-cell>
          <table:table-cell table:style-name="Table13.A2" office:value-type="string">
            <text:p text:style-name="P644">D4(B4)</text:p>
            <text:p text:style-name="P621">B4 16-19</text:p>
            <text:p text:style-name="P621">D4 20-31</text:p>
          </table:table-cell>
          <table:table-cell table:style-name="Table13.I18" office:value-type="string">
            <text:p text:style-name="P625">-</text:p>
          </table:table-cell>
        </table:table-row>
        <table:table-row table:style-name="TableLine94763193243392">
          <table:table-cell table:style-name="Table13.A2" office:value-type="string">
            <text:p text:style-name="P626">RR</text:p>
            <text:p text:style-name="P627">bits</text:p>
          </table:table-cell>
          <table:table-cell table:style-name="Table13.A2" office:value-type="string">
            <text:p text:style-name="P480">BCR</text:p>
            <text:p text:style-name="P480">BALR</text:p>
          </table:table-cell>
          <table:table-cell table:style-name="Table13.A2" office:value-type="string">
            <text:p text:style-name="P626">2</text:p>
          </table:table-cell>
          <table:table-cell table:style-name="Table13.A2" office:value-type="string">
            <text:p text:style-name="P627"/>
            <text:p text:style-name="P627">0-7</text:p>
          </table:table-cell>
          <table:table-cell table:style-name="Table13.A2" office:value-type="string">
            <text:p text:style-name="P628">M1/R1</text:p>
            <text:p text:style-name="P627">8-11</text:p>
          </table:table-cell>
          <table:table-cell table:style-name="Table13.A2" office:value-type="string">
            <text:p text:style-name="P626">R2 – Note 1</text:p>
            <text:p text:style-name="P627">12-15</text:p>
          </table:table-cell>
          <table:table-cell table:style-name="Table13.A2" office:value-type="string">
            <text:p text:style-name="P625">-</text:p>
          </table:table-cell>
          <table:table-cell table:style-name="Table13.A2" office:value-type="string">
            <text:p text:style-name="P625">-</text:p>
          </table:table-cell>
          <table:table-cell table:style-name="Table13.I19" office:value-type="string">
            <text:p text:style-name="P625">-</text:p>
          </table:table-cell>
        </table:table-row>
        <table:table-row table:style-name="TableLine94763193255616">
          <table:table-cell table:style-name="Table13.A2" office:value-type="string">
            <text:p text:style-name="P629">RRD</text:p>
            <text:p text:style-name="P630">bits</text:p>
          </table:table-cell>
          <table:table-cell table:style-name="Table13.A2" office:value-type="string">
            <text:p text:style-name="P480">MAEBR</text:p>
          </table:table-cell>
          <table:table-cell table:style-name="Table13.A2" office:value-type="string">
            <text:p text:style-name="P625">4</text:p>
          </table:table-cell>
          <table:table-cell table:style-name="Table13.A2" office:value-type="string">
            <text:p text:style-name="P631"/>
            <text:p text:style-name="P631">0-15</text:p>
          </table:table-cell>
          <table:table-cell table:style-name="Table13.A2" office:value-type="string">
            <text:p text:style-name="P629">R<text:span text:style-name="T242">1</text:span></text:p>
            <text:p text:style-name="P631">16-19</text:p>
          </table:table-cell>
          <table:table-cell table:style-name="Table13.A2" office:value-type="string">
            <text:p text:style-name="P629">R<text:span text:style-name="T242">3</text:span></text:p>
            <text:p text:style-name="P631">24-27</text:p>
          </table:table-cell>
          <table:table-cell table:style-name="Table13.A2" office:value-type="string">
            <text:p text:style-name="P629">R<text:span text:style-name="T242">2</text:span></text:p>
            <text:p text:style-name="P631">28-31</text:p>
          </table:table-cell>
          <table:table-cell table:style-name="Table13.A2" office:value-type="string">
            <text:p text:style-name="P625">-</text:p>
          </table:table-cell>
          <table:table-cell table:style-name="Table13.I20" office:value-type="string">
            <text:p text:style-name="P625">-</text:p>
          </table:table-cell>
        </table:table-row>
        <table:table-row table:style-name="TableLine94763193257984">
          <table:table-cell table:style-name="Table13.A2" office:value-type="string">
            <text:p text:style-name="P625">RRE</text:p>
            <text:p text:style-name="P630">bits</text:p>
          </table:table-cell>
          <table:table-cell table:style-name="Table13.A2" office:value-type="string">
            <text:p text:style-name="P480">LPEBR</text:p>
          </table:table-cell>
          <table:table-cell table:style-name="Table13.A2" office:value-type="string">
            <text:p text:style-name="P625">4</text:p>
          </table:table-cell>
          <table:table-cell table:style-name="Table13.A2" office:value-type="string">
            <text:p text:style-name="P625"/>
            <text:p text:style-name="P630">0-15</text:p>
          </table:table-cell>
          <table:table-cell table:style-name="Table13.A2" office:value-type="string">
            <text:p text:style-name="P625">R1 - Note 1</text:p>
            <text:p text:style-name="P632">24-27</text:p>
          </table:table-cell>
          <table:table-cell table:style-name="Table13.A2" office:value-type="string">
            <text:p text:style-name="P625">R2 – Note 1</text:p>
            <text:p text:style-name="P632">28-31</text:p>
          </table:table-cell>
          <table:table-cell table:style-name="Table13.A2" office:value-type="string">
            <text:p text:style-name="P625">-</text:p>
          </table:table-cell>
          <table:table-cell table:style-name="Table13.A2" office:value-type="string">
            <text:p text:style-name="P625">-</text:p>
          </table:table-cell>
          <table:table-cell table:style-name="Table13.I21" office:value-type="string">
            <text:p text:style-name="P625">-</text:p>
          </table:table-cell>
        </table:table-row>
        <table:table-row table:style-name="TableLine94763193305776">
          <table:table-cell table:style-name="Table13.A2" office:value-type="string">
            <text:p text:style-name="P763">RRF a</text:p>
            <text:p text:style-name="P633">bits</text:p>
          </table:table-cell>
          <table:table-cell table:style-name="Table13.A2" office:value-type="string">
            <text:p text:style-name="P480">MDTR</text:p>
          </table:table-cell>
          <table:table-cell table:style-name="Table13.A2" office:value-type="string">
            <text:p text:style-name="P634">4</text:p>
          </table:table-cell>
          <table:table-cell table:style-name="Table13.A2" office:value-type="string">
            <text:p text:style-name="P633"/>
            <text:p text:style-name="P633">0-15</text:p>
          </table:table-cell>
          <table:table-cell table:style-name="Table13.A2" office:value-type="string">
            <text:p text:style-name="P634">R1</text:p>
            <text:p text:style-name="P633">24-27</text:p>
          </table:table-cell>
          <table:table-cell table:style-name="Table13.A2" office:value-type="string">
            <text:p text:style-name="P634">R2</text:p>
            <text:p text:style-name="P633">28-31</text:p>
          </table:table-cell>
          <table:table-cell table:style-name="Table13.A2" office:value-type="string">
            <text:p text:style-name="P634">R3</text:p>
            <text:p text:style-name="P633">16-19</text:p>
          </table:table-cell>
          <table:table-cell table:style-name="Table13.A2" office:value-type="string">
            <text:p text:style-name="P634">M4 – Note 1</text:p>
            <text:p text:style-name="P633">20-23</text:p>
          </table:table-cell>
          <table:table-cell table:style-name="Table13.I22" office:value-type="string">
            <text:p text:style-name="P635">-</text:p>
          </table:table-cell>
        </table:table-row>
        <table:table-row table:style-name="TableLine94763193322112">
          <table:table-cell table:style-name="Table13.A2" office:value-type="string">
            <text:p text:style-name="P636">RRF b</text:p>
            <text:p text:style-name="P637">bits</text:p>
          </table:table-cell>
          <table:table-cell table:style-name="Table13.A2" office:value-type="string">
            <text:p text:style-name="P480">QADTR</text:p>
          </table:table-cell>
          <table:table-cell table:style-name="Table13.A2" office:value-type="string">
            <text:p text:style-name="P638">4</text:p>
          </table:table-cell>
          <table:table-cell table:style-name="Table13.A2" office:value-type="string">
            <text:p text:style-name="P638"/>
            <text:p text:style-name="P633">0-15</text:p>
          </table:table-cell>
          <table:table-cell table:style-name="Table13.A2" office:value-type="string">
            <text:p text:style-name="P636">R1</text:p>
            <text:p text:style-name="P633">24-27</text:p>
          </table:table-cell>
          <table:table-cell table:style-name="Table13.A2" office:value-type="string">
            <text:p text:style-name="P636">R3</text:p>
            <text:p text:style-name="P633">16-19</text:p>
          </table:table-cell>
          <table:table-cell table:style-name="Table13.A2" office:value-type="string">
            <text:p text:style-name="P636">R2</text:p>
            <text:p text:style-name="P633">28-31</text:p>
          </table:table-cell>
          <table:table-cell table:style-name="Table13.A2" office:value-type="string">
            <text:p text:style-name="P636">M4 – Note 1</text:p>
            <text:p text:style-name="P633">20-23</text:p>
          </table:table-cell>
          <table:table-cell table:style-name="Table13.I23" office:value-type="string">
            <text:p text:style-name="P639">-</text:p>
          </table:table-cell>
        </table:table-row>
        <table:table-row table:style-name="Table13.24">
          <table:table-cell table:style-name="Table13.A2" office:value-type="string">
            <text:p text:style-name="P640">RRF c</text:p>
            <text:p text:style-name="P637">bits</text:p>
          </table:table-cell>
          <table:table-cell table:style-name="Table13.A2" office:value-type="string">
            <text:p text:style-name="P481">CGRT</text:p>
          </table:table-cell>
          <table:table-cell table:style-name="Table13.A2" office:value-type="string">
            <text:p text:style-name="P640">4</text:p>
          </table:table-cell>
          <table:table-cell table:style-name="Table13.A2" office:value-type="string">
            <text:p text:style-name="P640"/>
            <text:p text:style-name="P641">0-15</text:p>
          </table:table-cell>
          <table:table-cell table:style-name="Table13.A2" office:value-type="string">
            <text:p text:style-name="P640">R1</text:p>
            <text:p text:style-name="P641">24-27</text:p>
          </table:table-cell>
          <table:table-cell table:style-name="Table13.A2" office:value-type="string">
            <text:p text:style-name="P640">R2</text:p>
            <text:p text:style-name="P641">28-31</text:p>
          </table:table-cell>
          <table:table-cell table:style-name="Table13.A2" office:value-type="string">
            <text:p text:style-name="P640">M3 – Note 1</text:p>
          </table:table-cell>
          <table:table-cell table:style-name="Table13.A2" office:value-type="string">
            <text:p text:style-name="P638">-</text:p>
          </table:table-cell>
          <table:table-cell table:style-name="Table13.I24" office:value-type="string">
            <text:p text:style-name="P635">-</text:p>
          </table:table-cell>
        </table:table-row>
        <table:table-row table:style-name="TableLine94763193377248">
          <table:table-cell table:style-name="Table13.A2" office:value-type="string">
            <text:p text:style-name="P642">RRF d</text:p>
            <text:p text:style-name="P637">bits</text:p>
          </table:table-cell>
          <table:table-cell table:style-name="Table13.A2" office:value-type="string">
            <text:p text:style-name="P480">LDETR</text:p>
          </table:table-cell>
          <table:table-cell table:style-name="Table13.A2" office:value-type="string">
            <text:p text:style-name="P638">4</text:p>
          </table:table-cell>
          <table:table-cell table:style-name="Table13.A2" office:value-type="string">
            <text:p text:style-name="P638"/>
            <text:p text:style-name="P641">0-15</text:p>
          </table:table-cell>
          <table:table-cell table:style-name="Table13.A2" office:value-type="string">
            <text:p text:style-name="P638">R1</text:p>
            <text:p text:style-name="P641">24-27</text:p>
          </table:table-cell>
          <table:table-cell table:style-name="Table13.A2" office:value-type="string">
            <text:p text:style-name="P638">R2</text:p>
            <text:p text:style-name="P641">28-31</text:p>
          </table:table-cell>
          <table:table-cell table:style-name="Table13.A2" office:value-type="string">
            <text:p text:style-name="P638">M4</text:p>
            <text:p text:style-name="P641">20-23</text:p>
          </table:table-cell>
          <table:table-cell table:style-name="Table13.A2" office:value-type="string">
            <text:p text:style-name="P638">-</text:p>
          </table:table-cell>
          <table:table-cell table:style-name="Table13.I25" office:value-type="string">
            <text:p text:style-name="P643">-</text:p>
          </table:table-cell>
        </table:table-row>
        <table:table-row table:style-name="TableLine94763192879968">
          <table:table-cell table:style-name="Table13.A2" office:value-type="string">
            <text:p text:style-name="P642">RRF e</text:p>
            <text:p text:style-name="P637">bits</text:p>
          </table:table-cell>
          <table:table-cell table:style-name="Table13.A2" office:value-type="string">
            <text:p text:style-name="P480">CELFBR</text:p>
          </table:table-cell>
          <table:table-cell table:style-name="Table13.A2" office:value-type="string">
            <text:p text:style-name="P638">4</text:p>
          </table:table-cell>
          <table:table-cell table:style-name="Table13.A2" office:value-type="string">
            <text:p text:style-name="P638"/>
            <text:p text:style-name="P641">0-15</text:p>
          </table:table-cell>
          <table:table-cell table:style-name="Table13.A2" office:value-type="string">
            <text:p text:style-name="P638">R1</text:p>
            <text:p text:style-name="P641">24-27</text:p>
          </table:table-cell>
          <table:table-cell table:style-name="Table13.A2" office:value-type="string">
            <text:p text:style-name="P638">M3</text:p>
            <text:p text:style-name="P641">16-19</text:p>
          </table:table-cell>
          <table:table-cell table:style-name="Table13.A2" office:value-type="string">
            <text:p text:style-name="P638">R2</text:p>
            <text:p text:style-name="P641">28-31</text:p>
          </table:table-cell>
          <table:table-cell table:style-name="Table13.A2" office:value-type="string">
            <text:p text:style-name="P638">M4 – Note 1</text:p>
            <text:p text:style-name="P641">20-23</text:p>
          </table:table-cell>
          <table:table-cell table:style-name="Table13.I26" office:value-type="string">
            <text:p text:style-name="P643">-</text:p>
          </table:table-cell>
        </table:table-row>
        <table:table-row table:style-name="TableLine94763197962720">
          <table:table-cell table:style-name="Table13.A2" office:value-type="string">
            <text:p text:style-name="P644">RRS</text:p>
            <text:p text:style-name="P637">bits</text:p>
          </table:table-cell>
          <table:table-cell table:style-name="Table13.A2" office:value-type="string">
            <text:p text:style-name="P482">CGRB</text:p>
          </table:table-cell>
          <table:table-cell table:style-name="Table13.A2" office:value-type="string">
            <text:p text:style-name="P645">6</text:p>
          </table:table-cell>
          <table:table-cell table:style-name="Table13.A2" office:value-type="string">
            <text:p text:style-name="P637"/>
            <text:p text:style-name="P637">0-7,</text:p>
            <text:p text:style-name="P637">40-47</text:p>
          </table:table-cell>
          <table:table-cell table:style-name="Table13.A2" office:value-type="string">
            <text:p text:style-name="P644">R<text:span text:style-name="T243">1</text:span></text:p>
            <text:p text:style-name="P637">8-11</text:p>
          </table:table-cell>
          <table:table-cell table:style-name="Table13.A2" office:value-type="string">
            <text:p text:style-name="P644">R<text:span text:style-name="T243">2</text:span></text:p>
            <text:p text:style-name="P637">12-15</text:p>
          </table:table-cell>
          <table:table-cell table:style-name="Table13.A2" office:value-type="string">
            <text:p text:style-name="P644">M<text:span text:style-name="T243">3</text:span></text:p>
            <text:p text:style-name="P646">32-35</text:p>
          </table:table-cell>
          <table:table-cell table:style-name="Table13.A2" office:value-type="string">
            <text:p text:style-name="P644">D<text:span text:style-name="T243">4</text:span>(B<text:span text:style-name="T243">4</text:span>)</text:p>
            <text:p text:style-name="P637">B4 16-19</text:p>
            <text:p text:style-name="P637">D4 20-31</text:p>
          </table:table-cell>
          <table:table-cell table:style-name="Table13.I27" office:value-type="string">
            <text:p text:style-name="P635">-</text:p>
          </table:table-cell>
        </table:table-row>
        <table:table-row table:style-name="TableLine94763197492576">
          <table:table-cell table:style-name="Table13.A2" office:value-type="string">
            <text:p text:style-name="P647">RS a</text:p>
            <text:p text:style-name="P648">bits</text:p>
          </table:table-cell>
          <table:table-cell table:style-name="Table13.A2" office:value-type="string">
            <text:p text:style-name="P482">BXH</text:p>
          </table:table-cell>
          <table:table-cell table:style-name="Table13.A2" office:value-type="string">
            <text:p text:style-name="P647">4</text:p>
          </table:table-cell>
          <table:table-cell table:style-name="Table13.A2" office:value-type="string">
            <text:p text:style-name="P649"/>
            <text:p text:style-name="P649">0-7</text:p>
          </table:table-cell>
          <table:table-cell table:style-name="Table13.A2" office:value-type="string">
            <text:p text:style-name="P647">R<text:span text:style-name="T244">1</text:span></text:p>
            <text:p text:style-name="P649">8-11</text:p>
          </table:table-cell>
          <table:table-cell table:style-name="Table13.A2" office:value-type="string">
            <text:p text:style-name="P650">R3 – Note 1</text:p>
            <text:p text:style-name="P649">12-15</text:p>
          </table:table-cell>
          <table:table-cell table:style-name="Table13.A2" office:value-type="string">
            <text:p text:style-name="P650">D2(B2)</text:p>
            <text:p text:style-name="P649">B2 16-19</text:p>
            <text:p text:style-name="P649">D2 20-31</text:p>
          </table:table-cell>
          <table:table-cell table:style-name="Table13.A2" office:value-type="string">
            <text:p text:style-name="P635">-</text:p>
          </table:table-cell>
          <table:table-cell table:style-name="Table13.I28" office:value-type="string">
            <text:p text:style-name="P635">-</text:p>
          </table:table-cell>
        </table:table-row>
        <table:table-row table:style-name="TableLine94763192847616">
          <table:table-cell table:style-name="Table13.A2" office:value-type="string">
            <text:p text:style-name="P647">RS b</text:p>
            <text:p text:style-name="P651">bits</text:p>
          </table:table-cell>
          <table:table-cell table:style-name="Table13.A2" office:value-type="string">
            <text:p text:style-name="P483">STCM</text:p>
          </table:table-cell>
          <table:table-cell table:style-name="Table13.A2" office:value-type="string">
            <text:p text:style-name="P647">4</text:p>
          </table:table-cell>
          <table:table-cell table:style-name="Table13.A2" office:value-type="string">
            <text:p text:style-name="P647"/>
            <text:p text:style-name="P648">0-7</text:p>
          </table:table-cell>
          <table:table-cell table:style-name="Table13.A2" office:value-type="string">
            <text:p text:style-name="P647">R<text:span text:style-name="T245">1</text:span></text:p>
            <text:p text:style-name="P648">8-11</text:p>
          </table:table-cell>
          <table:table-cell table:style-name="Table13.A2" office:value-type="string">
            <text:p text:style-name="P652">M3</text:p>
            <text:p text:style-name="P648">12-15</text:p>
          </table:table-cell>
          <table:table-cell table:style-name="Table13.A2" office:value-type="string">
            <text:p text:style-name="P652">D2(B2)</text:p>
            <text:p text:style-name="P648">B2 16-19</text:p>
            <text:p text:style-name="P648"><text:soft-page-break/>D2 20-31</text:p>
          </table:table-cell>
          <table:table-cell table:style-name="Table13.A2" office:value-type="string">
            <text:p text:style-name="P635">-</text:p>
          </table:table-cell>
          <table:table-cell table:style-name="Table13.I29" office:value-type="string">
            <text:p text:style-name="P635">-</text:p>
          </table:table-cell>
        </table:table-row>
        <table:table-row table:style-name="TableLine94763192864752">
          <table:table-cell table:style-name="Table13.A2" office:value-type="string">
            <text:p text:style-name="P635">RSI</text:p>
            <text:p text:style-name="P653">bits</text:p>
          </table:table-cell>
          <table:table-cell table:style-name="Table13.A2" office:value-type="string">
            <text:p text:style-name="P482">BRXH</text:p>
          </table:table-cell>
          <table:table-cell table:style-name="Table13.A2" office:value-type="string">
            <text:p text:style-name="P635">4</text:p>
          </table:table-cell>
          <table:table-cell table:style-name="Table13.A2" office:value-type="string">
            <text:p text:style-name="P654"/>
            <text:p text:style-name="P654">0-7</text:p>
          </table:table-cell>
          <table:table-cell table:style-name="Table13.A2" office:value-type="string">
            <text:p text:style-name="P635">R<text:span text:style-name="T246">1</text:span></text:p>
            <text:p text:style-name="P654">8-11</text:p>
          </table:table-cell>
          <table:table-cell table:style-name="Table13.A2" office:value-type="string">
            <text:p text:style-name="P655">R3</text:p>
            <text:p text:style-name="P654">12-15</text:p>
          </table:table-cell>
          <table:table-cell table:style-name="Table13.A2" office:value-type="string">
            <text:p text:style-name="P655"><text:span text:style-name="T252">R</text:span>I2</text:p>
            <text:p text:style-name="P654">16-31</text:p>
          </table:table-cell>
          <table:table-cell table:style-name="Table13.A2" office:value-type="string">
            <text:p text:style-name="P656">-</text:p>
          </table:table-cell>
          <table:table-cell table:style-name="Table13.I30" office:value-type="string">
            <text:p text:style-name="P656">-</text:p>
          </table:table-cell>
        </table:table-row>
        <table:table-row table:style-name="TableLine94763193010816">
          <table:table-cell table:style-name="Table13.A2" office:value-type="string">
            <text:p text:style-name="P656">RSL a</text:p>
            <text:p text:style-name="P657">bits</text:p>
          </table:table-cell>
          <table:table-cell table:style-name="Table13.A2" office:value-type="string">
            <text:p text:style-name="P484">TP</text:p>
          </table:table-cell>
          <table:table-cell table:style-name="Table13.A2" office:value-type="string">
            <text:p text:style-name="P656">6</text:p>
          </table:table-cell>
          <table:table-cell table:style-name="Table13.A2" office:value-type="string">
            <text:p text:style-name="P653"/>
            <text:p text:style-name="P653">0-7</text:p>
            <text:p text:style-name="P653">40-47</text:p>
          </table:table-cell>
          <table:table-cell table:style-name="Table13.A2" office:value-type="string">
            <text:p text:style-name="P656"><text:span text:style-name="T247">D1</text:span>(L<text:span text:style-name="T247">1</text:span>,<text:span text:style-name="T247">B1</text:span>)</text:p>
            <text:p text:style-name="P653">L1 8-11</text:p>
            <text:p text:style-name="P653">B1 16-19</text:p>
            <text:p text:style-name="P653">D1 20-31</text:p>
          </table:table-cell>
          <table:table-cell table:style-name="Table13.A2" office:value-type="string">
            <text:p text:style-name="P656">-</text:p>
          </table:table-cell>
          <table:table-cell table:style-name="Table13.A2" office:value-type="string">
            <text:p text:style-name="P656">-</text:p>
          </table:table-cell>
          <table:table-cell table:style-name="Table13.A2" office:value-type="string">
            <text:p text:style-name="P656">-</text:p>
          </table:table-cell>
          <table:table-cell table:style-name="Table13.I31" office:value-type="string">
            <text:p text:style-name="P656">-</text:p>
          </table:table-cell>
        </table:table-row>
        <table:table-row table:style-name="TableLine94763193032240">
          <table:table-cell table:style-name="Table13.A2" office:value-type="string">
            <text:p text:style-name="P656">RSL b</text:p>
            <text:p text:style-name="P658">bits</text:p>
          </table:table-cell>
          <table:table-cell table:style-name="Table13.A2" office:value-type="string">
            <text:p text:style-name="P484">CDZT</text:p>
          </table:table-cell>
          <table:table-cell table:style-name="Table13.A2" office:value-type="string">
            <text:p text:style-name="P656">6</text:p>
          </table:table-cell>
          <table:table-cell table:style-name="Table13.A2" office:value-type="string">
            <text:p text:style-name="P659"/>
            <text:p text:style-name="P659">0-7,</text:p>
            <text:p text:style-name="P659">40-47</text:p>
          </table:table-cell>
          <table:table-cell table:style-name="Table13.A2" office:value-type="string">
            <text:p text:style-name="P656">R<text:span text:style-name="T248">1</text:span></text:p>
            <text:p text:style-name="P659">32-36</text:p>
          </table:table-cell>
          <table:table-cell table:style-name="Table13.A2" office:value-type="string">
            <text:p text:style-name="P656">D<text:span text:style-name="T248">2</text:span>(L<text:span text:style-name="T248">2</text:span>,B<text:span text:style-name="T248">2</text:span>)</text:p>
            <text:p text:style-name="P659">L2 8-15</text:p>
            <text:p text:style-name="P659">B2 16-15</text:p>
            <text:p text:style-name="P659">D2 20-31</text:p>
          </table:table-cell>
          <table:table-cell table:style-name="Table13.A2" office:value-type="string">
            <text:p text:style-name="P656">M<text:span text:style-name="T248">3</text:span></text:p>
            <text:p text:style-name="P659">36-39</text:p>
          </table:table-cell>
          <table:table-cell table:style-name="Table13.A2" office:value-type="string">
            <text:p text:style-name="P656">-</text:p>
          </table:table-cell>
          <table:table-cell table:style-name="Table13.I32" office:value-type="string">
            <text:p text:style-name="P656">-</text:p>
          </table:table-cell>
        </table:table-row>
        <table:table-row table:style-name="TableLine94763193010288">
          <table:table-cell table:style-name="Table13.A2" office:value-type="string">
            <text:p text:style-name="P660">RSY a</text:p>
            <text:p text:style-name="P661">bits</text:p>
          </table:table-cell>
          <table:table-cell table:style-name="Table13.A2" office:value-type="string">
            <text:p text:style-name="P485">LM<text:span text:style-name="T253">Y</text:span></text:p>
          </table:table-cell>
          <table:table-cell table:style-name="Table13.A2" office:value-type="string">
            <text:p text:style-name="P660">6</text:p>
          </table:table-cell>
          <table:table-cell table:style-name="Table13.A2" office:value-type="string">
            <text:p text:style-name="P658"/>
            <text:p text:style-name="P658">0-7,</text:p>
            <text:p text:style-name="P658">40-47</text:p>
          </table:table-cell>
          <table:table-cell table:style-name="Table13.A2" office:value-type="string">
            <text:p text:style-name="P660">R1</text:p>
            <text:p text:style-name="P658">8-11</text:p>
          </table:table-cell>
          <table:table-cell table:style-name="Table13.A2" office:value-type="string">
            <text:p text:style-name="P660">R3</text:p>
            <text:p text:style-name="P658">12-15</text:p>
          </table:table-cell>
          <table:table-cell table:style-name="Table13.A2" office:value-type="string">
            <text:p text:style-name="P660">D2(B2)</text:p>
            <text:p text:style-name="P658">B2 16-19</text:p>
            <text:p text:style-name="P658">DL2 20-31</text:p>
            <text:p text:style-name="P658">DH2 32-29</text:p>
          </table:table-cell>
          <table:table-cell table:style-name="Table13.A2" office:value-type="string">
            <text:p text:style-name="P643">-</text:p>
          </table:table-cell>
          <table:table-cell table:style-name="Table13.I33" office:value-type="string">
            <text:p text:style-name="P643">-</text:p>
          </table:table-cell>
        </table:table-row>
        <table:table-row table:style-name="TableLine94763193095296">
          <table:table-cell table:style-name="Table13.A2" office:value-type="string">
            <text:p text:style-name="P662">RSY b</text:p>
            <text:p text:style-name="P663">bits</text:p>
            <text:p text:style-name="P662"/>
          </table:table-cell>
          <table:table-cell table:style-name="Table13.A2" office:value-type="string">
            <text:p text:style-name="P486">CLMH</text:p>
          </table:table-cell>
          <table:table-cell table:style-name="Table13.A2" office:value-type="string">
            <text:p text:style-name="P662">6</text:p>
          </table:table-cell>
          <table:table-cell table:style-name="Table13.A2" office:value-type="string">
            <text:p text:style-name="P661"/>
            <text:p text:style-name="P661">0-7,</text:p>
            <text:p text:style-name="P661">40-47</text:p>
          </table:table-cell>
          <table:table-cell table:style-name="Table13.A2" office:value-type="string">
            <text:p text:style-name="P662">R1</text:p>
            <text:p text:style-name="P661">8-11</text:p>
          </table:table-cell>
          <table:table-cell table:style-name="Table13.A2" office:value-type="string">
            <text:p text:style-name="P662">M3</text:p>
            <text:p text:style-name="P661">12-15</text:p>
          </table:table-cell>
          <table:table-cell table:style-name="Table13.A2" office:value-type="string">
            <text:p text:style-name="P662">D2(B2)</text:p>
            <text:p text:style-name="P661">B2 16-19</text:p>
            <text:p text:style-name="P661">DL2 20-31</text:p>
            <text:p text:style-name="P661">DH2 32-40</text:p>
          </table:table-cell>
          <table:table-cell table:style-name="Table13.A2" office:value-type="string">
            <text:p text:style-name="P643">-</text:p>
          </table:table-cell>
          <table:table-cell table:style-name="Table13.I34" office:value-type="string">
            <text:p text:style-name="P643">-</text:p>
          </table:table-cell>
        </table:table-row>
        <table:table-row table:style-name="TableLine94763193087584">
          <table:table-cell table:style-name="Table13.A2" office:value-type="string">
            <text:p text:style-name="P664">RX a</text:p>
            <text:p text:style-name="P665">bits</text:p>
          </table:table-cell>
          <table:table-cell table:style-name="Table13.A2" office:value-type="string">
            <text:p text:style-name="P487">STH</text:p>
          </table:table-cell>
          <table:table-cell table:style-name="Table13.A2" office:value-type="string">
            <text:p text:style-name="P664">4</text:p>
          </table:table-cell>
          <table:table-cell table:style-name="Table13.A2" office:value-type="string">
            <text:p text:style-name="P664"/>
            <text:p text:style-name="P665">0-7</text:p>
          </table:table-cell>
          <table:table-cell table:style-name="Table13.A2" office:value-type="string">
            <text:p text:style-name="P664">R1</text:p>
            <text:p text:style-name="P665">8-11</text:p>
          </table:table-cell>
          <table:table-cell table:style-name="Table13.A2" office:value-type="string">
            <text:p text:style-name="P664">D2(X2,B2)</text:p>
            <text:p text:style-name="P665">X2 12-15</text:p>
            <text:p text:style-name="P665">B2 16-19</text:p>
            <text:p text:style-name="P665">D2 20-31</text:p>
          </table:table-cell>
          <table:table-cell table:style-name="Table13.A2" office:value-type="string">
            <text:p text:style-name="P643">-</text:p>
          </table:table-cell>
          <table:table-cell table:style-name="Table13.A2" office:value-type="string">
            <text:p text:style-name="P643">-</text:p>
          </table:table-cell>
          <table:table-cell table:style-name="Table13.I35" office:value-type="string">
            <text:p text:style-name="P643">-</text:p>
          </table:table-cell>
        </table:table-row>
        <table:table-row table:style-name="TableLine94763193116544">
          <table:table-cell table:style-name="Table13.A2" office:value-type="string">
            <text:p text:style-name="P664">RX b</text:p>
            <text:p text:style-name="P666">bits</text:p>
          </table:table-cell>
          <table:table-cell table:style-name="Table13.A2" office:value-type="string">
            <text:p text:style-name="P487">BC</text:p>
          </table:table-cell>
          <table:table-cell table:style-name="Table13.A2" office:value-type="string">
            <text:p text:style-name="P664">4</text:p>
          </table:table-cell>
          <table:table-cell table:style-name="Table13.A2" office:value-type="string">
            <text:p text:style-name="P664"/>
            <text:p text:style-name="P666">0-7</text:p>
          </table:table-cell>
          <table:table-cell table:style-name="Table13.A2" office:value-type="string">
            <text:p text:style-name="P667">M1</text:p>
            <text:p text:style-name="P666">8-11</text:p>
          </table:table-cell>
          <table:table-cell table:style-name="Table13.A2" office:value-type="string">
            <text:p text:style-name="P667">D2(X2,B2)</text:p>
            <text:p text:style-name="P665">X2 12-15</text:p>
            <text:p text:style-name="P665">B2 16-19</text:p>
            <text:p text:style-name="P665">D2 20-31</text:p>
          </table:table-cell>
          <table:table-cell table:style-name="Table13.A2" office:value-type="string">
            <text:p text:style-name="P643">-</text:p>
          </table:table-cell>
          <table:table-cell table:style-name="Table13.A2" office:value-type="string">
            <text:p text:style-name="P643">-</text:p>
          </table:table-cell>
          <table:table-cell table:style-name="Table13.I36" office:value-type="string">
            <text:p text:style-name="P643">-</text:p>
          </table:table-cell>
        </table:table-row>
        <table:table-row table:style-name="TableLine94763193118640">
          <table:table-cell table:style-name="Table13.A2" office:value-type="string">
            <text:p text:style-name="P668">RXE</text:p>
            <text:p text:style-name="P669">bits</text:p>
          </table:table-cell>
          <table:table-cell table:style-name="Table13.A2" office:value-type="string">
            <text:p text:style-name="P488">LDEB</text:p>
          </table:table-cell>
          <table:table-cell table:style-name="Table13.A2" office:value-type="string">
            <text:p text:style-name="P668">6</text:p>
          </table:table-cell>
          <table:table-cell table:style-name="Table13.A2" office:value-type="string">
            <text:p text:style-name="P670"/>
            <text:p text:style-name="P670">0-7,</text:p>
            <text:p text:style-name="P670">40-47</text:p>
          </table:table-cell>
          <table:table-cell table:style-name="Table13.A2" office:value-type="string">
            <text:p text:style-name="P668">R1</text:p>
            <text:p text:style-name="P670">8-11</text:p>
          </table:table-cell>
          <table:table-cell table:style-name="Table13.A2" office:value-type="string">
            <text:p text:style-name="P668">D2(X2,B2)</text:p>
            <text:p text:style-name="P670">X2 12-11</text:p>
            <text:p text:style-name="P670">B2 16-19</text:p>
            <text:p text:style-name="P670">D2 20-31</text:p>
          </table:table-cell>
          <table:table-cell table:style-name="Table13.A2" office:value-type="string">
            <text:p text:style-name="P639">-</text:p>
          </table:table-cell>
          <table:table-cell table:style-name="Table13.A2" office:value-type="string">
            <text:p text:style-name="P639">-</text:p>
          </table:table-cell>
          <table:table-cell table:style-name="Table13.I37" office:value-type="string">
            <text:p text:style-name="P639">-</text:p>
          </table:table-cell>
        </table:table-row>
        <table:table-row table:style-name="TableLine94763193136368">
          <table:table-cell table:style-name="Table13.A2" office:value-type="string">
            <text:p text:style-name="P671">RXF</text:p>
            <text:p text:style-name="P672">bits</text:p>
          </table:table-cell>
          <table:table-cell table:style-name="Table13.A2" office:value-type="string">
            <text:p text:style-name="P489">MAEB</text:p>
          </table:table-cell>
          <table:table-cell table:style-name="Table13.A2" office:value-type="string">
            <text:p text:style-name="P671">6</text:p>
          </table:table-cell>
          <table:table-cell table:style-name="Table13.A2" office:value-type="string">
            <text:p text:style-name="P672"/>
            <text:p text:style-name="P672">0-7,</text:p>
            <text:p text:style-name="P672">40-47</text:p>
          </table:table-cell>
          <table:table-cell table:style-name="Table13.A2" office:value-type="string">
            <text:p text:style-name="P671">R1</text:p>
            <text:p text:style-name="P672">32-35</text:p>
          </table:table-cell>
          <table:table-cell table:style-name="Table13.A2" office:value-type="string">
            <text:p text:style-name="P671">R3</text:p>
            <text:p text:style-name="P672">8-11</text:p>
          </table:table-cell>
          <table:table-cell table:style-name="Table13.A2" office:value-type="string">
            <text:p text:style-name="P671">D2(X2,B2)</text:p>
            <text:p text:style-name="P672">X2 12-11</text:p>
            <text:p text:style-name="P672">B2 16-19</text:p>
            <text:p text:style-name="P672">D2 20-31</text:p>
          </table:table-cell>
          <table:table-cell table:style-name="Table13.A2" office:value-type="string">
            <text:p text:style-name="P639">-</text:p>
          </table:table-cell>
          <table:table-cell table:style-name="Table13.I38" office:value-type="string">
            <text:p text:style-name="P639">-</text:p>
          </table:table-cell>
        </table:table-row>
        <table:table-row table:style-name="TableLine94763193150288">
          <table:table-cell table:style-name="Table13.A2" office:value-type="string">
            <text:p text:style-name="P673">RXY a</text:p>
            <text:p text:style-name="P674">bits</text:p>
          </table:table-cell>
          <table:table-cell table:style-name="Table13.A2" office:value-type="string">
            <text:p text:style-name="P490">LRAG</text:p>
          </table:table-cell>
          <table:table-cell table:style-name="Table13.A2" office:value-type="string">
            <text:p text:style-name="P675">6</text:p>
          </table:table-cell>
          <table:table-cell table:style-name="Table13.A2" office:value-type="string">
            <text:p text:style-name="P672"/>
            <text:p text:style-name="P672">0-7,</text:p>
            <text:p text:style-name="P672">40-47</text:p>
          </table:table-cell>
          <table:table-cell table:style-name="Table13.A2" office:value-type="string">
            <text:p text:style-name="P675">R1</text:p>
            <text:p text:style-name="P674">8-11</text:p>
          </table:table-cell>
          <table:table-cell table:style-name="Table13.A2" office:value-type="string">
            <text:p text:style-name="P675">D2(X2,B2)</text:p>
            <text:p text:style-name="P674">X2 12-15</text:p>
            <text:p text:style-name="P674">B2 16-19</text:p>
            <text:p text:style-name="P674">DL2 20-31</text:p>
            <text:p text:style-name="P674">DH2 32-39</text:p>
          </table:table-cell>
          <table:table-cell table:style-name="Table13.A2" office:value-type="string">
            <text:p text:style-name="P676">-</text:p>
          </table:table-cell>
          <table:table-cell table:style-name="Table13.A2" office:value-type="string">
            <text:p text:style-name="P676">-</text:p>
          </table:table-cell>
          <table:table-cell table:style-name="Table13.I39" office:value-type="string">
            <text:p text:style-name="P676">-</text:p>
          </table:table-cell>
        </table:table-row>
        <table:table-row table:style-name="TableLine94763193157648">
          <table:table-cell table:style-name="Table13.A2" office:value-type="string">
            <text:p text:style-name="P673">RXY b</text:p>
            <text:p text:style-name="P677">bits</text:p>
          </table:table-cell>
          <table:table-cell table:style-name="Table13.A2" office:value-type="string">
            <text:p text:style-name="P490">PFD</text:p>
          </table:table-cell>
          <table:table-cell table:style-name="Table13.A2" office:value-type="string">
            <text:p text:style-name="P678">6</text:p>
          </table:table-cell>
          <table:table-cell table:style-name="Table13.A2" office:value-type="string">
            <text:p text:style-name="P678"/>
            <text:p text:style-name="P677">0-7,</text:p>
            <text:p text:style-name="P677">40-47</text:p>
          </table:table-cell>
          <table:table-cell table:style-name="Table13.A2" office:value-type="string">
            <text:p text:style-name="P673">M1</text:p>
            <text:p text:style-name="P677">8-11</text:p>
          </table:table-cell>
          <table:table-cell table:style-name="Table13.A2" office:value-type="string">
            <text:p text:style-name="P673">D2(X2,B2)</text:p>
            <text:p text:style-name="P674">X2 12-15</text:p>
            <text:p text:style-name="P674">B2 16-19</text:p>
            <text:p text:style-name="P674">DL2 20-31</text:p>
            <text:p text:style-name="P674">DH2 32-39</text:p>
          </table:table-cell>
          <table:table-cell table:style-name="Table13.A2" office:value-type="string">
            <text:p text:style-name="P676">-</text:p>
          </table:table-cell>
          <table:table-cell table:style-name="Table13.A2" office:value-type="string">
            <text:p text:style-name="P676">-</text:p>
          </table:table-cell>
          <table:table-cell table:style-name="Table13.I40" office:value-type="string">
            <text:p text:style-name="P676">-</text:p>
          </table:table-cell>
        </table:table-row>
        <table:table-row table:style-name="TableLine94763193152320">
          <table:table-cell table:style-name="Table13.A2" office:value-type="string">
            <text:p text:style-name="P679">S</text:p>
            <text:p text:style-name="P680"><text:soft-page-break/>bits</text:p>
          </table:table-cell>
          <table:table-cell table:style-name="Table13.A2" office:value-type="string">
            <text:p text:style-name="P491">STIDP</text:p>
          </table:table-cell>
          <table:table-cell table:style-name="Table13.A2" office:value-type="string">
            <text:p text:style-name="P679">4</text:p>
          </table:table-cell>
          <table:table-cell table:style-name="Table13.A2" office:value-type="string">
            <text:p text:style-name="P679"/>
            <text:p text:style-name="P681"><text:soft-page-break/>0-15</text:p>
          </table:table-cell>
          <table:table-cell table:style-name="Table13.A2" office:value-type="string">
            <text:p text:style-name="P679"><text:span text:style-name="T249">D</text:span>2(<text:span text:style-name="T249">B</text:span>2)</text:p>
            <text:p text:style-name="P681"><text:soft-page-break/>B2 16-19</text:p>
            <text:p text:style-name="P681">D2 20-31</text:p>
          </table:table-cell>
          <table:table-cell table:style-name="Table13.A2" office:value-type="string">
            <text:p text:style-name="P679">-</text:p>
          </table:table-cell>
          <table:table-cell table:style-name="Table13.A2" office:value-type="string">
            <text:p text:style-name="P679">-</text:p>
          </table:table-cell>
          <table:table-cell table:style-name="Table13.A2" office:value-type="string">
            <text:p text:style-name="P679">-</text:p>
          </table:table-cell>
          <table:table-cell table:style-name="Table13.I41" office:value-type="string">
            <text:p text:style-name="P679">-</text:p>
          </table:table-cell>
        </table:table-row>
        <table:table-row table:style-name="TableLine94763193929376">
          <table:table-cell table:style-name="Table13.A2" office:value-type="string">
            <text:p text:style-name="P682">SI</text:p>
            <text:p text:style-name="P680">bits</text:p>
          </table:table-cell>
          <table:table-cell table:style-name="Table13.A2" office:value-type="string">
            <text:p text:style-name="P492">TM</text:p>
          </table:table-cell>
          <table:table-cell table:style-name="Table13.A2" office:value-type="string">
            <text:p text:style-name="P682">4</text:p>
          </table:table-cell>
          <table:table-cell table:style-name="Table13.A2" office:value-type="string">
            <text:p text:style-name="P680"/>
            <text:p text:style-name="P680">0-8</text:p>
          </table:table-cell>
          <table:table-cell table:style-name="Table13.A2" office:value-type="string">
            <text:p text:style-name="P682">D1(B1)</text:p>
            <text:p text:style-name="P680">B1 16-19</text:p>
            <text:p text:style-name="P680">D1 20-31</text:p>
          </table:table-cell>
          <table:table-cell table:style-name="Table13.A2" office:value-type="string">
            <text:p text:style-name="P682">I2</text:p>
            <text:p text:style-name="P680">8-15</text:p>
          </table:table-cell>
          <table:table-cell table:style-name="Table13.A2" office:value-type="string">
            <text:p text:style-name="P683">-</text:p>
          </table:table-cell>
          <table:table-cell table:style-name="Table13.A2" office:value-type="string">
            <text:p text:style-name="P683">-</text:p>
          </table:table-cell>
          <table:table-cell table:style-name="Table13.I42" office:value-type="string">
            <text:p text:style-name="P683">-</text:p>
          </table:table-cell>
        </table:table-row>
        <table:table-row table:style-name="TableLine94763193935696">
          <table:table-cell table:style-name="Table13.A2" office:value-type="string">
            <text:p text:style-name="P684">SIL</text:p>
            <text:p text:style-name="P685">bits</text:p>
          </table:table-cell>
          <table:table-cell table:style-name="Table13.A2" office:value-type="string">
            <text:p text:style-name="P493">MVHHI</text:p>
          </table:table-cell>
          <table:table-cell table:style-name="Table13.A2" office:value-type="string">
            <text:p text:style-name="P684">6</text:p>
          </table:table-cell>
          <table:table-cell table:style-name="Table13.A2" office:value-type="string">
            <text:p text:style-name="P685"/>
            <text:p text:style-name="P685">0-15</text:p>
          </table:table-cell>
          <table:table-cell table:style-name="Table13.A2" office:value-type="string">
            <text:p text:style-name="P684">D1(B1)</text:p>
            <text:p text:style-name="P685">B1 16-19</text:p>
            <text:p text:style-name="P685">D1 20-31</text:p>
          </table:table-cell>
          <table:table-cell table:style-name="Table13.A2" office:value-type="string">
            <text:p text:style-name="P684">I2</text:p>
            <text:p text:style-name="P685">32-47</text:p>
          </table:table-cell>
          <table:table-cell table:style-name="Table13.A2" office:value-type="string">
            <text:p text:style-name="P683">-</text:p>
          </table:table-cell>
          <table:table-cell table:style-name="Table13.A2" office:value-type="string">
            <text:p text:style-name="P683">-</text:p>
          </table:table-cell>
          <table:table-cell table:style-name="Table13.I43" office:value-type="string">
            <text:p text:style-name="P683">-</text:p>
          </table:table-cell>
        </table:table-row>
        <table:table-row table:style-name="TableLine94763193937904">
          <table:table-cell table:style-name="Table13.A2" office:value-type="string">
            <text:p text:style-name="P686">SIY</text:p>
            <text:p text:style-name="P687">bits</text:p>
          </table:table-cell>
          <table:table-cell table:style-name="Table13.A2" office:value-type="string">
            <text:p text:style-name="P494">TMY</text:p>
          </table:table-cell>
          <table:table-cell table:style-name="Table13.A2" office:value-type="string">
            <text:p text:style-name="P686">6</text:p>
          </table:table-cell>
          <table:table-cell table:style-name="Table13.A2" office:value-type="string">
            <text:p text:style-name="P687">0-7,</text:p>
            <text:p text:style-name="P687">40-47</text:p>
          </table:table-cell>
          <table:table-cell table:style-name="Table13.A2" office:value-type="string">
            <text:p text:style-name="P688">D1(B1)</text:p>
            <text:p text:style-name="P687">B1 16-19</text:p>
            <text:p text:style-name="P687">DL1 20-31</text:p>
            <text:p text:style-name="P687">DH1 32-39</text:p>
          </table:table-cell>
          <table:table-cell table:style-name="Table13.A2" office:value-type="string">
            <text:p text:style-name="P688">I2</text:p>
          </table:table-cell>
          <table:table-cell table:style-name="Table13.A2" office:value-type="string">
            <text:p text:style-name="P683">-</text:p>
          </table:table-cell>
          <table:table-cell table:style-name="Table13.A2" office:value-type="string">
            <text:p text:style-name="P683">-</text:p>
          </table:table-cell>
          <table:table-cell table:style-name="Table13.I44" office:value-type="string">
            <text:p text:style-name="P683">-</text:p>
          </table:table-cell>
        </table:table-row>
        <table:table-row table:style-name="TableLine94763193940112">
          <table:table-cell table:style-name="Table13.A2" office:value-type="string">
            <text:p text:style-name="P689">SMI</text:p>
            <text:p text:style-name="P690">bits</text:p>
          </table:table-cell>
          <table:table-cell table:style-name="Table13.A2" office:value-type="string">
            <text:p text:style-name="P565">BPP</text:p>
          </table:table-cell>
          <table:table-cell table:style-name="Table13.A2" office:value-type="string">
            <text:p text:style-name="P689">6</text:p>
          </table:table-cell>
          <table:table-cell table:style-name="Table13.A2" office:value-type="string">
            <text:p text:style-name="P689"/>
            <text:p text:style-name="P690">0-7</text:p>
          </table:table-cell>
          <table:table-cell table:style-name="Table13.A2" office:value-type="string">
            <text:p text:style-name="P683">M1</text:p>
            <text:p text:style-name="P690">9-11</text:p>
          </table:table-cell>
          <table:table-cell table:style-name="Table13.A2" office:value-type="string">
            <text:p text:style-name="P683">RI2</text:p>
            <text:p text:style-name="P690">32-47</text:p>
          </table:table-cell>
          <table:table-cell table:style-name="Table13.A2" office:value-type="string">
            <text:p text:style-name="P683">D3(B3)</text:p>
            <text:p text:style-name="P690">B2 16-19</text:p>
            <text:p text:style-name="P690">D3 20-31</text:p>
          </table:table-cell>
          <table:table-cell table:style-name="Table13.A2" office:value-type="string">
            <text:p text:style-name="P683">-</text:p>
          </table:table-cell>
          <table:table-cell table:style-name="Table13.I45" office:value-type="string">
            <text:p text:style-name="P683">-</text:p>
          </table:table-cell>
        </table:table-row>
        <table:table-row table:style-name="TableLine94763193942320">
          <table:table-cell table:style-name="Table13.A2" office:value-type="string">
            <text:p text:style-name="P691">SS a</text:p>
            <text:p text:style-name="P692">bits</text:p>
            <text:p text:style-name="P691"/>
          </table:table-cell>
          <table:table-cell table:style-name="Table13.A2" office:value-type="string">
            <text:p text:style-name="P495">TRTR</text:p>
          </table:table-cell>
          <table:table-cell table:style-name="Table13.A2" office:value-type="string">
            <text:p text:style-name="P691">6</text:p>
          </table:table-cell>
          <table:table-cell table:style-name="Table13.A2" office:value-type="string">
            <text:p text:style-name="P693"/>
            <text:p text:style-name="P693">0-7</text:p>
          </table:table-cell>
          <table:table-cell table:style-name="Table13.A2" office:value-type="string">
            <text:p text:style-name="P691">D1(L,B1)</text:p>
            <text:p text:style-name="P693">L 8-15</text:p>
            <text:p text:style-name="P693">B1 16-19</text:p>
            <text:p text:style-name="P693">D1 20-31</text:p>
          </table:table-cell>
          <table:table-cell table:style-name="Table13.A2" office:value-type="string">
            <text:p text:style-name="P691">D2(B2)</text:p>
            <text:p text:style-name="P693">B2 32-35</text:p>
            <text:p text:style-name="P693">D2 36-47</text:p>
          </table:table-cell>
          <table:table-cell table:style-name="Table13.A2" office:value-type="string">
            <text:p text:style-name="P694">-</text:p>
          </table:table-cell>
          <table:table-cell table:style-name="Table13.A2" office:value-type="string">
            <text:p text:style-name="P694">-</text:p>
          </table:table-cell>
          <table:table-cell table:style-name="Table13.I46" office:value-type="string">
            <text:p text:style-name="P694">-</text:p>
          </table:table-cell>
        </table:table-row>
        <table:table-row table:style-name="TableLine94763193944528">
          <table:table-cell table:style-name="Table13.A2" office:value-type="string">
            <text:p text:style-name="P691">SS b</text:p>
            <text:p text:style-name="P695">bits</text:p>
          </table:table-cell>
          <table:table-cell table:style-name="Table13.A2" office:value-type="string">
            <text:p text:style-name="P496">MVO</text:p>
          </table:table-cell>
          <table:table-cell table:style-name="Table13.A2" office:value-type="string">
            <text:p text:style-name="P694">6</text:p>
          </table:table-cell>
          <table:table-cell table:style-name="Table13.A2" office:value-type="string">
            <text:p text:style-name="P694"/>
            <text:p text:style-name="P695">0-7</text:p>
          </table:table-cell>
          <table:table-cell table:style-name="Table13.A2" office:value-type="string">
            <text:p text:style-name="P694">D1(L1,B1)</text:p>
            <text:p text:style-name="P695">L1 8-11</text:p>
            <text:p text:style-name="P695">B1 16-19</text:p>
            <text:p text:style-name="P695">D1 20-31</text:p>
          </table:table-cell>
          <table:table-cell table:style-name="Table13.A2" office:value-type="string">
            <text:p text:style-name="P694">D2(L2,B2)</text:p>
            <text:p text:style-name="P695">L2 12-15</text:p>
            <text:p text:style-name="P695">B2 32-35</text:p>
            <text:p text:style-name="P695">D2 36-47</text:p>
          </table:table-cell>
          <table:table-cell table:style-name="Table13.A2" office:value-type="string">
            <text:p text:style-name="P696">-</text:p>
          </table:table-cell>
          <table:table-cell table:style-name="Table13.A2" office:value-type="string">
            <text:p text:style-name="P696">-</text:p>
          </table:table-cell>
          <table:table-cell table:style-name="Table13.I47" office:value-type="string">
            <text:p text:style-name="P696">-</text:p>
          </table:table-cell>
        </table:table-row>
        <table:table-row table:style-name="TableLine94763193946736">
          <table:table-cell table:style-name="Table13.A2" office:value-type="string">
            <text:p text:style-name="P691">SS c</text:p>
            <text:p text:style-name="P697">bits</text:p>
          </table:table-cell>
          <table:table-cell table:style-name="Table13.A2" office:value-type="string">
            <text:p text:style-name="P496">SRP</text:p>
          </table:table-cell>
          <table:table-cell table:style-name="Table13.A2" office:value-type="string">
            <text:p text:style-name="P698">6</text:p>
          </table:table-cell>
          <table:table-cell table:style-name="Table13.A2" office:value-type="string">
            <text:p text:style-name="P698"/>
            <text:p text:style-name="P697">0-7</text:p>
          </table:table-cell>
          <table:table-cell table:style-name="Table13.A2" office:value-type="string">
            <text:p text:style-name="P698">D1(L1,B1)</text:p>
            <text:p text:style-name="P695">L1 8-11</text:p>
            <text:p text:style-name="P695">B1 16-19</text:p>
            <text:p text:style-name="P695">D1 20-31</text:p>
          </table:table-cell>
          <table:table-cell table:style-name="Table13.A2" office:value-type="string">
            <text:p text:style-name="P698">D2(B2)</text:p>
            <text:p text:style-name="P693">B2 32-35</text:p>
            <text:p text:style-name="P693">D2 36-47</text:p>
          </table:table-cell>
          <table:table-cell table:style-name="Table13.A2" office:value-type="string">
            <text:p text:style-name="P698">I3</text:p>
            <text:p text:style-name="P697">12-15</text:p>
          </table:table-cell>
          <table:table-cell table:style-name="Table13.A2" office:value-type="string">
            <text:p text:style-name="P696">-</text:p>
          </table:table-cell>
          <table:table-cell table:style-name="Table13.I48" office:value-type="string">
            <text:p text:style-name="P696">-</text:p>
          </table:table-cell>
        </table:table-row>
        <table:table-row table:style-name="TableLine94763193948944">
          <table:table-cell table:style-name="Table13.A2" office:value-type="string">
            <text:p text:style-name="P691">SS d</text:p>
            <text:p text:style-name="P699">bits</text:p>
          </table:table-cell>
          <table:table-cell table:style-name="Table13.A2" office:value-type="string">
            <text:p text:style-name="P496">MVCK</text:p>
          </table:table-cell>
          <table:table-cell table:style-name="Table13.A2" office:value-type="string">
            <text:p text:style-name="P700">6</text:p>
          </table:table-cell>
          <table:table-cell table:style-name="Table13.A2" office:value-type="string">
            <text:p text:style-name="P700"/>
            <text:p text:style-name="P699">0-7</text:p>
          </table:table-cell>
          <table:table-cell table:style-name="Table13.A2" office:value-type="string">
            <text:p text:style-name="P700">D1(R1,B1)</text:p>
            <text:p text:style-name="P699">R1 8-11</text:p>
            <text:p text:style-name="P695">B1 16-19</text:p>
            <text:p text:style-name="P695">D1 20-31</text:p>
          </table:table-cell>
          <table:table-cell table:style-name="Table13.A2" office:value-type="string">
            <text:p text:style-name="P700">D2(B2)</text:p>
            <text:p text:style-name="P693">B2 32-35</text:p>
            <text:p text:style-name="P693">D2 36-47</text:p>
          </table:table-cell>
          <table:table-cell table:style-name="Table13.A2" office:value-type="string">
            <text:p text:style-name="P700">R3</text:p>
            <text:p text:style-name="P699">12-15</text:p>
          </table:table-cell>
          <table:table-cell table:style-name="Table13.A2" office:value-type="string">
            <text:p text:style-name="P696">-</text:p>
          </table:table-cell>
          <table:table-cell table:style-name="Table13.I49" office:value-type="string">
            <text:p text:style-name="P696">-</text:p>
          </table:table-cell>
        </table:table-row>
        <table:table-row table:style-name="TableLine94763193951152">
          <table:table-cell table:style-name="Table13.A2" office:value-type="string">
            <text:p text:style-name="P691">SS e</text:p>
            <text:p text:style-name="P701">bits</text:p>
          </table:table-cell>
          <table:table-cell table:style-name="Table13.A2" office:value-type="string">
            <text:p text:style-name="P496">PLO</text:p>
          </table:table-cell>
          <table:table-cell table:style-name="Table13.A2" office:value-type="string">
            <text:p text:style-name="P702">6</text:p>
          </table:table-cell>
          <table:table-cell table:style-name="Table13.A2" office:value-type="string">
            <text:p text:style-name="P702"/>
            <text:p text:style-name="P701">0-7</text:p>
          </table:table-cell>
          <table:table-cell table:style-name="Table13.A2" office:value-type="string">
            <text:p text:style-name="P703">R1</text:p>
            <text:p text:style-name="P701">8-11</text:p>
          </table:table-cell>
          <table:table-cell table:style-name="Table13.A2" office:value-type="string">
            <text:p text:style-name="P703">D2(B2)</text:p>
            <text:p text:style-name="P701">B2 16-19</text:p>
            <text:p text:style-name="P701">D2 20-31</text:p>
          </table:table-cell>
          <table:table-cell table:style-name="Table13.A2" office:value-type="string">
            <text:p text:style-name="P703">R3</text:p>
            <text:p text:style-name="P701">12-15</text:p>
          </table:table-cell>
          <table:table-cell table:style-name="Table13.A2" office:value-type="string">
            <text:p text:style-name="P703">D4(B4)</text:p>
            <text:p text:style-name="P701">B4 32-35</text:p>
            <text:p text:style-name="P701">D4 36-47</text:p>
          </table:table-cell>
          <table:table-cell table:style-name="Table13.I50" office:value-type="string">
            <text:p text:style-name="P679"/>
          </table:table-cell>
        </table:table-row>
        <table:table-row table:style-name="TableLine94763193953360">
          <table:table-cell table:style-name="Table13.A2" office:value-type="string">
            <text:p text:style-name="P691">SS f</text:p>
            <text:p text:style-name="P704">bits</text:p>
          </table:table-cell>
          <table:table-cell table:style-name="Table13.A2" office:value-type="string">
            <text:p text:style-name="P496">PKA</text:p>
          </table:table-cell>
          <table:table-cell table:style-name="Table13.A2" office:value-type="string">
            <text:p text:style-name="P705">6</text:p>
          </table:table-cell>
          <table:table-cell table:style-name="Table13.A2" office:value-type="string">
            <text:p text:style-name="P705"/>
            <text:p text:style-name="P704">0-7</text:p>
          </table:table-cell>
          <table:table-cell table:style-name="Table13.A2" office:value-type="string">
            <text:p text:style-name="P705">D1(B1)</text:p>
            <text:p text:style-name="P704">B1 16-19</text:p>
            <text:p text:style-name="P704">D1 20-31</text:p>
          </table:table-cell>
          <table:table-cell table:style-name="Table13.A2" office:value-type="string">
            <text:p text:style-name="P705">D2(L2,B2)</text:p>
            <text:p text:style-name="P704">L2 8-15</text:p>
            <text:p text:style-name="P704">B2 32-35</text:p>
            <text:p text:style-name="P704">D2 36-47</text:p>
          </table:table-cell>
          <table:table-cell table:style-name="Table13.A2" office:value-type="string">
            <text:p text:style-name="P696">-</text:p>
          </table:table-cell>
          <table:table-cell table:style-name="Table13.A2" office:value-type="string">
            <text:p text:style-name="P696">-</text:p>
          </table:table-cell>
          <table:table-cell table:style-name="Table13.I51" office:value-type="string">
            <text:p text:style-name="P696">-</text:p>
          </table:table-cell>
        </table:table-row>
        <table:table-row table:style-name="TableLine94763193955568">
          <table:table-cell table:style-name="Table13.A2" office:value-type="string">
            <text:p text:style-name="P706">SSE</text:p>
            <text:p text:style-name="P707">bits</text:p>
          </table:table-cell>
          <table:table-cell table:style-name="Table13.A2" office:value-type="string">
            <text:p text:style-name="P497">LASP</text:p>
          </table:table-cell>
          <table:table-cell table:style-name="Table13.A2" office:value-type="string">
            <text:p text:style-name="P706">6</text:p>
          </table:table-cell>
          <table:table-cell table:style-name="Table13.A2" office:value-type="string">
            <text:p text:style-name="P707"/>
            <text:p text:style-name="P707">0-15</text:p>
          </table:table-cell>
          <table:table-cell table:style-name="Table13.A2" office:value-type="string">
            <text:p text:style-name="P708">D1(B1)</text:p>
            <text:p text:style-name="P704">B1 16-19</text:p>
            <text:p text:style-name="P704">D1 20-31</text:p>
          </table:table-cell>
          <table:table-cell table:style-name="Table13.A2" office:value-type="string">
            <text:p text:style-name="P708">D2(B2)</text:p>
            <text:p text:style-name="P693">B2 32-35</text:p>
            <text:p text:style-name="P693">D2 36-47</text:p>
          </table:table-cell>
          <table:table-cell table:style-name="Table13.A2" office:value-type="string">
            <text:p text:style-name="P679"/>
          </table:table-cell>
          <table:table-cell table:style-name="Table13.A2" office:value-type="string">
            <text:p text:style-name="P679"/>
          </table:table-cell>
          <table:table-cell table:style-name="Table13.I52" office:value-type="string">
            <text:p text:style-name="P679"/>
          </table:table-cell>
        </table:table-row>
        <table:table-row table:style-name="TableLine94763193957776">
          <table:table-cell table:style-name="Table13.A2" office:value-type="string">
            <text:p text:style-name="P706">SSF</text:p>
            <text:p text:style-name="P709">bits</text:p>
          </table:table-cell>
          <table:table-cell table:style-name="Table13.A2" office:value-type="string">
            <text:p text:style-name="P497">MVCOS</text:p>
          </table:table-cell>
          <table:table-cell table:style-name="Table13.A2" office:value-type="string">
            <text:p text:style-name="P706">6</text:p>
          </table:table-cell>
          <table:table-cell table:style-name="Table13.A2" office:value-type="string">
            <text:p text:style-name="P706"/>
            <text:p text:style-name="P709">0-7,</text:p>
            <text:p text:style-name="P709">12-15</text:p>
          </table:table-cell>
          <table:table-cell table:style-name="Table13.A2" office:value-type="string">
            <text:p text:style-name="P710">D1(B1)</text:p>
            <text:p text:style-name="P704">B1 16-19</text:p>
            <text:p text:style-name="P704">D1 20-31</text:p>
          </table:table-cell>
          <table:table-cell table:style-name="Table13.A2" office:value-type="string">
            <text:p text:style-name="P710">D2(B2)</text:p>
            <text:p text:style-name="P693">B2 32-35</text:p>
            <text:p text:style-name="P693">D2 36-47</text:p>
          </table:table-cell>
          <table:table-cell table:style-name="Table13.A2" office:value-type="string">
            <text:p text:style-name="P710">R3</text:p>
            <text:p text:style-name="P709">8-11</text:p>
          </table:table-cell>
          <table:table-cell table:style-name="Table13.A2" office:value-type="string">
            <text:p text:style-name="P679"/>
          </table:table-cell>
          <table:table-cell table:style-name="Table13.I53" office:value-type="string">
            <text:p text:style-name="P679"/>
          </table:table-cell>
        </table:table-row>
      </table:table>
      <text:p text:style-name="P6"/>
      <text:p text:style-name="P23"><text:soft-page-break/>Note 1: Not defined for all instructions of this format.</text:p>
      <text:h text:style-name="P1232" text:outline-level="2"><text:bookmark-start text:name="__RefHeading__8406_1040490950"/>Extended Mnemonics<text:bookmark-end text:name="__RefHeading__8406_1040490950"/></text:h>
      <text:p text:style-name="P24">Extended mnemonics for relative instructions come with two forms, one using <text:span text:style-name="T257">BRxxx</text:span> for BRANCH RELATIVE ON CONDITION modeled on the extended mnemonics for BRANCH ON CONDITION. <text:s/>The other form uses <text:span text:style-name="T257">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style-name="TableLine94763193288144">
            <table:table-cell table:style-name="Table14.A1" office:value-type="string">
              <text:p text:style-name="P780">Mnem.</text:p>
            </table:table-cell>
            <table:table-cell table:style-name="Table14.A1" office:value-type="string">
              <text:p text:style-name="P780">Actual</text:p>
            </table:table-cell>
            <table:table-cell table:style-name="Table14.A1" office:value-type="string">
              <text:p text:style-name="P780">Implied</text:p>
            </table:table-cell>
            <table:table-cell table:style-name="Table14.A1" office:value-type="string">
              <text:p text:style-name="P780">Op1</text:p>
            </table:table-cell>
            <table:table-cell table:style-name="Table14.A1" office:value-type="string">
              <text:p text:style-name="P780">Op2</text:p>
            </table:table-cell>
            <table:table-cell table:style-name="Table14.A1" office:value-type="string">
              <text:p text:style-name="P780">Op3</text:p>
            </table:table-cell>
            <table:table-cell table:style-name="Table14.A1" office:value-type="string">
              <text:p text:style-name="P780">Op4</text:p>
            </table:table-cell>
            <table:table-cell table:style-name="Table14.H1" office:value-type="string">
              <text:p text:style-name="P780">Op5</text:p>
            </table:table-cell>
          </table:table-row>
        </table:table-header-rows>
        <table:table-row table:style-name="TableLine94763194194704">
          <table:table-cell table:style-name="Table14.A2" office:value-type="string">
            <text:p text:style-name="P498">B</text:p>
          </table:table-cell>
          <table:table-cell table:style-name="Table14.A2" office:value-type="string">
            <text:p text:style-name="P498">BC</text:p>
          </table:table-cell>
          <table:table-cell table:style-name="Table14.A2" office:value-type="string">
            <text:p text:style-name="P360">M1=15</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0128">
          <table:table-cell table:style-name="Table14.A2" office:value-type="string">
            <text:p text:style-name="P499">BR</text:p>
          </table:table-cell>
          <table:table-cell table:style-name="Table14.A2" office:value-type="string">
            <text:p text:style-name="P499">BCR</text:p>
          </table:table-cell>
          <table:table-cell table:style-name="Table14.A2" office:value-type="string">
            <text:p text:style-name="P361">M1=15</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1648">
          <table:table-cell table:style-name="Table14.A2" office:value-type="string">
            <text:p text:style-name="P499">NOP</text:p>
          </table:table-cell>
          <table:table-cell table:style-name="Table14.A2" office:value-type="string">
            <text:p text:style-name="P499">BC</text:p>
          </table:table-cell>
          <table:table-cell table:style-name="Table14.A2" office:value-type="string">
            <text:p text:style-name="P361">M1=0</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3248">
          <table:table-cell table:style-name="Table14.A2" office:value-type="string">
            <text:p text:style-name="P499">NOPR</text:p>
          </table:table-cell>
          <table:table-cell table:style-name="Table14.A2" office:value-type="string">
            <text:p text:style-name="P499">BCR</text:p>
          </table:table-cell>
          <table:table-cell table:style-name="Table14.A2" office:value-type="string">
            <text:p text:style-name="P361">M1=0</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4880">
          <table:table-cell table:style-name="Table14.A2" office:value-type="string">
            <text:p text:style-name="P500">BH</text:p>
          </table:table-cell>
          <table:table-cell table:style-name="Table14.A2" office:value-type="string">
            <text:p text:style-name="P500">BC</text:p>
          </table:table-cell>
          <table:table-cell table:style-name="Table14.A2" office:value-type="string">
            <text:p text:style-name="P362">M1=2</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6384">
          <table:table-cell table:style-name="Table14.A2" office:value-type="string">
            <text:p text:style-name="P500">BHR</text:p>
          </table:table-cell>
          <table:table-cell table:style-name="Table14.A2" office:value-type="string">
            <text:p text:style-name="P500">BCR</text:p>
          </table:table-cell>
          <table:table-cell table:style-name="Table14.A2" office:value-type="string">
            <text:p text:style-name="P362">M1=2</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7936">
          <table:table-cell table:style-name="Table14.A2" office:value-type="string">
            <text:p text:style-name="P500">BL</text:p>
          </table:table-cell>
          <table:table-cell table:style-name="Table14.A2" office:value-type="string">
            <text:p text:style-name="P500">BC</text:p>
          </table:table-cell>
          <table:table-cell table:style-name="Table14.A2" office:value-type="string">
            <text:p text:style-name="P362">M1=4</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09488">
          <table:table-cell table:style-name="Table14.A2" office:value-type="string">
            <text:p text:style-name="P500">BLR</text:p>
          </table:table-cell>
          <table:table-cell table:style-name="Table14.A2" office:value-type="string">
            <text:p text:style-name="P500">BCR</text:p>
          </table:table-cell>
          <table:table-cell table:style-name="Table14.A2" office:value-type="string">
            <text:p text:style-name="P362">M1=4</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10960">
          <table:table-cell table:style-name="Table14.A2" office:value-type="string">
            <text:p text:style-name="P500">BE</text:p>
          </table:table-cell>
          <table:table-cell table:style-name="Table14.A2" office:value-type="string">
            <text:p text:style-name="P500">BC</text:p>
          </table:table-cell>
          <table:table-cell table:style-name="Table14.A2" office:value-type="string">
            <text:p text:style-name="P362">M1=8</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12512">
          <table:table-cell table:style-name="Table14.A2" office:value-type="string">
            <text:p text:style-name="P500">BER</text:p>
          </table:table-cell>
          <table:table-cell table:style-name="Table14.A2" office:value-type="string">
            <text:p text:style-name="P500">BCR</text:p>
          </table:table-cell>
          <table:table-cell table:style-name="Table14.A2" office:value-type="string">
            <text:p text:style-name="P362">M1=8</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14064">
          <table:table-cell table:style-name="Table14.A2" office:value-type="string">
            <text:p text:style-name="P501">BNH</text:p>
          </table:table-cell>
          <table:table-cell table:style-name="Table14.A2" office:value-type="string">
            <text:p text:style-name="P500">BC</text:p>
          </table:table-cell>
          <table:table-cell table:style-name="Table14.A2" office:value-type="string">
            <text:p text:style-name="P362">M1=13</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15616">
          <table:table-cell table:style-name="Table14.A2" office:value-type="string">
            <text:p text:style-name="P501">BNHR</text:p>
          </table:table-cell>
          <table:table-cell table:style-name="Table14.A2" office:value-type="string">
            <text:p text:style-name="P500">BCR</text:p>
          </table:table-cell>
          <table:table-cell table:style-name="Table14.A2" office:value-type="string">
            <text:p text:style-name="P362">M1=13</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17168">
          <table:table-cell table:style-name="Table14.A2" office:value-type="string">
            <text:p text:style-name="P502">BNL</text:p>
          </table:table-cell>
          <table:table-cell table:style-name="Table14.A2" office:value-type="string">
            <text:p text:style-name="P500">BC</text:p>
          </table:table-cell>
          <table:table-cell table:style-name="Table14.A2" office:value-type="string">
            <text:p text:style-name="P362">M1=11</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18720">
          <table:table-cell table:style-name="Table14.A2" office:value-type="string">
            <text:p text:style-name="P502">BNLR</text:p>
          </table:table-cell>
          <table:table-cell table:style-name="Table14.A2" office:value-type="string">
            <text:p text:style-name="P500">BCR</text:p>
          </table:table-cell>
          <table:table-cell table:style-name="Table14.A2" office:value-type="string">
            <text:p text:style-name="P362">M1=11</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0272">
          <table:table-cell table:style-name="Table14.A2" office:value-type="string">
            <text:p text:style-name="P503">BNE</text:p>
          </table:table-cell>
          <table:table-cell table:style-name="Table14.A2" office:value-type="string">
            <text:p text:style-name="P500">BC</text:p>
          </table:table-cell>
          <table:table-cell table:style-name="Table14.A2" office:value-type="string">
            <text:p text:style-name="P362">M1=7</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1824">
          <table:table-cell table:style-name="Table14.A2" office:value-type="string">
            <text:p text:style-name="P503">BNER</text:p>
          </table:table-cell>
          <table:table-cell table:style-name="Table14.A2" office:value-type="string">
            <text:p text:style-name="P500">BCR</text:p>
          </table:table-cell>
          <table:table-cell table:style-name="Table14.A2" office:value-type="string">
            <text:p text:style-name="P362">M1=7</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413792">
          <table:table-cell table:style-name="Table14.A2" office:value-type="string">
            <text:p text:style-name="P504">BP</text:p>
          </table:table-cell>
          <table:table-cell table:style-name="Table14.A2" office:value-type="string">
            <text:p text:style-name="P500">BC</text:p>
          </table:table-cell>
          <table:table-cell table:style-name="Table14.A2" office:value-type="string">
            <text:p text:style-name="P362">M1=2</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391280">
          <table:table-cell table:style-name="Table14.A2" office:value-type="string">
            <text:p text:style-name="P504">BPR</text:p>
          </table:table-cell>
          <table:table-cell table:style-name="Table14.A2" office:value-type="string">
            <text:p text:style-name="P500">BCR</text:p>
          </table:table-cell>
          <table:table-cell table:style-name="Table14.A2" office:value-type="string">
            <text:p text:style-name="P362">M1=2</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588912">
          <table:table-cell table:style-name="Table14.A2" office:value-type="string">
            <text:p text:style-name="P505">BM</text:p>
          </table:table-cell>
          <table:table-cell table:style-name="Table14.A2" office:value-type="string">
            <text:p text:style-name="P500">BC</text:p>
          </table:table-cell>
          <table:table-cell table:style-name="Table14.A2" office:value-type="string">
            <text:p text:style-name="P362">M1=4</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449520">
          <table:table-cell table:style-name="Table14.A2" office:value-type="string">
            <text:p text:style-name="P505">BMR</text:p>
          </table:table-cell>
          <table:table-cell table:style-name="Table14.A2" office:value-type="string">
            <text:p text:style-name="P500">BCR</text:p>
          </table:table-cell>
          <table:table-cell table:style-name="Table14.A2" office:value-type="string">
            <text:p text:style-name="P362">M1=4</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863424">
          <table:table-cell table:style-name="Table14.A2" office:value-type="string">
            <text:p text:style-name="P506">BZ</text:p>
          </table:table-cell>
          <table:table-cell table:style-name="Table14.A2" office:value-type="string">
            <text:p text:style-name="P500">BC</text:p>
          </table:table-cell>
          <table:table-cell table:style-name="Table14.A2" office:value-type="string">
            <text:p text:style-name="P362">M1=8</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853088">
          <table:table-cell table:style-name="Table14.A2" office:value-type="string">
            <text:p text:style-name="P506">BZR</text:p>
          </table:table-cell>
          <table:table-cell table:style-name="Table14.A2" office:value-type="string">
            <text:p text:style-name="P500">BCR</text:p>
          </table:table-cell>
          <table:table-cell table:style-name="Table14.A2" office:value-type="string">
            <text:p text:style-name="P362">M1=8</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842736">
          <table:table-cell table:style-name="Table14.A2" office:value-type="string">
            <text:p text:style-name="P507">BO</text:p>
          </table:table-cell>
          <table:table-cell table:style-name="Table14.A2" office:value-type="string">
            <text:p text:style-name="P500">BC</text:p>
          </table:table-cell>
          <table:table-cell table:style-name="Table14.A2" office:value-type="string">
            <text:p text:style-name="P362">M1=1</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811872">
          <table:table-cell table:style-name="Table14.A2" office:value-type="string">
            <text:p text:style-name="P507">BOR</text:p>
          </table:table-cell>
          <table:table-cell table:style-name="Table14.A2" office:value-type="string">
            <text:p text:style-name="P500">BCR</text:p>
          </table:table-cell>
          <table:table-cell table:style-name="Table14.A2" office:value-type="string">
            <text:p text:style-name="P362">M1=1</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776064">
          <table:table-cell table:style-name="Table14.A2" office:value-type="string">
            <text:p text:style-name="P508">BNP</text:p>
          </table:table-cell>
          <table:table-cell table:style-name="Table14.A2" office:value-type="string">
            <text:p text:style-name="P500">BC</text:p>
          </table:table-cell>
          <table:table-cell table:style-name="Table14.A2" office:value-type="string">
            <text:p text:style-name="P362">M1=13</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726192">
          <table:table-cell table:style-name="Table14.A2" office:value-type="string">
            <text:p text:style-name="P508">BNPR</text:p>
          </table:table-cell>
          <table:table-cell table:style-name="Table14.A2" office:value-type="string">
            <text:p text:style-name="P500">BCR</text:p>
          </table:table-cell>
          <table:table-cell table:style-name="Table14.A2" office:value-type="string">
            <text:p text:style-name="P362">M1=13</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606688">
          <table:table-cell table:style-name="Table14.A2" office:value-type="string">
            <text:p text:style-name="P509">BNM</text:p>
          </table:table-cell>
          <table:table-cell table:style-name="Table14.A2" office:value-type="string">
            <text:p text:style-name="P500">BC</text:p>
          </table:table-cell>
          <table:table-cell table:style-name="Table14.A2" office:value-type="string">
            <text:p text:style-name="P362">M1=11</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562240">
          <table:table-cell table:style-name="Table14.A2" office:value-type="string">
            <text:p text:style-name="P509">BNMR</text:p>
          </table:table-cell>
          <table:table-cell table:style-name="Table14.A2" office:value-type="string">
            <text:p text:style-name="P500">BCR</text:p>
          </table:table-cell>
          <table:table-cell table:style-name="Table14.A2" office:value-type="string">
            <text:p text:style-name="P362">M1=11</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ext:soft-page-break/>
        <table:table-row table:style-name="TableLine94763193496848">
          <table:table-cell table:style-name="Table14.A2" office:value-type="string">
            <text:p text:style-name="P510">BNZ</text:p>
          </table:table-cell>
          <table:table-cell table:style-name="Table14.A2" office:value-type="string">
            <text:p text:style-name="P500">BC</text:p>
          </table:table-cell>
          <table:table-cell table:style-name="Table14.A2" office:value-type="string">
            <text:p text:style-name="P362">M1=7</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3431184">
          <table:table-cell table:style-name="Table14.A2" office:value-type="string">
            <text:p text:style-name="P510">BNZR</text:p>
          </table:table-cell>
          <table:table-cell table:style-name="Table14.A2" office:value-type="string">
            <text:p text:style-name="P500">BCR</text:p>
          </table:table-cell>
          <table:table-cell table:style-name="Table14.A2" office:value-type="string">
            <text:p text:style-name="P362">M1=7</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4672">
          <table:table-cell table:style-name="Table14.A2" office:value-type="string">
            <text:p text:style-name="P511">BNO</text:p>
          </table:table-cell>
          <table:table-cell table:style-name="Table14.A2" office:value-type="string">
            <text:p text:style-name="P500">BC</text:p>
          </table:table-cell>
          <table:table-cell table:style-name="Table14.A2" office:value-type="string">
            <text:p text:style-name="P362">M1=7</text:p>
          </table:table-cell>
          <table:table-cell table:style-name="Table14.A2" office:value-type="string">
            <text:p text:style-name="P360">D2(X2,B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5984">
          <table:table-cell table:style-name="Table14.A2" office:value-type="string">
            <text:p text:style-name="P511">BNOR</text:p>
          </table:table-cell>
          <table:table-cell table:style-name="Table14.A2" office:value-type="string">
            <text:p text:style-name="P500">BCR</text:p>
          </table:table-cell>
          <table:table-cell table:style-name="Table14.A2" office:value-type="string">
            <text:p text:style-name="P362">M1=7</text:p>
          </table:table-cell>
          <table:table-cell table:style-name="Table14.A2" office:value-type="string">
            <text:p text:style-name="P361">R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2720">
          <table:table-cell table:style-name="Table14.A2" office:value-type="string">
            <text:p text:style-name="P512">J</text:p>
          </table:table-cell>
          <table:table-cell table:style-name="Table14.A2" office:value-type="string">
            <text:p text:style-name="P512">BRC</text:p>
          </table:table-cell>
          <table:table-cell table:style-name="Table14.A2" office:value-type="string">
            <text:p text:style-name="P363">M1=15</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4112">
          <table:table-cell table:style-name="Table14.A2" office:value-type="string">
            <text:p text:style-name="P512">JLU</text:p>
          </table:table-cell>
          <table:table-cell table:style-name="Table14.A2" office:value-type="string">
            <text:p text:style-name="P512">BRCL</text:p>
          </table:table-cell>
          <table:table-cell table:style-name="Table14.A2" office:value-type="string">
            <text:p text:style-name="P363">M1=15</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398800">
          <table:table-cell table:style-name="Table14.A2" office:value-type="string">
            <text:p text:style-name="P512">JNOP</text:p>
          </table:table-cell>
          <table:table-cell table:style-name="Table14.A2" office:value-type="string">
            <text:p text:style-name="P512">BRC</text:p>
          </table:table-cell>
          <table:table-cell table:style-name="Table14.A2" office:value-type="string">
            <text:p text:style-name="P363">M1=0</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0352">
          <table:table-cell table:style-name="Table14.A2" office:value-type="string">
            <text:p text:style-name="P512">JLNOP</text:p>
          </table:table-cell>
          <table:table-cell table:style-name="Table14.A2" office:value-type="string">
            <text:p text:style-name="P512">BRCL</text:p>
          </table:table-cell>
          <table:table-cell table:style-name="Table14.A2" office:value-type="string">
            <text:p text:style-name="P363">M1=0</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1904">
          <table:table-cell table:style-name="Table14.A2" office:value-type="string">
            <text:p text:style-name="P513">JH</text:p>
          </table:table-cell>
          <table:table-cell table:style-name="Table14.A2" office:value-type="string">
            <text:p text:style-name="P512">BRC</text:p>
          </table:table-cell>
          <table:table-cell table:style-name="Table14.A2" office:value-type="string">
            <text:p text:style-name="P363">M1=2</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3456">
          <table:table-cell table:style-name="Table14.A2" office:value-type="string">
            <text:p text:style-name="P513">JLH</text:p>
          </table:table-cell>
          <table:table-cell table:style-name="Table14.A2" office:value-type="string">
            <text:p text:style-name="P512">BRCL</text:p>
          </table:table-cell>
          <table:table-cell table:style-name="Table14.A2" office:value-type="string">
            <text:p text:style-name="P363">M1=2</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5008">
          <table:table-cell table:style-name="Table14.A2" office:value-type="string">
            <text:p text:style-name="P514">JL</text:p>
          </table:table-cell>
          <table:table-cell table:style-name="Table14.A2" office:value-type="string">
            <text:p text:style-name="P512">BRC</text:p>
          </table:table-cell>
          <table:table-cell table:style-name="Table14.A2" office:value-type="string">
            <text:p text:style-name="P363">M1=4</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6560">
          <table:table-cell table:style-name="Table14.A2" office:value-type="string">
            <text:p text:style-name="P514">JLL</text:p>
          </table:table-cell>
          <table:table-cell table:style-name="Table14.A2" office:value-type="string">
            <text:p text:style-name="P512">BRCL</text:p>
          </table:table-cell>
          <table:table-cell table:style-name="Table14.A2" office:value-type="string">
            <text:p text:style-name="P363">M1=4</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8112">
          <table:table-cell table:style-name="Table14.A2" office:value-type="string">
            <text:p text:style-name="P514">JE</text:p>
          </table:table-cell>
          <table:table-cell table:style-name="Table14.A2" office:value-type="string">
            <text:p text:style-name="P512">BRC</text:p>
          </table:table-cell>
          <table:table-cell table:style-name="Table14.A2" office:value-type="string">
            <text:p text:style-name="P363">M1=8</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09664">
          <table:table-cell table:style-name="Table14.A2" office:value-type="string">
            <text:p text:style-name="P514">JLE</text:p>
          </table:table-cell>
          <table:table-cell table:style-name="Table14.A2" office:value-type="string">
            <text:p text:style-name="P512">BRCL</text:p>
          </table:table-cell>
          <table:table-cell table:style-name="Table14.A2" office:value-type="string">
            <text:p text:style-name="P363">M1=8</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11216">
          <table:table-cell table:style-name="Table14.A2" office:value-type="string">
            <text:p text:style-name="P514">JNH</text:p>
          </table:table-cell>
          <table:table-cell table:style-name="Table14.A2" office:value-type="string">
            <text:p text:style-name="P512">BRC</text:p>
          </table:table-cell>
          <table:table-cell table:style-name="Table14.A2" office:value-type="string">
            <text:p text:style-name="P363">M1=13</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12768">
          <table:table-cell table:style-name="Table14.A2" office:value-type="string">
            <text:p text:style-name="P514">JLNH</text:p>
          </table:table-cell>
          <table:table-cell table:style-name="Table14.A2" office:value-type="string">
            <text:p text:style-name="P512">BRCL</text:p>
          </table:table-cell>
          <table:table-cell table:style-name="Table14.A2" office:value-type="string">
            <text:p text:style-name="P363">M1=13</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14320">
          <table:table-cell table:style-name="Table14.A2" office:value-type="string">
            <text:p text:style-name="P515">JNL</text:p>
          </table:table-cell>
          <table:table-cell table:style-name="Table14.A2" office:value-type="string">
            <text:p text:style-name="P512">BRC</text:p>
          </table:table-cell>
          <table:table-cell table:style-name="Table14.A2" office:value-type="string">
            <text:p text:style-name="P363">M1=11</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15872">
          <table:table-cell table:style-name="Table14.A2" office:value-type="string">
            <text:p text:style-name="P515">JLNL</text:p>
          </table:table-cell>
          <table:table-cell table:style-name="Table14.A2" office:value-type="string">
            <text:p text:style-name="P512">BRCL</text:p>
          </table:table-cell>
          <table:table-cell table:style-name="Table14.A2" office:value-type="string">
            <text:p text:style-name="P363">M1=11</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17424">
          <table:table-cell table:style-name="Table14.A2" office:value-type="string">
            <text:p text:style-name="P515">JNE</text:p>
          </table:table-cell>
          <table:table-cell table:style-name="Table14.A2" office:value-type="string">
            <text:p text:style-name="P512">BRC</text:p>
          </table:table-cell>
          <table:table-cell table:style-name="Table14.A2" office:value-type="string">
            <text:p text:style-name="P363">M1=7</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18976">
          <table:table-cell table:style-name="Table14.A2" office:value-type="string">
            <text:p text:style-name="P515">JLNE</text:p>
          </table:table-cell>
          <table:table-cell table:style-name="Table14.A2" office:value-type="string">
            <text:p text:style-name="P512">BRCL</text:p>
          </table:table-cell>
          <table:table-cell table:style-name="Table14.A2" office:value-type="string">
            <text:p text:style-name="P363">M1=7</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0528">
          <table:table-cell table:style-name="Table14.A2" office:value-type="string">
            <text:p text:style-name="P516">JP</text:p>
          </table:table-cell>
          <table:table-cell table:style-name="Table14.A2" office:value-type="string">
            <text:p text:style-name="P512">BRC</text:p>
          </table:table-cell>
          <table:table-cell table:style-name="Table14.A2" office:value-type="string">
            <text:p text:style-name="P363">M1=2</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2080">
          <table:table-cell table:style-name="Table14.A2" office:value-type="string">
            <text:p text:style-name="P516">JLP</text:p>
          </table:table-cell>
          <table:table-cell table:style-name="Table14.A2" office:value-type="string">
            <text:p text:style-name="P512">BRCL</text:p>
          </table:table-cell>
          <table:table-cell table:style-name="Table14.A2" office:value-type="string">
            <text:p text:style-name="P363">M1=2</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3632">
          <table:table-cell table:style-name="Table14.A2" office:value-type="string">
            <text:p text:style-name="P517">JM</text:p>
          </table:table-cell>
          <table:table-cell table:style-name="Table14.A2" office:value-type="string">
            <text:p text:style-name="P512">BRC</text:p>
          </table:table-cell>
          <table:table-cell table:style-name="Table14.A2" office:value-type="string">
            <text:p text:style-name="P363">M1=4</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5184">
          <table:table-cell table:style-name="Table14.A2" office:value-type="string">
            <text:p text:style-name="P517">JLM</text:p>
          </table:table-cell>
          <table:table-cell table:style-name="Table14.A2" office:value-type="string">
            <text:p text:style-name="P512">BRCL</text:p>
          </table:table-cell>
          <table:table-cell table:style-name="Table14.A2" office:value-type="string">
            <text:p text:style-name="P363">M1=4</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6736">
          <table:table-cell table:style-name="Table14.A2" office:value-type="string">
            <text:p text:style-name="P518">JZ</text:p>
          </table:table-cell>
          <table:table-cell table:style-name="Table14.A2" office:value-type="string">
            <text:p text:style-name="P512">BRC</text:p>
          </table:table-cell>
          <table:table-cell table:style-name="Table14.A2" office:value-type="string">
            <text:p text:style-name="P363">M1=8</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8288">
          <table:table-cell table:style-name="Table14.A2" office:value-type="string">
            <text:p text:style-name="P518">JLZ</text:p>
          </table:table-cell>
          <table:table-cell table:style-name="Table14.A2" office:value-type="string">
            <text:p text:style-name="P512">BRCL</text:p>
          </table:table-cell>
          <table:table-cell table:style-name="Table14.A2" office:value-type="string">
            <text:p text:style-name="P363">M1=8</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29840">
          <table:table-cell table:style-name="Table14.A2" office:value-type="string">
            <text:p text:style-name="P519">JO</text:p>
          </table:table-cell>
          <table:table-cell table:style-name="Table14.A2" office:value-type="string">
            <text:p text:style-name="P512">BRC</text:p>
          </table:table-cell>
          <table:table-cell table:style-name="Table14.A2" office:value-type="string">
            <text:p text:style-name="P363">M1=1</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31392">
          <table:table-cell table:style-name="Table14.A2" office:value-type="string">
            <text:p text:style-name="P519">JLO</text:p>
          </table:table-cell>
          <table:table-cell table:style-name="Table14.A2" office:value-type="string">
            <text:p text:style-name="P512">BRCL</text:p>
          </table:table-cell>
          <table:table-cell table:style-name="Table14.A2" office:value-type="string">
            <text:p text:style-name="P363">M1=1</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32944">
          <table:table-cell table:style-name="Table14.A2" office:value-type="string">
            <text:p text:style-name="P519">JNP</text:p>
          </table:table-cell>
          <table:table-cell table:style-name="Table14.A2" office:value-type="string">
            <text:p text:style-name="P512">BRC</text:p>
          </table:table-cell>
          <table:table-cell table:style-name="Table14.A2" office:value-type="string">
            <text:p text:style-name="P363">M1=13</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34496">
          <table:table-cell table:style-name="Table14.A2" office:value-type="string">
            <text:p text:style-name="P519">JLNP</text:p>
          </table:table-cell>
          <table:table-cell table:style-name="Table14.A2" office:value-type="string">
            <text:p text:style-name="P512">BRCL</text:p>
          </table:table-cell>
          <table:table-cell table:style-name="Table14.A2" office:value-type="string">
            <text:p text:style-name="P363">M1=13</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36048">
          <table:table-cell table:style-name="Table14.A2" office:value-type="string">
            <text:p text:style-name="P519">JNM</text:p>
          </table:table-cell>
          <table:table-cell table:style-name="Table14.A2" office:value-type="string">
            <text:p text:style-name="P512">BRC</text:p>
          </table:table-cell>
          <table:table-cell table:style-name="Table14.A2" office:value-type="string">
            <text:p text:style-name="P363">M1=11</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37600">
          <table:table-cell table:style-name="Table14.A2" office:value-type="string">
            <text:p text:style-name="P519">JLNM</text:p>
          </table:table-cell>
          <table:table-cell table:style-name="Table14.A2" office:value-type="string">
            <text:p text:style-name="P512">BRCL</text:p>
          </table:table-cell>
          <table:table-cell table:style-name="Table14.A2" office:value-type="string">
            <text:p text:style-name="P363">M1=11</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39152">
          <table:table-cell table:style-name="Table14.A2" office:value-type="string">
            <text:p text:style-name="P519">JNZ</text:p>
          </table:table-cell>
          <table:table-cell table:style-name="Table14.A2" office:value-type="string">
            <text:p text:style-name="P512">BRC</text:p>
          </table:table-cell>
          <table:table-cell table:style-name="Table14.A2" office:value-type="string">
            <text:p text:style-name="P363">M1=7</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40704">
          <table:table-cell table:style-name="Table14.A2" office:value-type="string">
            <text:p text:style-name="P519">JLNZ</text:p>
          </table:table-cell>
          <table:table-cell table:style-name="Table14.A2" office:value-type="string">
            <text:p text:style-name="P512">BRCL</text:p>
          </table:table-cell>
          <table:table-cell table:style-name="Table14.A2" office:value-type="string">
            <text:p text:style-name="P363">M1=7</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42256">
          <table:table-cell table:style-name="Table14.A2" office:value-type="string">
            <text:p text:style-name="P520">JNO</text:p>
          </table:table-cell>
          <table:table-cell table:style-name="Table14.A2" office:value-type="string">
            <text:p text:style-name="P512">BRC</text:p>
          </table:table-cell>
          <table:table-cell table:style-name="Table14.A2" office:value-type="string">
            <text:p text:style-name="P363">M1=14</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ext:soft-page-break/>
        <table:table-row table:style-name="TableLine94763194443808">
          <table:table-cell table:style-name="Table14.A2" office:value-type="string">
            <text:p text:style-name="P520">JLNO</text:p>
          </table:table-cell>
          <table:table-cell table:style-name="Table14.A2" office:value-type="string">
            <text:p text:style-name="P512">BRCL</text:p>
          </table:table-cell>
          <table:table-cell table:style-name="Table14.A2" office:value-type="string">
            <text:p text:style-name="P363">M1=14</text:p>
          </table:table-cell>
          <table:table-cell table:style-name="Table14.A2" office:value-type="string">
            <text:p text:style-name="P363">RI2</text:p>
          </table:table-cell>
          <table:table-cell table:style-name="Table14.A2" office:value-type="string">
            <text:p text:style-name="P367"/>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7456">
          <table:table-cell table:style-name="Table14.A2" office:value-type="string">
            <text:p text:style-name="P521">JAS</text:p>
          </table:table-cell>
          <table:table-cell table:style-name="Table14.A2" office:value-type="string">
            <text:p text:style-name="P521">BRAS</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I2</text:p>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229008">
          <table:table-cell table:style-name="Table14.A2" office:value-type="string">
            <text:p text:style-name="P521">JASL</text:p>
          </table:table-cell>
          <table:table-cell table:style-name="Table14.A2" office:value-type="string">
            <text:p text:style-name="P521">BRASL</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I2</text:p>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52688">
          <table:table-cell table:style-name="Table14.A2" office:value-type="string">
            <text:p text:style-name="P521">JCT</text:p>
          </table:table-cell>
          <table:table-cell table:style-name="Table14.A2" office:value-type="string">
            <text:p text:style-name="P521">BRCT</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I2</text:p>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54240">
          <table:table-cell table:style-name="Table14.A2" office:value-type="string">
            <text:p text:style-name="P521">JCTG</text:p>
          </table:table-cell>
          <table:table-cell table:style-name="Table14.A2" office:value-type="string">
            <text:p text:style-name="P521">BRCTG</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I2</text:p>
          </table:table-cell>
          <table:table-cell table:style-name="Table14.A2" office:value-type="string">
            <text:p text:style-name="P367"/>
          </table:table-cell>
          <table:table-cell table:style-name="Table14.A2" office:value-type="string">
            <text:p text:style-name="P367"/>
          </table:table-cell>
          <table:table-cell table:style-name="Table14.H2" office:value-type="string">
            <text:p text:style-name="P367"/>
          </table:table-cell>
        </table:table-row>
        <table:table-row table:style-name="TableLine94763194455792">
          <table:table-cell table:style-name="Table14.A2" office:value-type="string">
            <text:p text:style-name="P521">JXH</text:p>
          </table:table-cell>
          <table:table-cell table:style-name="Table14.A2" office:value-type="string">
            <text:p text:style-name="P521">BRXH</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3</text:p>
          </table:table-cell>
          <table:table-cell table:style-name="Table14.A2" office:value-type="string">
            <text:p text:style-name="P364">RI2</text:p>
          </table:table-cell>
          <table:table-cell table:style-name="Table14.A2" office:value-type="string">
            <text:p text:style-name="P367"/>
          </table:table-cell>
          <table:table-cell table:style-name="Table14.H2" office:value-type="string">
            <text:p text:style-name="P367"/>
          </table:table-cell>
        </table:table-row>
        <table:table-row table:style-name="TableLine94763194457344">
          <table:table-cell table:style-name="Table14.A2" office:value-type="string">
            <text:p text:style-name="P521">JXHG</text:p>
          </table:table-cell>
          <table:table-cell table:style-name="Table14.A2" office:value-type="string">
            <text:p text:style-name="P521">BRXHG</text:p>
          </table:table-cell>
          <table:table-cell table:style-name="Table14.A2" office:value-type="string">
            <text:p text:style-name="P364">none</text:p>
          </table:table-cell>
          <table:table-cell table:style-name="Table14.A2" office:value-type="string">
            <text:p text:style-name="P364">R1</text:p>
          </table:table-cell>
          <table:table-cell table:style-name="Table14.A2" office:value-type="string">
            <text:p text:style-name="P364">R3</text:p>
          </table:table-cell>
          <table:table-cell table:style-name="Table14.A2" office:value-type="string">
            <text:p text:style-name="P364">RI2</text:p>
          </table:table-cell>
          <table:table-cell table:style-name="Table14.A2" office:value-type="string">
            <text:p text:style-name="P367"/>
          </table:table-cell>
          <table:table-cell table:style-name="Table14.H2" office:value-type="string">
            <text:p text:style-name="P367"/>
          </table:table-cell>
        </table:table-row>
        <table:table-row table:style-name="TableLine94763194458896">
          <table:table-cell table:style-name="Table14.A2" office:value-type="string">
            <text:p text:style-name="P522">JXLE</text:p>
          </table:table-cell>
          <table:table-cell table:style-name="Table14.A2" office:value-type="string">
            <text:p text:style-name="P522">BRXLE</text:p>
          </table:table-cell>
          <table:table-cell table:style-name="Table14.A2" office:value-type="string">
            <text:p text:style-name="P365">none</text:p>
          </table:table-cell>
          <table:table-cell table:style-name="Table14.A2" office:value-type="string">
            <text:p text:style-name="P365">R1</text:p>
          </table:table-cell>
          <table:table-cell table:style-name="Table14.A2" office:value-type="string">
            <text:p text:style-name="P365">R3</text:p>
          </table:table-cell>
          <table:table-cell table:style-name="Table14.A2" office:value-type="string">
            <text:p text:style-name="P365">RI2</text:p>
          </table:table-cell>
          <table:table-cell table:style-name="Table14.A2" office:value-type="string">
            <text:p text:style-name="P367"/>
          </table:table-cell>
          <table:table-cell table:style-name="Table14.H2" office:value-type="string">
            <text:p text:style-name="P367"/>
          </table:table-cell>
        </table:table-row>
        <table:table-row table:style-name="TableLine94763194460448">
          <table:table-cell table:style-name="Table14.A2" office:value-type="string">
            <text:p text:style-name="P523">JXLEG</text:p>
          </table:table-cell>
          <table:table-cell table:style-name="Table14.A2" office:value-type="string">
            <text:p text:style-name="P523">BRXLG</text:p>
          </table:table-cell>
          <table:table-cell table:style-name="Table14.A2" office:value-type="string">
            <text:p text:style-name="P366">none</text:p>
          </table:table-cell>
          <table:table-cell table:style-name="Table14.A2" office:value-type="string">
            <text:p text:style-name="P366">R1</text:p>
          </table:table-cell>
          <table:table-cell table:style-name="Table14.A2" office:value-type="string">
            <text:p text:style-name="P366">R2</text:p>
          </table:table-cell>
          <table:table-cell table:style-name="Table14.A2" office:value-type="string">
            <text:p text:style-name="P366">RI2</text:p>
          </table:table-cell>
          <table:table-cell table:style-name="Table14.A2" office:value-type="string">
            <text:p text:style-name="P367"/>
          </table:table-cell>
          <table:table-cell table:style-name="Table14.H2" office:value-type="string">
            <text:p text:style-name="P367"/>
          </table:table-cell>
        </table:table-row>
      </table:table>
      <text:p text:style-name="P30"/>
      <text:p text:style-name="P30"/>
      <text:h text:style-name="P1189" text:outline-level="1"><text:bookmark-start text:name="__RefHeading___Toc17027_2628978088"/><text:span text:style-name="T1066">Appendix B - </text:span>Use of Machine Specification Language (MSL)<text:bookmark-end text:name="__RefHeading___Toc17027_2628978088"/></text:h>
      <text:p text:style-name="P216">Machine Specification Language (MSL) is a small domain specific language used to define instructions and system architectures. <text:s/>It is a subset of the Statement Oriented Parameter Language (SOPL). <text:s/>SOPL is implemented as a <text:span text:style-name="T651">Python</text:span> module and is imported by the <text:span text:style-name="T651">Python</text:span> module implementing any language based upon it, MSL included. <text:s/>ASMA’s MSL files are contained in the <text:span text:style-name="T1062">SATK </text:span><text:span text:style-name="T257">asma/msl</text:span> directory.</text:p>
      <text:p text:style-name="P215"><text:span text:style-name="T1061">The specific instructions supported by a given architecture are defined by the architecture’s MSL file. <text:s/>MSL</text:span> <text:span text:style-name="T1061">defines for</text:span> ASMA an instruction’s assembler source format and <text:span text:style-name="T1061">its </text:span>machine code <text:span text:style-name="T1061">bit </text:span>repre<text:span text:style-name="T1061">sentation. The machine code bit representations are defined by a set of formats found in the </text:span><text:span text:style-name="T601">asma/msl/formats.msl</text:span><text:span text:style-name="T1061"> file. <text:s/>All instruction formats are contained within this file. <text:s/>Each architecture specific file includes the </text:span><text:span text:style-name="T601">formats.msl</text:span><text:span text:style-name="T1061"> file regardless of whether all formats are used by the architecture or not.</text:span></text:p>
      <text:p text:style-name="P219">Historically, system <text:span text:style-name="T643">Principles of Operations</text:span> manuals have defined <text:span text:style-name="T1067">machine </text:span>instruction formats in a manner <text:span text:style-name="T646">similar</text:span> to the formats used in MSL. <text:s/>This creates a set of expectations for formats within MSL. <text:s/>While inspired by such historical formats, MSL formats are not the same. <text:s/>They are driven by the needs of ASMA, not a hardware CPU. <text:s/>The primary purpose of this section is to describe these differences. <text:s/><text:span text:style-name="T1067">Inevitably some discussion of how ASMA operates in this context is necessary, sometimes diving into </text:span><text:span text:style-name="T690">Python</text:span><text:span text:style-name="T1067">.</text:span></text:p>
      <text:h text:style-name="Heading_20_2" text:outline-level="2"><text:bookmark-start text:name="__RefHeading___Toc17128_735240855"/>Instruction Formats<text:bookmark-end text:name="__RefHeading___Toc17128_735240855"/></text:h>
      <text:p text:style-name="P220">Instruction formats in the historical context define how specific bits of an instruction are used by the hardware <text:span text:style-name="T1072">decoding instructions</text:span>. <text:s/>The 16, <text:span text:style-name="T1069">32</text:span>, or 4<text:span text:style-name="T1069">8</text:span> bits of the instruction are broken up into multiple bit fields of varying length. <text:s/>Each field with its defined role in the operation of the instruction is identified. <text:s/>Some fields are 4 bits. <text:s/>Some fields are 12 bits. <text:s/>Some are even 32 bits in length. <text:s/>While the role is defined, the impact on the instruction is articulated in the individual instruction’s description <text:span text:style-name="T1068">including how the field’s bits are constructed.</text:span></text:p>
      <text:p text:style-name="P221">This consideration is illustrated by the case of two register-immediate instructions: <text:span text:style-name="T257">LHI</text:span> and <text:span text:style-name="T603">TML</text:span><text:span text:style-name="T1070">. <text:s/>Legacy formats use the same format for these two instructions: </text:span><text:span text:style-name="T603">RIA</text:span><text:span text:style-name="T1070">. <text:s/>ASMA has a format with this name. <text:s/>The issue is how the immediate value is built. <text:s/>Legacy instruction formats do not care.</text:span></text:p>
      <text:p text:style-name="P222">However, the MSL instruction format, also named <text:span text:style-name="T257">RIA</text:span>, treats the immediate field as signed. <text:s/>The format, as defined by MSL is below. <text:s/>The critical line is highlighted in <text:span text:style-name="T651">bold</text:span>.</text:p>
      <text:p text:style-name="P222">This format works just fine for <text:span text:style-name="T257">LHI</text:span>.</text:p>
      <text:p text:style-name="P1175"/>
      <text:p text:style-name="P311"># <text:s text:c="4"/>0 <text:s text:c="4"/>4 <text:s text:c="4"/>8 <text:s text:c="4"/>12 <text:s text:c="3"/>16 <text:s text:c="3"/>20 <text:s text:c="3"/>24 <text:s text:c="3"/>28 <text:s text:c="2"/>31</text:p>
      <text:p text:style-name="P311"># <text:s text:c="4"/>+-----+-----+-----+-----+-----+-----+-----+-----+</text:p>
      <text:p text:style-name="P311"># <text:s text:c="4"/>| <text:s text:c="3"/>OP <text:s text:c="4"/>| R1 <text:s/>| XOP | <text:s text:c="9"/>RI2 <text:s text:c="9"/>|</text:p>
      <text:p text:style-name="P311"># <text:s text:c="4"/>+-----+-----+-----+-----+-----+-----+-----+-----+</text:p>
      <text:p text:style-name="P311">#</text:p>
      <text:p text:style-name="P311"># RIA: MNEMONIC R1,RI2</text:p>
      <text:p text:style-name="P311">#</text:p>
      <text:p text:style-name="P311">format RIA</text:p>
      <text:p text:style-name="P311"><text:s text:c="4"/>length 4</text:p>
      <text:p text:style-name="P311"><text:s text:c="4"/>xopcode 12 15</text:p>
      <text:p text:style-name="P311"><text:s text:c="4"/>mach R1 8 11</text:p>
      <text:p text:style-name="P311"><text:s text:c="4"/><text:span text:style-name="T651">mach RI2 16 31 signed</text:span></text:p>
      <text:p text:style-name="P311"><text:s text:c="4"/>source R1 R1</text:p>
      <text:p text:style-name="P311"><text:s text:c="4"/>source RI2 RI2</text:p>
      <text:p text:style-name="P224">However, this does not work so well for <text:span text:style-name="T257">TML</text:span>. <text:s/><text:span text:style-name="T257">TML</text:span> treats the four-byte immediate field as an <text:span text:style-name="T643">unsigned</text:span> value. <text:s/>Because MSL requires all elements of the format to apply to an instruction, an entirely different format is required, <text:span text:style-name="T257">RIAU</text:span>, <text:span text:style-name="T1072">in this case</text:span>.</text:p>
      <text:p text:style-name="P312"># <text:s text:c="4"/>0 <text:s text:c="4"/>4 <text:s text:c="4"/>8 <text:s text:c="4"/>12 <text:s text:c="3"/>16 <text:s text:c="3"/>20 <text:s text:c="3"/>24 <text:s text:c="3"/>28 <text:s text:c="2"/>31</text:p>
      <text:p text:style-name="P312"># <text:s text:c="4"/>+-----+-----+-----+-----+-----+-----+-----+-----+</text:p>
      <text:p text:style-name="P312"># <text:s text:c="4"/>| <text:s text:c="3"/>OP <text:s text:c="4"/>| R1 <text:s/>| XOP | <text:s text:c="9"/>RI2 <text:s text:c="9"/>|</text:p>
      <text:p text:style-name="P312"># <text:s text:c="4"/>+-----+-----+-----+-----+-----+-----+-----+-----+</text:p>
      <text:p text:style-name="P312">#</text:p>
      <text:p text:style-name="P312"># RIAU: MNEMONIC R1,RI2</text:p>
      <text:p text:style-name="P312">#</text:p>
      <text:p text:style-name="P312">format RIAU</text:p>
      <text:p text:style-name="P312"><text:s text:c="4"/>length 4</text:p>
      <text:p text:style-name="P312"><text:s text:c="4"/>xopcode 12 15</text:p>
      <text:p text:style-name="P312"><text:s text:c="4"/>mach R1 8 11</text:p>
      <text:p text:style-name="P312"><text:s text:c="4"/><text:span text:style-name="T651">mach RI2 16 31</text:span></text:p>
      <text:p text:style-name="P312"><text:s text:c="4"/>source R1 R1</text:p>
      <text:p text:style-name="P312"><text:s text:c="4"/>source RI2 RI2</text:p>
      <text:p text:style-name="P224"><text:soft-page-break/>The only change is in the single <text:span text:style-name="T604">mach</text:span><text:span text:style-name="T1072"> </text:span><text:span text:style-name="T257">RI2</text:span> parameter. <text:s/>The parameter value of <text:span text:style-name="T257">signed</text:span> has been removed, turning the field into an unsigned value.</text:p>
      <text:p text:style-name="P224">Why does it matter? <text:s/>ASMA uses the <text:span text:style-name="T1071">parameter</text:span> to determine if a value defined within an assembly will fit into the field as an arithmetic value. <text:s/>Using, for example, <text:span text:style-name="T257">X’FFFFFFFF’</text:span>, for the value when the instruction’s format is <text:span text:style-name="T257">RIA</text:span> results in an assembly error.</text:p>
      <text:p text:style-name="P223">So, while one instruction format suffices in the legacy world, ASMA requires two.</text:p>
      <text:p text:style-name="P223">MSL instruction formats also define the sequence of assembly source operands using the <text:span text:style-name="T257">source</text:span> parameter. <text:s/>If the sequence of source formats are different, even though the instruction format is the same, a different MSL format is required. <text:s/>There is therefore a many-to-one relationship between MSL instruction formats and legacy formats.</text:p>
      <text:p text:style-name="P223">Consequently, the MSL format names may be different. <text:s/>MSL tries to maintain some similarity to legacy format names, but this is not strictly maintained.</text:p>
      <text:h text:style-name="Heading_20_2" text:outline-level="2"><text:bookmark-start text:name="__RefHeading___Toc17130_735240855"/>Statement Names<text:bookmark-end text:name="__RefHeading___Toc17130_735240855"/></text:h>
      <text:p text:style-name="P225">All MSL statements require a name. <text:s/>All MSL statement names must be unique. <text:s/>This applies to MSL instruction formats. <text:s/>One needs to differentiate between MSL statements and paramaters. <text:s/>MSL at its heart is an instance of a Statement Oriented Parameter Language. <text:s/>SOPL statements must have names.</text:p>
      <text:p text:style-name="P226">While MSL was being designed it was viewed as a system configuration vehicle. <text:s/>A number of statements were implemented with that in mind. <text:s/>However, as time progressed, it became evident that for the foreseeable future, only ASMA would utilize MSL. <text:s/>As a consequence, the module that processes an MSL file, has been placed within ASMA as <text:span text:style-name="T605">asma/msldb.py</text:span><text:span text:style-name="T1073">. <text:s/>The </text:span><text:span text:style-name="T605">msldb.py</text:span><text:span text:style-name="T1073"> module reads the MSL file and creates an object </text:span><text:span text:style-name="T605">msldb.MSLDB</text:span><text:span text:style-name="T1073">. <text:s/>This is essentially a </text:span><text:span text:style-name="T692">Python</text:span><text:span text:style-name="T1073"> dictionary. <text:s/></text:span><text:span text:style-name="T692">Python</text:span><text:span text:style-name="T1073"> dictionaries allow a key-to-object relationship. <text:s/>In the case of MSL, the key is the statement’s name. <text:s/>Each object within the </text:span><text:span text:style-name="T605">MSLDB</text:span><text:span text:style-name="T1073"> object is an instance of </text:span><text:span text:style-name="T605">msldb.MSLDBE</text:span><text:span text:style-name="T209"> </text:span><text:span text:style-name="T210">and corresponds to a statement within the MSL file.</text:span></text:p>
      <text:h text:style-name="Heading_20_2" text:outline-level="2"><text:bookmark-start text:name="__RefHeading___Toc17132_735240855"/><text:span text:style-name="T210">C</text:span><text:span text:style-name="T3">PUX Objects</text:span><text:bookmark-end text:name="__RefHeading___Toc17132_735240855"/></text:h>
      <text:p text:style-name="P227"><text:span text:style-name="T3">The </text:span><text:span text:style-name="T257">MSLDBE</text:span><text:span text:style-name="T3"> entries are not ideal for use by the assembler. <text:s/>These still maintain a separation of CPU and instruction information including the formats. <text:s/>To assist the assembler the CPU object within MSLDB provides a method, </text:span><text:span text:style-name="T257">expand</text:span><text:span text:style-name="T3">. <text:s/></text:span><text:span text:style-name="T211">This method combines all of the CPU information into one object, a </text:span><text:span text:style-name="T606">msldb.CPUX</text:span><text:span text:style-name="T211"> object.</text:span></text:p>
      <text:p text:style-name="P228"><text:span text:style-name="T3">The actual CPU and MSL file that drives an assembly is part of the parameters supplied to ASMA itself, either explicitly or implicitly. <text:s/>While explicit parameters are possible, generally the assembler </text:span><text:span text:style-name="T257">–-target</text:span><text:span text:style-name="T3"> argument is used to specify the instruction set architecture targeted for the assembly. <text:s/>Refer to the “-t/--target ISA” section of “Assembler Controls” for details on this mapping. <text:s/>The </text:span><text:span text:style-name="T257">CPUX</text:span><text:span text:style-name="T3"> object drives many aspects of the assembler, not just supported instructions and their formats.</text:span></text:p>
      <text:p text:style-name="P229"><text:span text:style-name="T3">This object has proven to be so successful that it is used by the </text:span><text:span text:style-name="T257">tools/mslrpt.py</text:span><text:span text:style-name="T3"> </text:span><text:soft-page-break/><text:span text:style-name="T3">command line tool for report generation of instruction support and most other reports. <text:s/>Whenever an MSL file changes instruction support, usually to add instructions, the </text:span><text:span text:style-name="T257">tools/mslrpt.py</text:span><text:span text:style-name="T3"> tool is used to produce the text file </text:span><text:span text:style-name="T257">asma/msl/PoO.txt</text:span><text:span text:style-name="T3">. <text:s/>The </text:span><text:span text:style-name="T257">PoO.txt</text:span><text:span text:style-name="T3"> file identifies each instruction that is supported by each architecture in a table format similar to that found in </text:span><text:span text:style-name="T212">Principles of Operations</text:span><text:span text:style-name="T3"> manuals. <text:s/>The instructions are provided in three formats: instruction mnemonic, instruction machine operation code, and instruction format. </text:span><text:span text:style-name="T213">The</text:span><text:span text:style-name="T3"> </text:span><text:span text:style-name="T607">CPUX</text:span><text:span text:style-name="T213"> object makes this and other reports possi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style style:name="MT2" style:family="text">
      <style:text-properties officeooo:rsid="05a19f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span><text:span text:style-name="MT2">1</text:span><text:span text:style-name="MT1"><text:tab/>Page </text:span><text:span text:style-name="MT1"><text:page-number text:select-page="current">99</text:page-number></text:span><text:span text:style-name="MT1"><text:s/>of </text:span><text:span text:style-name="MT1"><text:page-count>99</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11-05T22:22:34</meta:creation-date>
    <meta:generator>LibreOffice/6.4.7.2$Linux_X86_64 LibreOffice_project/40$Build-2</meta:generator>
    <dc:date>2022-08-21T08:45:27.411877245</dc:date>
    <meta:editing-duration>P4DT8H30M42S</meta:editing-duration>
    <meta:editing-cycles>1301</meta:editing-cycles>
    <meta:document-statistic meta:table-count="19" meta:image-count="0" meta:object-count="0" meta:page-count="99" meta:paragraph-count="3229" meta:word-count="29697" meta:character-count="181622" meta:non-whitespace-character-count="153960"/>
  </office:meta>
</office:document-meta>
</file>